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ce style:name="ＭＳ ゴシック" svg:font-family="'ＭＳ ゴシック'" style:font-family-generic="modern"/>
    <style:font-face style:name="ＭＳ Ｐゴシック" svg:font-family="'ＭＳ Ｐゴシック'" style:font-family-generic="modern"/>
    <style:font-face style:name="Arial" svg:font-family="Arial"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2" style:family="table-column">
      <style:table-column-properties fo:break-before="auto" style:column-width="22.67mm"/>
    </style:style>
    <style:style style:name="co13" style:family="table-column">
      <style:table-column-properties fo:break-before="auto" style:column-width="30.13mm"/>
    </style:style>
    <style:style style:name="co14" style:family="table-column">
      <style:table-column-properties fo:break-before="auto" style:column-width="22.58mm"/>
    </style:style>
    <style:style style:name="co15" style:family="table-column">
      <style:table-column-properties fo:break-before="auto" style:column-width="20.64mm"/>
    </style:style>
    <style:style style:name="co16" style:family="table-column">
      <style:table-column-properties fo:break-before="auto" style:column-width="12.15mm"/>
    </style:style>
    <style:style style:name="co8" style:family="table-column">
      <style:table-column-properties fo:break-before="auto" style:column-width="28.63mm"/>
    </style:style>
    <style:style style:name="co17" style:family="table-column">
      <style:table-column-properties fo:break-before="auto" style:column-width="19.9mm"/>
    </style:style>
    <style:style style:name="co18" style:family="table-column">
      <style:table-column-properties fo:break-before="auto" style:column-width="29.03mm"/>
    </style:style>
    <style:style style:name="co19" style:family="table-column">
      <style:table-column-properties fo:break-before="auto" style:column-width="7.74mm"/>
    </style:style>
    <style:style style:name="co20" style:family="table-column">
      <style:table-column-properties fo:break-before="auto" style:column-width="38.08mm"/>
    </style:style>
    <style:style style:name="co21" style:family="table-column">
      <style:table-column-properties fo:break-before="auto" style:column-width="31.24mm"/>
    </style:style>
    <style:style style:name="co22" style:family="table-column">
      <style:table-column-properties fo:break-before="auto" style:column-width="29.35mm"/>
    </style:style>
    <style:style style:name="co23" style:family="table-column">
      <style:table-column-properties fo:break-before="auto" style:column-width="25.95mm"/>
    </style:style>
    <style:style style:name="co2" style:family="table-column">
      <style:table-column-properties fo:break-before="auto" style:column-width="29.85mm"/>
    </style:style>
    <style:style style:name="co11" style:family="table-column">
      <style:table-column-properties fo:break-before="auto" style:column-width="17.39mm"/>
    </style:style>
    <style:style style:name="co24" style:family="table-column">
      <style:table-column-properties fo:break-before="auto" style:column-width="23.67mm"/>
    </style:style>
    <style:style style:name="co25" style:family="table-column">
      <style:table-column-properties fo:break-before="auto" style:column-width="26.56mm"/>
    </style:style>
    <style:style style:name="co26" style:family="table-column">
      <style:table-column-properties fo:break-before="auto" style:column-width="27.29mm"/>
    </style:style>
    <style:style style:name="co27" style:family="table-column">
      <style:table-column-properties fo:break-before="auto" style:column-width="23.11mm"/>
    </style:style>
    <style:style style:name="co28" style:family="table-column">
      <style:table-column-properties fo:break-before="auto" style:column-width="22.98mm"/>
    </style:style>
    <style:style style:name="co29" style:family="table-column">
      <style:table-column-properties fo:break-before="auto" style:column-width="22.37mm"/>
    </style:style>
    <style:style style:name="co30" style:family="table-column">
      <style:table-column-properties fo:break-before="auto" style:column-width="21.34mm"/>
    </style:style>
    <style:style style:name="co31" style:family="table-column">
      <style:table-column-properties fo:break-before="auto" style:column-width="26.92mm"/>
    </style:style>
    <style:style style:name="co32" style:family="table-column">
      <style:table-column-properties fo:break-before="auto" style:column-width="24.98mm"/>
    </style:style>
    <style:style style:name="co33" style:family="table-column">
      <style:table-column-properties fo:break-before="auto" style:column-width="25.65mm"/>
    </style:style>
    <style:style style:name="co34" style:family="table-column">
      <style:table-column-properties fo:break-before="auto" style:column-width="23.95mm"/>
    </style:style>
    <style:style style:name="co35" style:family="table-column">
      <style:table-column-properties fo:break-before="auto" style:column-width="29.9mm"/>
    </style:style>
    <style:style style:name="co36" style:family="table-column">
      <style:table-column-properties fo:break-before="auto" style:column-width="29.23mm"/>
    </style:style>
    <style:style style:name="co44" style:family="table-column">
      <style:table-column-properties fo:break-before="auto" style:column-width="27.62mm"/>
    </style:style>
    <style:style style:name="co45" style:family="table-column">
      <style:table-column-properties fo:break-before="auto" style:column-width="23.44mm"/>
    </style:style>
    <style:style style:name="co46" style:family="table-column">
      <style:table-column-properties fo:break-before="auto" style:column-width="17.46mm"/>
    </style:style>
    <style:style style:name="co47" style:family="table-column">
      <style:table-column-properties fo:break-before="auto" style:column-width="45.14mm"/>
    </style:style>
    <style:style style:name="co48" style:family="table-column">
      <style:table-column-properties fo:break-before="auto" style:column-width="26.19mm"/>
    </style:style>
    <style:style style:name="co49" style:family="table-column">
      <style:table-column-properties fo:break-before="auto" style:column-width="37.59mm"/>
    </style:style>
    <style:style style:name="co50" style:family="table-column">
      <style:table-column-properties fo:break-before="auto" style:column-width="30.8mm"/>
    </style:style>
    <style:style style:name="co51" style:family="table-column">
      <style:table-column-properties fo:break-before="auto" style:column-width="17.71mm"/>
    </style:style>
    <style:style style:name="co52" style:family="table-column">
      <style:table-column-properties fo:break-before="auto" style:column-width="33.71mm"/>
    </style:style>
    <style:style style:name="co53" style:family="table-column">
      <style:table-column-properties fo:break-before="auto" style:column-width="24.48mm"/>
    </style:style>
    <style:style style:name="co54" style:family="table-column">
      <style:table-column-properties fo:break-before="auto" style:column-width="10.92mm"/>
    </style:style>
    <style:style style:name="co9" style:family="table-column">
      <style:table-column-properties fo:break-before="auto" style:column-width="26.69mm"/>
    </style:style>
    <style:style style:name="co55" style:family="table-column">
      <style:table-column-properties fo:break-before="auto" style:column-width="20.71mm"/>
    </style:style>
    <style:style style:name="co56" style:family="table-column">
      <style:table-column-properties fo:break-before="auto" style:column-width="34.68mm"/>
    </style:style>
    <style:style style:name="co58" style:family="table-column">
      <style:table-column-properties fo:break-before="auto" style:column-width="15.28mm"/>
    </style:style>
    <style:style style:name="co59" style:family="table-column">
      <style:table-column-properties fo:break-before="auto" style:column-width="27.68mm"/>
    </style:style>
    <style:style style:name="co60" style:family="table-column">
      <style:table-column-properties fo:break-before="auto" style:column-width="22.54mm"/>
    </style:style>
    <style:style style:name="co61" style:family="table-column">
      <style:table-column-properties fo:break-before="auto" style:column-width="22.95mm"/>
    </style:style>
    <style:style style:name="co62" style:family="table-column">
      <style:table-column-properties fo:break-before="auto" style:column-width="30.32mm"/>
    </style:style>
    <style:style style:name="co63" style:family="table-column">
      <style:table-column-properties fo:break-before="auto" style:column-width="25.05mm"/>
    </style:style>
    <style:style style:name="co64" style:family="table-column">
      <style:table-column-properties fo:break-before="auto" style:column-width="27.01mm"/>
    </style:style>
    <style:style style:name="co65" style:family="table-column">
      <style:table-column-properties fo:break-before="auto" style:column-width="24.78mm"/>
    </style:style>
    <style:style style:name="co66" style:family="table-column">
      <style:table-column-properties fo:break-before="auto" style:column-width="29.56mm"/>
    </style:style>
    <style:style style:name="co67" style:family="table-column">
      <style:table-column-properties fo:break-before="auto" style:column-width="19.16mm"/>
    </style:style>
    <style:style style:name="co68" style:family="table-column">
      <style:table-column-properties fo:break-before="auto" style:column-width="23.78mm"/>
    </style:style>
    <style:style style:name="co69" style:family="table-column">
      <style:table-column-properties fo:break-before="auto" style:column-width="22.84mm"/>
    </style:style>
    <style:style style:name="co70" style:family="table-column">
      <style:table-column-properties fo:break-before="auto" style:column-width="30.59mm"/>
    </style:style>
    <style:style style:name="co71" style:family="table-column">
      <style:table-column-properties fo:break-before="auto" style:column-width="24.75mm"/>
    </style:style>
    <style:style style:name="co72" style:family="table-column">
      <style:table-column-properties fo:break-before="auto" style:column-width="28.59mm"/>
    </style:style>
    <style:style style:name="ro1" style:family="table-row">
      <style:table-row-properties style:row-height="5.29mm" fo:break-before="auto" style:use-optimal-row-height="true"/>
    </style:style>
    <style:style style:name="ro4" style:family="table-row">
      <style:table-row-properties style:row-height="5.66mm" fo:break-before="auto" style:use-optimal-row-height="true"/>
    </style:style>
    <style:style style:name="ro6" style:family="table-row">
      <style:table-row-properties style:row-height="4.52mm" fo:break-before="auto" style:use-optimal-row-height="true"/>
    </style:style>
    <style:style style:name="ro2" style:family="table-row">
      <style:table-row-properties style:row-height="6.54mm" fo:break-before="auto" style:use-optimal-row-height="true"/>
    </style:style>
    <style:style style:name="ro5" style:family="table-row">
      <style:table-row-properties style:row-height="5.57mm" fo:break-before="auto" style:use-optimal-row-height="true"/>
    </style:style>
    <style:style style:name="ro7" style:family="table-row">
      <style:table-row-properties style:row-height="4.52mm" fo:break-before="auto" style:use-optimal-row-height="false"/>
    </style:style>
    <style:style style:name="ro3" style:family="table-row">
      <style:table-row-properties style:row-height="5.45mm" fo:break-before="auto" style:use-optimal-row-height="true"/>
    </style:style>
    <style:style style:name="ro10" style:family="table-row">
      <style:table-row-properties style:row-height="4.87mm" fo:break-before="auto" style:use-optimal-row-height="true"/>
    </style:style>
    <style:style style:name="ta2" style:family="table" style:master-page-name="PageStyle_5f_生活費試算">
      <style:table-properties table:display="true" style:writing-mode="lr-tb"/>
    </style:style>
    <style:style style:name="ta3" style:family="table" style:master-page-name="PageStyle_5f_01">
      <style:table-properties table:display="true" style:writing-mode="lr-tb"/>
    </style:style>
    <style:style style:name="ta4" style:family="table" style:master-page-name="PageStyle_5f_02">
      <style:table-properties table:display="true" style:writing-mode="lr-tb"/>
    </style:style>
    <style:style style:name="ta5" style:family="table" style:master-page-name="PageStyle_5f_03">
      <style:table-properties table:display="true" style:writing-mode="lr-tb"/>
    </style:style>
    <style:style style:name="ta6" style:family="table" style:master-page-name="PageStyle_5f_04">
      <style:table-properties table:display="true" style:writing-mode="lr-tb"/>
    </style:style>
    <style:style style:name="ta7" style:family="table" style:master-page-name="PageStyle_5f_05">
      <style:table-properties table:display="true" style:writing-mode="lr-tb"/>
    </style:style>
    <style:style style:name="ta8" style:family="table" style:master-page-name="PageStyle_5f_06">
      <style:table-properties table:display="true" style:writing-mode="lr-tb"/>
    </style:style>
    <style:style style:name="ta9" style:family="table" style:master-page-name="PageStyle_5f_07">
      <style:table-properties table:display="true" style:writing-mode="lr-tb"/>
    </style:style>
    <style:style style:name="ta10" style:family="table" style:master-page-name="PageStyle_5f_08">
      <style:table-properties table:display="true" style:writing-mode="lr-tb"/>
    </style:style>
    <style:style style:name="ta11" style:family="table" style:master-page-name="PageStyle_5f_09">
      <style:table-properties table:display="true" style:writing-mode="lr-tb"/>
    </style:style>
    <style:style style:name="ta13" style:family="table" style:master-page-name="PageStyle_5f_11">
      <style:table-properties table:display="true" style:writing-mode="lr-tb"/>
    </style:style>
    <style:style style:name="ta14" style:family="table" style:master-page-name="PageStyle_5f_12">
      <style:table-properties table:display="true" style:writing-mode="lr-tb"/>
    </style:style>
    <style:style style:name="ta15" style:family="table" style:master-page-name="PageStyle_5f_決算">
      <style:table-properties table:display="true" style:writing-mode="lr-tb"/>
    </style:style>
    <style:style style:name="ta16" style:family="table" style:master-page-name="PageStyle_5f_変更事項および予算">
      <style:table-properties table:display="true" style:writing-mode="lr-tb"/>
    </style:style>
    <style:style style:name="ta17" style:family="table" style:master-page-name="PageStyle_5f_10">
      <style:table-properties table:display="true" style:writing-mode="lr-tb"/>
    </style:style>
    <style:style style:name="ta18"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ce1" style:family="table-cell" style:parent-style-name="Default">
      <style:table-cell-properties style:rotation-align="none"/>
    </style:style>
    <style:style style:name="ce101" style:family="table-cell" style:parent-style-name="Default" style:data-style-name="N122">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ccffcc" style:diagonal-bl-tr="none" style:diagonal-tl-br="none" fo:border="0.74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ccffcc" style:diagonal-bl-tr="none" style:diagonal-tl-br="none" fo:border="0.74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8" style:family="table-cell" style:parent-style-name="Default" style:data-style-name="N103">
      <style:table-cell-properties fo:border-bottom="0.06pt solid #000000" fo:background-color="#99ccff" style:diagonal-bl-tr="none" style:diagonal-tl-br="none" fo:border-left="none" fo:border-right="none" style:rotation-align="none" fo:border-top="0.06pt solid #000000"/>
    </style:style>
    <style:style style:name="ce109" style:family="table-cell" style:parent-style-name="Default" style:data-style-name="N103">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0" style:family="table-cell" style:parent-style-name="Default" style:data-style-name="N103">
      <style:table-cell-properties fo:background-color="#ffcc99" style:rotation-align="none"/>
    </style:style>
    <style:style style:name="ce111" style:family="table-cell" style:parent-style-name="Default" style:data-style-name="N103">
      <style:table-cell-properties fo:border-bottom="0.06pt solid #000000" fo:background-color="#99ccff"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12" style:family="table-cell" style:parent-style-name="Default">
      <style:table-cell-properties fo:background-color="#99ccff" style:rotation-align="none"/>
    </style:style>
    <style:style style:name="ce113" style:family="table-cell" style:parent-style-name="Default">
      <style:table-cell-properties fo:background-color="#ffff00" style:rotation-align="none"/>
    </style:style>
    <style:style style:name="ce114" style:family="table-cell" style:parent-style-name="Default" style:data-style-name="N103">
      <style:table-cell-properties style:rotation-align="non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15" style:family="table-cell" style:parent-style-name="Default" style:data-style-name="N103">
      <style:table-cell-properties fo:background-color="#99ccff" style:rotation-align="none"/>
    </style:style>
    <style:style style:name="ce17" style:family="table-cell" style:parent-style-name="Default" style:data-style-name="N103">
      <style:table-cell-properties style:rotation-align="none"/>
    </style:style>
    <style:style style:name="ce18" style:family="table-cell" style:parent-style-name="Default" style:data-style-name="N103">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9" style:family="table-cell" style:parent-style-name="Default" style:data-style-name="N103">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 style:family="table-cell" style:parent-style-name="Default" style:data-style-name="N103">
      <style:table-cell-properties fo:border-bottom="0.06pt solid #000000" style:diagonal-bl-tr="none" style:diagonal-tl-br="none" fo:border-left="none" fo:border-right="none" style:rotation-align="none" fo:border-top="0.06pt solid #000000"/>
    </style:style>
    <style:style style:name="ce6"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 style:family="table-cell" style:parent-style-name="Default" style:data-style-name="N122">
      <style:table-cell-properties style:rotation-align="none"/>
    </style:style>
    <style:style style:name="ce9"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6" style:family="table-cell" style:parent-style-name="Default" style:data-style-name="N124">
      <style:table-cell-properties style:rotation-align="none"/>
    </style:style>
    <style:style style:name="ce117" style:family="table-cell" style:parent-style-name="Default" style:data-style-name="N121">
      <style:table-cell-properties style:diagonal-bl-tr="none" style:diagonal-tl-br="none" fo:border="none" style:rotation-align="none"/>
    </style:style>
    <style:style style:name="ce118" style:family="table-cell" style:parent-style-name="Default" style:data-style-name="N122">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19" style:family="table-cell" style:parent-style-name="Default" style:data-style-name="N12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0" style:family="table-cell" style:parent-style-name="Default" style:data-style-name="N103">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1" style:family="table-cell" style:parent-style-name="Default" style:data-style-name="N103">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2" style:family="table-cell" style:parent-style-name="Default" style:data-style-name="N122">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3" style:family="table-cell" style:parent-style-name="Default" style:data-style-name="N122">
      <style:table-cell-properties style:diagonal-bl-tr="none" style:diagonal-tl-br="none" fo:border="none"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25" style:family="table-cell" style:parent-style-name="Default" style:data-style-name="N103">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6" style:family="table-cell" style:parent-style-name="Default" style:data-style-name="N103">
      <style:table-cell-properties style:diagonal-bl-tr="none" style:diagonal-tl-br="none" fo:border="none"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7" style:family="table-cell" style:parent-style-name="Default" style:data-style-name="N122">
      <style:table-cell-properties style:diagonal-bl-tr="none" style:diagonal-tl-br="none" fo:border="none" style:rotation-align="none"/>
    </style:style>
    <style:style style:name="ce128" style:family="table-cell" style:parent-style-name="Default" style:data-style-name="N122">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9" style:family="table-cell" style:parent-style-name="Default" style:data-style-name="N103">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30" style:family="table-cell" style:parent-style-name="Default" style:data-style-name="N121">
      <style:table-cell-properties style:diagonal-bl-tr="none" style:diagonal-tl-br="none" fo:border="none"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 style:family="table-cell" style:parent-style-name="Default" style:data-style-name="N103">
      <style:table-cell-properties style:diagonal-bl-tr="none" style:diagonal-tl-br="none" fo:border="none" style:rotation-align="none"/>
    </style:style>
    <style:style style:name="ce42" style:family="table-cell" style:parent-style-name="Default" style:data-style-name="N121">
      <style:table-cell-properties style:rotation-align="none"/>
    </style:style>
    <style:style style:name="ce7" style:family="table-cell" style:parent-style-name="Default">
      <style:table-cell-properties fo:background-color="#ccffff"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cffff" style:diagonal-bl-tr="none" style:diagonal-tl-br="none" fo:border="0.06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style:diagonal-bl-tr="none" style:diagonal-tl-br="none" fo:border-left="none" fo:border-right="none" style:rotation-align="none" fo:border-top="0.74pt solid #000000"/>
    </style:style>
    <style:style style:name="ce132" style:family="table-cell" style:parent-style-name="Default" style:data-style-name="N103">
      <style:table-cell-properties fo:border-bottom="none" style:diagonal-bl-tr="none" style:diagonal-tl-br="none" fo:border-left="none" fo:border-right="none" style:rotation-align="none" fo:border-top="0.74pt solid #000000"/>
    </style:style>
    <style:style style:name="ce133" style:family="table-cell" style:parent-style-name="Default" style:data-style-name="N121">
      <style:table-cell-properties fo:border-bottom="none" style:diagonal-bl-tr="none" style:diagonal-tl-br="none" fo:border-left="none" fo:border-right="none" style:rotation-align="none" fo:border-top="0.74pt solid #000000"/>
    </style:style>
    <style:style style:name="ce134" style:family="table-cell" style:parent-style-name="Default" style:data-style-name="N103">
      <style:table-cell-properties fo:background-color="#fff200" style:rotation-align="none"/>
    </style:style>
    <style:style style:name="ce135" style:family="table-cell" style:parent-style-name="Default" style:data-style-name="N103">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36" style:family="table-cell" style:parent-style-name="Default">
      <style:table-cell-properties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37" style:family="table-cell" style:parent-style-name="Default">
      <style:table-cell-properties fo:background-color="#fff200" style:rotation-align="none"/>
    </style:style>
    <style:style style:name="ce138" style:family="table-cell" style:parent-style-name="Default" style:data-style-name="N103">
      <style:table-cell-properties style:rotation-align="none"/>
      <style:text-properties fo:color="#ff33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2" style:family="table-cell" style:parent-style-name="Default" style:data-style-name="N121">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3" style:family="table-cell" style:parent-style-name="Default" style:data-style-name="N121">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4" style:family="table-cell" style:parent-style-name="Default" style:data-style-name="N121">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5" style:family="table-cell" style:parent-style-name="Default" style:data-style-name="N12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46" style:family="table-cell" style:parent-style-name="Default" style:data-style-name="N121">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7" style:family="table-cell" style:parent-style-name="Default" style:data-style-name="N121">
      <style:table-cell-properties fo:border-bottom="0.74pt solid #000000" style:diagonal-bl-tr="none" style:diagonal-tl-br="none" fo:border-left="none" fo:border-right="none" style:rotation-align="none" fo:border-top="none"/>
    </style:style>
    <style:style style:name="ce148" style:family="table-cell" style:parent-style-name="Default" style:data-style-name="N103">
      <style:table-cell-properties fo:border-bottom="0.74pt solid #000000" style:diagonal-bl-tr="none" style:diagonal-tl-br="none" fo:border-left="none" fo:border-right="0.74pt solid #000000" style:rotation-align="none" fo:border-top="0.74pt solid #000000"/>
    </style:style>
    <style:style style:name="ce149" style:family="table-cell" style:parent-style-name="Default" style:data-style-name="N103">
      <style:table-cell-properties fo:border-bottom="none" style:diagonal-bl-tr="none" style:diagonal-tl-br="none" fo:border-left="none" fo:border-right="0.74pt solid #000000" style:rotation-align="none" fo:border-top="none"/>
    </style:style>
    <style:style style:name="ce150" style:family="table-cell" style:parent-style-name="Default" style:data-style-name="N103">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1" style:family="table-cell" style:parent-style-name="Default" style:data-style-name="N103">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2" style:family="table-cell" style:parent-style-name="Default" style:data-style-name="N103">
      <style:table-cell-properties fo:border-bottom="0.74pt solid #000000" style:diagonal-bl-tr="none" style:diagonal-tl-br="none" fo:border-left="none" fo:border-right="none" style:rotation-align="none" fo:border-top="none"/>
    </style:style>
    <style:style style:name="ce153" style:family="table-cell" style:parent-style-name="Default" style:data-style-name="N121">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4" style:family="table-cell" style:parent-style-name="Default" style:data-style-name="N121">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5" style:family="table-cell" style:parent-style-name="Default" style:data-style-name="N122">
      <style:table-cell-properties fo:border-bottom="none"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6" style:family="table-cell" style:parent-style-name="Default" style:data-style-name="N122">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7" style:family="table-cell" style:parent-style-name="Default" style:data-style-name="N122">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8" style:family="table-cell" style:parent-style-name="Default" style:data-style-name="N11">
      <style:table-cell-properties style:rotation-align="none"/>
    </style:style>
    <style:style style:name="ce159" style:family="table-cell" style:parent-style-name="Default" style:data-style-name="N11">
      <style:table-cell-properties style:diagonal-bl-tr="none" style:diagonal-tl-br="none" fo:border="none" style:rotation-align="none"/>
    </style:style>
    <style:style style:name="ce160" style:family="table-cell" style:parent-style-name="Default" style:data-style-name="N103">
      <style:table-cell-properties fo:border-bottom="none" style:diagonal-bl-tr="none" style:diagonal-tl-br="none" fo:border-left="none" fo:border-right="0.74pt solid #000000" style:rotation-align="none" fo:border-top="0.74pt solid #000000"/>
    </style:style>
    <style:style style:name="ce161" style:family="table-cell" style:parent-style-name="Default" style:data-style-name="N103">
      <style:table-cell-properties fo:border-bottom="none" style:diagonal-bl-tr="none" style:diagonal-tl-br="none" fo:border-left="none" fo:border-right="0.74pt solid #000000" style:rotation-align="none" fo:border-top="0.06pt solid #000000"/>
    </style:style>
    <style:style style:name="ce162" style:family="table-cell" style:parent-style-name="Default" style:data-style-name="N103">
      <style:table-cell-properties fo:border-bottom="0.06pt solid #000000" style:diagonal-bl-tr="none" style:diagonal-tl-br="none" fo:border-left="none" fo:border-right="0.74pt solid #000000" style:rotation-align="none" fo:border-top="none"/>
    </style:style>
    <style:style style:name="ce163" style:family="table-cell" style:parent-style-name="Default" style:data-style-name="N103">
      <style:table-cell-properties fo:border-bottom="0.74pt solid #000000" style:diagonal-bl-tr="none" style:diagonal-tl-br="none" fo:border-left="none" fo:border-right="0.74pt solid #000000" style:rotation-align="none" fo:border-top="none"/>
    </style:style>
    <style:style style:name="ce164" style:family="table-cell" style:parent-style-name="Default" style:data-style-name="N103">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65"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66" style:family="table-cell" style:parent-style-name="Default" style:data-style-name="N121">
      <style:table-cell-properties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8" style:family="table-cell" style:parent-style-name="Default" style:data-style-name="N126">
      <style:table-cell-properties style:rotation-align="none"/>
    </style:style>
    <style:style style:name="ce169" style:family="table-cell" style:parent-style-name="Default" style:data-style-name="N123">
      <style:table-cell-properties fo:border-bottom="0.74pt solid #000000" style:diagonal-bl-tr="none" style:diagonal-tl-br="none" fo:border-left="none" fo:border-right="none" style:rotation-align="none" fo:border-top="none"/>
    </style:style>
    <style:style style:name="ce170"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71" style:family="table-cell" style:parent-style-name="Default" style:data-style-name="N122">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2" style:family="table-cell" style:parent-style-name="Default" style:data-style-name="N122">
      <style:table-cell-properties fo:border-bottom="0.06pt solid #000000" style:diagonal-bl-tr="none" style:diagonal-tl-br="none" fo:border-left="0.06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3" style:family="table-cell" style:parent-style-name="Default" style:data-style-name="N11">
      <style:table-cell-properties fo:border-bottom="0.74pt solid #000000" style:diagonal-bl-tr="none" style:diagonal-tl-br="none" fo:border-left="none" fo:border-right="none" style:rotation-align="none" fo:border-top="none"/>
    </style:style>
    <style:style style:name="ce174" style:family="table-cell" style:parent-style-name="Default" style:data-style-name="N103">
      <style:table-cell-properties fo:border-bottom="0.06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5" style:family="table-cell" style:parent-style-name="Default" style:data-style-name="N122">
      <style:table-cell-properties fo:border-bottom="none" style:diagonal-bl-tr="none" style:diagonal-tl-br="none" fo:border-left="0.06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6" style:family="table-cell" style:parent-style-name="Default" style:data-style-name="N103">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7" style:family="table-cell" style:parent-style-name="Default" style:data-style-name="N103">
      <style:table-cell-properties fo:border-bottom="none" style:diagonal-bl-tr="none" style:diagonal-tl-br="none" fo:border-left="none" fo:border-right="0.06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8" style:family="table-cell" style:parent-style-name="Default" style:data-style-name="N103">
      <style:table-cell-properties fo:border-bottom="none"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9" style:family="table-cell" style:parent-style-name="Default" style:data-style-name="N103">
      <style:table-cell-properties fo:border-bottom="0.06pt solid #000000" style:diagonal-bl-tr="none" style:diagonal-tl-br="none" fo:border-left="none" fo:border-right="0.06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80" style:family="table-cell" style:parent-style-name="Default" style:data-style-name="N121">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1" style:family="table-cell" style:parent-style-name="Default" style:data-style-name="N121">
      <style:table-cell-properties style:diagonal-bl-tr="none" style:diagonal-tl-br="none" fo:border="0.06pt solid #000000" style:rotation-align="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2" style:family="table-cell" style:parent-style-name="Default" style:data-style-name="N121">
      <style:table-cell-properties fo:border-bottom="0.06pt solid #000000" style:diagonal-bl-tr="none" style:diagonal-tl-br="none" style:text-align-source="fix" style:repeat-content="false" fo:wrap-option="no-wrap" fo:border-left="0.74pt dotte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3" style:family="table-cell" style:parent-style-name="Default" style:data-style-name="N121">
      <style:table-cell-properties fo:border-bottom="0.06pt solid #000000" style:diagonal-bl-tr="none" style:diagonal-tl-br="none" fo:border-left="0.74pt dotted #000000" fo:border-right="0.06pt solid #000000" style:rotation-align="none" fo:border-top="0.06pt solid #000000"/>
    </style:style>
    <style:style style:name="ce184" style:family="table-cell" style:parent-style-name="Default" style:data-style-name="N121">
      <style:table-cell-properties fo:border-bottom="0.06pt solid #000000" style:diagonal-bl-tr="none" style:diagonal-tl-br="none" style:text-align-source="fix" style:repeat-content="false" fo:wrap-option="no-wrap" fo:border-left="0.06pt solid #000000" style:direction="ltr" fo:border-right="0.74pt dotte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5" style:family="table-cell" style:parent-style-name="Default" style:data-style-name="N121">
      <style:table-cell-properties fo:border-bottom="0.06pt solid #000000" style:diagonal-bl-tr="none" style:diagonal-tl-br="none" fo:border-left="0.06pt solid #000000" fo:border-right="0.74pt dotted #000000"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6" style:family="table-cell" style:parent-style-name="Default" style:data-style-name="N121">
      <style:table-cell-properties fo:border-bottom="0.06pt solid #000000" style:diagonal-bl-tr="none" style:diagonal-tl-br="none" fo:border-left="0.06pt solid #000000" fo:border-right="0.74pt dotted #000000" style:rotation-align="none" fo:border-top="0.06pt solid #000000"/>
      <style:text-properties fo:color="#ff3333"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62" style:family="table-cell" style:parent-style-name="Default" style:data-style-name="N103">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 style:family="table-cell" style:parent-style-name="Default" style:data-style-name="N123">
      <style:table-cell-properties style:rotation-align="none"/>
    </style:style>
    <style:style style:name="ce287" style:family="table-cell" style:parent-style-name="Default">
      <style:table-cell-properties style:rotation-align="none"/>
    </style:style>
    <style:style style:name="ce2" style:family="table-cell" style:parent-style-name="Default">
      <style:table-cell-properties fo:background-color="#ccffff" style:rotation-align="none"/>
    </style:style>
    <style:style style:name="ce3" style:family="table-cell" style:parent-style-name="Default">
      <style:table-cell-properties fo:background-color="#ffcc99"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 style:family="table-cell" style:parent-style-name="Default">
      <style:table-cell-properties style:rotation-align="non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cffcc" style:rotation-align="none"/>
    </style:style>
    <style:style style:name="ce292"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93" style:family="table-cell" style:parent-style-name="Default">
      <style:table-cell-properties fo:background-color="#ccffff"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94" style:family="table-cell" style:parent-style-name="Default">
      <style:table-cell-properties fo:background-color="#ccffff" style:diagonal-bl-tr="none" style:diagonal-tl-br="none" fo:border="0.06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9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96" style:family="table-cell" style:parent-style-name="Default">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0.06pt solid #000000" fo:border-right="0.74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2" style:family="table-cell" style:parent-style-name="Default" style:data-style-name="N122">
      <style:table-cell-properties fo:border-bottom="none" fo:background-color="#ccffcc" style:diagonal-bl-tr="none" style:diagonal-tl-br="none" fo:border-left="0.06pt solid #000000" fo:border-right="0.74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3" style:family="table-cell" style:parent-style-name="Default" style:data-style-name="N122">
      <style:table-cell-properties fo:border-bottom="none" style:diagonal-bl-tr="none" style:diagonal-tl-br="none" fo:border-left="0.06pt solid #000000" fo:border-right="0.74pt solid #000000" style:rotation-align="none" fo:border-top="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4" style:family="table-cell" style:parent-style-name="Default" style:data-style-name="N122">
      <style:table-cell-properties fo:border-bottom="none" fo:background-color="#ccffcc"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 style:family="table-cell" style:parent-style-name="Default" style:data-style-name="N122">
      <style:table-cell-properties fo:border-bottom="none"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000000" style:diagonal-bl-tr="none" style:diagonal-tl-br="none" fo:border-left="0.06pt solid #000000" fo:border-right="0.74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03" style:family="table-cell" style:parent-style-name="Default" style:data-style-name="N103">
      <style:table-cell-properties style:rotation-align="none"/>
    </style:style>
    <style:style style:name="ce304" style:family="table-cell" style:parent-style-name="Default" style:data-style-name="N103">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05" style:family="table-cell" style:parent-style-name="Default" style:data-style-name="N103">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0"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2" style:family="table-cell" style:parent-style-name="Default" style:data-style-name="N103">
      <style:table-cell-properties fo:border-bottom="none" fo:background-color="#ccffcc" style:diagonal-bl-tr="none" style:diagonal-tl-br="none" fo:border-left="0.06pt solid #000000" fo:border-right="none" style:rotation-align="none" fo:border-top="none"/>
    </style:style>
    <style:style style:name="ce23" style:family="table-cell" style:parent-style-name="Default" style:data-style-name="N103">
      <style:table-cell-properties fo:border-bottom="none" style:diagonal-bl-tr="none" style:diagonal-tl-br="none" fo:border-left="0.06pt solid #000000" fo:border-right="none" style:rotation-align="none" fo:border-top="none"/>
    </style:style>
    <style:style style:name="ce24" style:family="table-cell" style:parent-style-name="Default" style:data-style-name="N103">
      <style:table-cell-properties fo:border-bottom="0.06pt solid #000000" style:diagonal-bl-tr="none" style:diagonal-tl-br="none" fo:border-left="0.06pt solid #000000" fo:border-right="none" style:rotation-align="none" fo:border-top="0.74pt solid #000000"/>
    </style:style>
    <style:style style:name="ce25"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data-style-name="N103">
      <style:table-cell-properties fo:border-bottom="0.06pt solid #000000" fo:background-color="#ccffff" style:diagonal-bl-tr="none" style:diagonal-tl-br="none" fo:border-left="none" fo:border-right="0.06pt solid #000000"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8" style:family="table-cell" style:parent-style-name="Default" style:data-style-name="N103">
      <style:table-cell-properties fo:border-bottom="0.06pt solid #000000" style:diagonal-bl-tr="none" style:diagonal-tl-br="none" fo:border-left="none" fo:border-right="0.06pt solid #000000"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9" style:family="table-cell" style:parent-style-name="Default" style:data-style-name="N103">
      <style:table-cell-properties fo:border-bottom="0.06pt solid #000000" fo:background-color="#ccffff"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cc99" style:rotation-align="none"/>
    </style:style>
    <style:style style:name="ce31" style:family="table-cell" style:parent-style-name="Default">
      <style:table-cell-properties fo:border-bottom="0.74pt solid #000000" style:diagonal-bl-tr="none" style:diagonal-tl-br="none" fo:border-left="none" fo:border-right="none"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2" style:family="table-cell" style:parent-style-name="Default" style:data-style-name="N103">
      <style:table-cell-properties fo:background-color="#ccffcc" style:diagonal-bl-tr="none" style:diagonal-tl-br="none" fo:border="none" style:rotation-align="none"/>
    </style:style>
    <style:style style:name="ce319" style:family="table-cell" style:parent-style-name="Default" style:data-style-name="N103">
      <style:table-cell-properties style:diagonal-bl-tr="none" style:diagonal-tl-br="none" fo:border="none" style:rotation-align="none"/>
    </style:style>
    <style:style style:name="ce34" style:family="table-cell" style:parent-style-name="Default" style:data-style-name="N103">
      <style:table-cell-properties fo:border-bottom="0.06pt solid #000000" style:diagonal-bl-tr="none" style:diagonal-tl-br="none" fo:border-left="none" fo:border-right="none" style:rotation-align="none" fo:border-top="0.74pt solid #000000"/>
    </style:style>
    <style:style style:name="ce321"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map style:condition="cell-content()&gt;[$変更事項および予算.$D12]" style:apply-style-name="ConditionalStyle_5f_1" style:base-cell-address="変更事項および予算.E12"/>
    </style:style>
    <style:style style:name="ce37" style:family="table-cell" style:parent-style-name="Default" style:data-style-name="N103">
      <style:table-cell-properties fo:border-bottom="0.06pt solid #000000" style:diagonal-bl-tr="none" style:diagonal-tl-br="none" fo:border-left="none" fo:border-right="none" style:rotation-align="none" fo:border-top="0.06pt solid #000000"/>
      <style:map style:condition="cell-content()&gt;[$変更事項および予算.$D13]" style:apply-style-name="ConditionalStyle_5f_1" style:base-cell-address="変更事項および予算.E13"/>
    </style:style>
    <style:style style:name="ce38"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map style:condition="cell-content()&gt;[$変更事項および予算.$D13]" style:apply-style-name="ConditionalStyle_5f_1" style:base-cell-address="変更事項および予算.E13"/>
    </style:style>
    <style:style style:name="ce39" style:family="table-cell" style:parent-style-name="Default" style:data-style-name="N103">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map style:condition="cell-content()&gt;[$変更事項および予算.$D13]" style:apply-style-name="ConditionalStyle_5f_1" style:base-cell-address="変更事項および予算.E13"/>
    </style:style>
    <style:style style:name="ce40" style:family="table-cell" style:parent-style-name="Default">
      <style:table-cell-properties fo:border-bottom="0.74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 style:family="table-cell" style:parent-style-name="Default" style:data-style-name="N103">
      <style:table-cell-properties fo:background-color="#ccffc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28" style:family="table-cell" style:parent-style-name="Default" style:data-style-name="N121">
      <style:table-cell-properties style:rotation-align="none"/>
    </style:style>
    <style:style style:name="ce43" style:family="table-cell" style:parent-style-name="Default" style:data-style-name="N103">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map style:condition="cell-content()&gt;[$変更事項および予算.$D13]" style:apply-style-name="ConditionalStyle_5f_1" style:base-cell-address="変更事項および予算.E13"/>
    </style:style>
    <style:style style:name="ce44"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cell-content()&gt;[$変更事項および予算.$D13]" style:apply-style-name="ConditionalStyle_5f_1" style:base-cell-address="変更事項および予算.E13"/>
    </style:style>
    <style:style style:name="ce45" style:family="table-cell" style:parent-style-name="Default" style:data-style-name="N103">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cell-content()&gt;[$変更事項および予算.$D13]" style:apply-style-name="ConditionalStyle_5f_1" style:base-cell-address="変更事項および予算.E13"/>
    </style:style>
    <style:style style:name="ce46" style:family="table-cell" style:parent-style-name="Default" style:data-style-name="N103">
      <style:table-cell-properties fo:border-bottom="0.74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 style:family="table-cell" style:parent-style-name="Default" style:data-style-name="N103">
      <style:table-cell-properties style:rotation-align="none"/>
      <style:text-properties fo:color="#ff3366"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8" style:family="table-cell" style:parent-style-name="Default" style:data-style-name="N10157">
      <style:table-cell-properties style:rotation-align="none"/>
    </style:style>
    <style:style style:name="ce49"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map style:condition="cell-content()&gt;[$変更事項および予算.$D13]" style:apply-style-name="ConditionalStyle_5f_1" style:base-cell-address="変更事項および予算.E13"/>
    </style:style>
    <style:style style:name="ce50"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style>
    <style:style style:name="ce51" style:family="table-cell" style:parent-style-name="Default" style:data-style-name="N103">
      <style:table-cell-properties fo:border-bottom="0.06pt solid #000000" fo:background-color="#ccffff"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8" style:family="table-cell" style:parent-style-name="Default" style:data-style-name="N103">
      <style:table-cell-properties fo:border-bottom="0.06pt solid #000000" style:diagonal-bl-tr="none" style:diagonal-tl-br="none" fo:border-left="none" fo:border-right="none" style:rotation-align="none" fo:border-top="0.06pt solid #000000"/>
    </style:style>
    <style:style style:name="ce53" style:family="table-cell" style:parent-style-name="Default" style:data-style-name="N103">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06pt solid #000000" fo:background-color="#ccffff"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0.74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 style:family="table-cell" style:parent-style-name="Default" style:data-style-name="N103">
      <style:table-cell-properties fo:border-bottom="none" fo:background-color="#ccffcc" style:diagonal-bl-tr="none" style:diagonal-tl-br="none" fo:border-left="0.74pt solid #000000" fo:border-right="none" style:rotation-align="none" fo:border-top="none"/>
    </style:style>
    <style:style style:name="ce58" style:family="table-cell" style:parent-style-name="Default" style:data-style-name="N103">
      <style:table-cell-properties fo:border-bottom="none" style:diagonal-bl-tr="none" style:diagonal-tl-br="none" fo:border-left="0.74pt solid #000000" fo:border-right="none" style:rotation-align="none" fo:border-top="none"/>
    </style:style>
    <style:style style:name="ce59" style:family="table-cell" style:parent-style-name="Default" style:data-style-name="N10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60" style:family="table-cell" style:parent-style-name="Default" style:data-style-name="N103">
      <style:table-cell-properties fo:border-bottom="0.06pt solid #000000" style:diagonal-bl-tr="none" style:diagonal-tl-br="none" fo:border-left="0.74pt solid #000000" fo:border-right="none" style:rotation-align="none" fo:border-top="0.74pt solid #000000"/>
    </style:style>
    <style:style style:name="ce347" style:family="table-cell" style:parent-style-name="Default" style:data-style-name="N122">
      <style:table-cell-properties style:rotation-align="none"/>
    </style:style>
    <style:style style:name="ce348" style:family="table-cell" style:parent-style-name="Default" style:data-style-name="N103">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 style:family="table-cell" style:parent-style-name="Default" style:data-style-name="N103">
      <style:table-cell-properties fo:border-bottom="0.06pt solid #000000" fo:background-color="#ccffff" style:diagonal-bl-tr="none" style:diagonal-tl-br="none" fo:border-left="none" fo:border-right="0.06pt solid #000000" style:rotation-align="none" fo:border-top="0.06pt solid #000000"/>
    </style:style>
    <style:style style:name="ce64" style:family="table-cell" style:parent-style-name="Default" style:data-style-name="N103">
      <style:table-cell-properties fo:border-bottom="0.06pt solid #000000" style:diagonal-bl-tr="none" style:diagonal-tl-br="none" fo:border-left="none" fo:border-right="0.06pt solid #000000" style:rotation-align="none" fo:border-top="0.06pt solid #000000"/>
    </style:style>
    <style:style style:name="ce65" style:family="table-cell" style:parent-style-name="Default">
      <style:table-cell-properties fo:border-bottom="0.74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 style:family="table-cell" style:parent-style-name="Default" style:data-style-name="N103">
      <style:table-cell-properties fo:border-bottom="none" fo:background-color="#ccffcc" style:diagonal-bl-tr="none" style:diagonal-tl-br="none" fo:border-left="none" fo:border-right="0.06pt solid #000000" style:rotation-align="none" fo:border-top="none"/>
    </style:style>
    <style:style style:name="ce67" style:family="table-cell" style:parent-style-name="Default" style:data-style-name="N103">
      <style:table-cell-properties fo:border-bottom="none" style:diagonal-bl-tr="none" style:diagonal-tl-br="none" fo:border-left="none" fo:border-right="0.06pt solid #000000" style:rotation-align="none" fo:border-top="none"/>
    </style:style>
    <style:style style:name="ce68" style:family="table-cell" style:parent-style-name="Default" style:data-style-name="N103">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69" style:family="table-cell" style:parent-style-name="Default" style:data-style-name="N103">
      <style:table-cell-properties fo:border-bottom="0.06pt solid #000000" style:diagonal-bl-tr="none" style:diagonal-tl-br="none" fo:border-left="none" fo:border-right="0.06pt solid #000000" style:rotation-align="none" fo:border-top="0.74pt solid #000000"/>
    </style:style>
    <style:style style:name="ce70" style:family="table-cell" style:parent-style-name="Default" style:data-style-name="N115">
      <style:table-cell-properties style:rotation-align="none"/>
    </style:style>
    <style:style style:name="ce71" style:family="table-cell" style:parent-style-name="Default" style:data-style-name="N115">
      <style:table-cell-properties fo:background-color="#ccffff" style:diagonal-bl-tr="none" style:diagonal-tl-br="none" fo:border="0.06pt solid #000000" style:rotation-align="none"/>
    </style:style>
    <style:style style:name="ce72" style:family="table-cell" style:parent-style-name="Default" style:data-style-name="N115">
      <style:table-cell-properties style:diagonal-bl-tr="none" style:diagonal-tl-br="none" fo:border="0.06pt solid #000000" style:rotation-align="none"/>
    </style:style>
    <style:style style:name="ce73" style:family="table-cell" style:parent-style-name="Default" style:data-style-name="N115">
      <style:table-cell-properties fo:background-color="#ccffff"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 style:family="table-cell" style:parent-style-name="Default" style:data-style-name="N115">
      <style:table-cell-properties fo:background-color="#cc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0.06pt solid #000000" style:diagonal-bl-tr="none" style:diagonal-tl-br="none" fo:border-left="none" fo:border-right="0.06pt solid #000000"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76" style:family="table-cell" style:parent-style-name="Default" style:data-style-name="N10">
      <style:table-cell-properties fo:border-bottom="none" fo:background-color="#ccffcc" style:diagonal-bl-tr="none" style:diagonal-tl-br="none" fo:border-left="none" fo:border-right="0.06pt solid #000000" style:rotation-align="none" fo:border-top="0.06pt solid #000000"/>
    </style:style>
    <style:style style:name="ce77" style:family="table-cell" style:parent-style-name="Default" style:data-style-name="N10">
      <style:table-cell-properties fo:border-bottom="none" style:diagonal-bl-tr="none" style:diagonal-tl-br="none" fo:border-left="none" fo:border-right="0.06pt solid #000000" style:rotation-align="none" fo:border-top="none"/>
    </style:style>
    <style:style style:name="ce78" style:family="table-cell" style:parent-style-name="Default" style:data-style-name="N10">
      <style:table-cell-properties fo:border-bottom="none" fo:background-color="#ccffcc" style:diagonal-bl-tr="none" style:diagonal-tl-br="none" fo:border-left="none" fo:border-right="0.06pt solid #000000" style:rotation-align="none" fo:border-top="none"/>
    </style:style>
    <style:style style:name="ce79" style:family="table-cell" style:parent-style-name="Default" style:data-style-name="N10">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80" style:family="table-cell" style:parent-style-name="Default" style:data-style-name="N10">
      <style:table-cell-properties fo:border-bottom="none" fo:background-color="#ccffcc"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81" style:family="table-cell" style:parent-style-name="Default" style:data-style-name="N10">
      <style:table-cell-properties fo:border-bottom="0.06pt solid #000000" fo:background-color="#ccffcc"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82" style:family="table-cell" style:parent-style-name="Default" style:data-style-name="N10">
      <style:table-cell-properties fo:border-bottom="0.06pt solid #000000" style:diagonal-bl-tr="none" style:diagonal-tl-br="none" fo:border-left="none" fo:border-right="0.06pt solid #000000" style:rotation-align="none" fo:border-top="0.06pt solid #000000"/>
    </style:style>
    <style:style style:name="ce369" style:family="table-cell" style:parent-style-name="Default" style:data-style-name="N123">
      <style:table-cell-properties style:rotation-align="none"/>
    </style:style>
    <style:style style:name="ce84" style:family="table-cell" style:parent-style-name="Default" style:data-style-name="N103">
      <style:table-cell-properties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 style:family="table-cell" style:parent-style-name="Default" style:data-style-name="N103">
      <style:table-cell-properties fo:background-color="#ccffff" style:diagonal-bl-tr="none" style:diagonal-tl-br="none" fo:border="0.06pt solid #000000" style:rotation-align="none"/>
    </style:style>
    <style:style style:name="ce86" style:family="table-cell" style:parent-style-name="Default" style:data-style-name="N103">
      <style:table-cell-properties style:diagonal-bl-tr="none" style:diagonal-tl-br="none" fo:border="0.06pt solid #000000" style:rotation-align="none"/>
    </style:style>
    <style:style style:name="ce87" style:family="table-cell" style:parent-style-name="Default">
      <style:table-cell-properties fo:background-color="#cc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 style:family="table-cell" style:parent-style-name="Default" style:data-style-name="N103">
      <style:table-cell-properties fo:background-color="#ccffff" style:diagonal-bl-tr="none" style:diagonal-tl-br="none" fo:border="0.06pt solid #000000" style:rotation-align="none"/>
      <style:map style:condition="cell-content()&gt;[$変更事項および予算.$C12]" style:apply-style-name="ConditionalStyle_5f_1" style:base-cell-address="変更事項および予算.V12"/>
    </style:style>
    <style:style style:name="ce89" style:family="table-cell" style:parent-style-name="Default" style:data-style-name="N103">
      <style:table-cell-properties style:diagonal-bl-tr="none" style:diagonal-tl-br="none" fo:border="0.06pt solid #000000" style:rotation-align="none"/>
      <style:map style:condition="cell-content()&gt;[$変更事項および予算.$C12]" style:apply-style-name="ConditionalStyle_5f_1" style:base-cell-address="変更事項および予算.V12"/>
    </style:style>
    <style:style style:name="ce90" style:family="table-cell" style:parent-style-name="Default" style:data-style-name="N121">
      <style:table-cell-properties fo:background-color="#ccffff"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cell-content()&gt;[$変更事項および予算.$C12]" style:apply-style-name="ConditionalStyle_5f_1" style:base-cell-address="変更事項および予算.V12"/>
    </style:style>
    <style:style style:name="ce91" style:family="table-cell" style:parent-style-name="Default" style:data-style-name="N117">
      <style:table-cell-properties fo:background-color="#ccffff" style:rotation-align="none"/>
    </style:style>
    <style:style style:name="ce92" style:family="table-cell" style:parent-style-name="Default" style:data-style-name="N117">
      <style:table-cell-properties style:rotation-align="none"/>
    </style:style>
    <style:style style:name="ce93" style:family="table-cell" style:parent-style-name="Default" style:data-style-name="N119">
      <style:table-cell-properties fo:background-color="#ccffff" style:rotation-align="none"/>
    </style:style>
    <style:style style:name="ce94" style:family="table-cell" style:parent-style-name="Default" style:data-style-name="N119">
      <style:table-cell-properties style:rotation-align="none"/>
    </style:style>
    <style:style style:name="ce95" style:family="table-cell" style:parent-style-name="Default" style:data-style-name="N122">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 style:family="table-cell" style:parent-style-name="Default" style:data-style-name="N122">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 style:family="table-cell" style:parent-style-name="Default" style:data-style-name="N103">
      <style:table-cell-properties fo:background-color="#ccffff" style:rotation-align="none"/>
    </style:style>
    <style:style style:name="ce98" style:family="table-cell" style:parent-style-name="Default" style:data-style-name="N103">
      <style:table-cell-properties fo:background-color="#ccffcc" style:rotation-align="none"/>
    </style:style>
    <style:style style:name="ce99" style:family="table-cell" style:parent-style-name="Default" style:data-style-name="N103">
      <style:table-cell-properties fo:background-color="#ccffff" style:rotation-align="non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 style:family="table-cell" style:parent-style-name="Default" style:data-style-name="N103">
      <style:table-cell-properties fo:background-color="#ccffff" style:diagonal-bl-tr="none" style:diagonal-tl-br="none" fo:border="none" style:rotation-align="none"/>
    </style:style>
    <style:style style:name="ce387" style:family="table-cell" style:parent-style-name="Default" style:data-style-name="N122">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88"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89"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90" style:family="table-cell" style:parent-style-name="Default">
      <style:table-cell-properties fo:background-color="#ccffcc" style:diagonal-bl-tr="none" style:diagonal-tl-br="none" fo:border="0.74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2" style:family="table-cell" style:parent-style-name="Default">
      <style:table-cell-properties fo:background-color="#ccffcc" style:diagonal-bl-tr="none" style:diagonal-tl-br="none" fo:border="0.74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9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94" style:family="table-cell" style:parent-style-name="Default" style:data-style-name="N103">
      <style:table-cell-properties fo:border-bottom="0.06pt solid #000000" fo:background-color="#99ccff" style:diagonal-bl-tr="none" style:diagonal-tl-br="none" fo:border-left="none" fo:border-right="none" style:rotation-align="none" fo:border-top="0.06pt solid #000000"/>
    </style:style>
    <style:style style:name="ce395" style:family="table-cell" style:parent-style-name="Default" style:data-style-name="N103">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96" style:family="table-cell" style:parent-style-name="Default" style:data-style-name="N103">
      <style:table-cell-properties fo:background-color="#ffcc99" style:rotation-align="none"/>
    </style:style>
    <style:style style:name="ce397" style:family="table-cell" style:parent-style-name="Default" style:data-style-name="N103">
      <style:table-cell-properties fo:border-bottom="0.06pt solid #000000" fo:background-color="#99ccff"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8" style:family="table-cell" style:parent-style-name="Default">
      <style:table-cell-properties fo:background-color="#99ccff" style:rotation-align="none"/>
    </style:style>
    <style:style style:name="ce399" style:family="table-cell" style:parent-style-name="Default">
      <style:table-cell-properties fo:background-color="#ffff00" style:rotation-align="none"/>
    </style:style>
    <style:style style:name="ce400" style:family="table-cell" style:parent-style-name="Default" style:data-style-name="N103">
      <style:table-cell-properties style:rotation-align="non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1" style:family="table-cell" style:parent-style-name="Default" style:data-style-name="N103">
      <style:table-cell-properties fo:background-color="#99ccff" style:rotation-align="none"/>
    </style:style>
    <style:style style:name="ce402" style:family="table-cell" style:parent-style-name="Default" style:data-style-name="N124">
      <style:table-cell-properties style:rotation-align="none"/>
    </style:style>
    <style:style style:name="ce403" style:family="table-cell" style:parent-style-name="Default" style:data-style-name="N121">
      <style:table-cell-properties style:diagonal-bl-tr="none" style:diagonal-tl-br="none" fo:border="none" style:rotation-align="none"/>
    </style:style>
    <style:style style:name="ce404" style:family="table-cell" style:parent-style-name="Default" style:data-style-name="N122">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5" style:family="table-cell" style:parent-style-name="Default" style:data-style-name="N12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6" style:family="table-cell" style:parent-style-name="Default" style:data-style-name="N103">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7" style:family="table-cell" style:parent-style-name="Default" style:data-style-name="N103">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8" style:family="table-cell" style:parent-style-name="Default" style:data-style-name="N122">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9" style:family="table-cell" style:parent-style-name="Default" style:data-style-name="N122">
      <style:table-cell-properties style:diagonal-bl-tr="none" style:diagonal-tl-br="none" fo:border="none"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11" style:family="table-cell" style:parent-style-name="Default" style:data-style-name="N103">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2" style:family="table-cell" style:parent-style-name="Default" style:data-style-name="N103">
      <style:table-cell-properties style:diagonal-bl-tr="none" style:diagonal-tl-br="none" fo:border="none"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3" style:family="table-cell" style:parent-style-name="Default" style:data-style-name="N122">
      <style:table-cell-properties style:diagonal-bl-tr="none" style:diagonal-tl-br="none" fo:border="none" style:rotation-align="none"/>
    </style:style>
    <style:style style:name="ce414" style:family="table-cell" style:parent-style-name="Default" style:data-style-name="N122">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5" style:family="table-cell" style:parent-style-name="Default" style:data-style-name="N103">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6" style:family="table-cell" style:parent-style-name="Default" style:data-style-name="N121">
      <style:table-cell-properties style:diagonal-bl-tr="none" style:diagonal-tl-br="none" fo:border="none"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table-cell-properties fo:border-bottom="none" style:diagonal-bl-tr="none" style:diagonal-tl-br="none" fo:border-left="none" fo:border-right="none" style:rotation-align="none" fo:border-top="0.74pt solid #000000"/>
    </style:style>
    <style:style style:name="ce418" style:family="table-cell" style:parent-style-name="Default" style:data-style-name="N103">
      <style:table-cell-properties fo:border-bottom="none" style:diagonal-bl-tr="none" style:diagonal-tl-br="none" fo:border-left="none" fo:border-right="none" style:rotation-align="none" fo:border-top="0.74pt solid #000000"/>
    </style:style>
    <style:style style:name="ce419" style:family="table-cell" style:parent-style-name="Default" style:data-style-name="N121">
      <style:table-cell-properties fo:border-bottom="none" style:diagonal-bl-tr="none" style:diagonal-tl-br="none" fo:border-left="none" fo:border-right="none" style:rotation-align="none" fo:border-top="0.74pt solid #000000"/>
    </style:style>
    <style:style style:name="ce420" style:family="table-cell" style:parent-style-name="Default" style:data-style-name="N103">
      <style:table-cell-properties fo:background-color="#fff200" style:rotation-align="none"/>
    </style:style>
    <style:style style:name="ce421" style:family="table-cell" style:parent-style-name="Default" style:data-style-name="N103">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2" style:family="table-cell" style:parent-style-name="Default">
      <style:table-cell-properties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fff200" style:rotation-align="none"/>
    </style:style>
    <style:style style:name="ce424" style:family="table-cell" style:parent-style-name="Default" style:data-style-name="N103">
      <style:table-cell-properties style:rotation-align="none"/>
      <style:text-properties fo:color="#ff33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39" style:family="table-cell" style:parent-style-name="Default">
      <style:table-cell-properties style:rotation-align="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40" style:family="table-cell" style:parent-style-name="Default" style:data-style-name="N125">
      <style:table-cell-properties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41" style:family="table-cell" style:parent-style-name="Default" style:data-style-name="N103">
      <style:table-cell-properties fo:background-color="#ff3366" style:rotation-align="none"/>
    </style:style>
    <style:style style:name="ce428" style:family="table-cell" style:parent-style-name="Default" style:data-style-name="N121">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9" style:family="table-cell" style:parent-style-name="Default" style:data-style-name="N121">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0" style:family="table-cell" style:parent-style-name="Default" style:data-style-name="N121">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1" style:family="table-cell" style:parent-style-name="Default" style:data-style-name="N12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32" style:family="table-cell" style:parent-style-name="Default" style:data-style-name="N121">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3" style:family="table-cell" style:parent-style-name="Default" style:data-style-name="N121">
      <style:table-cell-properties fo:border-bottom="0.74pt solid #000000" style:diagonal-bl-tr="none" style:diagonal-tl-br="none" fo:border-left="none" fo:border-right="none" style:rotation-align="none" fo:border-top="none"/>
    </style:style>
    <style:style style:name="ce434" style:family="table-cell" style:parent-style-name="Default" style:data-style-name="N103">
      <style:table-cell-properties fo:border-bottom="0.74pt solid #000000" style:diagonal-bl-tr="none" style:diagonal-tl-br="none" fo:border-left="none" fo:border-right="0.74pt solid #000000" style:rotation-align="none" fo:border-top="0.74pt solid #000000"/>
    </style:style>
    <style:style style:name="ce435" style:family="table-cell" style:parent-style-name="Default" style:data-style-name="N103">
      <style:table-cell-properties fo:border-bottom="none" style:diagonal-bl-tr="none" style:diagonal-tl-br="none" fo:border-left="none" fo:border-right="0.74pt solid #000000" style:rotation-align="none" fo:border-top="none"/>
    </style:style>
    <style:style style:name="ce436" style:family="table-cell" style:parent-style-name="Default" style:data-style-name="N103">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7" style:family="table-cell" style:parent-style-name="Default" style:data-style-name="N103">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8" style:family="table-cell" style:parent-style-name="Default" style:data-style-name="N103">
      <style:table-cell-properties fo:border-bottom="0.74pt solid #000000" style:diagonal-bl-tr="none" style:diagonal-tl-br="none" fo:border-left="none" fo:border-right="none" style:rotation-align="none" fo:border-top="none"/>
    </style:style>
    <style:style style:name="ce439" style:family="table-cell" style:parent-style-name="Default" style:data-style-name="N121">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0" style:family="table-cell" style:parent-style-name="Default" style:data-style-name="N121">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1" style:family="table-cell" style:parent-style-name="Default" style:data-style-name="N122">
      <style:table-cell-properties fo:border-bottom="none"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2" style:family="table-cell" style:parent-style-name="Default" style:data-style-name="N122">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3" style:family="table-cell" style:parent-style-name="Default" style:data-style-name="N122">
      <style:table-cell-properties fo:border-bottom="0.06pt solid #000000" style:diagonal-bl-tr="none" style:diagonal-tl-br="none" fo:border-left="0.06pt solid #000000" fo:border-right="none"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44" style:family="table-cell" style:parent-style-name="Default" style:data-style-name="N11">
      <style:table-cell-properties style:rotation-align="none"/>
    </style:style>
    <style:style style:name="ce445" style:family="table-cell" style:parent-style-name="Default" style:data-style-name="N11">
      <style:table-cell-properties style:diagonal-bl-tr="none" style:diagonal-tl-br="none" fo:border="none" style:rotation-align="none"/>
    </style:style>
    <style:style style:name="ce446" style:family="table-cell" style:parent-style-name="Default" style:data-style-name="N103">
      <style:table-cell-properties fo:border-bottom="none" style:diagonal-bl-tr="none" style:diagonal-tl-br="none" fo:border-left="none" fo:border-right="0.74pt solid #000000" style:rotation-align="none" fo:border-top="0.74pt solid #000000"/>
    </style:style>
    <style:style style:name="ce447" style:family="table-cell" style:parent-style-name="Default" style:data-style-name="N103">
      <style:table-cell-properties fo:border-bottom="none" style:diagonal-bl-tr="none" style:diagonal-tl-br="none" fo:border-left="none" fo:border-right="0.74pt solid #000000" style:rotation-align="none" fo:border-top="0.06pt solid #000000"/>
    </style:style>
    <style:style style:name="ce448" style:family="table-cell" style:parent-style-name="Default" style:data-style-name="N103">
      <style:table-cell-properties fo:border-bottom="0.06pt solid #000000" style:diagonal-bl-tr="none" style:diagonal-tl-br="none" fo:border-left="none" fo:border-right="0.74pt solid #000000" style:rotation-align="none" fo:border-top="none"/>
    </style:style>
    <style:style style:name="ce449" style:family="table-cell" style:parent-style-name="Default" style:data-style-name="N103">
      <style:table-cell-properties fo:border-bottom="0.74pt solid #000000" style:diagonal-bl-tr="none" style:diagonal-tl-br="none" fo:border-left="none" fo:border-right="0.74pt solid #000000" style:rotation-align="none" fo:border-top="none"/>
    </style:style>
    <style:style style:name="ce450" style:family="table-cell" style:parent-style-name="Default" style:data-style-name="N103">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1"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2" style:family="table-cell" style:parent-style-name="Default" style:data-style-name="N121">
      <style:table-cell-properties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4" style:family="table-cell" style:parent-style-name="Default" style:data-style-name="N126">
      <style:table-cell-properties style:rotation-align="none"/>
    </style:style>
    <style:style style:name="ce455" style:family="table-cell" style:parent-style-name="Default" style:data-style-name="N123">
      <style:table-cell-properties fo:border-bottom="0.74pt solid #000000" style:diagonal-bl-tr="none" style:diagonal-tl-br="none" fo:border-left="none" fo:border-right="none" style:rotation-align="none" fo:border-top="none"/>
    </style:style>
    <style:style style:name="ce456"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57" style:family="table-cell" style:parent-style-name="Default" style:data-style-name="N122">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8" style:family="table-cell" style:parent-style-name="Default" style:data-style-name="N122">
      <style:table-cell-properties fo:border-bottom="0.06pt solid #000000" style:diagonal-bl-tr="none" style:diagonal-tl-br="none" fo:border-left="0.06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9" style:family="table-cell" style:parent-style-name="Default" style:data-style-name="N11">
      <style:table-cell-properties fo:border-bottom="0.74pt solid #000000" style:diagonal-bl-tr="none" style:diagonal-tl-br="none" fo:border-left="none" fo:border-right="none" style:rotation-align="none" fo:border-top="none"/>
    </style:style>
    <style:style style:name="ce460" style:family="table-cell" style:parent-style-name="Default" style:data-style-name="N103">
      <style:table-cell-properties fo:border-bottom="0.06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1" style:family="table-cell" style:parent-style-name="Default" style:data-style-name="N122">
      <style:table-cell-properties fo:border-bottom="none" style:diagonal-bl-tr="none" style:diagonal-tl-br="none" fo:border-left="0.06pt solid #000000" fo:border-right="none"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Default" style:data-style-name="N103">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Default" style:data-style-name="N103">
      <style:table-cell-properties fo:border-bottom="none" style:diagonal-bl-tr="none" style:diagonal-tl-br="none" fo:border-left="none" fo:border-right="0.06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4" style:family="table-cell" style:parent-style-name="Default" style:data-style-name="N103">
      <style:table-cell-properties fo:border-bottom="none"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5" style:family="table-cell" style:parent-style-name="Default" style:data-style-name="N103">
      <style:table-cell-properties fo:border-bottom="0.06pt solid #000000" style:diagonal-bl-tr="none" style:diagonal-tl-br="none" fo:border-left="none" fo:border-right="0.06pt solid #000000" style:rotation-align="none" fo:border-top="0.74pt solid #000000"/>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6" style:family="table-cell" style:parent-style-name="Default" style:data-style-name="N121">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7" style:family="table-cell" style:parent-style-name="Default" style:data-style-name="N121">
      <style:table-cell-properties style:diagonal-bl-tr="none" style:diagonal-tl-br="none" fo:border="0.06pt solid #000000" style:rotation-align="non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8" style:family="table-cell" style:parent-style-name="Default" style:data-style-name="N121">
      <style:table-cell-properties fo:border-bottom="0.06pt solid #000000" style:diagonal-bl-tr="none" style:diagonal-tl-br="none" style:text-align-source="fix" style:repeat-content="false" fo:wrap-option="no-wrap" fo:border-left="0.74pt dotte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9" style:family="table-cell" style:parent-style-name="Default" style:data-style-name="N121">
      <style:table-cell-properties fo:border-bottom="0.06pt solid #000000" style:diagonal-bl-tr="none" style:diagonal-tl-br="none" fo:border-left="0.74pt dotted #000000" fo:border-right="0.06pt solid #000000" style:rotation-align="none" fo:border-top="0.06pt solid #000000"/>
    </style:style>
    <style:style style:name="ce470" style:family="table-cell" style:parent-style-name="Default" style:data-style-name="N121">
      <style:table-cell-properties fo:border-bottom="0.06pt solid #000000" style:diagonal-bl-tr="none" style:diagonal-tl-br="none" style:text-align-source="fix" style:repeat-content="false" fo:wrap-option="no-wrap" fo:border-left="0.06pt solid #000000" style:direction="ltr" fo:border-right="0.74pt dotte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1" style:family="table-cell" style:parent-style-name="Default" style:data-style-name="N121">
      <style:table-cell-properties fo:border-bottom="0.06pt solid #000000" style:diagonal-bl-tr="none" style:diagonal-tl-br="none" fo:border-left="0.06pt solid #000000" fo:border-right="0.74pt dotted #000000" style:rotation-align="none" fo:border-top="0.06pt solid #000000"/>
      <style:text-properties fo:color="#000000"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2" style:family="table-cell" style:parent-style-name="Default" style:data-style-name="N121">
      <style:table-cell-properties fo:border-bottom="0.06pt solid #000000" style:diagonal-bl-tr="none" style:diagonal-tl-br="none" fo:border-left="0.06pt solid #000000" fo:border-right="0.74pt dotted #000000" style:rotation-align="none" fo:border-top="0.06pt solid #000000"/>
      <style:text-properties fo:color="#ff3333"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7" style:family="table-cell" style:parent-style-name="Default" style:data-style-name="N103"/>
    <style:style style:name="gr1" style:family="graphic">
      <style:graphic-properties draw:stroke="solid" svg:stroke-width="0mm" svg:stroke-color="#000000" draw:marker-start="線の終点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65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線の終点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6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線の終点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線の終点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線の終点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8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線の終点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2.86mm" fo:min-width="29mm" fo:padding-top="1mm" fo:padding-bottom="1mm" fo:padding-left="1mm" fo:padding-right="1mm" draw:shadow="hidden" draw:shadow-offset-x="1mm" draw:shadow-offset-y="1mm" draw:caption-escape-direction="auto"/>
    </style:style>
    <style:style style:name="gr9"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0"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ＭＳ Ｐゴシック1" fo:font-size="11pt" fo:language="en" fo:country="US" fo:font-style="normal" fo:text-shadow="none" style:text-underline-style="none" fo:font-weight="normal" style:text-underline-mode="continuous" style:text-overline-mode="continuous" style:text-line-through-mode="continuous" style:font-name-asian="ＭＳ Ｐゴシック1" style:font-size-asian="11pt" style:language-asian="ja" style:country-asian="JP" style:font-style-asian="normal" style:font-weight-asian="normal" style:font-name-complex="TakaoP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ＭＳ ゴシック" fo:font-size="11pt" fo:language="en" fo:country="US" fo:font-style="normal" fo:text-shadow="none" style:text-underline-style="none" fo:font-weight="normal" style:text-underline-mode="continuous" style:text-overline-mode="continuous" style:text-line-through-mode="continuous" style:font-name-asian="ＭＳ ゴシック" style:font-size-asian="11pt" style:language-asian="ja" style:country-asian="JP" style:font-style-asian="normal" style:font-weight-asian="normal" style:font-name-complex="TakaoP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ＭＳ Ｐゴシック1" fo:font-size="11pt" fo:language="en" fo:country="US" fo:font-style="normal" fo:text-shadow="none" style:text-underline-style="none" fo:font-weight="normal" style:text-underline-mode="continuous" style:text-overline-mode="continuous" style:text-line-through-mode="continuous" style:font-name-asian="ＭＳ Ｐゴシック1" style:font-size-asian="11pt" style:language-asian="ja" style:country-asian="JP" style:font-style-asian="normal" style:font-weight-asian="normal" style:font-name-complex="TakaoP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text-position="0% 100%" style:font-name="ＭＳ ゴシック" fo:font-size="11pt" fo:language="en" fo:country="US" fo:font-style="normal" fo:text-shadow="none" style:text-underline-style="none" fo:font-weight="normal" style:text-underline-mode="continuous" style:text-overline-mode="continuous" style:text-line-through-mode="continuous" style:font-name-asian="ＭＳ ゴシック" style:font-size-asian="11pt" style:language-asian="ja" style:country-asian="JP" style:font-style-asian="normal" style:font-weight-asian="normal" style:font-name-complex="TakaoP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style:font-name="ＭＳ Ｐゴシック1" fo:font-size="11pt" fo:language="en" fo:country="US" fo:font-style="normal" fo:text-shadow="none" style:text-underline-style="none" fo:font-weight="normal" style:text-underline-mode="continuous" style:text-overline-mode="continuous" style:text-line-through-mode="continuous" style:font-name-asian="ＭＳ Ｐゴシック1" style:font-size-asian="11pt" style:language-asian="ja" style:country-asian="JP" style:font-style-asian="normal" style:font-weight-asian="normal" style:font-name-complex="TakaoP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ＭＳ ゴシック" fo:font-size="11pt" fo:language="en" fo:country="US" fo:font-style="normal" fo:text-shadow="none" style:text-underline-style="none" fo:font-weight="normal" style:text-underline-mode="continuous" style:text-overline-mode="continuous" style:text-line-through-mode="continuous" style:font-name-asian="ＭＳ ゴシック" style:font-size-asian="11pt" style:language-asian="ja" style:country-asian="JP" style:font-style-asian="normal" style:font-weight-asian="normal" style:font-name-complex="TakaoPGothic"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変更事項および予算" table:style-name="ta16">
        <office:forms form:automatic-focus="false" form:apply-design-mode="false"/>
        <table:table-column table:style-name="co58" table:default-cell-style-name="ce287"/>
        <table:table-column table:style-name="co2" table:default-cell-style-name="ce287"/>
        <table:table-column table:style-name="co59" table:default-cell-style-name="ce287"/>
        <table:table-column table:style-name="co60" table:number-columns-repeated="13" table:default-cell-style-name="ce287"/>
        <table:table-column table:style-name="co61" table:default-cell-style-name="ce287"/>
        <table:table-column table:style-name="co62" table:default-cell-style-name="ce287"/>
        <table:table-column table:style-name="co63" table:default-cell-style-name="ce287"/>
        <table:table-column table:style-name="co8" table:default-cell-style-name="ce287"/>
        <table:table-column table:style-name="co60" table:default-cell-style-name="ce287"/>
        <table:table-column table:style-name="co9" table:default-cell-style-name="ce287"/>
        <table:table-column table:style-name="co60" table:number-columns-repeated="2" table:default-cell-style-name="ce287"/>
        <table:table-column table:style-name="co64" table:default-cell-style-name="ce287"/>
        <table:table-column table:style-name="co60" table:number-columns-repeated="232" table:default-cell-style-name="ce287"/>
        <table:table-column table:style-name="co11" table:number-columns-repeated="767" table:default-cell-style-name="ce287"/>
        <table:table-row table:style-name="ro1">
          <table:table-cell table:number-columns-repeated="6"/>
          <table:table-cell table:style-name="ce303" table:number-columns-repeated="11"/>
          <table:table-cell table:number-columns-repeated="7"/>
          <table:table-cell table:style-name="ce303"/>
          <table:table-cell table:number-columns-repeated="999"/>
        </table:table-row>
        <table:table-row table:style-name="ro2">
          <table:table-cell office:value-type="string" calcext:value-type="string">
            <text:p>■ 旧年度からの変更事項</text:p>
          </table:table-cell>
          <table:table-cell table:number-columns-repeated="5"/>
          <table:table-cell table:style-name="ce303" table:number-columns-repeated="3"/>
          <table:table-cell office:value-type="string" calcext:value-type="string">
            <text:p>■ 2015年度予算重点項目</text:p>
          </table:table-cell>
          <table:table-cell table:style-name="ce303" table:number-columns-repeated="7"/>
          <table:table-cell table:number-columns-repeated="7"/>
          <table:table-cell table:style-name="ce303"/>
          <table:table-cell table:number-columns-repeated="999"/>
        </table:table-row>
        <table:table-row table:style-name="ro3">
          <table:table-cell/>
          <table:table-cell office:value-type="float" office:value="1" calcext:value-type="float">
            <text:p>1</text:p>
          </table:table-cell>
          <table:table-cell office:value-type="string" calcext:value-type="string">
            <text:p>今のところ特になし</text:p>
          </table:table-cell>
          <table:table-cell table:number-columns-repeated="3"/>
          <table:table-cell table:style-name="ce303" table:number-columns-repeated="3"/>
          <table:table-cell office:value-type="string" calcext:value-type="string">
            <text:p><text:s/>しみじみ工房投資案件（作業性改善、3Dプリンタ導入、新規技術試験）</text:p>
          </table:table-cell>
          <table:table-cell table:style-name="ce303" table:number-columns-repeated="7"/>
          <table:table-cell table:number-columns-repeated="7"/>
          <table:table-cell table:style-name="ce303"/>
          <table:table-cell table:number-columns-repeated="999"/>
        </table:table-row>
        <table:table-row table:style-name="ro3">
          <table:table-cell/>
          <table:table-cell office:value-type="float" office:value="2" calcext:value-type="float">
            <text:p>2</text:p>
          </table:table-cell>
          <table:table-cell office:value-type="string" calcext:value-type="string">
            <text:p>流動資産科目として「外貨預金」勘定を新設しようかと思ったけど・・・。やらんかなぁ・・・。</text:p>
          </table:table-cell>
          <table:table-cell table:number-columns-repeated="3"/>
          <table:table-cell table:style-name="ce303" table:number-columns-repeated="3"/>
          <table:table-cell office:value-type="string" calcext:value-type="string">
            <text:p>投資増強（資金面、時間面ともに）</text:p>
          </table:table-cell>
          <table:table-cell/>
          <table:table-cell table:style-name="ce303" table:number-columns-repeated="6"/>
          <table:table-cell table:number-columns-repeated="7"/>
          <table:table-cell table:style-name="ce303"/>
          <table:table-cell table:number-columns-repeated="999"/>
        </table:table-row>
        <table:table-row table:style-name="ro3">
          <table:table-cell/>
          <table:table-cell office:value-type="float" office:value="3" calcext:value-type="float">
            <text:p>3</text:p>
          </table:table-cell>
          <table:table-cell table:number-columns-repeated="4"/>
          <table:table-cell table:style-name="ce303" table:number-columns-repeated="4"/>
          <table:table-cell/>
          <table:table-cell table:style-name="ce303" table:number-columns-repeated="6"/>
          <table:table-cell table:number-columns-repeated="7"/>
          <table:table-cell table:style-name="ce303"/>
          <table:table-cell table:number-columns-repeated="999"/>
        </table:table-row>
        <table:table-row table:style-name="ro3">
          <table:table-cell/>
          <table:table-cell office:value-type="float" office:value="4" calcext:value-type="float">
            <text:p>4</text:p>
          </table:table-cell>
          <table:table-cell table:number-columns-repeated="4"/>
          <table:table-cell table:style-name="ce303" table:number-columns-repeated="11"/>
          <table:table-cell table:number-columns-repeated="7"/>
          <table:table-cell table:style-name="ce303"/>
          <table:table-cell table:number-columns-repeated="999"/>
        </table:table-row>
        <table:table-row table:style-name="ro3">
          <table:table-cell table:number-columns-repeated="6"/>
          <table:table-cell table:style-name="ce303" table:number-columns-repeated="2"/>
          <table:table-cell table:style-name="ce48" office:value-type="date" office:date-value="2018-03-30" calcext:value-type="date">
            <text:p>平成30年3月30日</text:p>
          </table:table-cell>
          <table:table-cell table:style-name="ce303" table:number-columns-repeated="8"/>
          <table:table-cell table:number-columns-repeated="2"/>
          <table:table-cell office:value-type="string" calcext:value-type="string">
            <text:p>年度経過率[%]</text:p>
          </table:table-cell>
          <table:table-cell office:value-type="string" calcext:value-type="string">
            <text:p>経過月数</text:p>
          </table:table-cell>
          <table:table-cell table:number-columns-repeated="3"/>
          <table:table-cell table:style-name="ce303"/>
          <table:table-cell table:number-columns-repeated="999"/>
        </table:table-row>
        <table:table-row table:style-name="ro2">
          <table:table-cell office:value-type="string" calcext:value-type="string">
            <text:p>■ 費用_予算および実績</text:p>
          </table:table-cell>
          <table:table-cell/>
          <table:table-cell table:style-name="ce303"/>
          <table:table-cell table:number-columns-repeated="3"/>
          <table:table-cell table:style-name="ce303" table:number-columns-repeated="11"/>
          <table:table-cell table:number-columns-repeated="2"/>
          <table:table-cell table:style-name="ce70" table:formula="of:=(TODAY()-DATE(YEAR(NOW());1;1))/ORG.OPENOFFICE.DAYSINYEAR(TODAY())*100" office:value-type="float" office:value="40.1639344262295" calcext:value-type="float">
            <text:p>40.2</text:p>
          </table:table-cell>
          <table:table-cell table:formula="of:=MONTH(TODAY())-1+DAY(TODAY())/30" office:value-type="float" office:value="4.9" calcext:value-type="float">
            <text:p>4.9</text:p>
          </table:table-cell>
          <table:table-cell table:number-columns-repeated="3"/>
          <table:table-cell table:style-name="ce303"/>
          <table:table-cell table:number-columns-repeated="999"/>
        </table:table-row>
        <table:table-row table:style-name="ro4">
          <table:table-cell table:number-columns-repeated="2"/>
          <table:table-cell table:style-name="ce303"/>
          <table:table-cell table:number-columns-repeated="3"/>
          <table:table-cell table:style-name="ce303" table:number-columns-repeated="11"/>
          <table:table-cell table:number-columns-repeated="8"/>
          <table:table-cell table:style-name="ce303"/>
          <table:table-cell table:number-columns-repeated="998"/>
        </table:table-row>
        <table:table-row table:style-name="ro5">
          <table:table-cell/>
          <table:table-cell table:style-name="ce292" office:value-type="string" calcext:value-type="string">
            <text:p>項目</text:p>
          </table:table-cell>
          <table:table-cell table:style-name="ce304" office:value-type="string" calcext:value-type="string">
            <text:p>年間予算</text:p>
          </table:table-cell>
          <table:table-cell table:style-name="ce25" office:value-type="string" calcext:value-type="string">
            <text:p>月間予算</text:p>
          </table:table-cell>
          <table:table-cell table:style-name="ce321" office:value-type="string" calcext:value-type="string">
            <text:p>1月実績</text:p>
          </table:table-cell>
          <table:table-cell table:style-name="ce321" office:value-type="string" calcext:value-type="string">
            <text:p>2月実績</text:p>
          </table:table-cell>
          <table:table-cell table:style-name="ce304" office:value-type="string" calcext:value-type="string">
            <text:p>3月度実績</text:p>
          </table:table-cell>
          <table:table-cell table:style-name="ce304" office:value-type="string" calcext:value-type="string">
            <text:p>4月度実績</text:p>
          </table:table-cell>
          <table:table-cell table:style-name="ce304" office:value-type="string" calcext:value-type="string">
            <text:p>5月度実績</text:p>
          </table:table-cell>
          <table:table-cell table:style-name="ce304" office:value-type="string" calcext:value-type="string">
            <text:p>6月度実績</text:p>
          </table:table-cell>
          <table:table-cell table:style-name="ce304" office:value-type="string" calcext:value-type="string">
            <text:p>7月度実績</text:p>
          </table:table-cell>
          <table:table-cell table:style-name="ce304" office:value-type="string" calcext:value-type="string">
            <text:p>8月度実績</text:p>
          </table:table-cell>
          <table:table-cell table:style-name="ce304" office:value-type="string" calcext:value-type="string">
            <text:p>9月度実績</text:p>
          </table:table-cell>
          <table:table-cell table:style-name="ce304" office:value-type="string" calcext:value-type="string">
            <text:p>10月度実績</text:p>
          </table:table-cell>
          <table:table-cell table:style-name="ce304" office:value-type="string" calcext:value-type="string">
            <text:p>11月度実績</text:p>
          </table:table-cell>
          <table:table-cell table:style-name="ce304" office:value-type="string" calcext:value-type="string">
            <text:p>12月度実績</text:p>
          </table:table-cell>
          <table:table-cell table:style-name="ce304" office:value-type="string" calcext:value-type="string">
            <text:p>年度実績</text:p>
          </table:table-cell>
          <table:table-cell table:style-name="ce54" office:value-type="string" calcext:value-type="string">
            <text:p>項目</text:p>
          </table:table-cell>
          <table:table-cell table:style-name="ce25" office:value-type="string" calcext:value-type="string">
            <text:p>予算金額</text:p>
          </table:table-cell>
          <table:table-cell table:style-name="ce292" office:value-type="string" calcext:value-type="string">
            <text:p>予算消化率[%]</text:p>
          </table:table-cell>
          <table:table-cell table:style-name="ce292" office:value-type="string" calcext:value-type="string">
            <text:p>月平均実績</text:p>
          </table:table-cell>
          <table:table-cell table:style-name="ce292" office:value-type="string" calcext:value-type="string">
            <text:p>通期予想</text:p>
          </table:table-cell>
          <table:table-cell office:value-type="string" calcext:value-type="string">
            <text:p>予算比</text:p>
          </table:table-cell>
          <table:table-cell office:value-type="string" calcext:value-type="string">
            <text:p>超過率</text:p>
          </table:table-cell>
          <table:table-cell office:value-type="string" calcext:value-type="string">
            <text:p>2013年度実績</text:p>
          </table:table-cell>
          <table:table-cell office:value-type="string" calcext:value-type="string">
            <text:p>2011年度実績</text:p>
          </table:table-cell>
          <table:table-cell office:value-type="string" calcext:value-type="string">
            <text:p>2010年実績</text:p>
          </table:table-cell>
          <table:table-cell office:value-type="string" calcext:value-type="string">
            <text:p>2009年実績</text:p>
          </table:table-cell>
          <table:table-cell table:style-name="ce303" office:value-type="string" calcext:value-type="string">
            <text:p>2008年実績</text:p>
          </table:table-cell>
          <table:table-cell office:value-type="string" calcext:value-type="string">
            <text:p>変更元</text:p>
          </table:table-cell>
          <table:table-cell table:number-columns-repeated="994"/>
        </table:table-row>
        <table:table-row table:style-name="ro5">
          <table:table-cell/>
          <table:table-cell table:style-name="ce292" office:value-type="string" calcext:value-type="string">
            <text:p>売上原価</text:p>
          </table:table-cell>
          <table:table-cell table:style-name="ce305" office:value-type="currency" office:currency="JPY" office:value="20000" calcext:value-type="currency">
            <text:p>￥20,000</text:p>
          </table:table-cell>
          <table:table-cell table:style-name="ce26" table:formula="of:=[.C11]/12" office:value-type="float" office:value="1666.66666666667" calcext:value-type="float">
            <text:p>1666.66666666667</text:p>
          </table:table-cell>
          <table:table-cell table:style-name="ce304" table:formula="of:=[$'01'.M26]" office:value-type="currency" office:currency="JPY" office:value="0" calcext:value-type="currency">
            <text:p>￥0</text:p>
          </table:table-cell>
          <table:table-cell table:style-name="ce304" table:formula="of:=[$'02'.M26]" office:value-type="currency" office:currency="JPY" office:value="0" calcext:value-type="currency">
            <text:p>￥0</text:p>
          </table:table-cell>
          <table:table-cell table:style-name="ce304" table:formula="of:=[$'03'.$M26]" office:value-type="currency" office:currency="JPY" office:value="0" calcext:value-type="currency">
            <text:p>￥0</text:p>
          </table:table-cell>
          <table:table-cell table:style-name="ce304" table:formula="of:=[$'04'.$M251]" office:value-type="currency" office:currency="JPY" office:value="0" calcext:value-type="currency">
            <text:p>￥0</text:p>
          </table:table-cell>
          <table:table-cell table:style-name="ce304" table:formula="of:=[$'05'.$M26]" office:value-type="currency" office:currency="JPY" office:value="0" calcext:value-type="currency">
            <text:p>￥0</text:p>
          </table:table-cell>
          <table:table-cell table:style-name="ce304" table:formula="of:=[$'06'.$M26]" office:value-type="currency" office:currency="JPY" office:value="0" calcext:value-type="currency">
            <text:p>￥0</text:p>
          </table:table-cell>
          <table:table-cell table:style-name="ce304" table:formula="of:=[$'07'.$M26]" office:value-type="currency" office:currency="JPY" office:value="0" calcext:value-type="currency">
            <text:p>￥0</text:p>
          </table:table-cell>
          <table:table-cell table:style-name="ce304" table:formula="of:=[$'08'.$M26]" office:value-type="currency" office:currency="JPY" office:value="0" calcext:value-type="currency">
            <text:p>￥0</text:p>
          </table:table-cell>
          <table:table-cell table:style-name="ce304" table:formula="of:=[$'09'.$M26]" office:value-type="currency" office:currency="JPY" office:value="0" calcext:value-type="currency">
            <text:p>￥0</text:p>
          </table:table-cell>
          <table:table-cell table:style-name="ce304" table:formula="of:=[$'10'.$M26]" office:value-type="currency" office:currency="JPY" office:value="0" calcext:value-type="currency">
            <text:p>￥0</text:p>
          </table:table-cell>
          <table:table-cell table:style-name="ce304" table:formula="of:=[$'11'.$M26]" office:value-type="currency" office:currency="JPY" office:value="0" calcext:value-type="currency">
            <text:p>￥0</text:p>
          </table:table-cell>
          <table:table-cell table:style-name="ce304" table:formula="of:=[$'12'.$M26]" office:value-type="currency" office:currency="JPY" office:value="0" calcext:value-type="currency">
            <text:p>￥0</text:p>
          </table:table-cell>
          <table:table-cell table:style-name="ce304" table:formula="of:=SUM([.E11:.P11])" office:value-type="currency" office:currency="JPY" office:value="0" calcext:value-type="currency">
            <text:p>￥0</text:p>
          </table:table-cell>
          <table:table-cell table:style-name="ce54" office:value-type="string" calcext:value-type="string">
            <text:p>売上原価</text:p>
          </table:table-cell>
          <table:table-cell table:style-name="ce348" table:formula="of:=[.C11]" office:value-type="currency" office:currency="JPY" office:value="20000" calcext:value-type="currency">
            <text:p>￥20,000</text:p>
          </table:table-cell>
          <table:table-cell table:style-name="ce292" table:formula="of:=[.Q11]/[.S11]*100" office:value-type="float" office:value="0" calcext:value-type="float">
            <text:p>0</text:p>
          </table:table-cell>
          <table:table-cell table:style-name="ce84" table:formula="of:=[.Q11]/([.$T$8]/100)/12" office:value-type="currency" office:currency="JPY" office:value="0" calcext:value-type="currency">
            <text:p>￥0</text:p>
          </table:table-cell>
          <table:table-cell table:style-name="ce84" table:formula="of:=[.U11]*12" office:value-type="currency" office:currency="JPY" office:value="0" calcext:value-type="currency">
            <text:p>￥0</text:p>
          </table:table-cell>
          <table:table-cell table:number-columns-repeated="6"/>
          <table:table-cell table:style-name="ce303"/>
          <table:table-cell table:number-columns-repeated="995"/>
        </table:table-row>
        <table:table-row table:style-name="ro5">
          <table:table-cell table:style-name="ce2"/>
          <table:table-cell table:style-name="ce293" office:value-type="string" calcext:value-type="string">
            <text:p>旅費交通費</text:p>
          </table:table-cell>
          <table:table-cell table:style-name="ce20" office:value-type="currency" office:currency="JPY" office:value="60000" calcext:value-type="currency">
            <text:p>￥60,000</text:p>
          </table:table-cell>
          <table:table-cell table:style-name="ce27" table:formula="of:=[.C12]/12" office:value-type="currency" office:currency="JPY" office:value="5000" calcext:value-type="currency">
            <text:p>￥5,000</text:p>
          </table:table-cell>
          <table:table-cell table:style-name="ce36" table:formula="of:=[$'01'.M27]" office:value-type="currency" office:currency="JPY" office:value="0" calcext:value-type="currency">
            <text:p>￥0</text:p>
          </table:table-cell>
          <table:table-cell table:style-name="ce36" table:formula="of:=[$'02'.M27]" office:value-type="currency" office:currency="JPY" office:value="0" calcext:value-type="currency">
            <text:p>￥0</text:p>
          </table:table-cell>
          <table:table-cell table:style-name="ce36" table:formula="of:=[$'03'.$M27]" office:value-type="currency" office:currency="JPY" office:value="0" calcext:value-type="currency">
            <text:p>￥0</text:p>
          </table:table-cell>
          <table:table-cell table:style-name="ce36" table:formula="of:=[$'04'.$M27]" office:value-type="currency" office:currency="JPY" office:value="0" calcext:value-type="currency">
            <text:p>￥0</text:p>
          </table:table-cell>
          <table:table-cell table:style-name="ce36" table:formula="of:=[$'05'.$M27]" office:value-type="currency" office:currency="JPY" office:value="0" calcext:value-type="currency">
            <text:p>￥0</text:p>
          </table:table-cell>
          <table:table-cell table:style-name="ce36" table:formula="of:=[$'06'.$M27]" office:value-type="currency" office:currency="JPY" office:value="0" calcext:value-type="currency">
            <text:p>￥0</text:p>
          </table:table-cell>
          <table:table-cell table:style-name="ce36" table:formula="of:=[$'07'.$M27]" office:value-type="currency" office:currency="JPY" office:value="0" calcext:value-type="currency">
            <text:p>￥0</text:p>
          </table:table-cell>
          <table:table-cell table:style-name="ce36" table:formula="of:=[$'08'.$M27]" office:value-type="currency" office:currency="JPY" office:value="0" calcext:value-type="currency">
            <text:p>￥0</text:p>
          </table:table-cell>
          <table:table-cell table:style-name="ce36" table:formula="of:=[$'09'.$M27]" office:value-type="currency" office:currency="JPY" office:value="0" calcext:value-type="currency">
            <text:p>￥0</text:p>
          </table:table-cell>
          <table:table-cell table:style-name="ce36" table:formula="of:=[$'10'.$M27]" office:value-type="currency" office:currency="JPY" office:value="0" calcext:value-type="currency">
            <text:p>￥0</text:p>
          </table:table-cell>
          <table:table-cell table:style-name="ce36" table:formula="of:=[$'11'.$M27]" office:value-type="currency" office:currency="JPY" office:value="0" calcext:value-type="currency">
            <text:p>￥0</text:p>
          </table:table-cell>
          <table:table-cell table:style-name="ce36" table:formula="of:=[$'12'.$M27]" office:value-type="currency" office:currency="JPY" office:value="0" calcext:value-type="currency">
            <text:p>￥0</text:p>
          </table:table-cell>
          <table:table-cell table:style-name="ce50" table:formula="of:=SUM([.E12:.P12])" office:value-type="currency" office:currency="JPY" office:value="0" calcext:value-type="currency">
            <text:p>￥0</text:p>
          </table:table-cell>
          <table:table-cell table:style-name="ce55" office:value-type="string" calcext:value-type="string">
            <text:p>旅費交通費</text:p>
          </table:table-cell>
          <table:table-cell table:style-name="ce63" table:formula="of:=[.C12]" office:value-type="currency" office:currency="JPY" office:value="60000" calcext:value-type="currency">
            <text:p>￥60,000</text:p>
          </table:table-cell>
          <table:table-cell table:style-name="ce71" table:formula="of:=[.Q12]/[.S12]*100" office:value-type="float" office:value="0" calcext:value-type="float">
            <text:p>0.0</text:p>
          </table:table-cell>
          <table:table-cell table:style-name="ce85" table:formula="of:=[.Q12]/([.$T$8]/100)/12" office:value-type="currency" office:currency="JPY" office:value="0" calcext:value-type="currency">
            <text:p>￥0</text:p>
          </table:table-cell>
          <table:table-cell table:style-name="ce88" table:formula="of:=[.U12]*12" office:value-type="currency" office:currency="JPY" office:value="0" calcext:value-type="currency">
            <text:p>￥0</text:p>
          </table:table-cell>
          <table:table-cell table:style-name="ce91" table:formula="of:=[.V12]-[.S12]" office:value-type="float" office:value="-60000" calcext:value-type="float">
            <text:p>-\60,000</text:p>
          </table:table-cell>
          <table:table-cell table:style-name="ce93" table:formula="of:=[.W12]/[.S12]" office:value-type="percentage" office:value="-1" calcext:value-type="percentage">
            <text:p>100.0%</text:p>
          </table:table-cell>
          <table:table-cell table:style-name="ce97" office:value-type="currency" office:currency="JPY" office:value="189700" calcext:value-type="currency">
            <text:p>￥189,700</text:p>
          </table:table-cell>
          <table:table-cell table:style-name="ce97" office:value-type="currency" office:currency="JPY" office:value="118590" calcext:value-type="currency">
            <text:p>￥118,590</text:p>
          </table:table-cell>
          <table:table-cell table:style-name="ce97" office:value-type="currency" office:currency="JPY" office:value="75620" calcext:value-type="currency">
            <text:p>￥75,620</text:p>
          </table:table-cell>
          <table:table-cell table:style-name="ce99" office:value-type="currency" office:currency="JPY" office:value="237784" calcext:value-type="currency">
            <text:p>￥237,784</text:p>
          </table:table-cell>
          <table:table-cell table:style-name="ce97" office:value-type="currency" office:currency="JPY" office:value="599120" calcext:value-type="currency">
            <text:p>￥599,120</text:p>
          </table:table-cell>
          <table:table-cell table:style-name="ce100" office:value-type="currency" office:currency="JPY" office:value="600000" calcext:value-type="currency">
            <text:p>￥600,000</text:p>
          </table:table-cell>
          <table:table-cell table:style-name="ce2" table:number-columns-repeated="994"/>
        </table:table-row>
        <table:table-row table:style-name="ro5">
          <table:table-cell/>
          <table:table-cell table:style-name="ce292" office:value-type="string" calcext:value-type="string">
            <text:p>医療・厚生費</text:p>
          </table:table-cell>
          <table:table-cell table:style-name="ce305" office:value-type="currency" office:currency="JPY" office:value="30000" calcext:value-type="currency">
            <text:p>￥30,000</text:p>
          </table:table-cell>
          <table:table-cell table:style-name="ce28" table:formula="of:=[.C13]/12" office:value-type="currency" office:currency="JPY" office:value="2500" calcext:value-type="currency">
            <text:p>￥2,500</text:p>
          </table:table-cell>
          <table:table-cell table:style-name="ce37" table:formula="of:=[$'01'.M28]" office:value-type="currency" office:currency="JPY" office:value="0" calcext:value-type="currency">
            <text:p>￥0</text:p>
          </table:table-cell>
          <table:table-cell table:style-name="ce37" table:formula="of:=[$'02'.M28]" office:value-type="currency" office:currency="JPY" office:value="0" calcext:value-type="currency">
            <text:p>￥0</text:p>
          </table:table-cell>
          <table:table-cell table:style-name="ce45" table:formula="of:=[$'03'.$M28]" office:value-type="currency" office:currency="JPY" office:value="0" calcext:value-type="currency">
            <text:p>￥0</text:p>
          </table:table-cell>
          <table:table-cell table:style-name="ce45" table:formula="of:=[$'04'.$M28]" office:value-type="currency" office:currency="JPY" office:value="0" calcext:value-type="currency">
            <text:p>￥0</text:p>
          </table:table-cell>
          <table:table-cell table:style-name="ce37" table:formula="of:=[$'05'.$M28]" office:value-type="currency" office:currency="JPY" office:value="0" calcext:value-type="currency">
            <text:p>￥0</text:p>
          </table:table-cell>
          <table:table-cell table:style-name="ce37" table:formula="of:=[$'06'.$M28]" office:value-type="currency" office:currency="JPY" office:value="0" calcext:value-type="currency">
            <text:p>￥0</text:p>
          </table:table-cell>
          <table:table-cell table:style-name="ce45" table:formula="of:=[$'07'.$M28]" office:value-type="currency" office:currency="JPY" office:value="0" calcext:value-type="currency">
            <text:p>￥0</text:p>
          </table:table-cell>
          <table:table-cell table:style-name="ce45" table:formula="of:=[$'08'.$M28]" office:value-type="currency" office:currency="JPY" office:value="0" calcext:value-type="currency">
            <text:p>￥0</text:p>
          </table:table-cell>
          <table:table-cell table:style-name="ce37" table:formula="of:=[$'09'.$M28]" office:value-type="currency" office:currency="JPY" office:value="0" calcext:value-type="currency">
            <text:p>￥0</text:p>
          </table:table-cell>
          <table:table-cell table:style-name="ce37" table:formula="of:=[$'10'.$M28]" office:value-type="currency" office:currency="JPY" office:value="0" calcext:value-type="currency">
            <text:p>￥0</text:p>
          </table:table-cell>
          <table:table-cell table:style-name="ce37" table:formula="of:=[$'11'.$M28]" office:value-type="currency" office:currency="JPY" office:value="0" calcext:value-type="currency">
            <text:p>￥0</text:p>
          </table:table-cell>
          <table:table-cell table:style-name="ce37" table:formula="of:=[$'12'.$M28]" office:value-type="currency" office:currency="JPY" office:value="0" calcext:value-type="currency">
            <text:p>￥0</text:p>
          </table:table-cell>
          <table:table-cell table:style-name="ce304" table:formula="of:=SUM([.E13:.P13])" office:value-type="currency" office:currency="JPY" office:value="0" calcext:value-type="currency">
            <text:p>￥0</text:p>
          </table:table-cell>
          <table:table-cell table:style-name="ce54" office:value-type="string" calcext:value-type="string">
            <text:p>厚生費</text:p>
          </table:table-cell>
          <table:table-cell table:style-name="ce64" table:formula="of:=[.C13]" office:value-type="currency" office:currency="JPY" office:value="30000" calcext:value-type="currency">
            <text:p>￥30,000</text:p>
          </table:table-cell>
          <table:table-cell table:style-name="ce72" table:formula="of:=[.Q13]/[.S13]*100" office:value-type="float" office:value="0" calcext:value-type="float">
            <text:p>0.0</text:p>
          </table:table-cell>
          <table:table-cell table:style-name="ce86" table:formula="of:=[.Q13]/([.$T$8]/100)/12" office:value-type="currency" office:currency="JPY" office:value="0" calcext:value-type="currency">
            <text:p>￥0</text:p>
          </table:table-cell>
          <table:table-cell table:style-name="ce89" table:formula="of:=[.U13]*12" office:value-type="currency" office:currency="JPY" office:value="0" calcext:value-type="currency">
            <text:p>￥0</text:p>
          </table:table-cell>
          <table:table-cell table:style-name="ce92" table:formula="of:=[.V13]-[.S13]" office:value-type="float" office:value="-30000" calcext:value-type="float">
            <text:p>-\30,000</text:p>
          </table:table-cell>
          <table:table-cell table:style-name="ce94" table:formula="of:=[.W13]/[.S13]" office:value-type="percentage" office:value="-1" calcext:value-type="percentage">
            <text:p>100.0%</text:p>
          </table:table-cell>
          <table:table-cell table:style-name="ce303" office:value-type="currency" office:currency="JPY" office:value="8818" calcext:value-type="currency">
            <text:p>￥8,818</text:p>
          </table:table-cell>
          <table:table-cell table:style-name="ce303" office:value-type="currency" office:currency="JPY" office:value="10404" calcext:value-type="currency">
            <text:p>￥10,404</text:p>
          </table:table-cell>
          <table:table-cell table:style-name="ce303" office:value-type="currency" office:currency="JPY" office:value="55993" calcext:value-type="currency">
            <text:p>￥55,993</text:p>
          </table:table-cell>
          <table:table-cell table:style-name="ce303" office:value-type="currency" office:currency="JPY" office:value="21832" calcext:value-type="currency">
            <text:p>￥21,832</text:p>
          </table:table-cell>
          <table:table-cell table:style-name="ce303" office:value-type="currency" office:currency="JPY" office:value="9689" calcext:value-type="currency">
            <text:p>￥9,689</text:p>
          </table:table-cell>
          <table:table-cell table:style-name="ce319" office:value-type="currency" office:currency="JPY" office:value="30000" calcext:value-type="currency">
            <text:p>￥30,000</text:p>
          </table:table-cell>
          <table:table-cell table:number-columns-repeated="994"/>
        </table:table-row>
        <table:table-row table:style-name="ro5">
          <table:table-cell table:style-name="ce2"/>
          <table:table-cell table:style-name="ce293" office:value-type="string" calcext:value-type="string">
            <text:p>雑品</text:p>
          </table:table-cell>
          <table:table-cell table:style-name="ce20" office:value-type="currency" office:currency="JPY" office:value="54000" calcext:value-type="currency">
            <text:p>￥54,000</text:p>
          </table:table-cell>
          <table:table-cell table:style-name="ce27" table:formula="of:=[.C14]/12" office:value-type="currency" office:currency="JPY" office:value="4500" calcext:value-type="currency">
            <text:p>￥4,500</text:p>
          </table:table-cell>
          <table:table-cell table:style-name="ce38" table:formula="of:=[$'01'.M29]" office:value-type="currency" office:currency="JPY" office:value="0" calcext:value-type="currency">
            <text:p>￥0</text:p>
          </table:table-cell>
          <table:table-cell table:style-name="ce38" table:formula="of:=[$'02'.M29]" office:value-type="currency" office:currency="JPY" office:value="0" calcext:value-type="currency">
            <text:p>￥0</text:p>
          </table:table-cell>
          <table:table-cell table:style-name="ce44" table:formula="of:=[$'03'.$M29]" office:value-type="currency" office:currency="JPY" office:value="0" calcext:value-type="currency">
            <text:p>￥0</text:p>
          </table:table-cell>
          <table:table-cell table:style-name="ce44" table:formula="of:=[$'04'.$M29]" office:value-type="currency" office:currency="JPY" office:value="0" calcext:value-type="currency">
            <text:p>￥0</text:p>
          </table:table-cell>
          <table:table-cell table:style-name="ce38" table:formula="of:=[$'05'.$M29]" office:value-type="currency" office:currency="JPY" office:value="0" calcext:value-type="currency">
            <text:p>￥0</text:p>
          </table:table-cell>
          <table:table-cell table:style-name="ce38" table:formula="of:=[$'06'.$M29]" office:value-type="currency" office:currency="JPY" office:value="0" calcext:value-type="currency">
            <text:p>￥0</text:p>
          </table:table-cell>
          <table:table-cell table:style-name="ce44" table:formula="of:=[$'07'.$M29]" office:value-type="currency" office:currency="JPY" office:value="0" calcext:value-type="currency">
            <text:p>￥0</text:p>
          </table:table-cell>
          <table:table-cell table:style-name="ce44" table:formula="of:=[$'08'.$M29]" office:value-type="currency" office:currency="JPY" office:value="0" calcext:value-type="currency">
            <text:p>￥0</text:p>
          </table:table-cell>
          <table:table-cell table:style-name="ce38" table:formula="of:=[$'09'.$M29]" office:value-type="currency" office:currency="JPY" office:value="0" calcext:value-type="currency">
            <text:p>￥0</text:p>
          </table:table-cell>
          <table:table-cell table:style-name="ce38" table:formula="of:=[$'10'.$M29]" office:value-type="currency" office:currency="JPY" office:value="0" calcext:value-type="currency">
            <text:p>￥0</text:p>
          </table:table-cell>
          <table:table-cell table:style-name="ce38" table:formula="of:=[$'11'.$M29]" office:value-type="currency" office:currency="JPY" office:value="0" calcext:value-type="currency">
            <text:p>￥0</text:p>
          </table:table-cell>
          <table:table-cell table:style-name="ce38" table:formula="of:=[$'12'.$M29]" office:value-type="currency" office:currency="JPY" office:value="0" calcext:value-type="currency">
            <text:p>￥0</text:p>
          </table:table-cell>
          <table:table-cell table:style-name="ce50" table:formula="of:=SUM([.E14:.P14])" office:value-type="currency" office:currency="JPY" office:value="0" calcext:value-type="currency">
            <text:p>￥0</text:p>
          </table:table-cell>
          <table:table-cell table:style-name="ce55" office:value-type="string" calcext:value-type="string">
            <text:p>雑品</text:p>
          </table:table-cell>
          <table:table-cell table:style-name="ce63" table:formula="of:=[.C14]" office:value-type="currency" office:currency="JPY" office:value="54000" calcext:value-type="currency">
            <text:p>￥54,000</text:p>
          </table:table-cell>
          <table:table-cell table:style-name="ce71" table:formula="of:=[.Q14]/[.S14]*100" office:value-type="float" office:value="0" calcext:value-type="float">
            <text:p>0.0</text:p>
          </table:table-cell>
          <table:table-cell table:style-name="ce85" table:formula="of:=[.Q14]/([.$T$8]/100)/12" office:value-type="currency" office:currency="JPY" office:value="0" calcext:value-type="currency">
            <text:p>￥0</text:p>
          </table:table-cell>
          <table:table-cell table:style-name="ce88" table:formula="of:=[.U14]*12" office:value-type="currency" office:currency="JPY" office:value="0" calcext:value-type="currency">
            <text:p>￥0</text:p>
          </table:table-cell>
          <table:table-cell table:style-name="ce91" table:formula="of:=[.V14]-[.S14]" office:value-type="float" office:value="-54000" calcext:value-type="float">
            <text:p>-\54,000</text:p>
          </table:table-cell>
          <table:table-cell table:style-name="ce93" table:formula="of:=[.W14]/[.S14]" office:value-type="percentage" office:value="-1" calcext:value-type="percentage">
            <text:p>100.0%</text:p>
          </table:table-cell>
          <table:table-cell table:style-name="ce97" office:value-type="currency" office:currency="JPY" office:value="54809" calcext:value-type="currency">
            <text:p>￥54,809</text:p>
          </table:table-cell>
          <table:table-cell table:style-name="ce97" office:value-type="currency" office:currency="JPY" office:value="23059" calcext:value-type="currency">
            <text:p>￥23,059</text:p>
          </table:table-cell>
          <table:table-cell table:style-name="ce97" office:value-type="currency" office:currency="JPY" office:value="47803" calcext:value-type="currency">
            <text:p>￥47,803</text:p>
          </table:table-cell>
          <table:table-cell table:style-name="ce97" office:value-type="currency" office:currency="JPY" office:value="255653" calcext:value-type="currency">
            <text:p>￥255,653</text:p>
          </table:table-cell>
          <table:table-cell table:style-name="ce97" office:value-type="currency" office:currency="JPY" office:value="52697" calcext:value-type="currency">
            <text:p>￥52,697</text:p>
          </table:table-cell>
          <table:table-cell table:style-name="ce100" office:value-type="currency" office:currency="JPY" office:value="60000" calcext:value-type="currency">
            <text:p>￥60,000</text:p>
          </table:table-cell>
          <table:table-cell table:style-name="ce2" table:number-columns-repeated="994"/>
        </table:table-row>
        <table:table-row table:style-name="ro5">
          <table:table-cell/>
          <table:table-cell table:style-name="ce292" office:value-type="string" calcext:value-type="string">
            <text:p>新聞図書費</text:p>
          </table:table-cell>
          <table:table-cell table:style-name="ce305" office:value-type="currency" office:currency="JPY" office:value="48000" calcext:value-type="currency">
            <text:p>￥48,000</text:p>
          </table:table-cell>
          <table:table-cell table:style-name="ce28" table:formula="of:=[.C15]/12" office:value-type="currency" office:currency="JPY" office:value="4000" calcext:value-type="currency">
            <text:p>￥4,000</text:p>
          </table:table-cell>
          <table:table-cell table:style-name="ce37" table:formula="of:=[$'01'.M30]" office:value-type="currency" office:currency="JPY" office:value="0" calcext:value-type="currency">
            <text:p>￥0</text:p>
          </table:table-cell>
          <table:table-cell table:style-name="ce37" table:formula="of:=[$'02'.M30]" office:value-type="currency" office:currency="JPY" office:value="0" calcext:value-type="currency">
            <text:p>￥0</text:p>
          </table:table-cell>
          <table:table-cell table:style-name="ce45" table:formula="of:=[$'03'.$M30]" office:value-type="currency" office:currency="JPY" office:value="0" calcext:value-type="currency">
            <text:p>￥0</text:p>
          </table:table-cell>
          <table:table-cell table:style-name="ce45" table:formula="of:=[$'04'.$M30]" office:value-type="currency" office:currency="JPY" office:value="0" calcext:value-type="currency">
            <text:p>￥0</text:p>
          </table:table-cell>
          <table:table-cell table:style-name="ce37" table:formula="of:=[$'05'.$M30]" office:value-type="currency" office:currency="JPY" office:value="0" calcext:value-type="currency">
            <text:p>￥0</text:p>
          </table:table-cell>
          <table:table-cell table:style-name="ce37" table:formula="of:=[$'06'.$M30]" office:value-type="currency" office:currency="JPY" office:value="0" calcext:value-type="currency">
            <text:p>￥0</text:p>
          </table:table-cell>
          <table:table-cell table:style-name="ce45" table:formula="of:=[$'07'.$M30]" office:value-type="currency" office:currency="JPY" office:value="0" calcext:value-type="currency">
            <text:p>￥0</text:p>
          </table:table-cell>
          <table:table-cell table:style-name="ce45" table:formula="of:=[$'08'.$M30]" office:value-type="currency" office:currency="JPY" office:value="0" calcext:value-type="currency">
            <text:p>￥0</text:p>
          </table:table-cell>
          <table:table-cell table:style-name="ce37" table:formula="of:=[$'09'.$M30]" office:value-type="currency" office:currency="JPY" office:value="0" calcext:value-type="currency">
            <text:p>￥0</text:p>
          </table:table-cell>
          <table:table-cell table:style-name="ce37" table:formula="of:=[$'10'.$M30]" office:value-type="currency" office:currency="JPY" office:value="0" calcext:value-type="currency">
            <text:p>￥0</text:p>
          </table:table-cell>
          <table:table-cell table:style-name="ce37" table:formula="of:=[$'11'.$M30]" office:value-type="currency" office:currency="JPY" office:value="0" calcext:value-type="currency">
            <text:p>￥0</text:p>
          </table:table-cell>
          <table:table-cell table:style-name="ce37" table:formula="of:=[$'12'.$M30]" office:value-type="currency" office:currency="JPY" office:value="0" calcext:value-type="currency">
            <text:p>￥0</text:p>
          </table:table-cell>
          <table:table-cell table:style-name="ce304" table:formula="of:=SUM([.E15:.P15])" office:value-type="currency" office:currency="JPY" office:value="0" calcext:value-type="currency">
            <text:p>￥0</text:p>
          </table:table-cell>
          <table:table-cell table:style-name="ce54" office:value-type="string" calcext:value-type="string">
            <text:p>新聞図書費</text:p>
          </table:table-cell>
          <table:table-cell table:style-name="ce64" table:formula="of:=[.C15]" office:value-type="currency" office:currency="JPY" office:value="48000" calcext:value-type="currency">
            <text:p>￥48,000</text:p>
          </table:table-cell>
          <table:table-cell table:style-name="ce72" table:formula="of:=[.Q15]/[.S15]*100" office:value-type="float" office:value="0" calcext:value-type="float">
            <text:p>0.0</text:p>
          </table:table-cell>
          <table:table-cell table:style-name="ce86" table:formula="of:=[.Q15]/([.$T$8]/100)/12" office:value-type="currency" office:currency="JPY" office:value="0" calcext:value-type="currency">
            <text:p>￥0</text:p>
          </table:table-cell>
          <table:table-cell table:style-name="ce89" table:formula="of:=[.U15]*12" office:value-type="currency" office:currency="JPY" office:value="0" calcext:value-type="currency">
            <text:p>￥0</text:p>
          </table:table-cell>
          <table:table-cell table:style-name="ce92" table:formula="of:=[.V15]-[.S15]" office:value-type="float" office:value="-48000" calcext:value-type="float">
            <text:p>-\48,000</text:p>
          </table:table-cell>
          <table:table-cell table:style-name="ce94" table:formula="of:=[.W15]/[.S15]" office:value-type="percentage" office:value="-1" calcext:value-type="percentage">
            <text:p>100.0%</text:p>
          </table:table-cell>
          <table:table-cell table:style-name="ce303" office:value-type="currency" office:currency="JPY" office:value="44901" calcext:value-type="currency">
            <text:p>￥44,901</text:p>
          </table:table-cell>
          <table:table-cell table:style-name="ce303" office:value-type="currency" office:currency="JPY" office:value="27130" calcext:value-type="currency">
            <text:p>￥27,130</text:p>
          </table:table-cell>
          <table:table-cell table:style-name="ce303" office:value-type="currency" office:currency="JPY" office:value="50769" calcext:value-type="currency">
            <text:p>￥50,769</text:p>
          </table:table-cell>
          <table:table-cell table:style-name="ce303" office:value-type="currency" office:currency="JPY" office:value="113788" calcext:value-type="currency">
            <text:p>￥113,788</text:p>
          </table:table-cell>
          <table:table-cell table:style-name="ce303" office:value-type="currency" office:currency="JPY" office:value="168355" calcext:value-type="currency">
            <text:p>￥168,355</text:p>
          </table:table-cell>
          <table:table-cell table:style-name="ce319" office:value-type="currency" office:currency="JPY" office:value="150000" calcext:value-type="currency">
            <text:p>￥150,000</text:p>
          </table:table-cell>
          <table:table-cell table:number-columns-repeated="994"/>
        </table:table-row>
        <table:table-row table:style-name="ro5">
          <table:table-cell table:style-name="ce2"/>
          <table:table-cell table:style-name="ce294" office:value-type="string" calcext:value-type="string">
            <text:p>飲料費</text:p>
          </table:table-cell>
          <table:table-cell table:style-name="ce20" office:value-type="currency" office:currency="JPY" office:value="24000" calcext:value-type="currency">
            <text:p>￥24,000</text:p>
          </table:table-cell>
          <table:table-cell table:style-name="ce27" table:formula="of:=[.C16]/12" office:value-type="currency" office:currency="JPY" office:value="2000" calcext:value-type="currency">
            <text:p>￥2,000</text:p>
          </table:table-cell>
          <table:table-cell table:style-name="ce38" table:formula="of:=[$'01'.M31]" office:value-type="currency" office:currency="JPY" office:value="0" calcext:value-type="currency">
            <text:p>￥0</text:p>
          </table:table-cell>
          <table:table-cell table:style-name="ce38" table:formula="of:=[$'02'.M31]" office:value-type="currency" office:currency="JPY" office:value="0" calcext:value-type="currency">
            <text:p>￥0</text:p>
          </table:table-cell>
          <table:table-cell table:style-name="ce44" table:formula="of:=[$'03'.$M31]" office:value-type="currency" office:currency="JPY" office:value="0" calcext:value-type="currency">
            <text:p>￥0</text:p>
          </table:table-cell>
          <table:table-cell table:style-name="ce44" table:formula="of:=[$'04'.$M31]" office:value-type="currency" office:currency="JPY" office:value="0" calcext:value-type="currency">
            <text:p>￥0</text:p>
          </table:table-cell>
          <table:table-cell table:style-name="ce38" table:formula="of:=[$'05'.$M31]" office:value-type="currency" office:currency="JPY" office:value="0" calcext:value-type="currency">
            <text:p>￥0</text:p>
          </table:table-cell>
          <table:table-cell table:style-name="ce38" table:formula="of:=[$'06'.$M31]" office:value-type="currency" office:currency="JPY" office:value="0" calcext:value-type="currency">
            <text:p>￥0</text:p>
          </table:table-cell>
          <table:table-cell table:style-name="ce44" table:formula="of:=[$'07'.$M31]" office:value-type="currency" office:currency="JPY" office:value="0" calcext:value-type="currency">
            <text:p>￥0</text:p>
          </table:table-cell>
          <table:table-cell table:style-name="ce44" table:formula="of:=[$'08'.$M31]" office:value-type="currency" office:currency="JPY" office:value="0" calcext:value-type="currency">
            <text:p>￥0</text:p>
          </table:table-cell>
          <table:table-cell table:style-name="ce38" table:formula="of:=[$'09'.$M31]" office:value-type="currency" office:currency="JPY" office:value="0" calcext:value-type="currency">
            <text:p>￥0</text:p>
          </table:table-cell>
          <table:table-cell table:style-name="ce38" table:formula="of:=[$'10'.$M31]" office:value-type="currency" office:currency="JPY" office:value="0" calcext:value-type="currency">
            <text:p>￥0</text:p>
          </table:table-cell>
          <table:table-cell table:style-name="ce38" table:formula="of:=[$'11'.$M31]" office:value-type="currency" office:currency="JPY" office:value="0" calcext:value-type="currency">
            <text:p>￥0</text:p>
          </table:table-cell>
          <table:table-cell table:style-name="ce38" table:formula="of:=[$'12'.$M31]" office:value-type="currency" office:currency="JPY" office:value="0" calcext:value-type="currency">
            <text:p>￥0</text:p>
          </table:table-cell>
          <table:table-cell table:style-name="ce51" table:formula="of:=SUM([.E16:.P16])" office:value-type="currency" office:currency="JPY" office:value="0" calcext:value-type="currency">
            <text:p>￥0</text:p>
          </table:table-cell>
          <table:table-cell table:style-name="ce55" office:value-type="string" calcext:value-type="string">
            <text:p>飲料費</text:p>
          </table:table-cell>
          <table:table-cell table:style-name="ce63" table:formula="of:=[.C16]" office:value-type="currency" office:currency="JPY" office:value="24000" calcext:value-type="currency">
            <text:p>￥24,000</text:p>
          </table:table-cell>
          <table:table-cell table:style-name="ce71" table:formula="of:=[.Q16]/[.S16]*100" office:value-type="float" office:value="0" calcext:value-type="float">
            <text:p>0.0</text:p>
          </table:table-cell>
          <table:table-cell table:style-name="ce85" table:formula="of:=[.Q16]/([.$T$8]/100)/12" office:value-type="currency" office:currency="JPY" office:value="0" calcext:value-type="currency">
            <text:p>￥0</text:p>
          </table:table-cell>
          <table:table-cell table:style-name="ce88" table:formula="of:=[.U16]*12" office:value-type="currency" office:currency="JPY" office:value="0" calcext:value-type="currency">
            <text:p>￥0</text:p>
          </table:table-cell>
          <table:table-cell table:style-name="ce91" table:formula="of:=[.V16]-[.S16]" office:value-type="float" office:value="-24000" calcext:value-type="float">
            <text:p>-\24,000</text:p>
          </table:table-cell>
          <table:table-cell table:style-name="ce93" table:formula="of:=[.W16]/[.S16]" office:value-type="percentage" office:value="-1" calcext:value-type="percentage">
            <text:p>100.0%</text:p>
          </table:table-cell>
          <table:table-cell table:style-name="ce97" office:value-type="currency" office:currency="JPY" office:value="37862" calcext:value-type="currency">
            <text:p>￥37,862</text:p>
          </table:table-cell>
          <table:table-cell table:style-name="ce97" office:value-type="currency" office:currency="JPY" office:value="10706" calcext:value-type="currency">
            <text:p>￥10,706</text:p>
          </table:table-cell>
          <table:table-cell table:style-name="ce97" office:value-type="currency" office:currency="JPY" office:value="12340" calcext:value-type="currency">
            <text:p>￥12,340</text:p>
          </table:table-cell>
          <table:table-cell table:style-name="ce97" table:number-columns-repeated="2"/>
          <table:table-cell table:style-name="ce100"/>
          <table:table-cell table:style-name="ce2" table:number-columns-repeated="994"/>
        </table:table-row>
        <table:table-row table:style-name="ro5">
          <table:table-cell/>
          <table:table-cell table:style-name="ce295" office:value-type="string" calcext:value-type="string">
            <text:p>菓子類</text:p>
          </table:table-cell>
          <table:table-cell table:style-name="ce305" office:value-type="currency" office:currency="JPY" office:value="24000" calcext:value-type="currency">
            <text:p>￥24,000</text:p>
          </table:table-cell>
          <table:table-cell table:style-name="ce28" table:formula="of:=[.C17]/12" office:value-type="currency" office:currency="JPY" office:value="2000" calcext:value-type="currency">
            <text:p>￥2,000</text:p>
          </table:table-cell>
          <table:table-cell table:style-name="ce37" table:formula="of:=[$'01'.M32]" office:value-type="currency" office:currency="JPY" office:value="0" calcext:value-type="currency">
            <text:p>￥0</text:p>
          </table:table-cell>
          <table:table-cell table:style-name="ce37" table:formula="of:=[$'02'.M32]" office:value-type="currency" office:currency="JPY" office:value="0" calcext:value-type="currency">
            <text:p>￥0</text:p>
          </table:table-cell>
          <table:table-cell table:style-name="ce45" table:formula="of:=[$'03'.$M32]" office:value-type="currency" office:currency="JPY" office:value="0" calcext:value-type="currency">
            <text:p>￥0</text:p>
          </table:table-cell>
          <table:table-cell table:style-name="ce45" table:formula="of:=[$'04'.$M32]" office:value-type="currency" office:currency="JPY" office:value="0" calcext:value-type="currency">
            <text:p>￥0</text:p>
          </table:table-cell>
          <table:table-cell table:style-name="ce37" table:formula="of:=[$'05'.$M32]" office:value-type="currency" office:currency="JPY" office:value="0" calcext:value-type="currency">
            <text:p>￥0</text:p>
          </table:table-cell>
          <table:table-cell table:style-name="ce37" table:formula="of:=[$'06'.$M32]" office:value-type="currency" office:currency="JPY" office:value="0" calcext:value-type="currency">
            <text:p>￥0</text:p>
          </table:table-cell>
          <table:table-cell table:style-name="ce45" table:formula="of:=[$'07'.$M32]" office:value-type="currency" office:currency="JPY" office:value="0" calcext:value-type="currency">
            <text:p>￥0</text:p>
          </table:table-cell>
          <table:table-cell table:style-name="ce45" table:formula="of:=[$'08'.$M32]" office:value-type="currency" office:currency="JPY" office:value="0" calcext:value-type="currency">
            <text:p>￥0</text:p>
          </table:table-cell>
          <table:table-cell table:style-name="ce37" table:formula="of:=[$'09'.$M32]" office:value-type="currency" office:currency="JPY" office:value="0" calcext:value-type="currency">
            <text:p>￥0</text:p>
          </table:table-cell>
          <table:table-cell table:style-name="ce37" table:formula="of:=[$'10'.$M32]" office:value-type="currency" office:currency="JPY" office:value="0" calcext:value-type="currency">
            <text:p>￥0</text:p>
          </table:table-cell>
          <table:table-cell table:style-name="ce37" table:formula="of:=[$'11'.$M32]" office:value-type="currency" office:currency="JPY" office:value="0" calcext:value-type="currency">
            <text:p>￥0</text:p>
          </table:table-cell>
          <table:table-cell table:style-name="ce37" table:formula="of:=[$'12'.$M32]" office:value-type="currency" office:currency="JPY" office:value="0" calcext:value-type="currency">
            <text:p>￥0</text:p>
          </table:table-cell>
          <table:table-cell table:style-name="ce338" table:formula="of:=SUM([.E17:.P17])" office:value-type="currency" office:currency="JPY" office:value="0" calcext:value-type="currency">
            <text:p>￥0</text:p>
          </table:table-cell>
          <table:table-cell table:style-name="ce54" office:value-type="string" calcext:value-type="string">
            <text:p>嗜好品</text:p>
          </table:table-cell>
          <table:table-cell table:style-name="ce64" table:formula="of:=[.C17]" office:value-type="currency" office:currency="JPY" office:value="24000" calcext:value-type="currency">
            <text:p>￥24,000</text:p>
          </table:table-cell>
          <table:table-cell table:style-name="ce72" table:formula="of:=[.Q17]/[.S17]*100" office:value-type="float" office:value="0" calcext:value-type="float">
            <text:p>0.0</text:p>
          </table:table-cell>
          <table:table-cell table:style-name="ce86" table:formula="of:=[.Q17]/([.$T$8]/100)/12" office:value-type="currency" office:currency="JPY" office:value="0" calcext:value-type="currency">
            <text:p>￥0</text:p>
          </table:table-cell>
          <table:table-cell table:style-name="ce89" table:formula="of:=[.U17]*12" office:value-type="currency" office:currency="JPY" office:value="0" calcext:value-type="currency">
            <text:p>￥0</text:p>
          </table:table-cell>
          <table:table-cell table:style-name="ce92" table:formula="of:=[.V17]-[.S17]" office:value-type="float" office:value="-24000" calcext:value-type="float">
            <text:p>-\24,000</text:p>
          </table:table-cell>
          <table:table-cell table:style-name="ce94" table:formula="of:=[.W17]/[.S17]" office:value-type="percentage" office:value="-1" calcext:value-type="percentage">
            <text:p>100.0%</text:p>
          </table:table-cell>
          <table:table-cell table:style-name="ce303" office:value-type="currency" office:currency="JPY" office:value="24560" calcext:value-type="currency">
            <text:p>￥24,560</text:p>
          </table:table-cell>
          <table:table-cell table:style-name="ce303" office:value-type="currency" office:currency="JPY" office:value="24048" calcext:value-type="currency">
            <text:p>￥24,048</text:p>
          </table:table-cell>
          <table:table-cell table:style-name="ce303" office:value-type="currency" office:currency="JPY" office:value="26151" calcext:value-type="currency">
            <text:p>￥26,151</text:p>
          </table:table-cell>
          <table:table-cell table:style-name="ce303" office:value-type="currency" office:currency="JPY" office:value="84023" calcext:value-type="currency">
            <text:p>￥84,023</text:p>
          </table:table-cell>
          <table:table-cell table:style-name="ce303" office:value-type="currency" office:currency="JPY" office:value="90670" calcext:value-type="currency">
            <text:p>￥90,670</text:p>
          </table:table-cell>
          <table:table-cell table:style-name="ce319" office:value-type="currency" office:currency="JPY" office:value="60000" calcext:value-type="currency">
            <text:p>￥60,000</text:p>
          </table:table-cell>
          <table:table-cell office:value-type="string" calcext:value-type="string">
            <text:p>※ 2008年、2009年の実績は飲料費込みの金額</text:p>
          </table:table-cell>
          <table:table-cell table:number-columns-repeated="993"/>
        </table:table-row>
        <table:table-row table:style-name="ro5">
          <table:table-cell table:style-name="ce2"/>
          <table:table-cell table:style-name="ce293" office:value-type="string" calcext:value-type="string">
            <text:p>娯楽費</text:p>
          </table:table-cell>
          <table:table-cell table:style-name="ce20" office:value-type="currency" office:currency="JPY" office:value="36000" calcext:value-type="currency">
            <text:p>￥36,000</text:p>
          </table:table-cell>
          <table:table-cell table:style-name="ce27" table:formula="of:=[.C18]/12" office:value-type="currency" office:currency="JPY" office:value="3000" calcext:value-type="currency">
            <text:p>￥3,000</text:p>
          </table:table-cell>
          <table:table-cell table:style-name="ce38" table:formula="of:=[$'01'.M33]" office:value-type="currency" office:currency="JPY" office:value="0" calcext:value-type="currency">
            <text:p>￥0</text:p>
          </table:table-cell>
          <table:table-cell table:style-name="ce38" table:formula="of:=[$'02'.M33]" office:value-type="currency" office:currency="JPY" office:value="0" calcext:value-type="currency">
            <text:p>￥0</text:p>
          </table:table-cell>
          <table:table-cell table:style-name="ce44" table:formula="of:=[$'03'.$M33]" office:value-type="currency" office:currency="JPY" office:value="0" calcext:value-type="currency">
            <text:p>￥0</text:p>
          </table:table-cell>
          <table:table-cell table:style-name="ce44" table:formula="of:=[$'04'.$M33]" office:value-type="currency" office:currency="JPY" office:value="0" calcext:value-type="currency">
            <text:p>￥0</text:p>
          </table:table-cell>
          <table:table-cell table:style-name="ce38" table:formula="of:=[$'05'.$M33]" office:value-type="currency" office:currency="JPY" office:value="0" calcext:value-type="currency">
            <text:p>￥0</text:p>
          </table:table-cell>
          <table:table-cell table:style-name="ce38" table:formula="of:=[$'06'.$M33]" office:value-type="currency" office:currency="JPY" office:value="0" calcext:value-type="currency">
            <text:p>￥0</text:p>
          </table:table-cell>
          <table:table-cell table:style-name="ce44" table:formula="of:=[$'07'.$M33]" office:value-type="currency" office:currency="JPY" office:value="0" calcext:value-type="currency">
            <text:p>￥0</text:p>
          </table:table-cell>
          <table:table-cell table:style-name="ce44" table:formula="of:=[$'08'.$M33]" office:value-type="currency" office:currency="JPY" office:value="0" calcext:value-type="currency">
            <text:p>￥0</text:p>
          </table:table-cell>
          <table:table-cell table:style-name="ce38" table:formula="of:=[$'09'.$M33]" office:value-type="currency" office:currency="JPY" office:value="0" calcext:value-type="currency">
            <text:p>￥0</text:p>
          </table:table-cell>
          <table:table-cell table:style-name="ce38" table:formula="of:=[$'10'.$M33]" office:value-type="currency" office:currency="JPY" office:value="0" calcext:value-type="currency">
            <text:p>￥0</text:p>
          </table:table-cell>
          <table:table-cell table:style-name="ce38" table:formula="of:=[$'11'.$M33]" office:value-type="currency" office:currency="JPY" office:value="0" calcext:value-type="currency">
            <text:p>￥0</text:p>
          </table:table-cell>
          <table:table-cell table:style-name="ce38" table:formula="of:=[$'12'.$M33]" office:value-type="currency" office:currency="JPY" office:value="0" calcext:value-type="currency">
            <text:p>￥0</text:p>
          </table:table-cell>
          <table:table-cell table:style-name="ce51" table:formula="of:=SUM([.E18:.P18])" office:value-type="currency" office:currency="JPY" office:value="0" calcext:value-type="currency">
            <text:p>￥0</text:p>
          </table:table-cell>
          <table:table-cell table:style-name="ce55" office:value-type="string" calcext:value-type="string">
            <text:p>娯楽品</text:p>
          </table:table-cell>
          <table:table-cell table:style-name="ce63" table:formula="of:=[.C18]" office:value-type="currency" office:currency="JPY" office:value="36000" calcext:value-type="currency">
            <text:p>￥36,000</text:p>
          </table:table-cell>
          <table:table-cell table:style-name="ce71" table:formula="of:=[.Q18]/[.S18]*100" office:value-type="float" office:value="0" calcext:value-type="float">
            <text:p>0.0</text:p>
          </table:table-cell>
          <table:table-cell table:style-name="ce85" table:formula="of:=[.Q18]/([.$T$8]/100)/12" office:value-type="currency" office:currency="JPY" office:value="0" calcext:value-type="currency">
            <text:p>￥0</text:p>
          </table:table-cell>
          <table:table-cell table:style-name="ce88" table:formula="of:=[.U18]*12" office:value-type="currency" office:currency="JPY" office:value="0" calcext:value-type="currency">
            <text:p>￥0</text:p>
          </table:table-cell>
          <table:table-cell table:style-name="ce91" table:formula="of:=[.V18]-[.S18]" office:value-type="float" office:value="-36000" calcext:value-type="float">
            <text:p>-\36,000</text:p>
          </table:table-cell>
          <table:table-cell table:style-name="ce93" table:formula="of:=[.W18]/[.S18]" office:value-type="percentage" office:value="-1" calcext:value-type="percentage">
            <text:p>100.0%</text:p>
          </table:table-cell>
          <table:table-cell table:style-name="ce97" office:value-type="currency" office:currency="JPY" office:value="51069" calcext:value-type="currency">
            <text:p>￥51,069</text:p>
          </table:table-cell>
          <table:table-cell table:style-name="ce97" office:value-type="currency" office:currency="JPY" office:value="14032" calcext:value-type="currency">
            <text:p>￥14,032</text:p>
          </table:table-cell>
          <table:table-cell table:style-name="ce97" office:value-type="currency" office:currency="JPY" office:value="15658" calcext:value-type="currency">
            <text:p>￥15,658</text:p>
          </table:table-cell>
          <table:table-cell table:style-name="ce97" office:value-type="currency" office:currency="JPY" office:value="63526" calcext:value-type="currency">
            <text:p>￥63,526</text:p>
          </table:table-cell>
          <table:table-cell table:style-name="ce97" office:value-type="currency" office:currency="JPY" office:value="87600" calcext:value-type="currency">
            <text:p>￥87,600</text:p>
          </table:table-cell>
          <table:table-cell table:style-name="ce100" office:value-type="currency" office:currency="JPY" office:value="60000" calcext:value-type="currency">
            <text:p>￥60,000</text:p>
          </table:table-cell>
          <table:table-cell table:style-name="ce2" table:number-columns-repeated="994"/>
        </table:table-row>
        <table:table-row table:style-name="ro5">
          <table:table-cell/>
          <table:table-cell table:style-name="ce292" office:value-type="string" calcext:value-type="string">
            <text:p>消耗品費</text:p>
          </table:table-cell>
          <table:table-cell table:style-name="ce305" office:value-type="currency" office:currency="JPY" office:value="60000" calcext:value-type="currency">
            <text:p>￥60,000</text:p>
          </table:table-cell>
          <table:table-cell table:style-name="ce28" table:formula="of:=[.C19]/12" office:value-type="currency" office:currency="JPY" office:value="5000" calcext:value-type="currency">
            <text:p>￥5,000</text:p>
          </table:table-cell>
          <table:table-cell table:style-name="ce37" table:formula="of:=[$'01'.M34]" office:value-type="currency" office:currency="JPY" office:value="0" calcext:value-type="currency">
            <text:p>￥0</text:p>
          </table:table-cell>
          <table:table-cell table:style-name="ce37" table:formula="of:=[$'02'.M34]" office:value-type="currency" office:currency="JPY" office:value="0" calcext:value-type="currency">
            <text:p>￥0</text:p>
          </table:table-cell>
          <table:table-cell table:style-name="ce45" table:formula="of:=[$'03'.$M34]" office:value-type="currency" office:currency="JPY" office:value="0" calcext:value-type="currency">
            <text:p>￥0</text:p>
          </table:table-cell>
          <table:table-cell table:style-name="ce45" table:formula="of:=[$'04'.$M34]" office:value-type="currency" office:currency="JPY" office:value="0" calcext:value-type="currency">
            <text:p>￥0</text:p>
          </table:table-cell>
          <table:table-cell table:style-name="ce37" table:formula="of:=[$'05'.$M34]" office:value-type="currency" office:currency="JPY" office:value="0" calcext:value-type="currency">
            <text:p>￥0</text:p>
          </table:table-cell>
          <table:table-cell table:style-name="ce37" table:formula="of:=[$'06'.$M34]" office:value-type="currency" office:currency="JPY" office:value="0" calcext:value-type="currency">
            <text:p>￥0</text:p>
          </table:table-cell>
          <table:table-cell table:style-name="ce45" table:formula="of:=[$'07'.$M34]" office:value-type="currency" office:currency="JPY" office:value="0" calcext:value-type="currency">
            <text:p>￥0</text:p>
          </table:table-cell>
          <table:table-cell table:style-name="ce45" table:formula="of:=[$'08'.$M34]" office:value-type="currency" office:currency="JPY" office:value="0" calcext:value-type="currency">
            <text:p>￥0</text:p>
          </table:table-cell>
          <table:table-cell table:style-name="ce37" table:formula="of:=[$'09'.$M34]" office:value-type="currency" office:currency="JPY" office:value="0" calcext:value-type="currency">
            <text:p>￥0</text:p>
          </table:table-cell>
          <table:table-cell table:style-name="ce43" table:formula="of:=[$'10'.$M34]" office:value-type="currency" office:currency="JPY" office:value="0" calcext:value-type="currency">
            <text:p>￥0</text:p>
          </table:table-cell>
          <table:table-cell table:style-name="ce43" table:formula="of:=[$'11'.$M34]" office:value-type="currency" office:currency="JPY" office:value="0" calcext:value-type="currency">
            <text:p>￥0</text:p>
          </table:table-cell>
          <table:table-cell table:style-name="ce37" table:formula="of:=[$'12'.$M34]" office:value-type="currency" office:currency="JPY" office:value="0" calcext:value-type="currency">
            <text:p>￥0</text:p>
          </table:table-cell>
          <table:table-cell table:style-name="ce338" table:formula="of:=SUM([.E19:.P19])" office:value-type="currency" office:currency="JPY" office:value="0" calcext:value-type="currency">
            <text:p>￥0</text:p>
          </table:table-cell>
          <table:table-cell table:style-name="ce54" office:value-type="string" calcext:value-type="string">
            <text:p>消耗品費</text:p>
          </table:table-cell>
          <table:table-cell table:style-name="ce64" table:formula="of:=[.C19]" office:value-type="currency" office:currency="JPY" office:value="60000" calcext:value-type="currency">
            <text:p>￥60,000</text:p>
          </table:table-cell>
          <table:table-cell table:style-name="ce72" table:formula="of:=[.Q19]/[.S19]*100" office:value-type="float" office:value="0" calcext:value-type="float">
            <text:p>0.0</text:p>
          </table:table-cell>
          <table:table-cell table:style-name="ce86" table:formula="of:=[.Q19]/([.$T$8]/100)/12" office:value-type="currency" office:currency="JPY" office:value="0" calcext:value-type="currency">
            <text:p>￥0</text:p>
          </table:table-cell>
          <table:table-cell table:style-name="ce89" table:formula="of:=[.U19]*12" office:value-type="currency" office:currency="JPY" office:value="0" calcext:value-type="currency">
            <text:p>￥0</text:p>
          </table:table-cell>
          <table:table-cell table:style-name="ce92" table:formula="of:=[.V19]-[.S19]" office:value-type="float" office:value="-60000" calcext:value-type="float">
            <text:p>-\60,000</text:p>
          </table:table-cell>
          <table:table-cell table:style-name="ce94" table:formula="of:=[.W19]/[.S19]" office:value-type="percentage" office:value="-1" calcext:value-type="percentage">
            <text:p>100.0%</text:p>
          </table:table-cell>
          <table:table-cell table:style-name="ce303" office:value-type="currency" office:currency="JPY" office:value="61101" calcext:value-type="currency">
            <text:p>￥61,101</text:p>
          </table:table-cell>
          <table:table-cell table:style-name="ce303" office:value-type="currency" office:currency="JPY" office:value="37031" calcext:value-type="currency">
            <text:p>￥37,031</text:p>
          </table:table-cell>
          <table:table-cell table:style-name="ce303" office:value-type="currency" office:currency="JPY" office:value="58542" calcext:value-type="currency">
            <text:p>￥58,542</text:p>
          </table:table-cell>
          <table:table-cell table:style-name="ce303" office:value-type="currency" office:currency="JPY" office:value="87985" calcext:value-type="currency">
            <text:p>￥87,985</text:p>
          </table:table-cell>
          <table:table-cell table:style-name="ce303" office:value-type="currency" office:currency="JPY" office:value="67089" calcext:value-type="currency">
            <text:p>￥67,089</text:p>
          </table:table-cell>
          <table:table-cell table:style-name="ce319" office:value-type="currency" office:currency="JPY" office:value="80000" calcext:value-type="currency">
            <text:p>￥80,000</text:p>
          </table:table-cell>
          <table:table-cell table:number-columns-repeated="994"/>
        </table:table-row>
        <table:table-row table:style-name="ro5">
          <table:table-cell table:style-name="ce2"/>
          <table:table-cell table:style-name="ce293" office:value-type="string" calcext:value-type="string">
            <text:p>自己投資費</text:p>
          </table:table-cell>
          <table:table-cell table:style-name="ce20" office:value-type="currency" office:currency="JPY" office:value="216000" calcext:value-type="currency">
            <text:p>￥216,000</text:p>
          </table:table-cell>
          <table:table-cell table:style-name="ce27" table:formula="of:=[.C20]/12" office:value-type="currency" office:currency="JPY" office:value="18000" calcext:value-type="currency">
            <text:p>￥18,000</text:p>
          </table:table-cell>
          <table:table-cell table:style-name="ce38" table:formula="of:=[$'01'.M35]" office:value-type="currency" office:currency="JPY" office:value="0" calcext:value-type="currency">
            <text:p>￥0</text:p>
          </table:table-cell>
          <table:table-cell table:style-name="ce38" table:formula="of:=[$'02'.M35]" office:value-type="currency" office:currency="JPY" office:value="0" calcext:value-type="currency">
            <text:p>￥0</text:p>
          </table:table-cell>
          <table:table-cell table:style-name="ce44" table:formula="of:=[$'03'.$M35]" office:value-type="currency" office:currency="JPY" office:value="0" calcext:value-type="currency">
            <text:p>￥0</text:p>
          </table:table-cell>
          <table:table-cell table:style-name="ce44" table:formula="of:=[$'04'.$M35]" office:value-type="currency" office:currency="JPY" office:value="0" calcext:value-type="currency">
            <text:p>￥0</text:p>
          </table:table-cell>
          <table:table-cell table:style-name="ce49" table:formula="of:=[$'05'.$M35]" office:value-type="currency" office:currency="JPY" office:value="0" calcext:value-type="currency">
            <text:p>￥0</text:p>
          </table:table-cell>
          <table:table-cell table:style-name="ce38" table:formula="of:=[$'06'.$M35]" office:value-type="currency" office:currency="JPY" office:value="0" calcext:value-type="currency">
            <text:p>￥0</text:p>
          </table:table-cell>
          <table:table-cell table:style-name="ce44" table:formula="of:=[$'07'.$M35]" office:value-type="currency" office:currency="JPY" office:value="0" calcext:value-type="currency">
            <text:p>￥0</text:p>
          </table:table-cell>
          <table:table-cell table:style-name="ce44" table:formula="of:=[$'08'.$M35]" office:value-type="currency" office:currency="JPY" office:value="0" calcext:value-type="currency">
            <text:p>￥0</text:p>
          </table:table-cell>
          <table:table-cell table:style-name="ce49" table:formula="of:=[$'09'.$M35]" office:value-type="currency" office:currency="JPY" office:value="0" calcext:value-type="currency">
            <text:p>￥0</text:p>
          </table:table-cell>
          <table:table-cell table:style-name="ce38" table:formula="of:=[$'10'.$M35]" office:value-type="currency" office:currency="JPY" office:value="0" calcext:value-type="currency">
            <text:p>￥0</text:p>
          </table:table-cell>
          <table:table-cell table:style-name="ce38" table:formula="of:=[$'11'.$M35]" office:value-type="currency" office:currency="JPY" office:value="0" calcext:value-type="currency">
            <text:p>￥0</text:p>
          </table:table-cell>
          <table:table-cell table:style-name="ce38" table:formula="of:=[$'12'.$M35]" office:value-type="currency" office:currency="JPY" office:value="0" calcext:value-type="currency">
            <text:p>￥0</text:p>
          </table:table-cell>
          <table:table-cell table:style-name="ce51" table:formula="of:=SUM([.E20:.P20])" office:value-type="currency" office:currency="JPY" office:value="0" calcext:value-type="currency">
            <text:p>￥0</text:p>
          </table:table-cell>
          <table:table-cell table:style-name="ce55" office:value-type="string" calcext:value-type="string">
            <text:p>自己投資費</text:p>
          </table:table-cell>
          <table:table-cell table:style-name="ce63" table:formula="of:=[.C20]" office:value-type="currency" office:currency="JPY" office:value="216000" calcext:value-type="currency">
            <text:p>￥216,000</text:p>
          </table:table-cell>
          <table:table-cell table:style-name="ce71" table:formula="of:=[.Q20]/[.S20]*100" office:value-type="float" office:value="0" calcext:value-type="float">
            <text:p>0.0</text:p>
          </table:table-cell>
          <table:table-cell table:style-name="ce85" table:formula="of:=[.Q20]/([.$T$8]/100)/12" office:value-type="currency" office:currency="JPY" office:value="0" calcext:value-type="currency">
            <text:p>￥0</text:p>
          </table:table-cell>
          <table:table-cell table:style-name="ce88" table:formula="of:=[.U20]*12" office:value-type="currency" office:currency="JPY" office:value="0" calcext:value-type="currency">
            <text:p>￥0</text:p>
          </table:table-cell>
          <table:table-cell table:style-name="ce91" table:formula="of:=[.V20]-[.S20]" office:value-type="float" office:value="-216000" calcext:value-type="float">
            <text:p>-\216,000</text:p>
          </table:table-cell>
          <table:table-cell table:style-name="ce93" table:formula="of:=[.W20]/[.S20]" office:value-type="percentage" office:value="-1" calcext:value-type="percentage">
            <text:p>100.0%</text:p>
          </table:table-cell>
          <table:table-cell table:style-name="ce97" office:value-type="currency" office:currency="JPY" office:value="70215" calcext:value-type="currency">
            <text:p>￥70,215</text:p>
          </table:table-cell>
          <table:table-cell table:style-name="ce97" office:value-type="currency" office:currency="JPY" office:value="62459" calcext:value-type="currency">
            <text:p>￥62,459</text:p>
          </table:table-cell>
          <table:table-cell table:style-name="ce97" office:value-type="currency" office:currency="JPY" office:value="54393" calcext:value-type="currency">
            <text:p>￥54,393</text:p>
          </table:table-cell>
          <table:table-cell table:style-name="ce97" office:value-type="currency" office:currency="JPY" office:value="46644" calcext:value-type="currency">
            <text:p>￥46,644</text:p>
          </table:table-cell>
          <table:table-cell table:style-name="ce97" office:value-type="currency" office:currency="JPY" office:value="17312" calcext:value-type="currency">
            <text:p>￥17,312</text:p>
          </table:table-cell>
          <table:table-cell table:style-name="ce100" office:value-type="currency" office:currency="JPY" office:value="100000" calcext:value-type="currency">
            <text:p>￥100,000</text:p>
          </table:table-cell>
          <table:table-cell table:style-name="ce2" table:number-columns-repeated="994"/>
        </table:table-row>
        <table:table-row table:style-name="ro5">
          <table:table-cell/>
          <table:table-cell table:style-name="ce295" office:value-type="string" calcext:value-type="string">
            <text:p>機器購入費</text:p>
          </table:table-cell>
          <table:table-cell table:style-name="ce305" office:value-type="currency" office:currency="JPY" office:value="150000" calcext:value-type="currency">
            <text:p>￥150,000</text:p>
          </table:table-cell>
          <table:table-cell table:style-name="ce28" table:formula="of:=[.C21]/12" office:value-type="currency" office:currency="JPY" office:value="12500" calcext:value-type="currency">
            <text:p>￥12,500</text:p>
          </table:table-cell>
          <table:table-cell table:style-name="ce37" table:formula="of:=[$'01'.M36]" office:value-type="currency" office:currency="JPY" office:value="0" calcext:value-type="currency">
            <text:p>￥0</text:p>
          </table:table-cell>
          <table:table-cell table:style-name="ce37" table:formula="of:=[$'02'.M36]" office:value-type="currency" office:currency="JPY" office:value="0" calcext:value-type="currency">
            <text:p>￥0</text:p>
          </table:table-cell>
          <table:table-cell table:style-name="ce45" table:formula="of:=[$'03'.$M36]" office:value-type="currency" office:currency="JPY" office:value="0" calcext:value-type="currency">
            <text:p>￥0</text:p>
          </table:table-cell>
          <table:table-cell table:style-name="ce45" table:formula="of:=[$'04'.$M36]" office:value-type="currency" office:currency="JPY" office:value="0" calcext:value-type="currency">
            <text:p>￥0</text:p>
          </table:table-cell>
          <table:table-cell table:style-name="ce43" table:formula="of:=[$'05'.$M36]" office:value-type="currency" office:currency="JPY" office:value="0" calcext:value-type="currency">
            <text:p>￥0</text:p>
          </table:table-cell>
          <table:table-cell table:style-name="ce37" table:formula="of:=[$'06'.$M36]" office:value-type="currency" office:currency="JPY" office:value="0" calcext:value-type="currency">
            <text:p>￥0</text:p>
          </table:table-cell>
          <table:table-cell table:style-name="ce45" table:formula="of:=[$'07'.$M36]" office:value-type="currency" office:currency="JPY" office:value="0" calcext:value-type="currency">
            <text:p>￥0</text:p>
          </table:table-cell>
          <table:table-cell table:style-name="ce45" table:formula="of:=[$'08'.$M36]" office:value-type="currency" office:currency="JPY" office:value="0" calcext:value-type="currency">
            <text:p>￥0</text:p>
          </table:table-cell>
          <table:table-cell table:style-name="ce37" table:formula="of:=[$'09'.$M36]" office:value-type="currency" office:currency="JPY" office:value="0" calcext:value-type="currency">
            <text:p>￥0</text:p>
          </table:table-cell>
          <table:table-cell table:style-name="ce37" table:formula="of:=[$'10'.$M36]" office:value-type="currency" office:currency="JPY" office:value="0" calcext:value-type="currency">
            <text:p>￥0</text:p>
          </table:table-cell>
          <table:table-cell table:style-name="ce37" table:formula="of:=[$'11'.$M36]" office:value-type="currency" office:currency="JPY" office:value="0" calcext:value-type="currency">
            <text:p>￥0</text:p>
          </table:table-cell>
          <table:table-cell table:style-name="ce37" table:formula="of:=[$'12'.$M36]" office:value-type="currency" office:currency="JPY" office:value="0" calcext:value-type="currency">
            <text:p>￥0</text:p>
          </table:table-cell>
          <table:table-cell table:style-name="ce304" table:formula="of:=SUM([.E21:.P21])" office:value-type="currency" office:currency="JPY" office:value="0" calcext:value-type="currency">
            <text:p>￥0</text:p>
          </table:table-cell>
          <table:table-cell table:style-name="ce54" office:value-type="string" calcext:value-type="string">
            <text:p>機器購入費</text:p>
          </table:table-cell>
          <table:table-cell table:style-name="ce64" table:formula="of:=[.C21]" office:value-type="currency" office:currency="JPY" office:value="150000" calcext:value-type="currency">
            <text:p>￥150,000</text:p>
          </table:table-cell>
          <table:table-cell table:style-name="ce72" table:formula="of:=[.Q21]/[.S21]*100" office:value-type="float" office:value="0" calcext:value-type="float">
            <text:p>0.0</text:p>
          </table:table-cell>
          <table:table-cell table:style-name="ce86" table:formula="of:=[.Q21]/([.$T$8]/100)/12" office:value-type="currency" office:currency="JPY" office:value="0" calcext:value-type="currency">
            <text:p>￥0</text:p>
          </table:table-cell>
          <table:table-cell table:style-name="ce89" table:formula="of:=[.U21]*12" office:value-type="currency" office:currency="JPY" office:value="0" calcext:value-type="currency">
            <text:p>￥0</text:p>
          </table:table-cell>
          <table:table-cell table:style-name="ce92" table:formula="of:=[.V21]-[.S21]" office:value-type="float" office:value="-150000" calcext:value-type="float">
            <text:p>-\150,000</text:p>
          </table:table-cell>
          <table:table-cell table:style-name="ce94" table:formula="of:=[.W21]/[.S21]" office:value-type="percentage" office:value="-1" calcext:value-type="percentage">
            <text:p>100.0%</text:p>
          </table:table-cell>
          <table:table-cell table:number-columns-repeated="2" table:style-name="ce303" office:value-type="currency" office:currency="JPY" office:value="0" calcext:value-type="currency">
            <text:p>￥0</text:p>
          </table:table-cell>
          <table:table-cell table:style-name="ce303" office:value-type="currency" office:currency="JPY" office:value="70164" calcext:value-type="currency">
            <text:p>￥70,164</text:p>
          </table:table-cell>
          <table:table-cell table:style-name="ce303" table:number-columns-repeated="2"/>
          <table:table-cell table:style-name="ce319"/>
          <table:table-cell table:number-columns-repeated="994"/>
        </table:table-row>
        <table:table-row table:style-name="ro5">
          <table:table-cell table:style-name="ce2"/>
          <table:table-cell table:style-name="ce293" office:value-type="string" calcext:value-type="string">
            <text:p>服飾費</text:p>
          </table:table-cell>
          <table:table-cell table:style-name="ce20" office:value-type="currency" office:currency="JPY" office:value="45000" calcext:value-type="currency">
            <text:p>￥45,000</text:p>
          </table:table-cell>
          <table:table-cell table:style-name="ce27" table:formula="of:=[.C22]/12" office:value-type="currency" office:currency="JPY" office:value="3750" calcext:value-type="currency">
            <text:p>￥3,750</text:p>
          </table:table-cell>
          <table:table-cell table:style-name="ce38" table:formula="of:=[$'01'.M37]" office:value-type="currency" office:currency="JPY" office:value="0" calcext:value-type="currency">
            <text:p>￥0</text:p>
          </table:table-cell>
          <table:table-cell table:style-name="ce38" table:formula="of:=[$'02'.M37]" office:value-type="currency" office:currency="JPY" office:value="0" calcext:value-type="currency">
            <text:p>￥0</text:p>
          </table:table-cell>
          <table:table-cell table:style-name="ce44" table:formula="of:=[$'03'.$M37]" office:value-type="currency" office:currency="JPY" office:value="0" calcext:value-type="currency">
            <text:p>￥0</text:p>
          </table:table-cell>
          <table:table-cell table:style-name="ce44" table:formula="of:=[$'04'.$M37]" office:value-type="currency" office:currency="JPY" office:value="0" calcext:value-type="currency">
            <text:p>￥0</text:p>
          </table:table-cell>
          <table:table-cell table:style-name="ce38" table:formula="of:=[$'05'.$M37]" office:value-type="currency" office:currency="JPY" office:value="0" calcext:value-type="currency">
            <text:p>￥0</text:p>
          </table:table-cell>
          <table:table-cell table:style-name="ce38" table:formula="of:=[$'06'.$M37]" office:value-type="currency" office:currency="JPY" office:value="0" calcext:value-type="currency">
            <text:p>￥0</text:p>
          </table:table-cell>
          <table:table-cell table:style-name="ce44" table:formula="of:=[$'07'.$M37]" office:value-type="currency" office:currency="JPY" office:value="0" calcext:value-type="currency">
            <text:p>￥0</text:p>
          </table:table-cell>
          <table:table-cell table:style-name="ce44" table:formula="of:=[$'08'.$M37]" office:value-type="currency" office:currency="JPY" office:value="0" calcext:value-type="currency">
            <text:p>￥0</text:p>
          </table:table-cell>
          <table:table-cell table:style-name="ce38" table:formula="of:=[$'09'.$M37]" office:value-type="currency" office:currency="JPY" office:value="0" calcext:value-type="currency">
            <text:p>￥0</text:p>
          </table:table-cell>
          <table:table-cell table:style-name="ce38" table:formula="of:=[$'10'.$M37]" office:value-type="currency" office:currency="JPY" office:value="0" calcext:value-type="currency">
            <text:p>￥0</text:p>
          </table:table-cell>
          <table:table-cell table:style-name="ce38" table:formula="of:=[$'11'.$M37]" office:value-type="currency" office:currency="JPY" office:value="0" calcext:value-type="currency">
            <text:p>￥0</text:p>
          </table:table-cell>
          <table:table-cell table:style-name="ce38" table:formula="of:=[$'12'.$M37]" office:value-type="currency" office:currency="JPY" office:value="0" calcext:value-type="currency">
            <text:p>￥0</text:p>
          </table:table-cell>
          <table:table-cell table:style-name="ce50" table:formula="of:=SUM([.E22:.P22])" office:value-type="currency" office:currency="JPY" office:value="0" calcext:value-type="currency">
            <text:p>￥0</text:p>
          </table:table-cell>
          <table:table-cell table:style-name="ce55" office:value-type="string" calcext:value-type="string">
            <text:p>服飾費</text:p>
          </table:table-cell>
          <table:table-cell table:style-name="ce63" table:formula="of:=[.C22]" office:value-type="currency" office:currency="JPY" office:value="45000" calcext:value-type="currency">
            <text:p>￥45,000</text:p>
          </table:table-cell>
          <table:table-cell table:style-name="ce71" table:formula="of:=[.Q22]/[.S22]*100" office:value-type="float" office:value="0" calcext:value-type="float">
            <text:p>0.0</text:p>
          </table:table-cell>
          <table:table-cell table:style-name="ce85" table:formula="of:=[.Q22]/([.$T$8]/100)/12" office:value-type="currency" office:currency="JPY" office:value="0" calcext:value-type="currency">
            <text:p>￥0</text:p>
          </table:table-cell>
          <table:table-cell table:style-name="ce88" table:formula="of:=[.U22]*12" office:value-type="currency" office:currency="JPY" office:value="0" calcext:value-type="currency">
            <text:p>￥0</text:p>
          </table:table-cell>
          <table:table-cell table:style-name="ce91" table:formula="of:=[.V22]-[.S22]" office:value-type="float" office:value="-45000" calcext:value-type="float">
            <text:p>-\45,000</text:p>
          </table:table-cell>
          <table:table-cell table:style-name="ce93" table:formula="of:=[.W22]/[.S22]" office:value-type="percentage" office:value="-1" calcext:value-type="percentage">
            <text:p>100.0%</text:p>
          </table:table-cell>
          <table:table-cell table:style-name="ce97" office:value-type="currency" office:currency="JPY" office:value="21297" calcext:value-type="currency">
            <text:p>￥21,297</text:p>
          </table:table-cell>
          <table:table-cell table:style-name="ce97" office:value-type="currency" office:currency="JPY" office:value="35035" calcext:value-type="currency">
            <text:p>￥35,035</text:p>
          </table:table-cell>
          <table:table-cell table:style-name="ce97" office:value-type="currency" office:currency="JPY" office:value="49937" calcext:value-type="currency">
            <text:p>￥49,937</text:p>
          </table:table-cell>
          <table:table-cell table:style-name="ce97" office:value-type="currency" office:currency="JPY" office:value="48510" calcext:value-type="currency">
            <text:p>￥48,510</text:p>
          </table:table-cell>
          <table:table-cell table:style-name="ce97" office:value-type="currency" office:currency="JPY" office:value="14630" calcext:value-type="currency">
            <text:p>￥14,630</text:p>
          </table:table-cell>
          <table:table-cell table:style-name="ce100" office:value-type="currency" office:currency="JPY" office:value="100000" calcext:value-type="currency">
            <text:p>￥100,000</text:p>
          </table:table-cell>
          <table:table-cell table:style-name="ce2" table:number-columns-repeated="994"/>
        </table:table-row>
        <table:table-row table:style-name="ro5">
          <table:table-cell/>
          <table:table-cell table:style-name="ce292" office:value-type="string" calcext:value-type="string">
            <text:p>支払保険料</text:p>
          </table:table-cell>
          <table:table-cell table:style-name="ce305" office:value-type="currency" office:currency="JPY" office:value="500000" calcext:value-type="currency">
            <text:p>￥500,000</text:p>
          </table:table-cell>
          <table:table-cell table:style-name="ce28" table:formula="of:=[.C23]/12" office:value-type="currency" office:currency="JPY" office:value="41666.6666666667" calcext:value-type="currency">
            <text:p>￥41,667</text:p>
          </table:table-cell>
          <table:table-cell table:style-name="ce37" table:formula="of:=[$'01'.M38]" office:value-type="currency" office:currency="JPY" office:value="0" calcext:value-type="currency">
            <text:p>￥0</text:p>
          </table:table-cell>
          <table:table-cell table:style-name="ce37" table:formula="of:=[$'02'.M38]" office:value-type="currency" office:currency="JPY" office:value="0" calcext:value-type="currency">
            <text:p>￥0</text:p>
          </table:table-cell>
          <table:table-cell table:style-name="ce45" table:formula="of:=[$'03'.$M38]" office:value-type="currency" office:currency="JPY" office:value="0" calcext:value-type="currency">
            <text:p>￥0</text:p>
          </table:table-cell>
          <table:table-cell table:style-name="ce45" table:formula="of:=[$'04'.$M38]" office:value-type="currency" office:currency="JPY" office:value="0" calcext:value-type="currency">
            <text:p>￥0</text:p>
          </table:table-cell>
          <table:table-cell table:style-name="ce37" table:formula="of:=[$'05'.$M38]" office:value-type="currency" office:currency="JPY" office:value="0" calcext:value-type="currency">
            <text:p>￥0</text:p>
          </table:table-cell>
          <table:table-cell table:style-name="ce37" table:formula="of:=[$'06'.$M38]" office:value-type="currency" office:currency="JPY" office:value="0" calcext:value-type="currency">
            <text:p>￥0</text:p>
          </table:table-cell>
          <table:table-cell table:style-name="ce45" table:formula="of:=[$'07'.$M38]" office:value-type="currency" office:currency="JPY" office:value="0" calcext:value-type="currency">
            <text:p>￥0</text:p>
          </table:table-cell>
          <table:table-cell table:style-name="ce45" table:formula="of:=[$'08'.$M38]" office:value-type="currency" office:currency="JPY" office:value="0" calcext:value-type="currency">
            <text:p>￥0</text:p>
          </table:table-cell>
          <table:table-cell table:style-name="ce37" table:formula="of:=[$'09'.$M38]" office:value-type="currency" office:currency="JPY" office:value="0" calcext:value-type="currency">
            <text:p>￥0</text:p>
          </table:table-cell>
          <table:table-cell table:style-name="ce37" table:formula="of:=[$'10'.$M38]" office:value-type="currency" office:currency="JPY" office:value="0" calcext:value-type="currency">
            <text:p>￥0</text:p>
          </table:table-cell>
          <table:table-cell table:style-name="ce37" table:formula="of:=[$'11'.$M38]" office:value-type="currency" office:currency="JPY" office:value="0" calcext:value-type="currency">
            <text:p>￥0</text:p>
          </table:table-cell>
          <table:table-cell table:style-name="ce37" table:formula="of:=[$'12'.$M38]" office:value-type="currency" office:currency="JPY" office:value="0" calcext:value-type="currency">
            <text:p>￥0</text:p>
          </table:table-cell>
          <table:table-cell table:style-name="ce304" table:formula="of:=SUM([.E23:.P23])" office:value-type="currency" office:currency="JPY" office:value="0" calcext:value-type="currency">
            <text:p>￥0</text:p>
          </table:table-cell>
          <table:table-cell table:style-name="ce54" office:value-type="string" calcext:value-type="string">
            <text:p>支払保険料</text:p>
          </table:table-cell>
          <table:table-cell table:style-name="ce64" table:formula="of:=[.C23]" office:value-type="currency" office:currency="JPY" office:value="500000" calcext:value-type="currency">
            <text:p>￥500,000</text:p>
          </table:table-cell>
          <table:table-cell table:style-name="ce72" table:formula="of:=[.Q23]/[.S23]*100" office:value-type="float" office:value="0" calcext:value-type="float">
            <text:p>0.0</text:p>
          </table:table-cell>
          <table:table-cell table:style-name="ce86" table:formula="of:=[.Q23]/([.$T$8]/100)/12" office:value-type="currency" office:currency="JPY" office:value="0" calcext:value-type="currency">
            <text:p>￥0</text:p>
          </table:table-cell>
          <table:table-cell table:style-name="ce89" table:formula="of:=[.U23]*12" office:value-type="currency" office:currency="JPY" office:value="0" calcext:value-type="currency">
            <text:p>￥0</text:p>
          </table:table-cell>
          <table:table-cell table:style-name="ce92" table:formula="of:=[.V23]-[.S23]" office:value-type="float" office:value="-500000" calcext:value-type="float">
            <text:p>-\500,000</text:p>
          </table:table-cell>
          <table:table-cell table:style-name="ce94" table:formula="of:=[.W23]/[.S23]" office:value-type="percentage" office:value="-1" calcext:value-type="percentage">
            <text:p>100.0%</text:p>
          </table:table-cell>
          <table:table-cell table:style-name="ce303" office:value-type="currency" office:currency="JPY" office:value="412372" calcext:value-type="currency">
            <text:p>￥412,372</text:p>
          </table:table-cell>
          <table:table-cell table:style-name="ce303" office:value-type="currency" office:currency="JPY" office:value="248484" calcext:value-type="currency">
            <text:p>￥248,484</text:p>
          </table:table-cell>
          <table:table-cell table:style-name="ce303" office:value-type="currency" office:currency="JPY" office:value="257970" calcext:value-type="currency">
            <text:p>￥257,970</text:p>
          </table:table-cell>
          <table:table-cell table:style-name="ce303" office:value-type="currency" office:currency="JPY" office:value="451612" calcext:value-type="currency">
            <text:p>￥451,612</text:p>
          </table:table-cell>
          <table:table-cell table:style-name="ce303" office:value-type="currency" office:currency="JPY" office:value="373104" calcext:value-type="currency">
            <text:p>￥373,104</text:p>
          </table:table-cell>
          <table:table-cell table:style-name="ce319" office:value-type="currency" office:currency="JPY" office:value="480000" calcext:value-type="currency">
            <text:p>￥480,000</text:p>
          </table:table-cell>
          <table:table-cell table:number-columns-repeated="994"/>
        </table:table-row>
        <table:table-row table:style-name="ro5">
          <table:table-cell table:style-name="ce2"/>
          <table:table-cell table:style-name="ce293" office:value-type="string" calcext:value-type="string">
            <text:p>所得税等</text:p>
          </table:table-cell>
          <table:table-cell table:style-name="ce20" office:value-type="currency" office:currency="JPY" office:value="80000" calcext:value-type="currency">
            <text:p>￥80,000</text:p>
          </table:table-cell>
          <table:table-cell table:style-name="ce27" table:formula="of:=[.C24]/12" office:value-type="currency" office:currency="JPY" office:value="6666.66666666667" calcext:value-type="currency">
            <text:p>￥6,667</text:p>
          </table:table-cell>
          <table:table-cell table:style-name="ce38" table:formula="of:=[$'01'.M39]" office:value-type="currency" office:currency="JPY" office:value="0" calcext:value-type="currency">
            <text:p>￥0</text:p>
          </table:table-cell>
          <table:table-cell table:style-name="ce38" table:formula="of:=[$'02'.M39]" office:value-type="currency" office:currency="JPY" office:value="0" calcext:value-type="currency">
            <text:p>￥0</text:p>
          </table:table-cell>
          <table:table-cell table:style-name="ce44" table:formula="of:=[$'03'.$M39]" office:value-type="currency" office:currency="JPY" office:value="0" calcext:value-type="currency">
            <text:p>￥0</text:p>
          </table:table-cell>
          <table:table-cell table:style-name="ce44" table:formula="of:=[$'04'.$M39]" office:value-type="currency" office:currency="JPY" office:value="0" calcext:value-type="currency">
            <text:p>￥0</text:p>
          </table:table-cell>
          <table:table-cell table:style-name="ce38" table:formula="of:=[$'05'.$M39]" office:value-type="currency" office:currency="JPY" office:value="0" calcext:value-type="currency">
            <text:p>￥0</text:p>
          </table:table-cell>
          <table:table-cell table:style-name="ce38" table:formula="of:=[$'06'.$M39]" office:value-type="currency" office:currency="JPY" office:value="0" calcext:value-type="currency">
            <text:p>￥0</text:p>
          </table:table-cell>
          <table:table-cell table:style-name="ce44" table:formula="of:=[$'07'.$M39]" office:value-type="currency" office:currency="JPY" office:value="0" calcext:value-type="currency">
            <text:p>￥0</text:p>
          </table:table-cell>
          <table:table-cell table:style-name="ce44" table:formula="of:=[$'08'.$M39]" office:value-type="currency" office:currency="JPY" office:value="0" calcext:value-type="currency">
            <text:p>￥0</text:p>
          </table:table-cell>
          <table:table-cell table:style-name="ce38" table:formula="of:=[$'09'.$M39]" office:value-type="currency" office:currency="JPY" office:value="0" calcext:value-type="currency">
            <text:p>￥0</text:p>
          </table:table-cell>
          <table:table-cell table:style-name="ce38" table:formula="of:=[$'10'.$M39]" office:value-type="currency" office:currency="JPY" office:value="0" calcext:value-type="currency">
            <text:p>￥0</text:p>
          </table:table-cell>
          <table:table-cell table:style-name="ce38" table:formula="of:=[$'11'.$M39]" office:value-type="currency" office:currency="JPY" office:value="0" calcext:value-type="currency">
            <text:p>￥0</text:p>
          </table:table-cell>
          <table:table-cell table:style-name="ce38" table:formula="of:=[$'12'.$M39]" office:value-type="currency" office:currency="JPY" office:value="0" calcext:value-type="currency">
            <text:p>￥0</text:p>
          </table:table-cell>
          <table:table-cell table:style-name="ce50" table:formula="of:=SUM([.E24:.P24])" office:value-type="currency" office:currency="JPY" office:value="0" calcext:value-type="currency">
            <text:p>￥0</text:p>
          </table:table-cell>
          <table:table-cell table:style-name="ce55" office:value-type="string" calcext:value-type="string">
            <text:p>所得税等</text:p>
          </table:table-cell>
          <table:table-cell table:style-name="ce63" table:formula="of:=[.C24]" office:value-type="currency" office:currency="JPY" office:value="80000" calcext:value-type="currency">
            <text:p>￥80,000</text:p>
          </table:table-cell>
          <table:table-cell table:style-name="ce71" table:formula="of:=[.Q24]/[.S24]*100" office:value-type="float" office:value="0" calcext:value-type="float">
            <text:p>0.0</text:p>
          </table:table-cell>
          <table:table-cell table:style-name="ce85" table:formula="of:=[.Q24]/([.$T$8]/100)/12" office:value-type="currency" office:currency="JPY" office:value="0" calcext:value-type="currency">
            <text:p>￥0</text:p>
          </table:table-cell>
          <table:table-cell table:style-name="ce88" table:formula="of:=[.U24]*12" office:value-type="currency" office:currency="JPY" office:value="0" calcext:value-type="currency">
            <text:p>￥0</text:p>
          </table:table-cell>
          <table:table-cell table:style-name="ce91" table:formula="of:=[.V24]-[.S24]" office:value-type="float" office:value="-80000" calcext:value-type="float">
            <text:p>-\80,000</text:p>
          </table:table-cell>
          <table:table-cell table:style-name="ce93" table:formula="of:=[.W24]/[.S24]" office:value-type="percentage" office:value="-1" calcext:value-type="percentage">
            <text:p>100.0%</text:p>
          </table:table-cell>
          <table:table-cell table:style-name="ce97" office:value-type="currency" office:currency="JPY" office:value="97388" calcext:value-type="currency">
            <text:p>￥97,388</text:p>
          </table:table-cell>
          <table:table-cell table:style-name="ce97" office:value-type="currency" office:currency="JPY" office:value="39627" calcext:value-type="currency">
            <text:p>￥39,627</text:p>
          </table:table-cell>
          <table:table-cell table:style-name="ce97" office:value-type="currency" office:currency="JPY" office:value="76572" calcext:value-type="currency">
            <text:p>￥76,572</text:p>
          </table:table-cell>
          <table:table-cell table:style-name="ce97" office:value-type="currency" office:currency="JPY" office:value="29659" calcext:value-type="currency">
            <text:p>￥29,659</text:p>
          </table:table-cell>
          <table:table-cell table:style-name="ce97" office:value-type="currency" office:currency="JPY" office:value="120146" calcext:value-type="currency">
            <text:p>￥120,146</text:p>
          </table:table-cell>
          <table:table-cell table:style-name="ce100" office:value-type="currency" office:currency="JPY" office:value="80000" calcext:value-type="currency">
            <text:p>￥80,000</text:p>
          </table:table-cell>
          <table:table-cell table:style-name="ce2" table:number-columns-repeated="994"/>
        </table:table-row>
        <table:table-row table:style-name="ro5">
          <table:table-cell/>
          <table:table-cell table:style-name="ce292" office:value-type="string" calcext:value-type="string">
            <text:p>住民税</text:p>
          </table:table-cell>
          <table:table-cell table:style-name="ce305" office:value-type="currency" office:currency="JPY" office:value="160000" calcext:value-type="currency">
            <text:p>￥160,000</text:p>
          </table:table-cell>
          <table:table-cell table:style-name="ce28" table:formula="of:=[.C25]/12" office:value-type="currency" office:currency="JPY" office:value="13333.3333333333" calcext:value-type="currency">
            <text:p>￥13,333</text:p>
          </table:table-cell>
          <table:table-cell table:style-name="ce37" table:formula="of:=[$'01'.M40]" office:value-type="currency" office:currency="JPY" office:value="0" calcext:value-type="currency">
            <text:p>￥0</text:p>
          </table:table-cell>
          <table:table-cell table:style-name="ce37" table:formula="of:=[$'02'.M40]" office:value-type="currency" office:currency="JPY" office:value="0" calcext:value-type="currency">
            <text:p>￥0</text:p>
          </table:table-cell>
          <table:table-cell table:style-name="ce45" table:formula="of:=[$'03'.$M40]" office:value-type="currency" office:currency="JPY" office:value="0" calcext:value-type="currency">
            <text:p>￥0</text:p>
          </table:table-cell>
          <table:table-cell table:style-name="ce45" table:formula="of:=[$'04'.$M40]" office:value-type="currency" office:currency="JPY" office:value="0" calcext:value-type="currency">
            <text:p>￥0</text:p>
          </table:table-cell>
          <table:table-cell table:style-name="ce37" table:formula="of:=[$'05'.$M40]" office:value-type="currency" office:currency="JPY" office:value="0" calcext:value-type="currency">
            <text:p>￥0</text:p>
          </table:table-cell>
          <table:table-cell table:style-name="ce37" table:formula="of:=[$'06'.$M40]" office:value-type="currency" office:currency="JPY" office:value="0" calcext:value-type="currency">
            <text:p>￥0</text:p>
          </table:table-cell>
          <table:table-cell table:style-name="ce45" table:formula="of:=[$'07'.$M40]" office:value-type="currency" office:currency="JPY" office:value="0" calcext:value-type="currency">
            <text:p>￥0</text:p>
          </table:table-cell>
          <table:table-cell table:style-name="ce45" table:formula="of:=[$'08'.$M40]" office:value-type="currency" office:currency="JPY" office:value="0" calcext:value-type="currency">
            <text:p>￥0</text:p>
          </table:table-cell>
          <table:table-cell table:style-name="ce37" table:formula="of:=[$'09'.$M40]" office:value-type="currency" office:currency="JPY" office:value="0" calcext:value-type="currency">
            <text:p>￥0</text:p>
          </table:table-cell>
          <table:table-cell table:style-name="ce37" table:formula="of:=[$'10'.$M40]" office:value-type="currency" office:currency="JPY" office:value="0" calcext:value-type="currency">
            <text:p>￥0</text:p>
          </table:table-cell>
          <table:table-cell table:style-name="ce37" table:formula="of:=[$'11'.$M40]" office:value-type="currency" office:currency="JPY" office:value="0" calcext:value-type="currency">
            <text:p>￥0</text:p>
          </table:table-cell>
          <table:table-cell table:style-name="ce37" table:formula="of:=[$'12'.$M40]" office:value-type="currency" office:currency="JPY" office:value="0" calcext:value-type="currency">
            <text:p>￥0</text:p>
          </table:table-cell>
          <table:table-cell table:style-name="ce304" table:formula="of:=SUM([.E25:.P25])" office:value-type="currency" office:currency="JPY" office:value="0" calcext:value-type="currency">
            <text:p>￥0</text:p>
          </table:table-cell>
          <table:table-cell table:style-name="ce54" office:value-type="string" calcext:value-type="string">
            <text:p>住民税</text:p>
          </table:table-cell>
          <table:table-cell table:style-name="ce64" table:formula="of:=[.C25]" office:value-type="currency" office:currency="JPY" office:value="160000" calcext:value-type="currency">
            <text:p>￥160,000</text:p>
          </table:table-cell>
          <table:table-cell table:style-name="ce72" table:formula="of:=[.Q25]/[.S25]*100" office:value-type="float" office:value="0" calcext:value-type="float">
            <text:p>0.0</text:p>
          </table:table-cell>
          <table:table-cell table:style-name="ce86" table:formula="of:=[.Q25]/([.$T$8]/100)/12" office:value-type="currency" office:currency="JPY" office:value="0" calcext:value-type="currency">
            <text:p>￥0</text:p>
          </table:table-cell>
          <table:table-cell table:style-name="ce89" table:formula="of:=[.U25]*12" office:value-type="currency" office:currency="JPY" office:value="0" calcext:value-type="currency">
            <text:p>￥0</text:p>
          </table:table-cell>
          <table:table-cell table:style-name="ce92" table:formula="of:=[.V25]-[.S25]" office:value-type="float" office:value="-160000" calcext:value-type="float">
            <text:p>-\160,000</text:p>
          </table:table-cell>
          <table:table-cell table:style-name="ce94" table:formula="of:=[.W25]/[.S25]" office:value-type="percentage" office:value="-1" calcext:value-type="percentage">
            <text:p>100.0%</text:p>
          </table:table-cell>
          <table:table-cell table:style-name="ce303" office:value-type="currency" office:currency="JPY" office:value="129847" calcext:value-type="currency">
            <text:p>￥129,847</text:p>
          </table:table-cell>
          <table:table-cell table:style-name="ce303" office:value-type="currency" office:currency="JPY" office:value="1345" calcext:value-type="currency">
            <text:p>￥1,345</text:p>
          </table:table-cell>
          <table:table-cell table:style-name="ce303" office:value-type="currency" office:currency="JPY" office:value="53358" calcext:value-type="currency">
            <text:p>￥53,358</text:p>
          </table:table-cell>
          <table:table-cell table:style-name="ce303" office:value-type="currency" office:currency="JPY" office:value="182236" calcext:value-type="currency">
            <text:p>￥182,236</text:p>
          </table:table-cell>
          <table:table-cell table:style-name="ce303" office:value-type="currency" office:currency="JPY" office:value="68750" calcext:value-type="currency">
            <text:p>￥68,750</text:p>
          </table:table-cell>
          <table:table-cell table:style-name="ce319" office:value-type="currency" office:currency="JPY" office:value="150000" calcext:value-type="currency">
            <text:p>￥150,000</text:p>
          </table:table-cell>
          <table:table-cell table:number-columns-repeated="994"/>
        </table:table-row>
        <table:table-row table:style-name="ro5">
          <table:table-cell table:style-name="ce2"/>
          <table:table-cell table:style-name="ce293" office:value-type="string" calcext:value-type="string">
            <text:p>租税公課</text:p>
          </table:table-cell>
          <table:table-cell table:style-name="ce20" office:value-type="currency" office:currency="JPY" office:value="15000" calcext:value-type="currency">
            <text:p>￥15,000</text:p>
          </table:table-cell>
          <table:table-cell table:style-name="ce27" table:formula="of:=[.C26]/12" office:value-type="currency" office:currency="JPY" office:value="1250" calcext:value-type="currency">
            <text:p>￥1,250</text:p>
          </table:table-cell>
          <table:table-cell table:style-name="ce38" table:formula="of:=[$'01'.M41]" office:value-type="currency" office:currency="JPY" office:value="0" calcext:value-type="currency">
            <text:p>￥0</text:p>
          </table:table-cell>
          <table:table-cell table:style-name="ce38" table:formula="of:=[$'02'.M41]" office:value-type="currency" office:currency="JPY" office:value="0" calcext:value-type="currency">
            <text:p>￥0</text:p>
          </table:table-cell>
          <table:table-cell table:style-name="ce44" table:formula="of:=[$'03'.$M41]" office:value-type="currency" office:currency="JPY" office:value="0" calcext:value-type="currency">
            <text:p>￥0</text:p>
          </table:table-cell>
          <table:table-cell table:style-name="ce44" table:formula="of:=[$'04'.$M41]" office:value-type="currency" office:currency="JPY" office:value="0" calcext:value-type="currency">
            <text:p>￥0</text:p>
          </table:table-cell>
          <table:table-cell table:style-name="ce38" table:formula="of:=[$'05'.$M41]" office:value-type="currency" office:currency="JPY" office:value="0" calcext:value-type="currency">
            <text:p>￥0</text:p>
          </table:table-cell>
          <table:table-cell table:style-name="ce38" table:formula="of:=[$'06'.$M41]" office:value-type="currency" office:currency="JPY" office:value="0" calcext:value-type="currency">
            <text:p>￥0</text:p>
          </table:table-cell>
          <table:table-cell table:style-name="ce44" table:formula="of:=[$'07'.$M41]" office:value-type="currency" office:currency="JPY" office:value="0" calcext:value-type="currency">
            <text:p>￥0</text:p>
          </table:table-cell>
          <table:table-cell table:style-name="ce44" table:formula="of:=[$'08'.$M41]" office:value-type="currency" office:currency="JPY" office:value="0" calcext:value-type="currency">
            <text:p>￥0</text:p>
          </table:table-cell>
          <table:table-cell table:style-name="ce38" table:formula="of:=[$'09'.$M41]" office:value-type="currency" office:currency="JPY" office:value="0" calcext:value-type="currency">
            <text:p>￥0</text:p>
          </table:table-cell>
          <table:table-cell table:style-name="ce38" table:formula="of:=[$'10'.$M41]" office:value-type="currency" office:currency="JPY" office:value="0" calcext:value-type="currency">
            <text:p>￥0</text:p>
          </table:table-cell>
          <table:table-cell table:style-name="ce38" table:formula="of:=[$'11'.$M41]" office:value-type="currency" office:currency="JPY" office:value="0" calcext:value-type="currency">
            <text:p>￥0</text:p>
          </table:table-cell>
          <table:table-cell table:style-name="ce38" table:formula="of:=[$'12'.$M41]" office:value-type="currency" office:currency="JPY" office:value="0" calcext:value-type="currency">
            <text:p>￥0</text:p>
          </table:table-cell>
          <table:table-cell table:style-name="ce50" table:formula="of:=SUM([.E26:.P26])" office:value-type="currency" office:currency="JPY" office:value="0" calcext:value-type="currency">
            <text:p>￥0</text:p>
          </table:table-cell>
          <table:table-cell table:style-name="ce55" office:value-type="string" calcext:value-type="string">
            <text:p>租税公課</text:p>
          </table:table-cell>
          <table:table-cell table:style-name="ce63" table:formula="of:=[.C26]" office:value-type="currency" office:currency="JPY" office:value="15000" calcext:value-type="currency">
            <text:p>￥15,000</text:p>
          </table:table-cell>
          <table:table-cell table:style-name="ce71" table:formula="of:=[.Q26]/[.S26]*100" office:value-type="float" office:value="0" calcext:value-type="float">
            <text:p>0.0</text:p>
          </table:table-cell>
          <table:table-cell table:style-name="ce85" table:formula="of:=[.Q26]/([.$T$8]/100)/12" office:value-type="currency" office:currency="JPY" office:value="0" calcext:value-type="currency">
            <text:p>￥0</text:p>
          </table:table-cell>
          <table:table-cell table:style-name="ce88" table:formula="of:=[.U26]*12" office:value-type="currency" office:currency="JPY" office:value="0" calcext:value-type="currency">
            <text:p>￥0</text:p>
          </table:table-cell>
          <table:table-cell table:style-name="ce91" table:formula="of:=[.V26]-[.S26]" office:value-type="float" office:value="-15000" calcext:value-type="float">
            <text:p>-\15,000</text:p>
          </table:table-cell>
          <table:table-cell table:style-name="ce93" table:formula="of:=[.W26]/[.S26]" office:value-type="percentage" office:value="-1" calcext:value-type="percentage">
            <text:p>100.0%</text:p>
          </table:table-cell>
          <table:table-cell table:style-name="ce97" office:value-type="currency" office:currency="JPY" office:value="0" calcext:value-type="currency">
            <text:p>￥0</text:p>
          </table:table-cell>
          <table:table-cell table:style-name="ce97" office:value-type="currency" office:currency="JPY" office:value="3250" calcext:value-type="currency">
            <text:p>￥3,250</text:p>
          </table:table-cell>
          <table:table-cell table:number-columns-repeated="2" table:style-name="ce97" office:value-type="currency" office:currency="JPY" office:value="0" calcext:value-type="currency">
            <text:p>￥0</text:p>
          </table:table-cell>
          <table:table-cell table:number-columns-repeated="2" table:style-name="ce97" office:value-type="string" calcext:value-type="string">
            <text:p>(2009～)</text:p>
          </table:table-cell>
          <table:table-cell table:style-name="ce2" office:value-type="string" calcext:value-type="string">
            <text:p>※ 2009年の租税公課は実質光熱水費のため、光熱水費勘定へ記入している</text:p>
          </table:table-cell>
          <table:table-cell table:style-name="ce2" table:number-columns-repeated="993"/>
        </table:table-row>
        <table:table-row table:style-name="ro5">
          <table:table-cell/>
          <table:table-cell table:style-name="ce292" office:value-type="string" calcext:value-type="string">
            <text:p>支払家賃</text:p>
          </table:table-cell>
          <table:table-cell table:style-name="ce305" office:value-type="currency" office:currency="JPY" office:value="540000" calcext:value-type="currency">
            <text:p>￥540,000</text:p>
          </table:table-cell>
          <table:table-cell table:style-name="ce28" table:formula="of:=[.C27]/12" office:value-type="currency" office:currency="JPY" office:value="45000" calcext:value-type="currency">
            <text:p>￥45,000</text:p>
          </table:table-cell>
          <table:table-cell table:style-name="ce37" table:formula="of:=[$'01'.M42]" office:value-type="currency" office:currency="JPY" office:value="0" calcext:value-type="currency">
            <text:p>￥0</text:p>
          </table:table-cell>
          <table:table-cell table:style-name="ce37" table:formula="of:=[$'02'.M42]" office:value-type="currency" office:currency="JPY" office:value="0" calcext:value-type="currency">
            <text:p>￥0</text:p>
          </table:table-cell>
          <table:table-cell table:style-name="ce45" table:formula="of:=[$'03'.$M42]" office:value-type="currency" office:currency="JPY" office:value="0" calcext:value-type="currency">
            <text:p>￥0</text:p>
          </table:table-cell>
          <table:table-cell table:style-name="ce45" table:formula="of:=[$'04'.$M42]" office:value-type="currency" office:currency="JPY" office:value="0" calcext:value-type="currency">
            <text:p>￥0</text:p>
          </table:table-cell>
          <table:table-cell table:style-name="ce37" table:formula="of:=[$'05'.$M42]" office:value-type="currency" office:currency="JPY" office:value="0" calcext:value-type="currency">
            <text:p>￥0</text:p>
          </table:table-cell>
          <table:table-cell table:style-name="ce37" table:formula="of:=[$'06'.$M42]" office:value-type="currency" office:currency="JPY" office:value="0" calcext:value-type="currency">
            <text:p>￥0</text:p>
          </table:table-cell>
          <table:table-cell table:style-name="ce45" table:formula="of:=[$'07'.$M42]" office:value-type="currency" office:currency="JPY" office:value="0" calcext:value-type="currency">
            <text:p>￥0</text:p>
          </table:table-cell>
          <table:table-cell table:style-name="ce45" table:formula="of:=[$'08'.$M42]" office:value-type="currency" office:currency="JPY" office:value="0" calcext:value-type="currency">
            <text:p>￥0</text:p>
          </table:table-cell>
          <table:table-cell table:style-name="ce37" table:formula="of:=[$'09'.$M42]" office:value-type="currency" office:currency="JPY" office:value="0" calcext:value-type="currency">
            <text:p>￥0</text:p>
          </table:table-cell>
          <table:table-cell table:style-name="ce37" table:formula="of:=[$'10'.$M42]" office:value-type="currency" office:currency="JPY" office:value="0" calcext:value-type="currency">
            <text:p>￥0</text:p>
          </table:table-cell>
          <table:table-cell table:style-name="ce37" table:formula="of:=[$'11'.$M42]" office:value-type="currency" office:currency="JPY" office:value="0" calcext:value-type="currency">
            <text:p>￥0</text:p>
          </table:table-cell>
          <table:table-cell table:style-name="ce37" table:formula="of:=[$'12'.$M42]" office:value-type="currency" office:currency="JPY" office:value="0" calcext:value-type="currency">
            <text:p>￥0</text:p>
          </table:table-cell>
          <table:table-cell table:style-name="ce338" table:formula="of:=SUM([.E27:.P27])" office:value-type="currency" office:currency="JPY" office:value="0" calcext:value-type="currency">
            <text:p>￥0</text:p>
          </table:table-cell>
          <table:table-cell table:style-name="ce54" office:value-type="string" calcext:value-type="string">
            <text:p>支払家賃</text:p>
          </table:table-cell>
          <table:table-cell table:style-name="ce64" table:formula="of:=[.C27]" office:value-type="currency" office:currency="JPY" office:value="540000" calcext:value-type="currency">
            <text:p>￥540,000</text:p>
          </table:table-cell>
          <table:table-cell table:style-name="ce72" table:formula="of:=[.Q27]/[.S27]*100" office:value-type="float" office:value="0" calcext:value-type="float">
            <text:p>0.0</text:p>
          </table:table-cell>
          <table:table-cell table:style-name="ce86" table:formula="of:=[.Q27]/([.$T$8]/100)/12" office:value-type="currency" office:currency="JPY" office:value="0" calcext:value-type="currency">
            <text:p>￥0</text:p>
          </table:table-cell>
          <table:table-cell table:style-name="ce89" table:formula="of:=[.U27]*12" office:value-type="currency" office:currency="JPY" office:value="0" calcext:value-type="currency">
            <text:p>￥0</text:p>
          </table:table-cell>
          <table:table-cell table:style-name="ce92" table:formula="of:=[.V27]-[.S27]" office:value-type="float" office:value="-540000" calcext:value-type="float">
            <text:p>-\540,000</text:p>
          </table:table-cell>
          <table:table-cell table:style-name="ce94" table:formula="of:=[.W27]/[.S27]" office:value-type="percentage" office:value="-1" calcext:value-type="percentage">
            <text:p>100.0%</text:p>
          </table:table-cell>
          <table:table-cell table:number-columns-repeated="3" table:style-name="ce303" office:value-type="currency" office:currency="JPY" office:value="576000" calcext:value-type="currency">
            <text:p>￥576,000</text:p>
          </table:table-cell>
          <table:table-cell table:style-name="ce303" office:value-type="currency" office:currency="JPY" office:value="616770" calcext:value-type="currency">
            <text:p>￥616,770</text:p>
          </table:table-cell>
          <table:table-cell table:style-name="ce303" office:value-type="currency" office:currency="JPY" office:value="600000" calcext:value-type="currency">
            <text:p>￥600,000</text:p>
          </table:table-cell>
          <table:table-cell table:style-name="ce319" office:value-type="currency" office:currency="JPY" office:value="600000" calcext:value-type="currency">
            <text:p>￥600,000</text:p>
          </table:table-cell>
          <table:table-cell table:number-columns-repeated="994"/>
        </table:table-row>
        <table:table-row table:style-name="ro5">
          <table:table-cell table:style-name="ce2"/>
          <table:table-cell table:style-name="ce293" office:value-type="string" calcext:value-type="string">
            <text:p>支払利息</text:p>
          </table:table-cell>
          <table:table-cell table:style-name="ce20" office:value-type="currency" office:currency="JPY" office:value="0" calcext:value-type="currency">
            <text:p>￥0</text:p>
          </table:table-cell>
          <table:table-cell table:style-name="ce27" table:formula="of:=[.C28]/12" office:value-type="currency" office:currency="JPY" office:value="0" calcext:value-type="currency">
            <text:p>￥0</text:p>
          </table:table-cell>
          <table:table-cell table:style-name="ce38" table:formula="of:=[$'01'.M43]" office:value-type="currency" office:currency="JPY" office:value="0" calcext:value-type="currency">
            <text:p>￥0</text:p>
          </table:table-cell>
          <table:table-cell table:style-name="ce38" table:formula="of:=[$'02'.M43]" office:value-type="currency" office:currency="JPY" office:value="0" calcext:value-type="currency">
            <text:p>￥0</text:p>
          </table:table-cell>
          <table:table-cell table:style-name="ce44" table:formula="of:=[$'03'.$M43]" office:value-type="currency" office:currency="JPY" office:value="0" calcext:value-type="currency">
            <text:p>￥0</text:p>
          </table:table-cell>
          <table:table-cell table:style-name="ce44" table:formula="of:=[$'04'.$M43]" office:value-type="currency" office:currency="JPY" office:value="0" calcext:value-type="currency">
            <text:p>￥0</text:p>
          </table:table-cell>
          <table:table-cell table:style-name="ce38" table:formula="of:=[$'05'.$M43]" office:value-type="currency" office:currency="JPY" office:value="0" calcext:value-type="currency">
            <text:p>￥0</text:p>
          </table:table-cell>
          <table:table-cell table:style-name="ce38" table:formula="of:=[$'06'.$M43]" office:value-type="currency" office:currency="JPY" office:value="0" calcext:value-type="currency">
            <text:p>￥0</text:p>
          </table:table-cell>
          <table:table-cell table:style-name="ce44" table:formula="of:=[$'07'.$M43]" office:value-type="currency" office:currency="JPY" office:value="0" calcext:value-type="currency">
            <text:p>￥0</text:p>
          </table:table-cell>
          <table:table-cell table:style-name="ce38" table:formula="of:=[$'08'.$M43]" office:value-type="currency" office:currency="JPY" office:value="0" calcext:value-type="currency">
            <text:p>￥0</text:p>
          </table:table-cell>
          <table:table-cell table:style-name="ce38" table:formula="of:=[$'09'.$M43]" office:value-type="currency" office:currency="JPY" office:value="0" calcext:value-type="currency">
            <text:p>￥0</text:p>
          </table:table-cell>
          <table:table-cell table:style-name="ce38" table:formula="of:=[$'10'.$M43]" office:value-type="currency" office:currency="JPY" office:value="0" calcext:value-type="currency">
            <text:p>￥0</text:p>
          </table:table-cell>
          <table:table-cell table:style-name="ce38" table:formula="of:=[$'11'.$M43]" office:value-type="currency" office:currency="JPY" office:value="0" calcext:value-type="currency">
            <text:p>￥0</text:p>
          </table:table-cell>
          <table:table-cell table:style-name="ce38" table:formula="of:=[$'12'.$M43]" office:value-type="currency" office:currency="JPY" office:value="0" calcext:value-type="currency">
            <text:p>￥0</text:p>
          </table:table-cell>
          <table:table-cell table:style-name="ce50" table:formula="of:=SUM([.E28:.P28])" office:value-type="currency" office:currency="JPY" office:value="0" calcext:value-type="currency">
            <text:p>￥0</text:p>
          </table:table-cell>
          <table:table-cell table:style-name="ce55" office:value-type="string" calcext:value-type="string">
            <text:p>支払利息</text:p>
          </table:table-cell>
          <table:table-cell table:style-name="ce63" table:formula="of:=[.C28]" office:value-type="currency" office:currency="JPY" office:value="0" calcext:value-type="currency">
            <text:p>￥0</text:p>
          </table:table-cell>
          <table:table-cell table:style-name="ce71" table:formula="of:=[.Q28]/[.S28]*100" office:value-type="string" office:string-value="" calcext:value-type="error">
            <text:p>#DIV/0!</text:p>
          </table:table-cell>
          <table:table-cell table:style-name="ce85" table:formula="of:=[.Q28]/([.$T$8]/100)/12" office:value-type="currency" office:currency="JPY" office:value="0" calcext:value-type="currency">
            <text:p>￥0</text:p>
          </table:table-cell>
          <table:table-cell table:style-name="ce88" table:formula="of:=[.U28]*12" office:value-type="currency" office:currency="JPY" office:value="0" calcext:value-type="currency">
            <text:p>￥0</text:p>
          </table:table-cell>
          <table:table-cell table:style-name="ce91" table:formula="of:=[.V28]-[.S28]" office:value-type="float" office:value="0" calcext:value-type="float">
            <text:p>\0</text:p>
          </table:table-cell>
          <table:table-cell table:style-name="ce93" table:formula="of:=[.W28]/[.S28]" office:value-type="string" office:string-value="" calcext:value-type="error">
            <text:p>#DIV/0!</text:p>
          </table:table-cell>
          <table:table-cell table:style-name="ce97" office:value-type="currency" office:currency="JPY" office:value="0" calcext:value-type="currency">
            <text:p>￥0</text:p>
          </table:table-cell>
          <table:table-cell table:style-name="ce97" office:value-type="currency" office:currency="JPY" office:value="546" calcext:value-type="currency">
            <text:p>￥546</text:p>
          </table:table-cell>
          <table:table-cell table:style-name="ce97" office:value-type="currency" office:currency="JPY" office:value="1463" calcext:value-type="currency">
            <text:p>￥1,463</text:p>
          </table:table-cell>
          <table:table-cell table:style-name="ce97" office:value-type="currency" office:currency="JPY" office:value="2290" calcext:value-type="currency">
            <text:p>￥2,290</text:p>
          </table:table-cell>
          <table:table-cell table:style-name="ce97" office:value-type="currency" office:currency="JPY" office:value="3405" calcext:value-type="currency">
            <text:p>￥3,405</text:p>
          </table:table-cell>
          <table:table-cell table:style-name="ce100" office:value-type="currency" office:currency="JPY" office:value="5000" calcext:value-type="currency">
            <text:p>￥5,000</text:p>
          </table:table-cell>
          <table:table-cell table:style-name="ce2" table:number-columns-repeated="994"/>
        </table:table-row>
        <table:table-row table:style-name="ro5">
          <table:table-cell/>
          <table:table-cell table:style-name="ce292" office:value-type="string" calcext:value-type="string">
            <text:p>支払手数料</text:p>
          </table:table-cell>
          <table:table-cell table:style-name="ce305" office:value-type="currency" office:currency="JPY" office:value="12000" calcext:value-type="currency">
            <text:p>￥12,000</text:p>
          </table:table-cell>
          <table:table-cell table:style-name="ce28" table:formula="of:=[.C29]/12" office:value-type="currency" office:currency="JPY" office:value="1000" calcext:value-type="currency">
            <text:p>￥1,000</text:p>
          </table:table-cell>
          <table:table-cell table:style-name="ce37" table:formula="of:=[$'01'.M44]" office:value-type="currency" office:currency="JPY" office:value="0" calcext:value-type="currency">
            <text:p>￥0</text:p>
          </table:table-cell>
          <table:table-cell table:style-name="ce37" table:formula="of:=[$'02'.M44]" office:value-type="currency" office:currency="JPY" office:value="0" calcext:value-type="currency">
            <text:p>￥0</text:p>
          </table:table-cell>
          <table:table-cell table:style-name="ce45" table:formula="of:=[$'03'.$M44]" office:value-type="currency" office:currency="JPY" office:value="0" calcext:value-type="currency">
            <text:p>￥0</text:p>
          </table:table-cell>
          <table:table-cell table:style-name="ce45" table:formula="of:=[$'04'.$M44]" office:value-type="currency" office:currency="JPY" office:value="0" calcext:value-type="currency">
            <text:p>￥0</text:p>
          </table:table-cell>
          <table:table-cell table:style-name="ce37" table:formula="of:=[$'05'.$M44]" office:value-type="currency" office:currency="JPY" office:value="0" calcext:value-type="currency">
            <text:p>￥0</text:p>
          </table:table-cell>
          <table:table-cell table:style-name="ce37" table:formula="of:=[$'06'.$M44]" office:value-type="currency" office:currency="JPY" office:value="0" calcext:value-type="currency">
            <text:p>￥0</text:p>
          </table:table-cell>
          <table:table-cell table:style-name="ce45" table:formula="of:=[$'07'.$M44]" office:value-type="currency" office:currency="JPY" office:value="0" calcext:value-type="currency">
            <text:p>￥0</text:p>
          </table:table-cell>
          <table:table-cell table:style-name="ce37" table:formula="of:=[$'08'.$M44]" office:value-type="currency" office:currency="JPY" office:value="0" calcext:value-type="currency">
            <text:p>￥0</text:p>
          </table:table-cell>
          <table:table-cell table:style-name="ce43" table:formula="of:=[$'09'.$M44]" office:value-type="currency" office:currency="JPY" office:value="0" calcext:value-type="currency">
            <text:p>￥0</text:p>
          </table:table-cell>
          <table:table-cell table:style-name="ce43" table:formula="of:=[$'10'.$M44]" office:value-type="currency" office:currency="JPY" office:value="0" calcext:value-type="currency">
            <text:p>￥0</text:p>
          </table:table-cell>
          <table:table-cell table:style-name="ce37" table:formula="of:=[$'11'.$M44]" office:value-type="currency" office:currency="JPY" office:value="0" calcext:value-type="currency">
            <text:p>￥0</text:p>
          </table:table-cell>
          <table:table-cell table:style-name="ce37" table:formula="of:=[$'12'.$M44]" office:value-type="currency" office:currency="JPY" office:value="0" calcext:value-type="currency">
            <text:p>￥0</text:p>
          </table:table-cell>
          <table:table-cell table:style-name="ce338" table:formula="of:=SUM([.E29:.P29])" office:value-type="currency" office:currency="JPY" office:value="0" calcext:value-type="currency">
            <text:p>￥0</text:p>
          </table:table-cell>
          <table:table-cell table:style-name="ce54" office:value-type="string" calcext:value-type="string">
            <text:p>支払手数料</text:p>
          </table:table-cell>
          <table:table-cell table:style-name="ce64" table:formula="of:=[.C29]" office:value-type="currency" office:currency="JPY" office:value="12000" calcext:value-type="currency">
            <text:p>￥12,000</text:p>
          </table:table-cell>
          <table:table-cell table:style-name="ce72" table:formula="of:=[.Q29]/[.S29]*100" office:value-type="float" office:value="0" calcext:value-type="float">
            <text:p>0.0</text:p>
          </table:table-cell>
          <table:table-cell table:style-name="ce86" table:formula="of:=[.Q29]/([.$T$8]/100)/12" office:value-type="currency" office:currency="JPY" office:value="0" calcext:value-type="currency">
            <text:p>￥0</text:p>
          </table:table-cell>
          <table:table-cell table:style-name="ce89" table:formula="of:=[.U29]*12" office:value-type="currency" office:currency="JPY" office:value="0" calcext:value-type="currency">
            <text:p>￥0</text:p>
          </table:table-cell>
          <table:table-cell table:style-name="ce92" table:formula="of:=[.V29]-[.S29]" office:value-type="float" office:value="-12000" calcext:value-type="float">
            <text:p>-\12,000</text:p>
          </table:table-cell>
          <table:table-cell table:style-name="ce94" table:formula="of:=[.W29]/[.S29]" office:value-type="percentage" office:value="-1" calcext:value-type="percentage">
            <text:p>100.0%</text:p>
          </table:table-cell>
          <table:table-cell table:style-name="ce303" office:value-type="currency" office:currency="JPY" office:value="7093" calcext:value-type="currency">
            <text:p>￥7,093</text:p>
          </table:table-cell>
          <table:table-cell table:style-name="ce303" office:value-type="currency" office:currency="JPY" office:value="10955" calcext:value-type="currency">
            <text:p>￥10,955</text:p>
          </table:table-cell>
          <table:table-cell table:style-name="ce303" office:value-type="currency" office:currency="JPY" office:value="6520" calcext:value-type="currency">
            <text:p>￥6,520</text:p>
          </table:table-cell>
          <table:table-cell table:style-name="ce303" office:value-type="currency" office:currency="JPY" office:value="27790" calcext:value-type="currency">
            <text:p>￥27,790</text:p>
          </table:table-cell>
          <table:table-cell table:style-name="ce303" office:value-type="currency" office:currency="JPY" office:value="1695" calcext:value-type="currency">
            <text:p>￥1,695</text:p>
          </table:table-cell>
          <table:table-cell table:style-name="ce319" office:value-type="currency" office:currency="JPY" office:value="10000" calcext:value-type="currency">
            <text:p>￥10,000</text:p>
          </table:table-cell>
          <table:table-cell table:number-columns-repeated="994"/>
        </table:table-row>
        <table:table-row table:style-name="ro5">
          <table:table-cell table:style-name="ce2"/>
          <table:table-cell table:style-name="ce293" office:value-type="string" calcext:value-type="string">
            <text:p>食費</text:p>
          </table:table-cell>
          <table:table-cell table:style-name="ce20" office:value-type="currency" office:currency="JPY" office:value="300000" calcext:value-type="currency">
            <text:p>￥300,000</text:p>
          </table:table-cell>
          <table:table-cell table:style-name="ce27" table:formula="of:=[.C30]/12" office:value-type="currency" office:currency="JPY" office:value="25000" calcext:value-type="currency">
            <text:p>￥25,000</text:p>
          </table:table-cell>
          <table:table-cell table:style-name="ce38" table:formula="of:=[$'01'.M45]" office:value-type="currency" office:currency="JPY" office:value="0" calcext:value-type="currency">
            <text:p>￥0</text:p>
          </table:table-cell>
          <table:table-cell table:style-name="ce38" table:formula="of:=[$'02'.M45]" office:value-type="currency" office:currency="JPY" office:value="0" calcext:value-type="currency">
            <text:p>￥0</text:p>
          </table:table-cell>
          <table:table-cell table:style-name="ce44" table:formula="of:=[$'03'.$M45]" office:value-type="currency" office:currency="JPY" office:value="0" calcext:value-type="currency">
            <text:p>￥0</text:p>
          </table:table-cell>
          <table:table-cell table:style-name="ce44" table:formula="of:=[$'04'.$M45]" office:value-type="currency" office:currency="JPY" office:value="0" calcext:value-type="currency">
            <text:p>￥0</text:p>
          </table:table-cell>
          <table:table-cell table:style-name="ce38" table:formula="of:=[$'05'.$M45]" office:value-type="currency" office:currency="JPY" office:value="0" calcext:value-type="currency">
            <text:p>￥0</text:p>
          </table:table-cell>
          <table:table-cell table:style-name="ce38" table:formula="of:=[$'06'.$M45]" office:value-type="currency" office:currency="JPY" office:value="0" calcext:value-type="currency">
            <text:p>￥0</text:p>
          </table:table-cell>
          <table:table-cell table:style-name="ce44" table:formula="of:=[$'07'.$M45]" office:value-type="currency" office:currency="JPY" office:value="0" calcext:value-type="currency">
            <text:p>￥0</text:p>
          </table:table-cell>
          <table:table-cell table:style-name="ce38" table:formula="of:=[$'08'.$M45]" office:value-type="currency" office:currency="JPY" office:value="0" calcext:value-type="currency">
            <text:p>￥0</text:p>
          </table:table-cell>
          <table:table-cell table:style-name="ce38" table:formula="of:=[$'09'.$M45]" office:value-type="currency" office:currency="JPY" office:value="0" calcext:value-type="currency">
            <text:p>￥0</text:p>
          </table:table-cell>
          <table:table-cell table:style-name="ce38" table:formula="of:=[$'10'.$M45]" office:value-type="currency" office:currency="JPY" office:value="0" calcext:value-type="currency">
            <text:p>￥0</text:p>
          </table:table-cell>
          <table:table-cell table:style-name="ce38" table:formula="of:=[$'11'.$M45]" office:value-type="currency" office:currency="JPY" office:value="0" calcext:value-type="currency">
            <text:p>￥0</text:p>
          </table:table-cell>
          <table:table-cell table:style-name="ce38" table:formula="of:=[$'12'.$M45]" office:value-type="currency" office:currency="JPY" office:value="0" calcext:value-type="currency">
            <text:p>￥0</text:p>
          </table:table-cell>
          <table:table-cell table:style-name="ce50" table:formula="of:=SUM([.E30:.P30])" office:value-type="currency" office:currency="JPY" office:value="0" calcext:value-type="currency">
            <text:p>￥0</text:p>
          </table:table-cell>
          <table:table-cell table:style-name="ce55" office:value-type="string" calcext:value-type="string">
            <text:p>食費</text:p>
          </table:table-cell>
          <table:table-cell table:style-name="ce63" table:formula="of:=[.C30]" office:value-type="currency" office:currency="JPY" office:value="300000" calcext:value-type="currency">
            <text:p>￥300,000</text:p>
          </table:table-cell>
          <table:table-cell table:style-name="ce71" table:formula="of:=[.Q30]/[.S30]*100" office:value-type="float" office:value="0" calcext:value-type="float">
            <text:p>0.0</text:p>
          </table:table-cell>
          <table:table-cell table:style-name="ce85" table:formula="of:=[.Q30]/([.$T$8]/100)/12" office:value-type="currency" office:currency="JPY" office:value="0" calcext:value-type="currency">
            <text:p>￥0</text:p>
          </table:table-cell>
          <table:table-cell table:style-name="ce88" table:formula="of:=[.U30]*12" office:value-type="currency" office:currency="JPY" office:value="0" calcext:value-type="currency">
            <text:p>￥0</text:p>
          </table:table-cell>
          <table:table-cell table:style-name="ce91" table:formula="of:=[.V30]-[.S30]" office:value-type="float" office:value="-300000" calcext:value-type="float">
            <text:p>-\300,000</text:p>
          </table:table-cell>
          <table:table-cell table:style-name="ce93" table:formula="of:=[.W30]/[.S30]" office:value-type="percentage" office:value="-1" calcext:value-type="percentage">
            <text:p>100.0%</text:p>
          </table:table-cell>
          <table:table-cell table:style-name="ce97" office:value-type="currency" office:currency="JPY" office:value="221534" calcext:value-type="currency">
            <text:p>￥221,534</text:p>
          </table:table-cell>
          <table:table-cell table:style-name="ce97" office:value-type="currency" office:currency="JPY" office:value="153525" calcext:value-type="currency">
            <text:p>￥153,525</text:p>
          </table:table-cell>
          <table:table-cell table:style-name="ce97" office:value-type="currency" office:currency="JPY" office:value="167697" calcext:value-type="currency">
            <text:p>￥167,697</text:p>
          </table:table-cell>
          <table:table-cell table:style-name="ce97" office:value-type="currency" office:currency="JPY" office:value="140430" calcext:value-type="currency">
            <text:p>￥140,430</text:p>
          </table:table-cell>
          <table:table-cell table:style-name="ce97" office:value-type="currency" office:currency="JPY" office:value="145670" calcext:value-type="currency">
            <text:p>￥145,670</text:p>
          </table:table-cell>
          <table:table-cell table:style-name="ce100" office:value-type="currency" office:currency="JPY" office:value="120000" calcext:value-type="currency">
            <text:p>￥120,000</text:p>
          </table:table-cell>
          <table:table-cell table:style-name="ce2" table:number-columns-repeated="994"/>
        </table:table-row>
        <table:table-row table:style-name="ro5">
          <table:table-cell/>
          <table:table-cell table:style-name="ce295" office:value-type="string" calcext:value-type="string">
            <text:p>光熱水費</text:p>
          </table:table-cell>
          <table:table-cell table:style-name="ce305" office:value-type="currency" office:currency="JPY" office:value="60000" calcext:value-type="currency">
            <text:p>￥60,000</text:p>
          </table:table-cell>
          <table:table-cell table:style-name="ce28" table:formula="of:=[.C31]/12" office:value-type="currency" office:currency="JPY" office:value="5000" calcext:value-type="currency">
            <text:p>￥5,000</text:p>
          </table:table-cell>
          <table:table-cell table:style-name="ce37" table:formula="of:=[$'01'.M46]" office:value-type="currency" office:currency="JPY" office:value="0" calcext:value-type="currency">
            <text:p>￥0</text:p>
          </table:table-cell>
          <table:table-cell table:style-name="ce43" table:formula="of:=[$'02'.M46]" office:value-type="currency" office:currency="JPY" office:value="0" calcext:value-type="currency">
            <text:p>￥0</text:p>
          </table:table-cell>
          <table:table-cell table:style-name="ce45" table:formula="of:=[$'03'.$M46]" office:value-type="currency" office:currency="JPY" office:value="0" calcext:value-type="currency">
            <text:p>￥0</text:p>
          </table:table-cell>
          <table:table-cell table:style-name="ce45" table:formula="of:=[$'04'.$M46]" office:value-type="currency" office:currency="JPY" office:value="0" calcext:value-type="currency">
            <text:p>￥0</text:p>
          </table:table-cell>
          <table:table-cell table:style-name="ce43" table:formula="of:=[$'05'.$M46]" office:value-type="currency" office:currency="JPY" office:value="0" calcext:value-type="currency">
            <text:p>￥0</text:p>
          </table:table-cell>
          <table:table-cell table:style-name="ce43" table:formula="of:=[$'06'.$M46]" office:value-type="currency" office:currency="JPY" office:value="0" calcext:value-type="currency">
            <text:p>￥0</text:p>
          </table:table-cell>
          <table:table-cell table:style-name="ce43" table:formula="of:=[$'07'.$M46]" office:value-type="currency" office:currency="JPY" office:value="0" calcext:value-type="currency">
            <text:p>￥0</text:p>
          </table:table-cell>
          <table:table-cell table:style-name="ce43" table:formula="of:=[$'08'.$M46]" office:value-type="currency" office:currency="JPY" office:value="0" calcext:value-type="currency">
            <text:p>￥0</text:p>
          </table:table-cell>
          <table:table-cell table:style-name="ce43" table:formula="of:=[$'09'.$M46]" office:value-type="currency" office:currency="JPY" office:value="0" calcext:value-type="currency">
            <text:p>￥0</text:p>
          </table:table-cell>
          <table:table-cell table:style-name="ce43" table:formula="of:=[$'10'.$M46]" office:value-type="currency" office:currency="JPY" office:value="0" calcext:value-type="currency">
            <text:p>￥0</text:p>
          </table:table-cell>
          <table:table-cell table:style-name="ce37" table:formula="of:=[$'11'.$M46]" office:value-type="currency" office:currency="JPY" office:value="0" calcext:value-type="currency">
            <text:p>￥0</text:p>
          </table:table-cell>
          <table:table-cell table:style-name="ce37" table:formula="of:=[$'12'.$M46]" office:value-type="currency" office:currency="JPY" office:value="0" calcext:value-type="currency">
            <text:p>￥0</text:p>
          </table:table-cell>
          <table:table-cell table:style-name="ce338" table:formula="of:=SUM([.E31:.P31])" office:value-type="currency" office:currency="JPY" office:value="0" calcext:value-type="currency">
            <text:p>￥0</text:p>
          </table:table-cell>
          <table:table-cell table:style-name="ce54" office:value-type="string" calcext:value-type="string">
            <text:p>光熱水費</text:p>
          </table:table-cell>
          <table:table-cell table:style-name="ce64" table:formula="of:=[.C31]" office:value-type="currency" office:currency="JPY" office:value="60000" calcext:value-type="currency">
            <text:p>￥60,000</text:p>
          </table:table-cell>
          <table:table-cell table:style-name="ce72" table:formula="of:=[.Q31]/[.S31]*100" office:value-type="float" office:value="0" calcext:value-type="float">
            <text:p>0.0</text:p>
          </table:table-cell>
          <table:table-cell table:style-name="ce86" table:formula="of:=[.Q31]/([.$T$8]/100)/12" office:value-type="currency" office:currency="JPY" office:value="0" calcext:value-type="currency">
            <text:p>￥0</text:p>
          </table:table-cell>
          <table:table-cell table:style-name="ce89" table:formula="of:=[.U31]*12" office:value-type="currency" office:currency="JPY" office:value="0" calcext:value-type="currency">
            <text:p>￥0</text:p>
          </table:table-cell>
          <table:table-cell table:style-name="ce92" table:formula="of:=[.V31]-[.S31]" office:value-type="float" office:value="-60000" calcext:value-type="float">
            <text:p>-\60,000</text:p>
          </table:table-cell>
          <table:table-cell table:style-name="ce94" table:formula="of:=[.W31]/[.S31]" office:value-type="percentage" office:value="-1" calcext:value-type="percentage">
            <text:p>100.0%</text:p>
          </table:table-cell>
          <table:table-cell table:style-name="ce303" office:value-type="currency" office:currency="JPY" office:value="48021" calcext:value-type="currency">
            <text:p>￥48,021</text:p>
          </table:table-cell>
          <table:table-cell table:style-name="ce303" office:value-type="currency" office:currency="JPY" office:value="59862" calcext:value-type="currency">
            <text:p>￥59,862</text:p>
          </table:table-cell>
          <table:table-cell table:style-name="ce303" office:value-type="currency" office:currency="JPY" office:value="59430" calcext:value-type="currency">
            <text:p>￥59,430</text:p>
          </table:table-cell>
          <table:table-cell table:style-name="ce303" office:value-type="currency" office:currency="JPY" office:value="12272" calcext:value-type="currency">
            <text:p>￥12,272</text:p>
          </table:table-cell>
          <table:table-cell table:style-name="ce303"/>
          <table:table-cell table:style-name="ce319"/>
          <table:table-cell office:value-type="string" calcext:value-type="string">
            <text:p>※ 2010年度新設勘定。2009年は租税公課勘定で計上</text:p>
          </table:table-cell>
          <table:table-cell table:number-columns-repeated="993"/>
        </table:table-row>
        <table:table-row table:style-name="ro5">
          <table:table-cell table:style-name="ce2"/>
          <table:table-cell table:style-name="ce293" office:value-type="string" calcext:value-type="string">
            <text:p>交際費</text:p>
          </table:table-cell>
          <table:table-cell table:style-name="ce20" office:value-type="currency" office:currency="JPY" office:value="50000" calcext:value-type="currency">
            <text:p>￥50,000</text:p>
          </table:table-cell>
          <table:table-cell table:style-name="ce27" table:formula="of:=[.C32]/12" office:value-type="currency" office:currency="JPY" office:value="4166.66666666667" calcext:value-type="currency">
            <text:p>￥4,167</text:p>
          </table:table-cell>
          <table:table-cell table:style-name="ce38" table:formula="of:=[$'01'.M47]" office:value-type="currency" office:currency="JPY" office:value="0" calcext:value-type="currency">
            <text:p>￥0</text:p>
          </table:table-cell>
          <table:table-cell table:style-name="ce38" table:formula="of:=[$'02'.M47]" office:value-type="currency" office:currency="JPY" office:value="0" calcext:value-type="currency">
            <text:p>￥0</text:p>
          </table:table-cell>
          <table:table-cell table:style-name="ce44" table:formula="of:=[$'03'.$M47]" office:value-type="currency" office:currency="JPY" office:value="0" calcext:value-type="currency">
            <text:p>￥0</text:p>
          </table:table-cell>
          <table:table-cell table:style-name="ce44" table:formula="of:=[$'04'.$M47]" office:value-type="currency" office:currency="JPY" office:value="0" calcext:value-type="currency">
            <text:p>￥0</text:p>
          </table:table-cell>
          <table:table-cell table:style-name="ce49" table:formula="of:=[$'05'.$M47]" office:value-type="currency" office:currency="JPY" office:value="0" calcext:value-type="currency">
            <text:p>￥0</text:p>
          </table:table-cell>
          <table:table-cell table:style-name="ce49" table:formula="of:=[$'06'.$M47]" office:value-type="currency" office:currency="JPY" office:value="0" calcext:value-type="currency">
            <text:p>￥0</text:p>
          </table:table-cell>
          <table:table-cell table:style-name="ce38" table:formula="of:=[$'07'.$M47]" office:value-type="currency" office:currency="JPY" office:value="0" calcext:value-type="currency">
            <text:p>￥0</text:p>
          </table:table-cell>
          <table:table-cell table:style-name="ce49" table:formula="of:=[$'08'.$M47]" office:value-type="currency" office:currency="JPY" office:value="0" calcext:value-type="currency">
            <text:p>￥0</text:p>
          </table:table-cell>
          <table:table-cell table:style-name="ce38" table:formula="of:=[$'09'.$M47]" office:value-type="currency" office:currency="JPY" office:value="0" calcext:value-type="currency">
            <text:p>￥0</text:p>
          </table:table-cell>
          <table:table-cell table:style-name="ce38" table:formula="of:=[$'10'.$M47]" office:value-type="currency" office:currency="JPY" office:value="0" calcext:value-type="currency">
            <text:p>￥0</text:p>
          </table:table-cell>
          <table:table-cell table:style-name="ce38" table:formula="of:=[$'11'.$M47]" office:value-type="currency" office:currency="JPY" office:value="0" calcext:value-type="currency">
            <text:p>￥0</text:p>
          </table:table-cell>
          <table:table-cell table:style-name="ce38" table:formula="of:=[$'12'.$M47]" office:value-type="currency" office:currency="JPY" office:value="0" calcext:value-type="currency">
            <text:p>￥0</text:p>
          </table:table-cell>
          <table:table-cell table:style-name="ce50" table:formula="of:=SUM([.E32:.P32])" office:value-type="currency" office:currency="JPY" office:value="0" calcext:value-type="currency">
            <text:p>￥0</text:p>
          </table:table-cell>
          <table:table-cell table:style-name="ce55" office:value-type="string" calcext:value-type="string">
            <text:p>交際費</text:p>
          </table:table-cell>
          <table:table-cell table:style-name="ce63" table:formula="of:=[.C32]" office:value-type="currency" office:currency="JPY" office:value="50000" calcext:value-type="currency">
            <text:p>￥50,000</text:p>
          </table:table-cell>
          <table:table-cell table:style-name="ce71" table:formula="of:=[.Q32]/[.S32]*100" office:value-type="float" office:value="0" calcext:value-type="float">
            <text:p>0.0</text:p>
          </table:table-cell>
          <table:table-cell table:style-name="ce85" table:formula="of:=[.Q32]/([.$T$8]/100)/12" office:value-type="currency" office:currency="JPY" office:value="0" calcext:value-type="currency">
            <text:p>￥0</text:p>
          </table:table-cell>
          <table:table-cell table:style-name="ce88" table:formula="of:=[.U32]*12" office:value-type="currency" office:currency="JPY" office:value="0" calcext:value-type="currency">
            <text:p>￥0</text:p>
          </table:table-cell>
          <table:table-cell table:style-name="ce91" table:formula="of:=[.V32]-[.S32]" office:value-type="float" office:value="-50000" calcext:value-type="float">
            <text:p>-\50,000</text:p>
          </table:table-cell>
          <table:table-cell table:style-name="ce93" table:formula="of:=[.W32]/[.S32]" office:value-type="percentage" office:value="-1" calcext:value-type="percentage">
            <text:p>100.0%</text:p>
          </table:table-cell>
          <table:table-cell table:style-name="ce97" office:value-type="currency" office:currency="JPY" office:value="146516" calcext:value-type="currency">
            <text:p>￥146,516</text:p>
          </table:table-cell>
          <table:table-cell table:style-name="ce97" office:value-type="currency" office:currency="JPY" office:value="45875" calcext:value-type="currency">
            <text:p>￥45,875</text:p>
          </table:table-cell>
          <table:table-cell table:style-name="ce97" office:value-type="currency" office:currency="JPY" office:value="49616" calcext:value-type="currency">
            <text:p>￥49,616</text:p>
          </table:table-cell>
          <table:table-cell table:style-name="ce97" office:value-type="currency" office:currency="JPY" office:value="104708" calcext:value-type="currency">
            <text:p>￥104,708</text:p>
          </table:table-cell>
          <table:table-cell table:style-name="ce97" office:value-type="currency" office:currency="JPY" office:value="26965" calcext:value-type="currency">
            <text:p>￥26,965</text:p>
          </table:table-cell>
          <table:table-cell table:style-name="ce100" office:value-type="currency" office:currency="JPY" office:value="50000" calcext:value-type="currency">
            <text:p>￥50,000</text:p>
          </table:table-cell>
          <table:table-cell table:style-name="ce2" table:number-columns-repeated="994"/>
        </table:table-row>
        <table:table-row table:style-name="ro5">
          <table:table-cell/>
          <table:table-cell table:style-name="ce292" office:value-type="string" calcext:value-type="string">
            <text:p>通信費</text:p>
          </table:table-cell>
          <table:table-cell table:style-name="ce305" office:value-type="currency" office:currency="JPY" office:value="96000" calcext:value-type="currency">
            <text:p>￥96,000</text:p>
          </table:table-cell>
          <table:table-cell table:style-name="ce28" table:formula="of:=[.C33]/12" office:value-type="currency" office:currency="JPY" office:value="8000" calcext:value-type="currency">
            <text:p>￥8,000</text:p>
          </table:table-cell>
          <table:table-cell table:style-name="ce37" table:formula="of:=[$'01'.M48]" office:value-type="currency" office:currency="JPY" office:value="0" calcext:value-type="currency">
            <text:p>￥0</text:p>
          </table:table-cell>
          <table:table-cell table:style-name="ce37" table:formula="of:=[$'02'.M48]" office:value-type="currency" office:currency="JPY" office:value="0" calcext:value-type="currency">
            <text:p>￥0</text:p>
          </table:table-cell>
          <table:table-cell table:style-name="ce45" table:formula="of:=[$'03'.$M48]" office:value-type="currency" office:currency="JPY" office:value="0" calcext:value-type="currency">
            <text:p>￥0</text:p>
          </table:table-cell>
          <table:table-cell table:style-name="ce45" table:formula="of:=[$'04'.$M48]" office:value-type="currency" office:currency="JPY" office:value="0" calcext:value-type="currency">
            <text:p>￥0</text:p>
          </table:table-cell>
          <table:table-cell table:style-name="ce37" table:formula="of:=[$'05'.$M48]" office:value-type="currency" office:currency="JPY" office:value="0" calcext:value-type="currency">
            <text:p>￥0</text:p>
          </table:table-cell>
          <table:table-cell table:style-name="ce43" table:formula="of:=[$'06'.$M48]" office:value-type="currency" office:currency="JPY" office:value="0" calcext:value-type="currency">
            <text:p>￥0</text:p>
          </table:table-cell>
          <table:table-cell table:style-name="ce43" table:formula="of:=[$'07'.$M48]" office:value-type="currency" office:currency="JPY" office:value="0" calcext:value-type="currency">
            <text:p>￥0</text:p>
          </table:table-cell>
          <table:table-cell table:style-name="ce43" table:formula="of:=[$'08'.$M48]" office:value-type="currency" office:currency="JPY" office:value="0" calcext:value-type="currency">
            <text:p>￥0</text:p>
          </table:table-cell>
          <table:table-cell table:style-name="ce43" table:formula="of:=[$'09'.$M48]" office:value-type="currency" office:currency="JPY" office:value="0" calcext:value-type="currency">
            <text:p>￥0</text:p>
          </table:table-cell>
          <table:table-cell table:style-name="ce43" table:formula="of:=[$'10'.$M48]" office:value-type="currency" office:currency="JPY" office:value="0" calcext:value-type="currency">
            <text:p>￥0</text:p>
          </table:table-cell>
          <table:table-cell table:style-name="ce37" table:formula="of:=[$'11'.$M48]" office:value-type="currency" office:currency="JPY" office:value="0" calcext:value-type="currency">
            <text:p>￥0</text:p>
          </table:table-cell>
          <table:table-cell table:style-name="ce37" table:formula="of:=[$'12'.$M48]" office:value-type="currency" office:currency="JPY" office:value="0" calcext:value-type="currency">
            <text:p>￥0</text:p>
          </table:table-cell>
          <table:table-cell table:style-name="ce338" table:formula="of:=SUM([.E33:.P33])" office:value-type="currency" office:currency="JPY" office:value="0" calcext:value-type="currency">
            <text:p>￥0</text:p>
          </table:table-cell>
          <table:table-cell table:style-name="ce54" office:value-type="string" calcext:value-type="string">
            <text:p>通信費</text:p>
          </table:table-cell>
          <table:table-cell table:style-name="ce64" table:formula="of:=[.C33]" office:value-type="currency" office:currency="JPY" office:value="96000" calcext:value-type="currency">
            <text:p>￥96,000</text:p>
          </table:table-cell>
          <table:table-cell table:style-name="ce72" table:formula="of:=[.Q33]/[.S33]*100" office:value-type="float" office:value="0" calcext:value-type="float">
            <text:p>0.0</text:p>
          </table:table-cell>
          <table:table-cell table:style-name="ce86" table:formula="of:=[.Q33]/([.$T$8]/100)/12" office:value-type="currency" office:currency="JPY" office:value="0" calcext:value-type="currency">
            <text:p>￥0</text:p>
          </table:table-cell>
          <table:table-cell table:style-name="ce89" table:formula="of:=[.U33]*12" office:value-type="currency" office:currency="JPY" office:value="0" calcext:value-type="currency">
            <text:p>￥0</text:p>
          </table:table-cell>
          <table:table-cell table:style-name="ce92" table:formula="of:=[.V33]-[.S33]" office:value-type="float" office:value="-96000" calcext:value-type="float">
            <text:p>-\96,000</text:p>
          </table:table-cell>
          <table:table-cell table:style-name="ce94" table:formula="of:=[.W33]/[.S33]" office:value-type="percentage" office:value="-1" calcext:value-type="percentage">
            <text:p>100.0%</text:p>
          </table:table-cell>
          <table:table-cell table:style-name="ce303" office:value-type="currency" office:currency="JPY" office:value="105375" calcext:value-type="currency">
            <text:p>￥105,375</text:p>
          </table:table-cell>
          <table:table-cell table:style-name="ce303" office:value-type="currency" office:currency="JPY" office:value="90890" calcext:value-type="currency">
            <text:p>￥90,890</text:p>
          </table:table-cell>
          <table:table-cell table:style-name="ce303" office:value-type="currency" office:currency="JPY" office:value="83688" calcext:value-type="currency">
            <text:p>￥83,688</text:p>
          </table:table-cell>
          <table:table-cell table:style-name="ce303" office:value-type="currency" office:currency="JPY" office:value="55134" calcext:value-type="currency">
            <text:p>￥55,134</text:p>
          </table:table-cell>
          <table:table-cell table:style-name="ce303" office:value-type="currency" office:currency="JPY" office:value="58591" calcext:value-type="currency">
            <text:p>￥58,591</text:p>
          </table:table-cell>
          <table:table-cell table:style-name="ce319" office:value-type="currency" office:currency="JPY" office:value="100000" calcext:value-type="currency">
            <text:p>￥100,000</text:p>
          </table:table-cell>
          <table:table-cell table:number-columns-repeated="994"/>
        </table:table-row>
        <table:table-row table:style-name="ro5">
          <table:table-cell table:style-name="ce2"/>
          <table:table-cell table:style-name="ce293" office:value-type="string" calcext:value-type="string">
            <text:p>雑損</text:p>
          </table:table-cell>
          <table:table-cell table:style-name="ce20" office:value-type="currency" office:currency="JPY" office:value="30000" calcext:value-type="currency">
            <text:p>￥30,000</text:p>
          </table:table-cell>
          <table:table-cell table:style-name="ce27" table:formula="of:=[.C34]/12" office:value-type="currency" office:currency="JPY" office:value="2500" calcext:value-type="currency">
            <text:p>￥2,500</text:p>
          </table:table-cell>
          <table:table-cell table:style-name="ce38" table:formula="of:=[$'01'.M49]" office:value-type="currency" office:currency="JPY" office:value="0" calcext:value-type="currency">
            <text:p>￥0</text:p>
          </table:table-cell>
          <table:table-cell table:style-name="ce38" table:formula="of:=[$'02'.M49]" office:value-type="currency" office:currency="JPY" office:value="0" calcext:value-type="currency">
            <text:p>￥0</text:p>
          </table:table-cell>
          <table:table-cell table:style-name="ce44" table:formula="of:=[$'03'.$M49]" office:value-type="currency" office:currency="JPY" office:value="0" calcext:value-type="currency">
            <text:p>￥0</text:p>
          </table:table-cell>
          <table:table-cell table:style-name="ce44" table:formula="of:=[$'04'.$M49]" office:value-type="currency" office:currency="JPY" office:value="0" calcext:value-type="currency">
            <text:p>￥0</text:p>
          </table:table-cell>
          <table:table-cell table:style-name="ce38" table:formula="of:=[$'05'.$M49]" office:value-type="currency" office:currency="JPY" office:value="0" calcext:value-type="currency">
            <text:p>￥0</text:p>
          </table:table-cell>
          <table:table-cell table:style-name="ce38" table:formula="of:=[$'06'.$M49]" office:value-type="currency" office:currency="JPY" office:value="0" calcext:value-type="currency">
            <text:p>￥0</text:p>
          </table:table-cell>
          <table:table-cell table:style-name="ce38" table:formula="of:=[$'07'.$M49]" office:value-type="currency" office:currency="JPY" office:value="0" calcext:value-type="currency">
            <text:p>￥0</text:p>
          </table:table-cell>
          <table:table-cell table:style-name="ce38" table:formula="of:=[$'08'.$M49]" office:value-type="currency" office:currency="JPY" office:value="0" calcext:value-type="currency">
            <text:p>￥0</text:p>
          </table:table-cell>
          <table:table-cell table:style-name="ce38" table:formula="of:=[$'09'.$M49]" office:value-type="currency" office:currency="JPY" office:value="0" calcext:value-type="currency">
            <text:p>￥0</text:p>
          </table:table-cell>
          <table:table-cell table:style-name="ce38" table:formula="of:=[$'10'.$M49]" office:value-type="currency" office:currency="JPY" office:value="0" calcext:value-type="currency">
            <text:p>￥0</text:p>
          </table:table-cell>
          <table:table-cell table:style-name="ce38" table:formula="of:=[$'11'.$M49]" office:value-type="currency" office:currency="JPY" office:value="0" calcext:value-type="currency">
            <text:p>￥0</text:p>
          </table:table-cell>
          <table:table-cell table:style-name="ce38" table:formula="of:=[$'12'.$M49]" office:value-type="currency" office:currency="JPY" office:value="0" calcext:value-type="currency">
            <text:p>￥0</text:p>
          </table:table-cell>
          <table:table-cell table:style-name="ce50" table:formula="of:=SUM([.E34:.P34])" office:value-type="currency" office:currency="JPY" office:value="0" calcext:value-type="currency">
            <text:p>￥0</text:p>
          </table:table-cell>
          <table:table-cell table:style-name="ce55" office:value-type="string" calcext:value-type="string">
            <text:p>雑損</text:p>
          </table:table-cell>
          <table:table-cell table:style-name="ce63" table:formula="of:=[.C34]" office:value-type="currency" office:currency="JPY" office:value="30000" calcext:value-type="currency">
            <text:p>￥30,000</text:p>
          </table:table-cell>
          <table:table-cell table:style-name="ce71" table:formula="of:=[.Q34]/[.S34]*100" office:value-type="float" office:value="0" calcext:value-type="float">
            <text:p>0.0</text:p>
          </table:table-cell>
          <table:table-cell table:style-name="ce85" table:formula="of:=[.Q34]/([.$T$8]/100)/12" office:value-type="currency" office:currency="JPY" office:value="0" calcext:value-type="currency">
            <text:p>￥0</text:p>
          </table:table-cell>
          <table:table-cell table:style-name="ce88" table:formula="of:=[.U34]*12" office:value-type="currency" office:currency="JPY" office:value="0" calcext:value-type="currency">
            <text:p>￥0</text:p>
          </table:table-cell>
          <table:table-cell table:style-name="ce91" table:formula="of:=[.V34]-[.S34]" office:value-type="float" office:value="-30000" calcext:value-type="float">
            <text:p>-\30,000</text:p>
          </table:table-cell>
          <table:table-cell table:style-name="ce93" table:formula="of:=[.W34]/[.S34]" office:value-type="percentage" office:value="-1" calcext:value-type="percentage">
            <text:p>100.0%</text:p>
          </table:table-cell>
          <table:table-cell table:style-name="ce97" office:value-type="currency" office:currency="JPY" office:value="33000" calcext:value-type="currency">
            <text:p>￥33,000</text:p>
          </table:table-cell>
          <table:table-cell table:style-name="ce97" office:value-type="currency" office:currency="JPY" office:value="6000" calcext:value-type="currency">
            <text:p>￥6,000</text:p>
          </table:table-cell>
          <table:table-cell table:style-name="ce97" office:value-type="currency" office:currency="JPY" office:value="3000" calcext:value-type="currency">
            <text:p>￥3,000</text:p>
          </table:table-cell>
          <table:table-cell table:style-name="ce97" office:value-type="currency" office:currency="JPY" office:value="61653" calcext:value-type="currency">
            <text:p>￥61,653</text:p>
          </table:table-cell>
          <table:table-cell table:style-name="ce97" office:value-type="currency" office:currency="JPY" office:value="40050" calcext:value-type="currency">
            <text:p>￥40,050</text:p>
          </table:table-cell>
          <table:table-cell table:style-name="ce100" office:value-type="currency" office:currency="JPY" office:value="100000" calcext:value-type="currency">
            <text:p>￥100,000</text:p>
          </table:table-cell>
          <table:table-cell table:style-name="ce2" table:number-columns-repeated="994"/>
        </table:table-row>
        <table:table-row table:style-name="ro5">
          <table:table-cell/>
          <table:table-cell table:style-name="ce295" office:value-type="string" calcext:value-type="string">
            <text:p>固定資産除却損</text:p>
          </table:table-cell>
          <table:table-cell table:style-name="ce305" office:value-type="currency" office:currency="JPY" office:value="5000" calcext:value-type="currency">
            <text:p>￥5,000</text:p>
          </table:table-cell>
          <table:table-cell table:style-name="ce28" table:formula="of:=[.C35]/12" office:value-type="currency" office:currency="JPY" office:value="416.666666666667" calcext:value-type="currency">
            <text:p>￥417</text:p>
          </table:table-cell>
          <table:table-cell table:style-name="ce37" table:formula="of:=[$'01'.M50]" office:value-type="currency" office:currency="JPY" office:value="0" calcext:value-type="currency">
            <text:p>￥0</text:p>
          </table:table-cell>
          <table:table-cell table:style-name="ce37" table:formula="of:=[$'02'.M50]" office:value-type="currency" office:currency="JPY" office:value="0" calcext:value-type="currency">
            <text:p>￥0</text:p>
          </table:table-cell>
          <table:table-cell table:style-name="ce45" table:formula="of:=[$'03'.$M50]" office:value-type="currency" office:currency="JPY" office:value="0" calcext:value-type="currency">
            <text:p>￥0</text:p>
          </table:table-cell>
          <table:table-cell table:style-name="ce45" table:formula="of:=[$'04'.$M50]" office:value-type="currency" office:currency="JPY" office:value="0" calcext:value-type="currency">
            <text:p>￥0</text:p>
          </table:table-cell>
          <table:table-cell table:style-name="ce37" table:formula="of:=[$'05'.$M50]" office:value-type="currency" office:currency="JPY" office:value="0" calcext:value-type="currency">
            <text:p>￥0</text:p>
          </table:table-cell>
          <table:table-cell table:style-name="ce37" table:formula="of:=[$'06'.$M50]" office:value-type="currency" office:currency="JPY" office:value="0" calcext:value-type="currency">
            <text:p>￥0</text:p>
          </table:table-cell>
          <table:table-cell table:style-name="ce37" table:formula="of:=[$'07'.$M50]" office:value-type="currency" office:currency="JPY" office:value="0" calcext:value-type="currency">
            <text:p>￥0</text:p>
          </table:table-cell>
          <table:table-cell table:style-name="ce37" table:formula="of:=[$'08'.$M50]" office:value-type="currency" office:currency="JPY" office:value="0" calcext:value-type="currency">
            <text:p>￥0</text:p>
          </table:table-cell>
          <table:table-cell table:style-name="ce37" table:formula="of:=[$'09'.$M50]" office:value-type="currency" office:currency="JPY" office:value="0" calcext:value-type="currency">
            <text:p>￥0</text:p>
          </table:table-cell>
          <table:table-cell table:style-name="ce37" table:formula="of:=[$'10'.$M50]" office:value-type="currency" office:currency="JPY" office:value="0" calcext:value-type="currency">
            <text:p>￥0</text:p>
          </table:table-cell>
          <table:table-cell table:style-name="ce37" table:formula="of:=[$'11'.$M50]" office:value-type="currency" office:currency="JPY" office:value="0" calcext:value-type="currency">
            <text:p>￥0</text:p>
          </table:table-cell>
          <table:table-cell table:style-name="ce37" table:formula="of:=[$'12'.$M50]" office:value-type="currency" office:currency="JPY" office:value="0" calcext:value-type="currency">
            <text:p>￥0</text:p>
          </table:table-cell>
          <table:table-cell table:style-name="ce338" table:formula="of:=SUM([.E35:.P35])" office:value-type="currency" office:currency="JPY" office:value="0" calcext:value-type="currency">
            <text:p>￥0</text:p>
          </table:table-cell>
          <table:table-cell table:style-name="ce54" office:value-type="string" calcext:value-type="string">
            <text:p>固定資産除却損</text:p>
          </table:table-cell>
          <table:table-cell table:style-name="ce64" table:formula="of:=[.C35]" office:value-type="currency" office:currency="JPY" office:value="5000" calcext:value-type="currency">
            <text:p>￥5,000</text:p>
          </table:table-cell>
          <table:table-cell table:style-name="ce72" table:formula="of:=[.Q35]/[.S35]*100" office:value-type="float" office:value="0" calcext:value-type="float">
            <text:p>0.0</text:p>
          </table:table-cell>
          <table:table-cell table:style-name="ce86" table:formula="of:=[.Q35]/([.$T$8]/100)/12" office:value-type="currency" office:currency="JPY" office:value="0" calcext:value-type="currency">
            <text:p>￥0</text:p>
          </table:table-cell>
          <table:table-cell table:style-name="ce89" table:formula="of:=[.U35]*12" office:value-type="currency" office:currency="JPY" office:value="0" calcext:value-type="currency">
            <text:p>￥0</text:p>
          </table:table-cell>
          <table:table-cell table:style-name="ce92"/>
          <table:table-cell table:style-name="ce94"/>
          <table:table-cell table:number-columns-repeated="3" table:style-name="ce303" office:value-type="currency" office:currency="JPY" office:value="0" calcext:value-type="currency">
            <text:p>￥0</text:p>
          </table:table-cell>
          <table:table-cell table:style-name="ce303" table:number-columns-repeated="2"/>
          <table:table-cell table:style-name="ce319"/>
          <table:table-cell table:number-columns-repeated="994"/>
        </table:table-row>
        <table:table-row table:style-name="ro5">
          <table:table-cell table:style-name="ce2"/>
          <table:table-cell table:style-name="ce294" office:value-type="string" calcext:value-type="string">
            <text:p>固定資産売却損</text:p>
          </table:table-cell>
          <table:table-cell table:style-name="ce20" office:value-type="currency" office:currency="JPY" office:value="5000" calcext:value-type="currency">
            <text:p>￥5,000</text:p>
          </table:table-cell>
          <table:table-cell table:style-name="ce27" table:formula="of:=[.C36]/12" office:value-type="currency" office:currency="JPY" office:value="416.666666666667" calcext:value-type="currency">
            <text:p>￥417</text:p>
          </table:table-cell>
          <table:table-cell table:style-name="ce38" table:formula="of:=[$'01'.M51]" office:value-type="currency" office:currency="JPY" office:value="0" calcext:value-type="currency">
            <text:p>￥0</text:p>
          </table:table-cell>
          <table:table-cell table:style-name="ce38" table:formula="of:=[$'02'.M51]" office:value-type="currency" office:currency="JPY" office:value="0" calcext:value-type="currency">
            <text:p>￥0</text:p>
          </table:table-cell>
          <table:table-cell table:style-name="ce44" table:formula="of:=[$'03'.$M51]" office:value-type="currency" office:currency="JPY" office:value="0" calcext:value-type="currency">
            <text:p>￥0</text:p>
          </table:table-cell>
          <table:table-cell table:style-name="ce44" table:formula="of:=[$'04'.$M51]" office:value-type="currency" office:currency="JPY" office:value="0" calcext:value-type="currency">
            <text:p>￥0</text:p>
          </table:table-cell>
          <table:table-cell table:style-name="ce38" table:formula="of:=[$'05'.$M51]" office:value-type="currency" office:currency="JPY" office:value="0" calcext:value-type="currency">
            <text:p>￥0</text:p>
          </table:table-cell>
          <table:table-cell table:style-name="ce38" table:formula="of:=[$'06'.$M51]" office:value-type="currency" office:currency="JPY" office:value="0" calcext:value-type="currency">
            <text:p>￥0</text:p>
          </table:table-cell>
          <table:table-cell table:style-name="ce38" table:formula="of:=[$'07'.$M51]" office:value-type="currency" office:currency="JPY" office:value="0" calcext:value-type="currency">
            <text:p>￥0</text:p>
          </table:table-cell>
          <table:table-cell table:style-name="ce38" table:formula="of:=[$'08'.$M51]" office:value-type="currency" office:currency="JPY" office:value="0" calcext:value-type="currency">
            <text:p>￥0</text:p>
          </table:table-cell>
          <table:table-cell table:style-name="ce38" table:formula="of:=[$'09'.$M51]" office:value-type="currency" office:currency="JPY" office:value="0" calcext:value-type="currency">
            <text:p>￥0</text:p>
          </table:table-cell>
          <table:table-cell table:style-name="ce38" table:formula="of:=[$'10'.$M51]" office:value-type="currency" office:currency="JPY" office:value="0" calcext:value-type="currency">
            <text:p>￥0</text:p>
          </table:table-cell>
          <table:table-cell table:style-name="ce38" table:formula="of:=[$'11'.$M51]" office:value-type="currency" office:currency="JPY" office:value="0" calcext:value-type="currency">
            <text:p>￥0</text:p>
          </table:table-cell>
          <table:table-cell table:style-name="ce38" table:formula="of:=[$'12'.$M51]" office:value-type="currency" office:currency="JPY" office:value="0" calcext:value-type="currency">
            <text:p>￥0</text:p>
          </table:table-cell>
          <table:table-cell table:style-name="ce50" table:formula="of:=SUM([.E36:.P36])" office:value-type="currency" office:currency="JPY" office:value="0" calcext:value-type="currency">
            <text:p>￥0</text:p>
          </table:table-cell>
          <table:table-cell table:style-name="ce55" office:value-type="string" calcext:value-type="string">
            <text:p>固定資産売却損</text:p>
          </table:table-cell>
          <table:table-cell table:style-name="ce63" table:formula="of:=[.C36]" office:value-type="currency" office:currency="JPY" office:value="5000" calcext:value-type="currency">
            <text:p>￥5,000</text:p>
          </table:table-cell>
          <table:table-cell table:style-name="ce71" table:formula="of:=[.Q36]/[.S36]*100" office:value-type="float" office:value="0" calcext:value-type="float">
            <text:p>0.0</text:p>
          </table:table-cell>
          <table:table-cell table:style-name="ce85" table:formula="of:=[.Q36]/([.$T$8]/100)/12" office:value-type="currency" office:currency="JPY" office:value="0" calcext:value-type="currency">
            <text:p>￥0</text:p>
          </table:table-cell>
          <table:table-cell table:style-name="ce88" table:formula="of:=[.U36]*12" office:value-type="currency" office:currency="JPY" office:value="0" calcext:value-type="currency">
            <text:p>￥0</text:p>
          </table:table-cell>
          <table:table-cell table:style-name="ce91"/>
          <table:table-cell table:style-name="ce93"/>
          <table:table-cell table:number-columns-repeated="3" table:style-name="ce97" office:value-type="currency" office:currency="JPY" office:value="0" calcext:value-type="currency">
            <text:p>￥0</text:p>
          </table:table-cell>
          <table:table-cell table:style-name="ce97" table:number-columns-repeated="2"/>
          <table:table-cell table:style-name="ce100"/>
          <table:table-cell table:style-name="ce2" table:number-columns-repeated="994"/>
        </table:table-row>
        <table:table-row table:style-name="ro5">
          <table:table-cell/>
          <table:table-cell table:style-name="ce292" office:value-type="string" calcext:value-type="string">
            <text:p>有価証券評価損</text:p>
          </table:table-cell>
          <table:table-cell table:style-name="ce305" office:value-type="currency" office:currency="JPY" office:value="10000" calcext:value-type="currency">
            <text:p>￥10,000</text:p>
          </table:table-cell>
          <table:table-cell table:style-name="ce28" table:formula="of:=[.C37]/12" office:value-type="currency" office:currency="JPY" office:value="833.333333333333" calcext:value-type="currency">
            <text:p>￥833</text:p>
          </table:table-cell>
          <table:table-cell table:number-columns-repeated="12" table:style-name="ce39" office:value-type="string" calcext:value-type="string">
            <text:p>―</text:p>
          </table:table-cell>
          <table:table-cell table:style-name="ce53" office:value-type="string" calcext:value-type="string">
            <text:p>―</text:p>
          </table:table-cell>
          <table:table-cell table:style-name="ce54" office:value-type="string" calcext:value-type="string">
            <text:p>有価証券評価損</text:p>
          </table:table-cell>
          <table:table-cell table:style-name="ce64" table:formula="of:=[.C37]" office:value-type="currency" office:currency="JPY" office:value="10000" calcext:value-type="currency">
            <text:p>￥10,000</text:p>
          </table:table-cell>
          <table:table-cell table:style-name="ce72" office:value-type="string" calcext:value-type="string">
            <text:p>―</text:p>
          </table:table-cell>
          <table:table-cell table:style-name="ce86" office:value-type="string" calcext:value-type="string">
            <text:p>―</text:p>
          </table:table-cell>
          <table:table-cell table:style-name="ce89" office:value-type="currency" office:currency="JPY" office:value="30000" calcext:value-type="currency">
            <text:p>￥30,000</text:p>
          </table:table-cell>
          <table:table-cell table:style-name="ce92" table:formula="of:=[.V37]-[.S37]" office:value-type="float" office:value="20000" calcext:value-type="float">
            <text:p>\20,000</text:p>
          </table:table-cell>
          <table:table-cell table:style-name="ce94" table:formula="of:=[.W37]/[.S37]" office:value-type="percentage" office:value="2" calcext:value-type="percentage">
            <text:p>200.0%</text:p>
          </table:table-cell>
          <table:table-cell table:style-name="ce303" office:value-type="currency" office:currency="JPY" office:value="0" calcext:value-type="currency">
            <text:p>￥0</text:p>
          </table:table-cell>
          <table:table-cell table:style-name="ce303" office:value-type="currency" office:currency="JPY" office:value="179980" calcext:value-type="currency">
            <text:p>￥179,980</text:p>
          </table:table-cell>
          <table:table-cell table:style-name="ce303" office:value-type="currency" office:currency="JPY" office:value="55720" calcext:value-type="currency">
            <text:p>￥55,720</text:p>
          </table:table-cell>
          <table:table-cell table:style-name="ce303" office:value-type="currency" office:currency="JPY" office:value="0" calcext:value-type="currency">
            <text:p>￥0</text:p>
          </table:table-cell>
          <table:table-cell table:style-name="ce303" office:value-type="currency" office:currency="JPY" office:value="588900" calcext:value-type="currency">
            <text:p>￥588,900</text:p>
          </table:table-cell>
          <table:table-cell table:style-name="ce319" office:value-type="currency" office:currency="JPY" office:value="300000" calcext:value-type="currency">
            <text:p>￥300,000</text:p>
          </table:table-cell>
          <table:table-cell table:number-columns-repeated="994"/>
        </table:table-row>
        <table:table-row table:style-name="ro5">
          <table:table-cell table:style-name="ce2"/>
          <table:table-cell table:style-name="ce293" office:value-type="string" calcext:value-type="string">
            <text:p>有価証券売却損</text:p>
          </table:table-cell>
          <table:table-cell table:style-name="ce20" office:value-type="currency" office:currency="JPY" office:value="30000" calcext:value-type="currency">
            <text:p>￥30,000</text:p>
          </table:table-cell>
          <table:table-cell table:style-name="ce27" office:value-type="currency" office:currency="JPY" office:value="0" calcext:value-type="currency">
            <text:p>￥0</text:p>
          </table:table-cell>
          <table:table-cell table:style-name="ce38" table:formula="of:=[$'01'.M52]" office:value-type="currency" office:currency="JPY" office:value="0" calcext:value-type="currency">
            <text:p>￥0</text:p>
          </table:table-cell>
          <table:table-cell table:style-name="ce38" table:formula="of:=[$'02'.M52]" office:value-type="currency" office:currency="JPY" office:value="0" calcext:value-type="currency">
            <text:p>￥0</text:p>
          </table:table-cell>
          <table:table-cell table:style-name="ce44" table:formula="of:=[$'03'.$M52]" office:value-type="currency" office:currency="JPY" office:value="0" calcext:value-type="currency">
            <text:p>￥0</text:p>
          </table:table-cell>
          <table:table-cell table:style-name="ce44" table:formula="of:=[$'04'.$M52]" office:value-type="currency" office:currency="JPY" office:value="0" calcext:value-type="currency">
            <text:p>￥0</text:p>
          </table:table-cell>
          <table:table-cell table:style-name="ce38" table:formula="of:=[$'05'.$M52]" office:value-type="currency" office:currency="JPY" office:value="0" calcext:value-type="currency">
            <text:p>￥0</text:p>
          </table:table-cell>
          <table:table-cell table:style-name="ce38" table:formula="of:=[$'06'.$M52]" office:value-type="currency" office:currency="JPY" office:value="0" calcext:value-type="currency">
            <text:p>￥0</text:p>
          </table:table-cell>
          <table:table-cell table:style-name="ce38" table:formula="of:=[$'07'.$M52]" office:value-type="currency" office:currency="JPY" office:value="0" calcext:value-type="currency">
            <text:p>￥0</text:p>
          </table:table-cell>
          <table:table-cell table:style-name="ce38" table:formula="of:=[$'08'.$M52]" office:value-type="currency" office:currency="JPY" office:value="0" calcext:value-type="currency">
            <text:p>￥0</text:p>
          </table:table-cell>
          <table:table-cell table:style-name="ce38" table:formula="of:=[$'09'.$M52]" office:value-type="currency" office:currency="JPY" office:value="0" calcext:value-type="currency">
            <text:p>￥0</text:p>
          </table:table-cell>
          <table:table-cell table:style-name="ce38" table:formula="of:=[$'10'.$M52]" office:value-type="currency" office:currency="JPY" office:value="0" calcext:value-type="currency">
            <text:p>￥0</text:p>
          </table:table-cell>
          <table:table-cell table:style-name="ce38" table:formula="of:=[$'11'.$M52]" office:value-type="currency" office:currency="JPY" office:value="0" calcext:value-type="currency">
            <text:p>￥0</text:p>
          </table:table-cell>
          <table:table-cell table:style-name="ce38" table:formula="of:=[$'12'.$M52]" office:value-type="currency" office:currency="JPY" office:value="0" calcext:value-type="currency">
            <text:p>￥0</text:p>
          </table:table-cell>
          <table:table-cell table:style-name="ce50" table:formula="of:=SUM([.E38:.P38])" office:value-type="currency" office:currency="JPY" office:value="0" calcext:value-type="currency">
            <text:p>￥0</text:p>
          </table:table-cell>
          <table:table-cell table:style-name="ce55" office:value-type="string" calcext:value-type="string">
            <text:p>有価証券売却損</text:p>
          </table:table-cell>
          <table:table-cell table:style-name="ce63" table:formula="of:=[.C38]" office:value-type="currency" office:currency="JPY" office:value="30000" calcext:value-type="currency">
            <text:p>￥30,000</text:p>
          </table:table-cell>
          <table:table-cell table:style-name="ce73" table:formula="of:=[.Q38]/[.S38]*100" office:value-type="float" office:value="0" calcext:value-type="float">
            <text:p>0.0</text:p>
          </table:table-cell>
          <table:table-cell table:style-name="ce85" table:formula="of:=[.Q38]/([.$T$8]/100)/12" office:value-type="currency" office:currency="JPY" office:value="0" calcext:value-type="currency">
            <text:p>￥0</text:p>
          </table:table-cell>
          <table:table-cell table:style-name="ce88" table:formula="of:=[.U38]*12" office:value-type="currency" office:currency="JPY" office:value="0" calcext:value-type="currency">
            <text:p>￥0</text:p>
          </table:table-cell>
          <table:table-cell table:style-name="ce91" table:formula="of:=[.V38]-[.S38]" office:value-type="float" office:value="-30000" calcext:value-type="float">
            <text:p>-\30,000</text:p>
          </table:table-cell>
          <table:table-cell table:style-name="ce93" table:formula="of:=[.W38]/[.S38]" office:value-type="percentage" office:value="-1" calcext:value-type="percentage">
            <text:p>100.0%</text:p>
          </table:table-cell>
          <table:table-cell table:number-columns-repeated="5" table:style-name="ce97" office:value-type="currency" office:currency="JPY" office:value="0" calcext:value-type="currency">
            <text:p>￥0</text:p>
          </table:table-cell>
          <table:table-cell table:style-name="ce100" office:value-type="currency" office:currency="JPY" office:value="0" calcext:value-type="currency">
            <text:p>￥0</text:p>
          </table:table-cell>
          <table:table-cell table:style-name="ce2" table:number-columns-repeated="994"/>
        </table:table-row>
        <table:table-row table:style-name="ro5">
          <table:table-cell/>
          <table:table-cell table:style-name="ce292" office:value-type="string" calcext:value-type="string">
            <text:p>特別損失</text:p>
          </table:table-cell>
          <table:table-cell table:style-name="ce305" office:value-type="currency" office:currency="JPY" office:value="20000" calcext:value-type="currency">
            <text:p>￥20,000</text:p>
          </table:table-cell>
          <table:table-cell table:style-name="ce28" table:formula="of:=[.C39]/12" office:value-type="currency" office:currency="JPY" office:value="1666.66666666667" calcext:value-type="currency">
            <text:p>￥1,667</text:p>
          </table:table-cell>
          <table:table-cell table:style-name="ce37" table:formula="of:=[$'01'.M53]" office:value-type="currency" office:currency="JPY" office:value="0" calcext:value-type="currency">
            <text:p>￥0</text:p>
          </table:table-cell>
          <table:table-cell table:style-name="ce37" table:formula="of:=[$'02'.M53]" office:value-type="currency" office:currency="JPY" office:value="0" calcext:value-type="currency">
            <text:p>￥0</text:p>
          </table:table-cell>
          <table:table-cell table:style-name="ce45" table:formula="of:=[$'03'.$M53]" office:value-type="currency" office:currency="JPY" office:value="0" calcext:value-type="currency">
            <text:p>￥0</text:p>
          </table:table-cell>
          <table:table-cell table:style-name="ce45" table:formula="of:=[$'04'.$M53]" office:value-type="currency" office:currency="JPY" office:value="0" calcext:value-type="currency">
            <text:p>￥0</text:p>
          </table:table-cell>
          <table:table-cell table:style-name="ce37" table:formula="of:=[$'05'.$M53]" office:value-type="currency" office:currency="JPY" office:value="0" calcext:value-type="currency">
            <text:p>￥0</text:p>
          </table:table-cell>
          <table:table-cell table:style-name="ce37" table:formula="of:=[$'06'.$M53]" office:value-type="currency" office:currency="JPY" office:value="0" calcext:value-type="currency">
            <text:p>￥0</text:p>
          </table:table-cell>
          <table:table-cell table:style-name="ce37" table:formula="of:=[$'07'.$M53]" office:value-type="currency" office:currency="JPY" office:value="0" calcext:value-type="currency">
            <text:p>￥0</text:p>
          </table:table-cell>
          <table:table-cell table:style-name="ce37" table:formula="of:=[$'08'.$M53]" office:value-type="currency" office:currency="JPY" office:value="0" calcext:value-type="currency">
            <text:p>￥0</text:p>
          </table:table-cell>
          <table:table-cell table:style-name="ce37" table:formula="of:=[$'09'.$M53]" office:value-type="currency" office:currency="JPY" office:value="0" calcext:value-type="currency">
            <text:p>￥0</text:p>
          </table:table-cell>
          <table:table-cell table:style-name="ce37" table:formula="of:=[$'10'.$M53]" office:value-type="currency" office:currency="JPY" office:value="0" calcext:value-type="currency">
            <text:p>￥0</text:p>
          </table:table-cell>
          <table:table-cell table:style-name="ce37" table:formula="of:=[$'11'.$M53]" office:value-type="currency" office:currency="JPY" office:value="0" calcext:value-type="currency">
            <text:p>￥0</text:p>
          </table:table-cell>
          <table:table-cell table:style-name="ce37" table:formula="of:=[$'12'.$M53]" office:value-type="currency" office:currency="JPY" office:value="0" calcext:value-type="currency">
            <text:p>￥0</text:p>
          </table:table-cell>
          <table:table-cell table:style-name="ce338" table:formula="of:=SUM([.E39:.P39])" office:value-type="currency" office:currency="JPY" office:value="0" calcext:value-type="currency">
            <text:p>￥0</text:p>
          </table:table-cell>
          <table:table-cell table:style-name="ce54" office:value-type="string" calcext:value-type="string">
            <text:p>特別損失</text:p>
          </table:table-cell>
          <table:table-cell table:style-name="ce64" table:formula="of:=[.C39]" office:value-type="currency" office:currency="JPY" office:value="20000" calcext:value-type="currency">
            <text:p>￥20,000</text:p>
          </table:table-cell>
          <table:table-cell table:style-name="ce72" table:formula="of:=[.Q39]/[.S39]*100" office:value-type="float" office:value="0" calcext:value-type="float">
            <text:p>0.0</text:p>
          </table:table-cell>
          <table:table-cell table:style-name="ce86" table:formula="of:=[.Q39]/([.$T$8]/100)/12" office:value-type="currency" office:currency="JPY" office:value="0" calcext:value-type="currency">
            <text:p>￥0</text:p>
          </table:table-cell>
          <table:table-cell table:style-name="ce89" table:formula="of:=[.U39]*12" office:value-type="currency" office:currency="JPY" office:value="0" calcext:value-type="currency">
            <text:p>￥0</text:p>
          </table:table-cell>
          <table:table-cell table:style-name="ce92" table:formula="of:=[.V39]-[.S39]" office:value-type="float" office:value="-20000" calcext:value-type="float">
            <text:p>-\20,000</text:p>
          </table:table-cell>
          <table:table-cell table:style-name="ce94" table:formula="of:=[.W39]/[.S39]" office:value-type="percentage" office:value="-1" calcext:value-type="percentage">
            <text:p>100.0%</text:p>
          </table:table-cell>
          <table:table-cell table:style-name="ce303" office:value-type="currency" office:currency="JPY" office:value="179988" calcext:value-type="currency">
            <text:p>￥179,988</text:p>
          </table:table-cell>
          <table:table-cell table:style-name="ce303" office:value-type="currency" office:currency="JPY" office:value="99" calcext:value-type="currency">
            <text:p>￥99</text:p>
          </table:table-cell>
          <table:table-cell table:style-name="ce303" office:value-type="currency" office:currency="JPY" office:value="4695" calcext:value-type="currency">
            <text:p>￥4,695</text:p>
          </table:table-cell>
          <table:table-cell table:style-name="ce303" office:value-type="currency" office:currency="JPY" office:value="5100" calcext:value-type="currency">
            <text:p>￥5,100</text:p>
          </table:table-cell>
          <table:table-cell table:style-name="ce303" office:value-type="currency" office:currency="JPY" office:value="24025" calcext:value-type="currency">
            <text:p>￥24,025</text:p>
          </table:table-cell>
          <table:table-cell table:style-name="ce319" office:value-type="currency" office:currency="JPY" office:value="50000" calcext:value-type="currency">
            <text:p>￥50,000</text:p>
          </table:table-cell>
          <table:table-cell table:number-columns-repeated="994"/>
        </table:table-row>
        <table:table-row table:style-name="ro5">
          <table:table-cell table:style-name="ce2"/>
          <table:table-cell table:style-name="ce293" office:value-type="string" calcext:value-type="string">
            <text:p>減価償却費</text:p>
          </table:table-cell>
          <table:table-cell table:style-name="ce20" office:value-type="currency" office:currency="JPY" office:value="300000" calcext:value-type="currency">
            <text:p>￥300,000</text:p>
          </table:table-cell>
          <table:table-cell table:style-name="ce29" table:formula="of:=[.C40]/12" office:value-type="currency" office:currency="JPY" office:value="25000" calcext:value-type="currency">
            <text:p>￥25,000</text:p>
          </table:table-cell>
          <table:table-cell table:style-name="ce38" table:formula="of:=[$'01'.M54]" office:value-type="currency" office:currency="JPY" office:value="0" calcext:value-type="currency">
            <text:p>￥0</text:p>
          </table:table-cell>
          <table:table-cell table:style-name="ce44" table:formula="of:=[$'02'.M54]" office:value-type="currency" office:currency="JPY" office:value="0" calcext:value-type="currency">
            <text:p>￥0</text:p>
          </table:table-cell>
          <table:table-cell table:style-name="ce44" table:formula="of:=[$'03'.$M54]" office:value-type="currency" office:currency="JPY" office:value="0" calcext:value-type="currency">
            <text:p>￥0</text:p>
          </table:table-cell>
          <table:table-cell table:style-name="ce44" table:formula="of:=[$'04'.$M54]" office:value-type="currency" office:currency="JPY" office:value="0" calcext:value-type="currency">
            <text:p>￥0</text:p>
          </table:table-cell>
          <table:table-cell table:style-name="ce44" table:formula="of:=[$'05'.$M54]" office:value-type="currency" office:currency="JPY" office:value="0" calcext:value-type="currency">
            <text:p>￥0</text:p>
          </table:table-cell>
          <table:table-cell table:style-name="ce44" table:formula="of:=[$'06'.$M54]" office:value-type="currency" office:currency="JPY" office:value="0" calcext:value-type="currency">
            <text:p>￥0</text:p>
          </table:table-cell>
          <table:table-cell table:style-name="ce44" table:formula="of:=[$'07'.$M54]" office:value-type="currency" office:currency="JPY" office:value="0" calcext:value-type="currency">
            <text:p>￥0</text:p>
          </table:table-cell>
          <table:table-cell table:style-name="ce44" table:formula="of:=[$'08'.$M54]" office:value-type="currency" office:currency="JPY" office:value="0" calcext:value-type="currency">
            <text:p>￥0</text:p>
          </table:table-cell>
          <table:table-cell table:style-name="ce38" table:formula="of:=[$'09'.$M54]" office:value-type="currency" office:currency="JPY" office:value="0" calcext:value-type="currency">
            <text:p>￥0</text:p>
          </table:table-cell>
          <table:table-cell table:style-name="ce38" table:formula="of:=[$'10'.$M54]" office:value-type="currency" office:currency="JPY" office:value="0" calcext:value-type="currency">
            <text:p>￥0</text:p>
          </table:table-cell>
          <table:table-cell table:style-name="ce38" table:formula="of:=[$'11'.$M54]" office:value-type="currency" office:currency="JPY" office:value="0" calcext:value-type="currency">
            <text:p>￥0</text:p>
          </table:table-cell>
          <table:table-cell table:style-name="ce38" table:formula="of:=[$'12'.$M54]" office:value-type="currency" office:currency="JPY" office:value="0" calcext:value-type="currency">
            <text:p>￥0</text:p>
          </table:table-cell>
          <table:table-cell table:style-name="ce51" office:value-type="currency" office:currency="JPY" office:value="0" calcext:value-type="currency">
            <text:p>￥0</text:p>
          </table:table-cell>
          <table:table-cell table:style-name="ce55" office:value-type="string" calcext:value-type="string">
            <text:p>減価償却費</text:p>
          </table:table-cell>
          <table:table-cell table:style-name="ce63" office:value-type="currency" office:currency="JPY" office:value="300000" calcext:value-type="currency">
            <text:p>￥300,000</text:p>
          </table:table-cell>
          <table:table-cell table:style-name="ce74" office:value-type="string" calcext:value-type="string">
            <text:p>―</text:p>
          </table:table-cell>
          <table:table-cell table:style-name="ce87" office:value-type="string" calcext:value-type="string">
            <text:p>―</text:p>
          </table:table-cell>
          <table:table-cell table:style-name="ce90" office:value-type="float" office:value="550000" calcext:value-type="float">
            <text:p>\550,000</text:p>
          </table:table-cell>
          <table:table-cell table:style-name="ce91" table:formula="of:=[.V40]-[.S40]" office:value-type="float" office:value="250000" calcext:value-type="float">
            <text:p>\250,000</text:p>
          </table:table-cell>
          <table:table-cell table:style-name="ce93" table:formula="of:=[.W40]/[.S40]" office:value-type="percentage" office:value="0.833333333333333" calcext:value-type="percentage">
            <text:p>83.3%</text:p>
          </table:table-cell>
          <table:table-cell table:style-name="ce97" office:value-type="currency" office:currency="JPY" office:value="154986" calcext:value-type="currency">
            <text:p>￥154,986</text:p>
          </table:table-cell>
          <table:table-cell table:style-name="ce97" office:value-type="currency" office:currency="JPY" office:value="346631" calcext:value-type="currency">
            <text:p>￥346,631</text:p>
          </table:table-cell>
          <table:table-cell table:style-name="ce97" office:value-type="currency" office:currency="JPY" office:value="522877" calcext:value-type="currency">
            <text:p>￥522,877</text:p>
          </table:table-cell>
          <table:table-cell table:style-name="ce97" office:value-type="currency" office:currency="JPY" office:value="371244" calcext:value-type="currency">
            <text:p>￥371,244</text:p>
          </table:table-cell>
          <table:table-cell table:style-name="ce97" office:value-type="currency" office:currency="JPY" office:value="183665" calcext:value-type="currency">
            <text:p>￥183,665</text:p>
          </table:table-cell>
          <table:table-cell table:style-name="ce100"/>
          <table:table-cell table:style-name="ce2" table:number-columns-repeated="994"/>
        </table:table-row>
        <table:table-row table:style-name="ro5">
          <table:table-cell/>
          <table:table-cell table:style-name="ce292" office:value-type="string" calcext:value-type="string">
            <text:p>計</text:p>
          </table:table-cell>
          <table:table-cell table:style-name="ce305" table:formula="of:=SUM([.C11:.C40])" office:value-type="currency" office:currency="JPY" office:value="2980000" calcext:value-type="currency">
            <text:p>￥2,980,000</text:p>
          </table:table-cell>
          <table:table-cell table:style-name="ce28" table:formula="of:=[.C41]/12" office:value-type="currency" office:currency="JPY" office:value="248333.333333333" calcext:value-type="currency">
            <text:p>￥248,333</text:p>
          </table:table-cell>
          <table:table-cell table:style-name="ce37" table:formula="of:=SUM([.E12:.E40])" office:value-type="currency" office:currency="JPY" office:value="0" calcext:value-type="currency">
            <text:p>￥0</text:p>
          </table:table-cell>
          <table:table-cell table:style-name="ce37" table:formula="of:=SUM([.F12:.F40])" office:value-type="currency" office:currency="JPY" office:value="0" calcext:value-type="currency">
            <text:p>￥0</text:p>
          </table:table-cell>
          <table:table-cell table:style-name="ce45" table:formula="of:=SUM([.G12:.G40])" office:value-type="currency" office:currency="JPY" office:value="0" calcext:value-type="currency">
            <text:p>￥0</text:p>
          </table:table-cell>
          <table:table-cell table:style-name="ce45" table:formula="of:=SUM([.H12:.H40])" office:value-type="currency" office:currency="JPY" office:value="0" calcext:value-type="currency">
            <text:p>￥0</text:p>
          </table:table-cell>
          <table:table-cell table:style-name="ce45" table:formula="of:=SUM([.I12:.I40])" office:value-type="currency" office:currency="JPY" office:value="0" calcext:value-type="currency">
            <text:p>￥0</text:p>
          </table:table-cell>
          <table:table-cell table:style-name="ce45" table:formula="of:=SUM([.J12:.J40])" office:value-type="currency" office:currency="JPY" office:value="0" calcext:value-type="currency">
            <text:p>￥0</text:p>
          </table:table-cell>
          <table:table-cell table:style-name="ce45" table:formula="of:=SUM([.K12:.K40])" office:value-type="currency" office:currency="JPY" office:value="0" calcext:value-type="currency">
            <text:p>￥0</text:p>
          </table:table-cell>
          <table:table-cell table:style-name="ce45" table:formula="of:=SUM([.L12:.L40])" office:value-type="currency" office:currency="JPY" office:value="0" calcext:value-type="currency">
            <text:p>￥0</text:p>
          </table:table-cell>
          <table:table-cell table:style-name="ce45" table:formula="of:=SUM([.M12:.M40])" office:value-type="currency" office:currency="JPY" office:value="0" calcext:value-type="currency">
            <text:p>￥0</text:p>
          </table:table-cell>
          <table:table-cell table:style-name="ce45" table:formula="of:=SUM([.N12:.N40])" office:value-type="currency" office:currency="JPY" office:value="0" calcext:value-type="currency">
            <text:p>￥0</text:p>
          </table:table-cell>
          <table:table-cell table:style-name="ce45" table:formula="of:=SUM([.O12:.O40])" office:value-type="currency" office:currency="JPY" office:value="0" calcext:value-type="currency">
            <text:p>￥0</text:p>
          </table:table-cell>
          <table:table-cell table:style-name="ce45" table:formula="of:=SUM([.P12:.P40])" office:value-type="currency" office:currency="JPY" office:value="0" calcext:value-type="currency">
            <text:p>￥0</text:p>
          </table:table-cell>
          <table:table-cell table:style-name="ce304" table:formula="of:=SUM([.E41:.P41])" office:value-type="currency" office:currency="JPY" office:value="0" calcext:value-type="currency">
            <text:p>￥0</text:p>
          </table:table-cell>
          <table:table-cell table:style-name="ce54" office:value-type="string" calcext:value-type="string">
            <text:p>計</text:p>
          </table:table-cell>
          <table:table-cell table:style-name="ce64" table:formula="of:=SUM([.S12:.S40])" office:value-type="currency" office:currency="JPY" office:value="2960000" calcext:value-type="currency">
            <text:p>￥2,960,000</text:p>
          </table:table-cell>
          <table:table-cell table:style-name="ce72" table:formula="of:=[.Q41]/[.S41]*100" office:value-type="float" office:value="0" calcext:value-type="float">
            <text:p>0.0</text:p>
          </table:table-cell>
          <table:table-cell table:style-name="ce86" table:formula="of:=SUM([.U12:.U39])" office:value-type="currency" office:currency="JPY" office:value="0" calcext:value-type="currency">
            <text:p>￥0</text:p>
          </table:table-cell>
          <table:table-cell table:style-name="ce89" table:formula="of:=SUM([.V12:.V40])" office:value-type="currency" office:currency="JPY" office:value="580000" calcext:value-type="currency">
            <text:p>￥580,000</text:p>
          </table:table-cell>
          <table:table-cell table:style-name="ce92" table:formula="of:=[.V41]-[.S41]" office:value-type="float" office:value="-2380000" calcext:value-type="float">
            <text:p>-\2,380,000</text:p>
          </table:table-cell>
          <table:table-cell table:style-name="ce94" table:formula="of:=[.W41]/[.S41]" office:value-type="percentage" office:value="-0.804054054054054" calcext:value-type="percentage">
            <text:p>80.4%</text:p>
          </table:table-cell>
          <table:table-cell table:style-name="ce303" table:formula="of:=SUM([.Y12:.Y40])" office:value-type="currency" office:currency="JPY" office:value="2676452" calcext:value-type="currency">
            <text:p>￥2,676,452</text:p>
          </table:table-cell>
          <table:table-cell table:style-name="ce303" table:formula="of:=SUM([.Z12:.Z40])" office:value-type="currency" office:currency="JPY" office:value="2125563" calcext:value-type="currency">
            <text:p>￥2,125,563</text:p>
          </table:table-cell>
          <table:table-cell table:style-name="ce303" table:formula="of:=SUM([.AA12:.AA40])" office:value-type="currency" office:currency="JPY" office:value="2435976" calcext:value-type="currency">
            <text:p>￥2,435,976</text:p>
          </table:table-cell>
          <table:table-cell table:style-name="ce303" table:formula="of:=SUM([.AB12:.AB40])" office:value-type="currency" office:currency="JPY" office:value="3020643" calcext:value-type="currency">
            <text:p>￥3,020,643</text:p>
          </table:table-cell>
          <table:table-cell table:style-name="ce303" table:formula="of:=SUM([.AC12:.AC39])" office:value-type="currency" office:currency="JPY" office:value="3158463" calcext:value-type="currency">
            <text:p>￥3,158,463</text:p>
          </table:table-cell>
          <table:table-cell table:style-name="ce303" table:formula="of:=SUM([.AD12:.AD39])" office:value-type="currency" office:currency="JPY" office:value="3285000" calcext:value-type="currency">
            <text:p>￥3,285,000</text:p>
          </table:table-cell>
          <table:table-cell table:number-columns-repeated="994"/>
        </table:table-row>
        <table:table-row table:style-name="ro2">
          <table:table-cell table:number-columns-repeated="6"/>
          <table:table-cell table:style-name="ce303"/>
          <table:table-cell table:style-name="ce47" table:number-columns-repeated="3"/>
          <table:table-cell table:style-name="ce303" table:number-columns-repeated="5"/>
          <table:table-cell table:style-name="ce303" office:value-type="string" calcext:value-type="string">
            <text:p>月平均</text:p>
          </table:table-cell>
          <table:table-cell table:style-name="ce303" table:formula="of:=[.Q41]/[.U8]" office:value-type="currency" office:currency="JPY" office:value="0" calcext:value-type="currency">
            <text:p>￥0</text:p>
          </table:table-cell>
          <table:table-cell table:number-columns-repeated="8"/>
          <table:table-cell table:style-name="ce303"/>
          <table:table-cell table:number-columns-repeated="998"/>
        </table:table-row>
        <table:table-row table:style-name="ro1">
          <table:table-cell table:style-name="ce3" office:value-type="string" calcext:value-type="string">
            <text:p>※ 　 実績のピンク背景は月額予算超過項目</text:p>
          </table:table-cell>
          <table:table-cell table:style-name="ce3" table:number-columns-repeated="2"/>
          <table:table-cell table:style-name="ce30" table:number-columns-repeated="2"/>
          <table:table-cell/>
          <table:table-cell table:style-name="ce303" table:number-columns-repeated="11"/>
          <table:table-cell table:number-columns-repeated="8"/>
          <table:table-cell table:style-name="ce303"/>
          <table:table-cell table:number-columns-repeated="998"/>
        </table:table-row>
        <table:table-row table:style-name="ro1" table:number-rows-repeated="2">
          <table:table-cell table:style-name="ce4"/>
          <table:table-cell table:style-name="ce296" table:number-columns-repeated="2"/>
          <table:table-cell table:number-columns-repeated="3"/>
          <table:table-cell table:style-name="ce303" table:number-columns-repeated="11"/>
          <table:table-cell table:number-columns-repeated="8"/>
          <table:table-cell table:style-name="ce303"/>
          <table:table-cell table:number-columns-repeated="998"/>
        </table:table-row>
        <table:table-row table:style-name="ro1">
          <table:table-cell table:number-columns-repeated="6"/>
          <table:table-cell table:style-name="ce303" table:number-columns-repeated="11"/>
          <table:table-cell table:number-columns-repeated="8"/>
          <table:table-cell table:style-name="ce303"/>
          <table:table-cell table:number-columns-repeated="998"/>
        </table:table-row>
        <table:table-row table:style-name="ro1">
          <table:table-cell office:value-type="string" calcext:value-type="string">
            <text:p>■ 収入実績</text:p>
          </table:table-cell>
          <table:table-cell table:number-columns-repeated="5"/>
          <table:table-cell table:style-name="ce303" table:number-columns-repeated="11"/>
          <table:table-cell table:number-columns-repeated="8"/>
          <table:table-cell table:style-name="ce303"/>
          <table:table-cell table:number-columns-repeated="998"/>
        </table:table-row>
        <table:table-row table:style-name="ro4">
          <table:table-cell/>
          <table:table-cell table:style-name="ce11" office:value-type="string" calcext:value-type="string">
            <text:p>項目</text:p>
          </table:table-cell>
          <table:table-cell table:style-name="ce21" office:value-type="string" calcext:value-type="string">
            <text:p>年間見積もり</text:p>
          </table:table-cell>
          <table:table-cell table:style-name="ce31" office:value-type="string" calcext:value-type="string">
            <text:p>月間見積もり</text:p>
          </table:table-cell>
          <table:table-cell table:style-name="ce40" office:value-type="string" calcext:value-type="string">
            <text:p>1月実績</text:p>
          </table:table-cell>
          <table:table-cell table:style-name="ce40" office:value-type="string" calcext:value-type="string">
            <text:p>2月実績</text:p>
          </table:table-cell>
          <table:table-cell table:style-name="ce46" office:value-type="string" calcext:value-type="string">
            <text:p>3月度実績</text:p>
          </table:table-cell>
          <table:table-cell table:style-name="ce46" office:value-type="string" calcext:value-type="string">
            <text:p>4月度実績</text:p>
          </table:table-cell>
          <table:table-cell table:style-name="ce46" office:value-type="string" calcext:value-type="string">
            <text:p>5月度実績</text:p>
          </table:table-cell>
          <table:table-cell table:style-name="ce46" office:value-type="string" calcext:value-type="string">
            <text:p>6月度実績</text:p>
          </table:table-cell>
          <table:table-cell table:style-name="ce46" office:value-type="string" calcext:value-type="string">
            <text:p>7月度実績</text:p>
          </table:table-cell>
          <table:table-cell table:style-name="ce46" office:value-type="string" calcext:value-type="string">
            <text:p>8月度実績</text:p>
          </table:table-cell>
          <table:table-cell table:style-name="ce46" office:value-type="string" calcext:value-type="string">
            <text:p>9月度実績</text:p>
          </table:table-cell>
          <table:table-cell table:style-name="ce46" office:value-type="string" calcext:value-type="string">
            <text:p>10月度実績</text:p>
          </table:table-cell>
          <table:table-cell table:style-name="ce46" office:value-type="string" calcext:value-type="string">
            <text:p>11月度実績</text:p>
          </table:table-cell>
          <table:table-cell table:style-name="ce46" office:value-type="string" calcext:value-type="string">
            <text:p>12月度実績</text:p>
          </table:table-cell>
          <table:table-cell table:style-name="ce46" office:value-type="string" calcext:value-type="string">
            <text:p>年度実績</text:p>
          </table:table-cell>
          <table:table-cell table:style-name="ce56" office:value-type="string" calcext:value-type="string">
            <text:p>月平均実績</text:p>
          </table:table-cell>
          <table:table-cell table:style-name="ce65" office:value-type="string" calcext:value-type="string">
            <text:p>年予想</text:p>
          </table:table-cell>
          <table:table-cell table:style-name="ce75" office:value-type="string" calcext:value-type="string">
            <text:p>達成率[%]</text:p>
          </table:table-cell>
          <table:table-cell table:number-columns-repeated="4"/>
          <table:table-cell office:value-type="string" calcext:value-type="string">
            <text:p>2013年度実績</text:p>
          </table:table-cell>
          <table:table-cell office:value-type="string" calcext:value-type="string">
            <text:p>2011年度実績</text:p>
          </table:table-cell>
          <table:table-cell office:value-type="string" calcext:value-type="string">
            <text:p>2010年実績</text:p>
          </table:table-cell>
          <table:table-cell office:value-type="string" calcext:value-type="string">
            <text:p>2009年実績</text:p>
          </table:table-cell>
          <table:table-cell table:style-name="ce303" office:value-type="string" calcext:value-type="string">
            <text:p>2008年実績</text:p>
          </table:table-cell>
          <table:table-cell table:number-columns-repeated="995"/>
        </table:table-row>
        <table:table-row table:style-name="ro4">
          <table:table-cell table:style-name="ce5"/>
          <table:table-cell table:style-name="ce12" office:value-type="string" calcext:value-type="string">
            <text:p>給与所得</text:p>
          </table:table-cell>
          <table:table-cell table:style-name="ce22" office:value-type="currency" office:currency="JPY" office:value="2880000" calcext:value-type="currency">
            <text:p>￥2,880,000</text:p>
          </table:table-cell>
          <table:table-cell table:style-name="ce32" table:formula="of:=[.C49]/12" office:value-type="currency" office:currency="JPY" office:value="240000" calcext:value-type="currency">
            <text:p>￥240,000</text:p>
          </table:table-cell>
          <table:table-cell table:style-name="ce32" table:formula="of:=[$'01'.$O26]" office:value-type="currency" office:currency="JPY" office:value="0" calcext:value-type="currency">
            <text:p>￥0</text:p>
          </table:table-cell>
          <table:table-cell table:style-name="ce32" table:formula="of:=[$'02'.$O26]" office:value-type="currency" office:currency="JPY" office:value="0" calcext:value-type="currency">
            <text:p>￥0</text:p>
          </table:table-cell>
          <table:table-cell table:style-name="ce32" table:formula="of:=[$'03'.$O26]" office:value-type="currency" office:currency="JPY" office:value="0" calcext:value-type="currency">
            <text:p>￥0</text:p>
          </table:table-cell>
          <table:table-cell table:style-name="ce32" table:formula="of:=[$'04'.$O26]" office:value-type="currency" office:currency="JPY" office:value="0" calcext:value-type="currency">
            <text:p>￥0</text:p>
          </table:table-cell>
          <table:table-cell table:style-name="ce32" table:formula="of:=[$'05'.$O26]" office:value-type="currency" office:currency="JPY" office:value="0" calcext:value-type="currency">
            <text:p>￥0</text:p>
          </table:table-cell>
          <table:table-cell table:style-name="ce32" table:formula="of:=[$'06'.$O26]" office:value-type="currency" office:currency="JPY" office:value="0" calcext:value-type="currency">
            <text:p>￥0</text:p>
          </table:table-cell>
          <table:table-cell table:style-name="ce32" table:formula="of:=[$'07'.$O26]" office:value-type="currency" office:currency="JPY" office:value="0" calcext:value-type="currency">
            <text:p>￥0</text:p>
          </table:table-cell>
          <table:table-cell table:style-name="ce32" table:formula="of:=[$'08'.$O26]" office:value-type="currency" office:currency="JPY" office:value="0" calcext:value-type="currency">
            <text:p>￥0</text:p>
          </table:table-cell>
          <table:table-cell table:style-name="ce32" table:formula="of:=[$'09'.$O26]" office:value-type="currency" office:currency="JPY" office:value="0" calcext:value-type="currency">
            <text:p>￥0</text:p>
          </table:table-cell>
          <table:table-cell table:style-name="ce32" table:formula="of:=[$'10'.$O26]" office:value-type="currency" office:currency="JPY" office:value="0" calcext:value-type="currency">
            <text:p>￥0</text:p>
          </table:table-cell>
          <table:table-cell table:style-name="ce32" table:formula="of:=[$'11'.$O26]" office:value-type="currency" office:currency="JPY" office:value="0" calcext:value-type="currency">
            <text:p>￥0</text:p>
          </table:table-cell>
          <table:table-cell table:style-name="ce32" table:formula="of:=[$'12'.$O26]" office:value-type="currency" office:currency="JPY" office:value="0" calcext:value-type="currency">
            <text:p>￥0</text:p>
          </table:table-cell>
          <table:table-cell table:style-name="ce32" table:formula="of:=SUM([.E49:.P49])" office:value-type="currency" office:currency="JPY" office:value="0" calcext:value-type="currency">
            <text:p>￥0</text:p>
          </table:table-cell>
          <table:table-cell table:style-name="ce57" table:formula="of:=ROUNDDOWN([.Q49]/[.R$60];0)" office:value-type="currency" office:currency="JPY" office:value="0" calcext:value-type="currency">
            <text:p>￥0</text:p>
          </table:table-cell>
          <table:table-cell table:style-name="ce66" table:formula="of:=ROUNDDOWN([.R49]*12;0)" office:value-type="currency" office:currency="JPY" office:value="0" calcext:value-type="currency">
            <text:p>￥0</text:p>
          </table:table-cell>
          <table:table-cell table:style-name="ce76" table:formula="of:=[.Q49]/[.C49]" office:value-type="percentage" office:value="0" calcext:value-type="percentage">
            <text:p>0%</text:p>
          </table:table-cell>
          <table:table-cell table:style-name="ce5" table:number-columns-repeated="4"/>
          <table:table-cell table:style-name="ce98" office:value-type="currency" office:currency="JPY" office:value="3738531" calcext:value-type="currency">
            <text:p>￥3,738,531</text:p>
          </table:table-cell>
          <table:table-cell table:style-name="ce5"/>
          <table:table-cell table:style-name="ce98" office:value-type="currency" office:currency="JPY" office:value="389557" calcext:value-type="currency">
            <text:p>￥389,557</text:p>
          </table:table-cell>
          <table:table-cell table:style-name="ce98" office:value-type="currency" office:currency="JPY" office:value="1161740" calcext:value-type="currency">
            <text:p>￥1,161,740</text:p>
          </table:table-cell>
          <table:table-cell table:style-name="ce5" table:number-columns-repeated="996"/>
        </table:table-row>
        <table:table-row table:style-name="ro4">
          <table:table-cell/>
          <table:table-cell table:style-name="ce13" office:value-type="string" calcext:value-type="string">
            <text:p>所得税還付金</text:p>
          </table:table-cell>
          <table:table-cell table:style-name="ce23" office:value-type="currency" office:currency="JPY" office:value="0" calcext:value-type="currency">
            <text:p>￥0</text:p>
          </table:table-cell>
          <table:table-cell table:style-name="ce319" table:formula="of:=[.C50]/12" office:value-type="currency" office:currency="JPY" office:value="0" calcext:value-type="currency">
            <text:p>￥0</text:p>
          </table:table-cell>
          <table:table-cell table:style-name="ce319" table:formula="of:=[$'01'.$O39]" office:value-type="currency" office:currency="JPY" office:value="0" calcext:value-type="currency">
            <text:p>￥0</text:p>
          </table:table-cell>
          <table:table-cell table:style-name="ce319" table:formula="of:=[$'02'.$O39]" office:value-type="currency" office:currency="JPY" office:value="0" calcext:value-type="currency">
            <text:p>￥0</text:p>
          </table:table-cell>
          <table:table-cell table:style-name="ce319" table:formula="of:=[$'03'.$O39]" office:value-type="currency" office:currency="JPY" office:value="0" calcext:value-type="currency">
            <text:p>￥0</text:p>
          </table:table-cell>
          <table:table-cell table:style-name="ce319" table:formula="of:=[$'04'.$O39]" office:value-type="currency" office:currency="JPY" office:value="0" calcext:value-type="currency">
            <text:p>￥0</text:p>
          </table:table-cell>
          <table:table-cell table:style-name="ce319" table:formula="of:=[$'05'.$O39]" office:value-type="currency" office:currency="JPY" office:value="0" calcext:value-type="currency">
            <text:p>￥0</text:p>
          </table:table-cell>
          <table:table-cell table:style-name="ce319" table:formula="of:=[$'06'.$O39]" office:value-type="currency" office:currency="JPY" office:value="0" calcext:value-type="currency">
            <text:p>￥0</text:p>
          </table:table-cell>
          <table:table-cell table:style-name="ce319" table:formula="of:=[$'07'.$O39]" office:value-type="currency" office:currency="JPY" office:value="0" calcext:value-type="currency">
            <text:p>￥0</text:p>
          </table:table-cell>
          <table:table-cell table:style-name="ce319" table:formula="of:=[$'08'.$O39]" office:value-type="currency" office:currency="JPY" office:value="0" calcext:value-type="currency">
            <text:p>￥0</text:p>
          </table:table-cell>
          <table:table-cell table:style-name="ce319" table:formula="of:=[$'09'.$O39]" office:value-type="currency" office:currency="JPY" office:value="0" calcext:value-type="currency">
            <text:p>￥0</text:p>
          </table:table-cell>
          <table:table-cell table:style-name="ce319" table:formula="of:=[$'10'.$O39]" office:value-type="currency" office:currency="JPY" office:value="0" calcext:value-type="currency">
            <text:p>￥0</text:p>
          </table:table-cell>
          <table:table-cell table:style-name="ce319" table:formula="of:=[$'11'.$O39]" office:value-type="currency" office:currency="JPY" office:value="0" calcext:value-type="currency">
            <text:p>￥0</text:p>
          </table:table-cell>
          <table:table-cell table:style-name="ce319" table:formula="of:=[$'12'.$O39]" office:value-type="currency" office:currency="JPY" office:value="0" calcext:value-type="currency">
            <text:p>￥0</text:p>
          </table:table-cell>
          <table:table-cell table:style-name="ce319" table:formula="of:=SUM([.E50:.P50])" office:value-type="currency" office:currency="JPY" office:value="0" calcext:value-type="currency">
            <text:p>￥0</text:p>
          </table:table-cell>
          <table:table-cell table:style-name="ce58" table:formula="of:=ROUNDDOWN([.Q50]/[.R$60];0)" office:value-type="currency" office:currency="JPY" office:value="0" calcext:value-type="currency">
            <text:p>￥0</text:p>
          </table:table-cell>
          <table:table-cell table:style-name="ce67" table:formula="of:=ROUNDDOWN([.R50]*12;0)" office:value-type="currency" office:currency="JPY" office:value="0" calcext:value-type="currency">
            <text:p>￥0</text:p>
          </table:table-cell>
          <table:table-cell table:style-name="ce77" table:formula="of:=[.Q50]/[.C50]" office:value-type="string" office:string-value="" calcext:value-type="error">
            <text:p>#DIV/0!</text:p>
          </table:table-cell>
          <table:table-cell table:number-columns-repeated="4"/>
          <table:table-cell table:style-name="ce303" office:value-type="currency" office:currency="JPY" office:value="11340" calcext:value-type="currency">
            <text:p>￥11,340</text:p>
          </table:table-cell>
          <table:table-cell/>
          <table:table-cell table:style-name="ce303" office:value-type="currency" office:currency="JPY" office:value="24340" calcext:value-type="currency">
            <text:p>￥24,340</text:p>
          </table:table-cell>
          <table:table-cell table:style-name="ce303" office:value-type="currency" office:currency="JPY" office:value="0" calcext:value-type="currency">
            <text:p>￥0</text:p>
          </table:table-cell>
          <table:table-cell table:number-columns-repeated="996"/>
        </table:table-row>
        <table:table-row table:style-name="ro4">
          <table:table-cell table:style-name="ce5"/>
          <table:table-cell table:style-name="ce14" office:value-type="string" calcext:value-type="string">
            <text:p>受取利息</text:p>
          </table:table-cell>
          <table:table-cell table:style-name="ce22" office:value-type="currency" office:currency="JPY" office:value="1000" calcext:value-type="currency">
            <text:p>￥1,000</text:p>
          </table:table-cell>
          <table:table-cell table:style-name="ce32" table:formula="of:=[.C51]/12" office:value-type="currency" office:currency="JPY" office:value="83.3333333333333" calcext:value-type="currency">
            <text:p>￥83</text:p>
          </table:table-cell>
          <table:table-cell table:style-name="ce32" table:formula="of:=[$'01'.$O43]" office:value-type="currency" office:currency="JPY" office:value="0" calcext:value-type="currency">
            <text:p>￥0</text:p>
          </table:table-cell>
          <table:table-cell table:style-name="ce32" table:formula="of:=[$'02'.$O43]" office:value-type="currency" office:currency="JPY" office:value="0" calcext:value-type="currency">
            <text:p>￥0</text:p>
          </table:table-cell>
          <table:table-cell table:style-name="ce32" table:formula="of:=[$'03'.$O43]" office:value-type="currency" office:currency="JPY" office:value="0" calcext:value-type="currency">
            <text:p>￥0</text:p>
          </table:table-cell>
          <table:table-cell table:style-name="ce32" table:formula="of:=[$'04'.$O43]" office:value-type="currency" office:currency="JPY" office:value="0" calcext:value-type="currency">
            <text:p>￥0</text:p>
          </table:table-cell>
          <table:table-cell table:style-name="ce32" table:formula="of:=[$'05'.$O43]" office:value-type="currency" office:currency="JPY" office:value="0" calcext:value-type="currency">
            <text:p>￥0</text:p>
          </table:table-cell>
          <table:table-cell table:style-name="ce32" table:formula="of:=[$'06'.$O43]" office:value-type="currency" office:currency="JPY" office:value="0" calcext:value-type="currency">
            <text:p>￥0</text:p>
          </table:table-cell>
          <table:table-cell table:style-name="ce32" table:formula="of:=[$'07'.$O43]" office:value-type="currency" office:currency="JPY" office:value="0" calcext:value-type="currency">
            <text:p>￥0</text:p>
          </table:table-cell>
          <table:table-cell table:style-name="ce32" table:formula="of:=[$'08'.$O43]" office:value-type="currency" office:currency="JPY" office:value="0" calcext:value-type="currency">
            <text:p>￥0</text:p>
          </table:table-cell>
          <table:table-cell table:style-name="ce32" table:formula="of:=[$'09'.$O43]" office:value-type="currency" office:currency="JPY" office:value="0" calcext:value-type="currency">
            <text:p>￥0</text:p>
          </table:table-cell>
          <table:table-cell table:style-name="ce32" table:formula="of:=[$'10'.$O43]" office:value-type="currency" office:currency="JPY" office:value="0" calcext:value-type="currency">
            <text:p>￥0</text:p>
          </table:table-cell>
          <table:table-cell table:style-name="ce32" table:formula="of:=[$'11'.$O43]" office:value-type="currency" office:currency="JPY" office:value="0" calcext:value-type="currency">
            <text:p>￥0</text:p>
          </table:table-cell>
          <table:table-cell table:style-name="ce32" table:formula="of:=[$'12'.$O43]" office:value-type="currency" office:currency="JPY" office:value="0" calcext:value-type="currency">
            <text:p>￥0</text:p>
          </table:table-cell>
          <table:table-cell table:style-name="ce32" table:formula="of:=SUM([.E51:.P51])" office:value-type="currency" office:currency="JPY" office:value="0" calcext:value-type="currency">
            <text:p>￥0</text:p>
          </table:table-cell>
          <table:table-cell table:style-name="ce57" table:formula="of:=ROUNDDOWN([.Q51]/[.R$60];0)" office:value-type="currency" office:currency="JPY" office:value="0" calcext:value-type="currency">
            <text:p>￥0</text:p>
          </table:table-cell>
          <table:table-cell table:style-name="ce66" table:formula="of:=ROUNDDOWN([.R51]*12;0)" office:value-type="currency" office:currency="JPY" office:value="0" calcext:value-type="currency">
            <text:p>￥0</text:p>
          </table:table-cell>
          <table:table-cell table:style-name="ce78" table:formula="of:=[.Q51]/[.C51]" office:value-type="percentage" office:value="0" calcext:value-type="percentage">
            <text:p>0%</text:p>
          </table:table-cell>
          <table:table-cell table:style-name="ce5" table:number-columns-repeated="4"/>
          <table:table-cell table:style-name="ce98" table:formula="of:=529+28" office:value-type="currency" office:currency="JPY" office:value="557" calcext:value-type="currency">
            <text:p>￥557</text:p>
          </table:table-cell>
          <table:table-cell table:style-name="ce5"/>
          <table:table-cell table:style-name="ce98" table:formula="of:=1112+165" office:value-type="currency" office:currency="JPY" office:value="1277" calcext:value-type="currency">
            <text:p>￥1,277</text:p>
          </table:table-cell>
          <table:table-cell table:style-name="ce98" office:value-type="currency" office:currency="JPY" office:value="2195" calcext:value-type="currency">
            <text:p>￥2,195</text:p>
          </table:table-cell>
          <table:table-cell table:style-name="ce5" table:number-columns-repeated="996"/>
        </table:table-row>
        <table:table-row table:style-name="ro4">
          <table:table-cell/>
          <table:table-cell table:style-name="ce15" office:value-type="string" calcext:value-type="string">
            <text:p>受取配当金</text:p>
          </table:table-cell>
          <table:table-cell table:style-name="ce23" office:value-type="currency" office:currency="JPY" office:value="20000" calcext:value-type="currency">
            <text:p>￥20,000</text:p>
          </table:table-cell>
          <table:table-cell table:style-name="ce319" table:formula="of:=[.C52]/12" office:value-type="currency" office:currency="JPY" office:value="1666.66666666667" calcext:value-type="currency">
            <text:p>￥1,667</text:p>
          </table:table-cell>
          <table:table-cell table:style-name="ce319" table:formula="of:=[$'01'.$O44]" office:value-type="currency" office:currency="JPY" office:value="0" calcext:value-type="currency">
            <text:p>￥0</text:p>
          </table:table-cell>
          <table:table-cell table:style-name="ce319" table:formula="of:=[$'02'.$O44]" office:value-type="currency" office:currency="JPY" office:value="0" calcext:value-type="currency">
            <text:p>￥0</text:p>
          </table:table-cell>
          <table:table-cell table:style-name="ce319" table:formula="of:=[$'03'.$O44]" office:value-type="currency" office:currency="JPY" office:value="0" calcext:value-type="currency">
            <text:p>￥0</text:p>
          </table:table-cell>
          <table:table-cell table:style-name="ce319" table:formula="of:=[$'04'.$O44]" office:value-type="currency" office:currency="JPY" office:value="0" calcext:value-type="currency">
            <text:p>￥0</text:p>
          </table:table-cell>
          <table:table-cell table:style-name="ce319" table:formula="of:=[$'05'.$O44]" office:value-type="currency" office:currency="JPY" office:value="0" calcext:value-type="currency">
            <text:p>￥0</text:p>
          </table:table-cell>
          <table:table-cell table:style-name="ce319" table:formula="of:=[$'06'.$O44]" office:value-type="currency" office:currency="JPY" office:value="0" calcext:value-type="currency">
            <text:p>￥0</text:p>
          </table:table-cell>
          <table:table-cell table:style-name="ce319" table:formula="of:=[$'07'.$O44]" office:value-type="currency" office:currency="JPY" office:value="0" calcext:value-type="currency">
            <text:p>￥0</text:p>
          </table:table-cell>
          <table:table-cell table:style-name="ce319" table:formula="of:=[$'08'.$O44]" office:value-type="currency" office:currency="JPY" office:value="0" calcext:value-type="currency">
            <text:p>￥0</text:p>
          </table:table-cell>
          <table:table-cell table:style-name="ce319" table:formula="of:=[$'09'.$O44]" office:value-type="currency" office:currency="JPY" office:value="0" calcext:value-type="currency">
            <text:p>￥0</text:p>
          </table:table-cell>
          <table:table-cell table:style-name="ce319" table:formula="of:=[$'10'.$O44]" office:value-type="currency" office:currency="JPY" office:value="0" calcext:value-type="currency">
            <text:p>￥0</text:p>
          </table:table-cell>
          <table:table-cell table:style-name="ce319" table:formula="of:=[$'11'.$O44]" office:value-type="currency" office:currency="JPY" office:value="0" calcext:value-type="currency">
            <text:p>￥0</text:p>
          </table:table-cell>
          <table:table-cell table:style-name="ce319" table:formula="of:=[$'12'.$O44]" office:value-type="currency" office:currency="JPY" office:value="0" calcext:value-type="currency">
            <text:p>￥0</text:p>
          </table:table-cell>
          <table:table-cell table:style-name="ce319" table:formula="of:=SUM([.E52:.P52])" office:value-type="currency" office:currency="JPY" office:value="0" calcext:value-type="currency">
            <text:p>￥0</text:p>
          </table:table-cell>
          <table:table-cell table:style-name="ce58" table:formula="of:=ROUNDDOWN([.Q52]/[.R$60];0)" office:value-type="currency" office:currency="JPY" office:value="0" calcext:value-type="currency">
            <text:p>￥0</text:p>
          </table:table-cell>
          <table:table-cell table:style-name="ce67" table:formula="of:=ROUNDDOWN([.R52]*12;0)" office:value-type="currency" office:currency="JPY" office:value="0" calcext:value-type="currency">
            <text:p>￥0</text:p>
          </table:table-cell>
          <table:table-cell table:style-name="ce77" table:formula="of:=[.Q52]/[.C52]" office:value-type="percentage" office:value="0" calcext:value-type="percentage">
            <text:p>0%</text:p>
          </table:table-cell>
          <table:table-cell table:number-columns-repeated="4"/>
          <table:table-cell table:style-name="ce303" office:value-type="currency" office:currency="JPY" office:value="20800" calcext:value-type="currency">
            <text:p>￥20,800</text:p>
          </table:table-cell>
          <table:table-cell/>
          <table:table-cell table:style-name="ce303" office:value-type="currency" office:currency="JPY" office:value="10300" calcext:value-type="currency">
            <text:p>￥10,300</text:p>
          </table:table-cell>
          <table:table-cell table:style-name="ce303" office:value-type="currency" office:currency="JPY" office:value="17100" calcext:value-type="currency">
            <text:p>￥17,100</text:p>
          </table:table-cell>
          <table:table-cell table:number-columns-repeated="996"/>
        </table:table-row>
        <table:table-row table:style-name="ro4">
          <table:table-cell table:style-name="ce5"/>
          <table:table-cell table:style-name="ce14" office:value-type="string" calcext:value-type="string">
            <text:p>雑益</text:p>
          </table:table-cell>
          <table:table-cell table:style-name="ce22" office:value-type="currency" office:currency="JPY" office:value="0" calcext:value-type="currency">
            <text:p>￥0</text:p>
          </table:table-cell>
          <table:table-cell table:style-name="ce32" table:formula="of:=[.C53]/12" office:value-type="currency" office:currency="JPY" office:value="0" calcext:value-type="currency">
            <text:p>￥0</text:p>
          </table:table-cell>
          <table:table-cell table:style-name="ce32" table:formula="of:=[$'01'.$O49]" office:value-type="currency" office:currency="JPY" office:value="0" calcext:value-type="currency">
            <text:p>￥0</text:p>
          </table:table-cell>
          <table:table-cell table:style-name="ce32" table:formula="of:=[$'02'.$O49]" office:value-type="currency" office:currency="JPY" office:value="0" calcext:value-type="currency">
            <text:p>￥0</text:p>
          </table:table-cell>
          <table:table-cell table:style-name="ce32" table:formula="of:=[$'03'.$O49]" office:value-type="currency" office:currency="JPY" office:value="0" calcext:value-type="currency">
            <text:p>￥0</text:p>
          </table:table-cell>
          <table:table-cell table:style-name="ce32" table:formula="of:=[$'04'.$O49]" office:value-type="currency" office:currency="JPY" office:value="0" calcext:value-type="currency">
            <text:p>￥0</text:p>
          </table:table-cell>
          <table:table-cell table:style-name="ce32" table:formula="of:=[$'05'.$O49]" office:value-type="currency" office:currency="JPY" office:value="0" calcext:value-type="currency">
            <text:p>￥0</text:p>
          </table:table-cell>
          <table:table-cell table:style-name="ce32" table:formula="of:=[$'06'.$O49]" office:value-type="currency" office:currency="JPY" office:value="0" calcext:value-type="currency">
            <text:p>￥0</text:p>
          </table:table-cell>
          <table:table-cell table:style-name="ce32" table:formula="of:=[$'07'.$O49]" office:value-type="currency" office:currency="JPY" office:value="0" calcext:value-type="currency">
            <text:p>￥0</text:p>
          </table:table-cell>
          <table:table-cell table:style-name="ce32" table:formula="of:=[$'08'.$O49]" office:value-type="currency" office:currency="JPY" office:value="0" calcext:value-type="currency">
            <text:p>￥0</text:p>
          </table:table-cell>
          <table:table-cell table:style-name="ce32" table:formula="of:=[$'09'.$O49]" office:value-type="currency" office:currency="JPY" office:value="0" calcext:value-type="currency">
            <text:p>￥0</text:p>
          </table:table-cell>
          <table:table-cell table:style-name="ce32" table:formula="of:=[$'10'.$O49]" office:value-type="currency" office:currency="JPY" office:value="0" calcext:value-type="currency">
            <text:p>￥0</text:p>
          </table:table-cell>
          <table:table-cell table:style-name="ce32" table:formula="of:=[$'11'.$O49]" office:value-type="currency" office:currency="JPY" office:value="0" calcext:value-type="currency">
            <text:p>￥0</text:p>
          </table:table-cell>
          <table:table-cell table:style-name="ce32" table:formula="of:=[$'12'.$O49]" office:value-type="currency" office:currency="JPY" office:value="0" calcext:value-type="currency">
            <text:p>￥0</text:p>
          </table:table-cell>
          <table:table-cell table:style-name="ce32" table:formula="of:=SUM([.E53:.P53])" office:value-type="currency" office:currency="JPY" office:value="0" calcext:value-type="currency">
            <text:p>￥0</text:p>
          </table:table-cell>
          <table:table-cell table:style-name="ce57" table:formula="of:=ROUNDDOWN([.Q53]/[.R$60];0)" office:value-type="currency" office:currency="JPY" office:value="0" calcext:value-type="currency">
            <text:p>￥0</text:p>
          </table:table-cell>
          <table:table-cell table:style-name="ce66" table:formula="of:=ROUNDDOWN([.R53]*12;0)" office:value-type="currency" office:currency="JPY" office:value="0" calcext:value-type="currency">
            <text:p>￥0</text:p>
          </table:table-cell>
          <table:table-cell table:style-name="ce78" table:formula="of:=[.Q53]/[.C53]" office:value-type="string" office:string-value="" calcext:value-type="error">
            <text:p>#DIV/0!</text:p>
          </table:table-cell>
          <table:table-cell table:style-name="ce5" table:number-columns-repeated="4"/>
          <table:table-cell table:style-name="ce98" office:value-type="currency" office:currency="JPY" office:value="740" calcext:value-type="currency">
            <text:p>￥740</text:p>
          </table:table-cell>
          <table:table-cell table:style-name="ce5"/>
          <table:table-cell table:style-name="ce98" office:value-type="currency" office:currency="JPY" office:value="4061" calcext:value-type="currency">
            <text:p>￥4,061</text:p>
          </table:table-cell>
          <table:table-cell table:style-name="ce98" office:value-type="currency" office:currency="JPY" office:value="511.4" calcext:value-type="currency">
            <text:p>￥511</text:p>
          </table:table-cell>
          <table:table-cell table:style-name="ce5" table:number-columns-repeated="996"/>
        </table:table-row>
        <table:table-row table:style-name="ro4">
          <table:table-cell/>
          <table:table-cell table:style-name="ce13" office:value-type="string" calcext:value-type="string">
            <text:p>固定資産売却益</text:p>
          </table:table-cell>
          <table:table-cell table:style-name="ce23" office:value-type="currency" office:currency="JPY" office:value="0" calcext:value-type="currency">
            <text:p>￥0</text:p>
          </table:table-cell>
          <table:table-cell table:style-name="ce319" table:formula="of:=[.C54]/12" office:value-type="currency" office:currency="JPY" office:value="0" calcext:value-type="currency">
            <text:p>￥0</text:p>
          </table:table-cell>
          <table:table-cell table:style-name="ce319" table:formula="of:=[$'01'.$O50]" office:value-type="currency" office:currency="JPY" office:value="0" calcext:value-type="currency">
            <text:p>￥0</text:p>
          </table:table-cell>
          <table:table-cell table:style-name="ce319" table:formula="of:=[$'02'.$O50]" office:value-type="currency" office:currency="JPY" office:value="0" calcext:value-type="currency">
            <text:p>￥0</text:p>
          </table:table-cell>
          <table:table-cell table:style-name="ce319" table:formula="of:=[$'03'.$O50]" office:value-type="currency" office:currency="JPY" office:value="0" calcext:value-type="currency">
            <text:p>￥0</text:p>
          </table:table-cell>
          <table:table-cell table:style-name="ce319" table:formula="of:=[$'04'.$O50]" office:value-type="currency" office:currency="JPY" office:value="0" calcext:value-type="currency">
            <text:p>￥0</text:p>
          </table:table-cell>
          <table:table-cell table:style-name="ce319" table:formula="of:=[$'05'.$O50]" office:value-type="currency" office:currency="JPY" office:value="0" calcext:value-type="currency">
            <text:p>￥0</text:p>
          </table:table-cell>
          <table:table-cell table:style-name="ce319" table:formula="of:=[$'06'.$O50]" office:value-type="currency" office:currency="JPY" office:value="0" calcext:value-type="currency">
            <text:p>￥0</text:p>
          </table:table-cell>
          <table:table-cell table:style-name="ce319" table:formula="of:=[$'07'.$O50]" office:value-type="currency" office:currency="JPY" office:value="0" calcext:value-type="currency">
            <text:p>￥0</text:p>
          </table:table-cell>
          <table:table-cell table:style-name="ce319" table:formula="of:=[$'07'.$O50]" office:value-type="currency" office:currency="JPY" office:value="0" calcext:value-type="currency">
            <text:p>￥0</text:p>
          </table:table-cell>
          <table:table-cell table:style-name="ce319" table:formula="of:=[$'09'.$O50]" office:value-type="currency" office:currency="JPY" office:value="0" calcext:value-type="currency">
            <text:p>￥0</text:p>
          </table:table-cell>
          <table:table-cell table:style-name="ce319" table:formula="of:=[$'10'.$O50]" office:value-type="currency" office:currency="JPY" office:value="0" calcext:value-type="currency">
            <text:p>￥0</text:p>
          </table:table-cell>
          <table:table-cell table:style-name="ce319" table:formula="of:=[$'11'.$O50]" office:value-type="currency" office:currency="JPY" office:value="0" calcext:value-type="currency">
            <text:p>￥0</text:p>
          </table:table-cell>
          <table:table-cell table:style-name="ce319" table:formula="of:=[$'12'.$O50]" office:value-type="currency" office:currency="JPY" office:value="0" calcext:value-type="currency">
            <text:p>￥0</text:p>
          </table:table-cell>
          <table:table-cell table:style-name="ce319" table:formula="of:=SUM([.E54:.P54])" office:value-type="currency" office:currency="JPY" office:value="0" calcext:value-type="currency">
            <text:p>￥0</text:p>
          </table:table-cell>
          <table:table-cell table:style-name="ce59" office:value-type="string" calcext:value-type="string">
            <text:p>―</text:p>
          </table:table-cell>
          <table:table-cell table:style-name="ce68" office:value-type="string" calcext:value-type="string">
            <text:p>―</text:p>
          </table:table-cell>
          <table:table-cell table:style-name="ce79" office:value-type="string" calcext:value-type="string">
            <text:p>―</text:p>
          </table:table-cell>
          <table:table-cell table:number-columns-repeated="4"/>
          <table:table-cell table:style-name="ce303" office:value-type="currency" office:currency="JPY" office:value="0" calcext:value-type="currency">
            <text:p>￥0</text:p>
          </table:table-cell>
          <table:table-cell/>
          <table:table-cell table:number-columns-repeated="2" table:style-name="ce303" office:value-type="currency" office:currency="JPY" office:value="0" calcext:value-type="currency">
            <text:p>￥0</text:p>
          </table:table-cell>
          <table:table-cell table:number-columns-repeated="996"/>
        </table:table-row>
        <table:table-row table:style-name="ro4">
          <table:table-cell table:style-name="ce5"/>
          <table:table-cell table:style-name="ce14" office:value-type="string" calcext:value-type="string">
            <text:p>有価証券評価益</text:p>
          </table:table-cell>
          <table:table-cell table:style-name="ce22" office:value-type="currency" office:currency="JPY" office:value="0" calcext:value-type="currency">
            <text:p>￥0</text:p>
          </table:table-cell>
          <table:table-cell table:style-name="ce32" table:formula="of:=[.C55]/12" office:value-type="currency" office:currency="JPY" office:value="0" calcext:value-type="currency">
            <text:p>￥0</text:p>
          </table:table-cell>
          <table:table-cell table:number-columns-repeated="12" table:style-name="ce41" office:value-type="string" calcext:value-type="string">
            <text:p>―</text:p>
          </table:table-cell>
          <table:table-cell table:style-name="ce32" table:formula="of:=SUM([.E55:.P55])" office:value-type="currency" office:currency="JPY" office:value="0" calcext:value-type="currency">
            <text:p>￥0</text:p>
          </table:table-cell>
          <table:table-cell table:style-name="ce57" table:formula="of:=ROUNDDOWN([.Q55]/[.R$60];0)" office:value-type="currency" office:currency="JPY" office:value="0" calcext:value-type="currency">
            <text:p>￥0</text:p>
          </table:table-cell>
          <table:table-cell table:style-name="ce66" table:formula="of:=ROUNDDOWN([.R55]*12;0)" office:value-type="currency" office:currency="JPY" office:value="0" calcext:value-type="currency">
            <text:p>￥0</text:p>
          </table:table-cell>
          <table:table-cell table:style-name="ce80" office:value-type="string" calcext:value-type="string">
            <text:p>―</text:p>
          </table:table-cell>
          <table:table-cell table:style-name="ce5" table:number-columns-repeated="4"/>
          <table:table-cell table:style-name="ce98" office:value-type="currency" office:currency="JPY" office:value="357020" calcext:value-type="currency">
            <text:p>￥357,020</text:p>
          </table:table-cell>
          <table:table-cell table:style-name="ce5"/>
          <table:table-cell table:style-name="ce98" office:value-type="currency" office:currency="JPY" office:value="0" calcext:value-type="currency">
            <text:p>￥0</text:p>
          </table:table-cell>
          <table:table-cell table:style-name="ce98" office:value-type="currency" office:currency="JPY" office:value="70950" calcext:value-type="currency">
            <text:p>￥70,950</text:p>
          </table:table-cell>
          <table:table-cell table:style-name="ce5" table:number-columns-repeated="996"/>
        </table:table-row>
        <table:table-row table:style-name="ro4">
          <table:table-cell/>
          <table:table-cell table:style-name="ce15" office:value-type="string" calcext:value-type="string">
            <text:p>有価証券売却益</text:p>
          </table:table-cell>
          <table:table-cell table:style-name="ce23" office:value-type="currency" office:currency="JPY" office:value="0" calcext:value-type="currency">
            <text:p>￥0</text:p>
          </table:table-cell>
          <table:table-cell table:style-name="ce319" table:formula="of:=[.C56]/12" office:value-type="currency" office:currency="JPY" office:value="0" calcext:value-type="currency">
            <text:p>￥0</text:p>
          </table:table-cell>
          <table:table-cell table:style-name="ce319" table:formula="of:=[$'01'.$O52]" office:value-type="currency" office:currency="JPY" office:value="0" calcext:value-type="currency">
            <text:p>￥0</text:p>
          </table:table-cell>
          <table:table-cell table:style-name="ce319" table:formula="of:=[$'02'.$O52]" office:value-type="currency" office:currency="JPY" office:value="0" calcext:value-type="currency">
            <text:p>￥0</text:p>
          </table:table-cell>
          <table:table-cell table:style-name="ce319" table:formula="of:=[$'03'.$O52]" office:value-type="currency" office:currency="JPY" office:value="0" calcext:value-type="currency">
            <text:p>￥0</text:p>
          </table:table-cell>
          <table:table-cell table:style-name="ce319" table:formula="of:=[$'04'.$O52]" office:value-type="currency" office:currency="JPY" office:value="0" calcext:value-type="currency">
            <text:p>￥0</text:p>
          </table:table-cell>
          <table:table-cell table:style-name="ce319" table:formula="of:=[$'05'.$O52]" office:value-type="currency" office:currency="JPY" office:value="0" calcext:value-type="currency">
            <text:p>￥0</text:p>
          </table:table-cell>
          <table:table-cell table:style-name="ce319" table:formula="of:=[$'06'.$O52]" office:value-type="currency" office:currency="JPY" office:value="0" calcext:value-type="currency">
            <text:p>￥0</text:p>
          </table:table-cell>
          <table:table-cell table:style-name="ce319" table:formula="of:=[$'07'.$O52]" office:value-type="currency" office:currency="JPY" office:value="0" calcext:value-type="currency">
            <text:p>￥0</text:p>
          </table:table-cell>
          <table:table-cell table:style-name="ce319" table:formula="of:=[$'08'.$O52]" office:value-type="currency" office:currency="JPY" office:value="0" calcext:value-type="currency">
            <text:p>￥0</text:p>
          </table:table-cell>
          <table:table-cell table:style-name="ce319" table:formula="of:=[$'09'.$O52]" office:value-type="currency" office:currency="JPY" office:value="0" calcext:value-type="currency">
            <text:p>￥0</text:p>
          </table:table-cell>
          <table:table-cell table:style-name="ce319" table:formula="of:=[$'10'.$O52]" office:value-type="currency" office:currency="JPY" office:value="0" calcext:value-type="currency">
            <text:p>￥0</text:p>
          </table:table-cell>
          <table:table-cell table:style-name="ce319" table:formula="of:=[$'11'.$O52]" office:value-type="currency" office:currency="JPY" office:value="0" calcext:value-type="currency">
            <text:p>￥0</text:p>
          </table:table-cell>
          <table:table-cell table:style-name="ce319" table:formula="of:=[$'12'.$O52]" office:value-type="currency" office:currency="JPY" office:value="0" calcext:value-type="currency">
            <text:p>￥0</text:p>
          </table:table-cell>
          <table:table-cell table:style-name="ce319" table:formula="of:=SUM([.E56:.P56])" office:value-type="currency" office:currency="JPY" office:value="0" calcext:value-type="currency">
            <text:p>￥0</text:p>
          </table:table-cell>
          <table:table-cell table:style-name="ce58" table:formula="of:=ROUNDDOWN([.Q56]/[.R$60];0)" office:value-type="currency" office:currency="JPY" office:value="0" calcext:value-type="currency">
            <text:p>￥0</text:p>
          </table:table-cell>
          <table:table-cell table:style-name="ce67" table:formula="of:=ROUNDDOWN([.R56]*12;0)" office:value-type="currency" office:currency="JPY" office:value="0" calcext:value-type="currency">
            <text:p>￥0</text:p>
          </table:table-cell>
          <table:table-cell table:style-name="ce79" office:value-type="string" calcext:value-type="string">
            <text:p>―</text:p>
          </table:table-cell>
          <table:table-cell table:number-columns-repeated="4"/>
          <table:table-cell table:style-name="ce303" office:value-type="currency" office:currency="JPY" office:value="0" calcext:value-type="currency">
            <text:p>￥0</text:p>
          </table:table-cell>
          <table:table-cell/>
          <table:table-cell table:style-name="ce303" office:value-type="currency" office:currency="JPY" office:value="0" calcext:value-type="currency">
            <text:p>￥0</text:p>
          </table:table-cell>
          <table:table-cell table:style-name="ce303" office:value-type="currency" office:currency="JPY" office:value="24593" calcext:value-type="currency">
            <text:p>￥24,593</text:p>
          </table:table-cell>
          <table:table-cell table:number-columns-repeated="996"/>
        </table:table-row>
        <table:table-row table:style-name="ro4">
          <table:table-cell table:style-name="ce5"/>
          <table:table-cell table:style-name="ce14" office:value-type="string" calcext:value-type="string">
            <text:p>特別利益</text:p>
          </table:table-cell>
          <table:table-cell table:style-name="ce22" office:value-type="currency" office:currency="JPY" office:value="0" calcext:value-type="currency">
            <text:p>￥0</text:p>
          </table:table-cell>
          <table:table-cell table:style-name="ce32" table:formula="of:=[.C57]/12" office:value-type="currency" office:currency="JPY" office:value="0" calcext:value-type="currency">
            <text:p>￥0</text:p>
          </table:table-cell>
          <table:table-cell table:style-name="ce32" table:formula="of:=[$'01'.$O53]" office:value-type="currency" office:currency="JPY" office:value="0" calcext:value-type="currency">
            <text:p>￥0</text:p>
          </table:table-cell>
          <table:table-cell table:style-name="ce32" table:formula="of:=[$'02'.$O53]" office:value-type="currency" office:currency="JPY" office:value="0" calcext:value-type="currency">
            <text:p>￥0</text:p>
          </table:table-cell>
          <table:table-cell table:style-name="ce32" table:formula="of:=[$'03'.$O53]" office:value-type="currency" office:currency="JPY" office:value="0" calcext:value-type="currency">
            <text:p>￥0</text:p>
          </table:table-cell>
          <table:table-cell table:style-name="ce32" table:formula="of:=[$'04'.$O53]" office:value-type="currency" office:currency="JPY" office:value="0" calcext:value-type="currency">
            <text:p>￥0</text:p>
          </table:table-cell>
          <table:table-cell table:style-name="ce32" table:formula="of:=[$'05'.$O53]" office:value-type="currency" office:currency="JPY" office:value="0" calcext:value-type="currency">
            <text:p>￥0</text:p>
          </table:table-cell>
          <table:table-cell table:style-name="ce32" table:formula="of:=[$'06'.$O53]" office:value-type="currency" office:currency="JPY" office:value="0" calcext:value-type="currency">
            <text:p>￥0</text:p>
          </table:table-cell>
          <table:table-cell table:style-name="ce32" table:formula="of:=[$'07'.$O53]" office:value-type="currency" office:currency="JPY" office:value="0" calcext:value-type="currency">
            <text:p>￥0</text:p>
          </table:table-cell>
          <table:table-cell table:style-name="ce32" table:formula="of:=[$'08'.$O53]" office:value-type="currency" office:currency="JPY" office:value="0" calcext:value-type="currency">
            <text:p>￥0</text:p>
          </table:table-cell>
          <table:table-cell table:style-name="ce32" table:formula="of:=[$'09'.$O53]" office:value-type="currency" office:currency="JPY" office:value="0" calcext:value-type="currency">
            <text:p>￥0</text:p>
          </table:table-cell>
          <table:table-cell table:style-name="ce32" table:formula="of:=[$'10'.$O53]" office:value-type="currency" office:currency="JPY" office:value="0" calcext:value-type="currency">
            <text:p>￥0</text:p>
          </table:table-cell>
          <table:table-cell table:style-name="ce32" table:formula="of:=[$'11'.$O53]" office:value-type="currency" office:currency="JPY" office:value="0" calcext:value-type="currency">
            <text:p>￥0</text:p>
          </table:table-cell>
          <table:table-cell table:style-name="ce32" table:formula="of:=[$'12'.$O53]" office:value-type="currency" office:currency="JPY" office:value="0" calcext:value-type="currency">
            <text:p>￥0</text:p>
          </table:table-cell>
          <table:table-cell table:style-name="ce32" table:formula="of:=SUM([.E57:.P57])" office:value-type="currency" office:currency="JPY" office:value="0" calcext:value-type="currency">
            <text:p>￥0</text:p>
          </table:table-cell>
          <table:table-cell table:style-name="ce57" table:formula="of:=ROUNDDOWN([.Q57]/[.R$60];0)" office:value-type="currency" office:currency="JPY" office:value="0" calcext:value-type="currency">
            <text:p>￥0</text:p>
          </table:table-cell>
          <table:table-cell table:style-name="ce66" table:formula="of:=ROUNDDOWN([.R57]*12;0)" office:value-type="currency" office:currency="JPY" office:value="0" calcext:value-type="currency">
            <text:p>￥0</text:p>
          </table:table-cell>
          <table:table-cell table:style-name="ce81" office:value-type="string" calcext:value-type="string">
            <text:p>―</text:p>
          </table:table-cell>
          <table:table-cell table:style-name="ce5" table:number-columns-repeated="4"/>
          <table:table-cell table:style-name="ce98" office:value-type="currency" office:currency="JPY" office:value="0" calcext:value-type="currency">
            <text:p>￥0</text:p>
          </table:table-cell>
          <table:table-cell table:style-name="ce5"/>
          <table:table-cell table:style-name="ce98" office:value-type="currency" office:currency="JPY" office:value="825317" calcext:value-type="currency">
            <text:p>￥825,317</text:p>
          </table:table-cell>
          <table:table-cell table:style-name="ce98" office:value-type="currency" office:currency="JPY" office:value="0" calcext:value-type="currency">
            <text:p>￥0</text:p>
          </table:table-cell>
          <table:table-cell table:style-name="ce5" table:number-columns-repeated="996"/>
        </table:table-row>
        <table:table-row table:style-name="ro4">
          <table:table-cell/>
          <table:table-cell table:style-name="ce16" office:value-type="string" calcext:value-type="string">
            <text:p>計</text:p>
          </table:table-cell>
          <table:table-cell table:style-name="ce24" table:formula="of:=SUM([.C49:.C57])" office:value-type="currency" office:currency="JPY" office:value="2901000" calcext:value-type="currency">
            <text:p>￥2,901,000</text:p>
          </table:table-cell>
          <table:table-cell table:style-name="ce34" table:formula="of:=SUM([.D49:.D57])" office:value-type="currency" office:currency="JPY" office:value="241750" calcext:value-type="currency">
            <text:p>￥241,750</text:p>
          </table:table-cell>
          <table:table-cell table:style-name="ce34" table:formula="of:=SUM([.E49:.E57])" office:value-type="currency" office:currency="JPY" office:value="0" calcext:value-type="currency">
            <text:p>￥0</text:p>
          </table:table-cell>
          <table:table-cell table:style-name="ce34" table:formula="of:=SUM([.F49:.F57])" office:value-type="currency" office:currency="JPY" office:value="0" calcext:value-type="currency">
            <text:p>￥0</text:p>
          </table:table-cell>
          <table:table-cell table:style-name="ce34" table:formula="of:=SUM([.G49:.G57])" office:value-type="currency" office:currency="JPY" office:value="0" calcext:value-type="currency">
            <text:p>￥0</text:p>
          </table:table-cell>
          <table:table-cell table:style-name="ce34" table:formula="of:=SUM([.H49:.H57])" office:value-type="currency" office:currency="JPY" office:value="0" calcext:value-type="currency">
            <text:p>￥0</text:p>
          </table:table-cell>
          <table:table-cell table:style-name="ce34" table:formula="of:=SUM([.I49:.I57])" office:value-type="currency" office:currency="JPY" office:value="0" calcext:value-type="currency">
            <text:p>￥0</text:p>
          </table:table-cell>
          <table:table-cell table:style-name="ce34" table:formula="of:=SUM([.J49:.J57])" office:value-type="currency" office:currency="JPY" office:value="0" calcext:value-type="currency">
            <text:p>￥0</text:p>
          </table:table-cell>
          <table:table-cell table:style-name="ce34" table:formula="of:=SUM([.K49:.K57])" office:value-type="currency" office:currency="JPY" office:value="0" calcext:value-type="currency">
            <text:p>￥0</text:p>
          </table:table-cell>
          <table:table-cell table:style-name="ce34" table:formula="of:=SUM([.L49:.L57])" office:value-type="currency" office:currency="JPY" office:value="0" calcext:value-type="currency">
            <text:p>￥0</text:p>
          </table:table-cell>
          <table:table-cell table:style-name="ce34" table:formula="of:=SUM([.M49:.M57])" office:value-type="currency" office:currency="JPY" office:value="0" calcext:value-type="currency">
            <text:p>￥0</text:p>
          </table:table-cell>
          <table:table-cell table:style-name="ce34" table:formula="of:=SUM([.N49:.N57])" office:value-type="currency" office:currency="JPY" office:value="0" calcext:value-type="currency">
            <text:p>￥0</text:p>
          </table:table-cell>
          <table:table-cell table:style-name="ce34" table:formula="of:=SUM([.O49:.O57])" office:value-type="currency" office:currency="JPY" office:value="0" calcext:value-type="currency">
            <text:p>￥0</text:p>
          </table:table-cell>
          <table:table-cell table:style-name="ce34" table:formula="of:=SUM([.P49:.P57])" office:value-type="currency" office:currency="JPY" office:value="0" calcext:value-type="currency">
            <text:p>￥0</text:p>
          </table:table-cell>
          <table:table-cell table:style-name="ce34" table:formula="of:=SUM([.Q49:.Q57])" office:value-type="currency" office:currency="JPY" office:value="0" calcext:value-type="currency">
            <text:p>￥0</text:p>
          </table:table-cell>
          <table:table-cell table:style-name="ce60" table:formula="of:=ROUNDDOWN([.Q58]/[.R60];0)" office:value-type="currency" office:currency="JPY" office:value="0" calcext:value-type="currency">
            <text:p>￥0</text:p>
          </table:table-cell>
          <table:table-cell table:style-name="ce69" table:formula="of:=ROUNDDOWN([.R58]*12;0)" office:value-type="currency" office:currency="JPY" office:value="0" calcext:value-type="currency">
            <text:p>￥0</text:p>
          </table:table-cell>
          <table:table-cell table:style-name="ce82" table:formula="of:=[.Q58]/[.C58]" office:value-type="percentage" office:value="0" calcext:value-type="percentage">
            <text:p>0%</text:p>
          </table:table-cell>
          <table:table-cell table:number-columns-repeated="4"/>
          <table:table-cell table:style-name="ce303" table:formula="of:=SUM([.Y49:.Y57])" office:value-type="currency" office:currency="JPY" office:value="4128988" calcext:value-type="currency">
            <text:p>￥4,128,988</text:p>
          </table:table-cell>
          <table:table-cell/>
          <table:table-cell table:style-name="ce303" table:formula="of:=SUM([.AA49:.AA57])" office:value-type="currency" office:currency="JPY" office:value="1254852" calcext:value-type="currency">
            <text:p>￥1,254,852</text:p>
          </table:table-cell>
          <table:table-cell table:style-name="ce303" table:formula="of:=SUM([.AB49:.AB57])" office:value-type="currency" office:currency="JPY" office:value="1277089.4" calcext:value-type="currency">
            <text:p>￥1,277,089</text:p>
          </table:table-cell>
          <table:table-cell table:style-name="ce303" table:formula="of:=SUM([.AC49:.AC57])" office:value-type="currency" office:currency="JPY" office:value="0" calcext:value-type="currency">
            <text:p>￥0</text:p>
          </table:table-cell>
          <table:table-cell table:number-columns-repeated="995"/>
        </table:table-row>
        <table:table-row table:style-name="ro1">
          <table:table-cell table:number-columns-repeated="4"/>
          <table:table-cell table:style-name="ce328" table:number-columns-repeated="13"/>
          <table:table-cell table:style-name="ce347" table:number-columns-repeated="2"/>
          <table:table-cell table:number-columns-repeated="5"/>
          <table:table-cell table:style-name="ce303"/>
          <table:table-cell table:number-columns-repeated="999"/>
        </table:table-row>
        <table:table-row table:style-name="ro1">
          <table:table-cell office:value-type="string" calcext:value-type="string">
            <text:p>■ 利益実績</text:p>
          </table:table-cell>
          <table:table-cell table:number-columns-repeated="5"/>
          <table:table-cell table:style-name="ce303" table:number-columns-repeated="10"/>
          <table:table-cell table:style-name="ce303" office:value-type="string" calcext:value-type="string">
            <text:p>経過月数</text:p>
          </table:table-cell>
          <table:table-cell office:value-type="float" office:value="11" calcext:value-type="float">
            <text:p>11</text:p>
          </table:table-cell>
          <table:table-cell/>
          <table:table-cell office:value-type="string" calcext:value-type="string">
            <text:p>売上高当期純利益比率</text:p>
          </table:table-cell>
          <table:table-cell table:number-columns-repeated="3"/>
          <table:table-cell office:value-type="string" calcext:value-type="string">
            <text:p>利益</text:p>
          </table:table-cell>
          <table:table-cell table:style-name="ce303" table:formula="of:=[.Y58]-[.Y41]" office:value-type="currency" office:currency="JPY" office:value="1452536" calcext:value-type="currency">
            <text:p>￥1,452,536</text:p>
          </table:table-cell>
          <table:table-cell table:number-columns-repeated="999"/>
        </table:table-row>
        <table:table-row table:style-name="ro2">
          <table:table-cell table:number-columns-repeated="4"/>
          <table:table-cell table:style-name="ce303" table:formula="of:=[.E58]-[.E41]" office:value-type="currency" office:currency="JPY" office:value="0" calcext:value-type="currency">
            <text:p>￥0</text:p>
          </table:table-cell>
          <table:table-cell table:style-name="ce303" table:formula="of:=[.F58]-[.F41]" office:value-type="currency" office:currency="JPY" office:value="0" calcext:value-type="currency">
            <text:p>￥0</text:p>
          </table:table-cell>
          <table:table-cell table:style-name="ce303" table:formula="of:=[.G58]-[.G41]" office:value-type="currency" office:currency="JPY" office:value="0" calcext:value-type="currency">
            <text:p>￥0</text:p>
          </table:table-cell>
          <table:table-cell table:style-name="ce303" table:formula="of:=[.H58]-[.H41]" office:value-type="currency" office:currency="JPY" office:value="0" calcext:value-type="currency">
            <text:p>￥0</text:p>
          </table:table-cell>
          <table:table-cell table:style-name="ce303" table:formula="of:=[.I58]-[.I41]" office:value-type="currency" office:currency="JPY" office:value="0" calcext:value-type="currency">
            <text:p>￥0</text:p>
          </table:table-cell>
          <table:table-cell table:style-name="ce303" table:formula="of:=[.J58]-[.J41]" office:value-type="currency" office:currency="JPY" office:value="0" calcext:value-type="currency">
            <text:p>￥0</text:p>
          </table:table-cell>
          <table:table-cell table:style-name="ce303" table:formula="of:=[.K58]-[.K41]" office:value-type="currency" office:currency="JPY" office:value="0" calcext:value-type="currency">
            <text:p>￥0</text:p>
          </table:table-cell>
          <table:table-cell table:style-name="ce303" table:formula="of:=[.L58]-[.L41]" office:value-type="currency" office:currency="JPY" office:value="0" calcext:value-type="currency">
            <text:p>￥0</text:p>
          </table:table-cell>
          <table:table-cell table:style-name="ce303" table:formula="of:=[.M58]-[.M41]" office:value-type="currency" office:currency="JPY" office:value="0" calcext:value-type="currency">
            <text:p>￥0</text:p>
          </table:table-cell>
          <table:table-cell table:style-name="ce303" table:formula="of:=[.N58]-[.N41]" office:value-type="currency" office:currency="JPY" office:value="0" calcext:value-type="currency">
            <text:p>￥0</text:p>
          </table:table-cell>
          <table:table-cell table:style-name="ce303" table:formula="of:=[.O58]-[.O41]" office:value-type="currency" office:currency="JPY" office:value="0" calcext:value-type="currency">
            <text:p>￥0</text:p>
          </table:table-cell>
          <table:table-cell table:style-name="ce303" table:formula="of:=[.P58]-[.P41]" office:value-type="currency" office:currency="JPY" office:value="0" calcext:value-type="currency">
            <text:p>￥0</text:p>
          </table:table-cell>
          <table:table-cell table:style-name="ce303" table:formula="of:=SUM([.E61:.P61])" office:value-type="currency" office:currency="JPY" office:value="0" calcext:value-type="currency">
            <text:p>￥0</text:p>
          </table:table-cell>
          <table:table-cell table:number-columns-repeated="2"/>
          <table:table-cell table:style-name="ce369" table:formula="of:=[.Q61]/[.S58]" office:value-type="string" office:string-value="" calcext:value-type="error">
            <text:p>#DIV/0!</text:p>
          </table:table-cell>
          <table:table-cell table:number-columns-repeated="4"/>
          <table:table-cell table:style-name="ce303"/>
          <table:table-cell table:number-columns-repeated="999"/>
        </table:table-row>
        <table:table-row table:style-name="ro2">
          <table:table-cell table:number-columns-repeated="6"/>
          <table:table-cell table:style-name="ce303" table:number-columns-repeated="10"/>
          <table:table-cell table:style-name="ce303" office:value-type="string" calcext:value-type="string">
            <text:p>月平均利益</text:p>
          </table:table-cell>
          <table:table-cell table:style-name="ce303" table:formula="of:=[.R58]-[.U41]" office:value-type="currency" office:currency="JPY" office:value="0" calcext:value-type="currency">
            <text:p>￥0</text:p>
          </table:table-cell>
          <table:table-cell table:number-columns-repeated="5"/>
          <table:table-cell table:style-name="ce95" office:value-type="string" calcext:value-type="string">
            <text:p>給与所得</text:p>
          </table:table-cell>
          <table:table-cell table:style-name="ce98" office:value-type="currency" office:currency="JPY" office:value="1161740" calcext:value-type="currency">
            <text:p>￥1,161,740</text:p>
          </table:table-cell>
          <table:table-cell table:number-columns-repeated="999"/>
        </table:table-row>
        <table:table-row table:style-name="ro2">
          <table:table-cell table:number-columns-repeated="6"/>
          <table:table-cell table:style-name="ce303" table:number-columns-repeated="4"/>
          <table:table-cell table:style-name="ce303" table:formula="of:=SUM([.K61:.P61])" office:value-type="currency" office:currency="JPY" office:value="0" calcext:value-type="currency">
            <text:p>￥0</text:p>
          </table:table-cell>
          <table:table-cell table:style-name="ce303" table:number-columns-repeated="6"/>
          <table:table-cell table:number-columns-repeated="6"/>
          <table:table-cell table:style-name="ce96" office:value-type="string" calcext:value-type="string">
            <text:p>受取利息</text:p>
          </table:table-cell>
          <table:table-cell table:style-name="ce303" office:value-type="currency" office:currency="JPY" office:value="2195" calcext:value-type="currency">
            <text:p>￥2,195</text:p>
          </table:table-cell>
          <table:table-cell table:number-columns-repeated="999"/>
        </table:table-row>
        <table:table-row table:style-name="ro4">
          <table:table-cell table:number-columns-repeated="6"/>
          <table:table-cell table:style-name="ce303" table:number-columns-repeated="11"/>
          <table:table-cell table:number-columns-repeated="6"/>
          <table:table-cell table:style-name="ce96" office:value-type="string" calcext:value-type="string">
            <text:p>受取配当金</text:p>
          </table:table-cell>
          <table:table-cell table:style-name="ce98" office:value-type="currency" office:currency="JPY" office:value="0" calcext:value-type="currency">
            <text:p>￥0</text:p>
          </table:table-cell>
          <table:table-cell table:number-columns-repeated="999"/>
        </table:table-row>
        <table:table-row table:style-name="ro2">
          <table:table-cell table:number-columns-repeated="3"/>
          <table:table-cell office:value-type="string" calcext:value-type="string">
            <text:p>予想</text:p>
          </table:table-cell>
          <table:table-cell table:number-columns-repeated="2"/>
          <table:table-cell table:style-name="ce303" table:number-columns-repeated="11"/>
          <table:table-cell office:value-type="string" calcext:value-type="string">
            <text:p>翌年繰越</text:p>
          </table:table-cell>
          <table:table-cell table:number-columns-repeated="5"/>
          <table:table-cell table:style-name="ce96" office:value-type="string" calcext:value-type="string">
            <text:p>雑益</text:p>
          </table:table-cell>
          <table:table-cell table:style-name="ce303" office:value-type="currency" office:currency="JPY" office:value="51140" calcext:value-type="currency">
            <text:p>￥51,140</text:p>
          </table:table-cell>
          <table:table-cell table:number-columns-repeated="999"/>
        </table:table-row>
        <table:table-row table:style-name="ro2">
          <table:table-cell table:number-columns-repeated="3"/>
          <table:table-cell table:style-name="ce303" office:value-type="string" calcext:value-type="string">
            <text:p>給与額</text:p>
          </table:table-cell>
          <table:table-cell table:style-name="ce303" office:value-type="currency" office:currency="JPY" office:value="150000" calcext:value-type="currency">
            <text:p>￥150,000</text:p>
          </table:table-cell>
          <table:table-cell table:style-name="ce303" office:value-type="currency" office:currency="JPY" office:value="294000" calcext:value-type="currency">
            <text:p>￥294,000</text:p>
          </table:table-cell>
          <table:table-cell table:style-name="ce303" office:value-type="currency" office:currency="JPY" office:value="250000" calcext:value-type="currency">
            <text:p>￥250,000</text:p>
          </table:table-cell>
          <table:table-cell table:style-name="ce303" table:number-columns-repeated="10"/>
          <table:table-cell office:value-type="float" office:value="58000" calcext:value-type="float">
            <text:p>58000</text:p>
          </table:table-cell>
          <table:table-cell table:number-columns-repeated="5"/>
          <table:table-cell table:style-name="ce96" office:value-type="string" calcext:value-type="string">
            <text:p>有価証券評価益</text:p>
          </table:table-cell>
          <table:table-cell table:style-name="ce98" office:value-type="currency" office:currency="JPY" office:value="0" calcext:value-type="currency">
            <text:p>￥0</text:p>
          </table:table-cell>
          <table:table-cell table:number-columns-repeated="999"/>
        </table:table-row>
        <table:table-row table:style-name="ro2">
          <table:table-cell table:number-columns-repeated="3"/>
          <table:table-cell table:style-name="ce303" office:value-type="string" calcext:value-type="string">
            <text:p>支出予定額</text:p>
          </table:table-cell>
          <table:table-cell table:style-name="ce303" office:value-type="currency" office:currency="JPY" office:value="150000" calcext:value-type="currency">
            <text:p>￥150,000</text:p>
          </table:table-cell>
          <table:table-cell table:style-name="ce303" office:value-type="currency" office:currency="JPY" office:value="170000" calcext:value-type="currency">
            <text:p>￥170,000</text:p>
          </table:table-cell>
          <table:table-cell table:style-name="ce303" office:value-type="currency" office:currency="JPY" office:value="150000" calcext:value-type="currency">
            <text:p>￥150,000</text:p>
          </table:table-cell>
          <table:table-cell table:style-name="ce303" table:number-columns-repeated="10"/>
          <table:table-cell table:number-columns-repeated="6"/>
          <table:table-cell table:style-name="ce96" office:value-type="string" calcext:value-type="string">
            <text:p>有価証券売却益</text:p>
          </table:table-cell>
          <table:table-cell table:style-name="ce303" office:value-type="currency" office:currency="JPY" office:value="24593" calcext:value-type="currency">
            <text:p>￥24,593</text:p>
          </table:table-cell>
          <table:table-cell table:number-columns-repeated="999"/>
        </table:table-row>
        <table:table-row table:style-name="ro2">
          <table:table-cell table:number-columns-repeated="3"/>
          <table:table-cell table:style-name="ce303"/>
          <table:table-cell table:style-name="ce303" table:formula="of:=[.E66]-[.E67]" office:value-type="currency" office:currency="JPY" office:value="0" calcext:value-type="currency">
            <text:p>￥0</text:p>
          </table:table-cell>
          <table:table-cell table:style-name="ce303" table:formula="of:=[.F66]-[.F67]" office:value-type="currency" office:currency="JPY" office:value="124000" calcext:value-type="currency">
            <text:p>￥124,000</text:p>
          </table:table-cell>
          <table:table-cell table:style-name="ce303" table:formula="of:=[.G66]-[.G67]" office:value-type="currency" office:currency="JPY" office:value="100000" calcext:value-type="currency">
            <text:p>￥100,000</text:p>
          </table:table-cell>
          <table:table-cell table:style-name="ce303" table:formula="of:=[.H66]-[.H67]" office:value-type="currency" office:currency="JPY" office:value="0" calcext:value-type="currency">
            <text:p>￥0</text:p>
          </table:table-cell>
          <table:table-cell table:style-name="ce303" table:formula="of:=[.I66]-[.I67]" office:value-type="currency" office:currency="JPY" office:value="0" calcext:value-type="currency">
            <text:p>￥0</text:p>
          </table:table-cell>
          <table:table-cell table:style-name="ce303" table:formula="of:=[.J66]-[.J67]" office:value-type="currency" office:currency="JPY" office:value="0" calcext:value-type="currency">
            <text:p>￥0</text:p>
          </table:table-cell>
          <table:table-cell table:style-name="ce303" table:formula="of:=[.K66]-[.K67]" office:value-type="currency" office:currency="JPY" office:value="0" calcext:value-type="currency">
            <text:p>￥0</text:p>
          </table:table-cell>
          <table:table-cell table:style-name="ce303" table:formula="of:=[.L66]-[.L67]" office:value-type="currency" office:currency="JPY" office:value="0" calcext:value-type="currency">
            <text:p>￥0</text:p>
          </table:table-cell>
          <table:table-cell table:style-name="ce303" table:formula="of:=[.M66]-[.M67]" office:value-type="currency" office:currency="JPY" office:value="0" calcext:value-type="currency">
            <text:p>￥0</text:p>
          </table:table-cell>
          <table:table-cell table:style-name="ce303" table:formula="of:=[.N66]-[.N67]" office:value-type="currency" office:currency="JPY" office:value="0" calcext:value-type="currency">
            <text:p>￥0</text:p>
          </table:table-cell>
          <table:table-cell table:style-name="ce303" table:formula="of:=[.O66]-[.O67]" office:value-type="currency" office:currency="JPY" office:value="0" calcext:value-type="currency">
            <text:p>￥0</text:p>
          </table:table-cell>
          <table:table-cell table:style-name="ce303" table:formula="of:=[.P66]-[.P67]" office:value-type="currency" office:currency="JPY" office:value="0" calcext:value-type="currency">
            <text:p>￥0</text:p>
          </table:table-cell>
          <table:table-cell table:style-name="ce303"/>
          <table:table-cell table:number-columns-repeated="6"/>
          <table:table-cell table:style-name="ce96" office:value-type="string" calcext:value-type="string">
            <text:p>特別利益</text:p>
          </table:table-cell>
          <table:table-cell table:style-name="ce98" office:value-type="currency" office:currency="JPY" office:value="0" calcext:value-type="currency">
            <text:p>￥0</text:p>
          </table:table-cell>
          <table:table-cell table:number-columns-repeated="999"/>
        </table:table-row>
        <table:table-row table:style-name="ro1" table:number-rows-repeated="65469">
          <table:table-cell table:number-columns-repeated="1024"/>
        </table:table-row>
        <table:table-row table:style-name="ro4" table:number-rows-repeated="983038">
          <table:table-cell table:number-columns-repeated="1024"/>
        </table:table-row>
        <table:table-row table:style-name="ro4">
          <table:table-cell table:number-columns-repeated="1024"/>
        </table:table-row>
        <calcext:conditional-formats>
          <calcext:conditional-format calcext:target-range-address="変更事項および予算.G13:変更事項および予算.P19 変更事項および予算.G20:変更事項および予算.L21 変更事項および予算.M20:変更事項および予算.P27 変更事項および予算.G22:変更事項および予算.J30 変更事項および予算.K28:変更事項および予算.P30 変更事項および予算.E13:変更事項および予算.F36 変更事項および予算.G31:変更事項および予算.P36 変更事項および予算.E37:変更事項および予算.P41 変更事項および予算.K22:変更事項および予算.L27">
            <calcext:condition calcext:apply-style-name="ConditionalStyle_1" calcext:value="&gt;[$変更事項および予算.$D13]" calcext:base-cell-address="変更事項および予算.E13"/>
          </calcext:conditional-format>
          <calcext:conditional-format calcext:target-range-address="変更事項および予算.V12:変更事項および予算.V41">
            <calcext:condition calcext:apply-style-name="ConditionalStyle_1" calcext:value="&gt;[$変更事項および予算.$C12]" calcext:base-cell-address="変更事項および予算.V12"/>
          </calcext:conditional-format>
          <calcext:conditional-format calcext:target-range-address="変更事項および予算.E12:変更事項および予算.P12">
            <calcext:condition calcext:apply-style-name="ConditionalStyle_1" calcext:value="&gt;[$変更事項および予算.$D12]" calcext:base-cell-address="変更事項および予算.E12"/>
          </calcext:conditional-format>
        </calcext:conditional-formats>
      </table:table>
      <table:table table:name="生活費試算" table:style-name="ta2">
        <table:table-column table:style-name="co12" table:default-cell-style-name="ce287"/>
        <table:table-column table:style-name="co13" table:default-cell-style-name="ce287"/>
        <table:table-column table:style-name="co12" table:number-columns-repeated="17" table:default-cell-style-name="ce287"/>
        <table:table-column table:style-name="co14" table:number-columns-repeated="1005" table:default-cell-style-name="ce287"/>
        <table:table-row table:style-name="ro1">
          <table:table-cell office:value-type="string" calcext:value-type="string">
            <text:p>予算額シミュレーション</text:p>
          </table:table-cell>
          <table:table-cell table:number-columns-repeated="1023"/>
        </table:table-row>
        <table:table-row table:style-name="ro4">
          <table:table-cell/>
          <table:table-cell office:value-type="string" calcext:value-type="string">
            <text:p>201409倉敷生活用</text:p>
          </table:table-cell>
          <table:table-cell table:number-columns-repeated="1022"/>
        </table:table-row>
        <table:table-row table:style-name="ro4">
          <table:table-cell/>
          <table:table-cell office:value-type="string" calcext:value-type="string">
            <text:p>新大阪生活費実績（仕事中）</text:p>
          </table:table-cell>
          <table:table-cell table:number-columns-repeated="5"/>
          <table:table-cell office:value-type="string" calcext:value-type="string">
            <text:p>倉敷予想</text:p>
          </table:table-cell>
          <table:table-cell table:number-columns-repeated="1016"/>
        </table:table-row>
        <table:table-row table:style-name="ro4">
          <table:table-cell table:number-columns-repeated="2"/>
          <table:table-cell table:style-name="ce321" office:value-type="string" calcext:value-type="string">
            <text:p>1月実績</text:p>
          </table:table-cell>
          <table:table-cell table:style-name="ce321" office:value-type="string" calcext:value-type="string">
            <text:p>2月実績</text:p>
          </table:table-cell>
          <table:table-cell table:style-name="ce304" office:value-type="string" calcext:value-type="string">
            <text:p>3月度実績</text:p>
          </table:table-cell>
          <table:table-cell office:value-type="string" calcext:value-type="string">
            <text:p>平均</text:p>
          </table:table-cell>
          <table:table-cell table:number-columns-repeated="1018"/>
        </table:table-row>
        <table:table-row table:style-name="ro4">
          <table:table-cell/>
          <table:table-cell table:style-name="ce388" office:value-type="string" calcext:value-type="string">
            <text:p>旅費交通費</text:p>
          </table:table-cell>
          <table:table-cell table:style-name="ce394" office:value-type="currency" office:currency="JPY" office:value="14700" calcext:value-type="currency">
            <text:p>￥14,700</text:p>
          </table:table-cell>
          <table:table-cell table:style-name="ce394" office:value-type="currency" office:currency="JPY" office:value="20270" calcext:value-type="currency">
            <text:p>￥20,270</text:p>
          </table:table-cell>
          <table:table-cell table:style-name="ce394" office:value-type="currency" office:currency="JPY" office:value="17950" calcext:value-type="currency">
            <text:p>￥17,950</text:p>
          </table:table-cell>
          <table:table-cell table:style-name="ce398" table:formula="of:=AVERAGE([.C5:.E5])" office:value-type="float" office:value="17640" calcext:value-type="float">
            <text:p>17640</text:p>
          </table:table-cell>
          <table:table-cell table:style-name="ce398"/>
          <table:table-cell table:style-name="ce398" office:value-type="string" calcext:value-type="string">
            <text:p>→</text:p>
          </table:table-cell>
          <table:table-cell table:style-name="ce401" office:value-type="currency" office:currency="JPY" office:value="0" calcext:value-type="currency">
            <text:p>￥0</text:p>
          </table:table-cell>
          <table:table-cell table:style-name="ce398"/>
          <table:table-cell table:number-columns-repeated="1014"/>
        </table:table-row>
        <table:table-row table:style-name="ro4">
          <table:table-cell/>
          <table:table-cell table:style-name="ce292" office:value-type="string" calcext:value-type="string">
            <text:p>医療・厚生費</text:p>
          </table:table-cell>
          <table:table-cell table:number-columns-repeated="2" table:style-name="ce338" office:value-type="currency" office:currency="JPY" office:value="0" calcext:value-type="currency">
            <text:p>￥0</text:p>
          </table:table-cell>
          <table:table-cell table:style-name="ce304" office:value-type="currency" office:currency="JPY" office:value="0" calcext:value-type="currency">
            <text:p>￥0</text:p>
          </table:table-cell>
          <table:table-cell table:style-name="ce303" table:formula="of:=AVERAGE([.C6:.E6])" office:value-type="currency" office:currency="JPY" office:value="0" calcext:value-type="currency">
            <text:p>￥0</text:p>
          </table:table-cell>
          <table:table-cell table:number-columns-repeated="2"/>
          <table:table-cell table:style-name="ce303" office:value-type="currency" office:currency="JPY" office:value="3000" calcext:value-type="currency">
            <text:p>￥3,000</text:p>
          </table:table-cell>
          <table:table-cell table:number-columns-repeated="1015"/>
        </table:table-row>
        <table:table-row table:style-name="ro4">
          <table:table-cell/>
          <table:table-cell table:style-name="ce388" office:value-type="string" calcext:value-type="string">
            <text:p>雑品</text:p>
          </table:table-cell>
          <table:table-cell table:style-name="ce394" office:value-type="currency" office:currency="JPY" office:value="7527" calcext:value-type="currency">
            <text:p>￥7,527</text:p>
          </table:table-cell>
          <table:table-cell table:style-name="ce394" office:value-type="currency" office:currency="JPY" office:value="6353" calcext:value-type="currency">
            <text:p>￥6,353</text:p>
          </table:table-cell>
          <table:table-cell table:style-name="ce397" office:value-type="currency" office:currency="JPY" office:value="5898" calcext:value-type="currency">
            <text:p>￥5,898</text:p>
          </table:table-cell>
          <table:table-cell table:style-name="ce398" table:formula="of:=AVERAGE([.C7:.E7])" office:value-type="float" office:value="6592.66666666667" calcext:value-type="float">
            <text:p>6592.66666666667</text:p>
          </table:table-cell>
          <table:table-cell table:style-name="ce398" table:number-columns-repeated="2"/>
          <table:table-cell table:style-name="ce401" table:formula="of:=[.F7]" office:value-type="currency" office:currency="JPY" office:value="6592.66666666667" calcext:value-type="currency">
            <text:p>￥6,593</text:p>
          </table:table-cell>
          <table:table-cell table:style-name="ce398"/>
          <table:table-cell table:number-columns-repeated="1014"/>
        </table:table-row>
        <table:table-row table:style-name="ro4">
          <table:table-cell/>
          <table:table-cell table:style-name="ce292" office:value-type="string" calcext:value-type="string">
            <text:p>新聞図書費</text:p>
          </table:table-cell>
          <table:table-cell table:style-name="ce338" office:value-type="currency" office:currency="JPY" office:value="9135" calcext:value-type="currency">
            <text:p>￥9,135</text:p>
          </table:table-cell>
          <table:table-cell table:style-name="ce338" office:value-type="currency" office:currency="JPY" office:value="0" calcext:value-type="currency">
            <text:p>￥0</text:p>
          </table:table-cell>
          <table:table-cell table:style-name="ce304" office:value-type="currency" office:currency="JPY" office:value="0" calcext:value-type="currency">
            <text:p>￥0</text:p>
          </table:table-cell>
          <table:table-cell table:style-name="ce303" table:formula="of:=AVERAGE([.C8:.E8])" office:value-type="currency" office:currency="JPY" office:value="3045" calcext:value-type="currency">
            <text:p>￥3,045</text:p>
          </table:table-cell>
          <table:table-cell table:number-columns-repeated="2"/>
          <table:table-cell table:style-name="ce303" table:formula="of:=[.F8]" office:value-type="currency" office:currency="JPY" office:value="3045" calcext:value-type="currency">
            <text:p>￥3,045</text:p>
          </table:table-cell>
          <table:table-cell table:number-columns-repeated="1015"/>
        </table:table-row>
        <table:table-row table:style-name="ro4">
          <table:table-cell/>
          <table:table-cell table:style-name="ce389" office:value-type="string" calcext:value-type="string">
            <text:p>飲料費</text:p>
          </table:table-cell>
          <table:table-cell table:style-name="ce394" office:value-type="currency" office:currency="JPY" office:value="2823" calcext:value-type="currency">
            <text:p>￥2,823</text:p>
          </table:table-cell>
          <table:table-cell table:style-name="ce394" office:value-type="currency" office:currency="JPY" office:value="1960" calcext:value-type="currency">
            <text:p>￥1,960</text:p>
          </table:table-cell>
          <table:table-cell table:style-name="ce397" office:value-type="currency" office:currency="JPY" office:value="1919" calcext:value-type="currency">
            <text:p>￥1,919</text:p>
          </table:table-cell>
          <table:table-cell table:style-name="ce398" table:formula="of:=AVERAGE([.C9:.E9])" office:value-type="float" office:value="2234" calcext:value-type="float">
            <text:p>2234</text:p>
          </table:table-cell>
          <table:table-cell table:style-name="ce398" table:number-columns-repeated="2"/>
          <table:table-cell table:style-name="ce401" table:formula="of:=[.F9]" office:value-type="currency" office:currency="JPY" office:value="2234" calcext:value-type="currency">
            <text:p>￥2,234</text:p>
          </table:table-cell>
          <table:table-cell table:style-name="ce398"/>
          <table:table-cell table:number-columns-repeated="1014"/>
        </table:table-row>
        <table:table-row table:style-name="ro4">
          <table:table-cell/>
          <table:table-cell table:style-name="ce295" office:value-type="string" calcext:value-type="string">
            <text:p>菓子類</text:p>
          </table:table-cell>
          <table:table-cell table:style-name="ce338" office:value-type="currency" office:currency="JPY" office:value="2097" calcext:value-type="currency">
            <text:p>￥2,097</text:p>
          </table:table-cell>
          <table:table-cell table:style-name="ce338" office:value-type="currency" office:currency="JPY" office:value="1537" calcext:value-type="currency">
            <text:p>￥1,537</text:p>
          </table:table-cell>
          <table:table-cell table:style-name="ce304" office:value-type="currency" office:currency="JPY" office:value="2020" calcext:value-type="currency">
            <text:p>￥2,020</text:p>
          </table:table-cell>
          <table:table-cell table:style-name="ce303" table:formula="of:=AVERAGE([.C10:.E10])" office:value-type="currency" office:currency="JPY" office:value="1884.66666666667" calcext:value-type="currency">
            <text:p>￥1,885</text:p>
          </table:table-cell>
          <table:table-cell table:number-columns-repeated="2"/>
          <table:table-cell table:style-name="ce303" table:formula="of:=[.F10]" office:value-type="currency" office:currency="JPY" office:value="1884.66666666667" calcext:value-type="currency">
            <text:p>￥1,885</text:p>
          </table:table-cell>
          <table:table-cell table:number-columns-repeated="1015"/>
        </table:table-row>
        <table:table-row table:style-name="ro4">
          <table:table-cell/>
          <table:table-cell table:style-name="ce388" office:value-type="string" calcext:value-type="string">
            <text:p>娯楽費</text:p>
          </table:table-cell>
          <table:table-cell table:style-name="ce394" office:value-type="currency" office:currency="JPY" office:value="4000" calcext:value-type="currency">
            <text:p>￥4,000</text:p>
          </table:table-cell>
          <table:table-cell table:style-name="ce394" office:value-type="currency" office:currency="JPY" office:value="2500" calcext:value-type="currency">
            <text:p>￥2,500</text:p>
          </table:table-cell>
          <table:table-cell table:style-name="ce397" office:value-type="currency" office:currency="JPY" office:value="0" calcext:value-type="currency">
            <text:p>￥0</text:p>
          </table:table-cell>
          <table:table-cell table:style-name="ce398" table:formula="of:=AVERAGE([.C11:.E11])" office:value-type="float" office:value="2166.66666666667" calcext:value-type="float">
            <text:p>2166.66666666667</text:p>
          </table:table-cell>
          <table:table-cell table:style-name="ce398" table:number-columns-repeated="2"/>
          <table:table-cell table:style-name="ce401" table:formula="of:=[.F11]" office:value-type="currency" office:currency="JPY" office:value="2166.66666666667" calcext:value-type="currency">
            <text:p>￥2,167</text:p>
          </table:table-cell>
          <table:table-cell table:style-name="ce398"/>
          <table:table-cell table:number-columns-repeated="1014"/>
        </table:table-row>
        <table:table-row table:style-name="ro4">
          <table:table-cell/>
          <table:table-cell table:style-name="ce292" office:value-type="string" calcext:value-type="string">
            <text:p>消耗品費</text:p>
          </table:table-cell>
          <table:table-cell table:style-name="ce338" office:value-type="currency" office:currency="JPY" office:value="4115" calcext:value-type="currency">
            <text:p>￥4,115</text:p>
          </table:table-cell>
          <table:table-cell table:style-name="ce338" office:value-type="currency" office:currency="JPY" office:value="1777" calcext:value-type="currency">
            <text:p>￥1,777</text:p>
          </table:table-cell>
          <table:table-cell table:style-name="ce304" office:value-type="currency" office:currency="JPY" office:value="7870" calcext:value-type="currency">
            <text:p>￥7,870</text:p>
          </table:table-cell>
          <table:table-cell table:style-name="ce303" table:formula="of:=AVERAGE([.C12:.E12])" office:value-type="currency" office:currency="JPY" office:value="4587.33333333333" calcext:value-type="currency">
            <text:p>￥4,587</text:p>
          </table:table-cell>
          <table:table-cell table:number-columns-repeated="2"/>
          <table:table-cell table:style-name="ce303" table:formula="of:=[.F12]" office:value-type="currency" office:currency="JPY" office:value="4587.33333333333" calcext:value-type="currency">
            <text:p>￥4,587</text:p>
          </table:table-cell>
          <table:table-cell table:number-columns-repeated="1015"/>
        </table:table-row>
        <table:table-row table:style-name="ro4">
          <table:table-cell/>
          <table:table-cell table:style-name="ce388" office:value-type="string" calcext:value-type="string">
            <text:p>自己投資費</text:p>
          </table:table-cell>
          <table:table-cell table:style-name="ce394" office:value-type="currency" office:currency="JPY" office:value="7000" calcext:value-type="currency">
            <text:p>￥7,000</text:p>
          </table:table-cell>
          <table:table-cell table:style-name="ce394" office:value-type="currency" office:currency="JPY" office:value="0" calcext:value-type="currency">
            <text:p>￥0</text:p>
          </table:table-cell>
          <table:table-cell table:style-name="ce397" office:value-type="currency" office:currency="JPY" office:value="3990" calcext:value-type="currency">
            <text:p>￥3,990</text:p>
          </table:table-cell>
          <table:table-cell table:style-name="ce398" table:formula="of:=AVERAGE([.C13:.E13])" office:value-type="float" office:value="3663.33333333333" calcext:value-type="float">
            <text:p>3663.33333333333</text:p>
          </table:table-cell>
          <table:table-cell table:style-name="ce398" table:number-columns-repeated="2"/>
          <table:table-cell table:style-name="ce401" table:formula="of:=[.F13]" office:value-type="currency" office:currency="JPY" office:value="3663.33333333333" calcext:value-type="currency">
            <text:p>￥3,663</text:p>
          </table:table-cell>
          <table:table-cell table:style-name="ce398"/>
          <table:table-cell table:number-columns-repeated="1014"/>
        </table:table-row>
        <table:table-row table:style-name="ro4">
          <table:table-cell/>
          <table:table-cell table:style-name="ce295" office:value-type="string" calcext:value-type="string">
            <text:p>機器購入費</text:p>
          </table:table-cell>
          <table:table-cell table:number-columns-repeated="2" table:style-name="ce338" office:value-type="currency" office:currency="JPY" office:value="0" calcext:value-type="currency">
            <text:p>￥0</text:p>
          </table:table-cell>
          <table:table-cell table:style-name="ce304" office:value-type="currency" office:currency="JPY" office:value="0" calcext:value-type="currency">
            <text:p>￥0</text:p>
          </table:table-cell>
          <table:table-cell table:style-name="ce303" table:formula="of:=AVERAGE([.C14:.E14])" office:value-type="currency" office:currency="JPY" office:value="0" calcext:value-type="currency">
            <text:p>￥0</text:p>
          </table:table-cell>
          <table:table-cell table:number-columns-repeated="2"/>
          <table:table-cell table:style-name="ce303" table:formula="of:=[.F14]" office:value-type="currency" office:currency="JPY" office:value="0" calcext:value-type="currency">
            <text:p>￥0</text:p>
          </table:table-cell>
          <table:table-cell table:number-columns-repeated="1015"/>
        </table:table-row>
        <table:table-row table:style-name="ro4">
          <table:table-cell/>
          <table:table-cell table:style-name="ce388" office:value-type="string" calcext:value-type="string">
            <text:p>服飾費</text:p>
          </table:table-cell>
          <table:table-cell table:number-columns-repeated="2" table:style-name="ce394" office:value-type="currency" office:currency="JPY" office:value="0" calcext:value-type="currency">
            <text:p>￥0</text:p>
          </table:table-cell>
          <table:table-cell table:style-name="ce397" office:value-type="currency" office:currency="JPY" office:value="9868" calcext:value-type="currency">
            <text:p>￥9,868</text:p>
          </table:table-cell>
          <table:table-cell table:style-name="ce398" table:formula="of:=AVERAGE([.C15:.E15])" office:value-type="float" office:value="3289.33333333333" calcext:value-type="float">
            <text:p>3289.33333333333</text:p>
          </table:table-cell>
          <table:table-cell table:style-name="ce398" table:number-columns-repeated="2"/>
          <table:table-cell table:style-name="ce401" table:formula="of:=[.F15]" office:value-type="currency" office:currency="JPY" office:value="3289.33333333333" calcext:value-type="currency">
            <text:p>￥3,289</text:p>
          </table:table-cell>
          <table:table-cell table:style-name="ce398"/>
          <table:table-cell table:number-columns-repeated="1014"/>
        </table:table-row>
        <table:table-row table:style-name="ro4">
          <table:table-cell/>
          <table:table-cell table:style-name="ce292" office:value-type="string" calcext:value-type="string">
            <text:p>支払保険料</text:p>
          </table:table-cell>
          <table:table-cell table:style-name="ce338" office:value-type="currency" office:currency="JPY" office:value="38948" calcext:value-type="currency">
            <text:p>￥38,948</text:p>
          </table:table-cell>
          <table:table-cell table:style-name="ce338" office:value-type="currency" office:currency="JPY" office:value="39376" calcext:value-type="currency">
            <text:p>￥39,376</text:p>
          </table:table-cell>
          <table:table-cell table:style-name="ce304" office:value-type="currency" office:currency="JPY" office:value="39510" calcext:value-type="currency">
            <text:p>￥39,510</text:p>
          </table:table-cell>
          <table:table-cell table:style-name="ce303" table:formula="of:=AVERAGE([.C16:.E16])" office:value-type="currency" office:currency="JPY" office:value="39278" calcext:value-type="currency">
            <text:p>￥39,278</text:p>
          </table:table-cell>
          <table:table-cell table:number-columns-repeated="2"/>
          <table:table-cell table:style-name="ce303" table:formula="of:=[.F16]" office:value-type="currency" office:currency="JPY" office:value="39278" calcext:value-type="currency">
            <text:p>￥39,278</text:p>
          </table:table-cell>
          <table:table-cell table:number-columns-repeated="1015"/>
        </table:table-row>
        <table:table-row table:style-name="ro4">
          <table:table-cell/>
          <table:table-cell table:style-name="ce388" office:value-type="string" calcext:value-type="string">
            <text:p>所得税等</text:p>
          </table:table-cell>
          <table:table-cell table:style-name="ce394" office:value-type="currency" office:currency="JPY" office:value="4260" calcext:value-type="currency">
            <text:p>￥4,260</text:p>
          </table:table-cell>
          <table:table-cell table:style-name="ce394" office:value-type="currency" office:currency="JPY" office:value="7334" calcext:value-type="currency">
            <text:p>￥7,334</text:p>
          </table:table-cell>
          <table:table-cell table:style-name="ce397" office:value-type="currency" office:currency="JPY" office:value="8266" calcext:value-type="currency">
            <text:p>￥8,266</text:p>
          </table:table-cell>
          <table:table-cell table:style-name="ce398" table:formula="of:=AVERAGE([.C17:.E17])" office:value-type="float" office:value="6620" calcext:value-type="float">
            <text:p>6620</text:p>
          </table:table-cell>
          <table:table-cell table:style-name="ce398" table:number-columns-repeated="2"/>
          <table:table-cell table:style-name="ce401" table:formula="of:=[.F17]" office:value-type="currency" office:currency="JPY" office:value="6620" calcext:value-type="currency">
            <text:p>￥6,620</text:p>
          </table:table-cell>
          <table:table-cell table:style-name="ce398"/>
          <table:table-cell table:number-columns-repeated="1014"/>
        </table:table-row>
        <table:table-row table:style-name="ro4">
          <table:table-cell/>
          <table:table-cell table:style-name="ce292" office:value-type="string" calcext:value-type="string">
            <text:p>住民税</text:p>
          </table:table-cell>
          <table:table-cell table:style-name="ce338" office:value-type="currency" office:currency="JPY" office:value="13000" calcext:value-type="currency">
            <text:p>￥13,000</text:p>
          </table:table-cell>
          <table:table-cell table:style-name="ce338" office:value-type="currency" office:currency="JPY" office:value="13012" calcext:value-type="currency">
            <text:p>￥13,012</text:p>
          </table:table-cell>
          <table:table-cell table:style-name="ce304" office:value-type="currency" office:currency="JPY" office:value="13002" calcext:value-type="currency">
            <text:p>￥13,002</text:p>
          </table:table-cell>
          <table:table-cell table:style-name="ce303" table:formula="of:=AVERAGE([.C18:.E18])" office:value-type="currency" office:currency="JPY" office:value="13004.6666666667" calcext:value-type="currency">
            <text:p>￥13,005</text:p>
          </table:table-cell>
          <table:table-cell table:number-columns-repeated="2"/>
          <table:table-cell table:style-name="ce303" table:formula="of:=[.F18]" office:value-type="currency" office:currency="JPY" office:value="13004.6666666667" calcext:value-type="currency">
            <text:p>￥13,005</text:p>
          </table:table-cell>
          <table:table-cell table:number-columns-repeated="1015"/>
        </table:table-row>
        <table:table-row table:style-name="ro4">
          <table:table-cell/>
          <table:table-cell table:style-name="ce388" office:value-type="string" calcext:value-type="string">
            <text:p>租税公課</text:p>
          </table:table-cell>
          <table:table-cell table:number-columns-repeated="2" table:style-name="ce394" office:value-type="currency" office:currency="JPY" office:value="0" calcext:value-type="currency">
            <text:p>￥0</text:p>
          </table:table-cell>
          <table:table-cell table:style-name="ce397" office:value-type="currency" office:currency="JPY" office:value="0" calcext:value-type="currency">
            <text:p>￥0</text:p>
          </table:table-cell>
          <table:table-cell table:style-name="ce398" table:formula="of:=AVERAGE([.C19:.E19])" office:value-type="float" office:value="0" calcext:value-type="float">
            <text:p>0</text:p>
          </table:table-cell>
          <table:table-cell table:style-name="ce398" table:number-columns-repeated="2"/>
          <table:table-cell table:style-name="ce401" table:formula="of:=[.F19]" office:value-type="currency" office:currency="JPY" office:value="0" calcext:value-type="currency">
            <text:p>￥0</text:p>
          </table:table-cell>
          <table:table-cell table:style-name="ce398"/>
          <table:table-cell table:number-columns-repeated="1014"/>
        </table:table-row>
        <table:table-row table:style-name="ro4">
          <table:table-cell/>
          <table:table-cell table:style-name="ce292" office:value-type="string" calcext:value-type="string">
            <text:p>支払家賃</text:p>
          </table:table-cell>
          <table:table-cell table:number-columns-repeated="2" table:style-name="ce338" office:value-type="currency" office:currency="JPY" office:value="48000" calcext:value-type="currency">
            <text:p>￥48,000</text:p>
          </table:table-cell>
          <table:table-cell table:style-name="ce304" office:value-type="currency" office:currency="JPY" office:value="48000" calcext:value-type="currency">
            <text:p>￥48,000</text:p>
          </table:table-cell>
          <table:table-cell table:style-name="ce303" table:formula="of:=AVERAGE([.C20:.E20])" office:value-type="currency" office:currency="JPY" office:value="48000" calcext:value-type="currency">
            <text:p>￥48,000</text:p>
          </table:table-cell>
          <table:table-cell/>
          <table:table-cell office:value-type="string" calcext:value-type="string">
            <text:p>→</text:p>
          </table:table-cell>
          <table:table-cell table:style-name="ce303" office:value-type="currency" office:currency="JPY" office:value="15000" calcext:value-type="currency">
            <text:p>￥15,000</text:p>
          </table:table-cell>
          <table:table-cell table:number-columns-repeated="1015"/>
        </table:table-row>
        <table:table-row table:style-name="ro4">
          <table:table-cell/>
          <table:table-cell table:style-name="ce388" office:value-type="string" calcext:value-type="string">
            <text:p>支払利息</text:p>
          </table:table-cell>
          <table:table-cell table:number-columns-repeated="2" table:style-name="ce394" office:value-type="currency" office:currency="JPY" office:value="0" calcext:value-type="currency">
            <text:p>￥0</text:p>
          </table:table-cell>
          <table:table-cell table:style-name="ce397" office:value-type="currency" office:currency="JPY" office:value="0" calcext:value-type="currency">
            <text:p>￥0</text:p>
          </table:table-cell>
          <table:table-cell table:style-name="ce398" table:formula="of:=AVERAGE([.C21:.E21])" office:value-type="float" office:value="0" calcext:value-type="float">
            <text:p>0</text:p>
          </table:table-cell>
          <table:table-cell table:style-name="ce398" table:number-columns-repeated="2"/>
          <table:table-cell table:style-name="ce401" table:formula="of:=[.F21]" office:value-type="currency" office:currency="JPY" office:value="0" calcext:value-type="currency">
            <text:p>￥0</text:p>
          </table:table-cell>
          <table:table-cell table:style-name="ce398"/>
          <table:table-cell table:number-columns-repeated="1014"/>
        </table:table-row>
        <table:table-row table:style-name="ro4">
          <table:table-cell/>
          <table:table-cell table:style-name="ce292" office:value-type="string" calcext:value-type="string">
            <text:p>支払手数料</text:p>
          </table:table-cell>
          <table:table-cell table:style-name="ce338" office:value-type="currency" office:currency="JPY" office:value="315" calcext:value-type="currency">
            <text:p>￥315</text:p>
          </table:table-cell>
          <table:table-cell table:style-name="ce338" office:value-type="currency" office:currency="JPY" office:value="210" calcext:value-type="currency">
            <text:p>￥210</text:p>
          </table:table-cell>
          <table:table-cell table:style-name="ce304" office:value-type="currency" office:currency="JPY" office:value="565" calcext:value-type="currency">
            <text:p>￥565</text:p>
          </table:table-cell>
          <table:table-cell table:style-name="ce303" table:formula="of:=AVERAGE([.C22:.E22])" office:value-type="currency" office:currency="JPY" office:value="363.333333333333" calcext:value-type="currency">
            <text:p>￥363</text:p>
          </table:table-cell>
          <table:table-cell table:number-columns-repeated="2"/>
          <table:table-cell table:style-name="ce303" table:formula="of:=[.F22]" office:value-type="currency" office:currency="JPY" office:value="363.333333333333" calcext:value-type="currency">
            <text:p>￥363</text:p>
          </table:table-cell>
          <table:table-cell table:number-columns-repeated="1015"/>
        </table:table-row>
        <table:table-row table:style-name="ro4">
          <table:table-cell/>
          <table:table-cell table:style-name="ce388" office:value-type="string" calcext:value-type="string">
            <text:p>食費</text:p>
          </table:table-cell>
          <table:table-cell table:style-name="ce394" office:value-type="currency" office:currency="JPY" office:value="15256" calcext:value-type="currency">
            <text:p>￥15,256</text:p>
          </table:table-cell>
          <table:table-cell table:style-name="ce394" office:value-type="currency" office:currency="JPY" office:value="19614" calcext:value-type="currency">
            <text:p>￥19,614</text:p>
          </table:table-cell>
          <table:table-cell table:style-name="ce397" office:value-type="currency" office:currency="JPY" office:value="19632" calcext:value-type="currency">
            <text:p>￥19,632</text:p>
          </table:table-cell>
          <table:table-cell table:style-name="ce398" table:formula="of:=AVERAGE([.C23:.E23])" office:value-type="float" office:value="18167.3333333333" calcext:value-type="float">
            <text:p>18167.3333333333</text:p>
          </table:table-cell>
          <table:table-cell table:style-name="ce398" table:number-columns-repeated="2"/>
          <table:table-cell table:style-name="ce401" table:formula="of:=[.F23]" office:value-type="currency" office:currency="JPY" office:value="18167.3333333333" calcext:value-type="currency">
            <text:p>￥18,167</text:p>
          </table:table-cell>
          <table:table-cell table:style-name="ce398"/>
          <table:table-cell table:number-columns-repeated="1014"/>
        </table:table-row>
        <table:table-row table:style-name="ro4">
          <table:table-cell/>
          <table:table-cell table:style-name="ce295" office:value-type="string" calcext:value-type="string">
            <text:p>光熱水費</text:p>
          </table:table-cell>
          <table:table-cell table:style-name="ce338" office:value-type="currency" office:currency="JPY" office:value="7276" calcext:value-type="currency">
            <text:p>￥7,276</text:p>
          </table:table-cell>
          <table:table-cell table:style-name="ce305" office:value-type="currency" office:currency="JPY" office:value="6340" calcext:value-type="currency">
            <text:p>￥6,340</text:p>
          </table:table-cell>
          <table:table-cell table:style-name="ce304" office:value-type="currency" office:currency="JPY" office:value="5620" calcext:value-type="currency">
            <text:p>￥5,620</text:p>
          </table:table-cell>
          <table:table-cell table:style-name="ce303" table:formula="of:=AVERAGE([.C24:.E24])" office:value-type="currency" office:currency="JPY" office:value="6412" calcext:value-type="currency">
            <text:p>￥6,412</text:p>
          </table:table-cell>
          <table:table-cell table:number-columns-repeated="2"/>
          <table:table-cell table:style-name="ce303" table:formula="of:=[.F24]+2000" office:value-type="currency" office:currency="JPY" office:value="8412" calcext:value-type="currency">
            <text:p>￥8,412</text:p>
          </table:table-cell>
          <table:table-cell table:number-columns-repeated="1015"/>
        </table:table-row>
        <table:table-row table:style-name="ro4">
          <table:table-cell/>
          <table:table-cell table:style-name="ce388" office:value-type="string" calcext:value-type="string">
            <text:p>交際費</text:p>
          </table:table-cell>
          <table:table-cell table:style-name="ce394" office:value-type="currency" office:currency="JPY" office:value="16826" calcext:value-type="currency">
            <text:p>￥16,826</text:p>
          </table:table-cell>
          <table:table-cell table:style-name="ce394" office:value-type="currency" office:currency="JPY" office:value="12587" calcext:value-type="currency">
            <text:p>￥12,587</text:p>
          </table:table-cell>
          <table:table-cell table:style-name="ce397" office:value-type="currency" office:currency="JPY" office:value="31718" calcext:value-type="currency">
            <text:p>￥31,718</text:p>
          </table:table-cell>
          <table:table-cell table:style-name="ce398" table:formula="of:=AVERAGE([.C25:.E25])" office:value-type="float" office:value="20377" calcext:value-type="float">
            <text:p>20377</text:p>
          </table:table-cell>
          <table:table-cell table:style-name="ce398" table:number-columns-repeated="2"/>
          <table:table-cell table:style-name="ce401" office:value-type="currency" office:currency="JPY" office:value="30000" calcext:value-type="currency">
            <text:p>￥30,000</text:p>
          </table:table-cell>
          <table:table-cell table:style-name="ce398"/>
          <table:table-cell table:number-columns-repeated="1014"/>
        </table:table-row>
        <table:table-row table:style-name="ro4">
          <table:table-cell/>
          <table:table-cell table:style-name="ce292" office:value-type="string" calcext:value-type="string">
            <text:p>通信費</text:p>
          </table:table-cell>
          <table:table-cell table:number-columns-repeated="2" table:style-name="ce338" office:value-type="currency" office:currency="JPY" office:value="9063" calcext:value-type="currency">
            <text:p>￥9,063</text:p>
          </table:table-cell>
          <table:table-cell table:style-name="ce304" office:value-type="currency" office:currency="JPY" office:value="9107" calcext:value-type="currency">
            <text:p>￥9,107</text:p>
          </table:table-cell>
          <table:table-cell table:style-name="ce303" table:formula="of:=AVERAGE([.C26:.E26])" office:value-type="currency" office:currency="JPY" office:value="9077.66666666667" calcext:value-type="currency">
            <text:p>￥9,078</text:p>
          </table:table-cell>
          <table:table-cell table:number-columns-repeated="2"/>
          <table:table-cell table:style-name="ce303" table:formula="of:=[.F26]-3990" office:value-type="currency" office:currency="JPY" office:value="5087.66666666667" calcext:value-type="currency">
            <text:p>￥5,088</text:p>
          </table:table-cell>
          <table:table-cell table:number-columns-repeated="1015"/>
        </table:table-row>
        <table:table-row table:style-name="ro4">
          <table:table-cell/>
          <table:table-cell table:style-name="ce388" office:value-type="string" calcext:value-type="string">
            <text:p>雑損</text:p>
          </table:table-cell>
          <table:table-cell table:number-columns-repeated="2" table:style-name="ce394" office:value-type="currency" office:currency="JPY" office:value="0" calcext:value-type="currency">
            <text:p>￥0</text:p>
          </table:table-cell>
          <table:table-cell table:style-name="ce397" office:value-type="currency" office:currency="JPY" office:value="0" calcext:value-type="currency">
            <text:p>￥0</text:p>
          </table:table-cell>
          <table:table-cell table:style-name="ce398" table:formula="of:=AVERAGE([.C27:.E27])" office:value-type="float" office:value="0" calcext:value-type="float">
            <text:p>0</text:p>
          </table:table-cell>
          <table:table-cell table:style-name="ce398" table:number-columns-repeated="2"/>
          <table:table-cell table:style-name="ce401" table:formula="of:=[.F27]" office:value-type="currency" office:currency="JPY" office:value="0" calcext:value-type="currency">
            <text:p>￥0</text:p>
          </table:table-cell>
          <table:table-cell table:style-name="ce398"/>
          <table:table-cell table:number-columns-repeated="1014"/>
        </table:table-row>
        <table:table-row table:style-name="ro4">
          <table:table-cell/>
          <table:table-cell table:style-name="ce295" office:value-type="string" calcext:value-type="string">
            <text:p>固定資産除却損</text:p>
          </table:table-cell>
          <table:table-cell table:number-columns-repeated="2" table:style-name="ce338" office:value-type="currency" office:currency="JPY" office:value="0" calcext:value-type="currency">
            <text:p>￥0</text:p>
          </table:table-cell>
          <table:table-cell table:style-name="ce304" office:value-type="currency" office:currency="JPY" office:value="0" calcext:value-type="currency">
            <text:p>￥0</text:p>
          </table:table-cell>
          <table:table-cell table:style-name="ce303" table:formula="of:=AVERAGE([.C28:.E28])" office:value-type="currency" office:currency="JPY" office:value="0" calcext:value-type="currency">
            <text:p>￥0</text:p>
          </table:table-cell>
          <table:table-cell table:number-columns-repeated="2"/>
          <table:table-cell table:style-name="ce303" table:formula="of:=[.F28]" office:value-type="currency" office:currency="JPY" office:value="0" calcext:value-type="currency">
            <text:p>￥0</text:p>
          </table:table-cell>
          <table:table-cell table:number-columns-repeated="1015"/>
        </table:table-row>
        <table:table-row table:style-name="ro4">
          <table:table-cell/>
          <table:table-cell table:style-name="ce389" office:value-type="string" calcext:value-type="string">
            <text:p>固定資産売却損</text:p>
          </table:table-cell>
          <table:table-cell table:number-columns-repeated="2" table:style-name="ce394" office:value-type="currency" office:currency="JPY" office:value="0" calcext:value-type="currency">
            <text:p>￥0</text:p>
          </table:table-cell>
          <table:table-cell table:style-name="ce397" office:value-type="currency" office:currency="JPY" office:value="0" calcext:value-type="currency">
            <text:p>￥0</text:p>
          </table:table-cell>
          <table:table-cell table:style-name="ce398" table:formula="of:=AVERAGE([.C29:.E29])" office:value-type="float" office:value="0" calcext:value-type="float">
            <text:p>0</text:p>
          </table:table-cell>
          <table:table-cell table:style-name="ce398" table:number-columns-repeated="2"/>
          <table:table-cell table:style-name="ce401" table:formula="of:=[.F29]" office:value-type="currency" office:currency="JPY" office:value="0" calcext:value-type="currency">
            <text:p>￥0</text:p>
          </table:table-cell>
          <table:table-cell table:style-name="ce398"/>
          <table:table-cell table:number-columns-repeated="1014"/>
        </table:table-row>
        <table:table-row table:style-name="ro4">
          <table:table-cell/>
          <table:table-cell table:style-name="ce292" office:value-type="string" calcext:value-type="string">
            <text:p>有価証券評価損</text:p>
          </table:table-cell>
          <table:table-cell table:number-columns-repeated="3" table:style-name="ce395" office:value-type="string" calcext:value-type="string">
            <text:p>―</text:p>
          </table:table-cell>
          <table:table-cell table:number-columns-repeated="3"/>
          <table:table-cell table:style-name="ce303" table:formula="of:=[.F30]" office:value-type="currency" office:currency="JPY" office:value="0" calcext:value-type="currency">
            <text:p>￥0</text:p>
          </table:table-cell>
          <table:table-cell table:number-columns-repeated="1015"/>
        </table:table-row>
        <table:table-row table:style-name="ro4">
          <table:table-cell/>
          <table:table-cell table:style-name="ce388" office:value-type="string" calcext:value-type="string">
            <text:p>有価証券売却損</text:p>
          </table:table-cell>
          <table:table-cell table:number-columns-repeated="2" table:style-name="ce394" office:value-type="currency" office:currency="JPY" office:value="0" calcext:value-type="currency">
            <text:p>￥0</text:p>
          </table:table-cell>
          <table:table-cell table:style-name="ce397" office:value-type="currency" office:currency="JPY" office:value="0" calcext:value-type="currency">
            <text:p>￥0</text:p>
          </table:table-cell>
          <table:table-cell table:style-name="ce398" table:formula="of:=AVERAGE([.C31:.E31])" office:value-type="float" office:value="0" calcext:value-type="float">
            <text:p>0</text:p>
          </table:table-cell>
          <table:table-cell table:style-name="ce398" table:number-columns-repeated="2"/>
          <table:table-cell table:style-name="ce401" table:formula="of:=[.F31]" office:value-type="currency" office:currency="JPY" office:value="0" calcext:value-type="currency">
            <text:p>￥0</text:p>
          </table:table-cell>
          <table:table-cell table:style-name="ce398"/>
          <table:table-cell table:number-columns-repeated="1014"/>
        </table:table-row>
        <table:table-row table:style-name="ro4">
          <table:table-cell/>
          <table:table-cell table:style-name="ce292" office:value-type="string" calcext:value-type="string">
            <text:p>特別損失</text:p>
          </table:table-cell>
          <table:table-cell table:style-name="ce338" office:value-type="currency" office:currency="JPY" office:value="0" calcext:value-type="currency">
            <text:p>￥0</text:p>
          </table:table-cell>
          <table:table-cell table:style-name="ce338" office:value-type="currency" office:currency="JPY" office:value="4821" calcext:value-type="currency">
            <text:p>￥4,821</text:p>
          </table:table-cell>
          <table:table-cell table:style-name="ce304" office:value-type="currency" office:currency="JPY" office:value="0" calcext:value-type="currency">
            <text:p>￥0</text:p>
          </table:table-cell>
          <table:table-cell table:style-name="ce303" table:formula="of:=AVERAGE([.C32:.E32])" office:value-type="currency" office:currency="JPY" office:value="1607" calcext:value-type="currency">
            <text:p>￥1,607</text:p>
          </table:table-cell>
          <table:table-cell table:number-columns-repeated="2"/>
          <table:table-cell table:style-name="ce303" table:formula="of:=[.F32]" office:value-type="currency" office:currency="JPY" office:value="1607" calcext:value-type="currency">
            <text:p>￥1,607</text:p>
          </table:table-cell>
          <table:table-cell table:number-columns-repeated="1015"/>
        </table:table-row>
        <table:table-row table:style-name="ro4">
          <table:table-cell/>
          <table:table-cell table:style-name="ce388" office:value-type="string" calcext:value-type="string">
            <text:p>減価償却費</text:p>
          </table:table-cell>
          <table:table-cell table:style-name="ce394" office:value-type="currency" office:currency="JPY" office:value="0" calcext:value-type="currency">
            <text:p>￥0</text:p>
          </table:table-cell>
          <table:table-cell table:number-columns-repeated="2" table:style-name="ce397" office:value-type="currency" office:currency="JPY" office:value="0" calcext:value-type="currency">
            <text:p>￥0</text:p>
          </table:table-cell>
          <table:table-cell table:style-name="ce398" table:formula="of:=AVERAGE([.C33:.E33])" office:value-type="float" office:value="0" calcext:value-type="float">
            <text:p>0</text:p>
          </table:table-cell>
          <table:table-cell table:style-name="ce398" table:formula="of:=300000/12" office:value-type="float" office:value="25000" calcext:value-type="float">
            <text:p>25000</text:p>
          </table:table-cell>
          <table:table-cell table:style-name="ce398"/>
          <table:table-cell table:style-name="ce401" table:formula="of:=[.G33]" office:value-type="currency" office:currency="JPY" office:value="25000" calcext:value-type="currency">
            <text:p>￥25,000</text:p>
          </table:table-cell>
          <table:table-cell table:style-name="ce398"/>
          <table:table-cell table:number-columns-repeated="1014"/>
        </table:table-row>
        <table:table-row table:style-name="ro4">
          <table:table-cell table:number-columns-repeated="2"/>
          <table:table-cell table:style-name="ce338" office:value-type="currency" office:currency="JPY" office:value="204341" calcext:value-type="currency">
            <text:p>￥204,341</text:p>
          </table:table-cell>
          <table:table-cell table:style-name="ce338" office:value-type="currency" office:currency="JPY" office:value="194754" calcext:value-type="currency">
            <text:p>￥194,754</text:p>
          </table:table-cell>
          <table:table-cell table:style-name="ce304" office:value-type="currency" office:currency="JPY" office:value="224935" calcext:value-type="currency">
            <text:p>￥224,935</text:p>
          </table:table-cell>
          <table:table-cell table:style-name="ce303" table:formula="of:=AVERAGE([.C34:.E34])" office:value-type="currency" office:currency="JPY" office:value="208010" calcext:value-type="currency">
            <text:p>￥208,010</text:p>
          </table:table-cell>
          <table:table-cell table:style-name="ce399" table:formula="of:=[.F34]+[.G33]" office:value-type="float" office:value="233010" calcext:value-type="float">
            <text:p>233010</text:p>
          </table:table-cell>
          <table:table-cell/>
          <table:table-cell table:style-name="ce303" table:formula="of:=SUM([.I5:.I33])" office:value-type="currency" office:currency="JPY" office:value="193003" calcext:value-type="currency">
            <text:p>￥193,003</text:p>
          </table:table-cell>
          <table:table-cell table:number-columns-repeated="1015"/>
        </table:table-row>
        <table:table-row table:style-name="ro6" table:number-rows-repeated="5">
          <table:table-cell table:number-columns-repeated="1024"/>
        </table:table-row>
        <table:table-row table:style-name="ro1">
          <table:table-cell table:number-columns-repeated="1024"/>
        </table:table-row>
        <table:table-row table:style-name="ro2">
          <table:table-cell/>
          <table:table-cell office:value-type="string" calcext:value-type="string">
            <text:p>PL項目</text:p>
          </table:table-cell>
          <table:table-cell office:value-type="string" calcext:value-type="string">
            <text:p>予算月額</text:p>
          </table:table-cell>
          <table:table-cell office:value-type="string" calcext:value-type="string">
            <text:p>1月実績</text:p>
          </table:table-cell>
          <table:table-cell office:value-type="string" calcext:value-type="string">
            <text:p>2月実績</text:p>
          </table:table-cell>
          <table:table-cell office:value-type="string" calcext:value-type="string">
            <text:p>3月実績</text:p>
          </table:table-cell>
          <table:table-cell office:value-type="string" calcext:value-type="string">
            <text:p>4月実績</text:p>
          </table:table-cell>
          <table:table-cell office:value-type="string" calcext:value-type="string">
            <text:p>Q1実績平均</text:p>
          </table:table-cell>
          <table:table-cell office:value-type="string" calcext:value-type="string">
            <text:p>5月実績</text:p>
          </table:table-cell>
          <table:table-cell office:value-type="string" calcext:value-type="string">
            <text:p>6月実績</text:p>
          </table:table-cell>
          <table:table-cell office:value-type="string" calcext:value-type="string">
            <text:p>7月実績</text:p>
          </table:table-cell>
          <table:table-cell office:value-type="string" calcext:value-type="string">
            <text:p>8月実績</text:p>
          </table:table-cell>
          <table:table-cell office:value-type="string" calcext:value-type="string">
            <text:p>9月実績</text:p>
          </table:table-cell>
          <table:table-cell office:value-type="string" calcext:value-type="string">
            <text:p>1～9月実績合計</text:p>
          </table:table-cell>
          <table:table-cell office:value-type="string" calcext:value-type="string">
            <text:p>←の月額</text:p>
          </table:table-cell>
          <table:table-cell table:number-columns-repeated="2"/>
          <table:table-cell office:value-type="string" calcext:value-type="string">
            <text:p>大阪市_国民健康保険料概算</text:p>
          </table:table-cell>
          <table:table-cell table:number-columns-repeated="1006"/>
        </table:table-row>
        <table:table-row table:style-name="ro2">
          <table:table-cell table:style-name="ce387"/>
          <table:table-cell table:style-name="ce390" office:value-type="string" calcext:value-type="string">
            <text:p>旅費交通費</text:p>
          </table:table-cell>
          <table:table-cell table:style-name="ce303" office:value-type="currency" office:currency="JPY" office:value="3000" calcext:value-type="currency">
            <text:p>￥3,000</text:p>
          </table:table-cell>
          <table:table-cell table:style-name="ce303" office:value-type="currency" office:currency="JPY" office:value="6320" calcext:value-type="currency">
            <text:p>￥6,320</text:p>
          </table:table-cell>
          <table:table-cell table:style-name="ce303" office:value-type="currency" office:currency="JPY" office:value="7560" calcext:value-type="currency">
            <text:p>￥7,560</text:p>
          </table:table-cell>
          <table:table-cell table:style-name="ce303" office:value-type="currency" office:currency="JPY" office:value="4040" calcext:value-type="currency">
            <text:p>￥4,040</text:p>
          </table:table-cell>
          <table:table-cell table:style-name="ce303" office:value-type="currency" office:currency="JPY" office:value="3720" calcext:value-type="currency">
            <text:p>￥3,720</text:p>
          </table:table-cell>
          <table:table-cell table:style-name="ce303" table:formula="of:=SUM([.D42:.G42])/4" office:value-type="currency" office:currency="JPY" office:value="5410" calcext:value-type="currency">
            <text:p>￥5,410</text:p>
          </table:table-cell>
          <table:table-cell table:style-name="ce303" office:value-type="currency" office:currency="JPY" office:value="5620" calcext:value-type="currency">
            <text:p>￥5,620</text:p>
          </table:table-cell>
          <table:table-cell table:style-name="ce303" office:value-type="currency" office:currency="JPY" office:value="3690" calcext:value-type="currency">
            <text:p>￥3,690</text:p>
          </table:table-cell>
          <table:table-cell table:style-name="ce303" office:value-type="currency" office:currency="JPY" office:value="3790" calcext:value-type="currency">
            <text:p>￥3,790</text:p>
          </table:table-cell>
          <table:table-cell table:style-name="ce303" office:value-type="currency" office:currency="JPY" office:value="3090" calcext:value-type="currency">
            <text:p>￥3,090</text:p>
          </table:table-cell>
          <table:table-cell table:style-name="ce303" office:value-type="currency" office:currency="JPY" office:value="150" calcext:value-type="currency">
            <text:p>￥150</text:p>
          </table:table-cell>
          <table:table-cell table:style-name="ce303" table:formula="of:=SUM([.D42:.G42];[.I42:.M42])" office:value-type="currency" office:currency="JPY" office:value="37980" calcext:value-type="currency">
            <text:p>￥37,980</text:p>
          </table:table-cell>
          <table:table-cell table:style-name="ce303" table:formula="of:=[.N42]/9" office:value-type="currency" office:currency="JPY" office:value="4220" calcext:value-type="currency">
            <text:p>￥4,220</text:p>
          </table:table-cell>
          <table:table-cell table:number-columns-repeated="2"/>
          <table:table-cell office:value-type="string" calcext:value-type="string">
            <text:p><text:a xlink:href="http://www.city.osaka.lg.jp/kenkofukushi/page/0000007853.html" xlink:type="simple">http://www.city.osaka.lg.jp/kenkofukushi/page/0000007853.html</text:a></text:p>
          </table:table-cell>
          <table:table-cell table:number-columns-repeated="1006"/>
        </table:table-row>
        <table:table-row table:style-name="ro2">
          <table:table-cell table:style-name="ce387"/>
          <table:table-cell table:style-name="ce391" office:value-type="string" calcext:value-type="string">
            <text:p>医療・厚生費</text:p>
          </table:table-cell>
          <table:table-cell table:style-name="ce303" office:value-type="currency" office:currency="JPY" office:value="2000" calcext:value-type="currency">
            <text:p>￥2,000</text:p>
          </table:table-cell>
          <table:table-cell table:style-name="ce303" office:value-type="currency" office:currency="JPY" office:value="2328" calcext:value-type="currency">
            <text:p>￥2,328</text:p>
          </table:table-cell>
          <table:table-cell table:style-name="ce303" office:value-type="currency" office:currency="JPY" office:value="249" calcext:value-type="currency">
            <text:p>￥249</text:p>
          </table:table-cell>
          <table:table-cell table:style-name="ce303" office:value-type="currency" office:currency="JPY" office:value="4727" calcext:value-type="currency">
            <text:p>￥4,727</text:p>
          </table:table-cell>
          <table:table-cell table:style-name="ce303" office:value-type="currency" office:currency="JPY" office:value="4541" calcext:value-type="currency">
            <text:p>￥4,541</text:p>
          </table:table-cell>
          <table:table-cell table:style-name="ce303" table:formula="of:=SUM([.D43:.G43])/4" office:value-type="currency" office:currency="JPY" office:value="2961.25" calcext:value-type="currency">
            <text:p>￥2,961</text:p>
          </table:table-cell>
          <table:table-cell table:style-name="ce303" office:value-type="currency" office:currency="JPY" office:value="2426" calcext:value-type="currency">
            <text:p>￥2,426</text:p>
          </table:table-cell>
          <table:table-cell table:style-name="ce303" office:value-type="currency" office:currency="JPY" office:value="1496" calcext:value-type="currency">
            <text:p>￥1,496</text:p>
          </table:table-cell>
          <table:table-cell table:style-name="ce303" office:value-type="currency" office:currency="JPY" office:value="3474" calcext:value-type="currency">
            <text:p>￥3,474</text:p>
          </table:table-cell>
          <table:table-cell table:style-name="ce303" office:value-type="currency" office:currency="JPY" office:value="11030" calcext:value-type="currency">
            <text:p>￥11,030</text:p>
          </table:table-cell>
          <table:table-cell table:style-name="ce303" office:value-type="currency" office:currency="JPY" office:value="8110" calcext:value-type="currency">
            <text:p>￥8,110</text:p>
          </table:table-cell>
          <table:table-cell table:style-name="ce303" table:formula="of:=SUM([.D43:.G43];[.I43:.M43])" office:value-type="currency" office:currency="JPY" office:value="38381" calcext:value-type="currency">
            <text:p>￥38,381</text:p>
          </table:table-cell>
          <table:table-cell table:style-name="ce303" table:formula="of:=[.N43]/9" office:value-type="currency" office:currency="JPY" office:value="4264.55555555556" calcext:value-type="currency">
            <text:p>￥4,265</text:p>
          </table:table-cell>
          <table:table-cell table:number-columns-repeated="2"/>
          <table:table-cell office:value-type="string" calcext:value-type="string">
            <text:p>前年度年収</text:p>
          </table:table-cell>
          <table:table-cell table:number-columns-repeated="1006"/>
        </table:table-row>
        <table:table-row table:style-name="ro2">
          <table:table-cell table:style-name="ce387"/>
          <table:table-cell table:style-name="ce390" office:value-type="string" calcext:value-type="string">
            <text:p>雑品</text:p>
          </table:table-cell>
          <table:table-cell table:style-name="ce303" office:value-type="currency" office:currency="JPY" office:value="1000" calcext:value-type="currency">
            <text:p>￥1,000</text:p>
          </table:table-cell>
          <table:table-cell table:style-name="ce303" office:value-type="currency" office:currency="JPY" office:value="5735" calcext:value-type="currency">
            <text:p>￥5,735</text:p>
          </table:table-cell>
          <table:table-cell table:style-name="ce303" office:value-type="currency" office:currency="JPY" office:value="6668" calcext:value-type="currency">
            <text:p>￥6,668</text:p>
          </table:table-cell>
          <table:table-cell table:style-name="ce303" office:value-type="currency" office:currency="JPY" office:value="3759" calcext:value-type="currency">
            <text:p>￥3,759</text:p>
          </table:table-cell>
          <table:table-cell table:style-name="ce303" office:value-type="currency" office:currency="JPY" office:value="348" calcext:value-type="currency">
            <text:p>￥348</text:p>
          </table:table-cell>
          <table:table-cell table:style-name="ce303" table:formula="of:=SUM([.D44:.G44])/4" office:value-type="currency" office:currency="JPY" office:value="4127.5" calcext:value-type="currency">
            <text:p>￥4,128</text:p>
          </table:table-cell>
          <table:table-cell table:style-name="ce303" office:value-type="currency" office:currency="JPY" office:value="1744" calcext:value-type="currency">
            <text:p>￥1,744</text:p>
          </table:table-cell>
          <table:table-cell table:style-name="ce303" office:value-type="currency" office:currency="JPY" office:value="0" calcext:value-type="currency">
            <text:p>￥0</text:p>
          </table:table-cell>
          <table:table-cell table:style-name="ce303" office:value-type="currency" office:currency="JPY" office:value="8578" calcext:value-type="currency">
            <text:p>￥8,578</text:p>
          </table:table-cell>
          <table:table-cell table:style-name="ce303" office:value-type="currency" office:currency="JPY" office:value="11674" calcext:value-type="currency">
            <text:p>￥11,674</text:p>
          </table:table-cell>
          <table:table-cell table:style-name="ce303" office:value-type="currency" office:currency="JPY" office:value="236" calcext:value-type="currency">
            <text:p>￥236</text:p>
          </table:table-cell>
          <table:table-cell table:style-name="ce303" table:formula="of:=SUM([.D44:.G44];[.I44:.M44])" office:value-type="currency" office:currency="JPY" office:value="38742" calcext:value-type="currency">
            <text:p>￥38,742</text:p>
          </table:table-cell>
          <table:table-cell table:style-name="ce303" table:formula="of:=[.N44]/9" office:value-type="currency" office:currency="JPY" office:value="4304.66666666667" calcext:value-type="currency">
            <text:p>￥4,305</text:p>
          </table:table-cell>
          <table:table-cell table:number-columns-repeated="2"/>
          <table:table-cell table:style-name="ce303" office:value-type="currency" office:currency="JPY" office:value="1200000" calcext:value-type="currency">
            <text:p>￥1,200,000</text:p>
          </table:table-cell>
          <table:table-cell table:style-name="ce303"/>
          <table:table-cell table:number-columns-repeated="1005"/>
        </table:table-row>
        <table:table-row table:style-name="ro2">
          <table:table-cell table:style-name="ce387"/>
          <table:table-cell table:style-name="ce391" office:value-type="string" calcext:value-type="string">
            <text:p>新聞図書費</text:p>
          </table:table-cell>
          <table:table-cell table:style-name="ce303" office:value-type="currency" office:currency="JPY" office:value="1000" calcext:value-type="currency">
            <text:p>￥1,000</text:p>
          </table:table-cell>
          <table:table-cell table:style-name="ce303" office:value-type="currency" office:currency="JPY" office:value="4010" calcext:value-type="currency">
            <text:p>￥4,010</text:p>
          </table:table-cell>
          <table:table-cell table:style-name="ce303" office:value-type="currency" office:currency="JPY" office:value="3754" calcext:value-type="currency">
            <text:p>￥3,754</text:p>
          </table:table-cell>
          <table:table-cell table:style-name="ce303" office:value-type="currency" office:currency="JPY" office:value="3685" calcext:value-type="currency">
            <text:p>￥3,685</text:p>
          </table:table-cell>
          <table:table-cell table:style-name="ce303" office:value-type="currency" office:currency="JPY" office:value="3700" calcext:value-type="currency">
            <text:p>￥3,700</text:p>
          </table:table-cell>
          <table:table-cell table:style-name="ce303" table:formula="of:=SUM([.D45:.G45])/4" office:value-type="currency" office:currency="JPY" office:value="3787.25" calcext:value-type="currency">
            <text:p>￥3,787</text:p>
          </table:table-cell>
          <table:table-cell table:style-name="ce303" office:value-type="currency" office:currency="JPY" office:value="3490" calcext:value-type="currency">
            <text:p>￥3,490</text:p>
          </table:table-cell>
          <table:table-cell table:style-name="ce303" office:value-type="currency" office:currency="JPY" office:value="0" calcext:value-type="currency">
            <text:p>￥0</text:p>
          </table:table-cell>
          <table:table-cell table:style-name="ce303" office:value-type="currency" office:currency="JPY" office:value="4259" calcext:value-type="currency">
            <text:p>￥4,259</text:p>
          </table:table-cell>
          <table:table-cell table:style-name="ce303" office:value-type="currency" office:currency="JPY" office:value="7344" calcext:value-type="currency">
            <text:p>￥7,344</text:p>
          </table:table-cell>
          <table:table-cell table:style-name="ce303" office:value-type="currency" office:currency="JPY" office:value="4225" calcext:value-type="currency">
            <text:p>￥4,225</text:p>
          </table:table-cell>
          <table:table-cell table:style-name="ce303" table:formula="of:=SUM([.D45:.G45];[.I45:.M45])" office:value-type="currency" office:currency="JPY" office:value="34467" calcext:value-type="currency">
            <text:p>￥34,467</text:p>
          </table:table-cell>
          <table:table-cell table:style-name="ce303" table:formula="of:=[.N45]/9" office:value-type="currency" office:currency="JPY" office:value="3829.66666666667" calcext:value-type="currency">
            <text:p>￥3,830</text:p>
          </table:table-cell>
          <table:table-cell table:number-columns-repeated="2"/>
          <table:table-cell table:style-name="ce303" table:number-columns-repeated="2"/>
          <table:table-cell table:number-columns-repeated="1005"/>
        </table:table-row>
        <table:table-row table:style-name="ro2">
          <table:table-cell table:style-name="ce347"/>
          <table:table-cell table:style-name="ce392" office:value-type="string" calcext:value-type="string">
            <text:p>飲料費</text:p>
          </table:table-cell>
          <table:table-cell table:style-name="ce303" office:value-type="currency" office:currency="JPY" office:value="2000" calcext:value-type="currency">
            <text:p>￥2,000</text:p>
          </table:table-cell>
          <table:table-cell table:style-name="ce303" office:value-type="currency" office:currency="JPY" office:value="814" calcext:value-type="currency">
            <text:p>￥814</text:p>
          </table:table-cell>
          <table:table-cell table:style-name="ce303" office:value-type="currency" office:currency="JPY" office:value="1708" calcext:value-type="currency">
            <text:p>￥1,708</text:p>
          </table:table-cell>
          <table:table-cell table:style-name="ce303" office:value-type="currency" office:currency="JPY" office:value="2341" calcext:value-type="currency">
            <text:p>￥2,341</text:p>
          </table:table-cell>
          <table:table-cell table:style-name="ce303" office:value-type="currency" office:currency="JPY" office:value="603" calcext:value-type="currency">
            <text:p>￥603</text:p>
          </table:table-cell>
          <table:table-cell table:style-name="ce303" table:formula="of:=SUM([.D46:.G46])/4" office:value-type="currency" office:currency="JPY" office:value="1366.5" calcext:value-type="currency">
            <text:p>￥1,367</text:p>
          </table:table-cell>
          <table:table-cell table:style-name="ce303" office:value-type="currency" office:currency="JPY" office:value="998" calcext:value-type="currency">
            <text:p>￥998</text:p>
          </table:table-cell>
          <table:table-cell table:style-name="ce303" office:value-type="currency" office:currency="JPY" office:value="356" calcext:value-type="currency">
            <text:p>￥356</text:p>
          </table:table-cell>
          <table:table-cell table:style-name="ce303" office:value-type="currency" office:currency="JPY" office:value="1154" calcext:value-type="currency">
            <text:p>￥1,154</text:p>
          </table:table-cell>
          <table:table-cell table:style-name="ce303" office:value-type="currency" office:currency="JPY" office:value="962" calcext:value-type="currency">
            <text:p>￥962</text:p>
          </table:table-cell>
          <table:table-cell table:style-name="ce303" office:value-type="currency" office:currency="JPY" office:value="893" calcext:value-type="currency">
            <text:p>￥893</text:p>
          </table:table-cell>
          <table:table-cell table:style-name="ce303" table:formula="of:=SUM([.D46:.G46];[.I46:.M46])" office:value-type="currency" office:currency="JPY" office:value="9829" calcext:value-type="currency">
            <text:p>￥9,829</text:p>
          </table:table-cell>
          <table:table-cell table:style-name="ce303" table:formula="of:=[.N46]/9" office:value-type="currency" office:currency="JPY" office:value="1092.11111111111" calcext:value-type="currency">
            <text:p>￥1,092</text:p>
          </table:table-cell>
          <table:table-cell table:number-columns-repeated="2"/>
          <table:table-cell table:style-name="ce303" office:value-type="string" calcext:value-type="string">
            <text:p>医療分保険料</text:p>
          </table:table-cell>
          <table:table-cell table:style-name="ce303" office:value-type="string" calcext:value-type="string">
            <text:p>後期高齢者支援金分保険料</text:p>
          </table:table-cell>
          <table:table-cell table:number-columns-repeated="1005"/>
        </table:table-row>
        <table:table-row table:style-name="ro2">
          <table:table-cell table:style-name="ce347"/>
          <table:table-cell table:style-name="ce393" office:value-type="string" calcext:value-type="string">
            <text:p>菓子類</text:p>
          </table:table-cell>
          <table:table-cell table:style-name="ce303" office:value-type="currency" office:currency="JPY" office:value="2500" calcext:value-type="currency">
            <text:p>￥2,500</text:p>
          </table:table-cell>
          <table:table-cell table:style-name="ce303" office:value-type="currency" office:currency="JPY" office:value="2028" calcext:value-type="currency">
            <text:p>￥2,028</text:p>
          </table:table-cell>
          <table:table-cell table:style-name="ce303" office:value-type="currency" office:currency="JPY" office:value="1909" calcext:value-type="currency">
            <text:p>￥1,909</text:p>
          </table:table-cell>
          <table:table-cell table:style-name="ce303" office:value-type="currency" office:currency="JPY" office:value="2180" calcext:value-type="currency">
            <text:p>￥2,180</text:p>
          </table:table-cell>
          <table:table-cell table:style-name="ce303" office:value-type="currency" office:currency="JPY" office:value="1965" calcext:value-type="currency">
            <text:p>￥1,965</text:p>
          </table:table-cell>
          <table:table-cell table:style-name="ce303" table:formula="of:=SUM([.D47:.G47])/4" office:value-type="currency" office:currency="JPY" office:value="2020.5" calcext:value-type="currency">
            <text:p>￥2,021</text:p>
          </table:table-cell>
          <table:table-cell table:style-name="ce303" office:value-type="currency" office:currency="JPY" office:value="1997" calcext:value-type="currency">
            <text:p>￥1,997</text:p>
          </table:table-cell>
          <table:table-cell table:style-name="ce303" office:value-type="currency" office:currency="JPY" office:value="1966" calcext:value-type="currency">
            <text:p>￥1,966</text:p>
          </table:table-cell>
          <table:table-cell table:style-name="ce303" office:value-type="currency" office:currency="JPY" office:value="2005" calcext:value-type="currency">
            <text:p>￥2,005</text:p>
          </table:table-cell>
          <table:table-cell table:style-name="ce303" office:value-type="currency" office:currency="JPY" office:value="2061" calcext:value-type="currency">
            <text:p>￥2,061</text:p>
          </table:table-cell>
          <table:table-cell table:style-name="ce303" office:value-type="currency" office:currency="JPY" office:value="2055" calcext:value-type="currency">
            <text:p>￥2,055</text:p>
          </table:table-cell>
          <table:table-cell table:style-name="ce303" table:formula="of:=SUM([.D47:.G47];[.I47:.M47])" office:value-type="currency" office:currency="JPY" office:value="18166" calcext:value-type="currency">
            <text:p>￥18,166</text:p>
          </table:table-cell>
          <table:table-cell table:style-name="ce303" table:formula="of:=[.N47]/9" office:value-type="currency" office:currency="JPY" office:value="2018.44444444444" calcext:value-type="currency">
            <text:p>￥2,018</text:p>
          </table:table-cell>
          <table:table-cell/>
          <table:table-cell office:value-type="string" calcext:value-type="string">
            <text:p>平等割</text:p>
          </table:table-cell>
          <table:table-cell table:style-name="ce303" office:value-type="currency" office:currency="JPY" office:value="35690" calcext:value-type="currency">
            <text:p>￥35,690</text:p>
          </table:table-cell>
          <table:table-cell table:style-name="ce303" office:value-type="currency" office:currency="JPY" office:value="9174" calcext:value-type="currency">
            <text:p>￥9,174</text:p>
          </table:table-cell>
          <table:table-cell table:number-columns-repeated="1005"/>
        </table:table-row>
        <table:table-row table:style-name="ro2">
          <table:table-cell table:style-name="ce387"/>
          <table:table-cell table:style-name="ce390" office:value-type="string" calcext:value-type="string">
            <text:p>娯楽費</text:p>
          </table:table-cell>
          <table:table-cell table:style-name="ce303" office:value-type="currency" office:currency="JPY" office:value="1000" calcext:value-type="currency">
            <text:p>￥1,000</text:p>
          </table:table-cell>
          <table:table-cell table:style-name="ce303" office:value-type="currency" office:currency="JPY" office:value="12581" calcext:value-type="currency">
            <text:p>￥12,581</text:p>
          </table:table-cell>
          <table:table-cell table:style-name="ce303" office:value-type="currency" office:currency="JPY" office:value="0" calcext:value-type="currency">
            <text:p>￥0</text:p>
          </table:table-cell>
          <table:table-cell table:style-name="ce303" office:value-type="currency" office:currency="JPY" office:value="1527" calcext:value-type="currency">
            <text:p>￥1,527</text:p>
          </table:table-cell>
          <table:table-cell table:style-name="ce303" office:value-type="currency" office:currency="JPY" office:value="150" calcext:value-type="currency">
            <text:p>￥150</text:p>
          </table:table-cell>
          <table:table-cell table:style-name="ce303" table:formula="of:=SUM([.D48:.G48])/4" office:value-type="currency" office:currency="JPY" office:value="3564.5" calcext:value-type="currency">
            <text:p>￥3,565</text:p>
          </table:table-cell>
          <table:table-cell table:number-columns-repeated="5" table:style-name="ce303" office:value-type="currency" office:currency="JPY" office:value="0" calcext:value-type="currency">
            <text:p>￥0</text:p>
          </table:table-cell>
          <table:table-cell table:style-name="ce303" table:formula="of:=SUM([.D48:.G48];[.I48:.M48])" office:value-type="currency" office:currency="JPY" office:value="14258" calcext:value-type="currency">
            <text:p>￥14,258</text:p>
          </table:table-cell>
          <table:table-cell table:style-name="ce303" table:formula="of:=[.N48]/9" office:value-type="currency" office:currency="JPY" office:value="1584.22222222222" calcext:value-type="currency">
            <text:p>￥1,584</text:p>
          </table:table-cell>
          <table:table-cell/>
          <table:table-cell office:value-type="string" calcext:value-type="string">
            <text:p>均等割</text:p>
          </table:table-cell>
          <table:table-cell table:style-name="ce303" office:value-type="currency" office:currency="JPY" office:value="20582" calcext:value-type="currency">
            <text:p>￥20,582</text:p>
          </table:table-cell>
          <table:table-cell table:style-name="ce303" office:value-type="currency" office:currency="JPY" office:value="5290" calcext:value-type="currency">
            <text:p>￥5,290</text:p>
          </table:table-cell>
          <table:table-cell table:number-columns-repeated="1005"/>
        </table:table-row>
        <table:table-row table:style-name="ro2">
          <table:table-cell table:style-name="ce387"/>
          <table:table-cell table:style-name="ce391" office:value-type="string" calcext:value-type="string">
            <text:p>消耗品費</text:p>
          </table:table-cell>
          <table:table-cell table:style-name="ce303" office:value-type="currency" office:currency="JPY" office:value="2000" calcext:value-type="currency">
            <text:p>￥2,000</text:p>
          </table:table-cell>
          <table:table-cell table:style-name="ce303" office:value-type="currency" office:currency="JPY" office:value="9619" calcext:value-type="currency">
            <text:p>￥9,619</text:p>
          </table:table-cell>
          <table:table-cell table:style-name="ce303" office:value-type="currency" office:currency="JPY" office:value="2696" calcext:value-type="currency">
            <text:p>￥2,696</text:p>
          </table:table-cell>
          <table:table-cell table:style-name="ce303" office:value-type="currency" office:currency="JPY" office:value="3933" calcext:value-type="currency">
            <text:p>￥3,933</text:p>
          </table:table-cell>
          <table:table-cell table:style-name="ce303" office:value-type="currency" office:currency="JPY" office:value="294" calcext:value-type="currency">
            <text:p>￥294</text:p>
          </table:table-cell>
          <table:table-cell table:style-name="ce303" table:formula="of:=SUM([.D49:.G49])/4" office:value-type="currency" office:currency="JPY" office:value="4135.5" calcext:value-type="currency">
            <text:p>￥4,136</text:p>
          </table:table-cell>
          <table:table-cell table:style-name="ce303" office:value-type="currency" office:currency="JPY" office:value="2927" calcext:value-type="currency">
            <text:p>￥2,927</text:p>
          </table:table-cell>
          <table:table-cell table:style-name="ce303" office:value-type="currency" office:currency="JPY" office:value="3421" calcext:value-type="currency">
            <text:p>￥3,421</text:p>
          </table:table-cell>
          <table:table-cell table:style-name="ce303" office:value-type="currency" office:currency="JPY" office:value="3363" calcext:value-type="currency">
            <text:p>￥3,363</text:p>
          </table:table-cell>
          <table:table-cell table:style-name="ce303" office:value-type="currency" office:currency="JPY" office:value="3476" calcext:value-type="currency">
            <text:p>￥3,476</text:p>
          </table:table-cell>
          <table:table-cell table:style-name="ce303" office:value-type="currency" office:currency="JPY" office:value="2614" calcext:value-type="currency">
            <text:p>￥2,614</text:p>
          </table:table-cell>
          <table:table-cell table:style-name="ce303" table:formula="of:=SUM([.D49:.G49];[.I49:.M49])" office:value-type="currency" office:currency="JPY" office:value="32343" calcext:value-type="currency">
            <text:p>￥32,343</text:p>
          </table:table-cell>
          <table:table-cell table:style-name="ce303" table:formula="of:=[.N49]/9" office:value-type="currency" office:currency="JPY" office:value="3593.66666666667" calcext:value-type="currency">
            <text:p>￥3,594</text:p>
          </table:table-cell>
          <table:table-cell/>
          <table:table-cell office:value-type="string" calcext:value-type="string">
            <text:p>所得割</text:p>
          </table:table-cell>
          <table:table-cell table:style-name="ce303" table:formula="of:=([.R44]-330000)*0.083" office:value-type="currency" office:currency="JPY" office:value="72210" calcext:value-type="currency">
            <text:p>￥72,210</text:p>
          </table:table-cell>
          <table:table-cell table:style-name="ce303" table:formula="of:=([.R44]-330000)*0.022" office:value-type="currency" office:currency="JPY" office:value="19140" calcext:value-type="currency">
            <text:p>￥19,140</text:p>
          </table:table-cell>
          <table:table-cell table:number-columns-repeated="1005"/>
        </table:table-row>
        <table:table-row table:style-name="ro2">
          <table:table-cell table:style-name="ce387"/>
          <table:table-cell table:style-name="ce390" office:value-type="string" calcext:value-type="string">
            <text:p>自己投資費</text:p>
          </table:table-cell>
          <table:table-cell table:style-name="ce303" office:value-type="currency" office:currency="JPY" office:value="1500" calcext:value-type="currency">
            <text:p>￥1,500</text:p>
          </table:table-cell>
          <table:table-cell table:style-name="ce303" office:value-type="currency" office:currency="JPY" office:value="6100" calcext:value-type="currency">
            <text:p>￥6,100</text:p>
          </table:table-cell>
          <table:table-cell table:style-name="ce303" office:value-type="currency" office:currency="JPY" office:value="4459" calcext:value-type="currency">
            <text:p>￥4,459</text:p>
          </table:table-cell>
          <table:table-cell table:number-columns-repeated="2" table:style-name="ce303" office:value-type="currency" office:currency="JPY" office:value="0" calcext:value-type="currency">
            <text:p>￥0</text:p>
          </table:table-cell>
          <table:table-cell table:style-name="ce303" table:formula="of:=SUM([.D50:.G50])/4" office:value-type="currency" office:currency="JPY" office:value="2639.75" calcext:value-type="currency">
            <text:p>￥2,640</text:p>
          </table:table-cell>
          <table:table-cell table:style-name="ce303" office:value-type="currency" office:currency="JPY" office:value="11280" calcext:value-type="currency">
            <text:p>￥11,280</text:p>
          </table:table-cell>
          <table:table-cell table:style-name="ce303" office:value-type="currency" office:currency="JPY" office:value="4620" calcext:value-type="currency">
            <text:p>￥4,620</text:p>
          </table:table-cell>
          <table:table-cell table:style-name="ce303" office:value-type="currency" office:currency="JPY" office:value="6339" calcext:value-type="currency">
            <text:p>￥6,339</text:p>
          </table:table-cell>
          <table:table-cell table:style-name="ce303" office:value-type="currency" office:currency="JPY" office:value="5100" calcext:value-type="currency">
            <text:p>￥5,100</text:p>
          </table:table-cell>
          <table:table-cell table:style-name="ce303" office:value-type="currency" office:currency="JPY" office:value="7500" calcext:value-type="currency">
            <text:p>￥7,500</text:p>
          </table:table-cell>
          <table:table-cell table:style-name="ce303" table:formula="of:=SUM([.D50:.G50];[.I50:.M50])" office:value-type="currency" office:currency="JPY" office:value="45398" calcext:value-type="currency">
            <text:p>￥45,398</text:p>
          </table:table-cell>
          <table:table-cell table:style-name="ce303" table:formula="of:=[.N50]/9" office:value-type="currency" office:currency="JPY" office:value="5044.22222222222" calcext:value-type="currency">
            <text:p>￥5,044</text:p>
          </table:table-cell>
          <table:table-cell/>
          <table:table-cell office:value-type="string" calcext:value-type="string">
            <text:p>小計</text:p>
          </table:table-cell>
          <table:table-cell table:style-name="ce303" table:formula="of:=SUM([.R47:.R49])" office:value-type="currency" office:currency="JPY" office:value="128482" calcext:value-type="currency">
            <text:p>￥128,482</text:p>
          </table:table-cell>
          <table:table-cell table:style-name="ce303" table:formula="of:=SUM([.S47:.S49])" office:value-type="currency" office:currency="JPY" office:value="33604" calcext:value-type="currency">
            <text:p>￥33,604</text:p>
          </table:table-cell>
          <table:table-cell table:number-columns-repeated="1005"/>
        </table:table-row>
        <table:table-row table:style-name="ro2">
          <table:table-cell table:style-name="ce347"/>
          <table:table-cell table:style-name="ce393" office:value-type="string" calcext:value-type="string">
            <text:p>機器購入費</text:p>
          </table:table-cell>
          <table:table-cell table:style-name="ce303" office:value-type="currency" office:currency="JPY" office:value="1000" calcext:value-type="currency">
            <text:p>￥1,000</text:p>
          </table:table-cell>
          <table:table-cell table:style-name="ce303" office:value-type="currency" office:currency="JPY" office:value="0" calcext:value-type="currency">
            <text:p>￥0</text:p>
          </table:table-cell>
          <table:table-cell table:style-name="ce303" office:value-type="currency" office:currency="JPY" office:value="28177" calcext:value-type="currency">
            <text:p>￥28,177</text:p>
          </table:table-cell>
          <table:table-cell table:style-name="ce303" office:value-type="currency" office:currency="JPY" office:value="18761" calcext:value-type="currency">
            <text:p>￥18,761</text:p>
          </table:table-cell>
          <table:table-cell table:style-name="ce303" office:value-type="currency" office:currency="JPY" office:value="0" calcext:value-type="currency">
            <text:p>￥0</text:p>
          </table:table-cell>
          <table:table-cell table:style-name="ce303" table:formula="of:=SUM([.D51:.G51])/4" office:value-type="currency" office:currency="JPY" office:value="11734.5" calcext:value-type="currency">
            <text:p>￥11,735</text:p>
          </table:table-cell>
          <table:table-cell table:style-name="ce303" office:value-type="currency" office:currency="JPY" office:value="23226" calcext:value-type="currency">
            <text:p>￥23,226</text:p>
          </table:table-cell>
          <table:table-cell table:number-columns-repeated="4" table:style-name="ce303" office:value-type="currency" office:currency="JPY" office:value="0" calcext:value-type="currency">
            <text:p>￥0</text:p>
          </table:table-cell>
          <table:table-cell table:style-name="ce303" table:formula="of:=SUM([.D51:.G51];[.I51:.M51])" office:value-type="currency" office:currency="JPY" office:value="70164" calcext:value-type="currency">
            <text:p>￥70,164</text:p>
          </table:table-cell>
          <table:table-cell table:style-name="ce303" table:formula="of:=[.N51]/9" office:value-type="currency" office:currency="JPY" office:value="7796" calcext:value-type="currency">
            <text:p>￥7,796</text:p>
          </table:table-cell>
          <table:table-cell table:number-columns-repeated="2"/>
          <table:table-cell table:style-name="ce303" table:number-columns-repeated="2"/>
          <table:table-cell table:number-columns-repeated="1005"/>
        </table:table-row>
        <table:table-row table:style-name="ro2">
          <table:table-cell table:style-name="ce387"/>
          <table:table-cell table:style-name="ce390" office:value-type="string" calcext:value-type="string">
            <text:p>服飾費</text:p>
          </table:table-cell>
          <table:table-cell table:style-name="ce303" office:value-type="currency" office:currency="JPY" office:value="1000" calcext:value-type="currency">
            <text:p>￥1,000</text:p>
          </table:table-cell>
          <table:table-cell table:style-name="ce303" office:value-type="currency" office:currency="JPY" office:value="1980" calcext:value-type="currency">
            <text:p>￥1,980</text:p>
          </table:table-cell>
          <table:table-cell table:style-name="ce303" office:value-type="currency" office:currency="JPY" office:value="3730" calcext:value-type="currency">
            <text:p>￥3,730</text:p>
          </table:table-cell>
          <table:table-cell table:style-name="ce303" office:value-type="currency" office:currency="JPY" office:value="1000" calcext:value-type="currency">
            <text:p>￥1,000</text:p>
          </table:table-cell>
          <table:table-cell table:style-name="ce303" office:value-type="currency" office:currency="JPY" office:value="0" calcext:value-type="currency">
            <text:p>￥0</text:p>
          </table:table-cell>
          <table:table-cell table:style-name="ce303" table:formula="of:=SUM([.D52:.G52])/4" office:value-type="currency" office:currency="JPY" office:value="1677.5" calcext:value-type="currency">
            <text:p>￥1,678</text:p>
          </table:table-cell>
          <table:table-cell table:style-name="ce303" office:value-type="currency" office:currency="JPY" office:value="1000" calcext:value-type="currency">
            <text:p>￥1,000</text:p>
          </table:table-cell>
          <table:table-cell table:style-name="ce303" office:value-type="currency" office:currency="JPY" office:value="0" calcext:value-type="currency">
            <text:p>￥0</text:p>
          </table:table-cell>
          <table:table-cell table:style-name="ce303" office:value-type="currency" office:currency="JPY" office:value="26627" calcext:value-type="currency">
            <text:p>￥26,627</text:p>
          </table:table-cell>
          <table:table-cell table:style-name="ce303" office:value-type="currency" office:currency="JPY" office:value="1000" calcext:value-type="currency">
            <text:p>￥1,000</text:p>
          </table:table-cell>
          <table:table-cell table:style-name="ce303" office:value-type="currency" office:currency="JPY" office:value="1990" calcext:value-type="currency">
            <text:p>￥1,990</text:p>
          </table:table-cell>
          <table:table-cell table:style-name="ce303" table:formula="of:=SUM([.D52:.G52];[.I52:.M52])" office:value-type="currency" office:currency="JPY" office:value="37327" calcext:value-type="currency">
            <text:p>￥37,327</text:p>
          </table:table-cell>
          <table:table-cell table:style-name="ce303" table:formula="of:=[.N52]/9" office:value-type="currency" office:currency="JPY" office:value="4147.44444444444" calcext:value-type="currency">
            <text:p>￥4,147</text:p>
          </table:table-cell>
          <table:table-cell table:number-columns-repeated="2"/>
          <table:table-cell table:style-name="ce303" office:value-type="string" calcext:value-type="string">
            <text:p>年度支払額</text:p>
          </table:table-cell>
          <table:table-cell table:style-name="ce303" table:formula="of:=[.R50]+[.S50]" office:value-type="currency" office:currency="JPY" office:value="162086" calcext:value-type="currency">
            <text:p>￥162,086</text:p>
          </table:table-cell>
          <table:table-cell table:number-columns-repeated="1005"/>
        </table:table-row>
        <table:table-row table:style-name="ro2">
          <table:table-cell table:style-name="ce387"/>
          <table:table-cell table:style-name="ce391" office:value-type="string" calcext:value-type="string">
            <text:p>支払保険料</text:p>
          </table:table-cell>
          <table:table-cell table:number-columns-repeated="4" table:style-name="ce396" office:value-type="currency" office:currency="JPY" office:value="24160" calcext:value-type="currency">
            <text:p>￥24,160</text:p>
          </table:table-cell>
          <table:table-cell table:style-name="ce396" office:value-type="currency" office:currency="JPY" office:value="24600" calcext:value-type="currency">
            <text:p>￥24,600</text:p>
          </table:table-cell>
          <table:table-cell table:style-name="ce396" table:formula="of:=SUM([.D53:.G53])/4" office:value-type="currency" office:currency="JPY" office:value="24270" calcext:value-type="currency">
            <text:p>￥24,270</text:p>
          </table:table-cell>
          <table:table-cell table:style-name="ce396" office:value-type="currency" office:currency="JPY" office:value="15100" calcext:value-type="currency">
            <text:p>￥15,100</text:p>
          </table:table-cell>
          <table:table-cell table:style-name="ce396" office:value-type="currency" office:currency="JPY" office:value="22730" calcext:value-type="currency">
            <text:p>￥22,730</text:p>
          </table:table-cell>
          <table:table-cell table:style-name="ce396" office:value-type="currency" office:currency="JPY" office:value="15100" calcext:value-type="currency">
            <text:p>￥15,100</text:p>
          </table:table-cell>
          <table:table-cell table:style-name="ce396" office:value-type="currency" office:currency="JPY" office:value="29376" calcext:value-type="currency">
            <text:p>￥29,376</text:p>
          </table:table-cell>
          <table:table-cell table:style-name="ce396" office:value-type="currency" office:currency="JPY" office:value="21770" calcext:value-type="currency">
            <text:p>￥21,770</text:p>
          </table:table-cell>
          <table:table-cell table:style-name="ce396" table:formula="of:=SUM([.D53:.G53];[.I53:.M53])" office:value-type="currency" office:currency="JPY" office:value="201156" calcext:value-type="currency">
            <text:p>￥201,156</text:p>
          </table:table-cell>
          <table:table-cell table:style-name="ce396" table:formula="of:=[.N53]/9" office:value-type="currency" office:currency="JPY" office:value="22350.6666666667" calcext:value-type="currency">
            <text:p>￥22,351</text:p>
          </table:table-cell>
          <table:table-cell table:number-columns-repeated="2"/>
          <table:table-cell table:style-name="ce303" office:value-type="string" calcext:value-type="string">
            <text:p>月々支払額</text:p>
          </table:table-cell>
          <table:table-cell table:style-name="ce303" table:formula="of:=[.S52]/10" office:value-type="currency" office:currency="JPY" office:value="16208.6" calcext:value-type="currency">
            <text:p>￥16,209</text:p>
          </table:table-cell>
          <table:table-cell table:number-columns-repeated="1005"/>
        </table:table-row>
        <table:table-row table:style-name="ro2">
          <table:table-cell table:style-name="ce387"/>
          <table:table-cell table:style-name="ce390" office:value-type="string" calcext:value-type="string">
            <text:p>所得税等</text:p>
          </table:table-cell>
          <table:table-cell table:style-name="ce303" office:value-type="currency" office:currency="JPY" office:value="200" calcext:value-type="currency">
            <text:p>￥200</text:p>
          </table:table-cell>
          <table:table-cell table:number-columns-repeated="3" table:style-name="ce303" office:value-type="currency" office:currency="JPY" office:value="0" calcext:value-type="currency">
            <text:p>￥0</text:p>
          </table:table-cell>
          <table:table-cell table:style-name="ce303" office:value-type="currency" office:currency="JPY" office:value="161" calcext:value-type="currency">
            <text:p>￥161</text:p>
          </table:table-cell>
          <table:table-cell table:style-name="ce303" table:formula="of:=SUM([.D54:.G54])/4" office:value-type="currency" office:currency="JPY" office:value="40.25" calcext:value-type="currency">
            <text:p>￥40</text:p>
          </table:table-cell>
          <table:table-cell table:number-columns-repeated="5" table:style-name="ce303" office:value-type="currency" office:currency="JPY" office:value="0" calcext:value-type="currency">
            <text:p>￥0</text:p>
          </table:table-cell>
          <table:table-cell table:style-name="ce303" table:formula="of:=SUM([.D54:.G54];[.I54:.M54])" office:value-type="currency" office:currency="JPY" office:value="161" calcext:value-type="currency">
            <text:p>￥161</text:p>
          </table:table-cell>
          <table:table-cell table:style-name="ce303" table:formula="of:=[.N54]/9" office:value-type="currency" office:currency="JPY" office:value="17.8888888888889" calcext:value-type="currency">
            <text:p>￥18</text:p>
          </table:table-cell>
          <table:table-cell table:number-columns-repeated="1009"/>
        </table:table-row>
        <table:table-row table:style-name="ro2">
          <table:table-cell table:style-name="ce387"/>
          <table:table-cell table:style-name="ce391" office:value-type="string" calcext:value-type="string">
            <text:p>住民税</text:p>
          </table:table-cell>
          <table:table-cell table:style-name="ce303" office:value-type="currency" office:currency="JPY" office:value="4600" calcext:value-type="currency">
            <text:p>￥4,600</text:p>
          </table:table-cell>
          <table:table-cell table:style-name="ce303" office:value-type="currency" office:currency="JPY" office:value="49000" calcext:value-type="currency">
            <text:p>￥49,000</text:p>
          </table:table-cell>
          <table:table-cell table:number-columns-repeated="2" table:style-name="ce303" office:value-type="currency" office:currency="JPY" office:value="0" calcext:value-type="currency">
            <text:p>￥0</text:p>
          </table:table-cell>
          <table:table-cell table:style-name="ce303" office:value-type="currency" office:currency="JPY" office:value="69" calcext:value-type="currency">
            <text:p>￥69</text:p>
          </table:table-cell>
          <table:table-cell table:style-name="ce303" table:formula="of:=SUM([.D55:.G55])/4" office:value-type="currency" office:currency="JPY" office:value="12267.25" calcext:value-type="currency">
            <text:p>￥12,267</text:p>
          </table:table-cell>
          <table:table-cell table:style-name="ce303" office:value-type="currency" office:currency="JPY" office:value="0" calcext:value-type="currency">
            <text:p>￥0</text:p>
          </table:table-cell>
          <table:table-cell table:style-name="ce303" office:value-type="currency" office:currency="JPY" office:value="4000" calcext:value-type="currency">
            <text:p>￥4,000</text:p>
          </table:table-cell>
          <table:table-cell table:number-columns-repeated="3" table:style-name="ce303" office:value-type="currency" office:currency="JPY" office:value="0" calcext:value-type="currency">
            <text:p>￥0</text:p>
          </table:table-cell>
          <table:table-cell table:style-name="ce303" table:formula="of:=SUM([.D55:.G55];[.I55:.M55])" office:value-type="currency" office:currency="JPY" office:value="53069" calcext:value-type="currency">
            <text:p>￥53,069</text:p>
          </table:table-cell>
          <table:table-cell table:style-name="ce303" table:formula="of:=[.N55]/9" office:value-type="currency" office:currency="JPY" office:value="5896.55555555556" calcext:value-type="currency">
            <text:p>￥5,897</text:p>
          </table:table-cell>
          <table:table-cell table:number-columns-repeated="1009"/>
        </table:table-row>
        <table:table-row table:style-name="ro2">
          <table:table-cell table:style-name="ce387"/>
          <table:table-cell table:style-name="ce390" office:value-type="string" calcext:value-type="string">
            <text:p>租税公課</text:p>
          </table:table-cell>
          <table:table-cell table:number-columns-repeated="5" table:style-name="ce303" office:value-type="currency" office:currency="JPY" office:value="0" calcext:value-type="currency">
            <text:p>￥0</text:p>
          </table:table-cell>
          <table:table-cell table:style-name="ce303" table:formula="of:=SUM([.D56:.G56])/4" office:value-type="currency" office:currency="JPY" office:value="0" calcext:value-type="currency">
            <text:p>￥0</text:p>
          </table:table-cell>
          <table:table-cell table:number-columns-repeated="5" table:style-name="ce303" office:value-type="currency" office:currency="JPY" office:value="0" calcext:value-type="currency">
            <text:p>￥0</text:p>
          </table:table-cell>
          <table:table-cell table:style-name="ce303" table:formula="of:=SUM([.D56:.G56];[.I56:.M56])" office:value-type="currency" office:currency="JPY" office:value="0" calcext:value-type="currency">
            <text:p>￥0</text:p>
          </table:table-cell>
          <table:table-cell table:style-name="ce303" table:formula="of:=[.N56]/9" office:value-type="currency" office:currency="JPY" office:value="0" calcext:value-type="currency">
            <text:p>￥0</text:p>
          </table:table-cell>
          <table:table-cell table:number-columns-repeated="1009"/>
        </table:table-row>
        <table:table-row table:style-name="ro2">
          <table:table-cell table:style-name="ce387"/>
          <table:table-cell table:style-name="ce391" office:value-type="string" calcext:value-type="string">
            <text:p>支払家賃</text:p>
          </table:table-cell>
          <table:table-cell table:number-columns-repeated="5" table:style-name="ce303" office:value-type="currency" office:currency="JPY" office:value="48000" calcext:value-type="currency">
            <text:p>￥48,000</text:p>
          </table:table-cell>
          <table:table-cell table:style-name="ce303" table:formula="of:=SUM([.D57:.G57])/4" office:value-type="currency" office:currency="JPY" office:value="48000" calcext:value-type="currency">
            <text:p>￥48,000</text:p>
          </table:table-cell>
          <table:table-cell table:number-columns-repeated="5" table:style-name="ce303" office:value-type="currency" office:currency="JPY" office:value="48000" calcext:value-type="currency">
            <text:p>￥48,000</text:p>
          </table:table-cell>
          <table:table-cell table:style-name="ce303" table:formula="of:=SUM([.D57:.G57];[.I57:.M57])" office:value-type="currency" office:currency="JPY" office:value="432000" calcext:value-type="currency">
            <text:p>￥432,000</text:p>
          </table:table-cell>
          <table:table-cell table:style-name="ce303" table:formula="of:=[.N57]/9" office:value-type="currency" office:currency="JPY" office:value="48000" calcext:value-type="currency">
            <text:p>￥48,000</text:p>
          </table:table-cell>
          <table:table-cell table:number-columns-repeated="1009"/>
        </table:table-row>
        <table:table-row table:style-name="ro2">
          <table:table-cell table:style-name="ce387"/>
          <table:table-cell table:style-name="ce390" office:value-type="string" calcext:value-type="string">
            <text:p>支払利息</text:p>
          </table:table-cell>
          <table:table-cell table:style-name="ce303" office:value-type="currency" office:currency="JPY" office:value="200" calcext:value-type="currency">
            <text:p>￥200</text:p>
          </table:table-cell>
          <table:table-cell table:style-name="ce303" office:value-type="currency" office:currency="JPY" office:value="154" calcext:value-type="currency">
            <text:p>￥154</text:p>
          </table:table-cell>
          <table:table-cell table:style-name="ce303" office:value-type="currency" office:currency="JPY" office:value="148" calcext:value-type="currency">
            <text:p>￥148</text:p>
          </table:table-cell>
          <table:table-cell table:style-name="ce303" office:value-type="currency" office:currency="JPY" office:value="142" calcext:value-type="currency">
            <text:p>￥142</text:p>
          </table:table-cell>
          <table:table-cell table:style-name="ce303" office:value-type="currency" office:currency="JPY" office:value="136" calcext:value-type="currency">
            <text:p>￥136</text:p>
          </table:table-cell>
          <table:table-cell table:style-name="ce303" table:formula="of:=SUM([.D58:.G58])/4" office:value-type="currency" office:currency="JPY" office:value="145" calcext:value-type="currency">
            <text:p>￥145</text:p>
          </table:table-cell>
          <table:table-cell table:style-name="ce303" office:value-type="currency" office:currency="JPY" office:value="131" calcext:value-type="currency">
            <text:p>￥131</text:p>
          </table:table-cell>
          <table:table-cell table:style-name="ce303" office:value-type="currency" office:currency="JPY" office:value="125" calcext:value-type="currency">
            <text:p>￥125</text:p>
          </table:table-cell>
          <table:table-cell table:style-name="ce303" office:value-type="currency" office:currency="JPY" office:value="119" calcext:value-type="currency">
            <text:p>￥119</text:p>
          </table:table-cell>
          <table:table-cell table:style-name="ce303" office:value-type="currency" office:currency="JPY" office:value="113" calcext:value-type="currency">
            <text:p>￥113</text:p>
          </table:table-cell>
          <table:table-cell table:style-name="ce303" office:value-type="currency" office:currency="JPY" office:value="107" calcext:value-type="currency">
            <text:p>￥107</text:p>
          </table:table-cell>
          <table:table-cell table:style-name="ce303" table:formula="of:=SUM([.D58:.G58];[.I58:.M58])" office:value-type="currency" office:currency="JPY" office:value="1175" calcext:value-type="currency">
            <text:p>￥1,175</text:p>
          </table:table-cell>
          <table:table-cell table:style-name="ce303" table:formula="of:=[.N58]/9" office:value-type="currency" office:currency="JPY" office:value="130.555555555556" calcext:value-type="currency">
            <text:p>￥131</text:p>
          </table:table-cell>
          <table:table-cell table:number-columns-repeated="1009"/>
        </table:table-row>
        <table:table-row table:style-name="ro2">
          <table:table-cell table:style-name="ce387"/>
          <table:table-cell table:style-name="ce391" office:value-type="string" calcext:value-type="string">
            <text:p>支払手数料</text:p>
          </table:table-cell>
          <table:table-cell table:style-name="ce303" office:value-type="currency" office:currency="JPY" office:value="300" calcext:value-type="currency">
            <text:p>￥300</text:p>
          </table:table-cell>
          <table:table-cell table:style-name="ce303" office:value-type="currency" office:currency="JPY" office:value="178" calcext:value-type="currency">
            <text:p>￥178</text:p>
          </table:table-cell>
          <table:table-cell table:style-name="ce303" office:value-type="currency" office:currency="JPY" office:value="210" calcext:value-type="currency">
            <text:p>￥210</text:p>
          </table:table-cell>
          <table:table-cell table:style-name="ce303" office:value-type="currency" office:currency="JPY" office:value="420" calcext:value-type="currency">
            <text:p>￥420</text:p>
          </table:table-cell>
          <table:table-cell table:style-name="ce303" office:value-type="currency" office:currency="JPY" office:value="0" calcext:value-type="currency">
            <text:p>￥0</text:p>
          </table:table-cell>
          <table:table-cell table:style-name="ce303" table:formula="of:=SUM([.D59:.G59])/4" office:value-type="currency" office:currency="JPY" office:value="202" calcext:value-type="currency">
            <text:p>￥202</text:p>
          </table:table-cell>
          <table:table-cell table:style-name="ce303" office:value-type="currency" office:currency="JPY" office:value="560" calcext:value-type="currency">
            <text:p>￥560</text:p>
          </table:table-cell>
          <table:table-cell table:number-columns-repeated="3" table:style-name="ce303" office:value-type="currency" office:currency="JPY" office:value="210" calcext:value-type="currency">
            <text:p>￥210</text:p>
          </table:table-cell>
          <table:table-cell table:style-name="ce303" office:value-type="currency" office:currency="JPY" office:value="1393" calcext:value-type="currency">
            <text:p>￥1,393</text:p>
          </table:table-cell>
          <table:table-cell table:style-name="ce303" table:formula="of:=SUM([.D59:.G59];[.I59:.M59])" office:value-type="currency" office:currency="JPY" office:value="3391" calcext:value-type="currency">
            <text:p>￥3,391</text:p>
          </table:table-cell>
          <table:table-cell table:style-name="ce303" table:formula="of:=[.N59]/9" office:value-type="currency" office:currency="JPY" office:value="376.777777777778" calcext:value-type="currency">
            <text:p>￥377</text:p>
          </table:table-cell>
          <table:table-cell table:number-columns-repeated="1009"/>
        </table:table-row>
        <table:table-row table:style-name="ro2">
          <table:table-cell table:style-name="ce387"/>
          <table:table-cell table:style-name="ce390" office:value-type="string" calcext:value-type="string">
            <text:p>食費</text:p>
          </table:table-cell>
          <table:table-cell table:style-name="ce303" office:value-type="currency" office:currency="JPY" office:value="12500" calcext:value-type="currency">
            <text:p>￥12,500</text:p>
          </table:table-cell>
          <table:table-cell table:style-name="ce303" office:value-type="currency" office:currency="JPY" office:value="10252" calcext:value-type="currency">
            <text:p>￥10,252</text:p>
          </table:table-cell>
          <table:table-cell table:style-name="ce303" office:value-type="currency" office:currency="JPY" office:value="8484" calcext:value-type="currency">
            <text:p>￥8,484</text:p>
          </table:table-cell>
          <table:table-cell table:style-name="ce303" office:value-type="currency" office:currency="JPY" office:value="11538" calcext:value-type="currency">
            <text:p>￥11,538</text:p>
          </table:table-cell>
          <table:table-cell table:style-name="ce303" office:value-type="currency" office:currency="JPY" office:value="12454" calcext:value-type="currency">
            <text:p>￥12,454</text:p>
          </table:table-cell>
          <table:table-cell table:style-name="ce303" table:formula="of:=SUM([.D60:.G60])/4" office:value-type="currency" office:currency="JPY" office:value="10682" calcext:value-type="currency">
            <text:p>￥10,682</text:p>
          </table:table-cell>
          <table:table-cell table:style-name="ce303" office:value-type="currency" office:currency="JPY" office:value="12484" calcext:value-type="currency">
            <text:p>￥12,484</text:p>
          </table:table-cell>
          <table:table-cell table:style-name="ce303" office:value-type="currency" office:currency="JPY" office:value="11893" calcext:value-type="currency">
            <text:p>￥11,893</text:p>
          </table:table-cell>
          <table:table-cell table:style-name="ce303" office:value-type="currency" office:currency="JPY" office:value="12375" calcext:value-type="currency">
            <text:p>￥12,375</text:p>
          </table:table-cell>
          <table:table-cell table:style-name="ce303" office:value-type="currency" office:currency="JPY" office:value="12355" calcext:value-type="currency">
            <text:p>￥12,355</text:p>
          </table:table-cell>
          <table:table-cell table:style-name="ce303" office:value-type="currency" office:currency="JPY" office:value="11487" calcext:value-type="currency">
            <text:p>￥11,487</text:p>
          </table:table-cell>
          <table:table-cell table:style-name="ce303" table:formula="of:=SUM([.D60:.G60];[.I60:.M60])" office:value-type="currency" office:currency="JPY" office:value="103322" calcext:value-type="currency">
            <text:p>￥103,322</text:p>
          </table:table-cell>
          <table:table-cell table:style-name="ce303" table:formula="of:=[.N60]/9" office:value-type="currency" office:currency="JPY" office:value="11480.2222222222" calcext:value-type="currency">
            <text:p>￥11,480</text:p>
          </table:table-cell>
          <table:table-cell table:number-columns-repeated="1009"/>
        </table:table-row>
        <table:table-row table:style-name="ro2">
          <table:table-cell table:style-name="ce347"/>
          <table:table-cell table:style-name="ce393" office:value-type="string" calcext:value-type="string">
            <text:p>光熱水費</text:p>
          </table:table-cell>
          <table:table-cell table:style-name="ce303" office:value-type="currency" office:currency="JPY" office:value="4000" calcext:value-type="currency">
            <text:p>￥4,000</text:p>
          </table:table-cell>
          <table:table-cell table:style-name="ce303" office:value-type="currency" office:currency="JPY" office:value="4243" calcext:value-type="currency">
            <text:p>￥4,243</text:p>
          </table:table-cell>
          <table:table-cell table:style-name="ce303" office:value-type="currency" office:currency="JPY" office:value="7246" calcext:value-type="currency">
            <text:p>￥7,246</text:p>
          </table:table-cell>
          <table:table-cell table:style-name="ce303" office:value-type="currency" office:currency="JPY" office:value="422" calcext:value-type="currency">
            <text:p>￥422</text:p>
          </table:table-cell>
          <table:table-cell table:style-name="ce303" office:value-type="currency" office:currency="JPY" office:value="4528" calcext:value-type="currency">
            <text:p>￥4,528</text:p>
          </table:table-cell>
          <table:table-cell table:style-name="ce303" table:formula="of:=SUM([.D61:.G61])/4" office:value-type="currency" office:currency="JPY" office:value="4109.75" calcext:value-type="currency">
            <text:p>￥4,110</text:p>
          </table:table-cell>
          <table:table-cell table:style-name="ce303" office:value-type="currency" office:currency="JPY" office:value="4209" calcext:value-type="currency">
            <text:p>￥4,209</text:p>
          </table:table-cell>
          <table:table-cell table:style-name="ce303" office:value-type="currency" office:currency="JPY" office:value="4156" calcext:value-type="currency">
            <text:p>￥4,156</text:p>
          </table:table-cell>
          <table:table-cell table:style-name="ce303" office:value-type="currency" office:currency="JPY" office:value="6878" calcext:value-type="currency">
            <text:p>￥6,878</text:p>
          </table:table-cell>
          <table:table-cell table:style-name="ce303" office:value-type="currency" office:currency="JPY" office:value="8213" calcext:value-type="currency">
            <text:p>￥8,213</text:p>
          </table:table-cell>
          <table:table-cell table:style-name="ce303" office:value-type="currency" office:currency="JPY" office:value="7509" calcext:value-type="currency">
            <text:p>￥7,509</text:p>
          </table:table-cell>
          <table:table-cell table:style-name="ce303" table:formula="of:=SUM([.D61:.G61];[.I61:.M61])" office:value-type="currency" office:currency="JPY" office:value="47404" calcext:value-type="currency">
            <text:p>￥47,404</text:p>
          </table:table-cell>
          <table:table-cell table:style-name="ce303" table:formula="of:=[.N61]/9" office:value-type="currency" office:currency="JPY" office:value="5267.11111111111" calcext:value-type="currency">
            <text:p>￥5,267</text:p>
          </table:table-cell>
          <table:table-cell table:number-columns-repeated="1009"/>
        </table:table-row>
        <table:table-row table:style-name="ro2">
          <table:table-cell table:style-name="ce387"/>
          <table:table-cell table:style-name="ce390" office:value-type="string" calcext:value-type="string">
            <text:p>交際費</text:p>
          </table:table-cell>
          <table:table-cell table:style-name="ce303" office:value-type="currency" office:currency="JPY" office:value="2000" calcext:value-type="currency">
            <text:p>￥2,000</text:p>
          </table:table-cell>
          <table:table-cell table:style-name="ce303" office:value-type="currency" office:currency="JPY" office:value="678" calcext:value-type="currency">
            <text:p>￥678</text:p>
          </table:table-cell>
          <table:table-cell table:style-name="ce303" office:value-type="currency" office:currency="JPY" office:value="10742" calcext:value-type="currency">
            <text:p>￥10,742</text:p>
          </table:table-cell>
          <table:table-cell table:style-name="ce303" office:value-type="currency" office:currency="JPY" office:value="11978" calcext:value-type="currency">
            <text:p>￥11,978</text:p>
          </table:table-cell>
          <table:table-cell table:style-name="ce303" office:value-type="currency" office:currency="JPY" office:value="1000" calcext:value-type="currency">
            <text:p>￥1,000</text:p>
          </table:table-cell>
          <table:table-cell table:style-name="ce303" table:formula="of:=SUM([.D62:.G62])/4" office:value-type="currency" office:currency="JPY" office:value="6099.5" calcext:value-type="currency">
            <text:p>￥6,100</text:p>
          </table:table-cell>
          <table:table-cell table:style-name="ce303" office:value-type="currency" office:currency="JPY" office:value="5679" calcext:value-type="currency">
            <text:p>￥5,679</text:p>
          </table:table-cell>
          <table:table-cell table:style-name="ce303" office:value-type="currency" office:currency="JPY" office:value="2749" calcext:value-type="currency">
            <text:p>￥2,749</text:p>
          </table:table-cell>
          <table:table-cell table:style-name="ce303" office:value-type="currency" office:currency="JPY" office:value="1200" calcext:value-type="currency">
            <text:p>￥1,200</text:p>
          </table:table-cell>
          <table:table-cell table:style-name="ce303" office:value-type="currency" office:currency="JPY" office:value="8920" calcext:value-type="currency">
            <text:p>￥8,920</text:p>
          </table:table-cell>
          <table:table-cell table:style-name="ce303" office:value-type="currency" office:currency="JPY" office:value="0" calcext:value-type="currency">
            <text:p>￥0</text:p>
          </table:table-cell>
          <table:table-cell table:style-name="ce303" table:formula="of:=SUM([.D62:.G62];[.I62:.M62])" office:value-type="currency" office:currency="JPY" office:value="42946" calcext:value-type="currency">
            <text:p>￥42,946</text:p>
          </table:table-cell>
          <table:table-cell table:style-name="ce303" table:formula="of:=[.N62]/9" office:value-type="currency" office:currency="JPY" office:value="4771.77777777778" calcext:value-type="currency">
            <text:p>￥4,772</text:p>
          </table:table-cell>
          <table:table-cell table:number-columns-repeated="1009"/>
        </table:table-row>
        <table:table-row table:style-name="ro2">
          <table:table-cell table:style-name="ce387"/>
          <table:table-cell table:style-name="ce391" office:value-type="string" calcext:value-type="string">
            <text:p>通信費</text:p>
          </table:table-cell>
          <table:table-cell table:style-name="ce303" office:value-type="currency" office:currency="JPY" office:value="6000" calcext:value-type="currency">
            <text:p>￥6,000</text:p>
          </table:table-cell>
          <table:table-cell table:style-name="ce303" office:value-type="currency" office:currency="JPY" office:value="6395" calcext:value-type="currency">
            <text:p>￥6,395</text:p>
          </table:table-cell>
          <table:table-cell table:number-columns-repeated="3" table:style-name="ce303" office:value-type="currency" office:currency="JPY" office:value="5533" calcext:value-type="currency">
            <text:p>￥5,533</text:p>
          </table:table-cell>
          <table:table-cell table:style-name="ce303" table:formula="of:=SUM([.D63:.G63])/4" office:value-type="currency" office:currency="JPY" office:value="5748.5" calcext:value-type="currency">
            <text:p>￥5,749</text:p>
          </table:table-cell>
          <table:table-cell table:style-name="ce303" office:value-type="currency" office:currency="JPY" office:value="5533" calcext:value-type="currency">
            <text:p>￥5,533</text:p>
          </table:table-cell>
          <table:table-cell table:number-columns-repeated="4" table:style-name="ce303" office:value-type="currency" office:currency="JPY" office:value="7543" calcext:value-type="currency">
            <text:p>￥7,543</text:p>
          </table:table-cell>
          <table:table-cell table:style-name="ce303" table:formula="of:=SUM([.D63:.G63];[.I63:.M63])" office:value-type="currency" office:currency="JPY" office:value="58699" calcext:value-type="currency">
            <text:p>￥58,699</text:p>
          </table:table-cell>
          <table:table-cell table:style-name="ce303" table:formula="of:=[.N63]/9" office:value-type="currency" office:currency="JPY" office:value="6522.11111111111" calcext:value-type="currency">
            <text:p>￥6,522</text:p>
          </table:table-cell>
          <table:table-cell table:number-columns-repeated="1009"/>
        </table:table-row>
        <table:table-row table:style-name="ro2">
          <table:table-cell table:style-name="ce387"/>
          <table:table-cell table:style-name="ce390" office:value-type="string" calcext:value-type="string">
            <text:p>雑損</text:p>
          </table:table-cell>
          <table:table-cell table:number-columns-repeated="5" table:style-name="ce303" office:value-type="currency" office:currency="JPY" office:value="0" calcext:value-type="currency">
            <text:p>￥0</text:p>
          </table:table-cell>
          <table:table-cell table:style-name="ce303" table:formula="of:=SUM([.D64:.G64])/4" office:value-type="currency" office:currency="JPY" office:value="0" calcext:value-type="currency">
            <text:p>￥0</text:p>
          </table:table-cell>
          <table:table-cell table:style-name="ce303" office:value-type="currency" office:currency="JPY" office:value="3000" calcext:value-type="currency">
            <text:p>￥3,000</text:p>
          </table:table-cell>
          <table:table-cell table:number-columns-repeated="4" table:style-name="ce303" office:value-type="currency" office:currency="JPY" office:value="0" calcext:value-type="currency">
            <text:p>￥0</text:p>
          </table:table-cell>
          <table:table-cell table:style-name="ce303" table:formula="of:=SUM([.D64:.G64];[.I64:.M64])" office:value-type="currency" office:currency="JPY" office:value="3000" calcext:value-type="currency">
            <text:p>￥3,000</text:p>
          </table:table-cell>
          <table:table-cell table:style-name="ce303" table:formula="of:=[.N64]/9" office:value-type="currency" office:currency="JPY" office:value="333.333333333333" calcext:value-type="currency">
            <text:p>￥333</text:p>
          </table:table-cell>
          <table:table-cell table:number-columns-repeated="1009"/>
        </table:table-row>
        <table:table-row table:style-name="ro2">
          <table:table-cell table:style-name="ce347"/>
          <table:table-cell table:style-name="ce393" office:value-type="string" calcext:value-type="string">
            <text:p>固定資産除却損</text:p>
          </table:table-cell>
          <table:table-cell table:number-columns-repeated="5" table:style-name="ce303" office:value-type="currency" office:currency="JPY" office:value="0" calcext:value-type="currency">
            <text:p>￥0</text:p>
          </table:table-cell>
          <table:table-cell table:style-name="ce303" table:formula="of:=SUM([.D65:.G65])/4" office:value-type="currency" office:currency="JPY" office:value="0" calcext:value-type="currency">
            <text:p>￥0</text:p>
          </table:table-cell>
          <table:table-cell table:number-columns-repeated="5" table:style-name="ce303" office:value-type="currency" office:currency="JPY" office:value="0" calcext:value-type="currency">
            <text:p>￥0</text:p>
          </table:table-cell>
          <table:table-cell table:style-name="ce303" table:formula="of:=SUM([.D65:.G65];[.I65:.M65])" office:value-type="currency" office:currency="JPY" office:value="0" calcext:value-type="currency">
            <text:p>￥0</text:p>
          </table:table-cell>
          <table:table-cell table:style-name="ce303" table:formula="of:=[.N65]/9" office:value-type="currency" office:currency="JPY" office:value="0" calcext:value-type="currency">
            <text:p>￥0</text:p>
          </table:table-cell>
          <table:table-cell table:number-columns-repeated="1009"/>
        </table:table-row>
        <table:table-row table:style-name="ro2">
          <table:table-cell table:style-name="ce347"/>
          <table:table-cell table:style-name="ce392" office:value-type="string" calcext:value-type="string">
            <text:p>固定資産売却損</text:p>
          </table:table-cell>
          <table:table-cell table:number-columns-repeated="5" table:style-name="ce303" office:value-type="currency" office:currency="JPY" office:value="0" calcext:value-type="currency">
            <text:p>￥0</text:p>
          </table:table-cell>
          <table:table-cell table:style-name="ce303" table:formula="of:=SUM([.D66:.G66])/4" office:value-type="currency" office:currency="JPY" office:value="0" calcext:value-type="currency">
            <text:p>￥0</text:p>
          </table:table-cell>
          <table:table-cell table:number-columns-repeated="5" table:style-name="ce303" office:value-type="currency" office:currency="JPY" office:value="0" calcext:value-type="currency">
            <text:p>￥0</text:p>
          </table:table-cell>
          <table:table-cell table:style-name="ce303" table:formula="of:=SUM([.D66:.G66];[.I66:.M66])" office:value-type="currency" office:currency="JPY" office:value="0" calcext:value-type="currency">
            <text:p>￥0</text:p>
          </table:table-cell>
          <table:table-cell table:style-name="ce303" table:formula="of:=[.N66]/9" office:value-type="currency" office:currency="JPY" office:value="0" calcext:value-type="currency">
            <text:p>￥0</text:p>
          </table:table-cell>
          <table:table-cell table:number-columns-repeated="1009"/>
        </table:table-row>
        <table:table-row table:style-name="ro2">
          <table:table-cell table:style-name="ce387"/>
          <table:table-cell table:style-name="ce390" office:value-type="string" calcext:value-type="string">
            <text:p>有価証券売却損</text:p>
          </table:table-cell>
          <table:table-cell table:number-columns-repeated="5" table:style-name="ce303" office:value-type="currency" office:currency="JPY" office:value="0" calcext:value-type="currency">
            <text:p>￥0</text:p>
          </table:table-cell>
          <table:table-cell table:style-name="ce303" table:formula="of:=SUM([.D67:.G67])/4" office:value-type="currency" office:currency="JPY" office:value="0" calcext:value-type="currency">
            <text:p>￥0</text:p>
          </table:table-cell>
          <table:table-cell table:number-columns-repeated="5" table:style-name="ce303" office:value-type="currency" office:currency="JPY" office:value="0" calcext:value-type="currency">
            <text:p>￥0</text:p>
          </table:table-cell>
          <table:table-cell table:style-name="ce303" table:formula="of:=SUM([.D67:.G67];[.I67:.M67])" office:value-type="currency" office:currency="JPY" office:value="0" calcext:value-type="currency">
            <text:p>￥0</text:p>
          </table:table-cell>
          <table:table-cell table:style-name="ce303" table:formula="of:=[.N67]/9" office:value-type="currency" office:currency="JPY" office:value="0" calcext:value-type="currency">
            <text:p>￥0</text:p>
          </table:table-cell>
          <table:table-cell table:number-columns-repeated="1009"/>
        </table:table-row>
        <table:table-row table:style-name="ro2">
          <table:table-cell table:style-name="ce387"/>
          <table:table-cell table:style-name="ce391" office:value-type="string" calcext:value-type="string">
            <text:p>特別損失</text:p>
          </table:table-cell>
          <table:table-cell table:style-name="ce303" office:value-type="currency" office:currency="JPY" office:value="0" calcext:value-type="currency">
            <text:p>￥0</text:p>
          </table:table-cell>
          <table:table-cell table:style-name="ce303" office:value-type="currency" office:currency="JPY" office:value="2475" calcext:value-type="currency">
            <text:p>￥2,475</text:p>
          </table:table-cell>
          <table:table-cell table:number-columns-repeated="3" table:style-name="ce303" office:value-type="currency" office:currency="JPY" office:value="0" calcext:value-type="currency">
            <text:p>￥0</text:p>
          </table:table-cell>
          <table:table-cell table:style-name="ce303" table:formula="of:=SUM([.D68:.G68])/4" office:value-type="currency" office:currency="JPY" office:value="618.75" calcext:value-type="currency">
            <text:p>￥619</text:p>
          </table:table-cell>
          <table:table-cell table:number-columns-repeated="5" table:style-name="ce303" office:value-type="currency" office:currency="JPY" office:value="0" calcext:value-type="currency">
            <text:p>￥0</text:p>
          </table:table-cell>
          <table:table-cell table:style-name="ce303" table:formula="of:=SUM([.D68:.G68];[.I68:.M68])" office:value-type="currency" office:currency="JPY" office:value="2475" calcext:value-type="currency">
            <text:p>￥2,475</text:p>
          </table:table-cell>
          <table:table-cell table:style-name="ce303" table:formula="of:=[.N68]/9" office:value-type="currency" office:currency="JPY" office:value="275" calcext:value-type="currency">
            <text:p>￥275</text:p>
          </table:table-cell>
          <table:table-cell table:number-columns-repeated="1009"/>
        </table:table-row>
        <table:table-row table:style-name="ro2">
          <table:table-cell table:style-name="ce347"/>
          <table:table-cell table:style-name="ce390" office:value-type="string" calcext:value-type="string">
            <text:p>減価償却費</text:p>
          </table:table-cell>
          <table:table-cell table:number-columns-repeated="5" table:style-name="ce303" office:value-type="currency" office:currency="JPY" office:value="0" calcext:value-type="currency">
            <text:p>￥0</text:p>
          </table:table-cell>
          <table:table-cell table:style-name="ce303" table:formula="of:=SUM([.D69:.G69])/4" office:value-type="currency" office:currency="JPY" office:value="0" calcext:value-type="currency">
            <text:p>￥0</text:p>
          </table:table-cell>
          <table:table-cell table:number-columns-repeated="5" table:style-name="ce303" office:value-type="currency" office:currency="JPY" office:value="0" calcext:value-type="currency">
            <text:p>￥0</text:p>
          </table:table-cell>
          <table:table-cell table:style-name="ce303" table:formula="of:=SUM([.D69:.G69];[.I69:.M69])" office:value-type="currency" office:currency="JPY" office:value="0" calcext:value-type="currency">
            <text:p>￥0</text:p>
          </table:table-cell>
          <table:table-cell table:style-name="ce303" table:formula="of:=[.N69]/9" office:value-type="currency" office:currency="JPY" office:value="0" calcext:value-type="currency">
            <text:p>￥0</text:p>
          </table:table-cell>
          <table:table-cell table:number-columns-repeated="1009"/>
        </table:table-row>
        <table:table-row table:style-name="ro2">
          <table:table-cell table:number-columns-repeated="2"/>
          <table:table-cell table:style-name="ce303" table:formula="of:=SUM([.C42:.C69])" office:value-type="currency" office:currency="JPY" office:value="119960" calcext:value-type="currency">
            <text:p>￥119,960</text:p>
          </table:table-cell>
          <table:table-cell table:style-name="ce303" table:formula="of:=SUM([.D42:.D69])" office:value-type="currency" office:currency="JPY" office:value="197050" calcext:value-type="currency">
            <text:p>￥197,050</text:p>
          </table:table-cell>
          <table:table-cell table:style-name="ce303" table:formula="of:=SUM([.E42:.E69])" office:value-type="currency" office:currency="JPY" office:value="165433" calcext:value-type="currency">
            <text:p>￥165,433</text:p>
          </table:table-cell>
          <table:table-cell table:style-name="ce303" table:formula="of:=SUM([.F42:.F69])" office:value-type="currency" office:currency="JPY" office:value="148146" calcext:value-type="currency">
            <text:p>￥148,146</text:p>
          </table:table-cell>
          <table:table-cell table:style-name="ce303" table:formula="of:=SUM([.G42:.G69])" office:value-type="currency" office:currency="JPY" office:value="111802" calcext:value-type="currency">
            <text:p>￥111,802</text:p>
          </table:table-cell>
          <table:table-cell table:style-name="ce303" table:formula="of:=SUM([.H42:.H69])" office:value-type="currency" office:currency="JPY" office:value="155607.75" calcext:value-type="currency">
            <text:p>￥155,608</text:p>
          </table:table-cell>
          <table:table-cell table:style-name="ce303" table:formula="of:=SUM([.I42:.I69])" office:value-type="currency" office:currency="JPY" office:value="149404" calcext:value-type="currency">
            <text:p>￥149,404</text:p>
          </table:table-cell>
          <table:table-cell table:style-name="ce303" table:formula="of:=SUM([.J42:.J69])" office:value-type="currency" office:currency="JPY" office:value="116955" calcext:value-type="currency">
            <text:p>￥116,955</text:p>
          </table:table-cell>
          <table:table-cell table:style-name="ce303" table:formula="of:=SUM([.K42:.K69])" office:value-type="currency" office:currency="JPY" office:value="151014" calcext:value-type="currency">
            <text:p>￥151,014</text:p>
          </table:table-cell>
          <table:table-cell table:style-name="ce303" table:formula="of:=SUM([.L42:.L69])" office:value-type="currency" office:currency="JPY" office:value="160467" calcext:value-type="currency">
            <text:p>￥160,467</text:p>
          </table:table-cell>
          <table:table-cell table:style-name="ce303" table:formula="of:=SUM([.M42:.M69])" office:value-type="currency" office:currency="JPY" office:value="125582" calcext:value-type="currency">
            <text:p>￥125,582</text:p>
          </table:table-cell>
          <table:table-cell table:style-name="ce303" table:formula="of:=SUM([.D70:.G70];[.I70:.M70])" office:value-type="currency" office:currency="JPY" office:value="1325853" calcext:value-type="currency">
            <text:p>￥1,325,853</text:p>
          </table:table-cell>
          <table:table-cell table:style-name="ce303" table:formula="of:=[.N70]/9" office:value-type="currency" office:currency="JPY" office:value="147317" calcext:value-type="currency">
            <text:p>￥147,317</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手取額概算</text:p>
          </table:table-cell>
          <table:table-cell table:number-columns-repeated="1022"/>
        </table:table-row>
        <table:table-row table:style-name="ro2">
          <table:table-cell/>
          <table:table-cell office:value-type="string" calcext:value-type="string">
            <text:p>2010/10/08作成</text:p>
          </table:table-cell>
          <table:table-cell table:number-columns-repeated="8"/>
          <table:table-cell office:value-type="string" calcext:value-type="string">
            <text:p>大阪市国保計算式</text:p>
          </table:table-cell>
          <table:table-cell table:number-columns-repeated="1013"/>
        </table:table-row>
        <table:table-row table:style-name="ro1">
          <table:table-cell/>
          <table:table-cell office:value-type="string" calcext:value-type="string">
            <text:p>月額総支給額</text:p>
          </table:table-cell>
          <table:table-cell office:value-type="string" calcext:value-type="string">
            <text:p>保険料概算</text:p>
          </table:table-cell>
          <table:table-cell office:value-type="string" calcext:value-type="string">
            <text:p>年金概算</text:p>
          </table:table-cell>
          <table:table-cell office:value-type="string" calcext:value-type="string">
            <text:p>雇用保険料とか所得税とか</text:p>
          </table:table-cell>
          <table:table-cell office:value-type="string" calcext:value-type="string">
            <text:p>手取額概算</text:p>
          </table:table-cell>
          <table:table-cell office:value-type="string" calcext:value-type="string">
            <text:p>固定費月額</text:p>
          </table:table-cell>
          <table:table-cell office:value-type="string" calcext:value-type="string">
            <text:p>月間損益</text:p>
          </table:table-cell>
          <table:table-cell office:value-type="string" calcext:value-type="string">
            <text:p>年間利益</text:p>
          </table:table-cell>
          <table:table-cell/>
          <table:table-cell office:value-type="string" calcext:value-type="string">
            <text:p>医療分</text:p>
          </table:table-cell>
          <table:table-cell office:value-type="string" calcext:value-type="string">
            <text:p>後期高齢者支援金</text:p>
          </table:table-cell>
          <table:table-cell table:number-columns-repeated="1012"/>
        </table:table-row>
        <table:table-row table:style-name="ro2">
          <table:table-cell/>
          <table:table-cell table:style-name="ce303" office:value-type="currency" office:currency="JPY" office:value="120000" calcext:value-type="currency">
            <text:p>￥120,000</text:p>
          </table:table-cell>
          <table:table-cell table:style-name="ce303" table:formula="of:=(SUM([.$L$75:.$M$76])/12+([.B75]*12-330000)*0.083)/12" office:value-type="currency" office:currency="JPY" office:value="8168.72222222222" calcext:value-type="currency">
            <text:p>￥8,169</text:p>
          </table:table-cell>
          <table:table-cell table:style-name="ce303" office:value-type="currency" office:currency="JPY" office:value="9265" calcext:value-type="currency">
            <text:p>￥9,265</text:p>
          </table:table-cell>
          <table:table-cell table:style-name="ce303" office:value-type="currency" office:currency="JPY" office:value="6000" calcext:value-type="currency">
            <text:p>￥6,000</text:p>
          </table:table-cell>
          <table:table-cell table:style-name="ce303" table:formula="of:=[.B75]-[.C75]-[.D75]-[.E75]" office:value-type="currency" office:currency="JPY" office:value="96566.2777777778" calcext:value-type="currency">
            <text:p>￥96,566</text:p>
          </table:table-cell>
          <table:table-cell table:style-name="ce303" office:value-type="currency" office:currency="JPY" office:value="140000" calcext:value-type="currency">
            <text:p>￥140,000</text:p>
          </table:table-cell>
          <table:table-cell table:style-name="ce400" table:formula="of:=[.F75]-[.G75]" office:value-type="currency" office:currency="JPY" office:value="-43433.7222222222" calcext:value-type="currency">
            <text:p>-￥43,434</text:p>
          </table:table-cell>
          <table:table-cell table:style-name="ce303" table:formula="of:=[.B75]*2+[.H75]*12" office:value-type="currency" office:currency="JPY" office:value="-281204.666666667" calcext:value-type="currency">
            <text:p>-￥281,205</text:p>
          </table:table-cell>
          <table:table-cell/>
          <table:table-cell office:value-type="string" calcext:value-type="string">
            <text:p>平等割</text:p>
          </table:table-cell>
          <table:table-cell table:style-name="ce303" office:value-type="currency" office:currency="JPY" office:value="35690" calcext:value-type="currency">
            <text:p>￥35,690</text:p>
          </table:table-cell>
          <table:table-cell table:style-name="ce303" office:value-type="currency" office:currency="JPY" office:value="9174" calcext:value-type="currency">
            <text:p>￥9,174</text:p>
          </table:table-cell>
          <table:table-cell office:value-type="string" calcext:value-type="string">
            <text:p>世帯あたり金額</text:p>
          </table:table-cell>
          <table:table-cell table:number-columns-repeated="1010"/>
        </table:table-row>
        <table:table-row table:style-name="ro2">
          <table:table-cell/>
          <table:table-cell table:style-name="ce303" table:formula="of:=[.B75]+10000" office:value-type="currency" office:currency="JPY" office:value="130000" calcext:value-type="currency">
            <text:p>￥130,000</text:p>
          </table:table-cell>
          <table:table-cell table:style-name="ce303" table:formula="of:=(SUM([.$L$75:.$M$76])/12+([.B76]*12-330000)*0.083)/12" office:value-type="currency" office:currency="JPY" office:value="8998.72222222222" calcext:value-type="currency">
            <text:p>￥8,999</text:p>
          </table:table-cell>
          <table:table-cell table:style-name="ce303" office:value-type="currency" office:currency="JPY" office:value="9893" calcext:value-type="currency">
            <text:p>￥9,893</text:p>
          </table:table-cell>
          <table:table-cell table:style-name="ce303" office:value-type="currency" office:currency="JPY" office:value="7000" calcext:value-type="currency">
            <text:p>￥7,000</text:p>
          </table:table-cell>
          <table:table-cell table:style-name="ce303" table:formula="of:=[.B76]-[.C76]-[.D76]-[.E76]" office:value-type="currency" office:currency="JPY" office:value="104108.277777778" calcext:value-type="currency">
            <text:p>￥104,108</text:p>
          </table:table-cell>
          <table:table-cell table:style-name="ce303" office:value-type="currency" office:currency="JPY" office:value="140000" calcext:value-type="currency">
            <text:p>￥140,000</text:p>
          </table:table-cell>
          <table:table-cell table:style-name="ce400" table:formula="of:=[.F76]-[.G76]" office:value-type="currency" office:currency="JPY" office:value="-35891.7222222222" calcext:value-type="currency">
            <text:p>-￥35,892</text:p>
          </table:table-cell>
          <table:table-cell table:style-name="ce303" table:formula="of:=[.B76]*2+[.H76]*12" office:value-type="currency" office:currency="JPY" office:value="-170700.666666667" calcext:value-type="currency">
            <text:p>-￥170,701</text:p>
          </table:table-cell>
          <table:table-cell/>
          <table:table-cell office:value-type="string" calcext:value-type="string">
            <text:p>均等割</text:p>
          </table:table-cell>
          <table:table-cell table:style-name="ce303" office:value-type="currency" office:currency="JPY" office:value="20582" calcext:value-type="currency">
            <text:p>￥20,582</text:p>
          </table:table-cell>
          <table:table-cell table:style-name="ce303" office:value-type="currency" office:currency="JPY" office:value="5290" calcext:value-type="currency">
            <text:p>￥5,290</text:p>
          </table:table-cell>
          <table:table-cell office:value-type="string" calcext:value-type="string">
            <text:p>被保険者数×金額</text:p>
          </table:table-cell>
          <table:table-cell table:number-columns-repeated="1010"/>
        </table:table-row>
        <table:table-row table:style-name="ro2">
          <table:table-cell/>
          <table:table-cell table:style-name="ce303" table:formula="of:=[.B76]+10000" office:value-type="currency" office:currency="JPY" office:value="140000" calcext:value-type="currency">
            <text:p>￥140,000</text:p>
          </table:table-cell>
          <table:table-cell table:style-name="ce303" table:formula="of:=(SUM([.$L$75:.$M$76])/12+([.B77]*12-330000)*0.083)/12" office:value-type="currency" office:currency="JPY" office:value="9828.72222222222" calcext:value-type="currency">
            <text:p>￥9,829</text:p>
          </table:table-cell>
          <table:table-cell table:style-name="ce303" office:value-type="currency" office:currency="JPY" office:value="11149" calcext:value-type="currency">
            <text:p>￥11,149</text:p>
          </table:table-cell>
          <table:table-cell table:style-name="ce303" office:value-type="currency" office:currency="JPY" office:value="8000" calcext:value-type="currency">
            <text:p>￥8,000</text:p>
          </table:table-cell>
          <table:table-cell table:style-name="ce303" table:formula="of:=[.B77]-[.C77]-[.D77]-[.E77]" office:value-type="currency" office:currency="JPY" office:value="111022.277777778" calcext:value-type="currency">
            <text:p>￥111,022</text:p>
          </table:table-cell>
          <table:table-cell table:style-name="ce303" office:value-type="currency" office:currency="JPY" office:value="140000" calcext:value-type="currency">
            <text:p>￥140,000</text:p>
          </table:table-cell>
          <table:table-cell table:style-name="ce400" table:formula="of:=[.F77]-[.G77]" office:value-type="currency" office:currency="JPY" office:value="-28977.7222222222" calcext:value-type="currency">
            <text:p>-￥28,978</text:p>
          </table:table-cell>
          <table:table-cell table:style-name="ce303" table:formula="of:=[.B77]*2+[.H77]*12" office:value-type="currency" office:currency="JPY" office:value="-67732.6666666666" calcext:value-type="currency">
            <text:p>-￥67,733</text:p>
          </table:table-cell>
          <table:table-cell/>
          <table:table-cell office:value-type="string" calcext:value-type="string">
            <text:p>所得割</text:p>
          </table:table-cell>
          <table:table-cell table:style-name="ce303" office:value-type="currency" office:currency="JPY" office:value="178450" calcext:value-type="currency">
            <text:p>￥178,450</text:p>
          </table:table-cell>
          <table:table-cell table:style-name="ce303" office:value-type="currency" office:currency="JPY" office:value="47300" calcext:value-type="currency">
            <text:p>￥47,300</text:p>
          </table:table-cell>
          <table:table-cell office:value-type="string" calcext:value-type="string">
            <text:p>＝所得年額-33万円×8.3%</text:p>
          </table:table-cell>
          <table:table-cell table:number-columns-repeated="1010"/>
        </table:table-row>
        <table:table-row table:style-name="ro2">
          <table:table-cell/>
          <table:table-cell table:style-name="ce303" table:formula="of:=[.B77]+10000" office:value-type="currency" office:currency="JPY" office:value="150000" calcext:value-type="currency">
            <text:p>￥150,000</text:p>
          </table:table-cell>
          <table:table-cell table:style-name="ce303" table:formula="of:=(SUM([.$L$75:.$M$76])/12+([.B78]*12-330000)*0.083)/12" office:value-type="currency" office:currency="JPY" office:value="10658.7222222222" calcext:value-type="currency">
            <text:p>￥10,659</text:p>
          </table:table-cell>
          <table:table-cell table:style-name="ce303" office:value-type="currency" office:currency="JPY" office:value="11778" calcext:value-type="currency">
            <text:p>￥11,778</text:p>
          </table:table-cell>
          <table:table-cell table:style-name="ce303" office:value-type="currency" office:currency="JPY" office:value="9000" calcext:value-type="currency">
            <text:p>￥9,000</text:p>
          </table:table-cell>
          <table:table-cell table:style-name="ce303" table:formula="of:=[.B78]-[.C78]-[.D78]-[.E78]" office:value-type="currency" office:currency="JPY" office:value="118563.277777778" calcext:value-type="currency">
            <text:p>￥118,563</text:p>
          </table:table-cell>
          <table:table-cell table:style-name="ce303" office:value-type="currency" office:currency="JPY" office:value="140000" calcext:value-type="currency">
            <text:p>￥140,000</text:p>
          </table:table-cell>
          <table:table-cell table:style-name="ce400" table:formula="of:=[.F78]-[.G78]" office:value-type="currency" office:currency="JPY" office:value="-21436.7222222222" calcext:value-type="currency">
            <text:p>-￥21,437</text:p>
          </table:table-cell>
          <table:table-cell table:style-name="ce303" table:formula="of:=[.B78]*2+[.H78]*12" office:value-type="currency" office:currency="JPY" office:value="42759.3333333334" calcext:value-type="currency">
            <text:p>￥42,759</text:p>
          </table:table-cell>
          <table:table-cell table:number-columns-repeated="2"/>
          <table:table-cell table:style-name="ce303" table:formula="of:=SUM([.L75:.L77])" office:value-type="currency" office:currency="JPY" office:value="234722" calcext:value-type="currency">
            <text:p>￥234,722</text:p>
          </table:table-cell>
          <table:table-cell table:style-name="ce303" table:formula="of:=SUM([.M75:.M77])" office:value-type="currency" office:currency="JPY" office:value="61764" calcext:value-type="currency">
            <text:p>￥61,764</text:p>
          </table:table-cell>
          <table:table-cell office:value-type="string" calcext:value-type="string">
            <text:p>※所得を月額16万円、ボーナス年計3.5ヶ月分として年収248万円で計算</text:p>
          </table:table-cell>
          <table:table-cell table:number-columns-repeated="1010"/>
        </table:table-row>
        <table:table-row table:style-name="ro2">
          <table:table-cell/>
          <table:table-cell table:style-name="ce303" table:formula="of:=[.B78]+10000" office:value-type="currency" office:currency="JPY" office:value="160000" calcext:value-type="currency">
            <text:p>￥160,000</text:p>
          </table:table-cell>
          <table:table-cell table:style-name="ce303" table:formula="of:=(SUM([.$L$75:.$M$76])/12+([.B79]*12-330000)*0.083)/12" office:value-type="currency" office:currency="JPY" office:value="11488.7222222222" calcext:value-type="currency">
            <text:p>￥11,489</text:p>
          </table:table-cell>
          <table:table-cell table:style-name="ce303" office:value-type="currency" office:currency="JPY" office:value="12563" calcext:value-type="currency">
            <text:p>￥12,563</text:p>
          </table:table-cell>
          <table:table-cell table:style-name="ce303" office:value-type="currency" office:currency="JPY" office:value="10000" calcext:value-type="currency">
            <text:p>￥10,000</text:p>
          </table:table-cell>
          <table:table-cell table:style-name="ce303" table:formula="of:=[.B79]-[.C79]-[.D79]-[.E79]" office:value-type="currency" office:currency="JPY" office:value="125948.277777778" calcext:value-type="currency">
            <text:p>￥125,948</text:p>
          </table:table-cell>
          <table:table-cell table:style-name="ce303" office:value-type="currency" office:currency="JPY" office:value="140000" calcext:value-type="currency">
            <text:p>￥140,000</text:p>
          </table:table-cell>
          <table:table-cell table:style-name="ce400" table:formula="of:=[.F79]-[.G79]" office:value-type="currency" office:currency="JPY" office:value="-14051.7222222222" calcext:value-type="currency">
            <text:p>-￥14,052</text:p>
          </table:table-cell>
          <table:table-cell table:style-name="ce303" table:formula="of:=[.B79]*2+[.H79]*12" office:value-type="currency" office:currency="JPY" office:value="151379.333333333" calcext:value-type="currency">
            <text:p>￥151,379</text:p>
          </table:table-cell>
          <table:table-cell/>
          <table:table-cell office:value-type="string" calcext:value-type="string">
            <text:p>合計年額</text:p>
          </table:table-cell>
          <table:table-cell table:style-name="ce303"/>
          <table:table-cell table:style-name="ce303" table:formula="of:=SUM([.L78:.M78])" office:value-type="currency" office:currency="JPY" office:value="296486" calcext:value-type="currency">
            <text:p>￥296,486</text:p>
          </table:table-cell>
          <table:table-cell table:number-columns-repeated="1011"/>
        </table:table-row>
        <table:table-row table:style-name="ro2">
          <table:table-cell/>
          <table:table-cell table:style-name="ce303" table:formula="of:=[.B79]+10000" office:value-type="currency" office:currency="JPY" office:value="170000" calcext:value-type="currency">
            <text:p>￥170,000</text:p>
          </table:table-cell>
          <table:table-cell table:style-name="ce303" table:formula="of:=(SUM([.$L$75:.$M$76])/12+([.B80]*12-330000)*0.083)/12" office:value-type="currency" office:currency="JPY" office:value="12318.7222222222" calcext:value-type="currency">
            <text:p>￥12,319</text:p>
          </table:table-cell>
          <table:table-cell table:style-name="ce303" office:value-type="currency" office:currency="JPY" office:value="13348" calcext:value-type="currency">
            <text:p>￥13,348</text:p>
          </table:table-cell>
          <table:table-cell table:style-name="ce303" office:value-type="currency" office:currency="JPY" office:value="11000" calcext:value-type="currency">
            <text:p>￥11,000</text:p>
          </table:table-cell>
          <table:table-cell table:style-name="ce303" table:formula="of:=[.B80]-[.C80]-[.D80]-[.E80]" office:value-type="currency" office:currency="JPY" office:value="133333.277777778" calcext:value-type="currency">
            <text:p>￥133,333</text:p>
          </table:table-cell>
          <table:table-cell table:style-name="ce303" office:value-type="currency" office:currency="JPY" office:value="140000" calcext:value-type="currency">
            <text:p>￥140,000</text:p>
          </table:table-cell>
          <table:table-cell table:style-name="ce400" table:formula="of:=[.F80]-[.G80]" office:value-type="currency" office:currency="JPY" office:value="-6666.72222222222" calcext:value-type="currency">
            <text:p>-￥6,667</text:p>
          </table:table-cell>
          <table:table-cell table:style-name="ce303" table:formula="of:=[.B80]*2+[.H80]*12" office:value-type="currency" office:currency="JPY" office:value="259999.333333333" calcext:value-type="currency">
            <text:p>￥259,999</text:p>
          </table:table-cell>
          <table:table-cell/>
          <table:table-cell office:value-type="string" calcext:value-type="string">
            <text:p>合計月額</text:p>
          </table:table-cell>
          <table:table-cell table:style-name="ce303"/>
          <table:table-cell table:style-name="ce303" table:formula="of:=ROUND([.M79]/12;0)" office:value-type="currency" office:currency="JPY" office:value="24707" calcext:value-type="currency">
            <text:p>￥24,707</text:p>
          </table:table-cell>
          <table:table-cell table:number-columns-repeated="1011"/>
        </table:table-row>
        <table:table-row table:style-name="ro2">
          <table:table-cell/>
          <table:table-cell table:style-name="ce303" table:formula="of:=[.B80]+10000" office:value-type="currency" office:currency="JPY" office:value="180000" calcext:value-type="currency">
            <text:p>￥180,000</text:p>
          </table:table-cell>
          <table:table-cell table:style-name="ce303" table:formula="of:=(SUM([.$L$75:.$M$76])/12+([.B81]*12-330000)*0.083)/12" office:value-type="currency" office:currency="JPY" office:value="13148.7222222222" calcext:value-type="currency">
            <text:p>￥13,149</text:p>
          </table:table-cell>
          <table:table-cell table:style-name="ce303" office:value-type="currency" office:currency="JPY" office:value="14133" calcext:value-type="currency">
            <text:p>￥14,133</text:p>
          </table:table-cell>
          <table:table-cell table:style-name="ce303" office:value-type="currency" office:currency="JPY" office:value="12000" calcext:value-type="currency">
            <text:p>￥12,000</text:p>
          </table:table-cell>
          <table:table-cell table:style-name="ce303" table:formula="of:=[.B81]-[.C81]-[.D81]-[.E81]" office:value-type="currency" office:currency="JPY" office:value="140718.277777778" calcext:value-type="currency">
            <text:p>￥140,718</text:p>
          </table:table-cell>
          <table:table-cell table:style-name="ce303" office:value-type="currency" office:currency="JPY" office:value="140000" calcext:value-type="currency">
            <text:p>￥140,000</text:p>
          </table:table-cell>
          <table:table-cell table:style-name="ce400" table:formula="of:=[.F81]-[.G81]" office:value-type="currency" office:currency="JPY" office:value="718.277777777781" calcext:value-type="currency">
            <text:p>￥718</text:p>
          </table:table-cell>
          <table:table-cell table:style-name="ce303" table:formula="of:=[.B81]*2+[.H81]*12" office:value-type="currency" office:currency="JPY" office:value="368619.333333333" calcext:value-type="currency">
            <text:p>￥368,619</text:p>
          </table:table-cell>
          <table:table-cell table:number-columns-repeated="1015"/>
        </table:table-row>
        <table:table-row table:style-name="ro2">
          <table:table-cell/>
          <table:table-cell table:style-name="ce303" table:formula="of:=[.B81]+10000" office:value-type="currency" office:currency="JPY" office:value="190000" calcext:value-type="currency">
            <text:p>￥190,000</text:p>
          </table:table-cell>
          <table:table-cell table:style-name="ce303" table:formula="of:=(SUM([.$L$75:.$M$76])/12+([.B82]*12-330000)*0.083)/12" office:value-type="currency" office:currency="JPY" office:value="13978.7222222222" calcext:value-type="currency">
            <text:p>￥13,979</text:p>
          </table:table-cell>
          <table:table-cell table:style-name="ce303" office:value-type="currency" office:currency="JPY" office:value="14918" calcext:value-type="currency">
            <text:p>￥14,918</text:p>
          </table:table-cell>
          <table:table-cell table:style-name="ce303" office:value-type="currency" office:currency="JPY" office:value="13000" calcext:value-type="currency">
            <text:p>￥13,000</text:p>
          </table:table-cell>
          <table:table-cell table:style-name="ce303" table:formula="of:=[.B82]-[.C82]-[.D82]-[.E82]" office:value-type="currency" office:currency="JPY" office:value="148103.277777778" calcext:value-type="currency">
            <text:p>￥148,103</text:p>
          </table:table-cell>
          <table:table-cell table:style-name="ce303" office:value-type="currency" office:currency="JPY" office:value="140000" calcext:value-type="currency">
            <text:p>￥140,000</text:p>
          </table:table-cell>
          <table:table-cell table:style-name="ce400" table:formula="of:=[.F82]-[.G82]" office:value-type="currency" office:currency="JPY" office:value="8103.27777777778" calcext:value-type="currency">
            <text:p>￥8,103</text:p>
          </table:table-cell>
          <table:table-cell table:style-name="ce303" table:formula="of:=[.B82]*2+[.H82]*12" office:value-type="currency" office:currency="JPY" office:value="477239.333333333" calcext:value-type="currency">
            <text:p>￥477,239</text:p>
          </table:table-cell>
          <table:table-cell table:number-columns-repeated="2"/>
          <table:table-cell office:value-type="string" calcext:value-type="string">
            <text:p>厚生年金保険料</text:p>
          </table:table-cell>
          <table:table-cell table:number-columns-repeated="1012"/>
        </table:table-row>
        <table:table-row table:style-name="ro2">
          <table:table-cell/>
          <table:table-cell table:style-name="ce303" table:formula="of:=[.B82]+10000" office:value-type="currency" office:currency="JPY" office:value="200000" calcext:value-type="currency">
            <text:p>￥200,000</text:p>
          </table:table-cell>
          <table:table-cell table:style-name="ce303" table:formula="of:=(SUM([.$L$75:.$M$76])/12+([.B83]*12-330000)*0.083)/12" office:value-type="currency" office:currency="JPY" office:value="14808.7222222222" calcext:value-type="currency">
            <text:p>￥14,809</text:p>
          </table:table-cell>
          <table:table-cell table:style-name="ce303" office:value-type="currency" office:currency="JPY" office:value="15704" calcext:value-type="currency">
            <text:p>￥15,704</text:p>
          </table:table-cell>
          <table:table-cell table:style-name="ce303" office:value-type="currency" office:currency="JPY" office:value="14000" calcext:value-type="currency">
            <text:p>￥14,000</text:p>
          </table:table-cell>
          <table:table-cell table:style-name="ce303" table:formula="of:=[.B83]-[.C83]-[.D83]-[.E83]" office:value-type="currency" office:currency="JPY" office:value="155487.277777778" calcext:value-type="currency">
            <text:p>￥155,487</text:p>
          </table:table-cell>
          <table:table-cell table:style-name="ce303" office:value-type="currency" office:currency="JPY" office:value="140000" calcext:value-type="currency">
            <text:p>￥140,000</text:p>
          </table:table-cell>
          <table:table-cell table:style-name="ce400" table:formula="of:=[.F83]-[.G83]" office:value-type="currency" office:currency="JPY" office:value="15487.2777777778" calcext:value-type="currency">
            <text:p>￥15,487</text:p>
          </table:table-cell>
          <table:table-cell table:style-name="ce303" table:formula="of:=[.B83]*2+[.H83]*12" office:value-type="currency" office:currency="JPY" office:value="585847.333333333" calcext:value-type="currency">
            <text:p>￥585,847</text:p>
          </table:table-cell>
          <table:table-cell table:number-columns-repeated="2"/>
          <table:table-cell office:value-type="string" calcext:value-type="string">
            <text:p>労使折半で13000円くらいらしい</text:p>
          </table:table-cell>
          <table:table-cell table:number-columns-repeated="1012"/>
        </table:table-row>
        <table:table-row table:style-name="ro2">
          <table:table-cell/>
          <table:table-cell table:style-name="ce303" table:formula="of:=[.B83]+10000" office:value-type="currency" office:currency="JPY" office:value="210000" calcext:value-type="currency">
            <text:p>￥210,000</text:p>
          </table:table-cell>
          <table:table-cell table:style-name="ce303" table:formula="of:=(SUM([.$L$75:.$M$76])/12+([.B84]*12-330000)*0.083)/12" office:value-type="currency" office:currency="JPY" office:value="15638.7222222222" calcext:value-type="currency">
            <text:p>￥15,639</text:p>
          </table:table-cell>
          <table:table-cell table:style-name="ce303" office:value-type="currency" office:currency="JPY" office:value="17274" calcext:value-type="currency">
            <text:p>￥17,274</text:p>
          </table:table-cell>
          <table:table-cell table:style-name="ce303" office:value-type="currency" office:currency="JPY" office:value="15000" calcext:value-type="currency">
            <text:p>￥15,000</text:p>
          </table:table-cell>
          <table:table-cell table:style-name="ce303" table:formula="of:=[.B84]-[.C84]-[.D84]-[.E84]" office:value-type="currency" office:currency="JPY" office:value="162087.277777778" calcext:value-type="currency">
            <text:p>￥162,087</text:p>
          </table:table-cell>
          <table:table-cell table:style-name="ce303" office:value-type="currency" office:currency="JPY" office:value="140000" calcext:value-type="currency">
            <text:p>￥140,000</text:p>
          </table:table-cell>
          <table:table-cell table:style-name="ce400" table:formula="of:=[.F84]-[.G84]" office:value-type="currency" office:currency="JPY" office:value="22087.2777777778" calcext:value-type="currency">
            <text:p>￥22,087</text:p>
          </table:table-cell>
          <table:table-cell table:style-name="ce303" table:formula="of:=[.B84]*2+[.H84]*12" office:value-type="currency" office:currency="JPY" office:value="685047.333333333" calcext:value-type="currency">
            <text:p>￥685,047</text:p>
          </table:table-cell>
          <table:table-cell table:number-columns-repeated="1015"/>
        </table:table-row>
        <table:table-row table:style-name="ro2">
          <table:table-cell/>
          <table:table-cell table:style-name="ce303" table:formula="of:=[.B84]+10000" office:value-type="currency" office:currency="JPY" office:value="220000" calcext:value-type="currency">
            <text:p>￥220,000</text:p>
          </table:table-cell>
          <table:table-cell table:style-name="ce303" table:formula="of:=(SUM([.$L$75:.$M$76])/12+([.B85]*12-330000)*0.083)/12" office:value-type="currency" office:currency="JPY" office:value="16468.7222222222" calcext:value-type="currency">
            <text:p>￥16,469</text:p>
          </table:table-cell>
          <table:table-cell table:style-name="ce303" office:value-type="currency" office:currency="JPY" office:value="17274" calcext:value-type="currency">
            <text:p>￥17,274</text:p>
          </table:table-cell>
          <table:table-cell table:style-name="ce303" office:value-type="currency" office:currency="JPY" office:value="16000" calcext:value-type="currency">
            <text:p>￥16,000</text:p>
          </table:table-cell>
          <table:table-cell table:style-name="ce303" table:formula="of:=[.B85]-[.C85]-[.D85]-[.E85]" office:value-type="currency" office:currency="JPY" office:value="170257.277777778" calcext:value-type="currency">
            <text:p>￥170,257</text:p>
          </table:table-cell>
          <table:table-cell table:style-name="ce303" office:value-type="currency" office:currency="JPY" office:value="140000" calcext:value-type="currency">
            <text:p>￥140,000</text:p>
          </table:table-cell>
          <table:table-cell table:style-name="ce400" table:formula="of:=[.F85]-[.G85]" office:value-type="currency" office:currency="JPY" office:value="30257.2777777778" calcext:value-type="currency">
            <text:p>￥30,257</text:p>
          </table:table-cell>
          <table:table-cell table:style-name="ce303" table:formula="of:=[.B85]*2+[.H85]*12" office:value-type="currency" office:currency="JPY" office:value="803087.333333333" calcext:value-type="currency">
            <text:p>￥803,087</text:p>
          </table:table-cell>
          <table:table-cell/>
          <table:table-cell office:value-type="string" calcext:value-type="string">
            <text:p>月支給額16万円、ボーナス3.5ヶ月分支給時（総支給額248万円）のとき、利益を年3%利率で運用するとどうなるか</text:p>
          </table:table-cell>
          <table:table-cell table:number-columns-repeated="1013"/>
        </table:table-row>
        <table:table-row table:style-name="ro2">
          <table:table-cell/>
          <table:table-cell table:style-name="ce303" table:formula="of:=[.B85]+10000" office:value-type="currency" office:currency="JPY" office:value="230000" calcext:value-type="currency">
            <text:p>￥230,000</text:p>
          </table:table-cell>
          <table:table-cell table:style-name="ce303" table:formula="of:=(SUM([.$L$75:.$M$76])/12+([.B86]*12-330000)*0.083)/12" office:value-type="currency" office:currency="JPY" office:value="17298.7222222222" calcext:value-type="currency">
            <text:p>￥17,299</text:p>
          </table:table-cell>
          <table:table-cell table:style-name="ce303" office:value-type="currency" office:currency="JPY" office:value="18844" calcext:value-type="currency">
            <text:p>￥18,844</text:p>
          </table:table-cell>
          <table:table-cell table:style-name="ce303" office:value-type="currency" office:currency="JPY" office:value="17000" calcext:value-type="currency">
            <text:p>￥17,000</text:p>
          </table:table-cell>
          <table:table-cell table:style-name="ce303" table:formula="of:=[.B86]-[.C86]-[.D86]-[.E86]" office:value-type="currency" office:currency="JPY" office:value="176857.277777778" calcext:value-type="currency">
            <text:p>￥176,857</text:p>
          </table:table-cell>
          <table:table-cell table:style-name="ce303" office:value-type="currency" office:currency="JPY" office:value="140000" calcext:value-type="currency">
            <text:p>￥140,000</text:p>
          </table:table-cell>
          <table:table-cell table:style-name="ce400" table:formula="of:=[.F86]-[.G86]" office:value-type="currency" office:currency="JPY" office:value="36857.2777777778" calcext:value-type="currency">
            <text:p>￥36,857</text:p>
          </table:table-cell>
          <table:table-cell table:style-name="ce303" table:formula="of:=[.B86]*2+[.H86]*12" office:value-type="currency" office:currency="JPY" office:value="902287.333333333" calcext:value-type="currency">
            <text:p>￥902,287</text:p>
          </table:table-cell>
          <table:table-cell/>
          <table:table-cell office:value-type="string" calcext:value-type="string">
            <text:p>年度</text:p>
          </table:table-cell>
          <table:table-cell office:value-type="string" calcext:value-type="string">
            <text:p>半額運用</text:p>
          </table:table-cell>
          <table:table-cell office:value-type="string" calcext:value-type="string">
            <text:p>全額投資</text:p>
          </table:table-cell>
          <table:table-cell table:number-columns-repeated="1011"/>
        </table:table-row>
        <table:table-row table:style-name="ro2">
          <table:table-cell/>
          <table:table-cell table:style-name="ce303" table:formula="of:=[.B86]+10000" office:value-type="currency" office:currency="JPY" office:value="240000" calcext:value-type="currency">
            <text:p>￥240,000</text:p>
          </table:table-cell>
          <table:table-cell table:style-name="ce303" table:formula="of:=(SUM([.$L$75:.$M$76])/12+([.B87]*12-330000)*0.083)/12" office:value-type="currency" office:currency="JPY" office:value="18128.7222222222" calcext:value-type="currency">
            <text:p>￥18,129</text:p>
          </table:table-cell>
          <table:table-cell table:style-name="ce303" office:value-type="currency" office:currency="JPY" office:value="18844" calcext:value-type="currency">
            <text:p>￥18,844</text:p>
          </table:table-cell>
          <table:table-cell table:style-name="ce303" office:value-type="currency" office:currency="JPY" office:value="18000" calcext:value-type="currency">
            <text:p>￥18,000</text:p>
          </table:table-cell>
          <table:table-cell table:style-name="ce303" table:formula="of:=[.B87]-[.C87]-[.D87]-[.E87]" office:value-type="currency" office:currency="JPY" office:value="185027.277777778" calcext:value-type="currency">
            <text:p>￥185,027</text:p>
          </table:table-cell>
          <table:table-cell table:style-name="ce303" office:value-type="currency" office:currency="JPY" office:value="140000" calcext:value-type="currency">
            <text:p>￥140,000</text:p>
          </table:table-cell>
          <table:table-cell table:style-name="ce400" table:formula="of:=[.F87]-[.G87]" office:value-type="currency" office:currency="JPY" office:value="45027.2777777778" calcext:value-type="currency">
            <text:p>￥45,027</text:p>
          </table:table-cell>
          <table:table-cell table:style-name="ce303" table:formula="of:=[.B87]*2+[.H87]*12" office:value-type="currency" office:currency="JPY" office:value="1020327.33333333" calcext:value-type="currency">
            <text:p>￥1,020,327</text:p>
          </table:table-cell>
          <table:table-cell/>
          <table:table-cell office:value-type="float" office:value="2011" calcext:value-type="float">
            <text:p>2011</text:p>
          </table:table-cell>
          <table:table-cell table:style-name="ce303" table:formula="of:=[.I79]" office:value-type="currency" office:currency="JPY" office:value="151379.333333333" calcext:value-type="currency">
            <text:p>￥151,379</text:p>
          </table:table-cell>
          <table:table-cell table:style-name="ce303" table:formula="of:=[.L87]" office:value-type="currency" office:currency="JPY" office:value="151379.333333333" calcext:value-type="currency">
            <text:p>￥151,379</text:p>
          </table:table-cell>
          <table:table-cell table:number-columns-repeated="1011"/>
        </table:table-row>
        <table:table-row table:style-name="ro2">
          <table:table-cell/>
          <table:table-cell table:style-name="ce303" table:formula="of:=[.B87]+10000" office:value-type="currency" office:currency="JPY" office:value="250000" calcext:value-type="currency">
            <text:p>￥250,000</text:p>
          </table:table-cell>
          <table:table-cell table:style-name="ce303" table:formula="of:=(SUM([.$L$75:.$M$76])/12+([.B88]*12-330000)*0.083)/12" office:value-type="currency" office:currency="JPY" office:value="18958.7222222222" calcext:value-type="currency">
            <text:p>￥18,959</text:p>
          </table:table-cell>
          <table:table-cell table:style-name="ce303" office:value-type="currency" office:currency="JPY" office:value="20415" calcext:value-type="currency">
            <text:p>￥20,415</text:p>
          </table:table-cell>
          <table:table-cell table:style-name="ce303" office:value-type="currency" office:currency="JPY" office:value="19000" calcext:value-type="currency">
            <text:p>￥19,000</text:p>
          </table:table-cell>
          <table:table-cell table:style-name="ce303" table:formula="of:=[.B88]-[.C88]-[.D88]-[.E88]" office:value-type="currency" office:currency="JPY" office:value="191626.277777778" calcext:value-type="currency">
            <text:p>￥191,626</text:p>
          </table:table-cell>
          <table:table-cell table:style-name="ce303" office:value-type="currency" office:currency="JPY" office:value="140000" calcext:value-type="currency">
            <text:p>￥140,000</text:p>
          </table:table-cell>
          <table:table-cell table:style-name="ce400" table:formula="of:=[.F88]-[.G88]" office:value-type="currency" office:currency="JPY" office:value="51626.2777777778" calcext:value-type="currency">
            <text:p>￥51,626</text:p>
          </table:table-cell>
          <table:table-cell table:style-name="ce303" table:formula="of:=[.B88]*2+[.H88]*12" office:value-type="currency" office:currency="JPY" office:value="1119515.33333333" calcext:value-type="currency">
            <text:p>￥1,119,515</text:p>
          </table:table-cell>
          <table:table-cell/>
          <table:table-cell office:value-type="float" office:value="2012" calcext:value-type="float">
            <text:p>2012</text:p>
          </table:table-cell>
          <table:table-cell table:style-name="ce303" table:formula="of:=[.L87]/2*1.03+[.L87]/2+[.$L$87]" office:value-type="currency" office:currency="JPY" office:value="305029.356666667" calcext:value-type="currency">
            <text:p>￥305,029</text:p>
          </table:table-cell>
          <table:table-cell table:style-name="ce303" table:formula="of:=[.M87]*1.03+[.$M$87]" office:value-type="currency" office:currency="JPY" office:value="307300.046666667" calcext:value-type="currency">
            <text:p>￥307,300</text:p>
          </table:table-cell>
          <table:table-cell table:number-columns-repeated="1011"/>
        </table:table-row>
        <table:table-row table:style-name="ro2">
          <table:table-cell/>
          <table:table-cell table:style-name="ce303" table:formula="of:=[.B88]+10000" office:value-type="currency" office:currency="JPY" office:value="260000" calcext:value-type="currency">
            <text:p>￥260,000</text:p>
          </table:table-cell>
          <table:table-cell table:style-name="ce303" table:formula="of:=(SUM([.$L$75:.$M$76])/12+([.B89]*12-330000)*0.083)/12" office:value-type="currency" office:currency="JPY" office:value="19788.7222222222" calcext:value-type="currency">
            <text:p>￥19,789</text:p>
          </table:table-cell>
          <table:table-cell table:style-name="ce303" office:value-type="currency" office:currency="JPY" office:value="20415" calcext:value-type="currency">
            <text:p>￥20,415</text:p>
          </table:table-cell>
          <table:table-cell table:style-name="ce303" office:value-type="currency" office:currency="JPY" office:value="20000" calcext:value-type="currency">
            <text:p>￥20,000</text:p>
          </table:table-cell>
          <table:table-cell table:style-name="ce303" table:formula="of:=[.B89]-[.C89]-[.D89]-[.E89]" office:value-type="currency" office:currency="JPY" office:value="199796.277777778" calcext:value-type="currency">
            <text:p>￥199,796</text:p>
          </table:table-cell>
          <table:table-cell table:style-name="ce303" office:value-type="currency" office:currency="JPY" office:value="140000" calcext:value-type="currency">
            <text:p>￥140,000</text:p>
          </table:table-cell>
          <table:table-cell table:style-name="ce400" table:formula="of:=[.F89]-[.G89]" office:value-type="currency" office:currency="JPY" office:value="59796.2777777778" calcext:value-type="currency">
            <text:p>￥59,796</text:p>
          </table:table-cell>
          <table:table-cell table:style-name="ce303" table:formula="of:=[.B89]*2+[.H89]*12" office:value-type="currency" office:currency="JPY" office:value="1237555.33333333" calcext:value-type="currency">
            <text:p>￥1,237,555</text:p>
          </table:table-cell>
          <table:table-cell/>
          <table:table-cell office:value-type="float" office:value="2013" calcext:value-type="float">
            <text:p>2013</text:p>
          </table:table-cell>
          <table:table-cell table:style-name="ce303" table:formula="of:=[.L88]/2*1.03+[.L88]/2+[.$L$87]" office:value-type="currency" office:currency="JPY" office:value="460984.13035" calcext:value-type="currency">
            <text:p>￥460,984</text:p>
          </table:table-cell>
          <table:table-cell table:style-name="ce303" table:formula="of:=[.M88]*1.03+[.$M$87]" office:value-type="currency" office:currency="JPY" office:value="467898.3814" calcext:value-type="currency">
            <text:p>￥467,898</text:p>
          </table:table-cell>
          <table:table-cell table:number-columns-repeated="1011"/>
        </table:table-row>
        <table:table-row table:style-name="ro2">
          <table:table-cell/>
          <table:table-cell table:style-name="ce303" table:formula="of:=[.B89]+10000" office:value-type="currency" office:currency="JPY" office:value="270000" calcext:value-type="currency">
            <text:p>￥270,000</text:p>
          </table:table-cell>
          <table:table-cell table:style-name="ce303" table:formula="of:=(SUM([.$L$75:.$M$76])/12+([.B90]*12-330000)*0.083)/12" office:value-type="currency" office:currency="JPY" office:value="20618.7222222222" calcext:value-type="currency">
            <text:p>￥20,619</text:p>
          </table:table-cell>
          <table:table-cell table:style-name="ce303" office:value-type="currency" office:currency="JPY" office:value="21985" calcext:value-type="currency">
            <text:p>￥21,985</text:p>
          </table:table-cell>
          <table:table-cell table:style-name="ce303" office:value-type="currency" office:currency="JPY" office:value="21000" calcext:value-type="currency">
            <text:p>￥21,000</text:p>
          </table:table-cell>
          <table:table-cell table:style-name="ce303" table:formula="of:=[.B90]-[.C90]-[.D90]-[.E90]" office:value-type="currency" office:currency="JPY" office:value="206396.277777778" calcext:value-type="currency">
            <text:p>￥206,396</text:p>
          </table:table-cell>
          <table:table-cell table:style-name="ce303" office:value-type="currency" office:currency="JPY" office:value="140000" calcext:value-type="currency">
            <text:p>￥140,000</text:p>
          </table:table-cell>
          <table:table-cell table:style-name="ce400" table:formula="of:=[.F90]-[.G90]" office:value-type="currency" office:currency="JPY" office:value="66396.2777777778" calcext:value-type="currency">
            <text:p>￥66,396</text:p>
          </table:table-cell>
          <table:table-cell table:style-name="ce303" table:formula="of:=[.B90]*2+[.H90]*12" office:value-type="currency" office:currency="JPY" office:value="1336755.33333333" calcext:value-type="currency">
            <text:p>￥1,336,755</text:p>
          </table:table-cell>
          <table:table-cell/>
          <table:table-cell office:value-type="float" office:value="2014" calcext:value-type="float">
            <text:p>2014</text:p>
          </table:table-cell>
          <table:table-cell table:style-name="ce303" table:formula="of:=[.L89]/2*1.03+[.L89]/2+[.$L$87]" office:value-type="currency" office:currency="JPY" office:value="619278.225638584" calcext:value-type="currency">
            <text:p>￥619,278</text:p>
          </table:table-cell>
          <table:table-cell table:style-name="ce303" table:formula="of:=[.M89]*1.03+[.$M$87]" office:value-type="currency" office:currency="JPY" office:value="633314.666175334" calcext:value-type="currency">
            <text:p>￥633,315</text:p>
          </table:table-cell>
          <table:table-cell table:number-columns-repeated="1011"/>
        </table:table-row>
        <table:table-row table:style-name="ro2">
          <table:table-cell table:number-columns-repeated="10"/>
          <table:table-cell office:value-type="float" office:value="2015" calcext:value-type="float">
            <text:p>2015</text:p>
          </table:table-cell>
          <table:table-cell table:style-name="ce303" table:formula="of:=[.L90]/2*1.03+[.L90]/2+[.$L$87]" office:value-type="currency" office:currency="JPY" office:value="779946.732356496" calcext:value-type="currency">
            <text:p>￥779,947</text:p>
          </table:table-cell>
          <table:table-cell table:style-name="ce303" table:formula="of:=[.M90]*1.03+[.$M$87]" office:value-type="currency" office:currency="JPY" office:value="803693.439493927" calcext:value-type="currency">
            <text:p>￥803,693</text:p>
          </table:table-cell>
          <table:table-cell table:number-columns-repeated="1011"/>
        </table:table-row>
        <table:table-row table:style-name="ro2">
          <table:table-cell/>
          <table:table-cell office:value-type="string" calcext:value-type="string">
            <text:p>※月あたり固定費は、2010年度10月途中までの総支出から、1月の住民税額と毎月の支払保険料を控除したものを月額に直したものに食費等の増分1万3千円を加算して算出した</text:p>
          </table:table-cell>
          <table:table-cell table:number-columns-repeated="8"/>
          <table:table-cell office:value-type="float" office:value="2016" calcext:value-type="float">
            <text:p>2016</text:p>
          </table:table-cell>
          <table:table-cell table:style-name="ce303" table:formula="of:=[.L91]/2*1.03+[.L91]/2+[.$L$87]" office:value-type="currency" office:currency="JPY" office:value="943025.266675176" calcext:value-type="currency">
            <text:p>￥943,025</text:p>
          </table:table-cell>
          <table:table-cell table:style-name="ce303" table:formula="of:=[.M91]*1.03+[.$M$87]" office:value-type="currency" office:currency="JPY" office:value="979183.576012078" calcext:value-type="currency">
            <text:p>￥979,184</text:p>
          </table:table-cell>
          <table:table-cell table:number-columns-repeated="1011"/>
        </table:table-row>
        <table:table-row table:style-name="ro2">
          <table:table-cell/>
          <table:table-cell office:value-type="string" calcext:value-type="string">
            <text:p>※年間利益計算にはボーナス（年2ヶ月分）を加算している。また、減価償却費は計算から除外した。</text:p>
          </table:table-cell>
          <table:table-cell table:number-columns-repeated="8"/>
          <table:table-cell office:value-type="float" office:value="2017" calcext:value-type="float">
            <text:p>2017</text:p>
          </table:table-cell>
          <table:table-cell table:style-name="ce303" table:formula="of:=[.L92]/2*1.03+[.L92]/2+[.$L$87]" office:value-type="currency" office:currency="JPY" office:value="1108549.97900864" calcext:value-type="currency">
            <text:p>￥1,108,550</text:p>
          </table:table-cell>
          <table:table-cell table:style-name="ce303" table:formula="of:=[.M92]*1.03+[.$M$87]" office:value-type="currency" office:currency="JPY" office:value="1159938.41662577" calcext:value-type="currency">
            <text:p>￥1,159,938</text:p>
          </table:table-cell>
          <table:table-cell table:number-columns-repeated="1011"/>
        </table:table-row>
        <table:table-row table:style-name="ro2">
          <table:table-cell table:number-columns-repeated="10"/>
          <table:table-cell office:value-type="float" office:value="2018" calcext:value-type="float">
            <text:p>2018</text:p>
          </table:table-cell>
          <table:table-cell table:style-name="ce303" table:formula="of:=[.L93]/2*1.03+[.L93]/2+[.$L$87]" office:value-type="currency" office:currency="JPY" office:value="1276557.5620271" calcext:value-type="currency">
            <text:p>￥1,276,558</text:p>
          </table:table-cell>
          <table:table-cell table:style-name="ce303" table:formula="of:=[.M93]*1.03+[.$M$87]" office:value-type="currency" office:currency="JPY" office:value="1346115.90245788" calcext:value-type="currency">
            <text:p>￥1,346,116</text:p>
          </table:table-cell>
          <table:table-cell table:number-columns-repeated="1011"/>
        </table:table-row>
        <table:table-row table:style-name="ro2">
          <table:table-cell/>
          <table:table-cell office:value-type="string" calcext:value-type="string">
            <text:p>手取額概算（時給編）</text:p>
          </table:table-cell>
          <table:table-cell table:number-columns-repeated="8"/>
          <table:table-cell office:value-type="float" office:value="2019" calcext:value-type="float">
            <text:p>2019</text:p>
          </table:table-cell>
          <table:table-cell table:style-name="ce303" table:formula="of:=[.L94]/2*1.03+[.L94]/2+[.$L$87]" office:value-type="currency" office:currency="JPY" office:value="1447085.25879084" calcext:value-type="currency">
            <text:p>￥1,447,085</text:p>
          </table:table-cell>
          <table:table-cell table:style-name="ce303" table:formula="of:=[.M94]*1.03+[.$M$87]" office:value-type="currency" office:currency="JPY" office:value="1537878.71286495" calcext:value-type="currency">
            <text:p>￥1,537,879</text:p>
          </table:table-cell>
          <table:table-cell table:number-columns-repeated="1011"/>
        </table:table-row>
        <table:table-row table:style-name="ro2">
          <table:table-cell/>
          <table:table-cell office:value-type="string" calcext:value-type="string">
            <text:p>2010/10/22作成</text:p>
          </table:table-cell>
          <table:table-cell table:number-columns-repeated="8"/>
          <table:table-cell office:value-type="float" office:value="2020" calcext:value-type="float">
            <text:p>2020</text:p>
          </table:table-cell>
          <table:table-cell table:style-name="ce303" table:formula="of:=[.L95]/2*1.03+[.L95]/2+[.$L$87]" office:value-type="currency" office:currency="JPY" office:value="1620170.87100604" calcext:value-type="currency">
            <text:p>￥1,620,171</text:p>
          </table:table-cell>
          <table:table-cell table:style-name="ce303" table:formula="of:=[.M95]*1.03+[.$M$87]" office:value-type="currency" office:currency="JPY" office:value="1735394.40758423" calcext:value-type="currency">
            <text:p>￥1,735,394</text:p>
          </table:table-cell>
          <table:table-cell table:number-columns-repeated="1011"/>
        </table:table-row>
        <table:table-row table:style-name="ro1">
          <table:table-cell/>
          <table:table-cell office:value-type="string" calcext:value-type="string">
            <text:p>時給</text:p>
          </table:table-cell>
          <table:table-cell office:value-type="string" calcext:value-type="string">
            <text:p>保険料概算</text:p>
          </table:table-cell>
          <table:table-cell office:value-type="string" calcext:value-type="string">
            <text:p>国民年金</text:p>
          </table:table-cell>
          <table:table-cell office:value-type="string" calcext:value-type="string">
            <text:p>雇用保険料とか所得税とか</text:p>
          </table:table-cell>
          <table:table-cell office:value-type="string" calcext:value-type="string">
            <text:p>手取額概算</text:p>
          </table:table-cell>
          <table:table-cell office:value-type="string" calcext:value-type="string">
            <text:p>固定費月額</text:p>
          </table:table-cell>
          <table:table-cell office:value-type="string" calcext:value-type="string">
            <text:p>月間損益</text:p>
          </table:table-cell>
          <table:table-cell office:value-type="string" calcext:value-type="string">
            <text:p>年間利益</text:p>
          </table:table-cell>
          <table:table-cell table:number-columns-repeated="1015"/>
        </table:table-row>
        <table:table-row table:style-name="ro2">
          <table:table-cell/>
          <table:table-cell table:style-name="ce303" office:value-type="currency" office:currency="JPY" office:value="800" calcext:value-type="currency">
            <text:p>￥800</text:p>
          </table:table-cell>
          <table:table-cell table:style-name="ce303" table:formula="of:=(SUM([.$L$75:.$M$76])/12+([.B98]*160*12-330000)*0.083)/12" office:value-type="currency" office:currency="JPY" office:value="8832.72222222222" calcext:value-type="currency">
            <text:p>￥8,833</text:p>
          </table:table-cell>
          <table:table-cell table:style-name="ce303" office:value-type="currency" office:currency="JPY" office:value="15100" calcext:value-type="currency">
            <text:p>￥15,100</text:p>
          </table:table-cell>
          <table:table-cell table:style-name="ce303" office:value-type="currency" office:currency="JPY" office:value="6000" calcext:value-type="currency">
            <text:p>￥6,000</text:p>
          </table:table-cell>
          <table:table-cell table:style-name="ce303" table:formula="of:=[.B98]*160-[.C98]-[.D98]-[.E98]" office:value-type="currency" office:currency="JPY" office:value="98067.2777777778" calcext:value-type="currency">
            <text:p>￥98,067</text:p>
          </table:table-cell>
          <table:table-cell table:style-name="ce303" office:value-type="currency" office:currency="JPY" office:value="140000" calcext:value-type="currency">
            <text:p>￥140,000</text:p>
          </table:table-cell>
          <table:table-cell table:style-name="ce303" table:formula="of:=[.F98]-[.G98]" office:value-type="currency" office:currency="JPY" office:value="-41932.7222222222" calcext:value-type="currency">
            <text:p>-￥41,933</text:p>
          </table:table-cell>
          <table:table-cell table:style-name="ce303" table:formula="of:=[.H98]*12" office:value-type="currency" office:currency="JPY" office:value="-503192.666666667" calcext:value-type="currency">
            <text:p>-￥503,193</text:p>
          </table:table-cell>
          <table:table-cell table:number-columns-repeated="1015"/>
        </table:table-row>
        <table:table-row table:style-name="ro2">
          <table:table-cell/>
          <table:table-cell table:style-name="ce303" office:value-type="currency" office:currency="JPY" office:value="850" calcext:value-type="currency">
            <text:p>￥850</text:p>
          </table:table-cell>
          <table:table-cell table:style-name="ce303" table:formula="of:=(SUM([.$L$75:.$M$76])/12+([.B99]*160*12-330000)*0.083)/12" office:value-type="currency" office:currency="JPY" office:value="9496.72222222222" calcext:value-type="currency">
            <text:p>￥9,497</text:p>
          </table:table-cell>
          <table:table-cell table:style-name="ce303" office:value-type="currency" office:currency="JPY" office:value="15100" calcext:value-type="currency">
            <text:p>￥15,100</text:p>
          </table:table-cell>
          <table:table-cell table:style-name="ce303" office:value-type="currency" office:currency="JPY" office:value="7000" calcext:value-type="currency">
            <text:p>￥7,000</text:p>
          </table:table-cell>
          <table:table-cell table:style-name="ce303" table:formula="of:=[.B99]*160-[.C99]-[.D99]-[.E99]" office:value-type="currency" office:currency="JPY" office:value="104403.277777778" calcext:value-type="currency">
            <text:p>￥104,403</text:p>
          </table:table-cell>
          <table:table-cell table:style-name="ce303" office:value-type="currency" office:currency="JPY" office:value="140000" calcext:value-type="currency">
            <text:p>￥140,000</text:p>
          </table:table-cell>
          <table:table-cell table:style-name="ce303" table:formula="of:=[.F99]-[.G99]" office:value-type="currency" office:currency="JPY" office:value="-35596.7222222222" calcext:value-type="currency">
            <text:p>-￥35,597</text:p>
          </table:table-cell>
          <table:table-cell table:style-name="ce303" table:formula="of:=[.H99]*12" office:value-type="currency" office:currency="JPY" office:value="-427160.666666667" calcext:value-type="currency">
            <text:p>-￥427,161</text:p>
          </table:table-cell>
          <table:table-cell table:number-columns-repeated="1015"/>
        </table:table-row>
        <table:table-row table:style-name="ro2">
          <table:table-cell/>
          <table:table-cell table:style-name="ce303" office:value-type="currency" office:currency="JPY" office:value="900" calcext:value-type="currency">
            <text:p>￥900</text:p>
          </table:table-cell>
          <table:table-cell table:style-name="ce303" table:formula="of:=(SUM([.$L$75:.$M$76])/12+([.B100]*160*12-330000)*0.083)/12" office:value-type="currency" office:currency="JPY" office:value="10160.7222222222" calcext:value-type="currency">
            <text:p>￥10,161</text:p>
          </table:table-cell>
          <table:table-cell table:style-name="ce303" office:value-type="currency" office:currency="JPY" office:value="15100" calcext:value-type="currency">
            <text:p>￥15,100</text:p>
          </table:table-cell>
          <table:table-cell table:style-name="ce303" office:value-type="currency" office:currency="JPY" office:value="8000" calcext:value-type="currency">
            <text:p>￥8,000</text:p>
          </table:table-cell>
          <table:table-cell table:style-name="ce303" table:formula="of:=[.B100]*160-[.C100]-[.D100]-[.E100]" office:value-type="currency" office:currency="JPY" office:value="110739.277777778" calcext:value-type="currency">
            <text:p>￥110,739</text:p>
          </table:table-cell>
          <table:table-cell table:style-name="ce303" office:value-type="currency" office:currency="JPY" office:value="140000" calcext:value-type="currency">
            <text:p>￥140,000</text:p>
          </table:table-cell>
          <table:table-cell table:style-name="ce303" table:formula="of:=[.F100]-[.G100]" office:value-type="currency" office:currency="JPY" office:value="-29260.7222222222" calcext:value-type="currency">
            <text:p>-￥29,261</text:p>
          </table:table-cell>
          <table:table-cell table:style-name="ce303" table:formula="of:=[.H100]*12" office:value-type="currency" office:currency="JPY" office:value="-351128.666666667" calcext:value-type="currency">
            <text:p>-￥351,129</text:p>
          </table:table-cell>
          <table:table-cell table:number-columns-repeated="1015"/>
        </table:table-row>
        <table:table-row table:style-name="ro2">
          <table:table-cell/>
          <table:table-cell table:style-name="ce303" office:value-type="currency" office:currency="JPY" office:value="950" calcext:value-type="currency">
            <text:p>￥950</text:p>
          </table:table-cell>
          <table:table-cell table:style-name="ce303" table:formula="of:=(SUM([.$L$75:.$M$76])/12+([.B101]*160*12-330000)*0.083)/12" office:value-type="currency" office:currency="JPY" office:value="10824.7222222222" calcext:value-type="currency">
            <text:p>￥10,825</text:p>
          </table:table-cell>
          <table:table-cell table:style-name="ce303" office:value-type="currency" office:currency="JPY" office:value="15100" calcext:value-type="currency">
            <text:p>￥15,100</text:p>
          </table:table-cell>
          <table:table-cell table:style-name="ce303" office:value-type="currency" office:currency="JPY" office:value="9000" calcext:value-type="currency">
            <text:p>￥9,000</text:p>
          </table:table-cell>
          <table:table-cell table:style-name="ce303" table:formula="of:=[.B101]*160-[.C101]-[.D101]-[.E101]" office:value-type="currency" office:currency="JPY" office:value="117075.277777778" calcext:value-type="currency">
            <text:p>￥117,075</text:p>
          </table:table-cell>
          <table:table-cell table:style-name="ce303" office:value-type="currency" office:currency="JPY" office:value="140000" calcext:value-type="currency">
            <text:p>￥140,000</text:p>
          </table:table-cell>
          <table:table-cell table:style-name="ce303" table:formula="of:=[.F101]-[.G101]" office:value-type="currency" office:currency="JPY" office:value="-22924.7222222222" calcext:value-type="currency">
            <text:p>-￥22,925</text:p>
          </table:table-cell>
          <table:table-cell table:style-name="ce303" table:formula="of:=[.H101]*12" office:value-type="currency" office:currency="JPY" office:value="-275096.666666667" calcext:value-type="currency">
            <text:p>-￥275,097</text:p>
          </table:table-cell>
          <table:table-cell table:number-columns-repeated="1015"/>
        </table:table-row>
        <table:table-row table:style-name="ro2">
          <table:table-cell/>
          <table:table-cell table:style-name="ce303" office:value-type="currency" office:currency="JPY" office:value="1000" calcext:value-type="currency">
            <text:p>￥1,000</text:p>
          </table:table-cell>
          <table:table-cell table:style-name="ce303" table:formula="of:=(SUM([.$L$75:.$M$76])/12+([.B102]*160*12-330000)*0.083)/12" office:value-type="currency" office:currency="JPY" office:value="11488.7222222222" calcext:value-type="currency">
            <text:p>￥11,489</text:p>
          </table:table-cell>
          <table:table-cell table:style-name="ce303" office:value-type="currency" office:currency="JPY" office:value="15100" calcext:value-type="currency">
            <text:p>￥15,100</text:p>
          </table:table-cell>
          <table:table-cell table:style-name="ce303" office:value-type="currency" office:currency="JPY" office:value="10000" calcext:value-type="currency">
            <text:p>￥10,000</text:p>
          </table:table-cell>
          <table:table-cell table:style-name="ce303" table:formula="of:=[.B102]*160-[.C102]-[.D102]-[.E102]" office:value-type="currency" office:currency="JPY" office:value="123411.277777778" calcext:value-type="currency">
            <text:p>￥123,411</text:p>
          </table:table-cell>
          <table:table-cell table:style-name="ce303" office:value-type="currency" office:currency="JPY" office:value="140000" calcext:value-type="currency">
            <text:p>￥140,000</text:p>
          </table:table-cell>
          <table:table-cell table:style-name="ce303" table:formula="of:=[.F102]-[.G102]" office:value-type="currency" office:currency="JPY" office:value="-16588.7222222222" calcext:value-type="currency">
            <text:p>-￥16,589</text:p>
          </table:table-cell>
          <table:table-cell table:style-name="ce303" table:formula="of:=[.H102]*12" office:value-type="currency" office:currency="JPY" office:value="-199064.666666667" calcext:value-type="currency">
            <text:p>-￥199,065</text:p>
          </table:table-cell>
          <table:table-cell table:number-columns-repeated="1015"/>
        </table:table-row>
        <table:table-row table:style-name="ro2">
          <table:table-cell/>
          <table:table-cell table:style-name="ce303" office:value-type="currency" office:currency="JPY" office:value="1050" calcext:value-type="currency">
            <text:p>￥1,050</text:p>
          </table:table-cell>
          <table:table-cell table:style-name="ce303" table:formula="of:=(SUM([.$L$75:.$M$76])/12+([.B103]*160*12-330000)*0.083)/12" office:value-type="currency" office:currency="JPY" office:value="12152.7222222222" calcext:value-type="currency">
            <text:p>￥12,153</text:p>
          </table:table-cell>
          <table:table-cell table:style-name="ce303" office:value-type="currency" office:currency="JPY" office:value="15100" calcext:value-type="currency">
            <text:p>￥15,100</text:p>
          </table:table-cell>
          <table:table-cell table:style-name="ce303" office:value-type="currency" office:currency="JPY" office:value="11000" calcext:value-type="currency">
            <text:p>￥11,000</text:p>
          </table:table-cell>
          <table:table-cell table:style-name="ce303" table:formula="of:=[.B103]*160-[.C103]-[.D103]-[.E103]" office:value-type="currency" office:currency="JPY" office:value="129747.277777778" calcext:value-type="currency">
            <text:p>￥129,747</text:p>
          </table:table-cell>
          <table:table-cell table:style-name="ce303" office:value-type="currency" office:currency="JPY" office:value="140000" calcext:value-type="currency">
            <text:p>￥140,000</text:p>
          </table:table-cell>
          <table:table-cell table:style-name="ce303" table:formula="of:=[.F103]-[.G103]" office:value-type="currency" office:currency="JPY" office:value="-10252.7222222222" calcext:value-type="currency">
            <text:p>-￥10,253</text:p>
          </table:table-cell>
          <table:table-cell table:style-name="ce303" table:formula="of:=[.H103]*12" office:value-type="currency" office:currency="JPY" office:value="-123032.666666667" calcext:value-type="currency">
            <text:p>-￥123,033</text:p>
          </table:table-cell>
          <table:table-cell table:number-columns-repeated="1015"/>
        </table:table-row>
        <table:table-row table:style-name="ro2">
          <table:table-cell/>
          <table:table-cell table:style-name="ce303" office:value-type="currency" office:currency="JPY" office:value="1100" calcext:value-type="currency">
            <text:p>￥1,100</text:p>
          </table:table-cell>
          <table:table-cell table:style-name="ce303" table:formula="of:=(SUM([.$L$75:.$M$76])/12+([.B104]*160*12-330000)*0.083)/12" office:value-type="currency" office:currency="JPY" office:value="12816.7222222222" calcext:value-type="currency">
            <text:p>￥12,817</text:p>
          </table:table-cell>
          <table:table-cell table:style-name="ce303" office:value-type="currency" office:currency="JPY" office:value="15100" calcext:value-type="currency">
            <text:p>￥15,100</text:p>
          </table:table-cell>
          <table:table-cell table:style-name="ce303" office:value-type="currency" office:currency="JPY" office:value="12000" calcext:value-type="currency">
            <text:p>￥12,000</text:p>
          </table:table-cell>
          <table:table-cell table:style-name="ce303" table:formula="of:=[.B104]*160-[.C104]-[.D104]-[.E104]" office:value-type="currency" office:currency="JPY" office:value="136083.277777778" calcext:value-type="currency">
            <text:p>￥136,083</text:p>
          </table:table-cell>
          <table:table-cell table:style-name="ce303" office:value-type="currency" office:currency="JPY" office:value="140000" calcext:value-type="currency">
            <text:p>￥140,000</text:p>
          </table:table-cell>
          <table:table-cell table:style-name="ce303" table:formula="of:=[.F104]-[.G104]" office:value-type="currency" office:currency="JPY" office:value="-3916.72222222222" calcext:value-type="currency">
            <text:p>-￥3,917</text:p>
          </table:table-cell>
          <table:table-cell table:style-name="ce303" table:formula="of:=[.H104]*12" office:value-type="currency" office:currency="JPY" office:value="-47000.6666666666" calcext:value-type="currency">
            <text:p>-￥47,001</text:p>
          </table:table-cell>
          <table:table-cell table:number-columns-repeated="1015"/>
        </table:table-row>
        <table:table-row table:style-name="ro2">
          <table:table-cell/>
          <table:table-cell table:style-name="ce303" office:value-type="currency" office:currency="JPY" office:value="1300" calcext:value-type="currency">
            <text:p>￥1,300</text:p>
          </table:table-cell>
          <table:table-cell table:style-name="ce303" table:formula="of:=(SUM([.$L$75:.$M$76])/12+([.B105]*160*12-330000)*0.083)/12" office:value-type="currency" office:currency="JPY" office:value="15472.7222222222" calcext:value-type="currency">
            <text:p>￥15,473</text:p>
          </table:table-cell>
          <table:table-cell table:style-name="ce303" office:value-type="currency" office:currency="JPY" office:value="15100" calcext:value-type="currency">
            <text:p>￥15,100</text:p>
          </table:table-cell>
          <table:table-cell table:style-name="ce303" office:value-type="currency" office:currency="JPY" office:value="23000" calcext:value-type="currency">
            <text:p>￥23,000</text:p>
          </table:table-cell>
          <table:table-cell table:style-name="ce303" table:formula="of:=[.B105]*150-[.C105]-[.D105]-[.E105]" office:value-type="currency" office:currency="JPY" office:value="141427.277777778" calcext:value-type="currency">
            <text:p>￥141,427</text:p>
          </table:table-cell>
          <table:table-cell table:style-name="ce303" office:value-type="currency" office:currency="JPY" office:value="140000" calcext:value-type="currency">
            <text:p>￥140,000</text:p>
          </table:table-cell>
          <table:table-cell table:style-name="ce303" table:formula="of:=[.F105]-[.G105]" office:value-type="currency" office:currency="JPY" office:value="1427.27777777778" calcext:value-type="currency">
            <text:p>￥1,427</text:p>
          </table:table-cell>
          <table:table-cell table:style-name="ce303" table:formula="of:=[.H105]*12" office:value-type="currency" office:currency="JPY" office:value="17127.3333333334" calcext:value-type="currency">
            <text:p>￥17,127</text:p>
          </table:table-cell>
          <table:table-cell table:number-columns-repeated="1015"/>
        </table:table-row>
        <table:table-row table:style-name="ro1">
          <table:table-cell table:number-columns-repeated="4"/>
          <table:table-cell table:style-name="ce303"/>
          <table:table-cell table:number-columns-repeated="3"/>
          <table:table-cell office:value-type="string" calcext:value-type="string">
            <text:p>き、厳しい・・・。</text:p>
          </table:table-cell>
          <table:table-cell table:number-columns-repeated="1015"/>
        </table:table-row>
        <table:table-row table:style-name="ro1" table:number-rows-repeated="65468">
          <table:table-cell table:number-columns-repeated="1024"/>
        </table:table-row>
        <table:table-row table:style-name="ro6" table:number-rows-repeated="983001">
          <table:table-cell table:number-columns-repeated="1024"/>
        </table:table-row>
        <table:table-row table:style-name="ro6">
          <table:table-cell table:number-columns-repeated="1024"/>
        </table:table-row>
      </table:table>
      <table:table table:name="01" table:style-name="ta3">
        <table:table-column table:style-name="co15" table:default-cell-style-name="ce287"/>
        <table:table-column table:style-name="co16" table:default-cell-style-name="ce287"/>
        <table:table-column table:style-name="co8" table:default-cell-style-name="ce287"/>
        <table:table-column table:style-name="co17" table:default-cell-style-name="ce287"/>
        <table:table-column table:style-name="co18" table:default-cell-style-name="ce287"/>
        <table:table-column table:style-name="co17"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年度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office:value-type="currency" office:currency="JPY" office:value="3910" calcext:value-type="currency">
            <text:p>￥3,910</text:p>
          </table:table-cell>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office:value-type="currency" office:currency="JPY" office:value="457197" calcext:value-type="currency">
            <text:p>￥457,197</text:p>
          </table:table-cell>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office:value-type="currency" office:currency="JPY" office:value="148093" calcext:value-type="currency">
            <text:p>￥148,093</text:p>
          </table:table-cell>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office:value-type="currency" office:currency="JPY" office:value="656426" calcext:value-type="currency">
            <text:p>￥656,426</text:p>
          </table:table-cell>
          <table:table-cell table:style-name="ce387" office:value-type="string" calcext:value-type="string">
            <text:p>未払金</text:p>
          </table:table-cell>
          <table:table-cell table:style-name="ce319" office:value-type="currency" office:currency="JPY" office:value="-50596" calcext:value-type="currency">
            <text:p>-￥50,596</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office:value-type="currency" office:currency="JPY" office:value="296294" calcext:value-type="currency">
            <text:p>￥296,294</text:p>
          </table:table-cell>
          <table:table-cell table:style-name="ce404" office:value-type="string" calcext:value-type="string">
            <text:p>負債計</text:p>
          </table:table-cell>
          <table:table-cell table:style-name="ce407" table:formula="of:=SUM([.L5:.L8])" office:value-type="currency" office:currency="JPY" office:value="-50596" calcext:value-type="currency">
            <text:p>-￥50,596</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office:value-type="currency" office:currency="JPY" office:value="0" calcext:value-type="currency">
            <text:p>￥0</text:p>
          </table:table-cell>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office:value-type="currency" office:currency="JPY" office:value="113000" calcext:value-type="currency">
            <text:p>￥113,000</text:p>
          </table:table-cell>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office:value-type="currency" office:currency="JPY" office:value="3564600" calcext:value-type="currency">
            <text:p>￥3,564,600</text:p>
          </table:table-cell>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office:value-type="currency" office:currency="JPY" office:value="975385" calcext:value-type="currency">
            <text:p>￥975,385</text:p>
          </table:table-cell>
          <table:table-cell table:style-name="ce387" office:value-type="string" calcext:value-type="string">
            <text:p>資本金</text:p>
          </table:table-cell>
          <table:table-cell table:style-name="ce406" office:value-type="currency" office:currency="JPY" office:value="3000000" calcext:value-type="currency">
            <text:p>￥3,000,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office:value-type="currency" office:currency="JPY" office:value="0" calcext:value-type="currency">
            <text:p>￥0</text:p>
          </table:table-cell>
          <table:table-cell table:style-name="ce387" office:value-type="string" calcext:value-type="string">
            <text:p>減価償却累計額</text:p>
          </table:table-cell>
          <table:table-cell table:style-name="ce406" office:value-type="currency" office:currency="JPY" office:value="4897185.64166667" calcext:value-type="currency">
            <text:p>￥4,897,186</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office:value-type="currency" office:currency="JPY" office:value="38000" calcext:value-type="currency">
            <text:p>￥38,000</text:p>
          </table:table-cell>
          <table:table-cell table:style-name="ce387" office:value-type="string" calcext:value-type="string">
            <text:p>任意積立金</text:p>
          </table:table-cell>
          <table:table-cell table:style-name="ce406" office:value-type="currency" office:currency="JPY" office:value="3077858.35833333" calcext:value-type="currency">
            <text:p>￥3,077,858</text:p>
          </table:table-cell>
          <table:table-cell table:style-name="ce406"/>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office:value-type="currency" office:currency="JPY" office:value="0" calcext:value-type="currency">
            <text:p>￥0</text:p>
          </table:table-cell>
          <table:table-cell table:style-name="ce408" office:value-type="string" calcext:value-type="string">
            <text:p>前期純利益</text:p>
          </table:table-cell>
          <table:table-cell table:style-name="ce411" office:value-type="currency" office:currency="JPY" office:value="594063" calcext:value-type="currency">
            <text:p>￥594,063</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office:value-type="currency" office:currency="JPY" office:value="0" calcext:value-type="currency">
            <text:p>￥0</text:p>
          </table:table-cell>
          <table:table-cell table:style-name="ce409" office:value-type="string" calcext:value-type="string">
            <text:p>純資産計</text:p>
          </table:table-cell>
          <table:table-cell table:style-name="ce412" table:formula="of:=SUM([.L13:.L16])" office:value-type="currency" office:currency="JPY" office:value="11569107" calcext:value-type="currency">
            <text:p>￥11,569,107</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office:value-type="currency" office:currency="JPY" office:value="12774" calcext:value-type="currency">
            <text:p>￥12,774</text:p>
          </table:table-cell>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office:value-type="currency" office:currency="JPY" office:value="5252832" calcext:value-type="currency">
            <text:p>￥5,252,832</text:p>
          </table:table-cell>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office:value-type="currency" office:currency="JPY" office:value="0" calcext:value-type="currency">
            <text:p>￥0</text:p>
          </table:table-cell>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11518511" calcext:value-type="currency">
            <text:p>￥11,518,511</text:p>
          </table:table-cell>
          <table:table-cell table:style-name="ce404" office:value-type="string" calcext:value-type="string">
            <text:p>計</text:p>
          </table:table-cell>
          <table:table-cell table:style-name="ce407" table:formula="of:=[.L9]+[.L17]" office:value-type="currency" office:currency="JPY" office:value="11518511" calcext:value-type="currency">
            <text:p>￥11,518,511</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1" draw:text-style-name="P2" svg:width="28.86mm" svg:height="13.65mm" svg:x="189.1mm" svg:y="114.06mm" draw:caption-point-x="-5.39mm" draw:caption-point-y="25.38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3910" calcext:value-type="currency">
            <text:p>￥3,91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number-columns-repeated="2"/>
          <table:table-cell table:style-name="ce292" office:value-type="string" calcext:value-type="string">
            <text:p>売上原価</text:p>
          </table:table-cell>
          <table:table-cell/>
          <table:table-cell table:formula="of:=IF([.L26]=[.R26];&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457197" calcext:value-type="currency">
            <text:p>￥457,197</text:p>
          </table:table-cell>
          <table:table-cell table:style-name="ce387" table:formula="of:=SUM([.J26:.J34])" office:value-type="float" office:value="6214905" calcext:value-type="float">
            <text:p>\6,214,905</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旅費交通費</text:p>
          </table:table-cell>
          <table:table-cell/>
          <table:table-cell table:formula="of:=IF([.L27]=[.R27];&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148093" calcext:value-type="currency">
            <text:p>￥148,093</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医療・厚生費</text:p>
          </table:table-cell>
          <table:table-cell/>
          <table:table-cell table:formula="of:=IF([.L28]=[.R28];&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656426" calcext:value-type="currency">
            <text:p>￥656,426</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雑品</text:p>
          </table:table-cell>
          <table:table-cell/>
          <table:table-cell table:formula="of:=IF([.L29]=[.R29];&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296294" calcext:value-type="currency">
            <text:p>￥296,294</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新聞図書費</text:p>
          </table:table-cell>
          <table:table-cell/>
          <table:table-cell table:formula="of:=IF([.L30]=[.R30];&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number-columns-repeated="2"/>
          <table:table-cell table:style-name="ce294" office:value-type="string" calcext:value-type="string">
            <text:p>飲料費</text:p>
          </table:table-cell>
          <table:table-cell/>
          <table:table-cell table:formula="of:=IF([.L31]=[.R31];&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113000" calcext:value-type="currency">
            <text:p>￥113,00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number-columns-repeated="2"/>
          <table:table-cell table:style-name="ce295" office:value-type="string" calcext:value-type="string">
            <text:p>菓子類</text:p>
          </table:table-cell>
          <table:table-cell/>
          <table:table-cell table:formula="of:=IF([.L32]=[.R32];&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3564600" calcext:value-type="currency">
            <text:p>￥3,564,60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娯楽費</text:p>
          </table:table-cell>
          <table:table-cell/>
          <table:table-cell table:formula="of:=IF([.L33]=[.R33];&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975385" calcext:value-type="currency">
            <text:p>￥975,385</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消耗品費</text:p>
          </table:table-cell>
          <table:table-cell/>
          <table:table-cell table:formula="of:=IF([.L34]=[.R34];&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自己投資費</text:p>
          </table:table-cell>
          <table:table-cell/>
          <table:table-cell table:formula="of:=IF([.L35]=[.R35];&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38000" calcext:value-type="currency">
            <text:p>￥38,00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number-columns-repeated="2"/>
          <table:table-cell table:style-name="ce295" office:value-type="string" calcext:value-type="string">
            <text:p>機器購入費</text:p>
          </table:table-cell>
          <table:table-cell/>
          <table:table-cell table:formula="of:=IF([.L36]=[.R36];&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服飾費</text:p>
          </table:table-cell>
          <table:table-cell/>
          <table:table-cell table:formula="of:=IF([.L37]=[.R37];&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number-columns-repeated="2"/>
          <table:table-cell table:style-name="ce292" office:value-type="string" calcext:value-type="string">
            <text:p>支払保険料</text:p>
          </table:table-cell>
          <table:table-cell/>
          <table:table-cell table:formula="of:=IF([.L38]=[.R38];&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12774" calcext:value-type="currency">
            <text:p>￥12,774</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number-columns-repeated="2"/>
          <table:table-cell table:style-name="ce293" office:value-type="string" calcext:value-type="string">
            <text:p>所得税等</text:p>
          </table:table-cell>
          <table:table-cell/>
          <table:table-cell table:formula="of:=IF([.L39]=[.R39];&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5252832" calcext:value-type="currency">
            <text:p>￥5,252,832</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住民税</text:p>
          </table:table-cell>
          <table:table-cell/>
          <table:table-cell table:formula="of:=IF([.L40]=[.R40];&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租税公課</text:p>
          </table:table-cell>
          <table:table-cell/>
          <table:table-cell table:formula="of:=IF([.L41]=[.R41];&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11518511" calcext:value-type="currency">
            <text:p>￥11,518,511</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支払家賃</text:p>
          </table:table-cell>
          <table:table-cell/>
          <table:table-cell table:formula="of:=IF([.L42]=[.R42];&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number-columns-repeated="2"/>
          <table:table-cell table:style-name="ce293" office:value-type="string" calcext:value-type="string">
            <text:p>支払利息</text:p>
          </table:table-cell>
          <table:table-cell/>
          <table:table-cell table:formula="of:=IF([.L43]=[.R43];&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number-columns-repeated="2"/>
          <table:table-cell table:style-name="ce292" office:value-type="string" calcext:value-type="string">
            <text:p>支払手数料</text:p>
          </table:table-cell>
          <table:table-cell/>
          <table:table-cell table:formula="of:=IF([.L44]=[.R44];&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食費</text:p>
          </table:table-cell>
          <table:table-cell/>
          <table:table-cell table:formula="of:=IF([.L45]=[.R45];&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number-columns-repeated="2"/>
          <table:table-cell table:style-name="ce295" office:value-type="string" calcext:value-type="string">
            <text:p>光熱水費</text:p>
          </table:table-cell>
          <table:table-cell/>
          <table:table-cell table:formula="of:=IF([.L46]=[.R46];&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number-columns-repeated="2"/>
          <table:table-cell table:style-name="ce293" office:value-type="string" calcext:value-type="string">
            <text:p>交際費</text:p>
          </table:table-cell>
          <table:table-cell/>
          <table:table-cell table:formula="of:=IF([.L47]=[.R47];&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50596" calcext:value-type="currency">
            <text:p>-￥50,596</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通信費</text:p>
          </table:table-cell>
          <table:table-cell/>
          <table:table-cell table:formula="of:=IF([.L48]=[.R48];&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50596" calcext:value-type="currency">
            <text:p>-￥50,596</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number-columns-repeated="2"/>
          <table:table-cell table:style-name="ce293" office:value-type="string" calcext:value-type="string">
            <text:p>雑損</text:p>
          </table:table-cell>
          <table:table-cell/>
          <table:table-cell table:formula="of:=IF([.L49]=[.R49];&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number-columns-repeated="2"/>
          <table:table-cell table:style-name="ce295" office:value-type="string" calcext:value-type="string">
            <text:p>固定資産除却損</text:p>
          </table:table-cell>
          <table:table-cell/>
          <table:table-cell table:formula="of:=IF([.L50]=[.R50];&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number-columns-repeated="2"/>
          <table:table-cell table:style-name="ce294" office:value-type="string" calcext:value-type="string">
            <text:p>固定資産売却損</text:p>
          </table:table-cell>
          <table:table-cell/>
          <table:table-cell table:formula="of:=IF([.L51]=[.R51];&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3000000" calcext:value-type="currency">
            <text:p>￥3,000,00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number-columns-repeated="2"/>
          <table:table-cell table:style-name="ce292" office:value-type="string" calcext:value-type="string">
            <text:p>有価証券評価損</text:p>
          </table:table-cell>
          <table:table-cell/>
          <table:table-cell table:formula="of:=IF([.L52]=[.R52];&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4897185.64166667" calcext:value-type="currency">
            <text:p>￥4,897,186</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number-columns-repeated="2"/>
          <table:table-cell table:style-name="ce293" office:value-type="string" calcext:value-type="string">
            <text:p>有価証券売却損</text:p>
          </table:table-cell>
          <table:table-cell/>
          <table:table-cell table:formula="of:=IF([.L53]=[.R53];&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3671921.35833333" calcext:value-type="currency">
            <text:p>￥3,671,921</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2"/>
          <table:table-cell table:style-name="ce292" office:value-type="string" calcext:value-type="string">
            <text:p>特別損失</text:p>
          </table:table-cell>
          <table:table-cell/>
          <table:table-cell table:formula="of:=IF([.L54]=[.R54];&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3])" office:value-type="currency" office:currency="JPY" office:value="0" calcext:value-type="currency">
            <text:p>￥0</text:p>
          </table:table-cell>
          <table:table-cell table:number-columns-repeated="2"/>
          <table:table-cell table:style-name="ce293" office:value-type="string" calcext:value-type="string">
            <text:p>減価償却費</text:p>
          </table:table-cell>
          <table:table-cell/>
          <table:table-cell table:formula="of:=IF([.L55]=[.R55];&quot;○&quot;;&quot;×&quot;)" office:value-type="string" office:string-value="×" calcext:value-type="string">
            <text:p>×</text:p>
          </table:table-cell>
          <table:table-cell table:number-columns-repeated="1004"/>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11569107" calcext:value-type="currency">
            <text:p>￥11,569,107</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5]"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2]"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1]"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02" table:style-name="ta4">
        <table:table-column table:style-name="co15" table:default-cell-style-name="ce287"/>
        <table:table-column table:style-name="co16" table:default-cell-style-name="ce287"/>
        <table:table-column table:style-name="co8" table:default-cell-style-name="ce287"/>
        <table:table-column table:style-name="co24" table:default-cell-style-name="ce287"/>
        <table:table-column table:style-name="co18" table:default-cell-style-name="ce287"/>
        <table:table-column table:style-name="co24"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2-01" calcext:value-type="date">
            <text:p>2019年2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6" table:number-matrix-columns-spanned="1" table:number-matrix-rows-spanned="1" table:formula="of:=SUM(IF([.$C$1:.$C$260]=[.I26];[.$D$1:.$D$260];0);0)-SUM(IF([.$E$1:.$E$260]=[.I26];[.$F$1:.$F$260];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60]=[.L26];[.$D$4:.$D$260];0);0)-SUM(IF([.$E$4:.$E$260]=[.L26];[.$F$4:.$F$260];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60]=[.N26];[.$F$4:.$F$260]);0)-SUM(IF([.$C$4:.$C$260]=[.N26];[.$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60]=[.I27];[.$D$1:.$D$260];0);0)-SUM(IF([.$E$1:.$E$260]=[.I27];[.$F$1:.$F$260];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60]=[.L27];[.$D$4:.$D$260];0);0)-SUM(IF([.$E$4:.$E$260]=[.L27];[.$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60]=[.I28];[.$D$1:.$D$260];0);0)-SUM(IF([.$E$1:.$E$260]=[.I28];[.$F$1:.$F$260];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60]=[.L28];[.$D$4:.$D$260];0);0)-SUM(IF([.$E$4:.$E$260]=[.L28];[.$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60]=[.I29];[.$D$1:.$D$260];0);0)-SUM(IF([.$E$1:.$E$260]=[.I29];[.$F$1:.$F$260];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60]=[.L29];[.$D$4:.$D$260];0);0)-SUM(IF([.$E$4:.$E$260]=[.L29];[.$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60]=[.I30];[.$D$1:.$D$260];0);0)-SUM(IF([.$E$1:.$E$260]=[.I30];[.$F$1:.$F$260];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60]=[.L30];[.$D$4:.$D$260];0);0)-SUM(IF([.$E$4:.$E$260]=[.L30];[.$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60]=[.I31];[.$D$1:.$D$260];0);0)-SUM(IF([.$E$1:.$E$260]=[.I31];[.$F$1:.$F$260];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60]=[.L31];[.$D$4:.$D$260];0);0)-SUM(IF([.$E$4:.$E$260]=[.L31];[.$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60]=[.I32];[.$D$1:.$D$260];0);0)-SUM(IF([.$E$1:.$E$260]=[.I32];[.$F$1:.$F$260];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60]=[.L32];[.$D$4:.$D$260];0);0)-SUM(IF([.$E$4:.$E$260]=[.L32];[.$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60]=[.I33];[.$D$1:.$D$260];0);0)-SUM(IF([.$E$1:.$E$260]=[.I33];[.$F$1:.$F$260];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60]=[.L33];[.$D$4:.$D$260];0);0)-SUM(IF([.$E$4:.$E$260]=[.L33];[.$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60]=[.I34];[.$D$1:.$D$260];0);0)-SUM(IF([.$E$1:.$E$260]=[.I34];[.$F$1:.$F$260];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60]=[.L34];[.$D$4:.$D$260];0);0)-SUM(IF([.$E$4:.$E$260]=[.L34];[.$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60]=[.I35];[.$D$1:.$D$260];0);0)-SUM(IF([.$E$1:.$E$260]=[.I35];[.$F$1:.$F$260];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60]=[.L35];[.$D$4:.$D$260];0);0)-SUM(IF([.$E$4:.$E$260]=[.L35];[.$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60]=[.I36];[.$D$1:.$D$260];0);0)-SUM(IF([.$E$1:.$E$260]=[.I36];[.$F$1:.$F$260];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60]=[.L36];[.$D$4:.$D$260];0);0)-SUM(IF([.$E$4:.$E$260]=[.L36];[.$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60]=[.I37];[.$D$1:.$D$260];0);0)-SUM(IF([.$E$1:.$E$260]=[.I37];[.$F$1:.$F$260];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60]=[.L37];[.$D$4:.$D$260];0);0)-SUM(IF([.$E$4:.$E$260]=[.L37];[.$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60]=[.I38];[.$D$1:.$D$260];0);0)-SUM(IF([.$E$1:.$E$260]=[.I38];[.$F$1:.$F$260];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60]=[.L38];[.$D$4:.$D$260];0);0)-SUM(IF([.$E$4:.$E$260]=[.L38];[.$F$4:.$F$260];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60]=[.I39];[.$D$1:.$D$260];0);0)-SUM(IF([.$E$1:.$E$260]=[.I39];[.$F$1:.$F$260];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60]=[.L39];[.$D$4:.$D$260];0);0)-SUM(IF([.$E$4:.$E$260]=[.L39];[.$F$4:.$F$260];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60]=[.N39];[.$F$4:.$F$260]);0)-SUM(IF([.$C$4:.$C$260]=[.N39];[.$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60]=[.I40];[.$D$3:.$D$260];0);0)-SUM(IF([.$E$3:.$E$260]=[.I40];[.$F$3:.$F$260];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60]=[.L40];[.$D$4:.$D$260];0);0)-SUM(IF([.$E$4:.$E$260]=[.L40];[.$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60]=[.I41];[.$D$3:.$D$260];0);0)-SUM(IF([.$E$3:.$E$260]=[.I41];[.$F$3:.$F$260];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60]=[.L41];[.$D$4:.$D$260];0);0)-SUM(IF([.$E$4:.$E$260]=[.L41];[.$F$4:.$F$260];0);0)" office:value-type="currency" office:currency="JPY" office:value="0" calcext:value-type="currency">
            <text:p>￥0</text:p>
          </table:table-cell>
          <table:table-cell table:style-name="ce387"/>
          <table:table-cell table:style-name="ce406"/>
          <table:table-cell table:number-columns-repeated="1009"/>
        </table:table-row>
        <table:table-row table:style-name="ro7">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60]=[.L42];[.$D$4:.$D$260];0);0)-SUM(IF([.$E$4:.$E$260]=[.L42];[.$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60]=[.L43];[.$D$4:.$D$260];0);0)-SUM(IF([.$E$4:.$E$260]=[.L43];[.$F$4:.$F$260];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60]=[.N43];[.$F$4:.$F$260]);0)-SUM(IF([.$C$4:.$C$260]=[.N43];[.$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60]=[.L44];[.$D$4:.$D$260];0);0)-SUM(IF([.$E$4:.$E$260]=[.L44];[.$F$4:.$F$260];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60]=[.N44];[.$F$4:.$F$260]);0)-SUM(IF([.$C$4:.$C$260]=[.N44];[.$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60]=&quot;奨学金&quot;;[.$D$3:.$D$260];0);0)+SUM(IF([.$E$3:.$E$260]=&quot;奨学金&quot;;[.$F$3:.$F$260];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60]=[.L45];[.$D$4:.$D$260];0);0)-SUM(IF([.$E$4:.$E$260]=[.L45];[.$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60]=&quot;前受金&quot;;[.$D$3:.$D$260];0);0)+SUM(IF([.$E$3:.$E$260]=[.I46];[.$F$3:.$F$260];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60]=[.L46];[.$D$4:.$D$260];0);0)-SUM(IF([.$E$4:.$E$260]=[.L46];[.$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60]=[.I47];[.$D$1:.$D$260];0);0)+SUM(IF([.$E$1:.$E$260]=[.I47];[.$F$1:.$F$260];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60]=[.L47];[.$D$4:.$D$260];0);0)-SUM(IF([.$E$4:.$E$260]=[.L47];[.$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60]=[.I48];[.$D$3:.$D$260];0);0)+SUM(IF([.$E$3:.$E$260]=[.I48];[.$F$3:.$F$260];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60]=[.L48];[.$D$4:.$D$260];0);0)-SUM(IF([.$E$4:.$E$260]=[.L48];[.$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60]=[.L49];[.$D$4:.$D$260];0);0)-SUM(IF([.$E$4:.$E$260]=[.L49];[.$F$4:.$F$260];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60]=[.N49];[.$F$4:.$F$260]);0)-SUM(IF([.$C$4:.$C$260]=[.N49];[.$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60]=[.L50];[.$D$4:.$D$260];0);0)-SUM(IF([.$E$4:.$E$260]=[.L50];[.$F$4:.$F$260];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60]=[.N50];[.$F$4:.$F$260]);0)-SUM(IF([.$C$4:.$C$260]=[.N50];[.$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60]=[.L51];[.$D$4:.$D$260];0);0)-SUM(IF([.$E$4:.$E$260]=[.L51];[.$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60]=[.I52];[.$D$3:.$D$260];0);0)+SUM(IF([.$E$3:.$E$260]=[.I52];[.$F$3:.$F$260];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60]=[.L52];[.$D$4:.$D$260];0);0)-SUM(IF([.$E$4:.$E$260]=[.L52];[.$F$4:.$F$260];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60]=[.N52];[.$F$4:.$F$260]);0)-SUM(IF([.$C$4:.$C$260]=[.N52];[.$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60]=[.I53];[.$D$3:.$D$260];0);0)+SUM(IF([.$E$3:.$E$260]=[.I53];[.$F$3:.$F$260];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60]=[.L53];[.$D$4:.$D$260];0);0)-SUM(IF([.$E$4:.$E$260]=[.L53];[.$F$4:.$F$260];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60]=[.N53];[.$F$4:.$F$260]);0)-SUM(IF([.$C$4:.$C$260]=[.N53];[.$D$4:.$D$260];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60]=[.I54];[.$D$3:.$D$260];0);0)+SUM(IF([.$E$3:.$E$260]=[.I54];[.$F$3:.$F$260];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60]=[.L54];[.$D$4:.$D$260];0);0)-SUM(IF([.$E$4:.$E$260]=[.L54];[.$F$4:.$F$260];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3])"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420"/>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table-cell table:style-name="ce387" office:value-type="string" calcext:value-type="string">
            <text:p>実質</text:p>
          </table:table-cell>
          <table:table-cell table:style-name="ce421"/>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420"/>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style-name="ce303" office:value-type="currency" office:currency="JPY" office:value="90" calcext:value-type="currency">
            <text:p>￥9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table:style-name="ce303" office:value-type="currency" office:currency="JPY" office:value="7513" calcext:value-type="currency">
            <text:p>￥7,513</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office:value-type="currency" office:currency="JPY" office:value="6670" calcext:value-type="currency">
            <text:p>￥6,670</text:p>
          </table:table-cell>
          <table:table-cell table:number-columns-repeated="1008"/>
        </table:table-row>
        <table:table-row table:style-name="ro5">
          <table:table-cell table:number-columns-repeated="3"/>
          <table:table-cell table:style-name="ce303"/>
          <table:table-cell/>
          <table:table-cell table:style-name="ce420"/>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office:value-type="currency" office:currency="JPY" office:value="5000" calcext:value-type="currency">
            <text:p>￥5,000</text:p>
          </table:table-cell>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office:value-type="currency" office:currency="JPY" office:value="15100" calcext:value-type="currency">
            <text:p>￥15,1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office:value-type="currency" office:currency="JPY" office:value="3500" calcext:value-type="currency">
            <text:p>￥3,5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office:value-type="currency" office:currency="JPY" office:value="12500" calcext:value-type="currency">
            <text:p>￥12,5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office:value-type="currency" office:currency="JPY" office:value="0" calcext:value-type="currency">
            <text:p>￥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office:value-type="currency" office:currency="JPY" office:value="2083" calcext:value-type="currency">
            <text:p>￥2,083</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office:value-type="currency" office:currency="JPY" office:value="1000" calcext:value-type="currency">
            <text:p>￥1,0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office:value-type="currency" office:currency="JPY" office:value="4000" calcext:value-type="currency">
            <text:p>￥4,0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office:value-type="currency" office:currency="JPY" office:value="0" calcext:value-type="currency">
            <text:p>￥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office:value-type="currency" office:currency="JPY" office:value="6000" calcext:value-type="currency">
            <text:p>￥6,0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406" office:value-type="currency" office:currency="JPY" office:value="5700" calcext:value-type="currency">
            <text:p>￥5,7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406" office:value-type="currency" office:currency="JPY" office:value="3500" calcext:value-type="currency">
            <text:p>￥3,500</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406" office:value-type="currency" office:currency="JPY" office:value="7600" calcext:value-type="currency">
            <text:p>￥7,600</text:p>
          </table:table-cell>
          <table:table-cell table:number-columns-repeated="1008"/>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21">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296"/>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7">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2"/>
          <table:table-cell table:style-name="ce387"/>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6"/>
          <table:table-cell table:style-name="ce328"/>
          <table:table-cell/>
          <table:table-cell office:value-type="string" calcext:value-type="string">
            <text:p>通信費</text:p>
          </table:table-cell>
          <table:table-cell table:style-name="ce303" office:value-type="currency" office:currency="JPY" office:value="4104" calcext:value-type="currency">
            <text:p>￥4,104</text:p>
          </table:table-cell>
          <table:table-cell office:value-type="string" calcext:value-type="string">
            <text:p>普通預金（郵貯）</text:p>
          </table:table-cell>
          <table:table-cell table:style-name="ce303" office:value-type="currency" office:currency="JPY" office:value="4104" calcext:value-type="currency">
            <text:p>￥4,104</text:p>
          </table:table-cell>
          <table:table-cell table:style-name="ce303" office:value-type="string" calcext:value-type="string">
            <text:p>2回引いてた</text:p>
          </table:table-cell>
          <table:table-cell/>
          <table:table-cell table:style-name="ce303"/>
          <table:table-cell table:number-columns-repeated="1009"/>
        </table:table-row>
        <table:table-row table:style-name="ro5" table:number-rows-repeated="6">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5"/>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417"/>
          <table:table-cell table:style-name="ce418"/>
          <table:table-cell table:style-name="ce419"/>
          <table:table-cell table:style-name="ce418"/>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1048439">
          <table:table-cell table:number-columns-repeated="1024"/>
        </table:table-row>
        <table:table-row table:style-name="ro5">
          <table:table-cell table:number-columns-repeated="1024"/>
        </table:table-row>
      </table:table>
      <table:table table:name="03" table:style-name="ta5">
        <table:table-column table:style-name="co25" table:default-cell-style-name="ce287"/>
        <table:table-column table:style-name="co16" table:default-cell-style-name="ce287"/>
        <table:table-column table:style-name="co8" table:default-cell-style-name="ce287"/>
        <table:table-column table:style-name="co26" table:default-cell-style-name="ce287"/>
        <table:table-column table:style-name="co18" table:default-cell-style-name="ce287"/>
        <table:table-column table:style-name="co24"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default-cell-style-name="ce287"/>
        <table:table-column table:style-name="co27" table:default-cell-style-name="ce287"/>
        <table:table-column table:style-name="co11" table:number-columns-repeated="1007" table:default-cell-style-name="ce287"/>
        <table:table-row table:style-name="ro5">
          <table:table-cell table:style-name="ce402" office:value-type="date" office:date-value="2019-03-01" calcext:value-type="date">
            <text:p>2019年3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6"/>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2"/>
          <table:table-cell office:value-type="float" office:value="888888" calcext:value-type="float">
            <text:p>888888</text:p>
          </table:table-cell>
          <table:table-cell table:number-columns-repeated="1006"/>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table-cell office:value-type="string" calcext:value-type="string">
            <text:p>不可避支出</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1" draw:text-style-name="P2" svg:width="28.86mm" svg:height="13.65mm" svg:x="225.77mm" svg:y="115.39mm" draw:caption-point-x="-24.97mm" draw:caption-point-y="24.05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number-columns-repeated="2"/>
          <table:table-cell table:style-name="ce387"/>
          <table:table-cell table:number-columns-repeated="1006"/>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office:value-type="float" office:value="100000" calcext:value-type="float">
            <text:p>\100,000</text:p>
          </table:table-cell>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number-columns-repeated="2"/>
          <table:table-cell table:style-name="ce387"/>
          <table:table-cell table:number-columns-repeated="1006"/>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number-columns-repeated="2"/>
          <table:table-cell table:style-name="ce387"/>
          <table:table-cell table:number-columns-repeated="1006"/>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table-cell table:style-name="ce303" table:formula="of:=[.M38]"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table-cell table:style-name="ce303" table:formula="of:=[.M39]"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table-cell table:style-name="ce303" table:formula="of:=[.M40]"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table-cell table:style-name="ce303" table:formula="of:=[.M42]"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奨学金</text:p>
          </table:table-cell>
          <table:table-cell table:style-name="ce406" table:formula="of:=SUM(IF([.$C$3:.$C$231]=[.I45];[.$D$3:.$D$231];0);0)-SUM(IF([.$E$3:.$E$231]=[.I45];[.$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I46];[.$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3:.$C$231]=[.I47];[.$D$3:.$D$231];0);0)-SUM(IF([.$E$3:.$E$231]=[.I47];[.$F$3:.$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E$3:.$E$231]=[.I48];[.$F$3:.$F$231];0);0)-SUM(IF([.$C$3:.$C$231]=[.I48];[.$D$3:.$D$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6:.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table-cell table:style-name="ce303" table:formula="of:=[.O55]-[.M55]" office:value-type="currency" office:currency="JPY" office:value="0" calcext:value-type="currency">
            <text:p>￥0</text:p>
          </table:table-cell>
          <table:table-cell table:formula="of:=[.Q55]/[.O55]*100" office:value-type="string" office:string-value="" calcext:value-type="error">
            <text:p>#DIV/0!</text:p>
          </table:table-cell>
          <table:table-cell table:number-columns-repeated="1006"/>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6"/>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2">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3">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3">
          <table:table-cell table:number-columns-repeated="3"/>
          <table:table-cell table:style-name="ce303"/>
          <table:table-cell/>
          <table:table-cell table:style-name="ce303"/>
          <table:table-cell table:style-name="ce328"/>
          <table:table-cell office:value-type="string" calcext:value-type="string">
            <text:p>倉敷IC→吉備SA</text:p>
          </table:table-cell>
          <table:table-cell/>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office:value-type="string" calcext:value-type="string">
            <text:p>水島IC→南国IC</text:p>
          </table:table-cell>
          <table:table-cell/>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office:value-type="string" calcext:value-type="string">
            <text:p>南国IC→善通寺</text:p>
          </table:table-cell>
          <table:table-cell/>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office:value-type="string" calcext:value-type="string">
            <text:p>坂出IC→吉備SA</text:p>
          </table:table-cell>
          <table:table-cell/>
          <table:table-cell table:style-name="ce303"/>
          <table:table-cell table:number-columns-repeated="2"/>
          <table:table-cell table:style-name="ce303"/>
          <table:table-cell/>
          <table:table-cell table:style-name="ce303"/>
          <table:table-cell table:number-columns-repeated="1009"/>
        </table:table-row>
        <table:table-row table:style-name="ro5" table:number-rows-repeated="53">
          <table:table-cell table:number-columns-repeated="1024"/>
        </table:table-row>
        <table:table-row table:style-name="ro7">
          <table:table-cell table:number-columns-repeated="1024"/>
        </table:table-row>
        <table:table-row table:style-name="ro5" table:number-rows-repeated="1048415">
          <table:table-cell table:number-columns-repeated="1024"/>
        </table:table-row>
        <table:table-row table:style-name="ro5">
          <table:table-cell table:number-columns-repeated="1024"/>
        </table:table-row>
      </table:table>
      <table:table table:name="04" table:style-name="ta6">
        <table:table-column table:style-name="co28" table:default-cell-style-name="ce287"/>
        <table:table-column table:style-name="co16" table:default-cell-style-name="ce287"/>
        <table:table-column table:style-name="co8" table:default-cell-style-name="ce287"/>
        <table:table-column table:style-name="co24" table:default-cell-style-name="ce287"/>
        <table:table-column table:style-name="co18" table:default-cell-style-name="ce287"/>
        <table:table-column table:style-name="co24"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2" table:default-cell-style-name="ce287"/>
        <table:table-column table:style-name="co29" table:default-cell-style-name="ce287"/>
        <table:table-column table:style-name="co11" table:number-columns-repeated="1006"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office:value-type="string" calcext:value-type="string">
            <text:p>→グラフで見たい</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office:value-type="string" calcext:value-type="string">
            <text:p>　現金預金</text:p>
          </table:table-cell>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office:value-type="string" calcext:value-type="string">
            <text:p>　投資総額（有価証券時価＋MRF）</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office:value-type="string" calcext:value-type="string">
            <text:p>　固定資産計</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office:value-type="string" calcext:value-type="string">
            <text:p>　その他前払資産等</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office:value-type="string" calcext:value-type="string">
            <text:p>　負債</text:p>
          </table:table-cell>
          <table:table-cell table:style-name="ce406"/>
          <table:table-cell office:value-type="float" office:value="430914" calcext:value-type="float">
            <text:p>430914</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office:value-type="string" calcext:value-type="string">
            <text:p>　</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office:value-type="string" calcext:value-type="string">
            <text:p>　純資産</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formula="of:=[.L15]+[.N15]" office:value-type="float" office:value="0" calcext:value-type="float">
            <text:p>\0</text:p>
          </table:table-cell>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formula="of:=[.J21]-[.J12]-[.J13]"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3" draw:text-style-name="P2" svg:width="29.11mm" svg:height="13.81mm" svg:x="212.76mm" svg:y="115.44mm" draw:caption-point-x="-19.15mm" draw:caption-point-y="2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6]=[.I26];[.$D$1:.$D$236];0);0)-SUM(IF([.$E$1:.$E$236]=[.I26];[.$F$1:.$F$236];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6]=[.L26];[.$D$4:.$D$236];0);0)-SUM(IF([.$E$4:.$E$236]=[.L26];[.$F$4:.$F$236];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6]=[.N26];[.$F$4:.$F$236]);0)-SUM(IF([.$C$4:.$C$236]=[.N26];[.$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6]=[.I27];[.$D$1:.$D$236];0);0)-SUM(IF([.$E$1:.$E$236]=[.I27];[.$F$1:.$F$236];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6]=[.L27];[.$D$4:.$D$236];0);0)-SUM(IF([.$E$4:.$E$236]=[.L27];[.$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6]=[.I28];[.$D$1:.$D$236];0);0)-SUM(IF([.$E$1:.$E$236]=[.I28];[.$F$1:.$F$236];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6]=[.L28];[.$D$4:.$D$236];0);0)-SUM(IF([.$E$4:.$E$236]=[.L28];[.$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6]=[.I29];[.$D$1:.$D$236];0);0)-SUM(IF([.$E$1:.$E$236]=[.I29];[.$F$1:.$F$236];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6]=[.L29];[.$D$4:.$D$236];0);0)-SUM(IF([.$E$4:.$E$236]=[.L29];[.$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6]=[.I30];[.$D$1:.$D$236];0);0)-SUM(IF([.$E$1:.$E$236]=[.I30];[.$F$1:.$F$236];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6]=[.L30];[.$D$4:.$D$236];0);0)-SUM(IF([.$E$4:.$E$236]=[.L30];[.$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6]=[.I31];[.$D$1:.$D$236];0);0)-SUM(IF([.$E$1:.$E$236]=[.I31];[.$F$1:.$F$236];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6]=[.L31];[.$D$4:.$D$236];0);0)-SUM(IF([.$E$4:.$E$236]=[.L31];[.$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6]=[.I32];[.$D$1:.$D$236];0);0)-SUM(IF([.$E$1:.$E$236]=[.I32];[.$F$1:.$F$236];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6]=[.L32];[.$D$4:.$D$236];0);0)-SUM(IF([.$E$4:.$E$236]=[.L32];[.$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6]=[.I33];[.$D$1:.$D$236];0);0)-SUM(IF([.$E$1:.$E$236]=[.I33];[.$F$1:.$F$236];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6]=[.L33];[.$D$4:.$D$236];0);0)-SUM(IF([.$E$4:.$E$236]=[.L33];[.$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6]=[.I34];[.$D$1:.$D$236];0);0)-SUM(IF([.$E$1:.$E$236]=[.I34];[.$F$1:.$F$236];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6]=[.L34];[.$D$4:.$D$236];0);0)-SUM(IF([.$E$4:.$E$236]=[.L34];[.$F$4:.$F$236];0);0)" office:value-type="currency" office:currency="JPY" office:value="0" calcext:value-type="currency">
            <text:p>￥0</text:p>
          </table:table-cell>
          <table:table-cell table:style-name="ce387"/>
          <table:table-cell table:style-name="ce406"/>
          <table:table-cell table:number-columns-repeated="2"/>
          <table:table-cell office:value-type="float" office:value="5206394" calcext:value-type="float">
            <text:p>5206394</text:p>
          </table:table-cell>
          <table:table-cell table:number-columns-repeated="1006"/>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6]=[.I35];[.$D$1:.$D$236];0);0)-SUM(IF([.$E$1:.$E$236]=[.I35];[.$F$1:.$F$236];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6]=[.L35];[.$D$4:.$D$236];0);0)-SUM(IF([.$E$4:.$E$236]=[.L35];[.$F$4:.$F$236];0);0)" office:value-type="currency" office:currency="JPY" office:value="0" calcext:value-type="currency">
            <text:p>￥0</text:p>
          </table:table-cell>
          <table:table-cell table:style-name="ce387"/>
          <table:table-cell table:style-name="ce406"/>
          <table:table-cell table:number-columns-repeated="2"/>
          <table:table-cell table:style-name="ce303" table:formula="of:=[.R34]-[.J40]" office:value-type="currency" office:currency="JPY" office:value="5206394" calcext:value-type="currency">
            <text:p>￥5,206,394</text:p>
          </table:table-cell>
          <table:table-cell table:number-columns-repeated="1006"/>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6]=[.I36];[.$D$1:.$D$236];0);0)-SUM(IF([.$E$1:.$E$236]=[.I36];[.$F$1:.$F$236];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6]=[.L36];[.$D$4:.$D$236];0);0)-SUM(IF([.$E$4:.$E$236]=[.L36];[.$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6]=[.I37];[.$D$1:.$D$236];0);0)-SUM(IF([.$E$1:.$E$236]=[.I37];[.$F$1:.$F$236];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6]=[.L37];[.$D$4:.$D$236];0);0)-SUM(IF([.$E$4:.$E$236]=[.L37];[.$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6]=[.I38];[.$D$1:.$D$236];0);0)-SUM(IF([.$E$1:.$E$236]=[.I38];[.$F$1:.$F$236];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6]=[.L38];[.$D$4:.$D$236];0);0)-SUM(IF([.$E$4:.$E$236]=[.L38];[.$F$4:.$F$236];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6]=[.I39];[.$D$1:.$D$236];0);0)-SUM(IF([.$E$1:.$E$236]=[.I39];[.$F$1:.$F$236];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6]=[.L39];[.$D$4:.$D$236];0);0)-SUM(IF([.$E$4:.$E$236]=[.L39];[.$F$4:.$F$236];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6]=[.N39];[.$F$4:.$F$236]);0)-SUM(IF([.$C$4:.$C$236]=[.N39];[.$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6]=[.I40];[.$D$3:.$D$236];0);0)-SUM(IF([.$E$3:.$E$236]=[.I40];[.$F$3:.$F$236];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6]=[.L40];[.$D$4:.$D$236];0);0)-SUM(IF([.$E$4:.$E$236]=[.L40];[.$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6]=[.I41];[.$D$3:.$D$236];0);0)-SUM(IF([.$E$3:.$E$236]=[.I41];[.$F$3:.$F$236];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6]=[.L41];[.$D$4:.$D$236];0);0)-SUM(IF([.$E$4:.$E$236]=[.L41];[.$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6]=[.L42];[.$D$4:.$D$236];0);0)-SUM(IF([.$E$4:.$E$236]=[.L42];[.$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6]=[.L43];[.$D$4:.$D$236];0);0)-SUM(IF([.$E$4:.$E$236]=[.L43];[.$F$4:.$F$236];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6]=[.N43];[.$F$4:.$F$236]);0)-SUM(IF([.$C$4:.$C$236]=[.N43];[.$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6]=[.L44];[.$D$4:.$D$236];0);0)-SUM(IF([.$E$4:.$E$236]=[.L44];[.$F$4:.$F$236];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6]=[.N44];[.$F$4:.$F$236]);0)-SUM(IF([.$C$4:.$C$236]=[.N44];[.$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6]=&quot;奨学金&quot;;[.$D$3:.$D$236];0);0)+SUM(IF([.$E$3:.$E$236]=&quot;奨学金&quot;;[.$F$3:.$F$236];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6]=[.L45];[.$D$4:.$D$236];0);0)-SUM(IF([.$E$4:.$E$236]=[.L45];[.$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6]=&quot;前受金&quot;;[.$D$3:.$D$236];0);0)+SUM(IF([.$E$3:.$E$236]=[.I46];[.$F$3:.$F$236];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6]=[.L46];[.$D$4:.$D$236];0);0)-SUM(IF([.$E$4:.$E$236]=[.L46];[.$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6]=[.I47];[.$D$1:.$D$236];0);0)+SUM(IF([.$E$1:.$E$236]=[.I47];[.$F$1:.$F$236];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6]=[.L47];[.$D$4:.$D$236];0);0)-SUM(IF([.$E$4:.$E$236]=[.L47];[.$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6]=[.I48];[.$D$3:.$D$236];0);0)+SUM(IF([.$E$3:.$E$236]=[.I48];[.$F$3:.$F$236];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6]=[.L48];[.$D$4:.$D$236];0);0)-SUM(IF([.$E$4:.$E$236]=[.L48];[.$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6]=[.L49];[.$D$4:.$D$236];0);0)-SUM(IF([.$E$4:.$E$236]=[.L49];[.$F$4:.$F$236];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6]=[.N49];[.$F$4:.$F$236]);0)-SUM(IF([.$C$4:.$C$236]=[.N49];[.$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6]=[.L50];[.$D$4:.$D$236];0);0)-SUM(IF([.$E$4:.$E$236]=[.L50];[.$F$4:.$F$236];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6]=[.N50];[.$F$4:.$F$236]);0)-SUM(IF([.$C$4:.$C$236]=[.N50];[.$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6]=[.L51];[.$D$4:.$D$236];0);0)-SUM(IF([.$E$4:.$E$236]=[.L51];[.$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6]=[.I52];[.$D$3:.$D$236];0);0)+SUM(IF([.$E$3:.$E$236]=[.I52];[.$F$3:.$F$236];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6]=[.L52];[.$D$4:.$D$236];0);0)-SUM(IF([.$E$4:.$E$236]=[.L52];[.$F$4:.$F$236];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6]=[.N52];[.$F$4:.$F$236]);0)-SUM(IF([.$C$4:.$C$236]=[.N52];[.$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6]=[.I53];[.$D$3:.$D$236];0);0)+SUM(IF([.$E$3:.$E$236]=[.I53];[.$F$3:.$F$236];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6]=[.L53];[.$D$4:.$D$236];0);0)-SUM(IF([.$E$4:.$E$236]=[.L53];[.$F$4:.$F$236];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6]=[.N53];[.$F$4:.$F$236]);0)-SUM(IF([.$C$4:.$C$236]=[.N53];[.$D$4:.$D$23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6]=[.I54];[.$D$3:.$D$236];0);0)+SUM(IF([.$E$3:.$E$236]=[.I54];[.$F$3:.$F$236];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6]=[.L54];[.$D$4:.$D$236];0);0)-SUM(IF([.$E$4:.$E$236]=[.L54];[.$F$4:.$F$23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5"/>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05" table:style-name="ta7">
        <table:table-column table:style-name="co28" table:default-cell-style-name="ce287"/>
        <table:table-column table:style-name="co16" table:default-cell-style-name="ce287"/>
        <table:table-column table:style-name="co8" table:default-cell-style-name="ce287"/>
        <table:table-column table:style-name="co24" table:default-cell-style-name="ce287"/>
        <table:table-column table:style-name="co18" table:default-cell-style-name="ce287"/>
        <table:table-column table:style-name="co24"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default-cell-style-name="ce287"/>
        <table:table-column table:style-name="co30" table:default-cell-style-name="ce287"/>
        <table:table-column table:style-name="co11" table:number-columns-repeated="1007" table:default-cell-style-name="ce287"/>
        <table:table-row table:style-name="ro5">
          <table:table-cell table:style-name="ce402" office:value-type="date" office:date-value="2019-05-01" calcext:value-type="date">
            <text:p>2019年5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2"/>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cell/>
          <table:table-cell table:style-name="ce303"/>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296"/>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table-cell office:value-type="string" calcext:value-type="string">
            <text:p>今月は異常値なので普通の月は・・・</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3" draw:text-style-name="P2" svg:width="28.85mm" svg:height="13.81mm" svg:x="207.2mm" svg:y="115.7mm" draw:caption-point-x="-13.59mm" draw:caption-point-y="23.7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table-cell table:style-name="ce303" table:formula="of:=[.M26]"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6:.J32])"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table-cell table:style-name="ce303" office:value-type="currency" office:currency="JPY" office:value="5000" calcext:value-type="currency">
            <text:p>￥5,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table-cell table:style-name="ce303" table:formula="of:=[.M28]"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table-cell table:style-name="ce303" table:formula="of:=[.M29]"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table-cell table:style-name="ce303" table:formula="of:=[.M30]"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table-cell table:style-name="ce303" table:formula="of:=[.M31]"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table-cell table:style-name="ce303" table:formula="of:=[.M32]"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table-cell table:style-name="ce303" table:formula="of:=[.M33]"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table-cell table:style-name="ce303" office:value-type="currency" office:currency="JPY" office:value="6000" calcext:value-type="currency">
            <text:p>￥6,000</text:p>
          </table:table-cell>
          <table:table-cell table:number-columns-repeated="1007"/>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table-cell table:style-name="ce303" table:formula="of:=[.M35]"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table-cell table:style-name="ce303" table:formula="of:=[.M36]"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table-cell table:style-name="ce303" office:value-type="currency" office:currency="JPY" office:value="5000" calcext:value-type="currency">
            <text:p>￥5,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table-cell table:style-name="ce303" office:value-type="currency" office:currency="JPY" office:value="25000" calcext:value-type="currency">
            <text:p>￥25,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table-cell table:style-name="ce303" office:value-type="currency" office:currency="JPY" office:value="7000" calcext:value-type="currency">
            <text:p>￥7,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table-cell table:style-name="ce303" office:value-type="currency" office:currency="JPY" office:value="4000" calcext:value-type="currency">
            <text:p>￥4,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table-cell table:style-name="ce303" table:formula="of:=[.M41]"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table-cell table:style-name="ce303" table:formula="of:=[.M42]"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table-cell table:style-name="ce303" table:formula="of:=[.M43]"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table-cell table:style-name="ce303" table:formula="of:=[.M44]"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table-cell table:style-name="ce303" table:formula="of:=[.M45]"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table-cell table:style-name="ce303" table:formula="of:=[.M46]"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table-cell table:style-name="ce303" office:value-type="currency" office:currency="JPY" office:value="10000" calcext:value-type="currency">
            <text:p>￥10,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table-cell table:style-name="ce303" office:value-type="currency" office:currency="JPY" office:value="10000" calcext:value-type="currency">
            <text:p>￥10,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table-cell table:style-name="ce303" table:formula="of:=[.M49]"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table-cell table:style-name="ce303" table:formula="of:=[.M50]"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table-cell table:style-name="ce303" table:formula="of:=[.M51]"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table-cell table:style-name="ce303" table:formula="of:=[.M52]"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table-cell table:style-name="ce303" table:formula="of:=[.M53]"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table-cell table:style-name="ce303" table:formula="of:=[.M54]" office:value-type="currency" office:currency="JPY" office:value="0" calcext:value-type="currency">
            <text:p>￥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table-cell table:style-name="ce303" table:formula="of:=SUM([.Q26:.Q55])" office:value-type="currency" office:currency="JPY" office:value="72000" calcext:value-type="currency">
            <text:p>￥72,000</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5"/>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120000" calcext:value-type="currency">
            <text:p>￥120,000</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6"/>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6"/>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6"/>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6"/>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6"/>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0" calcext:value-type="currency">
            <text:p>￥0</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06" table:style-name="ta8">
        <table:table-column table:style-name="co31" table:default-cell-style-name="ce287"/>
        <table:table-column table:style-name="co16" table:default-cell-style-name="ce287"/>
        <table:table-column table:style-name="co8" table:default-cell-style-name="ce287"/>
        <table:table-column table:style-name="co17" table:default-cell-style-name="ce287"/>
        <table:table-column table:style-name="co18" table:default-cell-style-name="ce287"/>
        <table:table-column table:style-name="co17"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6"/>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売買目的有価証券</text:p>
          </table:table-cell>
          <table:table-cell table:style-name="ce406"/>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特定口座</text:p>
          </table:table-cell>
          <table:table-cell table:style-name="ce406"/>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ソフトウェア</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3" draw:text-style-name="P2" svg:width="28.86mm" svg:height="13.81mm" svg:x="203.58mm" svg:y="115.7mm" draw:caption-point-x="-13.59mm" draw:caption-point-y="23.7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59937" calcext:value-type="currency">
            <text:p>￥59,937</text:p>
          </table:table-cell>
          <table:table-cell table:style-name="ce387" table:number-columns-repeated="2"/>
          <table:table-cell table:style-name="ce406"/>
          <table:table-cell table:style-name="ce387" office:value-type="string" calcext:value-type="string">
            <text:p>健康保険料</text:p>
          </table:table-cell>
          <table:table-cell table:style-name="ce406" office:value-type="currency" office:currency="JPY" office:value="14140" calcext:value-type="currency">
            <text:p>￥14,140</text:p>
          </table:table-cell>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office:value-type="currency" office:currency="JPY" office:value="24959" calcext:value-type="currency">
            <text:p>￥24,959</text:p>
          </table:table-cell>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6000" calcext:value-type="currency">
            <text:p>￥6,00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5]"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1]"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office:value-type="currency" office:currency="JPY" office:value="15000" calcext:value-type="currency">
            <text:p>￥15,000</text:p>
          </table:table-cell>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60063" calcext:value-type="currency">
            <text:p>￥60,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07" table:style-name="ta9">
        <table:table-column table:style-name="co32" table:default-cell-style-name="ce287"/>
        <table:table-column table:style-name="co16" table:default-cell-style-name="ce287"/>
        <table:table-column table:style-name="co8" table:default-cell-style-name="ce287"/>
        <table:table-column table:style-name="co17" table:default-cell-style-name="ce287"/>
        <table:table-column table:style-name="co18" table:default-cell-style-name="ce287"/>
        <table:table-column table:style-name="co17"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table-cell table:style-name="ce422"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3" draw:text-style-name="P2" svg:width="28.86mm" svg:height="13.81mm" svg:x="201.64mm" svg:y="115.44mm" draw:caption-point-x="-13.59mm" draw:caption-point-y="2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08" table:style-name="ta10">
        <table:table-column table:style-name="co15" table:default-cell-style-name="ce287"/>
        <table:table-column table:style-name="co16" table:default-cell-style-name="ce287"/>
        <table:table-column table:style-name="co8" table:default-cell-style-name="ce287"/>
        <table:table-column table:style-name="co33" table:default-cell-style-name="ce287"/>
        <table:table-column table:style-name="co18" table:default-cell-style-name="ce287"/>
        <table:table-column table:style-name="co34"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8-01" calcext:value-type="date">
            <text:p>2019年8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number-columns-repeated="2"/>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office:value-type="currency" office:currency="JPY" office:value="30" calcext:value-type="currency">
            <text:p>￥30</text:p>
          </table:table-cell>
          <table:table-cell table:number-columns-repeated="1009"/>
        </table:table-row>
        <table:table-row table:style-name="ro5">
          <table:table-cell table:number-columns-repeated="3"/>
          <table:table-cell table:style-name="ce303"/>
          <table:table-cell table:number-columns-repeated="2"/>
          <table:table-cell table:style-name="ce328"/>
          <table:table-cell/>
          <table:table-cell table:style-name="ce387" office:value-type="string" calcext:value-type="string">
            <text:p>普通預金（みなと）</text:p>
          </table:table-cell>
          <table:table-cell table:style-name="ce424"/>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number-columns-repeated="2"/>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table:table-cell table:style-name="ce406" office:value-type="currency" office:currency="JPY" office:value="40" calcext:value-type="currency">
            <text:p>￥40</text:p>
          </table:table-cell>
          <table:table-cell table:number-columns-repeated="1009"/>
        </table:table-row>
        <table:table-row table:style-name="ro5">
          <table:table-cell table:number-columns-repeated="3"/>
          <table:table-cell table:style-name="ce303"/>
          <table:table-cell table:number-columns-repeated="2"/>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office:value-type="currency" office:currency="JPY" office:value="20" calcext:value-type="currency">
            <text:p>￥2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office:value-type="currency" office:currency="JPY" office:value="30" calcext:value-type="currency">
            <text:p>￥3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formula="of:=SUM([.O6:.O13])" office:value-type="currency" office:currency="JPY" office:value="120" calcext:value-type="currency">
            <text:p>￥12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3" draw:text-style-name="P2" svg:width="28.86mm" svg:height="13.81mm" svg:x="207.11mm" svg:y="115.44mm" draw:caption-point-x="-13.59mm" draw:caption-point-y="2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number-columns-repeated="1009"/>
        </table:table-row>
        <table:table-row table:style-name="ro5">
          <table:table-cell table:number-columns-repeated="6"/>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6"/>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office:value-type="float" office:value="883106" calcext:value-type="float">
            <text:p>\883,106</text:p>
          </table:table-cell>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formula="of:=[.J34]-[.K34]+200000" office:value-type="float" office:value="-683106" calcext:value-type="float">
            <text:p>\-683,106</text:p>
          </table:table-cell>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table-cell table:style-name="ce422" table:number-columns-repeated="1008"/>
        </table:table-row>
        <table:table-row table:style-name="ro5">
          <table:table-cell table:style-name="ce422"/>
          <table:table-cell table:number-columns-repeated="2"/>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table-cell table:style-name="ce422"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number-columns-repeated="1009"/>
        </table:table-row>
        <table:table-row table:style-name="ro5">
          <table:table-cell/>
          <table:table-cell table:style-name="ce423" table:number-columns-repeated="2"/>
          <table:table-cell table:style-name="ce420"/>
          <table:table-cell table:style-name="ce423"/>
          <table:table-cell table:style-name="ce420"/>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296"/>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418"/>
          <table:table-cell table:style-name="ce419"/>
          <table:table-cell table:style-name="ce418"/>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6"/>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6"/>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12">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number-columns-repeated="2"/>
          <table:table-cell table:style-name="ce303"/>
          <table:table-cell/>
          <table:table-cell table:style-name="ce303"/>
          <table:table-cell table:number-columns-repeated="1009"/>
        </table:table-row>
        <table:table-row table:style-name="ro5" table:number-rows-repeated="1048441">
          <table:table-cell table:number-columns-repeated="1024"/>
        </table:table-row>
        <table:table-row table:style-name="ro5">
          <table:table-cell table:number-columns-repeated="1024"/>
        </table:table-row>
      </table:table>
      <table:table table:name="09" table:style-name="ta11">
        <table:table-column table:style-name="co15" table:default-cell-style-name="ce287"/>
        <table:table-column table:style-name="co16" table:default-cell-style-name="ce287"/>
        <table:table-column table:style-name="co8" table:default-cell-style-name="ce287"/>
        <table:table-column table:style-name="co35" table:default-cell-style-name="ce287"/>
        <table:table-column table:style-name="co18" table:default-cell-style-name="ce287"/>
        <table:table-column table:style-name="co36"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formula="of:=[.L15]+[.N15]"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3" draw:text-style-name="P2" svg:width="28.86mm" svg:height="13.81mm" svg:x="216.63mm" svg:y="115.44mm" draw:caption-point-x="-13.59mm" draw:caption-point-y="2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64]=[.I26];[.$D$1:.$D$264];0);0)-SUM(IF([.$E$1:.$E$264]=[.I26];[.$F$1:.$F$264];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64]=[.L26];[.$D$4:.$D$264];0);0)-SUM(IF([.$E$4:.$E$264]=[.L26];[.$F$4:.$F$264];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64]=[.N26];[.$F$4:.$F$264]);0)-SUM(IF([.$C$4:.$C$264]=[.N26];[.$D$4:.$D$264];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64]=[.I27];[.$D$1:.$D$264];0);0)-SUM(IF([.$E$1:.$E$264]=[.I27];[.$F$1:.$F$264];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64]=[.L27];[.$D$4:.$D$264];0);0)-SUM(IF([.$E$4:.$E$264]=[.L27];[.$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64]=[.I28];[.$D$1:.$D$264];0);0)-SUM(IF([.$E$1:.$E$264]=[.I28];[.$F$1:.$F$264];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64]=[.L28];[.$D$4:.$D$264];0);0)-SUM(IF([.$E$4:.$E$264]=[.L28];[.$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64]=[.I29];[.$D$1:.$D$264];0);0)-SUM(IF([.$E$1:.$E$264]=[.I29];[.$F$1:.$F$264];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64]=[.L29];[.$D$4:.$D$264];0);0)-SUM(IF([.$E$4:.$E$264]=[.L29];[.$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64]=[.I30];[.$D$1:.$D$264];0);0)-SUM(IF([.$E$1:.$E$264]=[.I30];[.$F$1:.$F$264];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64]=[.L30];[.$D$4:.$D$264];0);0)-SUM(IF([.$E$4:.$E$264]=[.L30];[.$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64]=[.I31];[.$D$1:.$D$264];0);0)-SUM(IF([.$E$1:.$E$264]=[.I31];[.$F$1:.$F$264];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64]=[.L31];[.$D$4:.$D$264];0);0)-SUM(IF([.$E$4:.$E$264]=[.L31];[.$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64]=[.I32];[.$D$1:.$D$264];0);0)-SUM(IF([.$E$1:.$E$264]=[.I32];[.$F$1:.$F$264];0);0)+[.J11]" office:value-type="currency" office:currency="JPY" office:value="0" calcext:value-type="currency">
            <text:p>￥0</text:p>
          </table:table-cell>
          <table:table-cell table:style-name="ce387" office:value-type="float" office:value="47948" calcext:value-type="float">
            <text:p>\47,948</text:p>
          </table:table-cell>
          <table:table-cell table:style-name="ce347" office:value-type="string" calcext:value-type="string">
            <text:p>菓子類</text:p>
          </table:table-cell>
          <table:table-cell table:style-name="ce406" table:number-matrix-columns-spanned="1" table:number-matrix-rows-spanned="1" table:formula="of:=SUM(IF([.$C$4:.$C$264]=[.L32];[.$D$4:.$D$264];0);0)-SUM(IF([.$E$4:.$E$264]=[.L32];[.$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64]=[.I33];[.$D$1:.$D$264];0);0)-SUM(IF([.$E$1:.$E$264]=[.I33];[.$F$1:.$F$264];0);0)+[.J12]" office:value-type="currency" office:currency="JPY" office:value="0" calcext:value-type="currency">
            <text:p>￥0</text:p>
          </table:table-cell>
          <table:table-cell table:style-name="ce387" table:formula="of:=[.K32]-[.J32]" office:value-type="float" office:value="47948" calcext:value-type="float">
            <text:p>\47,948</text:p>
          </table:table-cell>
          <table:table-cell table:style-name="ce387" office:value-type="string" calcext:value-type="string">
            <text:p>娯楽費</text:p>
          </table:table-cell>
          <table:table-cell table:style-name="ce406" table:number-matrix-columns-spanned="1" table:number-matrix-rows-spanned="1" table:formula="of:=SUM(IF([.$C$4:.$C$264]=[.L33];[.$D$4:.$D$264];0);0)-SUM(IF([.$E$4:.$E$264]=[.L33];[.$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64]=[.I34];[.$D$1:.$D$264];0);0)-SUM(IF([.$E$1:.$E$264]=[.I34];[.$F$1:.$F$264];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64]=[.L34];[.$D$4:.$D$264];0);0)-SUM(IF([.$E$4:.$E$264]=[.L34];[.$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64]=[.I35];[.$D$1:.$D$264];0);0)-SUM(IF([.$E$1:.$E$264]=[.I35];[.$F$1:.$F$264];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64]=[.L35];[.$D$4:.$D$264];0);0)-SUM(IF([.$E$4:.$E$264]=[.L35];[.$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64]=[.I36];[.$D$1:.$D$264];0);0)-SUM(IF([.$E$1:.$E$264]=[.I36];[.$F$1:.$F$264];0);0)+[.J15]" office:value-type="currency" office:currency="JPY" office:value="0" calcext:value-type="currency">
            <text:p>￥0</text:p>
          </table:table-cell>
          <table:table-cell table:style-name="ce387" table:formula="of:=[.J36]-38000" office:value-type="float" office:value="-38000" calcext:value-type="float">
            <text:p>\-38,000</text:p>
          </table:table-cell>
          <table:table-cell table:style-name="ce347" office:value-type="string" calcext:value-type="string">
            <text:p>機器購入費</text:p>
          </table:table-cell>
          <table:table-cell table:style-name="ce406" table:number-matrix-columns-spanned="1" table:number-matrix-rows-spanned="1" table:formula="of:=SUM(IF([.$C$4:.$C$264]=[.L36];[.$D$4:.$D$264];0);0)-SUM(IF([.$E$4:.$E$264]=[.L36];[.$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number-columns-repeated="2"/>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64]=[.I37];[.$D$1:.$D$264];0);0)-SUM(IF([.$E$1:.$E$264]=[.I37];[.$F$1:.$F$264];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64]=[.L37];[.$D$4:.$D$264];0);0)-SUM(IF([.$E$4:.$E$264]=[.L37];[.$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64]=[.I38];[.$D$1:.$D$264];0);0)-SUM(IF([.$E$1:.$E$264]=[.I38];[.$F$1:.$F$264];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64]=[.L38];[.$D$4:.$D$264];0);0)-SUM(IF([.$E$4:.$E$264]=[.L38];[.$F$4:.$F$264];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64]=[.I39];[.$D$1:.$D$264];0);0)-SUM(IF([.$E$1:.$E$264]=[.I39];[.$F$1:.$F$264];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64]=[.L39];[.$D$4:.$D$264];0);0)-SUM(IF([.$E$4:.$E$264]=[.L39];[.$F$4:.$F$264];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64]=[.N39];[.$F$4:.$F$264]);0)-SUM(IF([.$C$4:.$C$264]=[.N39];[.$D$4:.$D$264];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64]=[.I40];[.$D$3:.$D$264];0);0)-SUM(IF([.$E$3:.$E$264]=[.I40];[.$F$3:.$F$264];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64]=[.L40];[.$D$4:.$D$264];0);0)-SUM(IF([.$E$4:.$E$264]=[.L40];[.$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64]=[.I41];[.$D$3:.$D$264];0);0)-SUM(IF([.$E$3:.$E$264]=[.I41];[.$F$3:.$F$264];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64]=[.L41];[.$D$4:.$D$264];0);0)-SUM(IF([.$E$4:.$E$264]=[.L41];[.$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64]=[.L42];[.$D$4:.$D$264];0);0)-SUM(IF([.$E$4:.$E$264]=[.L42];[.$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64]=[.L43];[.$D$4:.$D$264];0);0)-SUM(IF([.$E$4:.$E$264]=[.L43];[.$F$4:.$F$264];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64]=[.N43];[.$F$4:.$F$264]);0)-SUM(IF([.$C$4:.$C$264]=[.N43];[.$D$4:.$D$264];0);0)" office:value-type="currency" office:currency="JPY" office:value="0" calcext:value-type="currency">
            <text:p>￥0</text:p>
          </table:table-cell>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64]=[.L44];[.$D$4:.$D$264];0);0)-SUM(IF([.$E$4:.$E$264]=[.L44];[.$F$4:.$F$264];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64]=[.N44];[.$F$4:.$F$264]);0)-SUM(IF([.$C$4:.$C$264]=[.N44];[.$D$4:.$D$264];0);0)" office:value-type="currency" office:currency="JPY" office:value="0" calcext:value-type="currency">
            <text:p>￥0</text:p>
          </table:table-cell>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64]=&quot;奨学金&quot;;[.$D$3:.$D$264];0);0)+SUM(IF([.$E$3:.$E$264]=&quot;奨学金&quot;;[.$F$3:.$F$264];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64]=[.L45];[.$D$4:.$D$264];0);0)-SUM(IF([.$E$4:.$E$264]=[.L45];[.$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64]=&quot;前受金&quot;;[.$D$3:.$D$264];0);0)+SUM(IF([.$E$3:.$E$264]=[.I46];[.$F$3:.$F$264];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64]=[.L46];[.$D$4:.$D$264];0);0)-SUM(IF([.$E$4:.$E$264]=[.L46];[.$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64]=[.I47];[.$D$1:.$D$264];0);0)+SUM(IF([.$E$1:.$E$264]=[.I47];[.$F$1:.$F$264];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64]=[.L47];[.$D$4:.$D$264];0);0)-SUM(IF([.$E$4:.$E$264]=[.L47];[.$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64]=[.I48];[.$D$3:.$D$264];0);0)+SUM(IF([.$E$3:.$E$264]=[.I48];[.$F$3:.$F$264];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64]=[.L48];[.$D$4:.$D$264];0);0)-SUM(IF([.$E$4:.$E$264]=[.L48];[.$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64]=[.L49];[.$D$4:.$D$264];0);0)-SUM(IF([.$E$4:.$E$264]=[.L49];[.$F$4:.$F$264];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64]=[.N49];[.$F$4:.$F$264]);0)-SUM(IF([.$C$4:.$C$264]=[.N49];[.$D$4:.$D$264];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64]=[.L50];[.$D$4:.$D$264];0);0)-SUM(IF([.$E$4:.$E$264]=[.L50];[.$F$4:.$F$264];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64]=[.N50];[.$F$4:.$F$264]);0)-SUM(IF([.$C$4:.$C$264]=[.N50];[.$D$4:.$D$264];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64]=[.L51];[.$D$4:.$D$264];0);0)-SUM(IF([.$E$4:.$E$264]=[.L51];[.$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64]=[.I52];[.$D$3:.$D$264];0);0)+SUM(IF([.$E$3:.$E$264]=[.I52];[.$F$3:.$F$264];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64]=[.L52];[.$D$4:.$D$264];0);0)-SUM(IF([.$E$4:.$E$264]=[.L52];[.$F$4:.$F$264];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64]=[.N52];[.$F$4:.$F$264]);0)-SUM(IF([.$C$4:.$C$264]=[.N52];[.$D$4:.$D$264];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64]=[.I53];[.$D$3:.$D$264];0);0)+SUM(IF([.$E$3:.$E$264]=[.I53];[.$F$3:.$F$264];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64]=[.L53];[.$D$4:.$D$264];0);0)-SUM(IF([.$E$4:.$E$264]=[.L53];[.$F$4:.$F$264];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64]=[.N53];[.$F$4:.$F$264]);0)-SUM(IF([.$C$4:.$C$264]=[.N53];[.$D$4:.$D$264];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64]=[.I54];[.$D$3:.$D$264];0);0)+SUM(IF([.$E$3:.$E$264]=[.I54];[.$F$3:.$F$264];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64]=[.L54];[.$D$4:.$D$264];0);0)-SUM(IF([.$E$4:.$E$264]=[.L54];[.$F$4:.$F$264];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120000" calcext:value-type="currency">
            <text:p>￥120,000</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0" calcext:value-type="currency">
            <text:p>￥0</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number-columns-repeated="3"/>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3">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number-columns-repeated="2"/>
          <table:table-cell table:style-name="ce303" table:formula="of:=[.J58]" office:value-type="string" office:string-value="○" calcext:value-type="string">
            <text:p>○</text:p>
          </table:table-cell>
          <table:table-cell table:number-columns-repeated="2"/>
          <table:table-cell table:style-name="ce303"/>
          <table:table-cell/>
          <table:table-cell table:style-name="ce303"/>
          <table:table-cell table:number-columns-repeated="1009"/>
        </table:table-row>
        <table:table-row table:style-name="ro5" table:number-rows-repeated="1048462">
          <table:table-cell table:number-columns-repeated="1024"/>
        </table:table-row>
        <table:table-row table:style-name="ro5">
          <table:table-cell table:number-columns-repeated="1024"/>
        </table:table-row>
      </table:table>
      <table:table table:name="10" table:style-name="ta17">
        <table:shapes>
          <draw:frame draw:z-index="1" draw:name="図 1" draw:style-name="gr9" draw:text-style-name="P7" svg:width="278.16mm" svg:height="230.87mm" svg:x="370.56mm" svg:y="9.39mm">
            <draw:image xlink:href="">
              <text:p/>
            </draw:image>
          </draw:frame>
        </table:shapes>
        <table:table-column table:style-name="co61" table:default-cell-style-name="ce287"/>
        <table:table-column table:style-name="co16" table:default-cell-style-name="ce287"/>
        <table:table-column table:style-name="co8" table:default-cell-style-name="ce287"/>
        <table:table-column table:style-name="co65" table:default-cell-style-name="ce287"/>
        <table:table-column table:style-name="co18" table:default-cell-style-name="ce287"/>
        <table:table-column table:style-name="co65"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2" table:default-cell-style-name="ce287"/>
        <table:table-column table:style-name="co66" table:default-cell-style-name="ce287"/>
        <table:table-column table:style-name="co67" table:default-cell-style-name="ce287"/>
        <table:table-column table:style-name="co11" table:number-columns-repeated="3" table:default-cell-style-name="ce287"/>
        <table:table-column table:style-name="co68" table:default-cell-style-name="ce287"/>
        <table:table-column table:style-name="co69" table:default-cell-style-name="ce287"/>
        <table:table-column table:style-name="co11" table:default-cell-style-name="ce287"/>
        <table:table-column table:style-name="co70" table:default-cell-style-name="ce287"/>
        <table:table-column table:style-name="co60" table:default-cell-style-name="ce287"/>
        <table:table-column table:style-name="co11" table:default-cell-style-name="ce287"/>
        <table:table-column table:style-name="co71" table:default-cell-style-name="ce287"/>
        <table:table-column table:style-name="co11" table:number-columns-repeated="995"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table:formula="of:=[.BE1]+1" office:value-type="float" office:value="43" calcext:value-type="float">
            <text:p>43</text:p>
          </table:table-cell>
          <table:table-cell table:formula="of:=[.BF1]+1" office:value-type="float" office:value="44" calcext:value-type="float">
            <text:p>44</text:p>
          </table:table-cell>
          <table:table-cell table:formula="of:=[.BG1]+1" office:value-type="float" office:value="45" calcext:value-type="float">
            <text:p>45</text:p>
          </table:table-cell>
          <table:table-cell table:formula="of:=[.BH1]+1" office:value-type="float" office:value="46" calcext:value-type="float">
            <text:p>46</text:p>
          </table:table-cell>
          <table:table-cell table:formula="of:=[.BI1]+1" office:value-type="float" office:value="47" calcext:value-type="float">
            <text:p>47</text:p>
          </table:table-cell>
          <table:table-cell table:formula="of:=[.BJ1]+1" office:value-type="float" office:value="48" calcext:value-type="float">
            <text:p>48</text:p>
          </table:table-cell>
          <table:table-cell table:formula="of:=[.BK1]+1" office:value-type="float" office:value="49" calcext:value-type="float">
            <text:p>49</text:p>
          </table:table-cell>
          <table:table-cell table:formula="of:=[.BL1]+1" office:value-type="float" office:value="50" calcext:value-type="float">
            <text:p>50</text:p>
          </table:table-cell>
          <table:table-cell table:formula="of:=[.BM1]+1" office:value-type="float" office:value="51" calcext:value-type="float">
            <text:p>51</text:p>
          </table:table-cell>
          <table:table-cell table:formula="of:=[.BN1]+1" office:value-type="float" office:value="52" calcext:value-type="float">
            <text:p>52</text:p>
          </table:table-cell>
          <table:table-cell table:formula="of:=[.BO1]+1" office:value-type="float" office:value="53" calcext:value-type="float">
            <text:p>53</text:p>
          </table:table-cell>
          <table:table-cell table:formula="of:=[.BP1]+1" office:value-type="float" office:value="54" calcext:value-type="float">
            <text:p>54</text:p>
          </table:table-cell>
          <table:table-cell table:formula="of:=[.BQ1]+1" office:value-type="float" office:value="55" calcext:value-type="float">
            <text:p>55</text:p>
          </table:table-cell>
          <table:table-cell table:formula="of:=[.BR1]+1" office:value-type="float" office:value="56" calcext:value-type="float">
            <text:p>56</text:p>
          </table:table-cell>
          <table:table-cell table:formula="of:=[.BS1]+1" office:value-type="float" office:value="57" calcext:value-type="float">
            <text:p>57</text:p>
          </table:table-cell>
          <table:table-cell table:formula="of:=[.BT1]+1" office:value-type="float" office:value="58" calcext:value-type="float">
            <text:p>58</text:p>
          </table:table-cell>
          <table:table-cell table:formula="of:=[.BU1]+1" office:value-type="float" office:value="59" calcext:value-type="float">
            <text:p>59</text:p>
          </table:table-cell>
          <table:table-cell table:formula="of:=[.BV1]+1" office:value-type="float" office:value="60" calcext:value-type="float">
            <text:p>60</text:p>
          </table:table-cell>
          <table:table-cell table:formula="of:=[.BW1]+1" office:value-type="float" office:value="61" calcext:value-type="float">
            <text:p>61</text:p>
          </table:table-cell>
          <table:table-cell table:formula="of:=[.BX1]+1" office:value-type="float" office:value="62" calcext:value-type="float">
            <text:p>62</text:p>
          </table:table-cell>
          <table:table-cell table:formula="of:=[.BY1]+1" office:value-type="float" office:value="63" calcext:value-type="float">
            <text:p>63</text:p>
          </table:table-cell>
          <table:table-cell table:formula="of:=[.BZ1]+1" office:value-type="float" office:value="64" calcext:value-type="float">
            <text:p>64</text:p>
          </table:table-cell>
          <table:table-cell table:formula="of:=[.CA1]+1" office:value-type="float" office:value="65" calcext:value-type="float">
            <text:p>65</text:p>
          </table:table-cell>
          <table:table-cell table:formula="of:=[.CB1]+1" office:value-type="float" office:value="66" calcext:value-type="float">
            <text:p>66</text:p>
          </table:table-cell>
          <table:table-cell table:formula="of:=[.CC1]+1" office:value-type="float" office:value="67" calcext:value-type="float">
            <text:p>67</text:p>
          </table:table-cell>
          <table:table-cell table:formula="of:=[.CD1]+1" office:value-type="float" office:value="68" calcext:value-type="float">
            <text:p>68</text:p>
          </table:table-cell>
          <table:table-cell table:formula="of:=[.CE1]+1" office:value-type="float" office:value="69" calcext:value-type="float">
            <text:p>69</text:p>
          </table:table-cell>
          <table:table-cell table:formula="of:=[.CF1]+1" office:value-type="float" office:value="70" calcext:value-type="float">
            <text:p>70</text:p>
          </table:table-cell>
          <table:table-cell table:formula="of:=[.CG1]+1" office:value-type="float" office:value="71" calcext:value-type="float">
            <text:p>71</text:p>
          </table:table-cell>
          <table:table-cell table:formula="of:=[.CH1]+1" office:value-type="float" office:value="72" calcext:value-type="float">
            <text:p>72</text:p>
          </table:table-cell>
          <table:table-cell table:formula="of:=[.CI1]+1" office:value-type="float" office:value="73" calcext:value-type="float">
            <text:p>73</text:p>
          </table:table-cell>
          <table:table-cell table:formula="of:=[.CJ1]+1" office:value-type="float" office:value="74" calcext:value-type="float">
            <text:p>74</text:p>
          </table:table-cell>
          <table:table-cell table:formula="of:=[.CK1]+1" office:value-type="float" office:value="75" calcext:value-type="float">
            <text:p>75</text:p>
          </table:table-cell>
          <table:table-cell table:formula="of:=[.CL1]+1" office:value-type="float" office:value="76" calcext:value-type="float">
            <text:p>76</text:p>
          </table:table-cell>
          <table:table-cell table:formula="of:=[.CM1]+1" office:value-type="float" office:value="77" calcext:value-type="float">
            <text:p>77</text:p>
          </table:table-cell>
          <table:table-cell table:formula="of:=[.CN1]+1" office:value-type="float" office:value="78" calcext:value-type="float">
            <text:p>78</text:p>
          </table:table-cell>
          <table:table-cell table:formula="of:=[.CO1]+1" office:value-type="float" office:value="79" calcext:value-type="float">
            <text:p>79</text:p>
          </table:table-cell>
          <table:table-cell table:formula="of:=[.CP1]+1" office:value-type="float" office:value="80" calcext:value-type="float">
            <text:p>80</text:p>
          </table:table-cell>
          <table:table-cell table:formula="of:=[.CQ1]+1" office:value-type="float" office:value="81" calcext:value-type="float">
            <text:p>81</text:p>
          </table:table-cell>
          <table:table-cell table:formula="of:=[.CR1]+1" office:value-type="float" office:value="82" calcext:value-type="float">
            <text:p>82</text:p>
          </table:table-cell>
          <table:table-cell table:formula="of:=[.CS1]+1" office:value-type="float" office:value="83" calcext:value-type="float">
            <text:p>83</text:p>
          </table:table-cell>
          <table:table-cell table:formula="of:=[.CT1]+1" office:value-type="float" office:value="84" calcext:value-type="float">
            <text:p>84</text:p>
          </table:table-cell>
          <table:table-cell table:formula="of:=[.CU1]+1" office:value-type="float" office:value="85" calcext:value-type="float">
            <text:p>85</text:p>
          </table:table-cell>
          <table:table-cell table:formula="of:=[.CV1]+1" office:value-type="float" office:value="86" calcext:value-type="float">
            <text:p>86</text:p>
          </table:table-cell>
          <table:table-cell table:formula="of:=[.CW1]+1" office:value-type="float" office:value="87" calcext:value-type="float">
            <text:p>87</text:p>
          </table:table-cell>
          <table:table-cell table:formula="of:=[.CX1]+1" office:value-type="float" office:value="88" calcext:value-type="float">
            <text:p>88</text:p>
          </table:table-cell>
          <table:table-cell table:formula="of:=[.CY1]+1" office:value-type="float" office:value="89" calcext:value-type="float">
            <text:p>89</text:p>
          </table:table-cell>
          <table:table-cell table:formula="of:=[.CZ1]+1" office:value-type="float" office:value="90" calcext:value-type="float">
            <text:p>90</text:p>
          </table:table-cell>
          <table:table-cell table:formula="of:=[.DA1]+1" office:value-type="float" office:value="91" calcext:value-type="float">
            <text:p>91</text:p>
          </table:table-cell>
          <table:table-cell table:formula="of:=[.DB1]+1" office:value-type="float" office:value="92" calcext:value-type="float">
            <text:p>92</text:p>
          </table:table-cell>
          <table:table-cell table:formula="of:=[.DC1]+1" office:value-type="float" office:value="93" calcext:value-type="float">
            <text:p>93</text:p>
          </table:table-cell>
          <table:table-cell table:formula="of:=[.DD1]+1" office:value-type="float" office:value="94" calcext:value-type="float">
            <text:p>94</text:p>
          </table:table-cell>
          <table:table-cell table:formula="of:=[.DE1]+1" office:value-type="float" office:value="95" calcext:value-type="float">
            <text:p>95</text:p>
          </table:table-cell>
          <table:table-cell table:formula="of:=[.DF1]+1" office:value-type="float" office:value="96" calcext:value-type="float">
            <text:p>96</text:p>
          </table:table-cell>
          <table:table-cell table:formula="of:=[.DG1]+1" office:value-type="float" office:value="97" calcext:value-type="float">
            <text:p>97</text:p>
          </table:table-cell>
          <table:table-cell table:formula="of:=[.DH1]+1" office:value-type="float" office:value="98" calcext:value-type="float">
            <text:p>98</text:p>
          </table:table-cell>
          <table:table-cell table:formula="of:=[.DI1]+1" office:value-type="float" office:value="99" calcext:value-type="float">
            <text:p>99</text:p>
          </table:table-cell>
          <table:table-cell table:formula="of:=[.DJ1]+1" office:value-type="float" office:value="100" calcext:value-type="float">
            <text:p>100</text:p>
          </table:table-cell>
          <table:table-cell table:formula="of:=[.DK1]+1" office:value-type="float" office:value="101" calcext:value-type="float">
            <text:p>101</text:p>
          </table:table-cell>
          <table:table-cell table:formula="of:=[.DL1]+1" office:value-type="float" office:value="102" calcext:value-type="float">
            <text:p>102</text:p>
          </table:table-cell>
          <table:table-cell table:formula="of:=[.DM1]+1" office:value-type="float" office:value="103" calcext:value-type="float">
            <text:p>103</text:p>
          </table:table-cell>
          <table:table-cell table:formula="of:=[.DN1]+1" office:value-type="float" office:value="104" calcext:value-type="float">
            <text:p>104</text:p>
          </table:table-cell>
          <table:table-cell table:formula="of:=[.DO1]+1" office:value-type="float" office:value="105" calcext:value-type="float">
            <text:p>105</text:p>
          </table:table-cell>
          <table:table-cell table:formula="of:=[.DP1]+1" office:value-type="float" office:value="106" calcext:value-type="float">
            <text:p>106</text:p>
          </table:table-cell>
          <table:table-cell table:formula="of:=[.DQ1]+1" office:value-type="float" office:value="107" calcext:value-type="float">
            <text:p>107</text:p>
          </table:table-cell>
          <table:table-cell table:formula="of:=[.DR1]+1" office:value-type="float" office:value="108" calcext:value-type="float">
            <text:p>108</text:p>
          </table:table-cell>
          <table:table-cell table:formula="of:=[.DS1]+1" office:value-type="float" office:value="109" calcext:value-type="float">
            <text:p>109</text:p>
          </table:table-cell>
          <table:table-cell table:formula="of:=[.DT1]+1" office:value-type="float" office:value="110" calcext:value-type="float">
            <text:p>110</text:p>
          </table:table-cell>
          <table:table-cell table:formula="of:=[.DU1]+1" office:value-type="float" office:value="111" calcext:value-type="float">
            <text:p>111</text:p>
          </table:table-cell>
          <table:table-cell table:formula="of:=[.DV1]+1" office:value-type="float" office:value="112" calcext:value-type="float">
            <text:p>112</text:p>
          </table:table-cell>
          <table:table-cell table:formula="of:=[.DW1]+1" office:value-type="float" office:value="113" calcext:value-type="float">
            <text:p>113</text:p>
          </table:table-cell>
          <table:table-cell table:formula="of:=[.DX1]+1" office:value-type="float" office:value="114" calcext:value-type="float">
            <text:p>114</text:p>
          </table:table-cell>
          <table:table-cell table:formula="of:=[.DY1]+1" office:value-type="float" office:value="115" calcext:value-type="float">
            <text:p>115</text:p>
          </table:table-cell>
          <table:table-cell table:formula="of:=[.DZ1]+1" office:value-type="float" office:value="116" calcext:value-type="float">
            <text:p>116</text:p>
          </table:table-cell>
          <table:table-cell table:formula="of:=[.EA1]+1" office:value-type="float" office:value="117" calcext:value-type="float">
            <text:p>117</text:p>
          </table:table-cell>
          <table:table-cell table:formula="of:=[.EB1]+1" office:value-type="float" office:value="118" calcext:value-type="float">
            <text:p>118</text:p>
          </table:table-cell>
          <table:table-cell table:formula="of:=[.EC1]+1" office:value-type="float" office:value="119" calcext:value-type="float">
            <text:p>119</text:p>
          </table:table-cell>
          <table:table-cell table:formula="of:=[.ED1]+1" office:value-type="float" office:value="120" calcext:value-type="float">
            <text:p>120</text:p>
          </table:table-cell>
          <table:table-cell table:formula="of:=[.EE1]+1" office:value-type="float" office:value="121" calcext:value-type="float">
            <text:p>121</text:p>
          </table:table-cell>
          <table:table-cell table:formula="of:=[.EF1]+1" office:value-type="float" office:value="122" calcext:value-type="float">
            <text:p>122</text:p>
          </table:table-cell>
          <table:table-cell table:formula="of:=[.EG1]+1" office:value-type="float" office:value="123" calcext:value-type="float">
            <text:p>123</text:p>
          </table:table-cell>
          <table:table-cell table:formula="of:=[.EH1]+1" office:value-type="float" office:value="124" calcext:value-type="float">
            <text:p>124</text:p>
          </table:table-cell>
          <table:table-cell table:formula="of:=[.EI1]+1" office:value-type="float" office:value="125" calcext:value-type="float">
            <text:p>125</text:p>
          </table:table-cell>
          <table:table-cell table:formula="of:=[.EJ1]+1" office:value-type="float" office:value="126" calcext:value-type="float">
            <text:p>126</text:p>
          </table:table-cell>
          <table:table-cell table:formula="of:=[.EK1]+1" office:value-type="float" office:value="127" calcext:value-type="float">
            <text:p>127</text:p>
          </table:table-cell>
          <table:table-cell table:formula="of:=[.EL1]+1" office:value-type="float" office:value="128" calcext:value-type="float">
            <text:p>128</text:p>
          </table:table-cell>
          <table:table-cell table:formula="of:=[.EM1]+1" office:value-type="float" office:value="129" calcext:value-type="float">
            <text:p>129</text:p>
          </table:table-cell>
          <table:table-cell table:formula="of:=[.EN1]+1" office:value-type="float" office:value="130" calcext:value-type="float">
            <text:p>130</text:p>
          </table:table-cell>
          <table:table-cell table:formula="of:=[.EO1]+1" office:value-type="float" office:value="131" calcext:value-type="float">
            <text:p>131</text:p>
          </table:table-cell>
          <table:table-cell table:formula="of:=[.EP1]+1" office:value-type="float" office:value="132" calcext:value-type="float">
            <text:p>132</text:p>
          </table:table-cell>
          <table:table-cell table:formula="of:=[.EQ1]+1" office:value-type="float" office:value="133" calcext:value-type="float">
            <text:p>133</text:p>
          </table:table-cell>
          <table:table-cell table:formula="of:=[.ER1]+1" office:value-type="float" office:value="134" calcext:value-type="float">
            <text:p>134</text:p>
          </table:table-cell>
          <table:table-cell table:formula="of:=[.ES1]+1" office:value-type="float" office:value="135" calcext:value-type="float">
            <text:p>135</text:p>
          </table:table-cell>
          <table:table-cell table:formula="of:=[.ET1]+1" office:value-type="float" office:value="136" calcext:value-type="float">
            <text:p>136</text:p>
          </table:table-cell>
          <table:table-cell table:formula="of:=[.EU1]+1" office:value-type="float" office:value="137" calcext:value-type="float">
            <text:p>137</text:p>
          </table:table-cell>
          <table:table-cell table:formula="of:=[.EV1]+1" office:value-type="float" office:value="138" calcext:value-type="float">
            <text:p>138</text:p>
          </table:table-cell>
          <table:table-cell table:formula="of:=[.EW1]+1" office:value-type="float" office:value="139" calcext:value-type="float">
            <text:p>139</text:p>
          </table:table-cell>
          <table:table-cell table:formula="of:=[.EX1]+1" office:value-type="float" office:value="140" calcext:value-type="float">
            <text:p>140</text:p>
          </table:table-cell>
          <table:table-cell table:formula="of:=[.EY1]+1" office:value-type="float" office:value="141" calcext:value-type="float">
            <text:p>141</text:p>
          </table:table-cell>
          <table:table-cell table:formula="of:=[.EZ1]+1" office:value-type="float" office:value="142" calcext:value-type="float">
            <text:p>142</text:p>
          </table:table-cell>
          <table:table-cell table:formula="of:=[.FA1]+1" office:value-type="float" office:value="143" calcext:value-type="float">
            <text:p>143</text:p>
          </table:table-cell>
          <table:table-cell table:formula="of:=[.FB1]+1" office:value-type="float" office:value="144" calcext:value-type="float">
            <text:p>144</text:p>
          </table:table-cell>
          <table:table-cell table:formula="of:=[.FC1]+1" office:value-type="float" office:value="145" calcext:value-type="float">
            <text:p>145</text:p>
          </table:table-cell>
          <table:table-cell table:formula="of:=[.FD1]+1" office:value-type="float" office:value="146" calcext:value-type="float">
            <text:p>146</text:p>
          </table:table-cell>
          <table:table-cell table:formula="of:=[.FE1]+1" office:value-type="float" office:value="147" calcext:value-type="float">
            <text:p>147</text:p>
          </table:table-cell>
          <table:table-cell table:formula="of:=[.FF1]+1" office:value-type="float" office:value="148" calcext:value-type="float">
            <text:p>148</text:p>
          </table:table-cell>
          <table:table-cell table:formula="of:=[.FG1]+1" office:value-type="float" office:value="149" calcext:value-type="float">
            <text:p>149</text:p>
          </table:table-cell>
          <table:table-cell table:formula="of:=[.FH1]+1" office:value-type="float" office:value="150" calcext:value-type="float">
            <text:p>150</text:p>
          </table:table-cell>
          <table:table-cell table:formula="of:=[.FI1]+1" office:value-type="float" office:value="151" calcext:value-type="float">
            <text:p>151</text:p>
          </table:table-cell>
          <table:table-cell table:formula="of:=[.FJ1]+1" office:value-type="float" office:value="152" calcext:value-type="float">
            <text:p>152</text:p>
          </table:table-cell>
          <table:table-cell table:formula="of:=[.FK1]+1" office:value-type="float" office:value="153" calcext:value-type="float">
            <text:p>153</text:p>
          </table:table-cell>
          <table:table-cell table:formula="of:=[.FL1]+1" office:value-type="float" office:value="154" calcext:value-type="float">
            <text:p>154</text:p>
          </table:table-cell>
          <table:table-cell table:formula="of:=[.FM1]+1" office:value-type="float" office:value="155" calcext:value-type="float">
            <text:p>155</text:p>
          </table:table-cell>
          <table:table-cell table:formula="of:=[.FN1]+1" office:value-type="float" office:value="156" calcext:value-type="float">
            <text:p>156</text:p>
          </table:table-cell>
          <table:table-cell table:formula="of:=[.FO1]+1" office:value-type="float" office:value="157" calcext:value-type="float">
            <text:p>157</text:p>
          </table:table-cell>
          <table:table-cell table:formula="of:=[.FP1]+1" office:value-type="float" office:value="158" calcext:value-type="float">
            <text:p>158</text:p>
          </table:table-cell>
          <table:table-cell table:formula="of:=[.FQ1]+1" office:value-type="float" office:value="159" calcext:value-type="float">
            <text:p>159</text:p>
          </table:table-cell>
          <table:table-cell table:formula="of:=[.FR1]+1" office:value-type="float" office:value="160" calcext:value-type="float">
            <text:p>160</text:p>
          </table:table-cell>
          <table:table-cell table:formula="of:=[.FS1]+1" office:value-type="float" office:value="161" calcext:value-type="float">
            <text:p>161</text:p>
          </table:table-cell>
          <table:table-cell table:formula="of:=[.FT1]+1" office:value-type="float" office:value="162" calcext:value-type="float">
            <text:p>162</text:p>
          </table:table-cell>
          <table:table-cell table:formula="of:=[.FU1]+1" office:value-type="float" office:value="163" calcext:value-type="float">
            <text:p>163</text:p>
          </table:table-cell>
          <table:table-cell table:formula="of:=[.FV1]+1" office:value-type="float" office:value="164" calcext:value-type="float">
            <text:p>164</text:p>
          </table:table-cell>
          <table:table-cell table:formula="of:=[.FW1]+1" office:value-type="float" office:value="165" calcext:value-type="float">
            <text:p>165</text:p>
          </table:table-cell>
          <table:table-cell table:formula="of:=[.FX1]+1" office:value-type="float" office:value="166" calcext:value-type="float">
            <text:p>166</text:p>
          </table:table-cell>
          <table:table-cell table:formula="of:=[.FY1]+1" office:value-type="float" office:value="167" calcext:value-type="float">
            <text:p>167</text:p>
          </table:table-cell>
          <table:table-cell table:formula="of:=[.FZ1]+1" office:value-type="float" office:value="168" calcext:value-type="float">
            <text:p>168</text:p>
          </table:table-cell>
          <table:table-cell table:formula="of:=[.GA1]+1" office:value-type="float" office:value="169" calcext:value-type="float">
            <text:p>169</text:p>
          </table:table-cell>
          <table:table-cell table:formula="of:=[.GB1]+1" office:value-type="float" office:value="170" calcext:value-type="float">
            <text:p>170</text:p>
          </table:table-cell>
          <table:table-cell table:formula="of:=[.GC1]+1" office:value-type="float" office:value="171" calcext:value-type="float">
            <text:p>171</text:p>
          </table:table-cell>
          <table:table-cell table:formula="of:=[.GD1]+1" office:value-type="float" office:value="172" calcext:value-type="float">
            <text:p>172</text:p>
          </table:table-cell>
          <table:table-cell table:formula="of:=[.GE1]+1" office:value-type="float" office:value="173" calcext:value-type="float">
            <text:p>173</text:p>
          </table:table-cell>
          <table:table-cell table:formula="of:=[.GF1]+1" office:value-type="float" office:value="174" calcext:value-type="float">
            <text:p>174</text:p>
          </table:table-cell>
          <table:table-cell table:formula="of:=[.GG1]+1" office:value-type="float" office:value="175" calcext:value-type="float">
            <text:p>175</text:p>
          </table:table-cell>
          <table:table-cell table:formula="of:=[.GH1]+1" office:value-type="float" office:value="176" calcext:value-type="float">
            <text:p>176</text:p>
          </table:table-cell>
          <table:table-cell table:formula="of:=[.GI1]+1" office:value-type="float" office:value="177" calcext:value-type="float">
            <text:p>177</text:p>
          </table:table-cell>
          <table:table-cell table:formula="of:=[.GJ1]+1" office:value-type="float" office:value="178" calcext:value-type="float">
            <text:p>178</text:p>
          </table:table-cell>
          <table:table-cell table:formula="of:=[.GK1]+1" office:value-type="float" office:value="179" calcext:value-type="float">
            <text:p>179</text:p>
          </table:table-cell>
          <table:table-cell table:formula="of:=[.GL1]+1" office:value-type="float" office:value="180" calcext:value-type="float">
            <text:p>180</text:p>
          </table:table-cell>
          <table:table-cell table:formula="of:=[.GM1]+1" office:value-type="float" office:value="181" calcext:value-type="float">
            <text:p>181</text:p>
          </table:table-cell>
          <table:table-cell table:formula="of:=[.GN1]+1" office:value-type="float" office:value="182" calcext:value-type="float">
            <text:p>182</text:p>
          </table:table-cell>
          <table:table-cell table:formula="of:=[.GO1]+1" office:value-type="float" office:value="183" calcext:value-type="float">
            <text:p>183</text:p>
          </table:table-cell>
          <table:table-cell table:formula="of:=[.GP1]+1" office:value-type="float" office:value="184" calcext:value-type="float">
            <text:p>184</text:p>
          </table:table-cell>
          <table:table-cell table:formula="of:=[.GQ1]+1" office:value-type="float" office:value="185" calcext:value-type="float">
            <text:p>185</text:p>
          </table:table-cell>
          <table:table-cell table:formula="of:=[.GR1]+1" office:value-type="float" office:value="186" calcext:value-type="float">
            <text:p>186</text:p>
          </table:table-cell>
          <table:table-cell table:formula="of:=[.GS1]+1" office:value-type="float" office:value="187" calcext:value-type="float">
            <text:p>187</text:p>
          </table:table-cell>
          <table:table-cell table:formula="of:=[.GT1]+1" office:value-type="float" office:value="188" calcext:value-type="float">
            <text:p>188</text:p>
          </table:table-cell>
          <table:table-cell table:formula="of:=[.GU1]+1" office:value-type="float" office:value="189" calcext:value-type="float">
            <text:p>189</text:p>
          </table:table-cell>
          <table:table-cell table:formula="of:=[.GV1]+1" office:value-type="float" office:value="190" calcext:value-type="float">
            <text:p>190</text:p>
          </table:table-cell>
          <table:table-cell table:formula="of:=[.GW1]+1" office:value-type="float" office:value="191" calcext:value-type="float">
            <text:p>191</text:p>
          </table:table-cell>
          <table:table-cell table:formula="of:=[.GX1]+1" office:value-type="float" office:value="192" calcext:value-type="float">
            <text:p>192</text:p>
          </table:table-cell>
          <table:table-cell table:formula="of:=[.GY1]+1" office:value-type="float" office:value="193" calcext:value-type="float">
            <text:p>193</text:p>
          </table:table-cell>
          <table:table-cell table:formula="of:=[.GZ1]+1" office:value-type="float" office:value="194" calcext:value-type="float">
            <text:p>194</text:p>
          </table:table-cell>
          <table:table-cell table:formula="of:=[.HA1]+1" office:value-type="float" office:value="195" calcext:value-type="float">
            <text:p>195</text:p>
          </table:table-cell>
          <table:table-cell table:formula="of:=[.HB1]+1" office:value-type="float" office:value="196" calcext:value-type="float">
            <text:p>196</text:p>
          </table:table-cell>
          <table:table-cell table:formula="of:=[.HC1]+1" office:value-type="float" office:value="197" calcext:value-type="float">
            <text:p>197</text:p>
          </table:table-cell>
          <table:table-cell table:formula="of:=[.HD1]+1" office:value-type="float" office:value="198" calcext:value-type="float">
            <text:p>198</text:p>
          </table:table-cell>
          <table:table-cell table:formula="of:=[.HE1]+1" office:value-type="float" office:value="199" calcext:value-type="float">
            <text:p>199</text:p>
          </table:table-cell>
          <table:table-cell table:formula="of:=[.HF1]+1" office:value-type="float" office:value="200" calcext:value-type="float">
            <text:p>200</text:p>
          </table:table-cell>
          <table:table-cell table:formula="of:=[.HG1]+1" office:value-type="float" office:value="201" calcext:value-type="float">
            <text:p>201</text:p>
          </table:table-cell>
          <table:table-cell table:formula="of:=[.HH1]+1" office:value-type="float" office:value="202" calcext:value-type="float">
            <text:p>202</text:p>
          </table:table-cell>
          <table:table-cell table:formula="of:=[.HI1]+1" office:value-type="float" office:value="203" calcext:value-type="float">
            <text:p>203</text:p>
          </table:table-cell>
          <table:table-cell table:formula="of:=[.HJ1]+1" office:value-type="float" office:value="204" calcext:value-type="float">
            <text:p>204</text:p>
          </table:table-cell>
          <table:table-cell table:formula="of:=[.HK1]+1" office:value-type="float" office:value="205" calcext:value-type="float">
            <text:p>205</text:p>
          </table:table-cell>
          <table:table-cell table:formula="of:=[.HL1]+1" office:value-type="float" office:value="206" calcext:value-type="float">
            <text:p>206</text:p>
          </table:table-cell>
          <table:table-cell table:formula="of:=[.HM1]+1" office:value-type="float" office:value="207" calcext:value-type="float">
            <text:p>207</text:p>
          </table:table-cell>
          <table:table-cell table:formula="of:=[.HN1]+1" office:value-type="float" office:value="208" calcext:value-type="float">
            <text:p>208</text:p>
          </table:table-cell>
          <table:table-cell table:formula="of:=[.HO1]+1" office:value-type="float" office:value="209" calcext:value-type="float">
            <text:p>209</text:p>
          </table:table-cell>
          <table:table-cell table:formula="of:=[.HP1]+1" office:value-type="float" office:value="210" calcext:value-type="float">
            <text:p>210</text:p>
          </table:table-cell>
          <table:table-cell table:formula="of:=[.HQ1]+1" office:value-type="float" office:value="211" calcext:value-type="float">
            <text:p>211</text:p>
          </table:table-cell>
          <table:table-cell table:formula="of:=[.HR1]+1" office:value-type="float" office:value="212" calcext:value-type="float">
            <text:p>212</text:p>
          </table:table-cell>
          <table:table-cell table:formula="of:=[.HS1]+1" office:value-type="float" office:value="213" calcext:value-type="float">
            <text:p>213</text:p>
          </table:table-cell>
          <table:table-cell table:formula="of:=[.HT1]+1" office:value-type="float" office:value="214" calcext:value-type="float">
            <text:p>214</text:p>
          </table:table-cell>
          <table:table-cell table:formula="of:=[.HU1]+1" office:value-type="float" office:value="215" calcext:value-type="float">
            <text:p>215</text:p>
          </table:table-cell>
          <table:table-cell table:formula="of:=[.HV1]+1" office:value-type="float" office:value="216" calcext:value-type="float">
            <text:p>216</text:p>
          </table:table-cell>
          <table:table-cell table:formula="of:=[.HW1]+1" office:value-type="float" office:value="217" calcext:value-type="float">
            <text:p>217</text:p>
          </table:table-cell>
          <table:table-cell table:formula="of:=[.HX1]+1" office:value-type="float" office:value="218" calcext:value-type="float">
            <text:p>218</text:p>
          </table:table-cell>
          <table:table-cell table:formula="of:=[.HY1]+1" office:value-type="float" office:value="219" calcext:value-type="float">
            <text:p>219</text:p>
          </table:table-cell>
          <table:table-cell table:formula="of:=[.HZ1]+1" office:value-type="float" office:value="220" calcext:value-type="float">
            <text:p>220</text:p>
          </table:table-cell>
          <table:table-cell table:formula="of:=[.IA1]+1" office:value-type="float" office:value="221" calcext:value-type="float">
            <text:p>221</text:p>
          </table:table-cell>
          <table:table-cell table:formula="of:=[.IB1]+1" office:value-type="float" office:value="222" calcext:value-type="float">
            <text:p>222</text:p>
          </table:table-cell>
          <table:table-cell table:formula="of:=[.IC1]+1" office:value-type="float" office:value="223" calcext:value-type="float">
            <text:p>223</text:p>
          </table:table-cell>
          <table:table-cell table:formula="of:=[.ID1]+1" office:value-type="float" office:value="224" calcext:value-type="float">
            <text:p>224</text:p>
          </table:table-cell>
          <table:table-cell table:formula="of:=[.IE1]+1" office:value-type="float" office:value="225" calcext:value-type="float">
            <text:p>225</text:p>
          </table:table-cell>
          <table:table-cell table:formula="of:=[.IF1]+1" office:value-type="float" office:value="226" calcext:value-type="float">
            <text:p>226</text:p>
          </table:table-cell>
          <table:table-cell table:formula="of:=[.IG1]+1" office:value-type="float" office:value="227" calcext:value-type="float">
            <text:p>227</text:p>
          </table:table-cell>
          <table:table-cell table:formula="of:=[.IH1]+1" office:value-type="float" office:value="228" calcext:value-type="float">
            <text:p>228</text:p>
          </table:table-cell>
          <table:table-cell table:formula="of:=[.II1]+1" office:value-type="float" office:value="229" calcext:value-type="float">
            <text:p>229</text:p>
          </table:table-cell>
          <table:table-cell table:formula="of:=[.IJ1]+1" office:value-type="float" office:value="230" calcext:value-type="float">
            <text:p>230</text:p>
          </table:table-cell>
          <table:table-cell table:formula="of:=[.IK1]+1" office:value-type="float" office:value="231" calcext:value-type="float">
            <text:p>231</text:p>
          </table:table-cell>
          <table:table-cell table:formula="of:=[.IL1]+1" office:value-type="float" office:value="232" calcext:value-type="float">
            <text:p>232</text:p>
          </table:table-cell>
          <table:table-cell table:formula="of:=[.IM1]+1" office:value-type="float" office:value="233" calcext:value-type="float">
            <text:p>233</text:p>
          </table:table-cell>
          <table:table-cell table:formula="of:=[.IN1]+1" office:value-type="float" office:value="234" calcext:value-type="float">
            <text:p>234</text:p>
          </table:table-cell>
          <table:table-cell table:formula="of:=[.IO1]+1" office:value-type="float" office:value="235" calcext:value-type="float">
            <text:p>235</text:p>
          </table:table-cell>
          <table:table-cell table:formula="of:=[.IP1]+1" office:value-type="float" office:value="236" calcext:value-type="float">
            <text:p>236</text:p>
          </table:table-cell>
          <table:table-cell table:formula="of:=[.IQ1]+1" office:value-type="float" office:value="237" calcext:value-type="float">
            <text:p>237</text:p>
          </table:table-cell>
          <table:table-cell table:formula="of:=[.IR1]+1" office:value-type="float" office:value="238" calcext:value-type="float">
            <text:p>238</text:p>
          </table:table-cell>
          <table:table-cell table:formula="of:=[.IS1]+1" office:value-type="float" office:value="239" calcext:value-type="float">
            <text:p>239</text:p>
          </table:table-cell>
          <table:table-cell table:formula="of:=[.IT1]+1" office:value-type="float" office:value="240" calcext:value-type="float">
            <text:p>240</text:p>
          </table:table-cell>
          <table:table-cell table:formula="of:=[.IU1]+1" office:value-type="float" office:value="241" calcext:value-type="float">
            <text:p>241</text:p>
          </table:table-cell>
          <table:table-cell table:formula="of:=[.IV1]+1" office:value-type="float" office:value="242" calcext:value-type="float">
            <text:p>242</text:p>
          </table:table-cell>
          <table:table-cell table:formula="of:=[.IW1]+1" office:value-type="float" office:value="243" calcext:value-type="float">
            <text:p>243</text:p>
          </table:table-cell>
          <table:table-cell table:formula="of:=[.IX1]+1" office:value-type="float" office:value="244" calcext:value-type="float">
            <text:p>244</text:p>
          </table:table-cell>
          <table:table-cell table:formula="of:=[.IY1]+1" office:value-type="float" office:value="245" calcext:value-type="float">
            <text:p>245</text:p>
          </table:table-cell>
          <table:table-cell table:formula="of:=[.IZ1]+1" office:value-type="float" office:value="246" calcext:value-type="float">
            <text:p>246</text:p>
          </table:table-cell>
          <table:table-cell table:formula="of:=[.JA1]+1" office:value-type="float" office:value="247" calcext:value-type="float">
            <text:p>247</text:p>
          </table:table-cell>
          <table:table-cell table:formula="of:=[.JB1]+1" office:value-type="float" office:value="248" calcext:value-type="float">
            <text:p>248</text:p>
          </table:table-cell>
          <table:table-cell table:formula="of:=[.JC1]+1" office:value-type="float" office:value="249" calcext:value-type="float">
            <text:p>249</text:p>
          </table:table-cell>
          <table:table-cell table:formula="of:=[.JD1]+1" office:value-type="float" office:value="250" calcext:value-type="float">
            <text:p>250</text:p>
          </table:table-cell>
          <table:table-cell table:formula="of:=[.JE1]+1" office:value-type="float" office:value="251" calcext:value-type="float">
            <text:p>251</text:p>
          </table:table-cell>
          <table:table-cell table:formula="of:=[.JF1]+1" office:value-type="float" office:value="252" calcext:value-type="float">
            <text:p>252</text:p>
          </table:table-cell>
          <table:table-cell table:formula="of:=[.JG1]+1" office:value-type="float" office:value="253" calcext:value-type="float">
            <text:p>253</text:p>
          </table:table-cell>
          <table:table-cell table:formula="of:=[.JH1]+1" office:value-type="float" office:value="254" calcext:value-type="float">
            <text:p>254</text:p>
          </table:table-cell>
          <table:table-cell table:formula="of:=[.JI1]+1" office:value-type="float" office:value="255" calcext:value-type="float">
            <text:p>255</text:p>
          </table:table-cell>
          <table:table-cell table:formula="of:=[.JJ1]+1" office:value-type="float" office:value="256" calcext:value-type="float">
            <text:p>256</text:p>
          </table:table-cell>
          <table:table-cell table:formula="of:=[.JK1]+1" office:value-type="float" office:value="257" calcext:value-type="float">
            <text:p>257</text:p>
          </table:table-cell>
          <table:table-cell table:formula="of:=[.JL1]+1" office:value-type="float" office:value="258" calcext:value-type="float">
            <text:p>258</text:p>
          </table:table-cell>
          <table:table-cell table:formula="of:=[.JM1]+1" office:value-type="float" office:value="259" calcext:value-type="float">
            <text:p>259</text:p>
          </table:table-cell>
          <table:table-cell table:formula="of:=[.JN1]+1" office:value-type="float" office:value="260" calcext:value-type="float">
            <text:p>260</text:p>
          </table:table-cell>
          <table:table-cell table:formula="of:=[.JO1]+1" office:value-type="float" office:value="261" calcext:value-type="float">
            <text:p>261</text:p>
          </table:table-cell>
          <table:table-cell table:formula="of:=[.JP1]+1" office:value-type="float" office:value="262" calcext:value-type="float">
            <text:p>262</text:p>
          </table:table-cell>
          <table:table-cell table:formula="of:=[.JQ1]+1" office:value-type="float" office:value="263" calcext:value-type="float">
            <text:p>263</text:p>
          </table:table-cell>
          <table:table-cell table:formula="of:=[.JR1]+1" office:value-type="float" office:value="264" calcext:value-type="float">
            <text:p>264</text:p>
          </table:table-cell>
          <table:table-cell table:formula="of:=[.JS1]+1" office:value-type="float" office:value="265" calcext:value-type="float">
            <text:p>265</text:p>
          </table:table-cell>
          <table:table-cell table:formula="of:=[.JT1]+1" office:value-type="float" office:value="266" calcext:value-type="float">
            <text:p>266</text:p>
          </table:table-cell>
          <table:table-cell table:formula="of:=[.JU1]+1" office:value-type="float" office:value="267" calcext:value-type="float">
            <text:p>267</text:p>
          </table:table-cell>
          <table:table-cell table:formula="of:=[.JV1]+1" office:value-type="float" office:value="268" calcext:value-type="float">
            <text:p>268</text:p>
          </table:table-cell>
          <table:table-cell table:formula="of:=[.JW1]+1" office:value-type="float" office:value="269" calcext:value-type="float">
            <text:p>269</text:p>
          </table:table-cell>
          <table:table-cell table:formula="of:=[.JX1]+1" office:value-type="float" office:value="270" calcext:value-type="float">
            <text:p>270</text:p>
          </table:table-cell>
          <table:table-cell table:formula="of:=[.JY1]+1" office:value-type="float" office:value="271" calcext:value-type="float">
            <text:p>271</text:p>
          </table:table-cell>
          <table:table-cell table:formula="of:=[.JZ1]+1" office:value-type="float" office:value="272" calcext:value-type="float">
            <text:p>272</text:p>
          </table:table-cell>
          <table:table-cell table:formula="of:=[.KA1]+1" office:value-type="float" office:value="273" calcext:value-type="float">
            <text:p>273</text:p>
          </table:table-cell>
          <table:table-cell table:formula="of:=[.KB1]+1" office:value-type="float" office:value="274" calcext:value-type="float">
            <text:p>274</text:p>
          </table:table-cell>
          <table:table-cell table:formula="of:=[.KC1]+1" office:value-type="float" office:value="275" calcext:value-type="float">
            <text:p>275</text:p>
          </table:table-cell>
          <table:table-cell table:formula="of:=[.KD1]+1" office:value-type="float" office:value="276" calcext:value-type="float">
            <text:p>276</text:p>
          </table:table-cell>
          <table:table-cell table:formula="of:=[.KE1]+1" office:value-type="float" office:value="277" calcext:value-type="float">
            <text:p>277</text:p>
          </table:table-cell>
          <table:table-cell table:formula="of:=[.KF1]+1" office:value-type="float" office:value="278" calcext:value-type="float">
            <text:p>278</text:p>
          </table:table-cell>
          <table:table-cell table:formula="of:=[.KG1]+1" office:value-type="float" office:value="279" calcext:value-type="float">
            <text:p>279</text:p>
          </table:table-cell>
          <table:table-cell table:formula="of:=[.KH1]+1" office:value-type="float" office:value="280" calcext:value-type="float">
            <text:p>280</text:p>
          </table:table-cell>
          <table:table-cell table:formula="of:=[.KI1]+1" office:value-type="float" office:value="281" calcext:value-type="float">
            <text:p>281</text:p>
          </table:table-cell>
          <table:table-cell table:formula="of:=[.KJ1]+1" office:value-type="float" office:value="282" calcext:value-type="float">
            <text:p>282</text:p>
          </table:table-cell>
          <table:table-cell table:formula="of:=[.KK1]+1" office:value-type="float" office:value="283" calcext:value-type="float">
            <text:p>283</text:p>
          </table:table-cell>
          <table:table-cell table:formula="of:=[.KL1]+1" office:value-type="float" office:value="284" calcext:value-type="float">
            <text:p>284</text:p>
          </table:table-cell>
          <table:table-cell table:formula="of:=[.KM1]+1" office:value-type="float" office:value="285" calcext:value-type="float">
            <text:p>285</text:p>
          </table:table-cell>
          <table:table-cell table:formula="of:=[.KN1]+1" office:value-type="float" office:value="286" calcext:value-type="float">
            <text:p>286</text:p>
          </table:table-cell>
          <table:table-cell table:formula="of:=[.KO1]+1" office:value-type="float" office:value="287" calcext:value-type="float">
            <text:p>287</text:p>
          </table:table-cell>
          <table:table-cell table:formula="of:=[.KP1]+1" office:value-type="float" office:value="288" calcext:value-type="float">
            <text:p>288</text:p>
          </table:table-cell>
          <table:table-cell table:formula="of:=[.KQ1]+1" office:value-type="float" office:value="289" calcext:value-type="float">
            <text:p>289</text:p>
          </table:table-cell>
          <table:table-cell table:formula="of:=[.KR1]+1" office:value-type="float" office:value="290" calcext:value-type="float">
            <text:p>290</text:p>
          </table:table-cell>
          <table:table-cell table:formula="of:=[.KS1]+1" office:value-type="float" office:value="291" calcext:value-type="float">
            <text:p>291</text:p>
          </table:table-cell>
          <table:table-cell table:formula="of:=[.KT1]+1" office:value-type="float" office:value="292" calcext:value-type="float">
            <text:p>292</text:p>
          </table:table-cell>
          <table:table-cell table:formula="of:=[.KU1]+1" office:value-type="float" office:value="293" calcext:value-type="float">
            <text:p>293</text:p>
          </table:table-cell>
          <table:table-cell table:formula="of:=[.KV1]+1" office:value-type="float" office:value="294" calcext:value-type="float">
            <text:p>294</text:p>
          </table:table-cell>
          <table:table-cell table:formula="of:=[.KW1]+1" office:value-type="float" office:value="295" calcext:value-type="float">
            <text:p>295</text:p>
          </table:table-cell>
          <table:table-cell table:formula="of:=[.KX1]+1" office:value-type="float" office:value="296" calcext:value-type="float">
            <text:p>296</text:p>
          </table:table-cell>
          <table:table-cell table:formula="of:=[.KY1]+1" office:value-type="float" office:value="297" calcext:value-type="float">
            <text:p>297</text:p>
          </table:table-cell>
          <table:table-cell table:formula="of:=[.KZ1]+1" office:value-type="float" office:value="298" calcext:value-type="float">
            <text:p>298</text:p>
          </table:table-cell>
          <table:table-cell table:formula="of:=[.LA1]+1" office:value-type="float" office:value="299" calcext:value-type="float">
            <text:p>299</text:p>
          </table:table-cell>
          <table:table-cell table:formula="of:=[.LB1]+1" office:value-type="float" office:value="300" calcext:value-type="float">
            <text:p>300</text:p>
          </table:table-cell>
          <table:table-cell table:formula="of:=[.LC1]+1" office:value-type="float" office:value="301" calcext:value-type="float">
            <text:p>301</text:p>
          </table:table-cell>
          <table:table-cell table:formula="of:=[.LD1]+1" office:value-type="float" office:value="302" calcext:value-type="float">
            <text:p>302</text:p>
          </table:table-cell>
          <table:table-cell table:formula="of:=[.LE1]+1" office:value-type="float" office:value="303" calcext:value-type="float">
            <text:p>303</text:p>
          </table:table-cell>
          <table:table-cell table:formula="of:=[.LF1]+1" office:value-type="float" office:value="304" calcext:value-type="float">
            <text:p>304</text:p>
          </table:table-cell>
          <table:table-cell table:formula="of:=[.LG1]+1" office:value-type="float" office:value="305" calcext:value-type="float">
            <text:p>305</text:p>
          </table:table-cell>
          <table:table-cell table:formula="of:=[.LH1]+1" office:value-type="float" office:value="306" calcext:value-type="float">
            <text:p>306</text:p>
          </table:table-cell>
          <table:table-cell table:formula="of:=[.LI1]+1" office:value-type="float" office:value="307" calcext:value-type="float">
            <text:p>307</text:p>
          </table:table-cell>
          <table:table-cell table:formula="of:=[.LJ1]+1" office:value-type="float" office:value="308" calcext:value-type="float">
            <text:p>308</text:p>
          </table:table-cell>
          <table:table-cell table:formula="of:=[.LK1]+1" office:value-type="float" office:value="309" calcext:value-type="float">
            <text:p>309</text:p>
          </table:table-cell>
          <table:table-cell table:formula="of:=[.LL1]+1" office:value-type="float" office:value="310" calcext:value-type="float">
            <text:p>310</text:p>
          </table:table-cell>
          <table:table-cell table:formula="of:=[.LM1]+1" office:value-type="float" office:value="311" calcext:value-type="float">
            <text:p>311</text:p>
          </table:table-cell>
          <table:table-cell table:formula="of:=[.LN1]+1" office:value-type="float" office:value="312" calcext:value-type="float">
            <text:p>312</text:p>
          </table:table-cell>
          <table:table-cell table:formula="of:=[.LO1]+1" office:value-type="float" office:value="313" calcext:value-type="float">
            <text:p>313</text:p>
          </table:table-cell>
          <table:table-cell table:formula="of:=[.LP1]+1" office:value-type="float" office:value="314" calcext:value-type="float">
            <text:p>314</text:p>
          </table:table-cell>
          <table:table-cell table:formula="of:=[.LQ1]+1" office:value-type="float" office:value="315" calcext:value-type="float">
            <text:p>315</text:p>
          </table:table-cell>
          <table:table-cell table:formula="of:=[.LR1]+1" office:value-type="float" office:value="316" calcext:value-type="float">
            <text:p>316</text:p>
          </table:table-cell>
          <table:table-cell table:formula="of:=[.LS1]+1" office:value-type="float" office:value="317" calcext:value-type="float">
            <text:p>317</text:p>
          </table:table-cell>
          <table:table-cell table:formula="of:=[.LT1]+1" office:value-type="float" office:value="318" calcext:value-type="float">
            <text:p>318</text:p>
          </table:table-cell>
          <table:table-cell table:formula="of:=[.LU1]+1" office:value-type="float" office:value="319" calcext:value-type="float">
            <text:p>319</text:p>
          </table:table-cell>
          <table:table-cell table:formula="of:=[.LV1]+1" office:value-type="float" office:value="320" calcext:value-type="float">
            <text:p>320</text:p>
          </table:table-cell>
          <table:table-cell table:formula="of:=[.LW1]+1" office:value-type="float" office:value="321" calcext:value-type="float">
            <text:p>321</text:p>
          </table:table-cell>
          <table:table-cell table:formula="of:=[.LX1]+1" office:value-type="float" office:value="322" calcext:value-type="float">
            <text:p>322</text:p>
          </table:table-cell>
          <table:table-cell table:formula="of:=[.LY1]+1" office:value-type="float" office:value="323" calcext:value-type="float">
            <text:p>323</text:p>
          </table:table-cell>
          <table:table-cell table:formula="of:=[.LZ1]+1" office:value-type="float" office:value="324" calcext:value-type="float">
            <text:p>324</text:p>
          </table:table-cell>
          <table:table-cell table:formula="of:=[.MA1]+1" office:value-type="float" office:value="325" calcext:value-type="float">
            <text:p>325</text:p>
          </table:table-cell>
          <table:table-cell table:formula="of:=[.MB1]+1" office:value-type="float" office:value="326" calcext:value-type="float">
            <text:p>326</text:p>
          </table:table-cell>
          <table:table-cell table:formula="of:=[.MC1]+1" office:value-type="float" office:value="327" calcext:value-type="float">
            <text:p>327</text:p>
          </table:table-cell>
          <table:table-cell table:formula="of:=[.MD1]+1" office:value-type="float" office:value="328" calcext:value-type="float">
            <text:p>328</text:p>
          </table:table-cell>
          <table:table-cell table:formula="of:=[.ME1]+1" office:value-type="float" office:value="329" calcext:value-type="float">
            <text:p>329</text:p>
          </table:table-cell>
          <table:table-cell table:formula="of:=[.MF1]+1" office:value-type="float" office:value="330" calcext:value-type="float">
            <text:p>330</text:p>
          </table:table-cell>
          <table:table-cell table:formula="of:=[.MG1]+1" office:value-type="float" office:value="331" calcext:value-type="float">
            <text:p>331</text:p>
          </table:table-cell>
          <table:table-cell table:formula="of:=[.MH1]+1" office:value-type="float" office:value="332" calcext:value-type="float">
            <text:p>332</text:p>
          </table:table-cell>
          <table:table-cell table:formula="of:=[.MI1]+1" office:value-type="float" office:value="333" calcext:value-type="float">
            <text:p>333</text:p>
          </table:table-cell>
          <table:table-cell table:formula="of:=[.MJ1]+1" office:value-type="float" office:value="334" calcext:value-type="float">
            <text:p>334</text:p>
          </table:table-cell>
          <table:table-cell table:formula="of:=[.MK1]+1" office:value-type="float" office:value="335" calcext:value-type="float">
            <text:p>335</text:p>
          </table:table-cell>
          <table:table-cell table:formula="of:=[.ML1]+1" office:value-type="float" office:value="336" calcext:value-type="float">
            <text:p>336</text:p>
          </table:table-cell>
          <table:table-cell table:formula="of:=[.MM1]+1" office:value-type="float" office:value="337" calcext:value-type="float">
            <text:p>337</text:p>
          </table:table-cell>
          <table:table-cell table:formula="of:=[.MN1]+1" office:value-type="float" office:value="338" calcext:value-type="float">
            <text:p>338</text:p>
          </table:table-cell>
          <table:table-cell table:formula="of:=[.MO1]+1" office:value-type="float" office:value="339" calcext:value-type="float">
            <text:p>339</text:p>
          </table:table-cell>
          <table:table-cell table:formula="of:=[.MP1]+1" office:value-type="float" office:value="340" calcext:value-type="float">
            <text:p>340</text:p>
          </table:table-cell>
          <table:table-cell table:formula="of:=[.MQ1]+1" office:value-type="float" office:value="341" calcext:value-type="float">
            <text:p>341</text:p>
          </table:table-cell>
          <table:table-cell table:formula="of:=[.MR1]+1" office:value-type="float" office:value="342" calcext:value-type="float">
            <text:p>342</text:p>
          </table:table-cell>
          <table:table-cell table:formula="of:=[.MS1]+1" office:value-type="float" office:value="343" calcext:value-type="float">
            <text:p>343</text:p>
          </table:table-cell>
          <table:table-cell table:formula="of:=[.MT1]+1" office:value-type="float" office:value="344" calcext:value-type="float">
            <text:p>344</text:p>
          </table:table-cell>
          <table:table-cell table:formula="of:=[.MU1]+1" office:value-type="float" office:value="345" calcext:value-type="float">
            <text:p>345</text:p>
          </table:table-cell>
          <table:table-cell table:formula="of:=[.MV1]+1" office:value-type="float" office:value="346" calcext:value-type="float">
            <text:p>346</text:p>
          </table:table-cell>
          <table:table-cell table:formula="of:=[.MW1]+1" office:value-type="float" office:value="347" calcext:value-type="float">
            <text:p>347</text:p>
          </table:table-cell>
          <table:table-cell table:formula="of:=[.MX1]+1" office:value-type="float" office:value="348" calcext:value-type="float">
            <text:p>348</text:p>
          </table:table-cell>
          <table:table-cell table:formula="of:=[.MY1]+1" office:value-type="float" office:value="349" calcext:value-type="float">
            <text:p>349</text:p>
          </table:table-cell>
          <table:table-cell table:formula="of:=[.MZ1]+1" office:value-type="float" office:value="350" calcext:value-type="float">
            <text:p>350</text:p>
          </table:table-cell>
          <table:table-cell table:formula="of:=[.NA1]+1" office:value-type="float" office:value="351" calcext:value-type="float">
            <text:p>351</text:p>
          </table:table-cell>
          <table:table-cell table:formula="of:=[.NB1]+1" office:value-type="float" office:value="352" calcext:value-type="float">
            <text:p>352</text:p>
          </table:table-cell>
          <table:table-cell table:formula="of:=[.NC1]+1" office:value-type="float" office:value="353" calcext:value-type="float">
            <text:p>353</text:p>
          </table:table-cell>
          <table:table-cell table:formula="of:=[.ND1]+1" office:value-type="float" office:value="354" calcext:value-type="float">
            <text:p>354</text:p>
          </table:table-cell>
          <table:table-cell table:formula="of:=[.NE1]+1" office:value-type="float" office:value="355" calcext:value-type="float">
            <text:p>355</text:p>
          </table:table-cell>
          <table:table-cell table:formula="of:=[.NF1]+1" office:value-type="float" office:value="356" calcext:value-type="float">
            <text:p>356</text:p>
          </table:table-cell>
          <table:table-cell table:formula="of:=[.NG1]+1" office:value-type="float" office:value="357" calcext:value-type="float">
            <text:p>357</text:p>
          </table:table-cell>
          <table:table-cell table:formula="of:=[.NH1]+1" office:value-type="float" office:value="358" calcext:value-type="float">
            <text:p>358</text:p>
          </table:table-cell>
          <table:table-cell table:formula="of:=[.NI1]+1" office:value-type="float" office:value="359" calcext:value-type="float">
            <text:p>359</text:p>
          </table:table-cell>
          <table:table-cell table:formula="of:=[.NJ1]+1" office:value-type="float" office:value="360" calcext:value-type="float">
            <text:p>360</text:p>
          </table:table-cell>
          <table:table-cell table:formula="of:=[.NK1]+1" office:value-type="float" office:value="361" calcext:value-type="float">
            <text:p>361</text:p>
          </table:table-cell>
          <table:table-cell table:formula="of:=[.NL1]+1" office:value-type="float" office:value="362" calcext:value-type="float">
            <text:p>362</text:p>
          </table:table-cell>
          <table:table-cell table:formula="of:=[.NM1]+1" office:value-type="float" office:value="363" calcext:value-type="float">
            <text:p>363</text:p>
          </table:table-cell>
          <table:table-cell table:formula="of:=[.NN1]+1" office:value-type="float" office:value="364" calcext:value-type="float">
            <text:p>364</text:p>
          </table:table-cell>
          <table:table-cell table:formula="of:=[.NO1]+1" office:value-type="float" office:value="365" calcext:value-type="float">
            <text:p>365</text:p>
          </table:table-cell>
          <table:table-cell table:formula="of:=[.NP1]+1" office:value-type="float" office:value="366" calcext:value-type="float">
            <text:p>366</text:p>
          </table:table-cell>
          <table:table-cell table:formula="of:=[.NQ1]+1" office:value-type="float" office:value="367" calcext:value-type="float">
            <text:p>367</text:p>
          </table:table-cell>
          <table:table-cell table:formula="of:=[.NR1]+1" office:value-type="float" office:value="368" calcext:value-type="float">
            <text:p>368</text:p>
          </table:table-cell>
          <table:table-cell table:formula="of:=[.NS1]+1" office:value-type="float" office:value="369" calcext:value-type="float">
            <text:p>369</text:p>
          </table:table-cell>
          <table:table-cell table:formula="of:=[.NT1]+1" office:value-type="float" office:value="370" calcext:value-type="float">
            <text:p>370</text:p>
          </table:table-cell>
          <table:table-cell table:formula="of:=[.NU1]+1" office:value-type="float" office:value="371" calcext:value-type="float">
            <text:p>371</text:p>
          </table:table-cell>
          <table:table-cell table:formula="of:=[.NV1]+1" office:value-type="float" office:value="372" calcext:value-type="float">
            <text:p>372</text:p>
          </table:table-cell>
          <table:table-cell table:formula="of:=[.NW1]+1" office:value-type="float" office:value="373" calcext:value-type="float">
            <text:p>373</text:p>
          </table:table-cell>
          <table:table-cell table:formula="of:=[.NX1]+1" office:value-type="float" office:value="374" calcext:value-type="float">
            <text:p>374</text:p>
          </table:table-cell>
          <table:table-cell table:formula="of:=[.NY1]+1" office:value-type="float" office:value="375" calcext:value-type="float">
            <text:p>375</text:p>
          </table:table-cell>
          <table:table-cell table:formula="of:=[.NZ1]+1" office:value-type="float" office:value="376" calcext:value-type="float">
            <text:p>376</text:p>
          </table:table-cell>
          <table:table-cell table:formula="of:=[.OA1]+1" office:value-type="float" office:value="377" calcext:value-type="float">
            <text:p>377</text:p>
          </table:table-cell>
          <table:table-cell table:formula="of:=[.OB1]+1" office:value-type="float" office:value="378" calcext:value-type="float">
            <text:p>378</text:p>
          </table:table-cell>
          <table:table-cell table:formula="of:=[.OC1]+1" office:value-type="float" office:value="379" calcext:value-type="float">
            <text:p>379</text:p>
          </table:table-cell>
          <table:table-cell table:formula="of:=[.OD1]+1" office:value-type="float" office:value="380" calcext:value-type="float">
            <text:p>380</text:p>
          </table:table-cell>
          <table:table-cell table:formula="of:=[.OE1]+1" office:value-type="float" office:value="381" calcext:value-type="float">
            <text:p>381</text:p>
          </table:table-cell>
          <table:table-cell table:formula="of:=[.OF1]+1" office:value-type="float" office:value="382" calcext:value-type="float">
            <text:p>382</text:p>
          </table:table-cell>
          <table:table-cell table:formula="of:=[.OG1]+1" office:value-type="float" office:value="383" calcext:value-type="float">
            <text:p>383</text:p>
          </table:table-cell>
          <table:table-cell table:formula="of:=[.OH1]+1" office:value-type="float" office:value="384" calcext:value-type="float">
            <text:p>384</text:p>
          </table:table-cell>
          <table:table-cell table:formula="of:=[.OI1]+1" office:value-type="float" office:value="385" calcext:value-type="float">
            <text:p>385</text:p>
          </table:table-cell>
          <table:table-cell table:formula="of:=[.OJ1]+1" office:value-type="float" office:value="386" calcext:value-type="float">
            <text:p>386</text:p>
          </table:table-cell>
          <table:table-cell table:formula="of:=[.OK1]+1" office:value-type="float" office:value="387" calcext:value-type="float">
            <text:p>387</text:p>
          </table:table-cell>
          <table:table-cell table:formula="of:=[.OL1]+1" office:value-type="float" office:value="388" calcext:value-type="float">
            <text:p>388</text:p>
          </table:table-cell>
          <table:table-cell table:formula="of:=[.OM1]+1" office:value-type="float" office:value="389" calcext:value-type="float">
            <text:p>389</text:p>
          </table:table-cell>
          <table:table-cell table:formula="of:=[.ON1]+1" office:value-type="float" office:value="390" calcext:value-type="float">
            <text:p>390</text:p>
          </table:table-cell>
          <table:table-cell table:formula="of:=[.OO1]+1" office:value-type="float" office:value="391" calcext:value-type="float">
            <text:p>391</text:p>
          </table:table-cell>
          <table:table-cell table:formula="of:=[.OP1]+1" office:value-type="float" office:value="392" calcext:value-type="float">
            <text:p>392</text:p>
          </table:table-cell>
          <table:table-cell table:formula="of:=[.OQ1]+1" office:value-type="float" office:value="393" calcext:value-type="float">
            <text:p>393</text:p>
          </table:table-cell>
          <table:table-cell table:formula="of:=[.OR1]+1" office:value-type="float" office:value="394" calcext:value-type="float">
            <text:p>394</text:p>
          </table:table-cell>
          <table:table-cell table:formula="of:=[.OS1]+1" office:value-type="float" office:value="395" calcext:value-type="float">
            <text:p>395</text:p>
          </table:table-cell>
          <table:table-cell table:formula="of:=[.OT1]+1" office:value-type="float" office:value="396" calcext:value-type="float">
            <text:p>396</text:p>
          </table:table-cell>
          <table:table-cell table:formula="of:=[.OU1]+1" office:value-type="float" office:value="397" calcext:value-type="float">
            <text:p>397</text:p>
          </table:table-cell>
          <table:table-cell table:formula="of:=[.OV1]+1" office:value-type="float" office:value="398" calcext:value-type="float">
            <text:p>398</text:p>
          </table:table-cell>
          <table:table-cell table:formula="of:=[.OW1]+1" office:value-type="float" office:value="399" calcext:value-type="float">
            <text:p>399</text:p>
          </table:table-cell>
          <table:table-cell table:formula="of:=[.OX1]+1" office:value-type="float" office:value="400" calcext:value-type="float">
            <text:p>400</text:p>
          </table:table-cell>
          <table:table-cell table:formula="of:=[.OY1]+1" office:value-type="float" office:value="401" calcext:value-type="float">
            <text:p>401</text:p>
          </table:table-cell>
          <table:table-cell table:formula="of:=[.OZ1]+1" office:value-type="float" office:value="402" calcext:value-type="float">
            <text:p>402</text:p>
          </table:table-cell>
          <table:table-cell table:formula="of:=[.PA1]+1" office:value-type="float" office:value="403" calcext:value-type="float">
            <text:p>403</text:p>
          </table:table-cell>
          <table:table-cell table:formula="of:=[.PB1]+1" office:value-type="float" office:value="404" calcext:value-type="float">
            <text:p>404</text:p>
          </table:table-cell>
          <table:table-cell table:formula="of:=[.PC1]+1" office:value-type="float" office:value="405" calcext:value-type="float">
            <text:p>405</text:p>
          </table:table-cell>
          <table:table-cell table:formula="of:=[.PD1]+1" office:value-type="float" office:value="406" calcext:value-type="float">
            <text:p>406</text:p>
          </table:table-cell>
          <table:table-cell table:formula="of:=[.PE1]+1" office:value-type="float" office:value="407" calcext:value-type="float">
            <text:p>407</text:p>
          </table:table-cell>
          <table:table-cell table:formula="of:=[.PF1]+1" office:value-type="float" office:value="408" calcext:value-type="float">
            <text:p>408</text:p>
          </table:table-cell>
          <table:table-cell table:formula="of:=[.PG1]+1" office:value-type="float" office:value="409" calcext:value-type="float">
            <text:p>409</text:p>
          </table:table-cell>
          <table:table-cell table:formula="of:=[.PH1]+1" office:value-type="float" office:value="410" calcext:value-type="float">
            <text:p>410</text:p>
          </table:table-cell>
          <table:table-cell table:formula="of:=[.PI1]+1" office:value-type="float" office:value="411" calcext:value-type="float">
            <text:p>411</text:p>
          </table:table-cell>
          <table:table-cell table:formula="of:=[.PJ1]+1" office:value-type="float" office:value="412" calcext:value-type="float">
            <text:p>412</text:p>
          </table:table-cell>
          <table:table-cell table:formula="of:=[.PK1]+1" office:value-type="float" office:value="413" calcext:value-type="float">
            <text:p>413</text:p>
          </table:table-cell>
          <table:table-cell table:formula="of:=[.PL1]+1" office:value-type="float" office:value="414" calcext:value-type="float">
            <text:p>414</text:p>
          </table:table-cell>
          <table:table-cell table:formula="of:=[.PM1]+1" office:value-type="float" office:value="415" calcext:value-type="float">
            <text:p>415</text:p>
          </table:table-cell>
          <table:table-cell table:formula="of:=[.PN1]+1" office:value-type="float" office:value="416" calcext:value-type="float">
            <text:p>416</text:p>
          </table:table-cell>
          <table:table-cell table:formula="of:=[.PO1]+1" office:value-type="float" office:value="417" calcext:value-type="float">
            <text:p>417</text:p>
          </table:table-cell>
          <table:table-cell table:formula="of:=[.PP1]+1" office:value-type="float" office:value="418" calcext:value-type="float">
            <text:p>418</text:p>
          </table:table-cell>
          <table:table-cell table:formula="of:=[.PQ1]+1" office:value-type="float" office:value="419" calcext:value-type="float">
            <text:p>419</text:p>
          </table:table-cell>
          <table:table-cell table:formula="of:=[.PR1]+1" office:value-type="float" office:value="420" calcext:value-type="float">
            <text:p>420</text:p>
          </table:table-cell>
          <table:table-cell table:formula="of:=[.PS1]+1" office:value-type="float" office:value="421" calcext:value-type="float">
            <text:p>421</text:p>
          </table:table-cell>
          <table:table-cell table:formula="of:=[.PT1]+1" office:value-type="float" office:value="422" calcext:value-type="float">
            <text:p>422</text:p>
          </table:table-cell>
          <table:table-cell table:formula="of:=[.PU1]+1" office:value-type="float" office:value="423" calcext:value-type="float">
            <text:p>423</text:p>
          </table:table-cell>
          <table:table-cell table:formula="of:=[.PV1]+1" office:value-type="float" office:value="424" calcext:value-type="float">
            <text:p>424</text:p>
          </table:table-cell>
          <table:table-cell table:formula="of:=[.PW1]+1" office:value-type="float" office:value="425" calcext:value-type="float">
            <text:p>425</text:p>
          </table:table-cell>
          <table:table-cell table:formula="of:=[.PX1]+1" office:value-type="float" office:value="426" calcext:value-type="float">
            <text:p>426</text:p>
          </table:table-cell>
          <table:table-cell table:formula="of:=[.PY1]+1" office:value-type="float" office:value="427" calcext:value-type="float">
            <text:p>427</text:p>
          </table:table-cell>
          <table:table-cell table:formula="of:=[.PZ1]+1" office:value-type="float" office:value="428" calcext:value-type="float">
            <text:p>428</text:p>
          </table:table-cell>
          <table:table-cell table:formula="of:=[.QA1]+1" office:value-type="float" office:value="429" calcext:value-type="float">
            <text:p>429</text:p>
          </table:table-cell>
          <table:table-cell table:formula="of:=[.QB1]+1" office:value-type="float" office:value="430" calcext:value-type="float">
            <text:p>430</text:p>
          </table:table-cell>
          <table:table-cell table:formula="of:=[.QC1]+1" office:value-type="float" office:value="431" calcext:value-type="float">
            <text:p>431</text:p>
          </table:table-cell>
          <table:table-cell table:formula="of:=[.QD1]+1" office:value-type="float" office:value="432" calcext:value-type="float">
            <text:p>432</text:p>
          </table:table-cell>
          <table:table-cell table:formula="of:=[.QE1]+1" office:value-type="float" office:value="433" calcext:value-type="float">
            <text:p>433</text:p>
          </table:table-cell>
          <table:table-cell table:formula="of:=[.QF1]+1" office:value-type="float" office:value="434" calcext:value-type="float">
            <text:p>434</text:p>
          </table:table-cell>
          <table:table-cell table:formula="of:=[.QG1]+1" office:value-type="float" office:value="435" calcext:value-type="float">
            <text:p>435</text:p>
          </table:table-cell>
          <table:table-cell table:formula="of:=[.QH1]+1" office:value-type="float" office:value="436" calcext:value-type="float">
            <text:p>436</text:p>
          </table:table-cell>
          <table:table-cell table:formula="of:=[.QI1]+1" office:value-type="float" office:value="437" calcext:value-type="float">
            <text:p>437</text:p>
          </table:table-cell>
          <table:table-cell table:formula="of:=[.QJ1]+1" office:value-type="float" office:value="438" calcext:value-type="float">
            <text:p>438</text:p>
          </table:table-cell>
          <table:table-cell table:formula="of:=[.QK1]+1" office:value-type="float" office:value="439" calcext:value-type="float">
            <text:p>439</text:p>
          </table:table-cell>
          <table:table-cell table:formula="of:=[.QL1]+1" office:value-type="float" office:value="440" calcext:value-type="float">
            <text:p>440</text:p>
          </table:table-cell>
          <table:table-cell table:formula="of:=[.QM1]+1" office:value-type="float" office:value="441" calcext:value-type="float">
            <text:p>441</text:p>
          </table:table-cell>
          <table:table-cell table:formula="of:=[.QN1]+1" office:value-type="float" office:value="442" calcext:value-type="float">
            <text:p>442</text:p>
          </table:table-cell>
          <table:table-cell table:formula="of:=[.QO1]+1" office:value-type="float" office:value="443" calcext:value-type="float">
            <text:p>443</text:p>
          </table:table-cell>
          <table:table-cell table:formula="of:=[.QP1]+1" office:value-type="float" office:value="444" calcext:value-type="float">
            <text:p>444</text:p>
          </table:table-cell>
          <table:table-cell table:formula="of:=[.QQ1]+1" office:value-type="float" office:value="445" calcext:value-type="float">
            <text:p>445</text:p>
          </table:table-cell>
          <table:table-cell table:formula="of:=[.QR1]+1" office:value-type="float" office:value="446" calcext:value-type="float">
            <text:p>446</text:p>
          </table:table-cell>
          <table:table-cell table:formula="of:=[.QS1]+1" office:value-type="float" office:value="447" calcext:value-type="float">
            <text:p>447</text:p>
          </table:table-cell>
          <table:table-cell table:formula="of:=[.QT1]+1" office:value-type="float" office:value="448" calcext:value-type="float">
            <text:p>448</text:p>
          </table:table-cell>
          <table:table-cell table:formula="of:=[.QU1]+1" office:value-type="float" office:value="449" calcext:value-type="float">
            <text:p>449</text:p>
          </table:table-cell>
          <table:table-cell table:formula="of:=[.QV1]+1" office:value-type="float" office:value="450" calcext:value-type="float">
            <text:p>450</text:p>
          </table:table-cell>
          <table:table-cell table:formula="of:=[.QW1]+1" office:value-type="float" office:value="451" calcext:value-type="float">
            <text:p>451</text:p>
          </table:table-cell>
          <table:table-cell table:formula="of:=[.QX1]+1" office:value-type="float" office:value="452" calcext:value-type="float">
            <text:p>452</text:p>
          </table:table-cell>
          <table:table-cell table:formula="of:=[.QY1]+1" office:value-type="float" office:value="453" calcext:value-type="float">
            <text:p>453</text:p>
          </table:table-cell>
          <table:table-cell table:formula="of:=[.QZ1]+1" office:value-type="float" office:value="454" calcext:value-type="float">
            <text:p>454</text:p>
          </table:table-cell>
          <table:table-cell table:formula="of:=[.RA1]+1" office:value-type="float" office:value="455" calcext:value-type="float">
            <text:p>455</text:p>
          </table:table-cell>
          <table:table-cell table:formula="of:=[.RB1]+1" office:value-type="float" office:value="456" calcext:value-type="float">
            <text:p>456</text:p>
          </table:table-cell>
          <table:table-cell table:formula="of:=[.RC1]+1" office:value-type="float" office:value="457" calcext:value-type="float">
            <text:p>457</text:p>
          </table:table-cell>
          <table:table-cell table:formula="of:=[.RD1]+1" office:value-type="float" office:value="458" calcext:value-type="float">
            <text:p>458</text:p>
          </table:table-cell>
          <table:table-cell table:formula="of:=[.RE1]+1" office:value-type="float" office:value="459" calcext:value-type="float">
            <text:p>459</text:p>
          </table:table-cell>
          <table:table-cell table:formula="of:=[.RF1]+1" office:value-type="float" office:value="460" calcext:value-type="float">
            <text:p>460</text:p>
          </table:table-cell>
          <table:table-cell table:formula="of:=[.RG1]+1" office:value-type="float" office:value="461" calcext:value-type="float">
            <text:p>461</text:p>
          </table:table-cell>
          <table:table-cell table:formula="of:=[.RH1]+1" office:value-type="float" office:value="462" calcext:value-type="float">
            <text:p>462</text:p>
          </table:table-cell>
          <table:table-cell table:formula="of:=[.RI1]+1" office:value-type="float" office:value="463" calcext:value-type="float">
            <text:p>463</text:p>
          </table:table-cell>
          <table:table-cell table:formula="of:=[.RJ1]+1" office:value-type="float" office:value="464" calcext:value-type="float">
            <text:p>464</text:p>
          </table:table-cell>
          <table:table-cell table:formula="of:=[.RK1]+1" office:value-type="float" office:value="465" calcext:value-type="float">
            <text:p>465</text:p>
          </table:table-cell>
          <table:table-cell table:formula="of:=[.RL1]+1" office:value-type="float" office:value="466" calcext:value-type="float">
            <text:p>466</text:p>
          </table:table-cell>
          <table:table-cell table:formula="of:=[.RM1]+1" office:value-type="float" office:value="467" calcext:value-type="float">
            <text:p>467</text:p>
          </table:table-cell>
          <table:table-cell table:formula="of:=[.RN1]+1" office:value-type="float" office:value="468" calcext:value-type="float">
            <text:p>468</text:p>
          </table:table-cell>
          <table:table-cell table:formula="of:=[.RO1]+1" office:value-type="float" office:value="469" calcext:value-type="float">
            <text:p>469</text:p>
          </table:table-cell>
          <table:table-cell table:formula="of:=[.RP1]+1" office:value-type="float" office:value="470" calcext:value-type="float">
            <text:p>470</text:p>
          </table:table-cell>
          <table:table-cell table:formula="of:=[.RQ1]+1" office:value-type="float" office:value="471" calcext:value-type="float">
            <text:p>471</text:p>
          </table:table-cell>
          <table:table-cell table:formula="of:=[.RR1]+1" office:value-type="float" office:value="472" calcext:value-type="float">
            <text:p>472</text:p>
          </table:table-cell>
          <table:table-cell table:formula="of:=[.RS1]+1" office:value-type="float" office:value="473" calcext:value-type="float">
            <text:p>473</text:p>
          </table:table-cell>
          <table:table-cell table:formula="of:=[.RT1]+1" office:value-type="float" office:value="474" calcext:value-type="float">
            <text:p>474</text:p>
          </table:table-cell>
          <table:table-cell table:formula="of:=[.RU1]+1" office:value-type="float" office:value="475" calcext:value-type="float">
            <text:p>475</text:p>
          </table:table-cell>
          <table:table-cell table:formula="of:=[.RV1]+1" office:value-type="float" office:value="476" calcext:value-type="float">
            <text:p>476</text:p>
          </table:table-cell>
          <table:table-cell table:formula="of:=[.RW1]+1" office:value-type="float" office:value="477" calcext:value-type="float">
            <text:p>477</text:p>
          </table:table-cell>
          <table:table-cell table:formula="of:=[.RX1]+1" office:value-type="float" office:value="478" calcext:value-type="float">
            <text:p>478</text:p>
          </table:table-cell>
          <table:table-cell table:formula="of:=[.RY1]+1" office:value-type="float" office:value="479" calcext:value-type="float">
            <text:p>479</text:p>
          </table:table-cell>
          <table:table-cell table:formula="of:=[.RZ1]+1" office:value-type="float" office:value="480" calcext:value-type="float">
            <text:p>480</text:p>
          </table:table-cell>
          <table:table-cell table:formula="of:=[.SA1]+1" office:value-type="float" office:value="481" calcext:value-type="float">
            <text:p>481</text:p>
          </table:table-cell>
          <table:table-cell table:formula="of:=[.SB1]+1" office:value-type="float" office:value="482" calcext:value-type="float">
            <text:p>482</text:p>
          </table:table-cell>
          <table:table-cell table:formula="of:=[.SC1]+1" office:value-type="float" office:value="483" calcext:value-type="float">
            <text:p>483</text:p>
          </table:table-cell>
          <table:table-cell table:formula="of:=[.SD1]+1" office:value-type="float" office:value="484" calcext:value-type="float">
            <text:p>484</text:p>
          </table:table-cell>
          <table:table-cell table:formula="of:=[.SE1]+1" office:value-type="float" office:value="485" calcext:value-type="float">
            <text:p>485</text:p>
          </table:table-cell>
          <table:table-cell table:formula="of:=[.SF1]+1" office:value-type="float" office:value="486" calcext:value-type="float">
            <text:p>486</text:p>
          </table:table-cell>
          <table:table-cell table:formula="of:=[.SG1]+1" office:value-type="float" office:value="487" calcext:value-type="float">
            <text:p>487</text:p>
          </table:table-cell>
          <table:table-cell table:formula="of:=[.SH1]+1" office:value-type="float" office:value="488" calcext:value-type="float">
            <text:p>488</text:p>
          </table:table-cell>
          <table:table-cell table:formula="of:=[.SI1]+1" office:value-type="float" office:value="489" calcext:value-type="float">
            <text:p>489</text:p>
          </table:table-cell>
          <table:table-cell table:formula="of:=[.SJ1]+1" office:value-type="float" office:value="490" calcext:value-type="float">
            <text:p>490</text:p>
          </table:table-cell>
          <table:table-cell table:formula="of:=[.SK1]+1" office:value-type="float" office:value="491" calcext:value-type="float">
            <text:p>491</text:p>
          </table:table-cell>
          <table:table-cell table:formula="of:=[.SL1]+1" office:value-type="float" office:value="492" calcext:value-type="float">
            <text:p>492</text:p>
          </table:table-cell>
          <table:table-cell table:formula="of:=[.SM1]+1" office:value-type="float" office:value="493" calcext:value-type="float">
            <text:p>493</text:p>
          </table:table-cell>
          <table:table-cell table:formula="of:=[.SN1]+1" office:value-type="float" office:value="494" calcext:value-type="float">
            <text:p>494</text:p>
          </table:table-cell>
          <table:table-cell table:formula="of:=[.SO1]+1" office:value-type="float" office:value="495" calcext:value-type="float">
            <text:p>495</text:p>
          </table:table-cell>
          <table:table-cell table:formula="of:=[.SP1]+1" office:value-type="float" office:value="496" calcext:value-type="float">
            <text:p>496</text:p>
          </table:table-cell>
          <table:table-cell table:formula="of:=[.SQ1]+1" office:value-type="float" office:value="497" calcext:value-type="float">
            <text:p>497</text:p>
          </table:table-cell>
          <table:table-cell table:formula="of:=[.SR1]+1" office:value-type="float" office:value="498" calcext:value-type="float">
            <text:p>498</text:p>
          </table:table-cell>
          <table:table-cell table:formula="of:=[.SS1]+1" office:value-type="float" office:value="499" calcext:value-type="float">
            <text:p>499</text:p>
          </table:table-cell>
          <table:table-cell table:formula="of:=[.ST1]+1" office:value-type="float" office:value="500" calcext:value-type="float">
            <text:p>500</text:p>
          </table:table-cell>
          <table:table-cell table:formula="of:=[.SU1]+1" office:value-type="float" office:value="501" calcext:value-type="float">
            <text:p>501</text:p>
          </table:table-cell>
          <table:table-cell table:formula="of:=[.SV1]+1" office:value-type="float" office:value="502" calcext:value-type="float">
            <text:p>502</text:p>
          </table:table-cell>
          <table:table-cell table:formula="of:=[.SW1]+1" office:value-type="float" office:value="503" calcext:value-type="float">
            <text:p>503</text:p>
          </table:table-cell>
          <table:table-cell table:formula="of:=[.SX1]+1" office:value-type="float" office:value="504" calcext:value-type="float">
            <text:p>504</text:p>
          </table:table-cell>
          <table:table-cell table:formula="of:=[.SY1]+1" office:value-type="float" office:value="505" calcext:value-type="float">
            <text:p>505</text:p>
          </table:table-cell>
          <table:table-cell table:formula="of:=[.SZ1]+1" office:value-type="float" office:value="506" calcext:value-type="float">
            <text:p>506</text:p>
          </table:table-cell>
          <table:table-cell table:formula="of:=[.TA1]+1" office:value-type="float" office:value="507" calcext:value-type="float">
            <text:p>507</text:p>
          </table:table-cell>
          <table:table-cell table:formula="of:=[.TB1]+1" office:value-type="float" office:value="508" calcext:value-type="float">
            <text:p>508</text:p>
          </table:table-cell>
          <table:table-cell table:formula="of:=[.TC1]+1" office:value-type="float" office:value="509" calcext:value-type="float">
            <text:p>509</text:p>
          </table:table-cell>
          <table:table-cell table:formula="of:=[.TD1]+1" office:value-type="float" office:value="510" calcext:value-type="float">
            <text:p>510</text:p>
          </table:table-cell>
          <table:table-cell table:formula="of:=[.TE1]+1" office:value-type="float" office:value="511" calcext:value-type="float">
            <text:p>511</text:p>
          </table:table-cell>
          <table:table-cell table:formula="of:=[.TF1]+1" office:value-type="float" office:value="512" calcext:value-type="float">
            <text:p>512</text:p>
          </table:table-cell>
          <table:table-cell table:formula="of:=[.TG1]+1" office:value-type="float" office:value="513" calcext:value-type="float">
            <text:p>513</text:p>
          </table:table-cell>
          <table:table-cell table:formula="of:=[.TH1]+1" office:value-type="float" office:value="514" calcext:value-type="float">
            <text:p>514</text:p>
          </table:table-cell>
          <table:table-cell table:formula="of:=[.TI1]+1" office:value-type="float" office:value="515" calcext:value-type="float">
            <text:p>515</text:p>
          </table:table-cell>
          <table:table-cell table:formula="of:=[.TJ1]+1" office:value-type="float" office:value="516" calcext:value-type="float">
            <text:p>516</text:p>
          </table:table-cell>
          <table:table-cell table:formula="of:=[.TK1]+1" office:value-type="float" office:value="517" calcext:value-type="float">
            <text:p>517</text:p>
          </table:table-cell>
          <table:table-cell table:formula="of:=[.TL1]+1" office:value-type="float" office:value="518" calcext:value-type="float">
            <text:p>518</text:p>
          </table:table-cell>
          <table:table-cell table:formula="of:=[.TM1]+1" office:value-type="float" office:value="519" calcext:value-type="float">
            <text:p>519</text:p>
          </table:table-cell>
          <table:table-cell table:formula="of:=[.TN1]+1" office:value-type="float" office:value="520" calcext:value-type="float">
            <text:p>520</text:p>
          </table:table-cell>
          <table:table-cell table:formula="of:=[.TO1]+1" office:value-type="float" office:value="521" calcext:value-type="float">
            <text:p>521</text:p>
          </table:table-cell>
          <table:table-cell table:formula="of:=[.TP1]+1" office:value-type="float" office:value="522" calcext:value-type="float">
            <text:p>522</text:p>
          </table:table-cell>
          <table:table-cell table:formula="of:=[.TQ1]+1" office:value-type="float" office:value="523" calcext:value-type="float">
            <text:p>523</text:p>
          </table:table-cell>
          <table:table-cell table:formula="of:=[.TR1]+1" office:value-type="float" office:value="524" calcext:value-type="float">
            <text:p>524</text:p>
          </table:table-cell>
          <table:table-cell table:formula="of:=[.TS1]+1" office:value-type="float" office:value="525" calcext:value-type="float">
            <text:p>525</text:p>
          </table:table-cell>
          <table:table-cell table:formula="of:=[.TT1]+1" office:value-type="float" office:value="526" calcext:value-type="float">
            <text:p>526</text:p>
          </table:table-cell>
          <table:table-cell table:formula="of:=[.TU1]+1" office:value-type="float" office:value="527" calcext:value-type="float">
            <text:p>527</text:p>
          </table:table-cell>
          <table:table-cell table:formula="of:=[.TV1]+1" office:value-type="float" office:value="528" calcext:value-type="float">
            <text:p>528</text:p>
          </table:table-cell>
          <table:table-cell table:formula="of:=[.TW1]+1" office:value-type="float" office:value="529" calcext:value-type="float">
            <text:p>529</text:p>
          </table:table-cell>
          <table:table-cell table:formula="of:=[.TX1]+1" office:value-type="float" office:value="530" calcext:value-type="float">
            <text:p>530</text:p>
          </table:table-cell>
          <table:table-cell table:formula="of:=[.TY1]+1" office:value-type="float" office:value="531" calcext:value-type="float">
            <text:p>531</text:p>
          </table:table-cell>
          <table:table-cell table:formula="of:=[.TZ1]+1" office:value-type="float" office:value="532" calcext:value-type="float">
            <text:p>532</text:p>
          </table:table-cell>
          <table:table-cell table:formula="of:=[.UA1]+1" office:value-type="float" office:value="533" calcext:value-type="float">
            <text:p>533</text:p>
          </table:table-cell>
          <table:table-cell table:formula="of:=[.UB1]+1" office:value-type="float" office:value="534" calcext:value-type="float">
            <text:p>534</text:p>
          </table:table-cell>
          <table:table-cell table:formula="of:=[.UC1]+1" office:value-type="float" office:value="535" calcext:value-type="float">
            <text:p>535</text:p>
          </table:table-cell>
          <table:table-cell table:formula="of:=[.UD1]+1" office:value-type="float" office:value="536" calcext:value-type="float">
            <text:p>536</text:p>
          </table:table-cell>
          <table:table-cell table:formula="of:=[.UE1]+1" office:value-type="float" office:value="537" calcext:value-type="float">
            <text:p>537</text:p>
          </table:table-cell>
          <table:table-cell table:formula="of:=[.UF1]+1" office:value-type="float" office:value="538" calcext:value-type="float">
            <text:p>538</text:p>
          </table:table-cell>
          <table:table-cell table:formula="of:=[.UG1]+1" office:value-type="float" office:value="539" calcext:value-type="float">
            <text:p>539</text:p>
          </table:table-cell>
          <table:table-cell table:formula="of:=[.UH1]+1" office:value-type="float" office:value="540" calcext:value-type="float">
            <text:p>540</text:p>
          </table:table-cell>
          <table:table-cell table:formula="of:=[.UI1]+1" office:value-type="float" office:value="541" calcext:value-type="float">
            <text:p>541</text:p>
          </table:table-cell>
          <table:table-cell table:formula="of:=[.UJ1]+1" office:value-type="float" office:value="542" calcext:value-type="float">
            <text:p>542</text:p>
          </table:table-cell>
          <table:table-cell table:formula="of:=[.UK1]+1" office:value-type="float" office:value="543" calcext:value-type="float">
            <text:p>543</text:p>
          </table:table-cell>
          <table:table-cell table:formula="of:=[.UL1]+1" office:value-type="float" office:value="544" calcext:value-type="float">
            <text:p>544</text:p>
          </table:table-cell>
          <table:table-cell table:formula="of:=[.UM1]+1" office:value-type="float" office:value="545" calcext:value-type="float">
            <text:p>545</text:p>
          </table:table-cell>
          <table:table-cell table:formula="of:=[.UN1]+1" office:value-type="float" office:value="546" calcext:value-type="float">
            <text:p>546</text:p>
          </table:table-cell>
          <table:table-cell table:formula="of:=[.UO1]+1" office:value-type="float" office:value="547" calcext:value-type="float">
            <text:p>547</text:p>
          </table:table-cell>
          <table:table-cell table:formula="of:=[.UP1]+1" office:value-type="float" office:value="548" calcext:value-type="float">
            <text:p>548</text:p>
          </table:table-cell>
          <table:table-cell table:formula="of:=[.UQ1]+1" office:value-type="float" office:value="549" calcext:value-type="float">
            <text:p>549</text:p>
          </table:table-cell>
          <table:table-cell table:formula="of:=[.UR1]+1" office:value-type="float" office:value="550" calcext:value-type="float">
            <text:p>550</text:p>
          </table:table-cell>
          <table:table-cell table:formula="of:=[.US1]+1" office:value-type="float" office:value="551" calcext:value-type="float">
            <text:p>551</text:p>
          </table:table-cell>
          <table:table-cell table:formula="of:=[.UT1]+1" office:value-type="float" office:value="552" calcext:value-type="float">
            <text:p>552</text:p>
          </table:table-cell>
          <table:table-cell table:formula="of:=[.UU1]+1" office:value-type="float" office:value="553" calcext:value-type="float">
            <text:p>553</text:p>
          </table:table-cell>
          <table:table-cell table:formula="of:=[.UV1]+1" office:value-type="float" office:value="554" calcext:value-type="float">
            <text:p>554</text:p>
          </table:table-cell>
          <table:table-cell table:formula="of:=[.UW1]+1" office:value-type="float" office:value="555" calcext:value-type="float">
            <text:p>555</text:p>
          </table:table-cell>
          <table:table-cell table:formula="of:=[.UX1]+1" office:value-type="float" office:value="556" calcext:value-type="float">
            <text:p>556</text:p>
          </table:table-cell>
          <table:table-cell table:formula="of:=[.UY1]+1" office:value-type="float" office:value="557" calcext:value-type="float">
            <text:p>557</text:p>
          </table:table-cell>
          <table:table-cell table:formula="of:=[.UZ1]+1" office:value-type="float" office:value="558" calcext:value-type="float">
            <text:p>558</text:p>
          </table:table-cell>
          <table:table-cell table:formula="of:=[.VA1]+1" office:value-type="float" office:value="559" calcext:value-type="float">
            <text:p>559</text:p>
          </table:table-cell>
          <table:table-cell table:formula="of:=[.VB1]+1" office:value-type="float" office:value="560" calcext:value-type="float">
            <text:p>560</text:p>
          </table:table-cell>
          <table:table-cell table:formula="of:=[.VC1]+1" office:value-type="float" office:value="561" calcext:value-type="float">
            <text:p>561</text:p>
          </table:table-cell>
          <table:table-cell table:formula="of:=[.VD1]+1" office:value-type="float" office:value="562" calcext:value-type="float">
            <text:p>562</text:p>
          </table:table-cell>
          <table:table-cell table:formula="of:=[.VE1]+1" office:value-type="float" office:value="563" calcext:value-type="float">
            <text:p>563</text:p>
          </table:table-cell>
          <table:table-cell table:formula="of:=[.VF1]+1" office:value-type="float" office:value="564" calcext:value-type="float">
            <text:p>564</text:p>
          </table:table-cell>
          <table:table-cell table:formula="of:=[.VG1]+1" office:value-type="float" office:value="565" calcext:value-type="float">
            <text:p>565</text:p>
          </table:table-cell>
          <table:table-cell table:formula="of:=[.VH1]+1" office:value-type="float" office:value="566" calcext:value-type="float">
            <text:p>566</text:p>
          </table:table-cell>
          <table:table-cell table:formula="of:=[.VI1]+1" office:value-type="float" office:value="567" calcext:value-type="float">
            <text:p>567</text:p>
          </table:table-cell>
          <table:table-cell table:formula="of:=[.VJ1]+1" office:value-type="float" office:value="568" calcext:value-type="float">
            <text:p>568</text:p>
          </table:table-cell>
          <table:table-cell table:formula="of:=[.VK1]+1" office:value-type="float" office:value="569" calcext:value-type="float">
            <text:p>569</text:p>
          </table:table-cell>
          <table:table-cell table:formula="of:=[.VL1]+1" office:value-type="float" office:value="570" calcext:value-type="float">
            <text:p>570</text:p>
          </table:table-cell>
          <table:table-cell table:formula="of:=[.VM1]+1" office:value-type="float" office:value="571" calcext:value-type="float">
            <text:p>571</text:p>
          </table:table-cell>
          <table:table-cell table:formula="of:=[.VN1]+1" office:value-type="float" office:value="572" calcext:value-type="float">
            <text:p>572</text:p>
          </table:table-cell>
          <table:table-cell table:formula="of:=[.VO1]+1" office:value-type="float" office:value="573" calcext:value-type="float">
            <text:p>573</text:p>
          </table:table-cell>
          <table:table-cell table:formula="of:=[.VP1]+1" office:value-type="float" office:value="574" calcext:value-type="float">
            <text:p>574</text:p>
          </table:table-cell>
          <table:table-cell table:formula="of:=[.VQ1]+1" office:value-type="float" office:value="575" calcext:value-type="float">
            <text:p>575</text:p>
          </table:table-cell>
          <table:table-cell table:formula="of:=[.VR1]+1" office:value-type="float" office:value="576" calcext:value-type="float">
            <text:p>576</text:p>
          </table:table-cell>
          <table:table-cell table:formula="of:=[.VS1]+1" office:value-type="float" office:value="577" calcext:value-type="float">
            <text:p>577</text:p>
          </table:table-cell>
          <table:table-cell table:formula="of:=[.VT1]+1" office:value-type="float" office:value="578" calcext:value-type="float">
            <text:p>578</text:p>
          </table:table-cell>
          <table:table-cell table:formula="of:=[.VU1]+1" office:value-type="float" office:value="579" calcext:value-type="float">
            <text:p>579</text:p>
          </table:table-cell>
          <table:table-cell table:formula="of:=[.VV1]+1" office:value-type="float" office:value="580" calcext:value-type="float">
            <text:p>580</text:p>
          </table:table-cell>
          <table:table-cell table:formula="of:=[.VW1]+1" office:value-type="float" office:value="581" calcext:value-type="float">
            <text:p>581</text:p>
          </table:table-cell>
          <table:table-cell table:formula="of:=[.VX1]+1" office:value-type="float" office:value="582" calcext:value-type="float">
            <text:p>582</text:p>
          </table:table-cell>
          <table:table-cell table:formula="of:=[.VY1]+1" office:value-type="float" office:value="583" calcext:value-type="float">
            <text:p>583</text:p>
          </table:table-cell>
          <table:table-cell table:formula="of:=[.VZ1]+1" office:value-type="float" office:value="584" calcext:value-type="float">
            <text:p>584</text:p>
          </table:table-cell>
          <table:table-cell table:formula="of:=[.WA1]+1" office:value-type="float" office:value="585" calcext:value-type="float">
            <text:p>585</text:p>
          </table:table-cell>
          <table:table-cell table:formula="of:=[.WB1]+1" office:value-type="float" office:value="586" calcext:value-type="float">
            <text:p>586</text:p>
          </table:table-cell>
          <table:table-cell table:formula="of:=[.WC1]+1" office:value-type="float" office:value="587" calcext:value-type="float">
            <text:p>587</text:p>
          </table:table-cell>
          <table:table-cell table:formula="of:=[.WD1]+1" office:value-type="float" office:value="588" calcext:value-type="float">
            <text:p>588</text:p>
          </table:table-cell>
          <table:table-cell table:formula="of:=[.WE1]+1" office:value-type="float" office:value="589" calcext:value-type="float">
            <text:p>589</text:p>
          </table:table-cell>
          <table:table-cell table:formula="of:=[.WF1]+1" office:value-type="float" office:value="590" calcext:value-type="float">
            <text:p>590</text:p>
          </table:table-cell>
          <table:table-cell table:formula="of:=[.WG1]+1" office:value-type="float" office:value="591" calcext:value-type="float">
            <text:p>591</text:p>
          </table:table-cell>
          <table:table-cell table:formula="of:=[.WH1]+1" office:value-type="float" office:value="592" calcext:value-type="float">
            <text:p>592</text:p>
          </table:table-cell>
          <table:table-cell table:formula="of:=[.WI1]+1" office:value-type="float" office:value="593" calcext:value-type="float">
            <text:p>593</text:p>
          </table:table-cell>
          <table:table-cell table:formula="of:=[.WJ1]+1" office:value-type="float" office:value="594" calcext:value-type="float">
            <text:p>594</text:p>
          </table:table-cell>
          <table:table-cell table:formula="of:=[.WK1]+1" office:value-type="float" office:value="595" calcext:value-type="float">
            <text:p>595</text:p>
          </table:table-cell>
          <table:table-cell table:formula="of:=[.WL1]+1" office:value-type="float" office:value="596" calcext:value-type="float">
            <text:p>596</text:p>
          </table:table-cell>
          <table:table-cell table:formula="of:=[.WM1]+1" office:value-type="float" office:value="597" calcext:value-type="float">
            <text:p>597</text:p>
          </table:table-cell>
          <table:table-cell table:formula="of:=[.WN1]+1" office:value-type="float" office:value="598" calcext:value-type="float">
            <text:p>598</text:p>
          </table:table-cell>
          <table:table-cell table:formula="of:=[.WO1]+1" office:value-type="float" office:value="599" calcext:value-type="float">
            <text:p>599</text:p>
          </table:table-cell>
          <table:table-cell table:formula="of:=[.WP1]+1" office:value-type="float" office:value="600" calcext:value-type="float">
            <text:p>600</text:p>
          </table:table-cell>
          <table:table-cell table:formula="of:=[.WQ1]+1" office:value-type="float" office:value="601" calcext:value-type="float">
            <text:p>601</text:p>
          </table:table-cell>
          <table:table-cell table:formula="of:=[.WR1]+1" office:value-type="float" office:value="602" calcext:value-type="float">
            <text:p>602</text:p>
          </table:table-cell>
          <table:table-cell table:formula="of:=[.WS1]+1" office:value-type="float" office:value="603" calcext:value-type="float">
            <text:p>603</text:p>
          </table:table-cell>
          <table:table-cell table:formula="of:=[.WT1]+1" office:value-type="float" office:value="604" calcext:value-type="float">
            <text:p>604</text:p>
          </table:table-cell>
          <table:table-cell table:formula="of:=[.WU1]+1" office:value-type="float" office:value="605" calcext:value-type="float">
            <text:p>605</text:p>
          </table:table-cell>
          <table:table-cell table:formula="of:=[.WV1]+1" office:value-type="float" office:value="606" calcext:value-type="float">
            <text:p>606</text:p>
          </table:table-cell>
          <table:table-cell table:formula="of:=[.WW1]+1" office:value-type="float" office:value="607" calcext:value-type="float">
            <text:p>607</text:p>
          </table:table-cell>
          <table:table-cell table:formula="of:=[.WX1]+1" office:value-type="float" office:value="608" calcext:value-type="float">
            <text:p>608</text:p>
          </table:table-cell>
          <table:table-cell table:formula="of:=[.WY1]+1" office:value-type="float" office:value="609" calcext:value-type="float">
            <text:p>609</text:p>
          </table:table-cell>
          <table:table-cell table:formula="of:=[.WZ1]+1" office:value-type="float" office:value="610" calcext:value-type="float">
            <text:p>610</text:p>
          </table:table-cell>
          <table:table-cell table:formula="of:=[.XA1]+1" office:value-type="float" office:value="611" calcext:value-type="float">
            <text:p>611</text:p>
          </table:table-cell>
          <table:table-cell table:formula="of:=[.XB1]+1" office:value-type="float" office:value="612" calcext:value-type="float">
            <text:p>612</text:p>
          </table:table-cell>
          <table:table-cell table:formula="of:=[.XC1]+1" office:value-type="float" office:value="613" calcext:value-type="float">
            <text:p>613</text:p>
          </table:table-cell>
          <table:table-cell table:formula="of:=[.XD1]+1" office:value-type="float" office:value="614" calcext:value-type="float">
            <text:p>614</text:p>
          </table:table-cell>
          <table:table-cell table:formula="of:=[.XE1]+1" office:value-type="float" office:value="615" calcext:value-type="float">
            <text:p>615</text:p>
          </table:table-cell>
          <table:table-cell table:formula="of:=[.XF1]+1" office:value-type="float" office:value="616" calcext:value-type="float">
            <text:p>616</text:p>
          </table:table-cell>
          <table:table-cell table:formula="of:=[.XG1]+1" office:value-type="float" office:value="617" calcext:value-type="float">
            <text:p>617</text:p>
          </table:table-cell>
          <table:table-cell table:formula="of:=[.XH1]+1" office:value-type="float" office:value="618" calcext:value-type="float">
            <text:p>618</text:p>
          </table:table-cell>
          <table:table-cell table:formula="of:=[.XI1]+1" office:value-type="float" office:value="619" calcext:value-type="float">
            <text:p>619</text:p>
          </table:table-cell>
          <table:table-cell table:formula="of:=[.XJ1]+1" office:value-type="float" office:value="620" calcext:value-type="float">
            <text:p>620</text:p>
          </table:table-cell>
          <table:table-cell table:formula="of:=[.XK1]+1" office:value-type="float" office:value="621" calcext:value-type="float">
            <text:p>621</text:p>
          </table:table-cell>
          <table:table-cell table:formula="of:=[.XL1]+1" office:value-type="float" office:value="622" calcext:value-type="float">
            <text:p>622</text:p>
          </table:table-cell>
          <table:table-cell table:formula="of:=[.XM1]+1" office:value-type="float" office:value="623" calcext:value-type="float">
            <text:p>623</text:p>
          </table:table-cell>
          <table:table-cell table:formula="of:=[.XN1]+1" office:value-type="float" office:value="624" calcext:value-type="float">
            <text:p>624</text:p>
          </table:table-cell>
          <table:table-cell table:formula="of:=[.XO1]+1" office:value-type="float" office:value="625" calcext:value-type="float">
            <text:p>625</text:p>
          </table:table-cell>
          <table:table-cell table:formula="of:=[.XP1]+1" office:value-type="float" office:value="626" calcext:value-type="float">
            <text:p>626</text:p>
          </table:table-cell>
          <table:table-cell table:formula="of:=[.XQ1]+1" office:value-type="float" office:value="627" calcext:value-type="float">
            <text:p>627</text:p>
          </table:table-cell>
          <table:table-cell table:formula="of:=[.XR1]+1" office:value-type="float" office:value="628" calcext:value-type="float">
            <text:p>628</text:p>
          </table:table-cell>
          <table:table-cell table:formula="of:=[.XS1]+1" office:value-type="float" office:value="629" calcext:value-type="float">
            <text:p>629</text:p>
          </table:table-cell>
          <table:table-cell table:formula="of:=[.XT1]+1" office:value-type="float" office:value="630" calcext:value-type="float">
            <text:p>630</text:p>
          </table:table-cell>
          <table:table-cell table:formula="of:=[.XU1]+1" office:value-type="float" office:value="631" calcext:value-type="float">
            <text:p>631</text:p>
          </table:table-cell>
          <table:table-cell table:formula="of:=[.XV1]+1" office:value-type="float" office:value="632" calcext:value-type="float">
            <text:p>632</text:p>
          </table:table-cell>
          <table:table-cell table:formula="of:=[.XW1]+1" office:value-type="float" office:value="633" calcext:value-type="float">
            <text:p>633</text:p>
          </table:table-cell>
          <table:table-cell table:formula="of:=[.XX1]+1" office:value-type="float" office:value="634" calcext:value-type="float">
            <text:p>634</text:p>
          </table:table-cell>
          <table:table-cell table:formula="of:=[.XY1]+1" office:value-type="float" office:value="635" calcext:value-type="float">
            <text:p>635</text:p>
          </table:table-cell>
          <table:table-cell table:formula="of:=[.XZ1]+1" office:value-type="float" office:value="636" calcext:value-type="float">
            <text:p>636</text:p>
          </table:table-cell>
          <table:table-cell table:formula="of:=[.YA1]+1" office:value-type="float" office:value="637" calcext:value-type="float">
            <text:p>637</text:p>
          </table:table-cell>
          <table:table-cell table:formula="of:=[.YB1]+1" office:value-type="float" office:value="638" calcext:value-type="float">
            <text:p>638</text:p>
          </table:table-cell>
          <table:table-cell table:formula="of:=[.YC1]+1" office:value-type="float" office:value="639" calcext:value-type="float">
            <text:p>639</text:p>
          </table:table-cell>
          <table:table-cell table:formula="of:=[.YD1]+1" office:value-type="float" office:value="640" calcext:value-type="float">
            <text:p>640</text:p>
          </table:table-cell>
          <table:table-cell table:formula="of:=[.YE1]+1" office:value-type="float" office:value="641" calcext:value-type="float">
            <text:p>641</text:p>
          </table:table-cell>
          <table:table-cell table:formula="of:=[.YF1]+1" office:value-type="float" office:value="642" calcext:value-type="float">
            <text:p>642</text:p>
          </table:table-cell>
          <table:table-cell table:formula="of:=[.YG1]+1" office:value-type="float" office:value="643" calcext:value-type="float">
            <text:p>643</text:p>
          </table:table-cell>
          <table:table-cell table:formula="of:=[.YH1]+1" office:value-type="float" office:value="644" calcext:value-type="float">
            <text:p>644</text:p>
          </table:table-cell>
          <table:table-cell table:formula="of:=[.YI1]+1" office:value-type="float" office:value="645" calcext:value-type="float">
            <text:p>645</text:p>
          </table:table-cell>
          <table:table-cell table:formula="of:=[.YJ1]+1" office:value-type="float" office:value="646" calcext:value-type="float">
            <text:p>646</text:p>
          </table:table-cell>
          <table:table-cell table:formula="of:=[.YK1]+1" office:value-type="float" office:value="647" calcext:value-type="float">
            <text:p>647</text:p>
          </table:table-cell>
          <table:table-cell table:formula="of:=[.YL1]+1" office:value-type="float" office:value="648" calcext:value-type="float">
            <text:p>648</text:p>
          </table:table-cell>
          <table:table-cell table:formula="of:=[.YM1]+1" office:value-type="float" office:value="649" calcext:value-type="float">
            <text:p>649</text:p>
          </table:table-cell>
          <table:table-cell table:formula="of:=[.YN1]+1" office:value-type="float" office:value="650" calcext:value-type="float">
            <text:p>650</text:p>
          </table:table-cell>
          <table:table-cell table:formula="of:=[.YO1]+1" office:value-type="float" office:value="651" calcext:value-type="float">
            <text:p>651</text:p>
          </table:table-cell>
          <table:table-cell table:formula="of:=[.YP1]+1" office:value-type="float" office:value="652" calcext:value-type="float">
            <text:p>652</text:p>
          </table:table-cell>
          <table:table-cell table:formula="of:=[.YQ1]+1" office:value-type="float" office:value="653" calcext:value-type="float">
            <text:p>653</text:p>
          </table:table-cell>
          <table:table-cell table:formula="of:=[.YR1]+1" office:value-type="float" office:value="654" calcext:value-type="float">
            <text:p>654</text:p>
          </table:table-cell>
          <table:table-cell table:formula="of:=[.YS1]+1" office:value-type="float" office:value="655" calcext:value-type="float">
            <text:p>655</text:p>
          </table:table-cell>
          <table:table-cell table:formula="of:=[.YT1]+1" office:value-type="float" office:value="656" calcext:value-type="float">
            <text:p>656</text:p>
          </table:table-cell>
          <table:table-cell table:formula="of:=[.YU1]+1" office:value-type="float" office:value="657" calcext:value-type="float">
            <text:p>657</text:p>
          </table:table-cell>
          <table:table-cell table:formula="of:=[.YV1]+1" office:value-type="float" office:value="658" calcext:value-type="float">
            <text:p>658</text:p>
          </table:table-cell>
          <table:table-cell table:formula="of:=[.YW1]+1" office:value-type="float" office:value="659" calcext:value-type="float">
            <text:p>659</text:p>
          </table:table-cell>
          <table:table-cell table:formula="of:=[.YX1]+1" office:value-type="float" office:value="660" calcext:value-type="float">
            <text:p>660</text:p>
          </table:table-cell>
          <table:table-cell table:formula="of:=[.YY1]+1" office:value-type="float" office:value="661" calcext:value-type="float">
            <text:p>661</text:p>
          </table:table-cell>
          <table:table-cell table:formula="of:=[.YZ1]+1" office:value-type="float" office:value="662" calcext:value-type="float">
            <text:p>662</text:p>
          </table:table-cell>
          <table:table-cell table:formula="of:=[.ZA1]+1" office:value-type="float" office:value="663" calcext:value-type="float">
            <text:p>663</text:p>
          </table:table-cell>
          <table:table-cell table:formula="of:=[.ZB1]+1" office:value-type="float" office:value="664" calcext:value-type="float">
            <text:p>664</text:p>
          </table:table-cell>
          <table:table-cell table:formula="of:=[.ZC1]+1" office:value-type="float" office:value="665" calcext:value-type="float">
            <text:p>665</text:p>
          </table:table-cell>
          <table:table-cell table:formula="of:=[.ZD1]+1" office:value-type="float" office:value="666" calcext:value-type="float">
            <text:p>666</text:p>
          </table:table-cell>
          <table:table-cell table:formula="of:=[.ZE1]+1" office:value-type="float" office:value="667" calcext:value-type="float">
            <text:p>667</text:p>
          </table:table-cell>
          <table:table-cell table:formula="of:=[.ZF1]+1" office:value-type="float" office:value="668" calcext:value-type="float">
            <text:p>668</text:p>
          </table:table-cell>
          <table:table-cell table:formula="of:=[.ZG1]+1" office:value-type="float" office:value="669" calcext:value-type="float">
            <text:p>669</text:p>
          </table:table-cell>
          <table:table-cell table:formula="of:=[.ZH1]+1" office:value-type="float" office:value="670" calcext:value-type="float">
            <text:p>670</text:p>
          </table:table-cell>
          <table:table-cell table:formula="of:=[.ZI1]+1" office:value-type="float" office:value="671" calcext:value-type="float">
            <text:p>671</text:p>
          </table:table-cell>
          <table:table-cell table:formula="of:=[.ZJ1]+1" office:value-type="float" office:value="672" calcext:value-type="float">
            <text:p>672</text:p>
          </table:table-cell>
          <table:table-cell table:formula="of:=[.ZK1]+1" office:value-type="float" office:value="673" calcext:value-type="float">
            <text:p>673</text:p>
          </table:table-cell>
          <table:table-cell table:formula="of:=[.ZL1]+1" office:value-type="float" office:value="674" calcext:value-type="float">
            <text:p>674</text:p>
          </table:table-cell>
          <table:table-cell table:formula="of:=[.ZM1]+1" office:value-type="float" office:value="675" calcext:value-type="float">
            <text:p>675</text:p>
          </table:table-cell>
          <table:table-cell table:formula="of:=[.ZN1]+1" office:value-type="float" office:value="676" calcext:value-type="float">
            <text:p>676</text:p>
          </table:table-cell>
          <table:table-cell table:formula="of:=[.ZO1]+1" office:value-type="float" office:value="677" calcext:value-type="float">
            <text:p>677</text:p>
          </table:table-cell>
          <table:table-cell table:formula="of:=[.ZP1]+1" office:value-type="float" office:value="678" calcext:value-type="float">
            <text:p>678</text:p>
          </table:table-cell>
          <table:table-cell table:formula="of:=[.ZQ1]+1" office:value-type="float" office:value="679" calcext:value-type="float">
            <text:p>679</text:p>
          </table:table-cell>
          <table:table-cell table:formula="of:=[.ZR1]+1" office:value-type="float" office:value="680" calcext:value-type="float">
            <text:p>680</text:p>
          </table:table-cell>
          <table:table-cell table:formula="of:=[.ZS1]+1" office:value-type="float" office:value="681" calcext:value-type="float">
            <text:p>681</text:p>
          </table:table-cell>
          <table:table-cell table:formula="of:=[.ZT1]+1" office:value-type="float" office:value="682" calcext:value-type="float">
            <text:p>682</text:p>
          </table:table-cell>
          <table:table-cell table:formula="of:=[.ZU1]+1" office:value-type="float" office:value="683" calcext:value-type="float">
            <text:p>683</text:p>
          </table:table-cell>
          <table:table-cell table:formula="of:=[.ZV1]+1" office:value-type="float" office:value="684" calcext:value-type="float">
            <text:p>684</text:p>
          </table:table-cell>
          <table:table-cell table:formula="of:=[.ZW1]+1" office:value-type="float" office:value="685" calcext:value-type="float">
            <text:p>685</text:p>
          </table:table-cell>
          <table:table-cell table:formula="of:=[.ZX1]+1" office:value-type="float" office:value="686" calcext:value-type="float">
            <text:p>686</text:p>
          </table:table-cell>
          <table:table-cell table:formula="of:=[.ZY1]+1" office:value-type="float" office:value="687" calcext:value-type="float">
            <text:p>687</text:p>
          </table:table-cell>
          <table:table-cell table:formula="of:=[.ZZ1]+1" office:value-type="float" office:value="688" calcext:value-type="float">
            <text:p>688</text:p>
          </table:table-cell>
          <table:table-cell table:formula="of:=[.AAA1]+1" office:value-type="float" office:value="689" calcext:value-type="float">
            <text:p>689</text:p>
          </table:table-cell>
          <table:table-cell table:formula="of:=[.AAB1]+1" office:value-type="float" office:value="690" calcext:value-type="float">
            <text:p>690</text:p>
          </table:table-cell>
          <table:table-cell table:formula="of:=[.AAC1]+1" office:value-type="float" office:value="691" calcext:value-type="float">
            <text:p>691</text:p>
          </table:table-cell>
          <table:table-cell table:formula="of:=[.AAD1]+1" office:value-type="float" office:value="692" calcext:value-type="float">
            <text:p>692</text:p>
          </table:table-cell>
          <table:table-cell table:formula="of:=[.AAE1]+1" office:value-type="float" office:value="693" calcext:value-type="float">
            <text:p>693</text:p>
          </table:table-cell>
          <table:table-cell table:formula="of:=[.AAF1]+1" office:value-type="float" office:value="694" calcext:value-type="float">
            <text:p>694</text:p>
          </table:table-cell>
          <table:table-cell table:formula="of:=[.AAG1]+1" office:value-type="float" office:value="695" calcext:value-type="float">
            <text:p>695</text:p>
          </table:table-cell>
          <table:table-cell table:formula="of:=[.AAH1]+1" office:value-type="float" office:value="696" calcext:value-type="float">
            <text:p>696</text:p>
          </table:table-cell>
          <table:table-cell table:formula="of:=[.AAI1]+1" office:value-type="float" office:value="697" calcext:value-type="float">
            <text:p>697</text:p>
          </table:table-cell>
          <table:table-cell table:formula="of:=[.AAJ1]+1" office:value-type="float" office:value="698" calcext:value-type="float">
            <text:p>698</text:p>
          </table:table-cell>
          <table:table-cell table:formula="of:=[.AAK1]+1" office:value-type="float" office:value="699" calcext:value-type="float">
            <text:p>699</text:p>
          </table:table-cell>
          <table:table-cell table:formula="of:=[.AAL1]+1" office:value-type="float" office:value="700" calcext:value-type="float">
            <text:p>700</text:p>
          </table:table-cell>
          <table:table-cell table:formula="of:=[.AAM1]+1" office:value-type="float" office:value="701" calcext:value-type="float">
            <text:p>701</text:p>
          </table:table-cell>
          <table:table-cell table:formula="of:=[.AAN1]+1" office:value-type="float" office:value="702" calcext:value-type="float">
            <text:p>702</text:p>
          </table:table-cell>
          <table:table-cell table:formula="of:=[.AAO1]+1" office:value-type="float" office:value="703" calcext:value-type="float">
            <text:p>703</text:p>
          </table:table-cell>
          <table:table-cell table:formula="of:=[.AAP1]+1" office:value-type="float" office:value="704" calcext:value-type="float">
            <text:p>704</text:p>
          </table:table-cell>
          <table:table-cell table:formula="of:=[.AAQ1]+1" office:value-type="float" office:value="705" calcext:value-type="float">
            <text:p>705</text:p>
          </table:table-cell>
          <table:table-cell table:formula="of:=[.AAR1]+1" office:value-type="float" office:value="706" calcext:value-type="float">
            <text:p>706</text:p>
          </table:table-cell>
          <table:table-cell table:formula="of:=[.AAS1]+1" office:value-type="float" office:value="707" calcext:value-type="float">
            <text:p>707</text:p>
          </table:table-cell>
          <table:table-cell table:formula="of:=[.AAT1]+1" office:value-type="float" office:value="708" calcext:value-type="float">
            <text:p>708</text:p>
          </table:table-cell>
          <table:table-cell table:formula="of:=[.AAU1]+1" office:value-type="float" office:value="709" calcext:value-type="float">
            <text:p>709</text:p>
          </table:table-cell>
          <table:table-cell table:formula="of:=[.AAV1]+1" office:value-type="float" office:value="710" calcext:value-type="float">
            <text:p>710</text:p>
          </table:table-cell>
          <table:table-cell table:formula="of:=[.AAW1]+1" office:value-type="float" office:value="711" calcext:value-type="float">
            <text:p>711</text:p>
          </table:table-cell>
          <table:table-cell table:formula="of:=[.AAX1]+1" office:value-type="float" office:value="712" calcext:value-type="float">
            <text:p>712</text:p>
          </table:table-cell>
          <table:table-cell table:formula="of:=[.AAY1]+1" office:value-type="float" office:value="713" calcext:value-type="float">
            <text:p>713</text:p>
          </table:table-cell>
          <table:table-cell table:formula="of:=[.AAZ1]+1" office:value-type="float" office:value="714" calcext:value-type="float">
            <text:p>714</text:p>
          </table:table-cell>
          <table:table-cell table:formula="of:=[.ABA1]+1" office:value-type="float" office:value="715" calcext:value-type="float">
            <text:p>715</text:p>
          </table:table-cell>
          <table:table-cell table:formula="of:=[.ABB1]+1" office:value-type="float" office:value="716" calcext:value-type="float">
            <text:p>716</text:p>
          </table:table-cell>
          <table:table-cell table:formula="of:=[.ABC1]+1" office:value-type="float" office:value="717" calcext:value-type="float">
            <text:p>717</text:p>
          </table:table-cell>
          <table:table-cell table:formula="of:=[.ABD1]+1" office:value-type="float" office:value="718" calcext:value-type="float">
            <text:p>718</text:p>
          </table:table-cell>
          <table:table-cell table:formula="of:=[.ABE1]+1" office:value-type="float" office:value="719" calcext:value-type="float">
            <text:p>719</text:p>
          </table:table-cell>
          <table:table-cell table:formula="of:=[.ABF1]+1" office:value-type="float" office:value="720" calcext:value-type="float">
            <text:p>720</text:p>
          </table:table-cell>
          <table:table-cell table:formula="of:=[.ABG1]+1" office:value-type="float" office:value="721" calcext:value-type="float">
            <text:p>721</text:p>
          </table:table-cell>
          <table:table-cell table:formula="of:=[.ABH1]+1" office:value-type="float" office:value="722" calcext:value-type="float">
            <text:p>722</text:p>
          </table:table-cell>
          <table:table-cell table:formula="of:=[.ABI1]+1" office:value-type="float" office:value="723" calcext:value-type="float">
            <text:p>723</text:p>
          </table:table-cell>
          <table:table-cell table:formula="of:=[.ABJ1]+1" office:value-type="float" office:value="724" calcext:value-type="float">
            <text:p>724</text:p>
          </table:table-cell>
          <table:table-cell table:formula="of:=[.ABK1]+1" office:value-type="float" office:value="725" calcext:value-type="float">
            <text:p>725</text:p>
          </table:table-cell>
          <table:table-cell table:formula="of:=[.ABL1]+1" office:value-type="float" office:value="726" calcext:value-type="float">
            <text:p>726</text:p>
          </table:table-cell>
          <table:table-cell table:formula="of:=[.ABM1]+1" office:value-type="float" office:value="727" calcext:value-type="float">
            <text:p>727</text:p>
          </table:table-cell>
          <table:table-cell table:formula="of:=[.ABN1]+1" office:value-type="float" office:value="728" calcext:value-type="float">
            <text:p>728</text:p>
          </table:table-cell>
          <table:table-cell table:formula="of:=[.ABO1]+1" office:value-type="float" office:value="729" calcext:value-type="float">
            <text:p>729</text:p>
          </table:table-cell>
          <table:table-cell table:formula="of:=[.ABP1]+1" office:value-type="float" office:value="730" calcext:value-type="float">
            <text:p>730</text:p>
          </table:table-cell>
          <table:table-cell table:formula="of:=[.ABQ1]+1" office:value-type="float" office:value="731" calcext:value-type="float">
            <text:p>731</text:p>
          </table:table-cell>
          <table:table-cell table:formula="of:=[.ABR1]+1" office:value-type="float" office:value="732" calcext:value-type="float">
            <text:p>732</text:p>
          </table:table-cell>
          <table:table-cell table:formula="of:=[.ABS1]+1" office:value-type="float" office:value="733" calcext:value-type="float">
            <text:p>733</text:p>
          </table:table-cell>
          <table:table-cell table:formula="of:=[.ABT1]+1" office:value-type="float" office:value="734" calcext:value-type="float">
            <text:p>734</text:p>
          </table:table-cell>
          <table:table-cell table:formula="of:=[.ABU1]+1" office:value-type="float" office:value="735" calcext:value-type="float">
            <text:p>735</text:p>
          </table:table-cell>
          <table:table-cell table:formula="of:=[.ABV1]+1" office:value-type="float" office:value="736" calcext:value-type="float">
            <text:p>736</text:p>
          </table:table-cell>
          <table:table-cell table:formula="of:=[.ABW1]+1" office:value-type="float" office:value="737" calcext:value-type="float">
            <text:p>737</text:p>
          </table:table-cell>
          <table:table-cell table:formula="of:=[.ABX1]+1" office:value-type="float" office:value="738" calcext:value-type="float">
            <text:p>738</text:p>
          </table:table-cell>
          <table:table-cell table:formula="of:=[.ABY1]+1" office:value-type="float" office:value="739" calcext:value-type="float">
            <text:p>739</text:p>
          </table:table-cell>
          <table:table-cell table:formula="of:=[.ABZ1]+1" office:value-type="float" office:value="740" calcext:value-type="float">
            <text:p>740</text:p>
          </table:table-cell>
          <table:table-cell table:formula="of:=[.ACA1]+1" office:value-type="float" office:value="741" calcext:value-type="float">
            <text:p>741</text:p>
          </table:table-cell>
          <table:table-cell table:formula="of:=[.ACB1]+1" office:value-type="float" office:value="742" calcext:value-type="float">
            <text:p>742</text:p>
          </table:table-cell>
          <table:table-cell table:formula="of:=[.ACC1]+1" office:value-type="float" office:value="743" calcext:value-type="float">
            <text:p>743</text:p>
          </table:table-cell>
          <table:table-cell table:formula="of:=[.ACD1]+1" office:value-type="float" office:value="744" calcext:value-type="float">
            <text:p>744</text:p>
          </table:table-cell>
          <table:table-cell table:formula="of:=[.ACE1]+1" office:value-type="float" office:value="745" calcext:value-type="float">
            <text:p>745</text:p>
          </table:table-cell>
          <table:table-cell table:formula="of:=[.ACF1]+1" office:value-type="float" office:value="746" calcext:value-type="float">
            <text:p>746</text:p>
          </table:table-cell>
          <table:table-cell table:formula="of:=[.ACG1]+1" office:value-type="float" office:value="747" calcext:value-type="float">
            <text:p>747</text:p>
          </table:table-cell>
          <table:table-cell table:formula="of:=[.ACH1]+1" office:value-type="float" office:value="748" calcext:value-type="float">
            <text:p>748</text:p>
          </table:table-cell>
          <table:table-cell table:formula="of:=[.ACI1]+1" office:value-type="float" office:value="749" calcext:value-type="float">
            <text:p>749</text:p>
          </table:table-cell>
          <table:table-cell table:formula="of:=[.ACJ1]+1" office:value-type="float" office:value="750" calcext:value-type="float">
            <text:p>750</text:p>
          </table:table-cell>
          <table:table-cell table:formula="of:=[.ACK1]+1" office:value-type="float" office:value="751" calcext:value-type="float">
            <text:p>751</text:p>
          </table:table-cell>
          <table:table-cell table:formula="of:=[.ACL1]+1" office:value-type="float" office:value="752" calcext:value-type="float">
            <text:p>752</text:p>
          </table:table-cell>
          <table:table-cell table:formula="of:=[.ACM1]+1" office:value-type="float" office:value="753" calcext:value-type="float">
            <text:p>753</text:p>
          </table:table-cell>
          <table:table-cell table:formula="of:=[.ACN1]+1" office:value-type="float" office:value="754" calcext:value-type="float">
            <text:p>754</text:p>
          </table:table-cell>
          <table:table-cell table:formula="of:=[.ACO1]+1" office:value-type="float" office:value="755" calcext:value-type="float">
            <text:p>755</text:p>
          </table:table-cell>
          <table:table-cell table:formula="of:=[.ACP1]+1" office:value-type="float" office:value="756" calcext:value-type="float">
            <text:p>756</text:p>
          </table:table-cell>
          <table:table-cell table:formula="of:=[.ACQ1]+1" office:value-type="float" office:value="757" calcext:value-type="float">
            <text:p>757</text:p>
          </table:table-cell>
          <table:table-cell table:formula="of:=[.ACR1]+1" office:value-type="float" office:value="758" calcext:value-type="float">
            <text:p>758</text:p>
          </table:table-cell>
          <table:table-cell table:formula="of:=[.ACS1]+1" office:value-type="float" office:value="759" calcext:value-type="float">
            <text:p>759</text:p>
          </table:table-cell>
          <table:table-cell table:formula="of:=[.ACT1]+1" office:value-type="float" office:value="760" calcext:value-type="float">
            <text:p>760</text:p>
          </table:table-cell>
          <table:table-cell table:formula="of:=[.ACU1]+1" office:value-type="float" office:value="761" calcext:value-type="float">
            <text:p>761</text:p>
          </table:table-cell>
          <table:table-cell table:formula="of:=[.ACV1]+1" office:value-type="float" office:value="762" calcext:value-type="float">
            <text:p>762</text:p>
          </table:table-cell>
          <table:table-cell table:formula="of:=[.ACW1]+1" office:value-type="float" office:value="763" calcext:value-type="float">
            <text:p>763</text:p>
          </table:table-cell>
          <table:table-cell table:formula="of:=[.ACX1]+1" office:value-type="float" office:value="764" calcext:value-type="float">
            <text:p>764</text:p>
          </table:table-cell>
          <table:table-cell table:formula="of:=[.ACY1]+1" office:value-type="float" office:value="765" calcext:value-type="float">
            <text:p>765</text:p>
          </table:table-cell>
          <table:table-cell table:formula="of:=[.ACZ1]+1" office:value-type="float" office:value="766" calcext:value-type="float">
            <text:p>766</text:p>
          </table:table-cell>
          <table:table-cell table:formula="of:=[.ADA1]+1" office:value-type="float" office:value="767" calcext:value-type="float">
            <text:p>767</text:p>
          </table:table-cell>
          <table:table-cell table:formula="of:=[.ADB1]+1" office:value-type="float" office:value="768" calcext:value-type="float">
            <text:p>768</text:p>
          </table:table-cell>
          <table:table-cell table:formula="of:=[.ADC1]+1" office:value-type="float" office:value="769" calcext:value-type="float">
            <text:p>769</text:p>
          </table:table-cell>
          <table:table-cell table:formula="of:=[.ADD1]+1" office:value-type="float" office:value="770" calcext:value-type="float">
            <text:p>770</text:p>
          </table:table-cell>
          <table:table-cell table:formula="of:=[.ADE1]+1" office:value-type="float" office:value="771" calcext:value-type="float">
            <text:p>771</text:p>
          </table:table-cell>
          <table:table-cell table:formula="of:=[.ADF1]+1" office:value-type="float" office:value="772" calcext:value-type="float">
            <text:p>772</text:p>
          </table:table-cell>
          <table:table-cell table:formula="of:=[.ADG1]+1" office:value-type="float" office:value="773" calcext:value-type="float">
            <text:p>773</text:p>
          </table:table-cell>
          <table:table-cell table:formula="of:=[.ADH1]+1" office:value-type="float" office:value="774" calcext:value-type="float">
            <text:p>774</text:p>
          </table:table-cell>
          <table:table-cell table:formula="of:=[.ADI1]+1" office:value-type="float" office:value="775" calcext:value-type="float">
            <text:p>775</text:p>
          </table:table-cell>
          <table:table-cell table:formula="of:=[.ADJ1]+1" office:value-type="float" office:value="776" calcext:value-type="float">
            <text:p>776</text:p>
          </table:table-cell>
          <table:table-cell table:formula="of:=[.ADK1]+1" office:value-type="float" office:value="777" calcext:value-type="float">
            <text:p>777</text:p>
          </table:table-cell>
          <table:table-cell table:formula="of:=[.ADL1]+1" office:value-type="float" office:value="778" calcext:value-type="float">
            <text:p>778</text:p>
          </table:table-cell>
          <table:table-cell table:formula="of:=[.ADM1]+1" office:value-type="float" office:value="779" calcext:value-type="float">
            <text:p>779</text:p>
          </table:table-cell>
          <table:table-cell table:formula="of:=[.ADN1]+1" office:value-type="float" office:value="780" calcext:value-type="float">
            <text:p>780</text:p>
          </table:table-cell>
          <table:table-cell table:formula="of:=[.ADO1]+1" office:value-type="float" office:value="781" calcext:value-type="float">
            <text:p>781</text:p>
          </table:table-cell>
          <table:table-cell table:formula="of:=[.ADP1]+1" office:value-type="float" office:value="782" calcext:value-type="float">
            <text:p>782</text:p>
          </table:table-cell>
          <table:table-cell table:formula="of:=[.ADQ1]+1" office:value-type="float" office:value="783" calcext:value-type="float">
            <text:p>783</text:p>
          </table:table-cell>
          <table:table-cell table:formula="of:=[.ADR1]+1" office:value-type="float" office:value="784" calcext:value-type="float">
            <text:p>784</text:p>
          </table:table-cell>
          <table:table-cell table:formula="of:=[.ADS1]+1" office:value-type="float" office:value="785" calcext:value-type="float">
            <text:p>785</text:p>
          </table:table-cell>
          <table:table-cell table:formula="of:=[.ADT1]+1" office:value-type="float" office:value="786" calcext:value-type="float">
            <text:p>786</text:p>
          </table:table-cell>
          <table:table-cell table:formula="of:=[.ADU1]+1" office:value-type="float" office:value="787" calcext:value-type="float">
            <text:p>787</text:p>
          </table:table-cell>
          <table:table-cell table:formula="of:=[.ADV1]+1" office:value-type="float" office:value="788" calcext:value-type="float">
            <text:p>788</text:p>
          </table:table-cell>
          <table:table-cell table:formula="of:=[.ADW1]+1" office:value-type="float" office:value="789" calcext:value-type="float">
            <text:p>789</text:p>
          </table:table-cell>
          <table:table-cell table:formula="of:=[.ADX1]+1" office:value-type="float" office:value="790" calcext:value-type="float">
            <text:p>790</text:p>
          </table:table-cell>
          <table:table-cell table:formula="of:=[.ADY1]+1" office:value-type="float" office:value="791" calcext:value-type="float">
            <text:p>791</text:p>
          </table:table-cell>
          <table:table-cell table:formula="of:=[.ADZ1]+1" office:value-type="float" office:value="792" calcext:value-type="float">
            <text:p>792</text:p>
          </table:table-cell>
          <table:table-cell table:formula="of:=[.AEA1]+1" office:value-type="float" office:value="793" calcext:value-type="float">
            <text:p>793</text:p>
          </table:table-cell>
          <table:table-cell table:formula="of:=[.AEB1]+1" office:value-type="float" office:value="794" calcext:value-type="float">
            <text:p>794</text:p>
          </table:table-cell>
          <table:table-cell table:formula="of:=[.AEC1]+1" office:value-type="float" office:value="795" calcext:value-type="float">
            <text:p>795</text:p>
          </table:table-cell>
          <table:table-cell table:formula="of:=[.AED1]+1" office:value-type="float" office:value="796" calcext:value-type="float">
            <text:p>796</text:p>
          </table:table-cell>
          <table:table-cell table:formula="of:=[.AEE1]+1" office:value-type="float" office:value="797" calcext:value-type="float">
            <text:p>797</text:p>
          </table:table-cell>
          <table:table-cell table:formula="of:=[.AEF1]+1" office:value-type="float" office:value="798" calcext:value-type="float">
            <text:p>798</text:p>
          </table:table-cell>
          <table:table-cell table:formula="of:=[.AEG1]+1" office:value-type="float" office:value="799" calcext:value-type="float">
            <text:p>799</text:p>
          </table:table-cell>
          <table:table-cell table:formula="of:=[.AEH1]+1" office:value-type="float" office:value="800" calcext:value-type="float">
            <text:p>800</text:p>
          </table:table-cell>
          <table:table-cell table:formula="of:=[.AEI1]+1" office:value-type="float" office:value="801" calcext:value-type="float">
            <text:p>801</text:p>
          </table:table-cell>
          <table:table-cell table:formula="of:=[.AEJ1]+1" office:value-type="float" office:value="802" calcext:value-type="float">
            <text:p>802</text:p>
          </table:table-cell>
          <table:table-cell table:formula="of:=[.AEK1]+1" office:value-type="float" office:value="803" calcext:value-type="float">
            <text:p>803</text:p>
          </table:table-cell>
          <table:table-cell table:formula="of:=[.AEL1]+1" office:value-type="float" office:value="804" calcext:value-type="float">
            <text:p>804</text:p>
          </table:table-cell>
          <table:table-cell table:formula="of:=[.AEM1]+1" office:value-type="float" office:value="805" calcext:value-type="float">
            <text:p>805</text:p>
          </table:table-cell>
          <table:table-cell table:formula="of:=[.AEN1]+1" office:value-type="float" office:value="806" calcext:value-type="float">
            <text:p>806</text:p>
          </table:table-cell>
          <table:table-cell table:formula="of:=[.AEO1]+1" office:value-type="float" office:value="807" calcext:value-type="float">
            <text:p>807</text:p>
          </table:table-cell>
          <table:table-cell table:formula="of:=[.AEP1]+1" office:value-type="float" office:value="808" calcext:value-type="float">
            <text:p>808</text:p>
          </table:table-cell>
          <table:table-cell table:formula="of:=[.AEQ1]+1" office:value-type="float" office:value="809" calcext:value-type="float">
            <text:p>809</text:p>
          </table:table-cell>
          <table:table-cell table:formula="of:=[.AER1]+1" office:value-type="float" office:value="810" calcext:value-type="float">
            <text:p>810</text:p>
          </table:table-cell>
          <table:table-cell table:formula="of:=[.AES1]+1" office:value-type="float" office:value="811" calcext:value-type="float">
            <text:p>811</text:p>
          </table:table-cell>
          <table:table-cell table:formula="of:=[.AET1]+1" office:value-type="float" office:value="812" calcext:value-type="float">
            <text:p>812</text:p>
          </table:table-cell>
          <table:table-cell table:formula="of:=[.AEU1]+1" office:value-type="float" office:value="813" calcext:value-type="float">
            <text:p>813</text:p>
          </table:table-cell>
          <table:table-cell table:formula="of:=[.AEV1]+1" office:value-type="float" office:value="814" calcext:value-type="float">
            <text:p>814</text:p>
          </table:table-cell>
          <table:table-cell table:formula="of:=[.AEW1]+1" office:value-type="float" office:value="815" calcext:value-type="float">
            <text:p>815</text:p>
          </table:table-cell>
          <table:table-cell table:formula="of:=[.AEX1]+1" office:value-type="float" office:value="816" calcext:value-type="float">
            <text:p>816</text:p>
          </table:table-cell>
          <table:table-cell table:formula="of:=[.AEY1]+1" office:value-type="float" office:value="817" calcext:value-type="float">
            <text:p>817</text:p>
          </table:table-cell>
          <table:table-cell table:formula="of:=[.AEZ1]+1" office:value-type="float" office:value="818" calcext:value-type="float">
            <text:p>818</text:p>
          </table:table-cell>
          <table:table-cell table:formula="of:=[.AFA1]+1" office:value-type="float" office:value="819" calcext:value-type="float">
            <text:p>819</text:p>
          </table:table-cell>
          <table:table-cell table:formula="of:=[.AFB1]+1" office:value-type="float" office:value="820" calcext:value-type="float">
            <text:p>820</text:p>
          </table:table-cell>
          <table:table-cell table:formula="of:=[.AFC1]+1" office:value-type="float" office:value="821" calcext:value-type="float">
            <text:p>821</text:p>
          </table:table-cell>
          <table:table-cell table:formula="of:=[.AFD1]+1" office:value-type="float" office:value="822" calcext:value-type="float">
            <text:p>822</text:p>
          </table:table-cell>
          <table:table-cell table:formula="of:=[.AFE1]+1" office:value-type="float" office:value="823" calcext:value-type="float">
            <text:p>823</text:p>
          </table:table-cell>
          <table:table-cell table:formula="of:=[.AFF1]+1" office:value-type="float" office:value="824" calcext:value-type="float">
            <text:p>824</text:p>
          </table:table-cell>
          <table:table-cell table:formula="of:=[.AFG1]+1" office:value-type="float" office:value="825" calcext:value-type="float">
            <text:p>825</text:p>
          </table:table-cell>
          <table:table-cell table:formula="of:=[.AFH1]+1" office:value-type="float" office:value="826" calcext:value-type="float">
            <text:p>826</text:p>
          </table:table-cell>
          <table:table-cell table:formula="of:=[.AFI1]+1" office:value-type="float" office:value="827" calcext:value-type="float">
            <text:p>827</text:p>
          </table:table-cell>
          <table:table-cell table:formula="of:=[.AFJ1]+1" office:value-type="float" office:value="828" calcext:value-type="float">
            <text:p>828</text:p>
          </table:table-cell>
          <table:table-cell table:formula="of:=[.AFK1]+1" office:value-type="float" office:value="829" calcext:value-type="float">
            <text:p>829</text:p>
          </table:table-cell>
          <table:table-cell table:formula="of:=[.AFL1]+1" office:value-type="float" office:value="830" calcext:value-type="float">
            <text:p>830</text:p>
          </table:table-cell>
          <table:table-cell table:formula="of:=[.AFM1]+1" office:value-type="float" office:value="831" calcext:value-type="float">
            <text:p>831</text:p>
          </table:table-cell>
          <table:table-cell table:formula="of:=[.AFN1]+1" office:value-type="float" office:value="832" calcext:value-type="float">
            <text:p>832</text:p>
          </table:table-cell>
          <table:table-cell table:formula="of:=[.AFO1]+1" office:value-type="float" office:value="833" calcext:value-type="float">
            <text:p>833</text:p>
          </table:table-cell>
          <table:table-cell table:formula="of:=[.AFP1]+1" office:value-type="float" office:value="834" calcext:value-type="float">
            <text:p>834</text:p>
          </table:table-cell>
          <table:table-cell table:formula="of:=[.AFQ1]+1" office:value-type="float" office:value="835" calcext:value-type="float">
            <text:p>835</text:p>
          </table:table-cell>
          <table:table-cell table:formula="of:=[.AFR1]+1" office:value-type="float" office:value="836" calcext:value-type="float">
            <text:p>836</text:p>
          </table:table-cell>
          <table:table-cell table:formula="of:=[.AFS1]+1" office:value-type="float" office:value="837" calcext:value-type="float">
            <text:p>837</text:p>
          </table:table-cell>
          <table:table-cell table:formula="of:=[.AFT1]+1" office:value-type="float" office:value="838" calcext:value-type="float">
            <text:p>838</text:p>
          </table:table-cell>
          <table:table-cell table:formula="of:=[.AFU1]+1" office:value-type="float" office:value="839" calcext:value-type="float">
            <text:p>839</text:p>
          </table:table-cell>
          <table:table-cell table:formula="of:=[.AFV1]+1" office:value-type="float" office:value="840" calcext:value-type="float">
            <text:p>840</text:p>
          </table:table-cell>
          <table:table-cell table:formula="of:=[.AFW1]+1" office:value-type="float" office:value="841" calcext:value-type="float">
            <text:p>841</text:p>
          </table:table-cell>
          <table:table-cell table:formula="of:=[.AFX1]+1" office:value-type="float" office:value="842" calcext:value-type="float">
            <text:p>842</text:p>
          </table:table-cell>
          <table:table-cell table:formula="of:=[.AFY1]+1" office:value-type="float" office:value="843" calcext:value-type="float">
            <text:p>843</text:p>
          </table:table-cell>
          <table:table-cell table:formula="of:=[.AFZ1]+1" office:value-type="float" office:value="844" calcext:value-type="float">
            <text:p>844</text:p>
          </table:table-cell>
          <table:table-cell table:formula="of:=[.AGA1]+1" office:value-type="float" office:value="845" calcext:value-type="float">
            <text:p>845</text:p>
          </table:table-cell>
          <table:table-cell table:formula="of:=[.AGB1]+1" office:value-type="float" office:value="846" calcext:value-type="float">
            <text:p>846</text:p>
          </table:table-cell>
          <table:table-cell table:formula="of:=[.AGC1]+1" office:value-type="float" office:value="847" calcext:value-type="float">
            <text:p>847</text:p>
          </table:table-cell>
          <table:table-cell table:formula="of:=[.AGD1]+1" office:value-type="float" office:value="848" calcext:value-type="float">
            <text:p>848</text:p>
          </table:table-cell>
          <table:table-cell table:formula="of:=[.AGE1]+1" office:value-type="float" office:value="849" calcext:value-type="float">
            <text:p>849</text:p>
          </table:table-cell>
          <table:table-cell table:formula="of:=[.AGF1]+1" office:value-type="float" office:value="850" calcext:value-type="float">
            <text:p>850</text:p>
          </table:table-cell>
          <table:table-cell table:formula="of:=[.AGG1]+1" office:value-type="float" office:value="851" calcext:value-type="float">
            <text:p>851</text:p>
          </table:table-cell>
          <table:table-cell table:formula="of:=[.AGH1]+1" office:value-type="float" office:value="852" calcext:value-type="float">
            <text:p>852</text:p>
          </table:table-cell>
          <table:table-cell table:formula="of:=[.AGI1]+1" office:value-type="float" office:value="853" calcext:value-type="float">
            <text:p>853</text:p>
          </table:table-cell>
          <table:table-cell table:formula="of:=[.AGJ1]+1" office:value-type="float" office:value="854" calcext:value-type="float">
            <text:p>854</text:p>
          </table:table-cell>
          <table:table-cell table:formula="of:=[.AGK1]+1" office:value-type="float" office:value="855" calcext:value-type="float">
            <text:p>855</text:p>
          </table:table-cell>
          <table:table-cell table:formula="of:=[.AGL1]+1" office:value-type="float" office:value="856" calcext:value-type="float">
            <text:p>856</text:p>
          </table:table-cell>
          <table:table-cell table:formula="of:=[.AGM1]+1" office:value-type="float" office:value="857" calcext:value-type="float">
            <text:p>857</text:p>
          </table:table-cell>
          <table:table-cell table:formula="of:=[.AGN1]+1" office:value-type="float" office:value="858" calcext:value-type="float">
            <text:p>858</text:p>
          </table:table-cell>
          <table:table-cell table:formula="of:=[.AGO1]+1" office:value-type="float" office:value="859" calcext:value-type="float">
            <text:p>859</text:p>
          </table:table-cell>
          <table:table-cell table:formula="of:=[.AGP1]+1" office:value-type="float" office:value="860" calcext:value-type="float">
            <text:p>860</text:p>
          </table:table-cell>
          <table:table-cell table:formula="of:=[.AGQ1]+1" office:value-type="float" office:value="861" calcext:value-type="float">
            <text:p>861</text:p>
          </table:table-cell>
          <table:table-cell table:formula="of:=[.AGR1]+1" office:value-type="float" office:value="862" calcext:value-type="float">
            <text:p>862</text:p>
          </table:table-cell>
          <table:table-cell table:formula="of:=[.AGS1]+1" office:value-type="float" office:value="863" calcext:value-type="float">
            <text:p>863</text:p>
          </table:table-cell>
          <table:table-cell table:formula="of:=[.AGT1]+1" office:value-type="float" office:value="864" calcext:value-type="float">
            <text:p>864</text:p>
          </table:table-cell>
          <table:table-cell table:formula="of:=[.AGU1]+1" office:value-type="float" office:value="865" calcext:value-type="float">
            <text:p>865</text:p>
          </table:table-cell>
          <table:table-cell table:formula="of:=[.AGV1]+1" office:value-type="float" office:value="866" calcext:value-type="float">
            <text:p>866</text:p>
          </table:table-cell>
          <table:table-cell table:formula="of:=[.AGW1]+1" office:value-type="float" office:value="867" calcext:value-type="float">
            <text:p>867</text:p>
          </table:table-cell>
          <table:table-cell table:formula="of:=[.AGX1]+1" office:value-type="float" office:value="868" calcext:value-type="float">
            <text:p>868</text:p>
          </table:table-cell>
          <table:table-cell table:formula="of:=[.AGY1]+1" office:value-type="float" office:value="869" calcext:value-type="float">
            <text:p>869</text:p>
          </table:table-cell>
          <table:table-cell table:formula="of:=[.AGZ1]+1" office:value-type="float" office:value="870" calcext:value-type="float">
            <text:p>870</text:p>
          </table:table-cell>
          <table:table-cell table:formula="of:=[.AHA1]+1" office:value-type="float" office:value="871" calcext:value-type="float">
            <text:p>871</text:p>
          </table:table-cell>
          <table:table-cell table:formula="of:=[.AHB1]+1" office:value-type="float" office:value="872" calcext:value-type="float">
            <text:p>872</text:p>
          </table:table-cell>
          <table:table-cell table:formula="of:=[.AHC1]+1" office:value-type="float" office:value="873" calcext:value-type="float">
            <text:p>873</text:p>
          </table:table-cell>
          <table:table-cell table:formula="of:=[.AHD1]+1" office:value-type="float" office:value="874" calcext:value-type="float">
            <text:p>874</text:p>
          </table:table-cell>
          <table:table-cell table:formula="of:=[.AHE1]+1" office:value-type="float" office:value="875" calcext:value-type="float">
            <text:p>875</text:p>
          </table:table-cell>
          <table:table-cell table:formula="of:=[.AHF1]+1" office:value-type="float" office:value="876" calcext:value-type="float">
            <text:p>876</text:p>
          </table:table-cell>
          <table:table-cell table:formula="of:=[.AHG1]+1" office:value-type="float" office:value="877" calcext:value-type="float">
            <text:p>877</text:p>
          </table:table-cell>
          <table:table-cell table:formula="of:=[.AHH1]+1" office:value-type="float" office:value="878" calcext:value-type="float">
            <text:p>878</text:p>
          </table:table-cell>
          <table:table-cell table:formula="of:=[.AHI1]+1" office:value-type="float" office:value="879" calcext:value-type="float">
            <text:p>879</text:p>
          </table:table-cell>
          <table:table-cell table:formula="of:=[.AHJ1]+1" office:value-type="float" office:value="880" calcext:value-type="float">
            <text:p>880</text:p>
          </table:table-cell>
          <table:table-cell table:formula="of:=[.AHK1]+1" office:value-type="float" office:value="881" calcext:value-type="float">
            <text:p>881</text:p>
          </table:table-cell>
          <table:table-cell table:formula="of:=[.AHL1]+1" office:value-type="float" office:value="882" calcext:value-type="float">
            <text:p>882</text:p>
          </table:table-cell>
          <table:table-cell table:formula="of:=[.AHM1]+1" office:value-type="float" office:value="883" calcext:value-type="float">
            <text:p>883</text:p>
          </table:table-cell>
          <table:table-cell table:formula="of:=[.AHN1]+1" office:value-type="float" office:value="884" calcext:value-type="float">
            <text:p>884</text:p>
          </table:table-cell>
          <table:table-cell table:formula="of:=[.AHO1]+1" office:value-type="float" office:value="885" calcext:value-type="float">
            <text:p>885</text:p>
          </table:table-cell>
          <table:table-cell table:formula="of:=[.AHP1]+1" office:value-type="float" office:value="886" calcext:value-type="float">
            <text:p>886</text:p>
          </table:table-cell>
          <table:table-cell table:formula="of:=[.AHQ1]+1" office:value-type="float" office:value="887" calcext:value-type="float">
            <text:p>887</text:p>
          </table:table-cell>
          <table:table-cell table:formula="of:=[.AHR1]+1" office:value-type="float" office:value="888" calcext:value-type="float">
            <text:p>888</text:p>
          </table:table-cell>
          <table:table-cell table:formula="of:=[.AHS1]+1" office:value-type="float" office:value="889" calcext:value-type="float">
            <text:p>889</text:p>
          </table:table-cell>
          <table:table-cell table:formula="of:=[.AHT1]+1" office:value-type="float" office:value="890" calcext:value-type="float">
            <text:p>890</text:p>
          </table:table-cell>
          <table:table-cell table:formula="of:=[.AHU1]+1" office:value-type="float" office:value="891" calcext:value-type="float">
            <text:p>891</text:p>
          </table:table-cell>
          <table:table-cell table:formula="of:=[.AHV1]+1" office:value-type="float" office:value="892" calcext:value-type="float">
            <text:p>892</text:p>
          </table:table-cell>
          <table:table-cell table:formula="of:=[.AHW1]+1" office:value-type="float" office:value="893" calcext:value-type="float">
            <text:p>893</text:p>
          </table:table-cell>
          <table:table-cell table:formula="of:=[.AHX1]+1" office:value-type="float" office:value="894" calcext:value-type="float">
            <text:p>894</text:p>
          </table:table-cell>
          <table:table-cell table:formula="of:=[.AHY1]+1" office:value-type="float" office:value="895" calcext:value-type="float">
            <text:p>895</text:p>
          </table:table-cell>
          <table:table-cell table:formula="of:=[.AHZ1]+1" office:value-type="float" office:value="896" calcext:value-type="float">
            <text:p>896</text:p>
          </table:table-cell>
          <table:table-cell table:formula="of:=[.AIA1]+1" office:value-type="float" office:value="897" calcext:value-type="float">
            <text:p>897</text:p>
          </table:table-cell>
          <table:table-cell table:formula="of:=[.AIB1]+1" office:value-type="float" office:value="898" calcext:value-type="float">
            <text:p>898</text:p>
          </table:table-cell>
          <table:table-cell table:formula="of:=[.AIC1]+1" office:value-type="float" office:value="899" calcext:value-type="float">
            <text:p>899</text:p>
          </table:table-cell>
          <table:table-cell table:formula="of:=[.AID1]+1" office:value-type="float" office:value="900" calcext:value-type="float">
            <text:p>900</text:p>
          </table:table-cell>
          <table:table-cell table:formula="of:=[.AIE1]+1" office:value-type="float" office:value="901" calcext:value-type="float">
            <text:p>901</text:p>
          </table:table-cell>
          <table:table-cell table:formula="of:=[.AIF1]+1" office:value-type="float" office:value="902" calcext:value-type="float">
            <text:p>902</text:p>
          </table:table-cell>
          <table:table-cell table:formula="of:=[.AIG1]+1" office:value-type="float" office:value="903" calcext:value-type="float">
            <text:p>903</text:p>
          </table:table-cell>
          <table:table-cell table:formula="of:=[.AIH1]+1" office:value-type="float" office:value="904" calcext:value-type="float">
            <text:p>904</text:p>
          </table:table-cell>
          <table:table-cell table:formula="of:=[.AII1]+1" office:value-type="float" office:value="905" calcext:value-type="float">
            <text:p>905</text:p>
          </table:table-cell>
          <table:table-cell table:formula="of:=[.AIJ1]+1" office:value-type="float" office:value="906" calcext:value-type="float">
            <text:p>906</text:p>
          </table:table-cell>
          <table:table-cell table:formula="of:=[.AIK1]+1" office:value-type="float" office:value="907" calcext:value-type="float">
            <text:p>907</text:p>
          </table:table-cell>
          <table:table-cell table:formula="of:=[.AIL1]+1" office:value-type="float" office:value="908" calcext:value-type="float">
            <text:p>908</text:p>
          </table:table-cell>
          <table:table-cell table:formula="of:=[.AIM1]+1" office:value-type="float" office:value="909" calcext:value-type="float">
            <text:p>909</text:p>
          </table:table-cell>
          <table:table-cell table:formula="of:=[.AIN1]+1" office:value-type="float" office:value="910" calcext:value-type="float">
            <text:p>910</text:p>
          </table:table-cell>
          <table:table-cell table:formula="of:=[.AIO1]+1" office:value-type="float" office:value="911" calcext:value-type="float">
            <text:p>911</text:p>
          </table:table-cell>
          <table:table-cell table:formula="of:=[.AIP1]+1" office:value-type="float" office:value="912" calcext:value-type="float">
            <text:p>912</text:p>
          </table:table-cell>
          <table:table-cell table:formula="of:=[.AIQ1]+1" office:value-type="float" office:value="913" calcext:value-type="float">
            <text:p>913</text:p>
          </table:table-cell>
          <table:table-cell table:formula="of:=[.AIR1]+1" office:value-type="float" office:value="914" calcext:value-type="float">
            <text:p>914</text:p>
          </table:table-cell>
          <table:table-cell table:formula="of:=[.AIS1]+1" office:value-type="float" office:value="915" calcext:value-type="float">
            <text:p>915</text:p>
          </table:table-cell>
          <table:table-cell table:formula="of:=[.AIT1]+1" office:value-type="float" office:value="916" calcext:value-type="float">
            <text:p>916</text:p>
          </table:table-cell>
          <table:table-cell table:formula="of:=[.AIU1]+1" office:value-type="float" office:value="917" calcext:value-type="float">
            <text:p>917</text:p>
          </table:table-cell>
          <table:table-cell table:formula="of:=[.AIV1]+1" office:value-type="float" office:value="918" calcext:value-type="float">
            <text:p>918</text:p>
          </table:table-cell>
          <table:table-cell table:formula="of:=[.AIW1]+1" office:value-type="float" office:value="919" calcext:value-type="float">
            <text:p>919</text:p>
          </table:table-cell>
          <table:table-cell table:formula="of:=[.AIX1]+1" office:value-type="float" office:value="920" calcext:value-type="float">
            <text:p>920</text:p>
          </table:table-cell>
          <table:table-cell table:formula="of:=[.AIY1]+1" office:value-type="float" office:value="921" calcext:value-type="float">
            <text:p>921</text:p>
          </table:table-cell>
          <table:table-cell table:formula="of:=[.AIZ1]+1" office:value-type="float" office:value="922" calcext:value-type="float">
            <text:p>922</text:p>
          </table:table-cell>
          <table:table-cell table:formula="of:=[.AJA1]+1" office:value-type="float" office:value="923" calcext:value-type="float">
            <text:p>923</text:p>
          </table:table-cell>
          <table:table-cell table:formula="of:=[.AJB1]+1" office:value-type="float" office:value="924" calcext:value-type="float">
            <text:p>924</text:p>
          </table:table-cell>
          <table:table-cell table:formula="of:=[.AJC1]+1" office:value-type="float" office:value="925" calcext:value-type="float">
            <text:p>925</text:p>
          </table:table-cell>
          <table:table-cell table:formula="of:=[.AJD1]+1" office:value-type="float" office:value="926" calcext:value-type="float">
            <text:p>926</text:p>
          </table:table-cell>
          <table:table-cell table:formula="of:=[.AJE1]+1" office:value-type="float" office:value="927" calcext:value-type="float">
            <text:p>927</text:p>
          </table:table-cell>
          <table:table-cell table:formula="of:=[.AJF1]+1" office:value-type="float" office:value="928" calcext:value-type="float">
            <text:p>928</text:p>
          </table:table-cell>
          <table:table-cell table:formula="of:=[.AJG1]+1" office:value-type="float" office:value="929" calcext:value-type="float">
            <text:p>929</text:p>
          </table:table-cell>
          <table:table-cell table:formula="of:=[.AJH1]+1" office:value-type="float" office:value="930" calcext:value-type="float">
            <text:p>930</text:p>
          </table:table-cell>
          <table:table-cell table:formula="of:=[.AJI1]+1" office:value-type="float" office:value="931" calcext:value-type="float">
            <text:p>931</text:p>
          </table:table-cell>
          <table:table-cell table:formula="of:=[.AJJ1]+1" office:value-type="float" office:value="932" calcext:value-type="float">
            <text:p>932</text:p>
          </table:table-cell>
          <table:table-cell table:formula="of:=[.AJK1]+1" office:value-type="float" office:value="933" calcext:value-type="float">
            <text:p>933</text:p>
          </table:table-cell>
          <table:table-cell table:formula="of:=[.AJL1]+1" office:value-type="float" office:value="934" calcext:value-type="float">
            <text:p>934</text:p>
          </table:table-cell>
          <table:table-cell table:formula="of:=[.AJM1]+1" office:value-type="float" office:value="935" calcext:value-type="float">
            <text:p>935</text:p>
          </table:table-cell>
          <table:table-cell table:formula="of:=[.AJN1]+1" office:value-type="float" office:value="936" calcext:value-type="float">
            <text:p>936</text:p>
          </table:table-cell>
          <table:table-cell table:formula="of:=[.AJO1]+1" office:value-type="float" office:value="937" calcext:value-type="float">
            <text:p>937</text:p>
          </table:table-cell>
          <table:table-cell table:formula="of:=[.AJP1]+1" office:value-type="float" office:value="938" calcext:value-type="float">
            <text:p>938</text:p>
          </table:table-cell>
          <table:table-cell table:formula="of:=[.AJQ1]+1" office:value-type="float" office:value="939" calcext:value-type="float">
            <text:p>939</text:p>
          </table:table-cell>
          <table:table-cell table:formula="of:=[.AJR1]+1" office:value-type="float" office:value="940" calcext:value-type="float">
            <text:p>940</text:p>
          </table:table-cell>
          <table:table-cell table:formula="of:=[.AJS1]+1" office:value-type="float" office:value="941" calcext:value-type="float">
            <text:p>941</text:p>
          </table:table-cell>
          <table:table-cell table:formula="of:=[.AJT1]+1" office:value-type="float" office:value="942" calcext:value-type="float">
            <text:p>942</text:p>
          </table:table-cell>
          <table:table-cell table:formula="of:=[.AJU1]+1" office:value-type="float" office:value="943" calcext:value-type="float">
            <text:p>943</text:p>
          </table:table-cell>
          <table:table-cell table:formula="of:=[.AJV1]+1" office:value-type="float" office:value="944" calcext:value-type="float">
            <text:p>944</text:p>
          </table:table-cell>
          <table:table-cell table:formula="of:=[.AJW1]+1" office:value-type="float" office:value="945" calcext:value-type="float">
            <text:p>945</text:p>
          </table:table-cell>
          <table:table-cell table:formula="of:=[.AJX1]+1" office:value-type="float" office:value="946" calcext:value-type="float">
            <text:p>946</text:p>
          </table:table-cell>
          <table:table-cell table:formula="of:=[.AJY1]+1" office:value-type="float" office:value="947" calcext:value-type="float">
            <text:p>947</text:p>
          </table:table-cell>
          <table:table-cell table:formula="of:=[.AJZ1]+1" office:value-type="float" office:value="948" calcext:value-type="float">
            <text:p>948</text:p>
          </table:table-cell>
          <table:table-cell table:formula="of:=[.AKA1]+1" office:value-type="float" office:value="949" calcext:value-type="float">
            <text:p>949</text:p>
          </table:table-cell>
          <table:table-cell table:formula="of:=[.AKB1]+1" office:value-type="float" office:value="950" calcext:value-type="float">
            <text:p>950</text:p>
          </table:table-cell>
          <table:table-cell table:formula="of:=[.AKC1]+1" office:value-type="float" office:value="951" calcext:value-type="float">
            <text:p>951</text:p>
          </table:table-cell>
          <table:table-cell table:formula="of:=[.AKD1]+1" office:value-type="float" office:value="952" calcext:value-type="float">
            <text:p>952</text:p>
          </table:table-cell>
          <table:table-cell table:formula="of:=[.AKE1]+1" office:value-type="float" office:value="953" calcext:value-type="float">
            <text:p>953</text:p>
          </table:table-cell>
          <table:table-cell table:formula="of:=[.AKF1]+1" office:value-type="float" office:value="954" calcext:value-type="float">
            <text:p>954</text:p>
          </table:table-cell>
          <table:table-cell table:formula="of:=[.AKG1]+1" office:value-type="float" office:value="955" calcext:value-type="float">
            <text:p>955</text:p>
          </table:table-cell>
          <table:table-cell table:formula="of:=[.AKH1]+1" office:value-type="float" office:value="956" calcext:value-type="float">
            <text:p>956</text:p>
          </table:table-cell>
          <table:table-cell table:formula="of:=[.AKI1]+1" office:value-type="float" office:value="957" calcext:value-type="float">
            <text:p>957</text:p>
          </table:table-cell>
          <table:table-cell table:formula="of:=[.AKJ1]+1" office:value-type="float" office:value="958" calcext:value-type="float">
            <text:p>958</text:p>
          </table:table-cell>
          <table:table-cell table:formula="of:=[.AKK1]+1" office:value-type="float" office:value="959" calcext:value-type="float">
            <text:p>959</text:p>
          </table:table-cell>
          <table:table-cell table:formula="of:=[.AKL1]+1" office:value-type="float" office:value="960" calcext:value-type="float">
            <text:p>960</text:p>
          </table:table-cell>
          <table:table-cell table:formula="of:=[.AKM1]+1" office:value-type="float" office:value="961" calcext:value-type="float">
            <text:p>961</text:p>
          </table:table-cell>
          <table:table-cell table:formula="of:=[.AKN1]+1" office:value-type="float" office:value="962" calcext:value-type="float">
            <text:p>962</text:p>
          </table:table-cell>
          <table:table-cell table:formula="of:=[.AKO1]+1" office:value-type="float" office:value="963" calcext:value-type="float">
            <text:p>963</text:p>
          </table:table-cell>
          <table:table-cell table:formula="of:=[.AKP1]+1" office:value-type="float" office:value="964" calcext:value-type="float">
            <text:p>964</text:p>
          </table:table-cell>
          <table:table-cell table:formula="of:=[.AKQ1]+1" office:value-type="float" office:value="965" calcext:value-type="float">
            <text:p>965</text:p>
          </table:table-cell>
          <table:table-cell table:formula="of:=[.AKR1]+1" office:value-type="float" office:value="966" calcext:value-type="float">
            <text:p>966</text:p>
          </table:table-cell>
          <table:table-cell table:formula="of:=[.AKS1]+1" office:value-type="float" office:value="967" calcext:value-type="float">
            <text:p>967</text:p>
          </table:table-cell>
          <table:table-cell table:formula="of:=[.AKT1]+1" office:value-type="float" office:value="968" calcext:value-type="float">
            <text:p>968</text:p>
          </table:table-cell>
          <table:table-cell table:formula="of:=[.AKU1]+1" office:value-type="float" office:value="969" calcext:value-type="float">
            <text:p>969</text:p>
          </table:table-cell>
          <table:table-cell table:formula="of:=[.AKV1]+1" office:value-type="float" office:value="970" calcext:value-type="float">
            <text:p>970</text:p>
          </table:table-cell>
          <table:table-cell table:formula="of:=[.AKW1]+1" office:value-type="float" office:value="971" calcext:value-type="float">
            <text:p>971</text:p>
          </table:table-cell>
          <table:table-cell table:formula="of:=[.AKX1]+1" office:value-type="float" office:value="972" calcext:value-type="float">
            <text:p>972</text:p>
          </table:table-cell>
          <table:table-cell table:formula="of:=[.AKY1]+1" office:value-type="float" office:value="973" calcext:value-type="float">
            <text:p>973</text:p>
          </table:table-cell>
          <table:table-cell table:formula="of:=[.AKZ1]+1" office:value-type="float" office:value="974" calcext:value-type="float">
            <text:p>974</text:p>
          </table:table-cell>
          <table:table-cell table:formula="of:=[.ALA1]+1" office:value-type="float" office:value="975" calcext:value-type="float">
            <text:p>975</text:p>
          </table:table-cell>
          <table:table-cell table:formula="of:=[.ALB1]+1" office:value-type="float" office:value="976" calcext:value-type="float">
            <text:p>976</text:p>
          </table:table-cell>
          <table:table-cell table:formula="of:=[.ALC1]+1" office:value-type="float" office:value="977" calcext:value-type="float">
            <text:p>977</text:p>
          </table:table-cell>
          <table:table-cell table:formula="of:=[.ALD1]+1" office:value-type="float" office:value="978" calcext:value-type="float">
            <text:p>978</text:p>
          </table:table-cell>
          <table:table-cell table:formula="of:=[.ALE1]+1" office:value-type="float" office:value="979" calcext:value-type="float">
            <text:p>979</text:p>
          </table:table-cell>
          <table:table-cell table:formula="of:=[.ALF1]+1" office:value-type="float" office:value="980" calcext:value-type="float">
            <text:p>980</text:p>
          </table:table-cell>
          <table:table-cell table:formula="of:=[.ALG1]+1" office:value-type="float" office:value="981" calcext:value-type="float">
            <text:p>981</text:p>
          </table:table-cell>
          <table:table-cell table:formula="of:=[.ALH1]+1" office:value-type="float" office:value="982" calcext:value-type="float">
            <text:p>982</text:p>
          </table:table-cell>
          <table:table-cell table:formula="of:=[.ALI1]+1" office:value-type="float" office:value="983" calcext:value-type="float">
            <text:p>983</text:p>
          </table:table-cell>
          <table:table-cell table:formula="of:=[.ALJ1]+1" office:value-type="float" office:value="984" calcext:value-type="float">
            <text:p>984</text:p>
          </table:table-cell>
          <table:table-cell table:formula="of:=[.ALK1]+1" office:value-type="float" office:value="985" calcext:value-type="float">
            <text:p>985</text:p>
          </table:table-cell>
          <table:table-cell table:formula="of:=[.ALL1]+1" office:value-type="float" office:value="986" calcext:value-type="float">
            <text:p>986</text:p>
          </table:table-cell>
          <table:table-cell table:formula="of:=[.ALM1]+1" office:value-type="float" office:value="987" calcext:value-type="float">
            <text:p>987</text:p>
          </table:table-cell>
          <table:table-cell table:formula="of:=[.ALN1]+1" office:value-type="float" office:value="988" calcext:value-type="float">
            <text:p>988</text:p>
          </table:table-cell>
          <table:table-cell table:formula="of:=[.ALO1]+1" office:value-type="float" office:value="989" calcext:value-type="float">
            <text:p>989</text:p>
          </table:table-cell>
          <table:table-cell table:formula="of:=[.ALP1]+1" office:value-type="float" office:value="990" calcext:value-type="float">
            <text:p>990</text:p>
          </table:table-cell>
          <table:table-cell table:formula="of:=[.ALQ1]+1" office:value-type="float" office:value="991" calcext:value-type="float">
            <text:p>991</text:p>
          </table:table-cell>
          <table:table-cell table:formula="of:=[.ALR1]+1" office:value-type="float" office:value="992" calcext:value-type="float">
            <text:p>992</text:p>
          </table:table-cell>
          <table:table-cell table:formula="of:=[.ALS1]+1" office:value-type="float" office:value="993" calcext:value-type="float">
            <text:p>993</text:p>
          </table:table-cell>
          <table:table-cell table:formula="of:=[.ALT1]+1" office:value-type="float" office:value="994" calcext:value-type="float">
            <text:p>994</text:p>
          </table:table-cell>
          <table:table-cell table:formula="of:=[.ALU1]+1" office:value-type="float" office:value="995" calcext:value-type="float">
            <text:p>995</text:p>
          </table:table-cell>
          <table:table-cell table:formula="of:=[.ALV1]+1" office:value-type="float" office:value="996" calcext:value-type="float">
            <text:p>996</text:p>
          </table:table-cell>
          <table:table-cell table:formula="of:=[.ALW1]+1" office:value-type="float" office:value="997" calcext:value-type="float">
            <text:p>997</text:p>
          </table:table-cell>
          <table:table-cell table:formula="of:=[.ALX1]+1" office:value-type="float" office:value="998" calcext:value-type="float">
            <text:p>998</text:p>
          </table:table-cell>
          <table:table-cell table:formula="of:=[.ALY1]+1" office:value-type="float" office:value="999" calcext:value-type="float">
            <text:p>999</text:p>
          </table:table-cell>
          <table:table-cell table:formula="of:=[.ALZ1]+1" office:value-type="float" office:value="1000" calcext:value-type="float">
            <text:p>1000</text:p>
          </table:table-cell>
          <table:table-cell table:formula="of:=[.AMA1]+1" office:value-type="float" office:value="1001" calcext:value-type="float">
            <text:p>1001</text:p>
          </table:table-cell>
          <table:table-cell table:formula="of:=[.AMB1]+1" office:value-type="float" office:value="1002" calcext:value-type="float">
            <text:p>1002</text:p>
          </table:table-cell>
          <table:table-cell table:formula="of:=[.AMC1]+1" office:value-type="float" office:value="1003" calcext:value-type="float">
            <text:p>1003</text:p>
          </table:table-cell>
          <table:table-cell table:formula="of:=[.AMD1]+1" office:value-type="float" office:value="1004" calcext:value-type="float">
            <text:p>1004</text:p>
          </table:table-cell>
          <table:table-cell table:formula="of:=[.AME1]+1" office:value-type="float" office:value="1005" calcext:value-type="float">
            <text:p>1005</text:p>
          </table:table-cell>
          <table:table-cell table:formula="of:=[.AMF1]+1" office:value-type="float" office:value="1006" calcext:value-type="float">
            <text:p>1006</text:p>
          </table:table-cell>
          <table:table-cell table:formula="of:=[.AMG1]+1" office:value-type="float" office:value="1007" calcext:value-type="float">
            <text:p>1007</text:p>
          </table:table-cell>
          <table:table-cell table:formula="of:=[.AMH1]+1" office:value-type="float" office:value="1008" calcext:value-type="float">
            <text:p>1008</text:p>
          </table:table-cell>
          <table:table-cell office:value-type="string" calcext:value-type="string">
            <text:p>:</text:p>
          </table:table-cell>
        </table:table-row>
        <table:table-row table:style-name="ro3">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office:value-type="string" calcext:value-type="string">
            <text:p>10/1現在</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table-cell table:style-name="ce406" office:value-type="string" calcext:value-type="string">
            <text:p>10/3時点</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office:value-type="currency" office:currency="JPY" office:value="12854" calcext:value-type="currency">
            <text:p>￥12,854</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office:value-type="currency" office:currency="JPY" office:value="701186" calcext:value-type="currency">
            <text:p>￥701,186</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table-cell table:style-name="ce406" office:value-type="currency" office:currency="JPY" office:value="36754" calcext:value-type="currency">
            <text:p>￥36,754</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table-cell table:style-name="ce406" table:formula="of:=[.L21]-[.J21]"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table-cell office:value-type="string" calcext:value-type="string">
            <text:p>費用分析</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6"/>
          <table:table-cell office:value-type="string" calcext:value-type="string">
            <text:p>予算</text:p>
          </table:table-cell>
          <table:table-cell table:number-columns-repeated="3"/>
          <table:table-cell office:value-type="string" calcext:value-type="string">
            <text:p>年間予算案</text:p>
          </table:table-cell>
          <table:table-cell table:number-columns-repeated="998"/>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table-cell office:value-type="string" calcext:value-type="string">
            <text:p>項目</text:p>
          </table:table-cell>
          <table:table-cell office:value-type="string" calcext:value-type="string">
            <text:p>金額</text:p>
          </table:table-cell>
          <table:table-cell office:value-type="string" calcext:value-type="string">
            <text:p>累計</text:p>
          </table:table-cell>
          <table:table-cell office:value-type="string" calcext:value-type="string">
            <text:p>百分率</text:p>
          </table:table-cell>
          <table:table-cell table:number-columns-repeated="2"/>
          <table:table-cell office:value-type="string" calcext:value-type="string">
            <text:p>10月度実績</text:p>
          </table:table-cell>
          <table:table-cell office:value-type="string" calcext:value-type="string">
            <text:p>暫定予算額</text:p>
          </table:table-cell>
          <table:table-cell/>
          <table:table-cell table:style-name="ce292" office:value-type="string" calcext:value-type="string">
            <text:p>項目</text:p>
          </table:table-cell>
          <table:table-cell table:style-name="ce304" office:value-type="string" calcext:value-type="string">
            <text:p>年間予算</text:p>
          </table:table-cell>
          <table:table-cell office:value-type="string" calcext:value-type="string">
            <text:p>10月実績</text:p>
          </table:table-cell>
          <table:table-cell office:value-type="string" calcext:value-type="string">
            <text:p>月間実績からの年間実績予想</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table-cell office:value-type="string" calcext:value-type="string">
            <text:p>支払家賃</text:p>
          </table:table-cell>
          <table:table-cell table:style-name="ce141" office:value-type="currency" office:currency="JPY" office:value="45000" calcext:value-type="currency">
            <text:p>￥45,000</text:p>
          </table:table-cell>
          <table:table-cell table:style-name="ce303" table:formula="of:=[.R25]" office:value-type="currency" office:currency="JPY" office:value="45000" calcext:value-type="currency">
            <text:p>￥45,000</text:p>
          </table:table-cell>
          <table:table-cell table:style-name="ce369" table:formula="of:=[.R25]/[.$R$53]" office:value-type="percentage" office:value="0.224179949743837" calcext:value-type="percentage">
            <text:p>22.4%</text:p>
          </table:table-cell>
          <table:table-cell/>
          <table:table-cell office:value-type="string" calcext:value-type="string">
            <text:p>支払家賃</text:p>
          </table:table-cell>
          <table:table-cell table:number-columns-repeated="2" table:style-name="ce303" office:value-type="currency" office:currency="JPY" office:value="45000" calcext:value-type="currency">
            <text:p>￥45,000</text:p>
          </table:table-cell>
          <table:table-cell/>
          <table:table-cell table:style-name="ce293" office:value-type="string" calcext:value-type="string">
            <text:p>旅費交通費</text:p>
          </table:table-cell>
          <table:table-cell table:style-name="ce20" office:value-type="currency" office:currency="JPY" office:value="200000" calcext:value-type="currency">
            <text:p>￥200,000</text:p>
          </table:table-cell>
          <table:table-cell table:style-name="ce303" office:value-type="currency" office:currency="JPY" office:value="11660" calcext:value-type="currency">
            <text:p>￥11,660</text:p>
          </table:table-cell>
          <table:table-cell table:style-name="ce303" table:formula="of:=[.AB25]*12" office:value-type="currency" office:currency="JPY" office:value="139920" calcext:value-type="currency">
            <text:p>￥139,920</text:p>
          </table:table-cell>
          <table:table-cell table:number-columns-repeated="995"/>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office:annotation draw:style-name="gr3" draw:text-style-name="P2" svg:width="28.86mm" svg:height="13.81mm" svg:x="209.38mm" svg:y="115.32mm" draw:caption-point-x="-13.59mm" draw:caption-point-y="24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table-cell office:value-type="string" calcext:value-type="string">
            <text:p>支払保険料</text:p>
          </table:table-cell>
          <table:table-cell table:style-name="ce141" office:value-type="currency" office:currency="JPY" office:value="39748" calcext:value-type="currency">
            <text:p>￥39,748</text:p>
          </table:table-cell>
          <table:table-cell table:style-name="ce303" table:formula="of:=[.S25]+[.R26]" office:value-type="currency" office:currency="JPY" office:value="84748" calcext:value-type="currency">
            <text:p>￥84,748</text:p>
          </table:table-cell>
          <table:table-cell table:style-name="ce369" table:formula="of:=[.R26]/[.$R$53]" office:value-type="percentage" office:value="0.198015658720401" calcext:value-type="percentage">
            <text:p>19.8%</text:p>
          </table:table-cell>
          <table:table-cell/>
          <table:table-cell office:value-type="string" calcext:value-type="string">
            <text:p>支払保険料</text:p>
          </table:table-cell>
          <table:table-cell table:style-name="ce303" office:value-type="currency" office:currency="JPY" office:value="39748" calcext:value-type="currency">
            <text:p>￥39,748</text:p>
          </table:table-cell>
          <table:table-cell table:style-name="ce303" office:value-type="currency" office:currency="JPY" office:value="42000" calcext:value-type="currency">
            <text:p>￥42,000</text:p>
          </table:table-cell>
          <table:table-cell/>
          <table:table-cell table:style-name="ce292" office:value-type="string" calcext:value-type="string">
            <text:p>医療・厚生費</text:p>
          </table:table-cell>
          <table:table-cell table:style-name="ce304" office:value-type="currency" office:currency="JPY" office:value="30000" calcext:value-type="currency">
            <text:p>￥30,000</text:p>
          </table:table-cell>
          <table:table-cell table:style-name="ce303" office:value-type="currency" office:currency="JPY" office:value="1334" calcext:value-type="currency">
            <text:p>￥1,334</text:p>
          </table:table-cell>
          <table:table-cell table:style-name="ce303" table:formula="of:=[.AB26]*12" office:value-type="currency" office:currency="JPY" office:value="16008" calcext:value-type="currency">
            <text:p>￥16,008</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7:.J32])"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table-cell office:value-type="string" calcext:value-type="string">
            <text:p>食費</text:p>
          </table:table-cell>
          <table:table-cell table:style-name="ce303" office:value-type="currency" office:currency="JPY" office:value="22356" calcext:value-type="currency">
            <text:p>￥22,356</text:p>
          </table:table-cell>
          <table:table-cell table:style-name="ce303" table:formula="of:=[.S26]+[.R27]" office:value-type="currency" office:currency="JPY" office:value="107104" calcext:value-type="currency">
            <text:p>￥107,104</text:p>
          </table:table-cell>
          <table:table-cell table:style-name="ce369" table:formula="of:=[.R27]/[.$R$53]" office:value-type="percentage" office:value="0.111372599032738" calcext:value-type="percentage">
            <text:p>11.1%</text:p>
          </table:table-cell>
          <table:table-cell/>
          <table:table-cell office:value-type="string" calcext:value-type="string">
            <text:p>食費</text:p>
          </table:table-cell>
          <table:table-cell table:style-name="ce303" office:value-type="currency" office:currency="JPY" office:value="22356" calcext:value-type="currency">
            <text:p>￥22,356</text:p>
          </table:table-cell>
          <table:table-cell table:style-name="ce303" office:value-type="currency" office:currency="JPY" office:value="18000" calcext:value-type="currency">
            <text:p>￥18,000</text:p>
          </table:table-cell>
          <table:table-cell/>
          <table:table-cell table:style-name="ce293" office:value-type="string" calcext:value-type="string">
            <text:p>雑品</text:p>
          </table:table-cell>
          <table:table-cell table:style-name="ce20" office:value-type="currency" office:currency="JPY" office:value="54000" calcext:value-type="currency">
            <text:p>￥54,000</text:p>
          </table:table-cell>
          <table:table-cell table:style-name="ce303" office:value-type="currency" office:currency="JPY" office:value="2704" calcext:value-type="currency">
            <text:p>￥2,704</text:p>
          </table:table-cell>
          <table:table-cell table:style-name="ce303" table:formula="of:=[.AB27]*12" office:value-type="currency" office:currency="JPY" office:value="32448" calcext:value-type="currency">
            <text:p>￥32,448</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table-cell office:value-type="string" calcext:value-type="string">
            <text:p>服飾費</text:p>
          </table:table-cell>
          <table:table-cell table:style-name="ce303" office:value-type="currency" office:currency="JPY" office:value="18826" calcext:value-type="currency">
            <text:p>￥18,826</text:p>
          </table:table-cell>
          <table:table-cell table:style-name="ce303" table:formula="of:=[.S27]+[.R28]" office:value-type="currency" office:currency="JPY" office:value="125930" calcext:value-type="currency">
            <text:p>￥125,930</text:p>
          </table:table-cell>
          <table:table-cell table:style-name="ce369" table:formula="of:=[.R28]/[.$R$53]" office:value-type="percentage" office:value="0.0937869274194995" calcext:value-type="percentage">
            <text:p>9.4%</text:p>
          </table:table-cell>
          <table:table-cell/>
          <table:table-cell office:value-type="string" calcext:value-type="string">
            <text:p>服飾費</text:p>
          </table:table-cell>
          <table:table-cell table:style-name="ce303" office:value-type="currency" office:currency="JPY" office:value="18826" calcext:value-type="currency">
            <text:p>￥18,826</text:p>
          </table:table-cell>
          <table:table-cell table:style-name="ce303" office:value-type="currency" office:currency="JPY" office:value="7000" calcext:value-type="currency">
            <text:p>￥7,000</text:p>
          </table:table-cell>
          <table:table-cell/>
          <table:table-cell table:style-name="ce292" office:value-type="string" calcext:value-type="string">
            <text:p>新聞図書費</text:p>
          </table:table-cell>
          <table:table-cell table:style-name="ce304" office:value-type="currency" office:currency="JPY" office:value="48000" calcext:value-type="currency">
            <text:p>￥48,000</text:p>
          </table:table-cell>
          <table:table-cell table:style-name="ce303" office:value-type="currency" office:currency="JPY" office:value="10014" calcext:value-type="currency">
            <text:p>￥10,014</text:p>
          </table:table-cell>
          <table:table-cell table:style-name="ce303" table:formula="of:=[.AB28]*12" office:value-type="currency" office:currency="JPY" office:value="120168" calcext:value-type="currency">
            <text:p>￥120,168</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table-cell office:value-type="string" calcext:value-type="string">
            <text:p>住民税</text:p>
          </table:table-cell>
          <table:table-cell table:style-name="ce141" office:value-type="currency" office:currency="JPY" office:value="14338.9" calcext:value-type="currency">
            <text:p>￥14,339</text:p>
          </table:table-cell>
          <table:table-cell table:style-name="ce303" table:formula="of:=[.S28]+[.R29]" office:value-type="currency" office:currency="JPY" office:value="140268.9" calcext:value-type="currency">
            <text:p>￥140,269</text:p>
          </table:table-cell>
          <table:table-cell table:style-name="ce369" table:formula="of:=[.R29]/[.$R$53]" office:value-type="percentage" office:value="0.0714331973640423" calcext:value-type="percentage">
            <text:p>7.1%</text:p>
          </table:table-cell>
          <table:table-cell table:style-name="ce303" table:formula="of:=[.R29]+[.R26]+[.R25]" office:value-type="currency" office:currency="JPY" office:value="99086.9" calcext:value-type="currency">
            <text:p>￥99,087</text:p>
          </table:table-cell>
          <table:table-cell office:value-type="string" calcext:value-type="string">
            <text:p>住民税</text:p>
          </table:table-cell>
          <table:table-cell table:style-name="ce303" office:value-type="currency" office:currency="JPY" office:value="14338.9" calcext:value-type="currency">
            <text:p>￥14,339</text:p>
          </table:table-cell>
          <table:table-cell table:style-name="ce303" office:value-type="currency" office:currency="JPY" office:value="15000" calcext:value-type="currency">
            <text:p>￥15,000</text:p>
          </table:table-cell>
          <table:table-cell/>
          <table:table-cell table:style-name="ce294" office:value-type="string" calcext:value-type="string">
            <text:p>飲料費</text:p>
          </table:table-cell>
          <table:table-cell table:style-name="ce51" office:value-type="currency" office:currency="JPY" office:value="50000" calcext:value-type="currency">
            <text:p>￥50,000</text:p>
          </table:table-cell>
          <table:table-cell table:style-name="ce303" office:value-type="currency" office:currency="JPY" office:value="0" calcext:value-type="currency">
            <text:p>￥0</text:p>
          </table:table-cell>
          <table:table-cell table:style-name="ce303" table:formula="of:=[.AB29]*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table-cell office:value-type="string" calcext:value-type="string">
            <text:p>旅費交通費</text:p>
          </table:table-cell>
          <table:table-cell table:style-name="ce303" office:value-type="currency" office:currency="JPY" office:value="11660" calcext:value-type="currency">
            <text:p>￥11,660</text:p>
          </table:table-cell>
          <table:table-cell table:style-name="ce303" table:formula="of:=[.S29]+[.R30]" office:value-type="currency" office:currency="JPY" office:value="151928.9" calcext:value-type="currency">
            <text:p>￥151,929</text:p>
          </table:table-cell>
          <table:table-cell table:style-name="ce369" table:formula="of:=[.R30]/[.$R$53]" office:value-type="percentage" office:value="0.0580875158669587" calcext:value-type="percentage">
            <text:p>5.8%</text:p>
          </table:table-cell>
          <table:table-cell/>
          <table:table-cell office:value-type="string" calcext:value-type="string">
            <text:p>旅費交通費</text:p>
          </table:table-cell>
          <table:table-cell table:style-name="ce303" office:value-type="currency" office:currency="JPY" office:value="11660" calcext:value-type="currency">
            <text:p>￥11,660</text:p>
          </table:table-cell>
          <table:table-cell table:style-name="ce303" office:value-type="currency" office:currency="JPY" office:value="15000" calcext:value-type="currency">
            <text:p>￥15,000</text:p>
          </table:table-cell>
          <table:table-cell/>
          <table:table-cell table:style-name="ce295" office:value-type="string" calcext:value-type="string">
            <text:p>菓子類</text:p>
          </table:table-cell>
          <table:table-cell table:style-name="ce305" office:value-type="currency" office:currency="JPY" office:value="25000" calcext:value-type="currency">
            <text:p>￥25,000</text:p>
          </table:table-cell>
          <table:table-cell table:style-name="ce303" office:value-type="currency" office:currency="JPY" office:value="729" calcext:value-type="currency">
            <text:p>￥729</text:p>
          </table:table-cell>
          <table:table-cell table:style-name="ce303" table:formula="of:=[.AB30]*12" office:value-type="currency" office:currency="JPY" office:value="8748" calcext:value-type="currency">
            <text:p>￥8,748</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table-cell office:value-type="string" calcext:value-type="string">
            <text:p>新聞図書費</text:p>
          </table:table-cell>
          <table:table-cell table:style-name="ce303" office:value-type="currency" office:currency="JPY" office:value="10014" calcext:value-type="currency">
            <text:p>￥10,014</text:p>
          </table:table-cell>
          <table:table-cell table:style-name="ce303" table:formula="of:=[.S30]+[.R31]" office:value-type="currency" office:currency="JPY" office:value="161942.9" calcext:value-type="currency">
            <text:p>￥161,943</text:p>
          </table:table-cell>
          <table:table-cell table:style-name="ce369" table:formula="of:=[.R31]/[.$R$53]" office:value-type="percentage" office:value="0.0498875114829952" calcext:value-type="percentage">
            <text:p>5.0%</text:p>
          </table:table-cell>
          <table:table-cell/>
          <table:table-cell office:value-type="string" calcext:value-type="string">
            <text:p>新聞図書費</text:p>
          </table:table-cell>
          <table:table-cell table:style-name="ce303" office:value-type="currency" office:currency="JPY" office:value="10014" calcext:value-type="currency">
            <text:p>￥10,014</text:p>
          </table:table-cell>
          <table:table-cell table:style-name="ce303" office:value-type="currency" office:currency="JPY" office:value="5000" calcext:value-type="currency">
            <text:p>￥5,000</text:p>
          </table:table-cell>
          <table:table-cell/>
          <table:table-cell table:style-name="ce293" office:value-type="string" calcext:value-type="string">
            <text:p>娯楽費</text:p>
          </table:table-cell>
          <table:table-cell table:style-name="ce51" office:value-type="currency" office:currency="JPY" office:value="36000" calcext:value-type="currency">
            <text:p>￥36,000</text:p>
          </table:table-cell>
          <table:table-cell table:style-name="ce303" office:value-type="currency" office:currency="JPY" office:value="4968" calcext:value-type="currency">
            <text:p>￥4,968</text:p>
          </table:table-cell>
          <table:table-cell table:style-name="ce303" table:formula="of:=[.AB31]*12" office:value-type="currency" office:currency="JPY" office:value="59616" calcext:value-type="currency">
            <text:p>￥59,616</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table-cell office:value-type="string" calcext:value-type="string">
            <text:p>自己投資費</text:p>
          </table:table-cell>
          <table:table-cell table:style-name="ce303" office:value-type="currency" office:currency="JPY" office:value="5940" calcext:value-type="currency">
            <text:p>￥5,940</text:p>
          </table:table-cell>
          <table:table-cell table:style-name="ce303" table:formula="of:=[.S31]+[.R32]" office:value-type="currency" office:currency="JPY" office:value="167882.9" calcext:value-type="currency">
            <text:p>￥167,883</text:p>
          </table:table-cell>
          <table:table-cell table:style-name="ce369" table:formula="of:=[.R32]/[.$R$53]" office:value-type="percentage" office:value="0.0295917533661865" calcext:value-type="percentage">
            <text:p>3.0%</text:p>
          </table:table-cell>
          <table:table-cell/>
          <table:table-cell office:value-type="string" calcext:value-type="string">
            <text:p>自己投資費</text:p>
          </table:table-cell>
          <table:table-cell table:style-name="ce303" office:value-type="currency" office:currency="JPY" office:value="5940" calcext:value-type="currency">
            <text:p>￥5,940</text:p>
          </table:table-cell>
          <table:table-cell table:style-name="ce303" office:value-type="currency" office:currency="JPY" office:value="2000" calcext:value-type="currency">
            <text:p>￥2,000</text:p>
          </table:table-cell>
          <table:table-cell/>
          <table:table-cell table:style-name="ce292" office:value-type="string" calcext:value-type="string">
            <text:p>消耗品費</text:p>
          </table:table-cell>
          <table:table-cell table:style-name="ce305" office:value-type="currency" office:currency="JPY" office:value="60000" calcext:value-type="currency">
            <text:p>￥60,000</text:p>
          </table:table-cell>
          <table:table-cell table:style-name="ce303" office:value-type="currency" office:currency="JPY" office:value="3578" calcext:value-type="currency">
            <text:p>￥3,578</text:p>
          </table:table-cell>
          <table:table-cell table:style-name="ce303" table:formula="of:=[.AB32]*12" office:value-type="currency" office:currency="JPY" office:value="42936" calcext:value-type="currency">
            <text:p>￥42,936</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table-cell office:value-type="string" calcext:value-type="string">
            <text:p>交際費</text:p>
          </table:table-cell>
          <table:table-cell table:style-name="ce303" office:value-type="currency" office:currency="JPY" office:value="5614" calcext:value-type="currency">
            <text:p>￥5,614</text:p>
          </table:table-cell>
          <table:table-cell table:style-name="ce303" table:formula="of:=[.S32]+[.R33]" office:value-type="currency" office:currency="JPY" office:value="173496.9" calcext:value-type="currency">
            <text:p>￥173,497</text:p>
          </table:table-cell>
          <table:table-cell table:style-name="ce369" table:formula="of:=[.R33]/[.$R$53]" office:value-type="percentage" office:value="0.0279676941747089" calcext:value-type="percentage">
            <text:p>2.8%</text:p>
          </table:table-cell>
          <table:table-cell/>
          <table:table-cell office:value-type="string" calcext:value-type="string">
            <text:p>交際費</text:p>
          </table:table-cell>
          <table:table-cell table:style-name="ce303" office:value-type="currency" office:currency="JPY" office:value="5614" calcext:value-type="currency">
            <text:p>￥5,614</text:p>
          </table:table-cell>
          <table:table-cell table:style-name="ce303" office:value-type="currency" office:currency="JPY" office:value="3000" calcext:value-type="currency">
            <text:p>￥3,000</text:p>
          </table:table-cell>
          <table:table-cell/>
          <table:table-cell table:style-name="ce293" office:value-type="string" calcext:value-type="string">
            <text:p>自己投資費</text:p>
          </table:table-cell>
          <table:table-cell table:style-name="ce51" office:value-type="currency" office:currency="JPY" office:value="72000" calcext:value-type="currency">
            <text:p>￥72,000</text:p>
          </table:table-cell>
          <table:table-cell table:style-name="ce303" office:value-type="currency" office:currency="JPY" office:value="5940" calcext:value-type="currency">
            <text:p>￥5,940</text:p>
          </table:table-cell>
          <table:table-cell table:style-name="ce303" table:formula="of:=[.AB33]*12" office:value-type="currency" office:currency="JPY" office:value="71280" calcext:value-type="currency">
            <text:p>￥71,28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table-cell office:value-type="string" calcext:value-type="string">
            <text:p>娯楽費</text:p>
          </table:table-cell>
          <table:table-cell table:style-name="ce303" office:value-type="currency" office:currency="JPY" office:value="4968" calcext:value-type="currency">
            <text:p>￥4,968</text:p>
          </table:table-cell>
          <table:table-cell table:style-name="ce303" table:formula="of:=[.S33]+[.R34]" office:value-type="currency" office:currency="JPY" office:value="178464.9" calcext:value-type="currency">
            <text:p>￥178,465</text:p>
          </table:table-cell>
          <table:table-cell table:style-name="ce369" table:formula="of:=[.R34]/[.$R$53]" office:value-type="percentage" office:value="0.0247494664517196" calcext:value-type="percentage">
            <text:p>2.5%</text:p>
          </table:table-cell>
          <table:table-cell/>
          <table:table-cell office:value-type="string" calcext:value-type="string">
            <text:p>娯楽費</text:p>
          </table:table-cell>
          <table:table-cell table:style-name="ce303" office:value-type="currency" office:currency="JPY" office:value="4968" calcext:value-type="currency">
            <text:p>￥4,968</text:p>
          </table:table-cell>
          <table:table-cell table:style-name="ce303" office:value-type="currency" office:currency="JPY" office:value="2000" calcext:value-type="currency">
            <text:p>￥2,000</text:p>
          </table:table-cell>
          <table:table-cell/>
          <table:table-cell table:style-name="ce295" office:value-type="string" calcext:value-type="string">
            <text:p>機器購入費</text:p>
          </table:table-cell>
          <table:table-cell table:style-name="ce304" office:value-type="currency" office:currency="JPY" office:value="50000" calcext:value-type="currency">
            <text:p>￥50,000</text:p>
          </table:table-cell>
          <table:table-cell table:style-name="ce303" office:value-type="currency" office:currency="JPY" office:value="0" calcext:value-type="currency">
            <text:p>￥0</text:p>
          </table:table-cell>
          <table:table-cell table:style-name="ce303" table:formula="of:=[.AB34]*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table-cell office:value-type="string" calcext:value-type="string">
            <text:p>光熱水費</text:p>
          </table:table-cell>
          <table:table-cell table:style-name="ce303" office:value-type="currency" office:currency="JPY" office:value="4947" calcext:value-type="currency">
            <text:p>￥4,947</text:p>
          </table:table-cell>
          <table:table-cell table:style-name="ce303" table:formula="of:=[.S34]+[.R35]" office:value-type="currency" office:currency="JPY" office:value="183411.9" calcext:value-type="currency">
            <text:p>￥183,412</text:p>
          </table:table-cell>
          <table:table-cell table:style-name="ce369" table:formula="of:=[.R35]/[.$R$53]" office:value-type="percentage" office:value="0.0246448491418391" calcext:value-type="percentage">
            <text:p>2.5%</text:p>
          </table:table-cell>
          <table:table-cell/>
          <table:table-cell office:value-type="string" calcext:value-type="string">
            <text:p>光熱水費</text:p>
          </table:table-cell>
          <table:table-cell table:style-name="ce303" office:value-type="currency" office:currency="JPY" office:value="4947" calcext:value-type="currency">
            <text:p>￥4,947</text:p>
          </table:table-cell>
          <table:table-cell table:style-name="ce303" office:value-type="currency" office:currency="JPY" office:value="5000" calcext:value-type="currency">
            <text:p>￥5,000</text:p>
          </table:table-cell>
          <table:table-cell/>
          <table:table-cell table:style-name="ce293" office:value-type="string" calcext:value-type="string">
            <text:p>服飾費</text:p>
          </table:table-cell>
          <table:table-cell table:style-name="ce20" office:value-type="currency" office:currency="JPY" office:value="45000" calcext:value-type="currency">
            <text:p>￥45,000</text:p>
          </table:table-cell>
          <table:table-cell table:style-name="ce303" office:value-type="currency" office:currency="JPY" office:value="18826" calcext:value-type="currency">
            <text:p>￥18,826</text:p>
          </table:table-cell>
          <table:table-cell table:style-name="ce303" table:formula="of:=[.AB35]*12" office:value-type="currency" office:currency="JPY" office:value="225912" calcext:value-type="currency">
            <text:p>￥225,912</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table-cell office:value-type="string" calcext:value-type="string">
            <text:p>所得税等</text:p>
          </table:table-cell>
          <table:table-cell table:style-name="ce303" office:value-type="currency" office:currency="JPY" office:value="4737.7" calcext:value-type="currency">
            <text:p>￥4,738</text:p>
          </table:table-cell>
          <table:table-cell table:style-name="ce303" table:formula="of:=[.S35]+[.R36]" office:value-type="currency" office:currency="JPY" office:value="188149.6" calcext:value-type="currency">
            <text:p>￥188,150</text:p>
          </table:table-cell>
          <table:table-cell table:style-name="ce369" table:formula="of:=[.R36]/[.$R$53]" office:value-type="percentage" office:value="0.0236021632866973" calcext:value-type="percentage">
            <text:p>2.4%</text:p>
          </table:table-cell>
          <table:table-cell/>
          <table:table-cell office:value-type="string" calcext:value-type="string">
            <text:p>所得税等</text:p>
          </table:table-cell>
          <table:table-cell table:style-name="ce303" office:value-type="currency" office:currency="JPY" office:value="4737.7" calcext:value-type="currency">
            <text:p>￥4,738</text:p>
          </table:table-cell>
          <table:table-cell table:style-name="ce303" office:value-type="currency" office:currency="JPY" office:value="5000" calcext:value-type="currency">
            <text:p>￥5,000</text:p>
          </table:table-cell>
          <table:table-cell/>
          <table:table-cell table:style-name="ce292" office:value-type="string" calcext:value-type="string">
            <text:p>支払保険料</text:p>
          </table:table-cell>
          <table:table-cell table:style-name="ce304" office:value-type="currency" office:currency="JPY" office:value="400000" calcext:value-type="currency">
            <text:p>￥400,000</text:p>
          </table:table-cell>
          <table:table-cell table:style-name="ce303" office:value-type="currency" office:currency="JPY" office:value="39748" calcext:value-type="currency">
            <text:p>￥39,748</text:p>
          </table:table-cell>
          <table:table-cell table:style-name="ce303" table:formula="of:=[.AB36]*12" office:value-type="currency" office:currency="JPY" office:value="476976" calcext:value-type="currency">
            <text:p>￥476,976</text:p>
          </table:table-cell>
          <table:table-cell table:number-columns-repeated="995"/>
        </table:table-row>
        <table:table-row table:style-name="ro5">
          <table:table-cell table:number-columns-repeated="3"/>
          <table:table-cell table:style-name="ce303"/>
          <table:table-cell table:number-columns-repeated="2"/>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table-cell office:value-type="string" calcext:value-type="string">
            <text:p>通信費</text:p>
          </table:table-cell>
          <table:table-cell table:style-name="ce303" office:value-type="currency" office:currency="JPY" office:value="4237" calcext:value-type="currency">
            <text:p>￥4,237</text:p>
          </table:table-cell>
          <table:table-cell table:style-name="ce303" table:formula="of:=[.S36]+[.R37]" office:value-type="currency" office:currency="JPY" office:value="192386.6" calcext:value-type="currency">
            <text:p>￥192,387</text:p>
          </table:table-cell>
          <table:table-cell table:style-name="ce369" table:formula="of:=[.R37]/[.$R$53]" office:value-type="percentage" office:value="0.0211077877125475" calcext:value-type="percentage">
            <text:p>2.1%</text:p>
          </table:table-cell>
          <table:table-cell/>
          <table:table-cell office:value-type="string" calcext:value-type="string">
            <text:p>通信費</text:p>
          </table:table-cell>
          <table:table-cell table:style-name="ce303" office:value-type="currency" office:currency="JPY" office:value="4237" calcext:value-type="currency">
            <text:p>￥4,237</text:p>
          </table:table-cell>
          <table:table-cell table:style-name="ce303" office:value-type="currency" office:currency="JPY" office:value="6000" calcext:value-type="currency">
            <text:p>￥6,000</text:p>
          </table:table-cell>
          <table:table-cell/>
          <table:table-cell table:style-name="ce293" office:value-type="string" calcext:value-type="string">
            <text:p>所得税等</text:p>
          </table:table-cell>
          <table:table-cell table:style-name="ce20" office:value-type="currency" office:currency="JPY" office:value="120000" calcext:value-type="currency">
            <text:p>￥120,000</text:p>
          </table:table-cell>
          <table:table-cell table:style-name="ce303" office:value-type="currency" office:currency="JPY" office:value="4737.7" calcext:value-type="currency">
            <text:p>￥4,738</text:p>
          </table:table-cell>
          <table:table-cell table:style-name="ce303" table:formula="of:=[.AB37]*12" office:value-type="currency" office:currency="JPY" office:value="56852.4" calcext:value-type="currency">
            <text:p>￥56,852</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table-cell office:value-type="string" calcext:value-type="string">
            <text:p>消耗品費</text:p>
          </table:table-cell>
          <table:table-cell table:style-name="ce303" office:value-type="currency" office:currency="JPY" office:value="3578" calcext:value-type="currency">
            <text:p>￥3,578</text:p>
          </table:table-cell>
          <table:table-cell table:style-name="ce303" table:formula="of:=[.S37]+[.R38]" office:value-type="currency" office:currency="JPY" office:value="195964.6" calcext:value-type="currency">
            <text:p>￥195,965</text:p>
          </table:table-cell>
          <table:table-cell table:style-name="ce369" table:formula="of:=[.R38]/[.$R$53]" office:value-type="percentage" office:value="0.0178247968929655" calcext:value-type="percentage">
            <text:p>1.8%</text:p>
          </table:table-cell>
          <table:table-cell/>
          <table:table-cell office:value-type="string" calcext:value-type="string">
            <text:p>消耗品費</text:p>
          </table:table-cell>
          <table:table-cell table:style-name="ce303" office:value-type="currency" office:currency="JPY" office:value="3578" calcext:value-type="currency">
            <text:p>￥3,578</text:p>
          </table:table-cell>
          <table:table-cell table:style-name="ce303" office:value-type="currency" office:currency="JPY" office:value="4000" calcext:value-type="currency">
            <text:p>￥4,000</text:p>
          </table:table-cell>
          <table:table-cell/>
          <table:table-cell table:style-name="ce292" office:value-type="string" calcext:value-type="string">
            <text:p>住民税</text:p>
          </table:table-cell>
          <table:table-cell table:style-name="ce304" office:value-type="currency" office:currency="JPY" office:value="160000" calcext:value-type="currency">
            <text:p>￥160,000</text:p>
          </table:table-cell>
          <table:table-cell table:style-name="ce303" office:value-type="currency" office:currency="JPY" office:value="14338.9" calcext:value-type="currency">
            <text:p>￥14,339</text:p>
          </table:table-cell>
          <table:table-cell table:style-name="ce303" table:formula="of:=[.AB38]*12" office:value-type="currency" office:currency="JPY" office:value="172066.8" calcext:value-type="currency">
            <text:p>￥172,067</text:p>
          </table:table-cell>
          <table:table-cell table:number-columns-repeated="995"/>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table-cell office:value-type="string" calcext:value-type="string">
            <text:p>雑品</text:p>
          </table:table-cell>
          <table:table-cell table:style-name="ce303" office:value-type="currency" office:currency="JPY" office:value="2704" calcext:value-type="currency">
            <text:p>￥2,704</text:p>
          </table:table-cell>
          <table:table-cell table:style-name="ce303" table:formula="of:=[.S38]+[.R39]" office:value-type="currency" office:currency="JPY" office:value="198668.6" calcext:value-type="currency">
            <text:p>￥198,669</text:p>
          </table:table-cell>
          <table:table-cell table:style-name="ce369" table:formula="of:=[.R39]/[.$R$53]" office:value-type="percentage" office:value="0.0134707240912741" calcext:value-type="percentage">
            <text:p>1.3%</text:p>
          </table:table-cell>
          <table:table-cell/>
          <table:table-cell office:value-type="string" calcext:value-type="string">
            <text:p>雑品</text:p>
          </table:table-cell>
          <table:table-cell table:style-name="ce303" office:value-type="currency" office:currency="JPY" office:value="2704" calcext:value-type="currency">
            <text:p>￥2,704</text:p>
          </table:table-cell>
          <table:table-cell table:style-name="ce303" office:value-type="currency" office:currency="JPY" office:value="1500" calcext:value-type="currency">
            <text:p>￥1,500</text:p>
          </table:table-cell>
          <table:table-cell/>
          <table:table-cell table:style-name="ce293" office:value-type="string" calcext:value-type="string">
            <text:p>租税公課</text:p>
          </table:table-cell>
          <table:table-cell table:style-name="ce20" office:value-type="currency" office:currency="JPY" office:value="15000" calcext:value-type="currency">
            <text:p>￥15,000</text:p>
          </table:table-cell>
          <table:table-cell table:style-name="ce303" office:value-type="currency" office:currency="JPY" office:value="0" calcext:value-type="currency">
            <text:p>￥0</text:p>
          </table:table-cell>
          <table:table-cell table:style-name="ce303" table:formula="of:=[.AB39]*12" office:value-type="currency" office:currency="JPY" office:value="0" calcext:value-type="currency">
            <text:p>￥0</text:p>
          </table:table-cell>
          <table:table-cell table:number-columns-repeated="995"/>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table-cell office:value-type="string" calcext:value-type="string">
            <text:p>医療・厚生費</text:p>
          </table:table-cell>
          <table:table-cell table:style-name="ce303" office:value-type="currency" office:currency="JPY" office:value="1334" calcext:value-type="currency">
            <text:p>￥1,334</text:p>
          </table:table-cell>
          <table:table-cell table:style-name="ce303" table:formula="of:=[.S39]+[.R40]" office:value-type="currency" office:currency="JPY" office:value="200002.6" calcext:value-type="currency">
            <text:p>￥200,003</text:p>
          </table:table-cell>
          <table:table-cell table:style-name="ce369" table:formula="of:=[.R40]/[.$R$53]" office:value-type="percentage" office:value="0.00664569006573953" calcext:value-type="percentage">
            <text:p>0.7%</text:p>
          </table:table-cell>
          <table:table-cell/>
          <table:table-cell office:value-type="string" calcext:value-type="string">
            <text:p>医療・厚生費</text:p>
          </table:table-cell>
          <table:table-cell table:style-name="ce303" office:value-type="currency" office:currency="JPY" office:value="1334" calcext:value-type="currency">
            <text:p>￥1,334</text:p>
          </table:table-cell>
          <table:table-cell table:style-name="ce303" office:value-type="currency" office:currency="JPY" office:value="1500" calcext:value-type="currency">
            <text:p>￥1,500</text:p>
          </table:table-cell>
          <table:table-cell/>
          <table:table-cell table:style-name="ce292" office:value-type="string" calcext:value-type="string">
            <text:p>支払家賃</text:p>
          </table:table-cell>
          <table:table-cell table:style-name="ce305" office:value-type="currency" office:currency="JPY" office:value="576000" calcext:value-type="currency">
            <text:p>￥576,000</text:p>
          </table:table-cell>
          <table:table-cell table:style-name="ce303" office:value-type="currency" office:currency="JPY" office:value="45000" calcext:value-type="currency">
            <text:p>￥45,000</text:p>
          </table:table-cell>
          <table:table-cell table:style-name="ce303" table:formula="of:=[.AB40]*12" office:value-type="currency" office:currency="JPY" office:value="540000" calcext:value-type="currency">
            <text:p>￥540,00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table-cell office:value-type="string" calcext:value-type="string">
            <text:p>菓子類</text:p>
          </table:table-cell>
          <table:table-cell table:style-name="ce303" office:value-type="currency" office:currency="JPY" office:value="729" calcext:value-type="currency">
            <text:p>￥729</text:p>
          </table:table-cell>
          <table:table-cell table:style-name="ce303" table:formula="of:=[.S40]+[.R41]" office:value-type="currency" office:currency="JPY" office:value="200731.6" calcext:value-type="currency">
            <text:p>￥200,732</text:p>
          </table:table-cell>
          <table:table-cell table:style-name="ce369" table:formula="of:=[.R41]/[.$R$53]" office:value-type="percentage" office:value="0.00363171518585016" calcext:value-type="percentage">
            <text:p>0.4%</text:p>
          </table:table-cell>
          <table:table-cell/>
          <table:table-cell office:value-type="string" calcext:value-type="string">
            <text:p>菓子類</text:p>
          </table:table-cell>
          <table:table-cell table:style-name="ce303" office:value-type="currency" office:currency="JPY" office:value="729" calcext:value-type="currency">
            <text:p>￥729</text:p>
          </table:table-cell>
          <table:table-cell table:style-name="ce303" office:value-type="currency" office:currency="JPY" office:value="500" calcext:value-type="currency">
            <text:p>￥500</text:p>
          </table:table-cell>
          <table:table-cell/>
          <table:table-cell table:style-name="ce293" office:value-type="string" calcext:value-type="string">
            <text:p>支払利息</text:p>
          </table:table-cell>
          <table:table-cell table:style-name="ce20" office:value-type="currency" office:currency="JPY" office:value="20000" calcext:value-type="currency">
            <text:p>￥20,000</text:p>
          </table:table-cell>
          <table:table-cell table:style-name="ce303" office:value-type="currency" office:currency="JPY" office:value="0" calcext:value-type="currency">
            <text:p>￥0</text:p>
          </table:table-cell>
          <table:table-cell table:style-name="ce303" table:formula="of:=[.AB41]*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table-cell office:value-type="string" calcext:value-type="string">
            <text:p>飲料費</text:p>
          </table:table-cell>
          <table:table-cell table:style-name="ce303" office:value-type="currency" office:currency="JPY" office:value="0" calcext:value-type="currency">
            <text:p>￥0</text:p>
          </table:table-cell>
          <table:table-cell table:style-name="ce303" table:formula="of:=[.S41]+[.R42]" office:value-type="currency" office:currency="JPY" office:value="200731.6" calcext:value-type="currency">
            <text:p>￥200,732</text:p>
          </table:table-cell>
          <table:table-cell table:style-name="ce369" table:formula="of:=[.R42]/[.$R$53]" office:value-type="percentage" office:value="0" calcext:value-type="percentage">
            <text:p>0.0%</text:p>
          </table:table-cell>
          <table:table-cell/>
          <table:table-cell office:value-type="string" calcext:value-type="string">
            <text:p>飲料費</text:p>
          </table:table-cell>
          <table:table-cell table:style-name="ce303" office:value-type="currency" office:currency="JPY" office:value="0" calcext:value-type="currency">
            <text:p>￥0</text:p>
          </table:table-cell>
          <table:table-cell table:style-name="ce303" office:value-type="currency" office:currency="JPY" office:value="1000" calcext:value-type="currency">
            <text:p>￥1,000</text:p>
          </table:table-cell>
          <table:table-cell/>
          <table:table-cell table:style-name="ce292" office:value-type="string" calcext:value-type="string">
            <text:p>支払手数料</text:p>
          </table:table-cell>
          <table:table-cell table:style-name="ce305" office:value-type="currency" office:currency="JPY" office:value="30000" calcext:value-type="currency">
            <text:p>￥30,000</text:p>
          </table:table-cell>
          <table:table-cell table:style-name="ce303" office:value-type="currency" office:currency="JPY" office:value="0" calcext:value-type="currency">
            <text:p>￥0</text:p>
          </table:table-cell>
          <table:table-cell table:style-name="ce303" table:formula="of:=[.AB42]*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table-cell office:value-type="string" calcext:value-type="string">
            <text:p>機器購入費</text:p>
          </table:table-cell>
          <table:table-cell table:style-name="ce303" office:value-type="currency" office:currency="JPY" office:value="0" calcext:value-type="currency">
            <text:p>￥0</text:p>
          </table:table-cell>
          <table:table-cell table:style-name="ce303" table:formula="of:=[.S42]+[.R43]" office:value-type="currency" office:currency="JPY" office:value="200731.6" calcext:value-type="currency">
            <text:p>￥200,732</text:p>
          </table:table-cell>
          <table:table-cell table:style-name="ce369" table:formula="of:=[.R43]/[.$R$53]" office:value-type="percentage" office:value="0" calcext:value-type="percentage">
            <text:p>0.0%</text:p>
          </table:table-cell>
          <table:table-cell/>
          <table:table-cell office:value-type="string" calcext:value-type="string">
            <text:p>機器購入費</text:p>
          </table:table-cell>
          <table:table-cell table:number-columns-repeated="2" table:style-name="ce303" office:value-type="currency" office:currency="JPY" office:value="0" calcext:value-type="currency">
            <text:p>￥0</text:p>
          </table:table-cell>
          <table:table-cell office:value-type="string" calcext:value-type="string">
            <text:p>※ボーナス負担</text:p>
          </table:table-cell>
          <table:table-cell table:style-name="ce293" office:value-type="string" calcext:value-type="string">
            <text:p>食費</text:p>
          </table:table-cell>
          <table:table-cell table:style-name="ce20" office:value-type="currency" office:currency="JPY" office:value="250000" calcext:value-type="currency">
            <text:p>￥250,000</text:p>
          </table:table-cell>
          <table:table-cell table:style-name="ce303" office:value-type="currency" office:currency="JPY" office:value="22356" calcext:value-type="currency">
            <text:p>￥22,356</text:p>
          </table:table-cell>
          <table:table-cell table:style-name="ce303" table:formula="of:=[.AB43]*12" office:value-type="currency" office:currency="JPY" office:value="268272" calcext:value-type="currency">
            <text:p>￥268,272</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table-cell office:value-type="string" calcext:value-type="string">
            <text:p>租税公課</text:p>
          </table:table-cell>
          <table:table-cell table:style-name="ce303" office:value-type="currency" office:currency="JPY" office:value="0" calcext:value-type="currency">
            <text:p>￥0</text:p>
          </table:table-cell>
          <table:table-cell table:style-name="ce303" table:formula="of:=[.S43]+[.R44]" office:value-type="currency" office:currency="JPY" office:value="200731.6" calcext:value-type="currency">
            <text:p>￥200,732</text:p>
          </table:table-cell>
          <table:table-cell table:style-name="ce369" table:formula="of:=[.R44]/[.$R$53]" office:value-type="percentage" office:value="0" calcext:value-type="percentage">
            <text:p>0.0%</text:p>
          </table:table-cell>
          <table:table-cell/>
          <table:table-cell office:value-type="string" calcext:value-type="string">
            <text:p>租税公課</text:p>
          </table:table-cell>
          <table:table-cell table:style-name="ce303" office:value-type="currency" office:currency="JPY" office:value="0" calcext:value-type="currency">
            <text:p>￥0</text:p>
          </table:table-cell>
          <table:table-cell table:style-name="ce303" office:value-type="currency" office:currency="JPY" office:value="500" calcext:value-type="currency">
            <text:p>￥500</text:p>
          </table:table-cell>
          <table:table-cell/>
          <table:table-cell table:style-name="ce295" office:value-type="string" calcext:value-type="string">
            <text:p>光熱水費</text:p>
          </table:table-cell>
          <table:table-cell table:style-name="ce305" office:value-type="currency" office:currency="JPY" office:value="42000" calcext:value-type="currency">
            <text:p>￥42,000</text:p>
          </table:table-cell>
          <table:table-cell table:style-name="ce303" office:value-type="currency" office:currency="JPY" office:value="4947" calcext:value-type="currency">
            <text:p>￥4,947</text:p>
          </table:table-cell>
          <table:table-cell table:style-name="ce303" table:formula="of:=[.AB44]*12" office:value-type="currency" office:currency="JPY" office:value="59364" calcext:value-type="currency">
            <text:p>￥59,364</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table-cell office:value-type="string" calcext:value-type="string">
            <text:p>支払利息</text:p>
          </table:table-cell>
          <table:table-cell table:style-name="ce303" office:value-type="currency" office:currency="JPY" office:value="0" calcext:value-type="currency">
            <text:p>￥0</text:p>
          </table:table-cell>
          <table:table-cell table:style-name="ce303" table:formula="of:=[.S44]+[.R45]" office:value-type="currency" office:currency="JPY" office:value="200731.6" calcext:value-type="currency">
            <text:p>￥200,732</text:p>
          </table:table-cell>
          <table:table-cell table:style-name="ce369" table:formula="of:=[.R45]/[.$R$53]" office:value-type="percentage" office:value="0" calcext:value-type="percentage">
            <text:p>0.0%</text:p>
          </table:table-cell>
          <table:table-cell/>
          <table:table-cell office:value-type="string" calcext:value-type="string">
            <text:p>支払利息</text:p>
          </table:table-cell>
          <table:table-cell table:number-columns-repeated="2" table:style-name="ce303" office:value-type="currency" office:currency="JPY" office:value="0" calcext:value-type="currency">
            <text:p>￥0</text:p>
          </table:table-cell>
          <table:table-cell/>
          <table:table-cell table:style-name="ce293" office:value-type="string" calcext:value-type="string">
            <text:p>交際費</text:p>
          </table:table-cell>
          <table:table-cell table:style-name="ce20" office:value-type="currency" office:currency="JPY" office:value="150000" calcext:value-type="currency">
            <text:p>￥150,000</text:p>
          </table:table-cell>
          <table:table-cell table:style-name="ce303" office:value-type="currency" office:currency="JPY" office:value="5614" calcext:value-type="currency">
            <text:p>￥5,614</text:p>
          </table:table-cell>
          <table:table-cell table:style-name="ce303" table:formula="of:=[.AB45]*12" office:value-type="currency" office:currency="JPY" office:value="67368" calcext:value-type="currency">
            <text:p>￥67,368</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draw:frame table:end-cell-address="'10'.W70" table:end-x="2.17mm" table:end-y="2.16mm" draw:z-index="0" draw:style-name="gr10" draw:text-style-name="P7" svg:width="125.42mm" svg:height="134.98mm" svg:x="12.44mm" svg:y="0.95mm">
              <draw:object draw:notify-on-update-of-ranges="'10'.Q25:'10'.Q41 '10'.R24:'10'.R24 '10'.R25:'10'.R41" xlink:href="./Object 1" xlink:type="simple" xlink:show="embed" xlink:actuate="onLoad">
                <loext:p/>
              </draw:object>
              <draw:image xlink:href="./ObjectReplacements/Object 1" xlink:type="simple" xlink:show="embed" xlink:actuate="onLoad"/>
            </draw:frame>
          </table:table-cell>
          <table:table-cell office:value-type="string" calcext:value-type="string">
            <text:p>支払手数料</text:p>
          </table:table-cell>
          <table:table-cell table:style-name="ce303" office:value-type="currency" office:currency="JPY" office:value="0" calcext:value-type="currency">
            <text:p>￥0</text:p>
          </table:table-cell>
          <table:table-cell table:style-name="ce303" table:formula="of:=[.S45]+[.R46]" office:value-type="currency" office:currency="JPY" office:value="200731.6" calcext:value-type="currency">
            <text:p>￥200,732</text:p>
          </table:table-cell>
          <table:table-cell table:style-name="ce369" table:formula="of:=[.R46]/[.$R$53]" office:value-type="percentage" office:value="0" calcext:value-type="percentage">
            <text:p>0.0%</text:p>
          </table:table-cell>
          <table:table-cell/>
          <table:table-cell office:value-type="string" calcext:value-type="string">
            <text:p>支払手数料</text:p>
          </table:table-cell>
          <table:table-cell table:style-name="ce303" office:value-type="currency" office:currency="JPY" office:value="0" calcext:value-type="currency">
            <text:p>￥0</text:p>
          </table:table-cell>
          <table:table-cell table:style-name="ce303" office:value-type="currency" office:currency="JPY" office:value="500" calcext:value-type="currency">
            <text:p>￥500</text:p>
          </table:table-cell>
          <table:table-cell/>
          <table:table-cell table:style-name="ce292" office:value-type="string" calcext:value-type="string">
            <text:p>通信費</text:p>
          </table:table-cell>
          <table:table-cell table:style-name="ce305" office:value-type="currency" office:currency="JPY" office:value="96000" calcext:value-type="currency">
            <text:p>￥96,000</text:p>
          </table:table-cell>
          <table:table-cell table:style-name="ce303" office:value-type="currency" office:currency="JPY" office:value="4237" calcext:value-type="currency">
            <text:p>￥4,237</text:p>
          </table:table-cell>
          <table:table-cell table:style-name="ce303" table:formula="of:=[.AB46]*12" office:value-type="currency" office:currency="JPY" office:value="50844" calcext:value-type="currency">
            <text:p>￥50,844</text:p>
          </table:table-cell>
          <table:table-cell table:number-columns-repeated="995"/>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table-cell office:value-type="string" calcext:value-type="string">
            <text:p>雑損</text:p>
          </table:table-cell>
          <table:table-cell table:style-name="ce303" office:value-type="currency" office:currency="JPY" office:value="0" calcext:value-type="currency">
            <text:p>￥0</text:p>
          </table:table-cell>
          <table:table-cell table:style-name="ce303" table:formula="of:=[.S46]+[.R47]" office:value-type="currency" office:currency="JPY" office:value="200731.6" calcext:value-type="currency">
            <text:p>￥200,732</text:p>
          </table:table-cell>
          <table:table-cell table:style-name="ce369" table:formula="of:=[.R47]/[.$R$53]" office:value-type="percentage" office:value="0" calcext:value-type="percentage">
            <text:p>0.0%</text:p>
          </table:table-cell>
          <table:table-cell/>
          <table:table-cell office:value-type="string" calcext:value-type="string">
            <text:p>雑損</text:p>
          </table:table-cell>
          <table:table-cell table:style-name="ce303" office:value-type="currency" office:currency="JPY" office:value="0" calcext:value-type="currency">
            <text:p>￥0</text:p>
          </table:table-cell>
          <table:table-cell table:style-name="ce303"/>
          <table:table-cell/>
          <table:table-cell table:style-name="ce293" office:value-type="string" calcext:value-type="string">
            <text:p>雑損</text:p>
          </table:table-cell>
          <table:table-cell table:style-name="ce20" office:value-type="currency" office:currency="JPY" office:value="30000" calcext:value-type="currency">
            <text:p>￥30,000</text:p>
          </table:table-cell>
          <table:table-cell table:style-name="ce303" office:value-type="currency" office:currency="JPY" office:value="0" calcext:value-type="currency">
            <text:p>￥0</text:p>
          </table:table-cell>
          <table:table-cell table:style-name="ce303" table:formula="of:=[.AB47]*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table-cell office:value-type="string" calcext:value-type="string">
            <text:p>固定資産除却損</text:p>
          </table:table-cell>
          <table:table-cell table:style-name="ce303" office:value-type="currency" office:currency="JPY" office:value="0" calcext:value-type="currency">
            <text:p>￥0</text:p>
          </table:table-cell>
          <table:table-cell table:style-name="ce303" table:formula="of:=[.S47]+[.R48]" office:value-type="currency" office:currency="JPY" office:value="200731.6" calcext:value-type="currency">
            <text:p>￥200,732</text:p>
          </table:table-cell>
          <table:table-cell table:style-name="ce369" table:formula="of:=[.R48]/[.$R$53]" office:value-type="percentage" office:value="0" calcext:value-type="percentage">
            <text:p>0.0%</text:p>
          </table:table-cell>
          <table:table-cell/>
          <table:table-cell office:value-type="string" calcext:value-type="string">
            <text:p>固定資産除却損</text:p>
          </table:table-cell>
          <table:table-cell table:style-name="ce303" office:value-type="currency" office:currency="JPY" office:value="0" calcext:value-type="currency">
            <text:p>￥0</text:p>
          </table:table-cell>
          <table:table-cell table:style-name="ce303"/>
          <table:table-cell/>
          <table:table-cell table:style-name="ce295" office:value-type="string" calcext:value-type="string">
            <text:p>固定資産除却損</text:p>
          </table:table-cell>
          <table:table-cell table:style-name="ce305" office:value-type="currency" office:currency="JPY" office:value="5000" calcext:value-type="currency">
            <text:p>￥5,000</text:p>
          </table:table-cell>
          <table:table-cell table:style-name="ce303" office:value-type="currency" office:currency="JPY" office:value="0" calcext:value-type="currency">
            <text:p>￥0</text:p>
          </table:table-cell>
          <table:table-cell table:style-name="ce303" table:formula="of:=[.AB48]*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style-name="ce387"/>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table-cell office:value-type="string" calcext:value-type="string">
            <text:p>固定資産売却損</text:p>
          </table:table-cell>
          <table:table-cell table:style-name="ce303" office:value-type="currency" office:currency="JPY" office:value="0" calcext:value-type="currency">
            <text:p>￥0</text:p>
          </table:table-cell>
          <table:table-cell table:style-name="ce303" table:formula="of:=[.S48]+[.R49]" office:value-type="currency" office:currency="JPY" office:value="200731.6" calcext:value-type="currency">
            <text:p>￥200,732</text:p>
          </table:table-cell>
          <table:table-cell table:style-name="ce369" table:formula="of:=[.R49]/[.$R$53]" office:value-type="percentage" office:value="0" calcext:value-type="percentage">
            <text:p>0.0%</text:p>
          </table:table-cell>
          <table:table-cell/>
          <table:table-cell office:value-type="string" calcext:value-type="string">
            <text:p>固定資産売却損</text:p>
          </table:table-cell>
          <table:table-cell table:style-name="ce303" office:value-type="currency" office:currency="JPY" office:value="0" calcext:value-type="currency">
            <text:p>￥0</text:p>
          </table:table-cell>
          <table:table-cell table:style-name="ce303"/>
          <table:table-cell/>
          <table:table-cell table:style-name="ce294" office:value-type="string" calcext:value-type="string">
            <text:p>固定資産売却損</text:p>
          </table:table-cell>
          <table:table-cell table:style-name="ce20" office:value-type="currency" office:currency="JPY" office:value="5000" calcext:value-type="currency">
            <text:p>￥5,000</text:p>
          </table:table-cell>
          <table:table-cell table:style-name="ce303" office:value-type="currency" office:currency="JPY" office:value="0" calcext:value-type="currency">
            <text:p>￥0</text:p>
          </table:table-cell>
          <table:table-cell table:style-name="ce303" table:formula="of:=[.AB49]*12" office:value-type="currency" office:currency="JPY" office:value="0" calcext:value-type="currency">
            <text:p>￥0</text:p>
          </table:table-cell>
          <table:table-cell table:number-columns-repeated="995"/>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table-cell office:value-type="string" calcext:value-type="string">
            <text:p>有価証券売却損</text:p>
          </table:table-cell>
          <table:table-cell table:style-name="ce303" office:value-type="currency" office:currency="JPY" office:value="0" calcext:value-type="currency">
            <text:p>￥0</text:p>
          </table:table-cell>
          <table:table-cell table:style-name="ce303" table:formula="of:=[.S49]+[.R50]" office:value-type="currency" office:currency="JPY" office:value="200731.6" calcext:value-type="currency">
            <text:p>￥200,732</text:p>
          </table:table-cell>
          <table:table-cell table:style-name="ce369" table:formula="of:=[.R50]/[.$R$53]" office:value-type="percentage" office:value="0" calcext:value-type="percentage">
            <text:p>0.0%</text:p>
          </table:table-cell>
          <table:table-cell/>
          <table:table-cell office:value-type="string" calcext:value-type="string">
            <text:p>有価証券売却損</text:p>
          </table:table-cell>
          <table:table-cell table:style-name="ce303" office:value-type="currency" office:currency="JPY" office:value="0" calcext:value-type="currency">
            <text:p>￥0</text:p>
          </table:table-cell>
          <table:table-cell table:style-name="ce303"/>
          <table:table-cell/>
          <table:table-cell table:style-name="ce292" office:value-type="string" calcext:value-type="string">
            <text:p>有価証券評価損</text:p>
          </table:table-cell>
          <table:table-cell table:style-name="ce305" office:value-type="currency" office:currency="JPY" office:value="10000" calcext:value-type="currency">
            <text:p>￥10,000</text:p>
          </table:table-cell>
          <table:table-cell table:style-name="ce303" office:value-type="currency" office:currency="JPY" office:value="0" calcext:value-type="currency">
            <text:p>￥0</text:p>
          </table:table-cell>
          <table:table-cell table:style-name="ce303" office:value-type="currency" office:currency="JPY" office:value="200000" calcext:value-type="currency">
            <text:p>￥200,00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table-cell office:value-type="string" calcext:value-type="string">
            <text:p>特別損失</text:p>
          </table:table-cell>
          <table:table-cell table:style-name="ce303" office:value-type="currency" office:currency="JPY" office:value="0" calcext:value-type="currency">
            <text:p>￥0</text:p>
          </table:table-cell>
          <table:table-cell table:style-name="ce303" table:formula="of:=[.S50]+[.R51]" office:value-type="currency" office:currency="JPY" office:value="200731.6" calcext:value-type="currency">
            <text:p>￥200,732</text:p>
          </table:table-cell>
          <table:table-cell table:style-name="ce369" table:formula="of:=[.R51]/[.$R$53]" office:value-type="percentage" office:value="0" calcext:value-type="percentage">
            <text:p>0.0%</text:p>
          </table:table-cell>
          <table:table-cell/>
          <table:table-cell office:value-type="string" calcext:value-type="string">
            <text:p>特別損失</text:p>
          </table:table-cell>
          <table:table-cell table:style-name="ce303" office:value-type="currency" office:currency="JPY" office:value="0" calcext:value-type="currency">
            <text:p>￥0</text:p>
          </table:table-cell>
          <table:table-cell table:style-name="ce303"/>
          <table:table-cell/>
          <table:table-cell table:style-name="ce293" office:value-type="string" calcext:value-type="string">
            <text:p>有価証券売却損</text:p>
          </table:table-cell>
          <table:table-cell table:style-name="ce20" office:value-type="currency" office:currency="JPY" office:value="30000" calcext:value-type="currency">
            <text:p>￥30,000</text:p>
          </table:table-cell>
          <table:table-cell table:style-name="ce303" office:value-type="currency" office:currency="JPY" office:value="0" calcext:value-type="currency">
            <text:p>￥0</text:p>
          </table:table-cell>
          <table:table-cell table:style-name="ce303" office:value-type="currency" office:currency="JPY" office:value="100000" calcext:value-type="currency">
            <text:p>￥100,00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table-cell office:value-type="string" calcext:value-type="string">
            <text:p>減価償却費</text:p>
          </table:table-cell>
          <table:table-cell table:style-name="ce303" office:value-type="currency" office:currency="JPY" office:value="0" calcext:value-type="currency">
            <text:p>￥0</text:p>
          </table:table-cell>
          <table:table-cell table:style-name="ce303" table:formula="of:=[.S51]+[.R52]" office:value-type="currency" office:currency="JPY" office:value="200731.6" calcext:value-type="currency">
            <text:p>￥200,732</text:p>
          </table:table-cell>
          <table:table-cell table:style-name="ce369" table:formula="of:=[.R52]/[.$R$53]" office:value-type="percentage" office:value="0" calcext:value-type="percentage">
            <text:p>0.0%</text:p>
          </table:table-cell>
          <table:table-cell/>
          <table:table-cell office:value-type="string" calcext:value-type="string">
            <text:p>減価償却費</text:p>
          </table:table-cell>
          <table:table-cell table:style-name="ce303" office:value-type="currency" office:currency="JPY" office:value="0" calcext:value-type="currency">
            <text:p>￥0</text:p>
          </table:table-cell>
          <table:table-cell table:style-name="ce303"/>
          <table:table-cell office:value-type="string" calcext:value-type="string">
            <text:p>※ボーナス負担</text:p>
          </table:table-cell>
          <table:table-cell table:style-name="ce292" office:value-type="string" calcext:value-type="string">
            <text:p>特別損失</text:p>
          </table:table-cell>
          <table:table-cell table:style-name="ce305" office:value-type="currency" office:currency="JPY" office:value="20000" calcext:value-type="currency">
            <text:p>￥20,000</text:p>
          </table:table-cell>
          <table:table-cell table:style-name="ce303" office:value-type="currency" office:currency="JPY" office:value="0" calcext:value-type="currency">
            <text:p>￥0</text:p>
          </table:table-cell>
          <table:table-cell table:style-name="ce303" table:formula="of:=[.AB52]*12" office:value-type="currency" office:currency="JPY" office:value="0" calcext:value-type="currency">
            <text:p>￥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table-cell office:value-type="string" calcext:value-type="string">
            <text:p>合計</text:p>
          </table:table-cell>
          <table:table-cell table:style-name="ce303" table:formula="of:=SUM([.R25:.R52])" office:value-type="currency" office:currency="JPY" office:value="200731.6" calcext:value-type="currency">
            <text:p>￥200,732</text:p>
          </table:table-cell>
          <table:table-cell table:number-columns-repeated="3"/>
          <table:table-cell office:value-type="string" calcext:value-type="string">
            <text:p>合計</text:p>
          </table:table-cell>
          <table:table-cell table:style-name="ce303" table:formula="of:=SUM([.W25:.W52])" office:value-type="currency" office:currency="JPY" office:value="200731.6" calcext:value-type="currency">
            <text:p>￥200,732</text:p>
          </table:table-cell>
          <table:table-cell table:style-name="ce303" table:formula="of:=SUM([.X25:.X52])" office:value-type="currency" office:currency="JPY" office:value="179500" calcext:value-type="currency">
            <text:p>￥179,500</text:p>
          </table:table-cell>
          <table:table-cell office:value-type="string" calcext:value-type="string">
            <text:p>可能であれば基本給17万5千円以内に収めたい</text:p>
          </table:table-cell>
          <table:table-cell table:style-name="ce293" office:value-type="string" calcext:value-type="string">
            <text:p>減価償却費</text:p>
          </table:table-cell>
          <table:table-cell table:style-name="ce51" office:value-type="currency" office:currency="JPY" office:value="300000" calcext:value-type="currency">
            <text:p>￥300,000</text:p>
          </table:table-cell>
          <table:table-cell table:style-name="ce303"/>
          <table:table-cell table:style-name="ce303" office:value-type="currency" office:currency="JPY" office:value="300000" calcext:value-type="currency">
            <text:p>￥300,000</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10"/>
          <table:table-cell table:style-name="ce292" office:value-type="string" calcext:value-type="string">
            <text:p>計</text:p>
          </table:table-cell>
          <table:table-cell table:style-name="ce304" table:formula="of:=SUM([.AA25:.AA53])" office:value-type="currency" office:currency="JPY" office:value="2929000" calcext:value-type="currency">
            <text:p>￥2,929,000</text:p>
          </table:table-cell>
          <table:table-cell table:style-name="ce303"/>
          <table:table-cell table:style-name="ce303" table:formula="of:=SUM([.AC25:.AC53])" office:value-type="currency" office:currency="JPY" office:value="3008779.2" calcext:value-type="currency">
            <text:p>￥3,008,779</text:p>
          </table:table-cell>
          <table:table-cell table:number-columns-repeated="995"/>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3])" office:value-type="currency" office:currency="JPY" office:value="0" calcext:value-type="currency">
            <text:p>￥0</text:p>
          </table:table-cell>
          <table:table-cell table:number-columns-repeated="11"/>
          <table:table-cell office:value-type="string" calcext:value-type="string">
            <text:p>月間給与が</text:p>
          </table:table-cell>
          <table:table-cell table:number-columns-repeated="997"/>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5]"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style-name="ce296"/>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140" office:value-type="date" office:date-value="2016-11-06" calcext:value-type="date">
            <text:p>2016年11月6日</text:p>
          </table:table-cell>
          <table:table-cell office:value-type="string" calcext:value-type="string">
            <text:p>郵貯</text:p>
          </table:table-cell>
          <table:table-cell office:value-type="float" office:value="360625" calcext:value-type="float">
            <text:p>360625</text:p>
          </table:table-cell>
          <table:table-cell table:number-columns-repeated="1007"/>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2"/>
          <table:table-cell table:style-name="ce139"/>
          <table:table-cell table:style-name="ce303"/>
          <table:table-cell table:style-name="ce387"/>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8">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2"/>
          <table:table-cell table:style-name="ce417"/>
          <table:table-cell table:style-name="ce418"/>
          <table:table-cell table:style-name="ce387"/>
          <table:table-cell table:style-name="ce418"/>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2">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number-columns-repeated="2"/>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number-rows-repeated="5">
          <table:table-cell table:number-columns-repeated="3"/>
          <table:table-cell table:style-name="ce303"/>
          <table:table-cell table:style-name="ce387"/>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03" table:formula="of:=4784-[.J26]" office:value-type="currency" office:currency="JPY" office:value="4784" calcext:value-type="currency">
            <text:p>￥4,784</text:p>
          </table:table-cell>
          <table:table-cell table:style-name="ce303"/>
          <table:table-cell table:number-columns-repeated="2"/>
          <table:table-cell table:style-name="ce303"/>
          <table:table-cell/>
          <table:table-cell table:style-name="ce303"/>
          <table:table-cell table:number-columns-repeated="1009"/>
        </table:table-row>
        <table:table-row table:style-name="ro5" table:number-rows-repeated="1048457">
          <table:table-cell table:number-columns-repeated="1024"/>
        </table:table-row>
        <table:table-row table:style-name="ro5">
          <table:table-cell table:number-columns-repeated="1024"/>
        </table:table-row>
        <table:named-expressions>
          <table:named-range table:name="_xlnm._FilterDatabase" table:base-cell-address="$変更事項および予算.$A$1" table:cell-range-address="$'10'.$B$3:.$F$73"/>
        </table:named-expressions>
      </table:table>
      <table:table table:name="11" table:style-name="ta13">
        <table:table-column table:style-name="co44" table:default-cell-style-name="ce287"/>
        <table:table-column table:style-name="co16" table:default-cell-style-name="ce287"/>
        <table:table-column table:style-name="co8" table:default-cell-style-name="ce287"/>
        <table:table-column table:style-name="co24" table:default-cell-style-name="ce287"/>
        <table:table-column table:style-name="co18" table:default-cell-style-name="ce287"/>
        <table:table-column table:style-name="co24"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01-01" calcext:value-type="date">
            <text:p>2019年1月</text:p>
          </table:table-cell>
          <table:table-cell table:style-name="ce402"/>
          <table:table-cell/>
          <table:table-cell table:style-name="ce303"/>
          <table:table-cell/>
          <table:table-cell table:style-name="ce303"/>
          <table:table-cell table:style-name="ce328"/>
          <table:table-cell table:number-columns-repeated="2"/>
          <table:table-cell table:style-name="ce400"/>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6" draw:text-style-name="P2" svg:width="28.86mm" svg:height="13.8mm" svg:x="211.83mm" svg:y="113.32mm" draw:caption-point-x="-13.59mm" draw:caption-point-y="26.12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31]=[.I26];[.$D$1:.$D$231];0);0)-SUM(IF([.$E$1:.$E$231]=[.I26];[.$F$1:.$F$231];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31]=[.L26];[.$D$4:.$D$231];0);0)-SUM(IF([.$E$4:.$E$231]=[.L26];[.$F$4:.$F$231];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31]=[.N26];[.$F$4:.$F$231]);0)-SUM(IF([.$C$4:.$C$231]=[.N26];[.$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31]=[.I27];[.$D$1:.$D$231];0);0)-SUM(IF([.$E$1:.$E$231]=[.I27];[.$F$1:.$F$231];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31]=[.L27];[.$D$4:.$D$231];0);0)-SUM(IF([.$E$4:.$E$231]=[.L2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31]=[.I28];[.$D$1:.$D$231];0);0)-SUM(IF([.$E$1:.$E$231]=[.I28];[.$F$1:.$F$231];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31]=[.L28];[.$D$4:.$D$231];0);0)-SUM(IF([.$E$4:.$E$231]=[.L2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31]=[.I29];[.$D$1:.$D$231];0);0)-SUM(IF([.$E$1:.$E$231]=[.I29];[.$F$1:.$F$231];0);0)+[.J8]" office:value-type="currency" office:currency="JPY" office:value="0" calcext:value-type="currency">
            <text:p>￥0</text:p>
          </table:table-cell>
          <table:table-cell table:style-name="ce387"/>
          <table:table-cell table:style-name="ce387" office:value-type="string" calcext:value-type="string">
            <text:p>雑品</text:p>
          </table:table-cell>
          <table:table-cell table:style-name="ce406" table:number-matrix-columns-spanned="1" table:number-matrix-rows-spanned="1" table:formula="of:=SUM(IF([.$C$4:.$C$231]=[.L29];[.$D$4:.$D$231];0);0)-SUM(IF([.$E$4:.$E$231]=[.L29];[.$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31]=[.I30];[.$D$1:.$D$231];0);0)-SUM(IF([.$E$1:.$E$231]=[.I30];[.$F$1:.$F$231];0);0)+[.J9]" office:value-type="currency" office:currency="JPY" office:value="0" calcext:value-type="currency">
            <text:p>￥0</text:p>
          </table:table-cell>
          <table:table-cell table:style-name="ce387"/>
          <table:table-cell table:style-name="ce387" office:value-type="string" calcext:value-type="string">
            <text:p>新聞図書費</text:p>
          </table:table-cell>
          <table:table-cell table:style-name="ce406" table:number-matrix-columns-spanned="1" table:number-matrix-rows-spanned="1" table:formula="of:=SUM(IF([.$C$4:.$C$231]=[.L30];[.$D$4:.$D$231];0);0)-SUM(IF([.$E$4:.$E$231]=[.L3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31]=[.I31];[.$D$1:.$D$231];0);0)-SUM(IF([.$E$1:.$E$231]=[.I31];[.$F$1:.$F$231];0);0)+[.J10]" office:value-type="currency" office:currency="JPY" office:value="0" calcext:value-type="currency">
            <text:p>￥0</text:p>
          </table:table-cell>
          <table:table-cell table:style-name="ce387" office:value-type="float" office:value="4362" calcext:value-type="float">
            <text:p>\4,362</text:p>
          </table:table-cell>
          <table:table-cell table:style-name="ce347" office:value-type="string" calcext:value-type="string">
            <text:p>飲料費</text:p>
          </table:table-cell>
          <table:table-cell table:style-name="ce406" table:number-matrix-columns-spanned="1" table:number-matrix-rows-spanned="1" table:formula="of:=SUM(IF([.$C$4:.$C$231]=[.L31];[.$D$4:.$D$231];0);0)-SUM(IF([.$E$4:.$E$231]=[.L3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31]=[.I32];[.$D$1:.$D$231];0);0)-SUM(IF([.$E$1:.$E$231]=[.I32];[.$F$1:.$F$231];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31]=[.L32];[.$D$4:.$D$231];0);0)-SUM(IF([.$E$4:.$E$231]=[.L3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31]=[.I33];[.$D$1:.$D$231];0);0)-SUM(IF([.$E$1:.$E$231]=[.I33];[.$F$1:.$F$231];0);0)+[.J12]" office:value-type="currency" office:currency="JPY" office:value="0" calcext:value-type="currency">
            <text:p>￥0</text:p>
          </table:table-cell>
          <table:table-cell table:style-name="ce387"/>
          <table:table-cell table:style-name="ce387" office:value-type="string" calcext:value-type="string">
            <text:p>娯楽費</text:p>
          </table:table-cell>
          <table:table-cell table:style-name="ce406" table:number-matrix-columns-spanned="1" table:number-matrix-rows-spanned="1" table:formula="of:=SUM(IF([.$C$4:.$C$231]=[.L33];[.$D$4:.$D$231];0);0)-SUM(IF([.$E$4:.$E$231]=[.L33];[.$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31]=[.I34];[.$D$1:.$D$231];0);0)-SUM(IF([.$E$1:.$E$231]=[.I34];[.$F$1:.$F$231];0);0)+[.J13]" office:value-type="currency" office:currency="JPY" office:value="0" calcext:value-type="currency">
            <text:p>￥0</text:p>
          </table:table-cell>
          <table:table-cell table:style-name="ce387"/>
          <table:table-cell table:style-name="ce387" office:value-type="string" calcext:value-type="string">
            <text:p>消耗品費</text:p>
          </table:table-cell>
          <table:table-cell table:style-name="ce406" table:number-matrix-columns-spanned="1" table:number-matrix-rows-spanned="1" table:formula="of:=SUM(IF([.$C$4:.$C$231]=[.L34];[.$D$4:.$D$231];0);0)-SUM(IF([.$E$4:.$E$231]=[.L3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31]=[.I35];[.$D$1:.$D$231];0);0)-SUM(IF([.$E$1:.$E$231]=[.I35];[.$F$1:.$F$231];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31]=[.L35];[.$D$4:.$D$231];0);0)-SUM(IF([.$E$4:.$E$231]=[.L3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31]=[.I36];[.$D$1:.$D$231];0);0)-SUM(IF([.$E$1:.$E$231]=[.I36];[.$F$1:.$F$231];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31]=[.L36];[.$D$4:.$D$231];0);0)-SUM(IF([.$E$4:.$E$231]=[.L3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31]=[.I37];[.$D$1:.$D$231];0);0)-SUM(IF([.$E$1:.$E$231]=[.I37];[.$F$1:.$F$231];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31]=[.L37];[.$D$4:.$D$231];0);0)-SUM(IF([.$E$4:.$E$231]=[.L3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31]=[.I38];[.$D$1:.$D$231];0);0)-SUM(IF([.$E$1:.$E$231]=[.I38];[.$F$1:.$F$231];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31]=[.L38];[.$D$4:.$D$231];0);0)-SUM(IF([.$E$4:.$E$231]=[.L38];[.$F$4:.$F$231];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31]=[.I39];[.$D$1:.$D$231];0);0)-SUM(IF([.$E$1:.$E$231]=[.I39];[.$F$1:.$F$231];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31]=[.L39];[.$D$4:.$D$231];0);0)-SUM(IF([.$E$4:.$E$231]=[.L39];[.$F$4:.$F$231];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31]=[.N39];[.$F$4:.$F$231]);0)-SUM(IF([.$C$4:.$C$231]=[.N3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31]=[.I40];[.$D$3:.$D$231];0);0)-SUM(IF([.$E$3:.$E$231]=[.I40];[.$F$3:.$F$231];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31]=[.L40];[.$D$4:.$D$231];0);0)-SUM(IF([.$E$4:.$E$231]=[.L40];[.$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31]=[.I41];[.$D$3:.$D$231];0);0)-SUM(IF([.$E$3:.$E$231]=[.I41];[.$F$3:.$F$231];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31]=[.L41];[.$D$4:.$D$231];0);0)-SUM(IF([.$E$4:.$E$231]=[.L4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31]=[.L42];[.$D$4:.$D$231];0);0)-SUM(IF([.$E$4:.$E$231]=[.L42];[.$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31]=[.L43];[.$D$4:.$D$231];0);0)-SUM(IF([.$E$4:.$E$231]=[.L43];[.$F$4:.$F$231];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31]=[.N43];[.$F$4:.$F$231]);0)-SUM(IF([.$C$4:.$C$231]=[.N4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31]=[.L44];[.$D$4:.$D$231];0);0)-SUM(IF([.$E$4:.$E$231]=[.L44];[.$F$4:.$F$231];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31]=[.N44];[.$F$4:.$F$231]);0)-SUM(IF([.$C$4:.$C$231]=[.N44];[.$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31]=&quot;奨学金&quot;;[.$D$3:.$D$231];0);0)+SUM(IF([.$E$3:.$E$231]=&quot;奨学金&quot;;[.$F$3:.$F$231];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31]=[.L45];[.$D$4:.$D$231];0);0)-SUM(IF([.$E$4:.$E$231]=[.L45];[.$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31]=&quot;前受金&quot;;[.$D$3:.$D$231];0);0)+SUM(IF([.$E$3:.$E$231]=[.I46];[.$F$3:.$F$231];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31]=[.L46];[.$D$4:.$D$231];0);0)-SUM(IF([.$E$4:.$E$231]=[.L46];[.$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31]=[.I47];[.$D$1:.$D$231];0);0)+SUM(IF([.$E$1:.$E$231]=[.I47];[.$F$1:.$F$231];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31]=[.L47];[.$D$4:.$D$231];0);0)-SUM(IF([.$E$4:.$E$231]=[.L47];[.$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31]=[.I48];[.$D$3:.$D$231];0);0)+SUM(IF([.$E$3:.$E$231]=[.I48];[.$F$3:.$F$231];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31]=[.L48];[.$D$4:.$D$231];0);0)-SUM(IF([.$E$4:.$E$231]=[.L48];[.$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31]=[.L49];[.$D$4:.$D$231];0);0)-SUM(IF([.$E$4:.$E$231]=[.L49];[.$F$4:.$F$231];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31]=[.N49];[.$F$4:.$F$231]);0)-SUM(IF([.$C$4:.$C$231]=[.N49];[.$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31]=[.L50];[.$D$4:.$D$231];0);0)-SUM(IF([.$E$4:.$E$231]=[.L50];[.$F$4:.$F$231];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31]=[.N50];[.$F$4:.$F$231]);0)-SUM(IF([.$C$4:.$C$231]=[.N50];[.$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31]=[.L51];[.$D$4:.$D$231];0);0)-SUM(IF([.$E$4:.$E$231]=[.L51];[.$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31]=[.I52];[.$D$3:.$D$231];0);0)+SUM(IF([.$E$3:.$E$231]=[.I52];[.$F$3:.$F$231];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31]=[.L52];[.$D$4:.$D$231];0);0)-SUM(IF([.$E$4:.$E$231]=[.L52];[.$F$4:.$F$231];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31]=[.N52];[.$F$4:.$F$231]);0)-SUM(IF([.$C$4:.$C$231]=[.N52];[.$D$4:.$D$231];0);0)" office:value-type="currency" office:currency="JPY" office:value="0" calcext:value-type="currency">
            <text:p>￥0</text:p>
          </table:table-cell>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31]=[.I53];[.$D$3:.$D$231];0);0)+SUM(IF([.$E$3:.$E$231]=[.I53];[.$F$3:.$F$231];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31]=[.L53];[.$D$4:.$D$231];0);0)-SUM(IF([.$E$4:.$E$231]=[.L53];[.$F$4:.$F$231];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31]=[.N53];[.$F$4:.$F$231]);0)-SUM(IF([.$C$4:.$C$231]=[.N53];[.$D$4:.$D$231];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31]=[.I54];[.$D$3:.$D$231];0);0)+SUM(IF([.$E$3:.$E$231]=[.I54];[.$F$3:.$F$231];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31]=[.L54];[.$D$4:.$D$231];0);0)-SUM(IF([.$E$4:.$E$231]=[.L54];[.$F$4:.$F$231];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office:value-type="string" calcext:value-type="string">
            <text:p>健康保険</text:p>
          </table:table-cell>
          <table:table-cell table:number-columns-repeated="2"/>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office:value-type="string" calcext:value-type="string">
            <text:p>厚生年金</text:p>
          </table:table-cell>
          <table:table-cell table:number-columns-repeated="2"/>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office:value-type="string" calcext:value-type="string">
            <text:p>雇用保険</text:p>
          </table:table-cell>
          <table:table-cell table:number-columns-repeated="2"/>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office:value-type="string" calcext:value-type="string">
            <text:p>東京行き</text:p>
          </table:table-cell>
          <table:table-cell table:number-columns-repeated="2"/>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12" table:style-name="ta14">
        <table:table-column table:style-name="co45" table:default-cell-style-name="ce287"/>
        <table:table-column table:style-name="co16" table:default-cell-style-name="ce287"/>
        <table:table-column table:style-name="co8" table:default-cell-style-name="ce287"/>
        <table:table-column table:style-name="co17" table:default-cell-style-name="ce287"/>
        <table:table-column table:style-name="co18" table:default-cell-style-name="ce287"/>
        <table:table-column table:style-name="co17" table:default-cell-style-name="ce287"/>
        <table:table-column table:style-name="co19" table:number-columns-repeated="2" table:default-cell-style-name="ce287"/>
        <table:table-column table:style-name="co20" table:default-cell-style-name="ce287"/>
        <table:table-column table:style-name="co21" table:default-cell-style-name="ce287"/>
        <table:table-column table:style-name="co22" table:number-columns-repeated="2" table:default-cell-style-name="ce287"/>
        <table:table-column table:style-name="co23" table:default-cell-style-name="ce287"/>
        <table:table-column table:style-name="co22" table:default-cell-style-name="ce287"/>
        <table:table-column table:style-name="co2" table:default-cell-style-name="ce287"/>
        <table:table-column table:style-name="co11" table:number-columns-repeated="1009" table:default-cell-style-name="ce287"/>
        <table:table-row table:style-name="ro5">
          <table:table-cell table:style-name="ce402" office:value-type="date" office:date-value="2019-12-01" calcext:value-type="date">
            <text:p>2019年12月</text:p>
          </table:table-cell>
          <table:table-cell table:style-name="ce402"/>
          <table:table-cell/>
          <table:table-cell table:style-name="ce303"/>
          <table:table-cell/>
          <table:table-cell table:style-name="ce303"/>
          <table:table-cell table:style-name="ce328"/>
          <table:table-cell table:number-columns-repeated="2"/>
          <table:table-cell table:style-name="ce303"/>
          <table:table-cell table:number-columns-repeated="2"/>
          <table:table-cell table:style-name="ce303"/>
          <table:table-cell/>
          <table:table-cell table:style-name="ce303"/>
          <table:table-cell table:number-columns-repeated="1009"/>
        </table:table-row>
        <table:table-row table:style-name="ro5">
          <table:table-cell office:value-type="string" calcext:value-type="string">
            <text:p>仕訳</text:p>
          </table:table-cell>
          <table:table-cell table:number-columns-repeated="2"/>
          <table:table-cell table:style-name="ce303"/>
          <table:table-cell/>
          <table:table-cell table:style-name="ce303"/>
          <table:table-cell table:style-name="ce328"/>
          <table:table-cell/>
          <table:table-cell table:style-name="ce347" office:value-type="string" calcext:value-type="string">
            <text:p>前月繰越</text:p>
          </table:table-cell>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303"/>
          <table:table-cell table:style-name="ce387" office:value-type="string" calcext:value-type="string">
            <text:p>負債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ICOCA</text:p>
          </table:table-cell>
          <table:table-cell table:style-name="ce400"/>
          <table:table-cell table:style-name="ce387" office:value-type="string" calcext:value-type="string">
            <text:p>奨学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0"/>
          <table:table-cell table:style-name="ce387" office:value-type="string" calcext:value-type="string">
            <text:p>前受金</text:p>
          </table:table-cell>
          <table:table-cell table:style-name="ce319"/>
          <table:table-cell table:style-name="ce406"/>
          <table:table-cell table:style-name="ce387"/>
          <table:table-cell table:style-name="ce406" office:value-type="string" calcext:value-type="string">
            <text:p>MUFG</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0"/>
          <table:table-cell table:style-name="ce387" office:value-type="string" calcext:value-type="string">
            <text:p>未払保険料</text:p>
          </table:table-cell>
          <table:table-cell table:style-name="ce319"/>
          <table:table-cell table:style-name="ce406"/>
          <table:table-cell table:style-name="ce387"/>
          <table:table-cell table:style-name="ce406" office:value-type="currency" office:currency="JPY" office:value="786540" calcext:value-type="currency">
            <text:p>￥786,54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0"/>
          <table:table-cell table:style-name="ce387" office:value-type="string" calcext:value-type="string">
            <text:p>未払金</text:p>
          </table:table-cell>
          <table:table-cell table:style-name="ce319"/>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0"/>
          <table:table-cell table:style-name="ce404" office:value-type="string" calcext:value-type="string">
            <text:p>負債計</text:p>
          </table:table-cell>
          <table:table-cell table:style-name="ce407" table:formula="of:=SUM([.L5:.L8])" office:value-type="currency" office:currency="JPY" office:value="0" calcext:value-type="currency">
            <text:p>￥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0"/>
          <table:table-cell table:style-name="ce404"/>
          <table:table-cell table:style-name="ce40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style-name="ce296"/>
          <table:table-cell table:style-name="ce303"/>
          <table:table-cell table:style-name="ce328"/>
          <table:table-cell/>
          <table:table-cell table:style-name="ce387" office:value-type="string" calcext:value-type="string">
            <text:p>現金</text:p>
          </table:table-cell>
          <table:table-cell table:style-name="ce400"/>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0"/>
          <table:table-cell table:style-name="ce387" office:value-type="string" calcext:value-type="string">
            <text:p>純資産の部</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0"/>
          <table:table-cell table:style-name="ce387" office:value-type="string" calcext:value-type="string">
            <text:p>資本金</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table-cell table:style-name="ce387" office:value-type="string" calcext:value-type="string">
            <text:p>減価償却累計額</text:p>
          </table:table-cell>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table-cell table:style-name="ce387" office:value-type="string" calcext:value-type="string">
            <text:p>任意積立金</text:p>
          </table:table-cell>
          <table:table-cell table:style-name="ce406" table:number-columns-repeated="2"/>
          <table:table-cell table:style-name="ce387" table:formula="of:=[.J21]-[.L21]" office:value-type="float" office:value="0" calcext:value-type="float">
            <text:p>\0</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table-cell table:style-name="ce408" office:value-type="string" calcext:value-type="string">
            <text:p>前期純利益</text:p>
          </table:table-cell>
          <table:table-cell table:style-name="ce411"/>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table-cell table:style-name="ce409" office:value-type="string" calcext:value-type="string">
            <text:p>純資産計</text:p>
          </table:table-cell>
          <table:table-cell table:style-name="ce412" table:formula="of:=SUM([.L13:.L16])" office:value-type="currency" office:currency="JPY" office:value="0" calcext:value-type="currency">
            <text:p>￥0</text:p>
          </table:table-cell>
          <table:table-cell table:style-name="ce406" table:formula="of:=[.L9]+[.L21]"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303"/>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table-cell table:style-name="ce387"/>
          <table:table-cell table:style-name="ce406" table:number-columns-repeated="2"/>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table-cell table:style-name="ce387"/>
          <table:table-cell table:style-name="ce406" table:number-columns-repeated="2"/>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計</text:p>
          </table:table-cell>
          <table:table-cell table:style-name="ce407" table:formula="of:=SUM([.J5:.J20])" office:value-type="currency" office:currency="JPY" office:value="0" calcext:value-type="currency">
            <text:p>￥0</text:p>
          </table:table-cell>
          <table:table-cell table:style-name="ce404" office:value-type="string" calcext:value-type="string">
            <text:p>計</text:p>
          </table:table-cell>
          <table:table-cell table:style-name="ce407" table:formula="of:=[.L9]+[.L17]" office:value-type="currency" office:currency="JPY" office:value="0" calcext:value-type="currency">
            <text:p>￥0</text:p>
          </table:table-cell>
          <table:table-cell table:style-name="ce406" table:formula="of:=[.J21]-[.L21]"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style-name="ce387"/>
          <table:table-cell table:style-name="ce303"/>
          <table:table-cell table:style-name="ce328"/>
          <table:table-cell/>
          <table:table-cell table:style-name="ce387"/>
          <table:table-cell table:style-name="ce406"/>
          <table:table-cell table:style-name="ce387"/>
          <table:table-cell table:style-name="ce413"/>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B/S</text:p>
          </table:table-cell>
          <table:table-cell table:style-name="ce406"/>
          <table:table-cell table:style-name="ce387"/>
          <table:table-cell table:style-name="ce387" office:value-type="string" calcext:value-type="string">
            <text:p>P/L</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摘要</text:p>
          </table:table-cell>
          <table:table-cell table:style-name="ce406" office:value-type="string" calcext:value-type="string">
            <text:p>金額</text:p>
          </table:table-cell>
          <table:table-cell table:style-name="ce387"/>
          <table:table-cell table:style-name="ce387" office:value-type="string" calcext:value-type="string">
            <text:p>摘要</text:p>
          </table:table-cell>
          <table:table-cell table:style-name="ce406" office:value-type="string" calcext:value-type="string">
            <text:p>金額</text:p>
          </table:table-cell>
          <table:table-cell table:style-name="ce387" office:value-type="string" calcext:value-type="string">
            <text:p>摘要</text:p>
          </table:table-cell>
          <table:table-cell table:style-name="ce406" office:value-type="string" calcext:value-type="string">
            <text:p>金額</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産の部</text:p>
          </table:table-cell>
          <table:table-cell table:style-name="ce406"/>
          <table:table-cell table:style-name="ce387"/>
          <table:table-cell table:style-name="ce347" office:value-type="string" calcext:value-type="string">
            <text:p>費用の部</text:p>
          </table:table-cell>
          <table:table-cell table:style-name="ce406"/>
          <table:table-cell table:style-name="ce347" office:value-type="string" calcext:value-type="string">
            <text:p>収益の部</text:p>
          </table:table-cell>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office:annotation draw:style-name="gr1" draw:text-style-name="P2" svg:width="28.86mm" svg:height="13.65mm" svg:x="200.1mm" svg:y="113.26mm" draw:caption-point-x="-13.59mm" draw:caption-point-y="26.18mm">
              <dc:date>2020-05-03T00:00:00</dc:date>
              <text:p text:style-name="P1"><text:span text:style-name="T1">ICOCA</text:span><text:span text:style-name="T1">とするっと関西</text:span><text:span text:style-name="T1">K</text:span><text:span text:style-name="T1">カードの合計金額</text:span></text:p>
            </office:annotation>
            <text:p>ICOCA</text:p>
          </table:table-cell>
          <table:table-cell table:style-name="ce406" table:number-matrix-columns-spanned="1" table:number-matrix-rows-spanned="1" table:formula="of:=SUM(IF([.$C$1:.$C$256]=[.I26];[.$D$1:.$D$256];0);0)-SUM(IF([.$E$1:.$E$256]=[.I26];[.$F$1:.$F$256];0);0)+[.J5]" office:value-type="currency" office:currency="JPY" office:value="0" calcext:value-type="currency">
            <text:p>￥0</text:p>
          </table:table-cell>
          <table:table-cell table:style-name="ce387" office:value-type="string" calcext:value-type="string">
            <text:p>現金同等物</text:p>
          </table:table-cell>
          <table:table-cell table:style-name="ce347" office:value-type="string" calcext:value-type="string">
            <text:p>売上原価</text:p>
          </table:table-cell>
          <table:table-cell table:style-name="ce406" table:number-matrix-columns-spanned="1" table:number-matrix-rows-spanned="1" table:formula="of:=SUM(IF([.$C$4:.$C$256]=[.L26];[.$D$4:.$D$256];0);0)-SUM(IF([.$E$4:.$E$256]=[.L26];[.$F$4:.$F$256];0);0)" office:value-type="currency" office:currency="JPY" office:value="0" calcext:value-type="currency">
            <text:p>￥0</text:p>
          </table:table-cell>
          <table:table-cell table:style-name="ce387" office:value-type="string" calcext:value-type="string">
            <text:p>給与所得</text:p>
          </table:table-cell>
          <table:table-cell table:style-name="ce406" table:number-matrix-columns-spanned="1" table:number-matrix-rows-spanned="1" table:formula="of:=SUM(IF([.$E$4:.$E$256]=[.N26];[.$F$4:.$F$256]);0)-SUM(IF([.$C$4:.$C$256]=[.N26];[.$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郵貯）</text:p>
          </table:table-cell>
          <table:table-cell table:style-name="ce406" table:number-matrix-columns-spanned="1" table:number-matrix-rows-spanned="1" table:formula="of:=SUM(IF([.$C$1:.$C$256]=[.I27];[.$D$1:.$D$256];0);0)-SUM(IF([.$E$1:.$E$256]=[.I27];[.$F$1:.$F$256];0);0)+[.J6]" office:value-type="currency" office:currency="JPY" office:value="0" calcext:value-type="currency">
            <text:p>￥0</text:p>
          </table:table-cell>
          <table:table-cell table:style-name="ce387" table:formula="of:=SUM([.J26:.J34])" office:value-type="float" office:value="0" calcext:value-type="float">
            <text:p>\0</text:p>
          </table:table-cell>
          <table:table-cell table:style-name="ce387" office:value-type="string" calcext:value-type="string">
            <text:p>旅費交通費</text:p>
          </table:table-cell>
          <table:table-cell table:style-name="ce406" table:number-matrix-columns-spanned="1" table:number-matrix-rows-spanned="1" table:formula="of:=SUM(IF([.$C$4:.$C$256]=[.L27];[.$D$4:.$D$256];0);0)-SUM(IF([.$E$4:.$E$256]=[.L27];[.$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みなと）</text:p>
          </table:table-cell>
          <table:table-cell table:style-name="ce406" table:number-matrix-columns-spanned="1" table:number-matrix-rows-spanned="1" table:formula="of:=SUM(IF([.$C$1:.$C$256]=[.I28];[.$D$1:.$D$256];0);0)-SUM(IF([.$E$1:.$E$256]=[.I28];[.$F$1:.$F$256];0);0)+[.J7]" office:value-type="currency" office:currency="JPY" office:value="0" calcext:value-type="currency">
            <text:p>￥0</text:p>
          </table:table-cell>
          <table:table-cell table:style-name="ce387"/>
          <table:table-cell table:style-name="ce387" office:value-type="string" calcext:value-type="string">
            <text:p>医療・厚生費</text:p>
          </table:table-cell>
          <table:table-cell table:style-name="ce406" table:number-matrix-columns-spanned="1" table:number-matrix-rows-spanned="1" table:formula="of:=SUM(IF([.$C$4:.$C$256]=[.L28];[.$D$4:.$D$256];0);0)-SUM(IF([.$E$4:.$E$256]=[.L28];[.$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UFJ）</text:p>
          </table:table-cell>
          <table:table-cell table:style-name="ce406" table:number-matrix-columns-spanned="1" table:number-matrix-rows-spanned="1" table:formula="of:=SUM(IF([.$C$1:.$C$256]=[.I29];[.$D$1:.$D$256];0);0)-SUM(IF([.$E$1:.$E$256]=[.I29];[.$F$1:.$F$256];0);0)+[.J8]" office:value-type="currency" office:currency="JPY" office:value="0" calcext:value-type="currency">
            <text:p>￥0</text:p>
          </table:table-cell>
          <table:table-cell table:style-name="ce387" office:value-type="float" office:value="786540" calcext:value-type="float">
            <text:p>\786,540</text:p>
          </table:table-cell>
          <table:table-cell table:style-name="ce387" office:value-type="string" calcext:value-type="string">
            <text:p>雑品</text:p>
          </table:table-cell>
          <table:table-cell table:style-name="ce406" table:number-matrix-columns-spanned="1" table:number-matrix-rows-spanned="1" table:formula="of:=SUM(IF([.$C$4:.$C$256]=[.L29];[.$D$4:.$D$256];0);0)-SUM(IF([.$E$4:.$E$256]=[.L29];[.$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普通預金（中国銀行）</text:p>
          </table:table-cell>
          <table:table-cell table:style-name="ce406" table:number-matrix-columns-spanned="1" table:number-matrix-rows-spanned="1" table:formula="of:=SUM(IF([.$C$1:.$C$256]=[.I30];[.$D$1:.$D$256];0);0)-SUM(IF([.$E$1:.$E$256]=[.I30];[.$F$1:.$F$256];0);0)+[.J9]" office:value-type="currency" office:currency="JPY" office:value="0" calcext:value-type="currency">
            <text:p>￥0</text:p>
          </table:table-cell>
          <table:table-cell table:style-name="ce387" office:value-type="float" office:value="772428" calcext:value-type="float">
            <text:p>\772,428</text:p>
          </table:table-cell>
          <table:table-cell table:style-name="ce387" office:value-type="string" calcext:value-type="string">
            <text:p>新聞図書費</text:p>
          </table:table-cell>
          <table:table-cell table:style-name="ce406" table:number-matrix-columns-spanned="1" table:number-matrix-rows-spanned="1" table:formula="of:=SUM(IF([.$C$4:.$C$256]=[.L30];[.$D$4:.$D$256];0);0)-SUM(IF([.$E$4:.$E$256]=[.L30];[.$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ヨドバシポイント</text:p>
          </table:table-cell>
          <table:table-cell table:style-name="ce406" table:number-matrix-columns-spanned="1" table:number-matrix-rows-spanned="1" table:formula="of:=SUM(IF([.$C$1:.$C$256]=[.I31];[.$D$1:.$D$256];0);0)-SUM(IF([.$E$1:.$E$256]=[.I31];[.$F$1:.$F$256];0);0)+[.J10]" office:value-type="currency" office:currency="JPY" office:value="0" calcext:value-type="currency">
            <text:p>￥0</text:p>
          </table:table-cell>
          <table:table-cell table:style-name="ce387"/>
          <table:table-cell table:style-name="ce347" office:value-type="string" calcext:value-type="string">
            <text:p>飲料費</text:p>
          </table:table-cell>
          <table:table-cell table:style-name="ce406" table:number-matrix-columns-spanned="1" table:number-matrix-rows-spanned="1" table:formula="of:=SUM(IF([.$C$4:.$C$256]=[.L31];[.$D$4:.$D$256];0);0)-SUM(IF([.$E$4:.$E$256]=[.L31];[.$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現金</text:p>
          </table:table-cell>
          <table:table-cell table:style-name="ce406" table:number-matrix-columns-spanned="1" table:number-matrix-rows-spanned="1" table:formula="of:=SUM(IF([.$C$1:.$C$256]=[.I32];[.$D$1:.$D$256];0);0)-SUM(IF([.$E$1:.$E$256]=[.I32];[.$F$1:.$F$256];0);0)+[.J11]" office:value-type="currency" office:currency="JPY" office:value="0" calcext:value-type="currency">
            <text:p>￥0</text:p>
          </table:table-cell>
          <table:table-cell table:style-name="ce387"/>
          <table:table-cell table:style-name="ce347" office:value-type="string" calcext:value-type="string">
            <text:p>菓子類</text:p>
          </table:table-cell>
          <table:table-cell table:style-name="ce406" table:number-matrix-columns-spanned="1" table:number-matrix-rows-spanned="1" table:formula="of:=SUM(IF([.$C$4:.$C$256]=[.L32];[.$D$4:.$D$256];0);0)-SUM(IF([.$E$4:.$E$256]=[.L32];[.$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売買目的有価証券</text:p>
          </table:table-cell>
          <table:table-cell table:style-name="ce406" table:number-matrix-columns-spanned="1" table:number-matrix-rows-spanned="1" table:formula="of:=SUM(IF([.$C$1:.$C$256]=[.I33];[.$D$1:.$D$256];0);0)-SUM(IF([.$E$1:.$E$256]=[.I33];[.$F$1:.$F$256];0);0)+[.J12]" office:value-type="currency" office:currency="JPY" office:value="0" calcext:value-type="currency">
            <text:p>￥0</text:p>
          </table:table-cell>
          <table:table-cell table:style-name="ce387" office:value-type="float" office:value="1446000" calcext:value-type="float">
            <text:p>\1,446,000</text:p>
          </table:table-cell>
          <table:table-cell table:style-name="ce387" office:value-type="string" calcext:value-type="string">
            <text:p>娯楽費</text:p>
          </table:table-cell>
          <table:table-cell table:style-name="ce406" table:number-matrix-columns-spanned="1" table:number-matrix-rows-spanned="1" table:formula="of:=SUM(IF([.$C$4:.$C$256]=[.L33];[.$D$4:.$D$256];0);0)-SUM(IF([.$E$4:.$E$256]=[.L33];[.$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特定口座</text:p>
          </table:table-cell>
          <table:table-cell table:style-name="ce406" table:number-matrix-columns-spanned="1" table:number-matrix-rows-spanned="1" table:formula="of:=SUM(IF([.$C$1:.$C$256]=[.I34];[.$D$1:.$D$256];0);0)-SUM(IF([.$E$1:.$E$256]=[.I34];[.$F$1:.$F$256];0);0)+[.J13]" office:value-type="currency" office:currency="JPY" office:value="0" calcext:value-type="currency">
            <text:p>￥0</text:p>
          </table:table-cell>
          <table:table-cell table:style-name="ce387" office:value-type="float" office:value="3101475" calcext:value-type="float">
            <text:p>\3,101,475</text:p>
          </table:table-cell>
          <table:table-cell table:style-name="ce387" office:value-type="string" calcext:value-type="string">
            <text:p>消耗品費</text:p>
          </table:table-cell>
          <table:table-cell table:style-name="ce406" table:number-matrix-columns-spanned="1" table:number-matrix-rows-spanned="1" table:formula="of:=SUM(IF([.$C$4:.$C$256]=[.L34];[.$D$4:.$D$256];0);0)-SUM(IF([.$E$4:.$E$256]=[.L34];[.$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保険料</text:p>
          </table:table-cell>
          <table:table-cell table:style-name="ce406" table:number-matrix-columns-spanned="1" table:number-matrix-rows-spanned="1" table:formula="of:=SUM(IF([.$C$1:.$C$256]=[.I35];[.$D$1:.$D$256];0);0)-SUM(IF([.$E$1:.$E$256]=[.I35];[.$F$1:.$F$256];0);0)+[.J14]" office:value-type="currency" office:currency="JPY" office:value="0" calcext:value-type="currency">
            <text:p>￥0</text:p>
          </table:table-cell>
          <table:table-cell table:style-name="ce387"/>
          <table:table-cell table:style-name="ce387" office:value-type="string" calcext:value-type="string">
            <text:p>自己投資費</text:p>
          </table:table-cell>
          <table:table-cell table:style-name="ce406" table:number-matrix-columns-spanned="1" table:number-matrix-rows-spanned="1" table:formula="of:=SUM(IF([.$C$4:.$C$256]=[.L35];[.$D$4:.$D$256];0);0)-SUM(IF([.$E$4:.$E$256]=[.L35];[.$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費用</text:p>
          </table:table-cell>
          <table:table-cell table:style-name="ce406" table:number-matrix-columns-spanned="1" table:number-matrix-rows-spanned="1" table:formula="of:=SUM(IF([.$C$1:.$C$256]=[.I36];[.$D$1:.$D$256];0);0)-SUM(IF([.$E$1:.$E$256]=[.I36];[.$F$1:.$F$256];0);0)+[.J15]" office:value-type="currency" office:currency="JPY" office:value="0" calcext:value-type="currency">
            <text:p>￥0</text:p>
          </table:table-cell>
          <table:table-cell table:style-name="ce387"/>
          <table:table-cell table:style-name="ce347" office:value-type="string" calcext:value-type="string">
            <text:p>機器購入費</text:p>
          </table:table-cell>
          <table:table-cell table:style-name="ce406" table:number-matrix-columns-spanned="1" table:number-matrix-rows-spanned="1" table:formula="of:=SUM(IF([.$C$4:.$C$256]=[.L36];[.$D$4:.$D$256];0);0)-SUM(IF([.$E$4:.$E$256]=[.L36];[.$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収金</text:p>
          </table:table-cell>
          <table:table-cell table:style-name="ce406" table:number-matrix-columns-spanned="1" table:number-matrix-rows-spanned="1" table:formula="of:=SUM(IF([.$C$1:.$C$256]=[.I37];[.$D$1:.$D$256];0);0)-SUM(IF([.$E$1:.$E$256]=[.I37];[.$F$1:.$F$256];0);0)+[.J16]" office:value-type="currency" office:currency="JPY" office:value="0" calcext:value-type="currency">
            <text:p>￥0</text:p>
          </table:table-cell>
          <table:table-cell table:style-name="ce387"/>
          <table:table-cell table:style-name="ce387" office:value-type="string" calcext:value-type="string">
            <text:p>服飾費</text:p>
          </table:table-cell>
          <table:table-cell table:style-name="ce406" table:number-matrix-columns-spanned="1" table:number-matrix-rows-spanned="1" table:formula="of:=SUM(IF([.$C$4:.$C$256]=[.L37];[.$D$4:.$D$256];0);0)-SUM(IF([.$E$4:.$E$256]=[.L37];[.$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使途不明金</text:p>
          </table:table-cell>
          <table:table-cell table:style-name="ce406" table:number-matrix-columns-spanned="1" table:number-matrix-rows-spanned="1" table:formula="of:=SUM(IF([.$C$1:.$C$256]=[.I38];[.$D$1:.$D$256];0);0)-SUM(IF([.$E$1:.$E$256]=[.I38];[.$F$1:.$F$256];0);0)+[.J17]" office:value-type="currency" office:currency="JPY" office:value="0" calcext:value-type="currency">
            <text:p>￥0</text:p>
          </table:table-cell>
          <table:table-cell table:style-name="ce387"/>
          <table:table-cell table:style-name="ce387" office:value-type="string" calcext:value-type="string">
            <text:p>支払保険料</text:p>
          </table:table-cell>
          <table:table-cell table:style-name="ce406" table:number-matrix-columns-spanned="1" table:number-matrix-rows-spanned="1" table:formula="of:=SUM(IF([.$C$4:.$C$256]=[.L38];[.$D$4:.$D$256];0);0)-SUM(IF([.$E$4:.$E$256]=[.L38];[.$F$4:.$F$256];0);0)" office:value-type="currency" office:currency="JPY" office:value="0" calcext:value-type="currency">
            <text:p>￥0</text:p>
          </table:table-cell>
          <table:table-cell table:style-name="ce416"/>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ソフトウェア</text:p>
          </table:table-cell>
          <table:table-cell table:style-name="ce406" table:number-matrix-columns-spanned="1" table:number-matrix-rows-spanned="1" table:formula="of:=SUM(IF([.$C$1:.$C$256]=[.I39];[.$D$1:.$D$256];0);0)-SUM(IF([.$E$1:.$E$256]=[.I39];[.$F$1:.$F$256];0);0)+[.J18]" office:value-type="currency" office:currency="JPY" office:value="0" calcext:value-type="currency">
            <text:p>￥0</text:p>
          </table:table-cell>
          <table:table-cell table:style-name="ce387"/>
          <table:table-cell table:style-name="ce387" office:value-type="string" calcext:value-type="string">
            <text:p>所得税等</text:p>
          </table:table-cell>
          <table:table-cell table:style-name="ce406" table:number-matrix-columns-spanned="1" table:number-matrix-rows-spanned="1" table:formula="of:=SUM(IF([.$C$4:.$C$256]=[.L39];[.$D$4:.$D$256];0);0)-SUM(IF([.$E$4:.$E$256]=[.L39];[.$F$4:.$F$256];0);0)" office:value-type="currency" office:currency="JPY" office:value="0" calcext:value-type="currency">
            <text:p>￥0</text:p>
          </table:table-cell>
          <table:table-cell table:style-name="ce416" office:value-type="string" calcext:value-type="string">
            <text:p>所得税還付金</text:p>
          </table:table-cell>
          <table:table-cell table:style-name="ce406" table:number-matrix-columns-spanned="1" table:number-matrix-rows-spanned="1" table:formula="of:=SUM(IF([.$E$4:.$E$256]=[.N39];[.$F$4:.$F$256]);0)-SUM(IF([.$C$4:.$C$256]=[.N39];[.$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備品</text:p>
          </table:table-cell>
          <table:table-cell table:style-name="ce406" table:number-matrix-columns-spanned="1" table:number-matrix-rows-spanned="1" table:formula="of:=SUM(IF([.$C$3:.$C$256]=[.I40];[.$D$3:.$D$256];0);0)-SUM(IF([.$E$3:.$E$256]=[.I40];[.$F$3:.$F$256];0);0)+[.J19]" office:value-type="currency" office:currency="JPY" office:value="0" calcext:value-type="currency">
            <text:p>￥0</text:p>
          </table:table-cell>
          <table:table-cell table:style-name="ce387"/>
          <table:table-cell table:style-name="ce387" office:value-type="string" calcext:value-type="string">
            <text:p>住民税</text:p>
          </table:table-cell>
          <table:table-cell table:style-name="ce406" table:number-matrix-columns-spanned="1" table:number-matrix-rows-spanned="1" table:formula="of:=SUM(IF([.$C$4:.$C$256]=[.L40];[.$D$4:.$D$256];0);0)-SUM(IF([.$E$4:.$E$256]=[.L40];[.$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払金</text:p>
          </table:table-cell>
          <table:table-cell table:style-name="ce406" table:number-matrix-columns-spanned="1" table:number-matrix-rows-spanned="1" table:formula="of:=SUM(IF([.$C$3:.$C$256]=[.I41];[.$D$3:.$D$256];0);0)-SUM(IF([.$E$3:.$E$256]=[.I41];[.$F$3:.$F$256];0);0)+[.J20]" office:value-type="currency" office:currency="JPY" office:value="0" calcext:value-type="currency">
            <text:p>￥0</text:p>
          </table:table-cell>
          <table:table-cell/>
          <table:table-cell table:style-name="ce387" office:value-type="string" calcext:value-type="string">
            <text:p>租税公課</text:p>
          </table:table-cell>
          <table:table-cell table:style-name="ce406" table:number-matrix-columns-spanned="1" table:number-matrix-rows-spanned="1" table:formula="of:=SUM(IF([.$C$4:.$C$256]=[.L41];[.$D$4:.$D$256];0);0)-SUM(IF([.$E$4:.$E$256]=[.L41];[.$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資産計</text:p>
          </table:table-cell>
          <table:table-cell table:style-name="ce407" table:formula="of:=SUM([.J26:.J41])" office:value-type="currency" office:currency="JPY" office:value="0" calcext:value-type="currency">
            <text:p>￥0</text:p>
          </table:table-cell>
          <table:table-cell table:style-name="ce387"/>
          <table:table-cell table:style-name="ce387" office:value-type="string" calcext:value-type="string">
            <text:p>支払家賃</text:p>
          </table:table-cell>
          <table:table-cell table:style-name="ce406" table:number-matrix-columns-spanned="1" table:number-matrix-rows-spanned="1" table:formula="of:=SUM(IF([.$C$4:.$C$256]=[.L42];[.$D$4:.$D$256];0);0)-SUM(IF([.$E$4:.$E$256]=[.L42];[.$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87" office:value-type="string" calcext:value-type="string">
            <text:p>支払利息</text:p>
          </table:table-cell>
          <table:table-cell table:style-name="ce406" table:number-matrix-columns-spanned="1" table:number-matrix-rows-spanned="1" table:formula="of:=SUM(IF([.$C$4:.$C$256]=[.L43];[.$D$4:.$D$256];0);0)-SUM(IF([.$E$4:.$E$256]=[.L43];[.$F$4:.$F$256];0);0)" office:value-type="currency" office:currency="JPY" office:value="0" calcext:value-type="currency">
            <text:p>￥0</text:p>
          </table:table-cell>
          <table:table-cell table:style-name="ce387" office:value-type="string" calcext:value-type="string">
            <text:p>受取利息</text:p>
          </table:table-cell>
          <table:table-cell table:style-name="ce406" table:number-matrix-columns-spanned="1" table:number-matrix-rows-spanned="1" table:formula="of:=SUM(IF([.$E$4:.$E$256]=[.N43];[.$F$4:.$F$256]);0)-SUM(IF([.$C$4:.$C$256]=[.N43];[.$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負債の部</text:p>
          </table:table-cell>
          <table:table-cell table:style-name="ce406"/>
          <table:table-cell table:style-name="ce387"/>
          <table:table-cell table:style-name="ce387" office:value-type="string" calcext:value-type="string">
            <text:p>支払手数料</text:p>
          </table:table-cell>
          <table:table-cell table:style-name="ce406" table:number-matrix-columns-spanned="1" table:number-matrix-rows-spanned="1" table:formula="of:=SUM(IF([.$C$4:.$C$256]=[.L44];[.$D$4:.$D$256];0);0)-SUM(IF([.$E$4:.$E$256]=[.L44];[.$F$4:.$F$256];0);0)" office:value-type="currency" office:currency="JPY" office:value="0" calcext:value-type="currency">
            <text:p>￥0</text:p>
          </table:table-cell>
          <table:table-cell table:style-name="ce387" office:value-type="string" calcext:value-type="string">
            <text:p>受取配当金</text:p>
          </table:table-cell>
          <table:table-cell table:style-name="ce406" table:number-matrix-columns-spanned="1" table:number-matrix-rows-spanned="1" table:formula="of:=SUM(IF([.$E$4:.$E$256]=[.N44];[.$F$4:.$F$256]);0)-SUM(IF([.$C$4:.$C$256]=[.N44];[.$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奨学金</text:p>
          </table:table-cell>
          <table:table-cell table:style-name="ce406" table:number-matrix-columns-spanned="1" table:number-matrix-rows-spanned="1" table:formula="of:=-SUM(IF([.$C$3:.$C$256]=&quot;奨学金&quot;;[.$D$3:.$D$256];0);0)+SUM(IF([.$E$3:.$E$256]=&quot;奨学金&quot;;[.$F$3:.$F$256];0);0)+[.$L$5]" office:value-type="currency" office:currency="JPY" office:value="0" calcext:value-type="currency">
            <text:p>￥0</text:p>
          </table:table-cell>
          <table:table-cell table:style-name="ce387"/>
          <table:table-cell table:style-name="ce387" office:value-type="string" calcext:value-type="string">
            <text:p>食費</text:p>
          </table:table-cell>
          <table:table-cell table:style-name="ce406" table:number-matrix-columns-spanned="1" table:number-matrix-rows-spanned="1" table:formula="of:=SUM(IF([.$C$4:.$C$256]=[.L45];[.$D$4:.$D$256];0);0)-SUM(IF([.$E$4:.$E$256]=[.L45];[.$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前受金</text:p>
          </table:table-cell>
          <table:table-cell table:style-name="ce406" table:number-matrix-columns-spanned="1" table:number-matrix-rows-spanned="1" table:formula="of:=-SUM(IF([.$C$3:.$C$256]=&quot;前受金&quot;;[.$D$3:.$D$256];0);0)+SUM(IF([.$E$3:.$E$256]=[.I46];[.$F$3:.$F$256];0);0)+[.L6]" office:value-type="currency" office:currency="JPY" office:value="0" calcext:value-type="currency">
            <text:p>￥0</text:p>
          </table:table-cell>
          <table:table-cell table:style-name="ce387"/>
          <table:table-cell table:style-name="ce347" office:value-type="string" calcext:value-type="string">
            <text:p>光熱水費</text:p>
          </table:table-cell>
          <table:table-cell table:style-name="ce406" table:number-matrix-columns-spanned="1" table:number-matrix-rows-spanned="1" table:formula="of:=SUM(IF([.$C$4:.$C$256]=[.L46];[.$D$4:.$D$256];0);0)-SUM(IF([.$E$4:.$E$256]=[.L46];[.$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保険料</text:p>
          </table:table-cell>
          <table:table-cell table:style-name="ce406" table:number-matrix-columns-spanned="1" table:number-matrix-rows-spanned="1" table:formula="of:=-SUM(IF([.$C$1:.$C$256]=[.I47];[.$D$1:.$D$256];0);0)+SUM(IF([.$E$1:.$E$256]=[.I47];[.$F$1:.$F$256];0);0)+[.L7]" office:value-type="currency" office:currency="JPY" office:value="0" calcext:value-type="currency">
            <text:p>￥0</text:p>
          </table:table-cell>
          <table:table-cell table:style-name="ce387"/>
          <table:table-cell table:style-name="ce387" office:value-type="string" calcext:value-type="string">
            <text:p>交際費</text:p>
          </table:table-cell>
          <table:table-cell table:style-name="ce406" table:number-matrix-columns-spanned="1" table:number-matrix-rows-spanned="1" table:formula="of:=SUM(IF([.$C$4:.$C$256]=[.L47];[.$D$4:.$D$256];0);0)-SUM(IF([.$E$4:.$E$256]=[.L47];[.$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未払金</text:p>
          </table:table-cell>
          <table:table-cell table:style-name="ce406" table:number-matrix-columns-spanned="1" table:number-matrix-rows-spanned="1" table:formula="of:=-SUM(IF([.$C$3:.$C$256]=[.I48];[.$D$3:.$D$256];0);0)+SUM(IF([.$E$3:.$E$256]=[.I48];[.$F$3:.$F$256];0);0)+[.L8]" office:value-type="currency" office:currency="JPY" office:value="0" calcext:value-type="currency">
            <text:p>￥0</text:p>
          </table:table-cell>
          <table:table-cell table:style-name="ce387"/>
          <table:table-cell table:style-name="ce387" office:value-type="string" calcext:value-type="string">
            <text:p>通信費</text:p>
          </table:table-cell>
          <table:table-cell table:style-name="ce406" table:number-matrix-columns-spanned="1" table:number-matrix-rows-spanned="1" table:formula="of:=SUM(IF([.$C$4:.$C$256]=[.L48];[.$D$4:.$D$256];0);0)-SUM(IF([.$E$4:.$E$256]=[.L48];[.$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負債計</text:p>
          </table:table-cell>
          <table:table-cell table:style-name="ce407" table:formula="of:=SUM([.J45:.J48])" office:value-type="currency" office:currency="JPY" office:value="0" calcext:value-type="currency">
            <text:p>￥0</text:p>
          </table:table-cell>
          <table:table-cell table:style-name="ce387"/>
          <table:table-cell table:style-name="ce387" office:value-type="string" calcext:value-type="string">
            <text:p>雑損</text:p>
          </table:table-cell>
          <table:table-cell table:style-name="ce406" table:number-matrix-columns-spanned="1" table:number-matrix-rows-spanned="1" table:formula="of:=SUM(IF([.$C$4:.$C$256]=[.L49];[.$D$4:.$D$256];0);0)-SUM(IF([.$E$4:.$E$256]=[.L49];[.$F$4:.$F$256];0);0)" office:value-type="currency" office:currency="JPY" office:value="0" calcext:value-type="currency">
            <text:p>￥0</text:p>
          </table:table-cell>
          <table:table-cell table:style-name="ce387" office:value-type="string" calcext:value-type="string">
            <text:p>雑益</text:p>
          </table:table-cell>
          <table:table-cell table:style-name="ce406" table:number-matrix-columns-spanned="1" table:number-matrix-rows-spanned="1" table:formula="of:=SUM(IF([.$E$4:.$E$256]=[.N49];[.$F$4:.$F$256]);0)-SUM(IF([.$C$4:.$C$256]=[.N49];[.$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table-cell table:style-name="ce347" office:value-type="string" calcext:value-type="string">
            <text:p>固定資産除却損</text:p>
          </table:table-cell>
          <table:table-cell table:style-name="ce406" table:number-matrix-columns-spanned="1" table:number-matrix-rows-spanned="1" table:formula="of:=SUM(IF([.$C$4:.$C$256]=[.L50];[.$D$4:.$D$256];0);0)-SUM(IF([.$E$4:.$E$256]=[.L50];[.$F$4:.$F$256];0);0)" office:value-type="currency" office:currency="JPY" office:value="0" calcext:value-type="currency">
            <text:p>￥0</text:p>
          </table:table-cell>
          <table:table-cell table:style-name="ce347" office:value-type="string" calcext:value-type="string">
            <text:p>固定資産売却益</text:p>
          </table:table-cell>
          <table:table-cell table:style-name="ce406" table:number-matrix-columns-spanned="1" table:number-matrix-rows-spanned="1" table:formula="of:=SUM(IF([.$E$4:.$E$256]=[.N50];[.$F$4:.$F$256]);0)-SUM(IF([.$C$4:.$C$256]=[.N50];[.$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style-name="ce387"/>
          <table:table-cell table:style-name="ce303"/>
          <table:table-cell table:style-name="ce328"/>
          <table:table-cell/>
          <table:table-cell table:style-name="ce387" office:value-type="string" calcext:value-type="string">
            <text:p>純資産の部</text:p>
          </table:table-cell>
          <table:table-cell table:style-name="ce406"/>
          <table:table-cell table:style-name="ce387"/>
          <table:table-cell table:style-name="ce347" office:value-type="string" calcext:value-type="string">
            <text:p>固定資産売却損</text:p>
          </table:table-cell>
          <table:table-cell table:style-name="ce406" table:number-matrix-columns-spanned="1" table:number-matrix-rows-spanned="1" table:formula="of:=SUM(IF([.$C$4:.$C$256]=[.L51];[.$D$4:.$D$256];0);0)-SUM(IF([.$E$4:.$E$256]=[.L51];[.$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資本金</text:p>
          </table:table-cell>
          <table:table-cell table:style-name="ce406" table:number-matrix-columns-spanned="1" table:number-matrix-rows-spanned="1" table:formula="of:=-SUM(IF([.$C$3:.$C$256]=[.I52];[.$D$3:.$D$256];0);0)+SUM(IF([.$E$3:.$E$256]=[.I52];[.$F$3:.$F$256];0);0)+[.$L$13]" office:value-type="currency" office:currency="JPY" office:value="0" calcext:value-type="currency">
            <text:p>￥0</text:p>
          </table:table-cell>
          <table:table-cell table:style-name="ce387"/>
          <table:table-cell table:style-name="ce387" office:value-type="string" calcext:value-type="string">
            <text:p>有価証券売却損</text:p>
          </table:table-cell>
          <table:table-cell table:style-name="ce406" table:number-matrix-columns-spanned="1" table:number-matrix-rows-spanned="1" table:formula="of:=SUM(IF([.$C$4:.$C$256]=[.L52];[.$D$4:.$D$256];0);0)-SUM(IF([.$E$4:.$E$256]=[.L52];[.$F$4:.$F$256];0);0)" office:value-type="currency" office:currency="JPY" office:value="0" calcext:value-type="currency">
            <text:p>￥0</text:p>
          </table:table-cell>
          <table:table-cell table:style-name="ce387" office:value-type="string" calcext:value-type="string">
            <text:p>有価証券売却益</text:p>
          </table:table-cell>
          <table:table-cell table:style-name="ce406" table:number-matrix-columns-spanned="1" table:number-matrix-rows-spanned="1" table:formula="of:=SUM(IF([.$E$4:.$E$256]=[.N52];[.$F$4:.$F$256]);0)-SUM(IF([.$C$4:.$C$256]=[.N52];[.$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減価償却累計額</text:p>
          </table:table-cell>
          <table:table-cell table:style-name="ce406" table:number-matrix-columns-spanned="1" table:number-matrix-rows-spanned="1" table:formula="of:=-SUM(IF([.$C$3:.$C$256]=[.I53];[.$D$3:.$D$256];0);0)+SUM(IF([.$E$3:.$E$256]=[.I53];[.$F$3:.$F$256];0);0)+[.$L$14]" office:value-type="currency" office:currency="JPY" office:value="0" calcext:value-type="currency">
            <text:p>￥0</text:p>
          </table:table-cell>
          <table:table-cell table:style-name="ce387"/>
          <table:table-cell table:style-name="ce387" office:value-type="string" calcext:value-type="string">
            <text:p>特別損失</text:p>
          </table:table-cell>
          <table:table-cell table:style-name="ce406" table:number-matrix-columns-spanned="1" table:number-matrix-rows-spanned="1" table:formula="of:=SUM(IF([.$C$4:.$C$256]=[.L53];[.$D$4:.$D$256];0);0)-SUM(IF([.$E$4:.$E$256]=[.L53];[.$F$4:.$F$256];0);0)" office:value-type="currency" office:currency="JPY" office:value="0" calcext:value-type="currency">
            <text:p>￥0</text:p>
          </table:table-cell>
          <table:table-cell table:style-name="ce387" office:value-type="string" calcext:value-type="string">
            <text:p>特別利益</text:p>
          </table:table-cell>
          <table:table-cell table:style-name="ce406" table:number-matrix-columns-spanned="1" table:number-matrix-rows-spanned="1" table:formula="of:=SUM(IF([.$E$4:.$E$256]=[.N53];[.$F$4:.$F$256]);0)-SUM(IF([.$C$4:.$C$256]=[.N53];[.$D$4:.$D$256];0);0)"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任意積立金</text:p>
          </table:table-cell>
          <table:table-cell table:style-name="ce406" table:number-matrix-columns-spanned="1" table:number-matrix-rows-spanned="1" table:formula="of:=-SUM(IF([.$C$3:.$C$256]=[.I54];[.$D$3:.$D$256];0);0)+SUM(IF([.$E$3:.$E$256]=[.I54];[.$F$3:.$F$256];0);0)+[.$L$15]+[.$L$16]" office:value-type="currency" office:currency="JPY" office:value="0" calcext:value-type="currency">
            <text:p>￥0</text:p>
          </table:table-cell>
          <table:table-cell table:style-name="ce387"/>
          <table:table-cell table:style-name="ce347" office:value-type="string" calcext:value-type="string">
            <text:p>減価償却費</text:p>
          </table:table-cell>
          <table:table-cell table:style-name="ce406" table:number-matrix-columns-spanned="1" table:number-matrix-rows-spanned="1" table:formula="of:=SUM(IF([.$C$4:.$C$256]=[.L54];[.$D$4:.$D$256];0);0)-SUM(IF([.$E$4:.$E$256]=[.L54];[.$F$4:.$F$256];0);0)" office:value-type="currency" office:currency="JPY" office:value="0" calcext:value-type="currency">
            <text:p>￥0</text:p>
          </table:table-cell>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office:value-type="string" calcext:value-type="string">
            <text:p>当期純利益（損失）</text:p>
          </table:table-cell>
          <table:table-cell table:style-name="ce406" table:formula="of:=[.O55]-[.M55]" office:value-type="currency" office:currency="JPY" office:value="0" calcext:value-type="currency">
            <text:p>￥0</text:p>
          </table:table-cell>
          <table:table-cell table:style-name="ce387"/>
          <table:table-cell table:style-name="ce404" office:value-type="string" calcext:value-type="string">
            <text:p>費用計</text:p>
          </table:table-cell>
          <table:table-cell table:style-name="ce407" table:formula="of:=SUM([.M27:.M54])" office:value-type="currency" office:currency="JPY" office:value="0" calcext:value-type="currency">
            <text:p>￥0</text:p>
          </table:table-cell>
          <table:table-cell table:style-name="ce404" office:value-type="string" calcext:value-type="string">
            <text:p>収益計</text:p>
          </table:table-cell>
          <table:table-cell table:style-name="ce407" table:formula="of:=SUM([.O26:.O54])" office:value-type="currency" office:currency="JPY" office:value="0" calcext:value-type="currency">
            <text:p>￥0</text:p>
          </table:table-cell>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4" office:value-type="string" calcext:value-type="string">
            <text:p>純資産計</text:p>
          </table:table-cell>
          <table:table-cell table:style-name="ce407" table:formula="of:=SUM([.J52:.J55])" office:value-type="currency" office:currency="JPY" office:value="0" calcext:value-type="currency">
            <text:p>￥0</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2"/>
          <table:table-cell table:style-name="ce387"/>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B/Sチェック</text:p>
          </table:table-cell>
          <table:table-cell table:style-name="ce406" table:formula="of:=IF([.J42]=([.J49]+[.J56]);&quot;○&quot;;[.J42]-[.J49]-[.J56])" office:value-type="string" office:string-value="○" calcext:value-type="string">
            <text:p>○</text:p>
          </table:table-cell>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table-cell table:style-name="ce387" office:value-type="string" calcext:value-type="string">
            <text:p>必要支出</text:p>
          </table:table-cell>
          <table:table-cell table:style-name="ce406" office:value-type="string" calcext:value-type="string">
            <text:p>予算</text:p>
          </table:table-cell>
          <table:table-cell table:style-name="ce387" office:value-type="string" calcext:value-type="string">
            <text:p>項目</text:p>
          </table:table-cell>
          <table:table-cell table:style-name="ce406" office:value-type="string" calcext:value-type="string">
            <text:p>実績</text:p>
          </table:table-cell>
          <table:table-cell office:value-type="string" calcext:value-type="string">
            <text:p>予算控え</text:p>
          </table:table-cell>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月間支出目標</text:p>
          </table:table-cell>
          <table:table-cell table:style-name="ce406" office:value-type="currency" office:currency="JPY" office:value="120000" calcext:value-type="currency">
            <text:p>￥120,000</text:p>
          </table:table-cell>
          <table:table-cell table:style-name="ce387" table:number-columns-repeated="2"/>
          <table:table-cell table:style-name="ce406" table:formula="of:=3990+2302+840+948+983" office:value-type="currency" office:currency="JPY" office:value="9063" calcext:value-type="currency">
            <text:p>￥9,063</text:p>
          </table:table-cell>
          <table:table-cell table:style-name="ce387" office:value-type="string" calcext:value-type="string">
            <text:p>通信費</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余裕</text:p>
          </table:table-cell>
          <table:table-cell table:style-name="ce406" table:formula="of:=[.J60]-[.M55]-[.M74]" office:value-type="currency" office:currency="JPY" office:value="80937" calcext:value-type="currency">
            <text:p>￥80,937</text:p>
          </table:table-cell>
          <table:table-cell table:style-name="ce387" table:number-columns-repeated="2"/>
          <table:table-cell table:style-name="ce406"/>
          <table:table-cell table:style-name="ce387" office:value-type="string" calcext:value-type="string">
            <text:p>健康保険料</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5000-[.M46]" office:value-type="currency" office:currency="JPY" office:value="5000" calcext:value-type="currency">
            <text:p>￥5,000</text:p>
          </table:table-cell>
          <table:table-cell table:style-name="ce387" office:value-type="string" calcext:value-type="string">
            <text:p>電気代</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残り買い物回数</text:p>
          </table:table-cell>
          <table:table-cell office:value-type="float" office:value="3" calcext:value-type="float">
            <text:p>3</text:p>
          </table:table-cell>
          <table:table-cell table:style-name="ce387" table:number-columns-repeated="2"/>
          <table:table-cell table:style-name="ce406"/>
          <table:table-cell table:style-name="ce387" office:value-type="string" calcext:value-type="string">
            <text:p>国民年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office:value-type="string" calcext:value-type="string">
            <text:p>買い物1回あたり食費残</text:p>
          </table:table-cell>
          <table:table-cell table:style-name="ce406" table:formula="of:=[.M66]/[.J63]" office:value-type="currency" office:currency="JPY" office:value="0" calcext:value-type="currency">
            <text:p>￥0</text:p>
          </table:table-cell>
          <table:table-cell table:style-name="ce387" table:number-columns-repeated="2"/>
          <table:table-cell table:style-name="ce406" office:value-type="currency" office:currency="JPY" office:value="0" calcext:value-type="currency">
            <text:p>￥0</text:p>
          </table:table-cell>
          <table:table-cell table:style-name="ce387" office:value-type="string" calcext:value-type="string">
            <text:p>帰省費用１</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405"/>
          <table:table-cell table:style-name="ce406"/>
          <table:table-cell table:style-name="ce387" table:number-columns-repeated="2"/>
          <table:table-cell table:style-name="ce406" table:formula="of:=20000-[.M44]" office:value-type="currency" office:currency="JPY" office:value="20000" calcext:value-type="currency">
            <text:p>￥20,000</text:p>
          </table:table-cell>
          <table:table-cell table:style-name="ce387" office:value-type="string" calcext:value-type="string">
            <text:p>食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style-name="ce387"/>
          <table:table-cell table:style-name="ce303"/>
          <table:table-cell table:style-name="ce328"/>
          <table:table-cell/>
          <table:table-cell table:style-name="ce405"/>
          <table:table-cell table:style-name="ce406"/>
          <table:table-cell table:style-name="ce387" table:number-columns-repeated="2"/>
          <table:table-cell table:style-name="ce406"/>
          <table:table-cell table:style-name="ce387" office:value-type="string" calcext:value-type="string">
            <text:p>帰省費用２</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2000-[.M31]" office:value-type="currency" office:currency="JPY" office:value="2000" calcext:value-type="currency">
            <text:p>￥2,000</text:p>
          </table:table-cell>
          <table:table-cell table:style-name="ce387" office:value-type="string" calcext:value-type="string">
            <text:p>菓子類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formula="of:=3000-[.M30]" office:value-type="currency" office:currency="JPY" office:value="3000" calcext:value-type="currency">
            <text:p>￥3,000</text:p>
          </table:table-cell>
          <table:table-cell table:style-name="ce387" office:value-type="string" calcext:value-type="string">
            <text:p>飲料費残り</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新聞図書費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住民税</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office:value-type="string" calcext:value-type="string">
            <text:p>自己投資費予算残</text:p>
          </table:table-cell>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style-name="ce303"/>
          <table:table-cell table:number-columns-repeated="1008"/>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table:style-name="ce387" table:number-columns-repeated="2"/>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47"/>
          <table:table-cell/>
          <table:table-cell table:style-name="ce387"/>
          <table:table-cell table:style-name="ce406"/>
          <table:table-cell/>
          <table:table-cell table:style-name="ce414" office:value-type="string" calcext:value-type="string">
            <text:p>小計</text:p>
          </table:table-cell>
          <table:table-cell table:style-name="ce415" table:formula="of:=SUM([.M60:.M73])" office:value-type="currency" office:currency="JPY" office:value="39063" calcext:value-type="currency">
            <text:p>￥39,063</text:p>
          </table:table-cell>
          <table:table-cell table:style-name="ce414"/>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table-cell table:style-name="ce387"/>
          <table:table-cell table:style-name="ce406"/>
          <table:table-cell office:value-type="string" calcext:value-type="string">
            <text:p>月間固定費試算</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科目</text:p>
          </table:table-cell>
          <table:table-cell table:style-name="ce387"/>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支払家賃</text:p>
          </table:table-cell>
          <table:table-cell table:style-name="ce387" office:value-type="string" calcext:value-type="string">
            <text:p>金額</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403"/>
          <table:table-cell table:number-columns-repeated="2"/>
          <table:table-cell table:style-name="ce303"/>
          <table:table-cell office:value-type="string" calcext:value-type="string">
            <text:p>支払保険料</text:p>
          </table:table-cell>
          <table:table-cell table:style-name="ce387" office:value-type="float" office:value="48000" calcext:value-type="float">
            <text:p>\48,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食費</text:p>
          </table:table-cell>
          <table:table-cell table:style-name="ce387" office:value-type="float" office:value="22660" calcext:value-type="float">
            <text:p>\22,66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菓子類</text:p>
          </table:table-cell>
          <table:table-cell table:style-name="ce387" office:value-type="float" office:value="12500" calcext:value-type="float">
            <text:p>\12,5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飲料費</text:p>
          </table:table-cell>
          <table:table-cell table:style-name="ce387" office:value-type="float" office:value="2000" calcext:value-type="float">
            <text:p>\2,000</text:p>
          </table:table-cell>
          <table:table-cell table:style-name="ce406"/>
          <table:table-cell table:style-name="ce387"/>
          <table:table-cell table:style-name="ce406"/>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電気代</text:p>
          </table:table-cell>
          <table:table-cell table:style-name="ce303" office:value-type="currency" office:currency="JPY" office:value="1000" calcext:value-type="currency">
            <text:p>￥1,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新聞図書費</text:p>
          </table:table-cell>
          <table:table-cell table:style-name="ce303" office:value-type="currency" office:currency="JPY" office:value="4500" calcext:value-type="currency">
            <text:p>￥4,5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通信費</text:p>
          </table:table-cell>
          <table:table-cell table:style-name="ce303" office:value-type="currency" office:currency="JPY" office:value="2000" calcext:value-type="currency">
            <text:p>￥2,000</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style-name="ce410" office:value-type="string" calcext:value-type="string">
            <text:p>税込み小計</text:p>
          </table:table-cell>
          <table:table-cell table:style-name="ce303" office:value-type="currency" office:currency="JPY" office:value="7513" calcext:value-type="currency">
            <text:p>￥7,51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19" table:formula="of:=SUM([.L78:.L85])" office:value-type="currency" office:currency="JPY" office:value="100173" calcext:value-type="currency">
            <text:p>￥100,173</text:p>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office:value-type="string" calcext:value-type="string">
            <text:p>上記の手取り換算</text:p>
          </table:table-cell>
          <table:table-cell/>
          <table:table-cell table:style-name="ce303"/>
          <table:table-cell/>
          <table:table-cell table:style-name="ce303"/>
          <table:table-cell table:number-columns-repeated="1009"/>
        </table:table-row>
        <table:table-row table:style-name="ro5">
          <table:table-cell table:number-columns-repeated="3"/>
          <table:table-cell table:style-name="ce303"/>
          <table:table-cell/>
          <table:table-cell table:style-name="ce303"/>
          <table:table-cell table:style-name="ce328"/>
          <table:table-cell table:number-columns-repeated="2"/>
          <table:table-cell table:style-name="ce303"/>
          <table:table-cell/>
          <table:table-cell table:style-name="ce303" table:formula="of:=[.L86]-[.L79]" office:value-type="currency" office:currency="JPY" office:value="77513" calcext:value-type="currency">
            <text:p>￥77,513</text:p>
          </table:table-cell>
          <table:table-cell table:style-name="ce303"/>
          <table:table-cell/>
          <table:table-cell table:style-name="ce303"/>
          <table:table-cell table:number-columns-repeated="1009"/>
        </table:table-row>
        <table:table-row table:style-name="ro5" table:number-rows-repeated="1048487">
          <table:table-cell table:number-columns-repeated="1024"/>
        </table:table-row>
        <table:table-row table:style-name="ro5">
          <table:table-cell table:number-columns-repeated="1024"/>
        </table:table-row>
      </table:table>
      <table:table table:name="決算" table:style-name="ta15">
        <table:table-column table:style-name="co46" table:number-columns-repeated="2" table:default-cell-style-name="ce287"/>
        <table:table-column table:style-name="co47" table:default-cell-style-name="ce287"/>
        <table:table-column table:style-name="co48" table:default-cell-style-name="ce287"/>
        <table:table-column table:style-name="co49" table:default-cell-style-name="ce287"/>
        <table:table-column table:style-name="co50" table:default-cell-style-name="ce287"/>
        <table:table-column table:style-name="co46" table:default-cell-style-name="ce287"/>
        <table:table-column table:style-name="co51" table:default-cell-style-name="ce287"/>
        <table:table-column table:style-name="co52" table:default-cell-style-name="ce287"/>
        <table:table-column table:style-name="co53" table:default-cell-style-name="ce287"/>
        <table:table-column table:style-name="co2" table:default-cell-style-name="ce287"/>
        <table:table-column table:style-name="co54" table:default-cell-style-name="ce287"/>
        <table:table-column table:style-name="co9" table:default-cell-style-name="ce287"/>
        <table:table-column table:style-name="co55" table:default-cell-style-name="ce287"/>
        <table:table-column table:style-name="co8" table:default-cell-style-name="ce287"/>
        <table:table-column table:style-name="co55" table:default-cell-style-name="ce287"/>
        <table:table-column table:style-name="co56" table:default-cell-style-name="ce287"/>
        <table:table-column table:style-name="co46" table:number-columns-repeated="240" table:default-cell-style-name="ce287"/>
        <table:table-column table:style-name="co11" table:number-columns-repeated="767" table:default-cell-style-name="ce287"/>
        <table:table-row table:style-name="ro1">
          <table:table-cell table:style-name="ce328" table:number-columns-repeated="3"/>
          <table:table-cell table:style-name="ce303"/>
          <table:table-cell table:style-name="ce328"/>
          <table:table-cell table:style-name="ce303"/>
          <table:table-cell table:style-name="ce328" table:number-columns-repeated="251"/>
          <table:table-cell table:number-columns-repeated="767"/>
        </table:table-row>
        <table:table-row table:style-name="ro2">
          <table:table-cell table:style-name="ce328"/>
          <table:table-cell table:style-name="ce328" office:value-type="string" calcext:value-type="string">
            <text:p>月間FSの集計</text:p>
          </table:table-cell>
          <table:table-cell table:style-name="ce328"/>
          <table:table-cell table:style-name="ce303"/>
          <table:table-cell table:style-name="ce328"/>
          <table:table-cell table:style-name="ce303"/>
          <table:table-cell table:style-name="ce328" table:number-columns-repeated="251"/>
          <table:table-cell table:number-columns-repeated="767"/>
        </table:table-row>
        <table:table-row table:style-name="ro1">
          <table:table-cell table:style-name="ce328" table:number-columns-repeated="3"/>
          <table:table-cell table:style-name="ce303"/>
          <table:table-cell table:style-name="ce328"/>
          <table:table-cell table:style-name="ce303"/>
          <table:table-cell table:style-name="ce328" table:number-columns-repeated="251"/>
          <table:table-cell table:number-columns-repeated="767"/>
        </table:table-row>
        <table:table-row table:style-name="ro2">
          <table:table-cell table:style-name="ce328"/>
          <table:table-cell table:style-name="ce328" office:value-type="string" calcext:value-type="string">
            <text:p>■ B/S(2015年12月31日）</text:p>
          </table:table-cell>
          <table:table-cell table:style-name="ce328"/>
          <table:table-cell table:style-name="ce303"/>
          <table:table-cell table:style-name="ce328"/>
          <table:table-cell table:style-name="ce303"/>
          <table:table-cell table:style-name="ce328"/>
          <table:table-cell table:style-name="ce452" office:value-type="string" calcext:value-type="string">
            <text:p>※注意事項（期中随時追加）</text:p>
          </table:table-cell>
          <table:table-cell table:style-name="ce328" table:number-columns-repeated="249"/>
          <table:table-cell table:number-columns-repeated="767"/>
        </table:table-row>
        <table:table-row table:style-name="ro1">
          <table:table-cell table:style-name="ce328" table:number-columns-repeated="2"/>
          <table:table-cell table:style-name="ce328" office:value-type="string" calcext:value-type="string">
            <text:p>（決算修正前）</text:p>
          </table:table-cell>
          <table:table-cell table:style-name="ce303"/>
          <table:table-cell table:style-name="ce328"/>
          <table:table-cell table:style-name="ce303"/>
          <table:table-cell table:style-name="ce328"/>
          <table:table-cell table:style-name="ce453" office:value-type="string" calcext:value-type="string">
            <text:p>追加日</text:p>
          </table:table-cell>
          <table:table-cell table:style-name="ce456" office:value-type="string" calcext:value-type="string">
            <text:p>項目</text:p>
          </table:table-cell>
          <table:table-cell table:style-name="ce328" table:number-columns-repeated="2"/>
          <table:table-cell table:style-name="ce328" office:value-type="string" calcext:value-type="string">
            <text:p>毎月末定期支払</text:p>
          </table:table-cell>
          <table:table-cell table:style-name="ce328" table:number-columns-repeated="245"/>
          <table:table-cell table:number-columns-repeated="767"/>
        </table:table-row>
        <table:table-row table:style-name="ro5">
          <table:table-cell table:style-name="ce328" table:number-columns-repeated="2"/>
          <table:table-cell table:style-name="ce428" office:value-type="string" calcext:value-type="string">
            <text:p>資産の部</text:p>
          </table:table-cell>
          <table:table-cell table:style-name="ce434"/>
          <table:table-cell table:style-name="ce439" office:value-type="string" calcext:value-type="string">
            <text:p>負債の部</text:p>
          </table:table-cell>
          <table:table-cell table:style-name="ce434"/>
          <table:table-cell table:style-name="ce328"/>
          <table:table-cell table:style-name="ce454" office:value-type="date" office:date-value="2011-05-29" calcext:value-type="date">
            <text:p>5月29日</text:p>
          </table:table-cell>
          <table:table-cell table:style-name="ce328" office:value-type="string" calcext:value-type="string">
            <text:p>火災保険料支払。2011/8/16～2013/8/15</text:p>
          </table:table-cell>
          <table:table-cell table:style-name="ce328" table:number-columns-repeated="3"/>
          <table:table-cell table:style-name="ce466" office:value-type="string" calcext:value-type="string">
            <text:p>借方科目</text:p>
          </table:table-cell>
          <table:table-cell table:style-name="ce468" office:value-type="string" calcext:value-type="string">
            <text:p>金額</text:p>
          </table:table-cell>
          <table:table-cell table:style-name="ce470" office:value-type="string" calcext:value-type="string">
            <text:p>貸方科目</text:p>
          </table:table-cell>
          <table:table-cell table:style-name="ce466" office:value-type="string" calcext:value-type="string">
            <text:p>金額</text:p>
          </table:table-cell>
          <table:table-cell table:style-name="ce467" office:value-type="string" calcext:value-type="string">
            <text:p>特記事項</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ICOCA</text:p>
          </table:table-cell>
          <table:table-cell table:style-name="ce435" table:formula="of:=[$'12'.J25]" office:value-type="currency" office:currency="JPY" office:value="0" calcext:value-type="currency">
            <text:p>￥0</text:p>
          </table:table-cell>
          <table:table-cell table:style-name="ce403" office:value-type="string" calcext:value-type="string">
            <text:p>奨学金</text:p>
          </table:table-cell>
          <table:table-cell table:style-name="ce435" table:formula="of:=[$'12'.J43]" office:value-type="currency" office:currency="JPY" office:value="0" calcext:value-type="currency">
            <text:p>￥0</text:p>
          </table:table-cell>
          <table:table-cell table:style-name="ce451"/>
          <table:table-cell table:style-name="ce454"/>
          <table:table-cell table:style-name="ce328" table:number-columns-repeated="4"/>
          <table:table-cell table:style-name="ce467" office:value-type="string" calcext:value-type="string">
            <text:p>前払費用</text:p>
          </table:table-cell>
          <table:table-cell table:style-name="ce469" office:value-type="float" office:value="38000" calcext:value-type="float">
            <text:p>\38,000</text:p>
          </table:table-cell>
          <table:table-cell table:style-name="ce471" office:value-type="string" calcext:value-type="string">
            <text:p>普通預金(郵貯)</text:p>
          </table:table-cell>
          <table:table-cell table:style-name="ce467" office:value-type="float" office:value="38324" calcext:value-type="float">
            <text:p>\38,324</text:p>
          </table:table-cell>
          <table:table-cell table:style-name="ce467" office:value-type="string" calcext:value-type="string">
            <text:p>家賃等</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普通預金（郵貯）</text:p>
          </table:table-cell>
          <table:table-cell table:style-name="ce435" table:formula="of:=[$'12'.J26]" office:value-type="currency" office:currency="JPY" office:value="0" calcext:value-type="currency">
            <text:p>￥0</text:p>
          </table:table-cell>
          <table:table-cell table:style-name="ce403" office:value-type="string" calcext:value-type="string">
            <text:p>前受金</text:p>
          </table:table-cell>
          <table:table-cell table:style-name="ce435" table:formula="of:=[$'12'.J44]" office:value-type="currency" office:currency="JPY" office:value="0" calcext:value-type="currency">
            <text:p>￥0</text:p>
          </table:table-cell>
          <table:table-cell table:style-name="ce451"/>
          <table:table-cell table:style-name="ce454"/>
          <table:table-cell table:style-name="ce328" table:number-columns-repeated="4"/>
          <table:table-cell table:style-name="ce467" office:value-type="string" calcext:value-type="string">
            <text:p>支払手数料</text:p>
          </table:table-cell>
          <table:table-cell table:style-name="ce469" office:value-type="float" office:value="324" calcext:value-type="float">
            <text:p>\324</text:p>
          </table:table-cell>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普通預金（みなと）</text:p>
          </table:table-cell>
          <table:table-cell table:style-name="ce435" table:formula="of:=[$'12'.J27]" office:value-type="currency" office:currency="JPY" office:value="0" calcext:value-type="currency">
            <text:p>￥0</text:p>
          </table:table-cell>
          <table:table-cell table:style-name="ce403" office:value-type="string" calcext:value-type="string">
            <text:p>未払保険料</text:p>
          </table:table-cell>
          <table:table-cell table:style-name="ce435" table:formula="of:=[$'12'.J45]" office:value-type="currency" office:currency="JPY" office:value="0" calcext:value-type="currency">
            <text:p>￥0</text:p>
          </table:table-cell>
          <table:table-cell table:style-name="ce451"/>
          <table:table-cell table:style-name="ce454"/>
          <table:table-cell table:style-name="ce328" table:number-columns-repeated="4"/>
          <table:table-cell table:style-name="ce467" office:value-type="string" calcext:value-type="string">
            <text:p>通信費</text:p>
          </table:table-cell>
          <table:table-cell table:style-name="ce469" office:value-type="float" office:value="3661" calcext:value-type="float">
            <text:p>\3,661</text:p>
          </table:table-cell>
          <table:table-cell table:style-name="ce471" office:value-type="string" calcext:value-type="string">
            <text:p>普通預金(みなと)</text:p>
          </table:table-cell>
          <table:table-cell table:style-name="ce467" office:value-type="float" office:value="3661" calcext:value-type="float">
            <text:p>\3,661</text:p>
          </table:table-cell>
          <table:table-cell table:style-name="ce467" office:value-type="string" calcext:value-type="string">
            <text:p>携帯</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普通預金（UFJ）</text:p>
          </table:table-cell>
          <table:table-cell table:style-name="ce435" table:formula="of:=[$'12'.J28]" office:value-type="currency" office:currency="JPY" office:value="0" calcext:value-type="currency">
            <text:p>￥0</text:p>
          </table:table-cell>
          <table:table-cell table:style-name="ce403" office:value-type="string" calcext:value-type="string">
            <text:p>未払金</text:p>
          </table:table-cell>
          <table:table-cell table:style-name="ce435" table:formula="of:=[$'12'.J46]" office:value-type="currency" office:currency="JPY" office:value="0" calcext:value-type="currency">
            <text:p>￥0</text:p>
          </table:table-cell>
          <table:table-cell table:style-name="ce451"/>
          <table:table-cell table:style-name="ce454"/>
          <table:table-cell table:style-name="ce328" table:number-columns-repeated="4"/>
          <table:table-cell table:style-name="ce467" office:value-type="string" calcext:value-type="string">
            <text:p>通信費</text:p>
          </table:table-cell>
          <table:table-cell table:style-name="ce469"/>
          <table:table-cell table:style-name="ce471" office:value-type="string" calcext:value-type="string">
            <text:p>未払金</text:p>
          </table:table-cell>
          <table:table-cell table:style-name="ce467"/>
          <table:table-cell table:style-name="ce467" office:value-type="string" calcext:value-type="string">
            <text:p>IIJ</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ヨドバシポイント</text:p>
          </table:table-cell>
          <table:table-cell table:style-name="ce435" table:formula="of:=[$'12'.J29]" office:value-type="currency" office:currency="JPY" office:value="0" calcext:value-type="currency">
            <text:p>￥0</text:p>
          </table:table-cell>
          <table:table-cell table:style-name="ce403"/>
          <table:table-cell table:style-name="ce435"/>
          <table:table-cell table:style-name="ce451"/>
          <table:table-cell table:style-name="ce454"/>
          <table:table-cell table:style-name="ce328" table:number-columns-repeated="4"/>
          <table:table-cell table:style-name="ce467" office:value-type="string" calcext:value-type="string">
            <text:p>通信費</text:p>
          </table:table-cell>
          <table:table-cell table:style-name="ce469"/>
          <table:table-cell table:style-name="ce471" office:value-type="string" calcext:value-type="string">
            <text:p>未払金</text:p>
          </table:table-cell>
          <table:table-cell table:style-name="ce467"/>
          <table:table-cell table:style-name="ce467" office:value-type="string" calcext:value-type="string">
            <text:p>ぷらら</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現金</text:p>
          </table:table-cell>
          <table:table-cell table:style-name="ce435" table:formula="of:=[$'12'.J30]" office:value-type="currency" office:currency="JPY" office:value="0" calcext:value-type="currency">
            <text:p>￥0</text:p>
          </table:table-cell>
          <table:table-cell table:style-name="ce440" office:value-type="string" calcext:value-type="string">
            <text:p>負債の部 計</text:p>
          </table:table-cell>
          <table:table-cell table:style-name="ce446" table:formula="of:=SUM([.F7:.F11])" office:value-type="currency" office:currency="JPY" office:value="0" calcext:value-type="currency">
            <text:p>￥0</text:p>
          </table:table-cell>
          <table:table-cell table:style-name="ce451"/>
          <table:table-cell table:style-name="ce454"/>
          <table:table-cell table:style-name="ce328" table:number-columns-repeated="4"/>
          <table:table-cell table:style-name="ce467" office:value-type="string" calcext:value-type="string">
            <text:p>娯楽費</text:p>
          </table:table-cell>
          <table:table-cell table:style-name="ce469" office:value-type="float" office:value="980" calcext:value-type="float">
            <text:p>\980</text:p>
          </table:table-cell>
          <table:table-cell table:style-name="ce471" office:value-type="string" calcext:value-type="string">
            <text:p>未払金</text:p>
          </table:table-cell>
          <table:table-cell table:style-name="ce467" office:value-type="float" office:value="980" calcext:value-type="float">
            <text:p>\980</text:p>
          </table:table-cell>
          <table:table-cell table:style-name="ce467" office:value-type="string" calcext:value-type="string">
            <text:p>Apple Music</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売買目的有価証券</text:p>
          </table:table-cell>
          <table:table-cell table:style-name="ce435" table:formula="of:=[$'12'.J31]" office:value-type="currency" office:currency="JPY" office:value="0" calcext:value-type="currency">
            <text:p>￥0</text:p>
          </table:table-cell>
          <table:table-cell table:style-name="ce403"/>
          <table:table-cell table:style-name="ce435"/>
          <table:table-cell table:style-name="ce451"/>
          <table:table-cell table:style-name="ce454"/>
          <table:table-cell table:style-name="ce328" table:number-columns-repeated="4"/>
          <table:table-cell table:style-name="ce467" office:value-type="string" calcext:value-type="string">
            <text:p>通信費</text:p>
          </table:table-cell>
          <table:table-cell table:style-name="ce469" office:value-type="float" office:value="4104" calcext:value-type="float">
            <text:p>\4,104</text:p>
          </table:table-cell>
          <table:table-cell table:style-name="ce472" office:value-type="string" calcext:value-type="string">
            <office:annotation draw:style-name="gr7" draw:text-style-name="P5" svg:width="28.91mm" svg:height="5.89mm" svg:x="390.61mm" svg:y="52.82mm" draw:caption-point-x="-5.92mm" draw:caption-point-y="15.26mm">
              <dc:date>2020-05-03T00:00:00</dc:date>
              <text:p text:style-name="P4"><text:span text:style-name="T2">未確認</text:span></text:p>
            </office:annotation>
            <text:p>普通預金(郵貯)</text:p>
          </table:table-cell>
          <table:table-cell table:style-name="ce467" office:value-type="float" office:value="4104" calcext:value-type="float">
            <text:p>\4,104</text:p>
          </table:table-cell>
          <table:table-cell table:style-name="ce467" office:value-type="string" calcext:value-type="string">
            <text:p>KCTインターネット</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特定口座</text:p>
          </table:table-cell>
          <table:table-cell table:style-name="ce435" table:formula="of:=[$'12'.J32]" office:value-type="currency" office:currency="JPY" office:value="0" calcext:value-type="currency">
            <text:p>￥0</text:p>
          </table:table-cell>
          <table:table-cell table:style-name="ce428" office:value-type="string" calcext:value-type="string">
            <text:p>純資産の部</text:p>
          </table:table-cell>
          <table:table-cell table:style-name="ce434"/>
          <table:table-cell table:style-name="ce451"/>
          <table:table-cell table:style-name="ce454"/>
          <table:table-cell table:style-name="ce328" table:number-columns-repeated="4"/>
          <table:table-cell table:style-name="ce467" office:value-type="string" calcext:value-type="string">
            <text:p>支払保険料</text:p>
          </table:table-cell>
          <table:table-cell table:style-name="ce469" office:value-type="float" office:value="9060" calcext:value-type="float">
            <text:p>\9,060</text:p>
          </table:table-cell>
          <table:table-cell table:style-name="ce471" office:value-type="string" calcext:value-type="string">
            <text:p>普通預金（中国銀行）</text:p>
          </table:table-cell>
          <table:table-cell table:style-name="ce467" office:value-type="float" office:value="9060" calcext:value-type="float">
            <text:p>\9,060</text:p>
          </table:table-cell>
          <table:table-cell table:style-name="ce467" office:value-type="string" calcext:value-type="string">
            <text:p>車任意保険</text:p>
          </table:table-cell>
          <table:table-cell table:style-name="ce328"/>
          <table:table-cell table:style-name="ce328" office:value-type="string" calcext:value-type="string">
            <text:p>等級アップによりH３０から１０９８０から値下げ</text:p>
          </table:table-cell>
          <table:table-cell table:style-name="ce328" table:number-columns-repeated="238"/>
          <table:table-cell table:number-columns-repeated="767"/>
        </table:table-row>
        <table:table-row table:style-name="ro5">
          <table:table-cell table:style-name="ce387"/>
          <table:table-cell table:style-name="ce328"/>
          <table:table-cell table:style-name="ce429" office:value-type="string" calcext:value-type="string">
            <text:p>前払保険料</text:p>
          </table:table-cell>
          <table:table-cell table:style-name="ce435" table:formula="of:=[$'12'.J33]" office:value-type="currency" office:currency="JPY" office:value="0" calcext:value-type="currency">
            <text:p>￥0</text:p>
          </table:table-cell>
          <table:table-cell table:style-name="ce441" office:value-type="string" calcext:value-type="string">
            <text:p>資本金</text:p>
          </table:table-cell>
          <table:table-cell table:style-name="ce447" table:formula="of:=[$'12'.J50]" office:value-type="currency" office:currency="JPY" office:value="0" calcext:value-type="currency">
            <text:p>￥0</text:p>
          </table:table-cell>
          <table:table-cell table:style-name="ce328"/>
          <table:table-cell table:style-name="ce454"/>
          <table:table-cell table:style-name="ce328" table:number-columns-repeated="4"/>
          <table:table-cell table:style-name="ce467" office:value-type="string" calcext:value-type="string">
            <text:p>新聞図書費</text:p>
          </table:table-cell>
          <table:table-cell table:style-name="ce469" table:formula="of:=2899*1.08" office:value-type="float" office:value="3130.92" calcext:value-type="float">
            <text:p>\3,131</text:p>
          </table:table-cell>
          <table:table-cell table:style-name="ce471" office:value-type="string" calcext:value-type="string">
            <text:p>未払金</text:p>
          </table:table-cell>
          <table:table-cell table:style-name="ce467" office:value-type="float" office:value="3131" calcext:value-type="float">
            <text:p>\3,131</text:p>
          </table:table-cell>
          <table:table-cell table:style-name="ce467" office:value-type="string" calcext:value-type="string">
            <text:p>WSJ電子版購読料</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前払費用</text:p>
          </table:table-cell>
          <table:table-cell table:style-name="ce435" table:formula="of:=[$'12'.J34]" office:value-type="currency" office:currency="JPY" office:value="0" calcext:value-type="currency">
            <text:p>￥0</text:p>
          </table:table-cell>
          <table:table-cell table:style-name="ce442" office:value-type="string" calcext:value-type="string">
            <text:p>減価償却累計額</text:p>
          </table:table-cell>
          <table:table-cell table:style-name="ce435" table:formula="of:=[$'12'.J51]" office:value-type="currency" office:currency="JPY" office:value="0" calcext:value-type="currency">
            <text:p>￥0</text:p>
          </table:table-cell>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未収金</text:p>
          </table:table-cell>
          <table:table-cell table:style-name="ce435" table:formula="of:=[$'12'.J35]" office:value-type="currency" office:currency="JPY" office:value="0" calcext:value-type="currency">
            <text:p>￥0</text:p>
          </table:table-cell>
          <table:table-cell table:style-name="ce442" office:value-type="string" calcext:value-type="string">
            <text:p>任意積立金</text:p>
          </table:table-cell>
          <table:table-cell table:style-name="ce435" table:formula="of:=[$'12'.J52]" office:value-type="currency" office:currency="JPY" office:value="0" calcext:value-type="currency">
            <text:p>￥0</text:p>
          </table:table-cell>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使途不明金</text:p>
          </table:table-cell>
          <table:table-cell table:style-name="ce435" table:formula="of:=[$'12'.J36]" office:value-type="currency" office:currency="JPY" office:value="0" calcext:value-type="currency">
            <text:p>￥0</text:p>
          </table:table-cell>
          <table:table-cell table:style-name="ce443" office:value-type="string" calcext:value-type="string">
            <text:p>当期純利益（損失）</text:p>
          </table:table-cell>
          <table:table-cell table:style-name="ce448" table:formula="of:=[$'12'.J53]" office:value-type="currency" office:currency="JPY" office:value="0" calcext:value-type="currency">
            <text:p>￥0</text:p>
          </table:table-cell>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ソフトウェア</text:p>
          </table:table-cell>
          <table:table-cell table:style-name="ce435" table:formula="of:=[$'12'.J37]" office:value-type="currency" office:currency="JPY" office:value="0" calcext:value-type="currency">
            <text:p>￥0</text:p>
          </table:table-cell>
          <table:table-cell table:style-name="ce440" office:value-type="string" calcext:value-type="string">
            <text:p>純資産の部 計</text:p>
          </table:table-cell>
          <table:table-cell table:style-name="ce446" table:formula="of:=SUM([.F15:.F18])" office:value-type="currency" office:currency="JPY" office:value="0" calcext:value-type="currency">
            <text:p>￥0</text:p>
          </table:table-cell>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備品</text:p>
          </table:table-cell>
          <table:table-cell table:style-name="ce435" table:formula="of:=[$'12'.J38]" office:value-type="currency" office:currency="JPY" office:value="0" calcext:value-type="currency">
            <text:p>￥0</text:p>
          </table:table-cell>
          <table:table-cell table:style-name="ce403"/>
          <table:table-cell table:style-name="ce435"/>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30" office:value-type="string" calcext:value-type="string">
            <office:annotation draw:style-name="gr8" draw:text-style-name="P2" svg:width="29.1mm" svg:height="44.86mm" svg:x="85.62mm" svg:y="99.01mm" draw:caption-point-x="-5.66mm" draw:caption-point-y="13.66mm">
              <dc:date>2020-05-03T00:00:00</dc:date>
              <text:p text:style-name="P1"><text:span text:style-name="T1">7/30</text:span><text:span text:style-name="T1">のはぎーさんへの</text:span><text:span text:style-name="T1">12</text:span><text:span text:style-name="T1">万円の長期貸付金を含むと思われる。</text:span></text:p>
              <text:p text:style-name="P1"><text:span text:style-name="T1">返済状況などを見て貸倒引当金を積むなど対応が必要（</text:span><text:span text:style-name="T1">2011/08/08</text:span><text:span text:style-name="T1">）</text:span></text:p>
            </office:annotation>
            <text:p>前払金</text:p>
          </table:table-cell>
          <table:table-cell table:style-name="ce435" table:formula="of:=[$'12'.J39]" office:value-type="currency" office:currency="JPY" office:value="0" calcext:value-type="currency">
            <text:p>￥0</text:p>
          </table:table-cell>
          <table:table-cell table:style-name="ce433"/>
          <table:table-cell table:style-name="ce449"/>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8" office:value-type="string" calcext:value-type="string">
            <text:p>計</text:p>
          </table:table-cell>
          <table:table-cell table:style-name="ce434" table:formula="of:=SUM([.D7:.D21])" office:value-type="currency" office:currency="JPY" office:value="0" calcext:value-type="currency">
            <text:p>￥0</text:p>
          </table:table-cell>
          <table:table-cell table:style-name="ce439" office:value-type="string" calcext:value-type="string">
            <text:p>計</text:p>
          </table:table-cell>
          <table:table-cell table:style-name="ce434" table:formula="of:=[.F12]+[.F19]" office:value-type="currency" office:currency="JPY" office:value="0" calcext:value-type="currency">
            <text:p>￥0</text:p>
          </table:table-cell>
          <table:table-cell table:style-name="ce328"/>
          <table:table-cell table:style-name="ce454"/>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number-columns-repeated="2"/>
          <table:table-cell table:style-name="ce303"/>
          <table:table-cell table:style-name="ce328"/>
          <table:table-cell table:style-name="ce303"/>
          <table:table-cell table:style-name="ce328"/>
          <table:table-cell/>
          <table:table-cell table:style-name="ce328" table:number-columns-repeated="4"/>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28"/>
          <table:table-cell table:style-name="ce328" office:value-type="string" calcext:value-type="string">
            <text:p>■ P/L(2013年1月1日～2013年12月31日)</text:p>
          </table:table-cell>
          <table:table-cell table:style-name="ce328"/>
          <table:table-cell table:style-name="ce303"/>
          <table:table-cell table:style-name="ce328"/>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決算修正前）</text:p>
          </table:table-cell>
          <table:table-cell table:style-name="ce303"/>
          <table:table-cell table:style-name="ce328"/>
          <table:table-cell table:style-name="ce303"/>
          <table:table-cell table:style-name="ce328" table:number-columns-repeated="5"/>
          <table:table-cell table:style-name="ce328" office:value-type="string" calcext:value-type="string">
            <text:p>毎期末定期支払</text:p>
          </table:table-cell>
          <table:table-cell table:style-name="ce328" table:number-columns-repeated="245"/>
          <table:table-cell table:number-columns-repeated="767"/>
        </table:table-row>
        <table:table-row table:style-name="ro5">
          <table:table-cell table:style-name="ce328" table:number-columns-repeated="2"/>
          <table:table-cell table:style-name="ce428" office:value-type="string" calcext:value-type="string">
            <text:p>費用</text:p>
          </table:table-cell>
          <table:table-cell table:style-name="ce436"/>
          <table:table-cell table:style-name="ce428" office:value-type="string" calcext:value-type="string">
            <text:p>収益</text:p>
          </table:table-cell>
          <table:table-cell table:style-name="ce434"/>
          <table:table-cell table:style-name="ce328"/>
          <table:table-cell table:style-name="ce328" office:value-type="string" calcext:value-type="string">
            <text:p>費用100分率</text:p>
          </table:table-cell>
          <table:table-cell table:style-name="ce328"/>
          <table:table-cell table:style-name="ce328" office:value-type="string" calcext:value-type="string">
            <text:p>収益100分率</text:p>
          </table:table-cell>
          <table:table-cell table:style-name="ce328" table:number-columns-repeated="2"/>
          <table:table-cell table:style-name="ce466" office:value-type="string" calcext:value-type="string">
            <text:p>借方科目</text:p>
          </table:table-cell>
          <table:table-cell table:style-name="ce468" office:value-type="string" calcext:value-type="string">
            <text:p>金額</text:p>
          </table:table-cell>
          <table:table-cell table:style-name="ce470" office:value-type="string" calcext:value-type="string">
            <text:p>貸方科目</text:p>
          </table:table-cell>
          <table:table-cell table:style-name="ce466" office:value-type="string" calcext:value-type="string">
            <text:p>金額</text:p>
          </table:table-cell>
          <table:table-cell table:style-name="ce467" office:value-type="string" calcext:value-type="string">
            <text:p>特記事項</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旅費交通費</text:p>
          </table:table-cell>
          <table:table-cell table:style-name="ce412" table:formula="of:=[$'01'.M27]+[$'02'.M25]+[$'03'.M25]+[$'04'.M25]+[$'05'.M25]+[$'06'.M25]+[$'07'.M25]+[$'08'.M25]+[$'09'.M25]+[$'10'.M25]+[$'11'.M25]+[$'12'.M25]" office:value-type="currency" office:currency="JPY" office:value="0" calcext:value-type="currency">
            <text:p>￥0</text:p>
          </table:table-cell>
          <table:table-cell table:style-name="ce429" office:value-type="string" calcext:value-type="string">
            <text:p>給与所得</text:p>
          </table:table-cell>
          <table:table-cell table:style-name="ce450" table:formula="of:=[$'01'.O27]+[$'02'.O25]+[$'03'.O25]+[$'04'.O25]+[$'05'.O25]+[$'06'.O25]+[$'07'.O25]+[$'08'.O25]+[$'09'.O25]+[$'10'.O25]+[$'11'.O25]+[$'12'.O25]" office:value-type="currency" office:currency="JPY" office:value="0" calcext:value-type="currency">
            <text:p>￥0</text:p>
          </table:table-cell>
          <table:table-cell table:style-name="ce328"/>
          <table:table-cell table:style-name="ce369" table:formula="of:=[.D27]/([.$D$57]-[.$D$55])" office:value-type="string" office:string-value="" calcext:value-type="error">
            <text:p>#DIV/0!</text:p>
          </table:table-cell>
          <table:table-cell table:style-name="ce328"/>
          <table:table-cell table:style-name="ce444" table:formula="of:=[.F27]/([.$F$57]-[.$F$55])" office:value-type="string" office:string-value="" calcext:value-type="error">
            <text:p>#DIV/0!</text:p>
          </table:table-cell>
          <table:table-cell table:style-name="ce328" table:number-columns-repeated="2"/>
          <table:table-cell table:style-name="ce467" office:value-type="string" calcext:value-type="string">
            <text:p>支払手数料</text:p>
          </table:table-cell>
          <table:table-cell table:style-name="ce469" office:value-type="float" office:value="1050" calcext:value-type="float">
            <text:p>\1,050</text:p>
          </table:table-cell>
          <table:table-cell table:style-name="ce471" office:value-type="string" calcext:value-type="string">
            <text:p>普通預金（UFJ）</text:p>
          </table:table-cell>
          <table:table-cell table:style-name="ce467" office:value-type="float" office:value="1050" calcext:value-type="float">
            <text:p>\1,050</text:p>
          </table:table-cell>
          <table:table-cell table:style-name="ce467" office:value-type="string" calcext:value-type="string">
            <text:p>J-WEST</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医療・厚生費</text:p>
          </table:table-cell>
          <table:table-cell table:style-name="ce412" table:formula="of:=[$'01'.M28]+[$'02'.M26]+[$'03'.M26]+[$'04'.M26]+[$'05'.M26]+[$'06'.M26]+[$'07'.M26]+[$'08'.M26]+[$'09'.M26]+[$'10'.M26]+[$'11'.M26]+[$'12'.M26]" office:value-type="currency" office:currency="JPY" office:value="0" calcext:value-type="currency">
            <text:p>￥0</text:p>
          </table:table-cell>
          <table:table-cell table:style-name="ce429"/>
          <table:table-cell table:style-name="ce450"/>
          <table:table-cell table:style-name="ce328"/>
          <table:table-cell table:style-name="ce369" table:formula="of:=[.D28]/([.$D$57]-[.$D$55])" office:value-type="string" office:string-value="" calcext:value-type="error">
            <text:p>#DIV/0!</text:p>
          </table:table-cell>
          <table:table-cell table:style-name="ce328"/>
          <table:table-cell table:style-name="ce444"/>
          <table:table-cell table:style-name="ce328" table:number-columns-repeated="2"/>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雑品</text:p>
          </table:table-cell>
          <table:table-cell table:style-name="ce412" table:formula="of:=[$'01'.M29]+[$'02'.M27]+[$'03'.M27]+[$'04'.M27]+[$'05'.M27]+[$'06'.M27]+[$'07'.M27]+[$'08'.M27]+[$'09'.M27]+[$'10'.M27]+[$'11'.M27]+[$'12'.M27]" office:value-type="currency" office:currency="JPY" office:value="0" calcext:value-type="currency">
            <text:p>￥0</text:p>
          </table:table-cell>
          <table:table-cell table:style-name="ce429"/>
          <table:table-cell table:style-name="ce450"/>
          <table:table-cell table:style-name="ce328"/>
          <table:table-cell table:style-name="ce369" table:formula="of:=[.D29]/([.$D$57]-[.$D$55])" office:value-type="string" office:string-value="" calcext:value-type="error">
            <text:p>#DIV/0!</text:p>
          </table:table-cell>
          <table:table-cell table:style-name="ce444" table:number-columns-repeated="2"/>
          <table:table-cell table:style-name="ce328" table:number-columns-repeated="2"/>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新聞図書費</text:p>
          </table:table-cell>
          <table:table-cell table:style-name="ce412" table:formula="of:=[$'01'.M30]+[$'02'.M28]+[$'03'.M28]+[$'04'.M28]+[$'05'.M28]+[$'06'.M28]+[$'07'.M28]+[$'08'.M28]+[$'09'.M28]+[$'10'.M28]+[$'11'.M28]+[$'12'.M28]" office:value-type="currency" office:currency="JPY" office:value="0" calcext:value-type="currency">
            <text:p>￥0</text:p>
          </table:table-cell>
          <table:table-cell table:style-name="ce429"/>
          <table:table-cell table:style-name="ce450"/>
          <table:table-cell table:style-name="ce328"/>
          <table:table-cell table:style-name="ce369" table:formula="of:=[.D30]/([.$D$57]-[.$D$55])" office:value-type="string" office:string-value="" calcext:value-type="error">
            <text:p>#DIV/0!</text:p>
          </table:table-cell>
          <table:table-cell table:style-name="ce328"/>
          <table:table-cell table:style-name="ce444"/>
          <table:table-cell table:style-name="ce328" table:number-columns-repeated="2"/>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47"/>
          <table:table-cell table:style-name="ce328"/>
          <table:table-cell table:style-name="ce431" office:value-type="string" calcext:value-type="string">
            <text:p>飲料費</text:p>
          </table:table-cell>
          <table:table-cell table:style-name="ce412" table:formula="of:=[$'01'.M31]+[$'02'.M29]+[$'03'.M29]+[$'04'.M29]+[$'05'.M29]+[$'06'.M29]+[$'07'.M29]+[$'08'.M29]+[$'09'.M29]+[$'10'.M29]+[$'11'.M29]+[$'12'.M29]" office:value-type="currency" office:currency="JPY" office:value="0" calcext:value-type="currency">
            <text:p>￥0</text:p>
          </table:table-cell>
          <table:table-cell table:style-name="ce429"/>
          <table:table-cell table:style-name="ce450"/>
          <table:table-cell table:style-name="ce328"/>
          <table:table-cell table:style-name="ce369" table:formula="of:=[.D31]/([.$D$57]-[.$D$55])" office:value-type="string" office:string-value="" calcext:value-type="error">
            <text:p>#DIV/0!</text:p>
          </table:table-cell>
          <table:table-cell table:style-name="ce328"/>
          <table:table-cell table:style-name="ce444"/>
          <table:table-cell table:style-name="ce328" table:number-columns-repeated="2"/>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47"/>
          <table:table-cell table:style-name="ce328"/>
          <table:table-cell table:style-name="ce431" office:value-type="string" calcext:value-type="string">
            <text:p>菓子類</text:p>
          </table:table-cell>
          <table:table-cell table:style-name="ce412" table:formula="of:=[$'01'.M32]+[$'02'.M30]+[$'03'.M30]+[$'04'.M30]+[$'05'.M30]+[$'06'.M30]+[$'07'.M30]+[$'08'.M30]+[$'09'.M30]+[$'10'.M30]+[$'11'.M30]+[$'12'.M30]" office:value-type="currency" office:currency="JPY" office:value="0" calcext:value-type="currency">
            <text:p>￥0</text:p>
          </table:table-cell>
          <table:table-cell table:style-name="ce429"/>
          <table:table-cell table:style-name="ce450"/>
          <table:table-cell table:style-name="ce328"/>
          <table:table-cell table:style-name="ce369" table:formula="of:=[.D32]/([.$D$57]-[.$D$55])" office:value-type="string" office:string-value="" calcext:value-type="error">
            <text:p>#DIV/0!</text:p>
          </table:table-cell>
          <table:table-cell table:style-name="ce328"/>
          <table:table-cell table:style-name="ce444"/>
          <table:table-cell table:style-name="ce328" table:number-columns-repeated="2"/>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31" office:value-type="string" calcext:value-type="string">
            <text:p>娯楽費</text:p>
          </table:table-cell>
          <table:table-cell table:style-name="ce412" table:formula="of:=[$'01'.M33]+[$'02'.M31]+[$'03'.M31]+[$'04'.M31]+[$'05'.M31]+[$'06'.M31]+[$'07'.M31]+[$'08'.M31]+[$'09'.M31]+[$'10'.M31]+[$'11'.M31]+[$'12'.M31]" office:value-type="currency" office:currency="JPY" office:value="0" calcext:value-type="currency">
            <text:p>￥0</text:p>
          </table:table-cell>
          <table:table-cell table:style-name="ce429"/>
          <table:table-cell table:style-name="ce450"/>
          <table:table-cell table:style-name="ce328"/>
          <table:table-cell table:style-name="ce369" table:formula="of:=[.D33]/([.$D$57]-[.$D$55])" office:value-type="string" office:string-value="" calcext:value-type="error">
            <text:p>#DIV/0!</text:p>
          </table:table-cell>
          <table:table-cell table:style-name="ce328"/>
          <table:table-cell table:style-name="ce444"/>
          <table:table-cell table:style-name="ce328" table:number-columns-repeated="2"/>
          <table:table-cell table:style-name="ce467"/>
          <table:table-cell table:style-name="ce469"/>
          <table:table-cell table:style-name="ce471"/>
          <table:table-cell table:style-name="ce467" table:number-columns-repeated="2"/>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消耗品費</text:p>
          </table:table-cell>
          <table:table-cell table:style-name="ce412" table:formula="of:=[$'01'.M34]+[$'02'.M32]+[$'03'.M32]+[$'04'.M32]+[$'05'.M32]+[$'06'.M32]+[$'07'.M32]+[$'08'.M32]+[$'09'.M32]+[$'10'.M32]+[$'11'.M32]+[$'12'.M32]" office:value-type="currency" office:currency="JPY" office:value="0" calcext:value-type="currency">
            <text:p>￥0</text:p>
          </table:table-cell>
          <table:table-cell table:style-name="ce429"/>
          <table:table-cell table:style-name="ce450"/>
          <table:table-cell table:style-name="ce328"/>
          <table:table-cell table:style-name="ce369" table:formula="of:=[.D34]/([.$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自己投資費</text:p>
          </table:table-cell>
          <table:table-cell table:style-name="ce412" table:formula="of:=[$'01'.M35]+[$'02'.M33]+[$'03'.M33]+[$'04'.M33]+[$'05'.M33]+[$'06'.M33]+[$'07'.M33]+[$'08'.M33]+[$'09'.M33]+[$'10'.M33]+[$'11'.M33]+[$'12'.M33]" office:value-type="currency" office:currency="JPY" office:value="0" calcext:value-type="currency">
            <text:p>￥0</text:p>
          </table:table-cell>
          <table:table-cell table:style-name="ce429"/>
          <table:table-cell table:style-name="ce450"/>
          <table:table-cell table:style-name="ce328"/>
          <table:table-cell table:style-name="ce369" table:formula="of:=[.D35]/([.$D$57]-[.$D$55])" office:value-type="string" office:string-value="" calcext:value-type="error">
            <text:p>#DIV/0!</text:p>
          </table:table-cell>
          <table:table-cell table:style-name="ce328"/>
          <table:table-cell table:style-name="ce444"/>
          <table:table-cell table:style-name="ce328"/>
          <table:table-cell table:style-name="ce328" office:value-type="string" calcext:value-type="string">
            <text:p>定期保険料前払・未払</text:p>
          </table:table-cell>
          <table:table-cell table:number-columns-repeated="4"/>
          <table:table-cell table:style-name="ce328" table:number-columns-repeated="241"/>
          <table:table-cell table:number-columns-repeated="767"/>
        </table:table-row>
        <table:table-row table:style-name="ro5">
          <table:table-cell table:style-name="ce347"/>
          <table:table-cell table:style-name="ce328"/>
          <table:table-cell table:style-name="ce431" office:value-type="string" calcext:value-type="string">
            <text:p>機器購入費</text:p>
          </table:table-cell>
          <table:table-cell table:style-name="ce412" table:formula="of:=[$'01'.M36]+[$'02'.M34]+[$'03'.M34]+[$'04'.M34]+[$'05'.M34]+[$'06'.M34]+[$'07'.M34]+[$'08'.M34]+[$'09'.M34]+[$'10'.M34]+[$'11'.M34]+[$'12'.M34]" office:value-type="currency" office:currency="JPY" office:value="0" calcext:value-type="currency">
            <text:p>￥0</text:p>
          </table:table-cell>
          <table:table-cell table:style-name="ce429"/>
          <table:table-cell table:style-name="ce450"/>
          <table:table-cell table:style-name="ce328"/>
          <table:table-cell table:style-name="ce369" table:formula="of:=[.D36]/([.$D$57]-[.$D$55])" office:value-type="string" office:string-value="" calcext:value-type="error">
            <text:p>#DIV/0!</text:p>
          </table:table-cell>
          <table:table-cell table:style-name="ce328"/>
          <table:table-cell table:style-name="ce444"/>
          <table:table-cell table:style-name="ce328" table:number-columns-repeated="2"/>
          <table:table-cell table:style-name="ce466" office:value-type="string" calcext:value-type="string">
            <text:p>借方科目</text:p>
          </table:table-cell>
          <table:table-cell table:style-name="ce468" office:value-type="string" calcext:value-type="string">
            <text:p>金額</text:p>
          </table:table-cell>
          <table:table-cell table:style-name="ce470" office:value-type="string" calcext:value-type="string">
            <text:p>貸方科目</text:p>
          </table:table-cell>
          <table:table-cell table:style-name="ce466" office:value-type="string" calcext:value-type="string">
            <text:p>金額</text:p>
          </table:table-cell>
          <table:table-cell table:style-name="ce467" office:value-type="string" calcext:value-type="string">
            <text:p>特記事項</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服飾費</text:p>
          </table:table-cell>
          <table:table-cell table:style-name="ce412" table:formula="of:=[$'01'.M37]+[$'02'.M35]+[$'03'.M35]+[$'04'.M35]+[$'05'.M35]+[$'06'.M35]+[$'07'.M35]+[$'08'.M35]+[$'09'.M35]+[$'10'.M35]+[$'11'.M35]+[$'12'.M35]" office:value-type="currency" office:currency="JPY" office:value="0" calcext:value-type="currency">
            <text:p>￥0</text:p>
          </table:table-cell>
          <table:table-cell table:style-name="ce429"/>
          <table:table-cell table:style-name="ce450"/>
          <table:table-cell table:style-name="ce328"/>
          <table:table-cell table:style-name="ce369" table:formula="of:=[.D37]/([.$D$57]-[.$D$55])" office:value-type="string" office:string-value="" calcext:value-type="error">
            <text:p>#DIV/0!</text:p>
          </table:table-cell>
          <table:table-cell table:style-name="ce328"/>
          <table:table-cell table:style-name="ce444"/>
          <table:table-cell table:style-name="ce328" table:number-columns-repeated="2"/>
          <table:table-cell office:value-type="string" calcext:value-type="string">
            <text:p>前払保険料</text:p>
          </table:table-cell>
          <table:table-cell/>
          <table:table-cell office:value-type="string" calcext:value-type="string">
            <text:p>支払保険料</text:p>
          </table:table-cell>
          <table:table-cell/>
          <table:table-cell table:style-name="ce328" office:value-type="string" calcext:value-type="string">
            <text:p>自賠責</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支払保険料</text:p>
          </table:table-cell>
          <table:table-cell table:style-name="ce412" table:formula="of:=[$'01'.M38]+[$'02'.M36]+[$'03'.M36]+[$'04'.M36]+[$'05'.M36]+[$'06'.M36]+[$'07'.M36]+[$'08'.M36]+[$'09'.M36]+[$'10'.M36]+[$'11'.M36]+[$'12'.M36]" office:value-type="currency" office:currency="JPY" office:value="0" calcext:value-type="currency">
            <text:p>￥0</text:p>
          </table:table-cell>
          <table:table-cell table:style-name="ce429" office:value-type="string" calcext:value-type="string">
            <text:p>所得税還付金</text:p>
          </table:table-cell>
          <table:table-cell table:style-name="ce450" table:formula="of:=[$'01'.O38]+[$'02'.O36]+[$'03'.O36]+[$'04'.O36]+[$'05'.O36]+[$'06'.O36]+[$'07'.O36]+[$'08'.O36]+[$'09'.O36]+[$'10'.O36]+[$'11'.O36]+[$'12'.O36]" office:value-type="currency" office:currency="JPY" office:value="0" calcext:value-type="currency">
            <text:p>￥0</text:p>
          </table:table-cell>
          <table:table-cell table:style-name="ce328"/>
          <table:table-cell table:style-name="ce369" table:formula="of:=[.D38]/([.$D$57]-[.$D$55])" office:value-type="string" office:string-value="" calcext:value-type="error">
            <text:p>#DIV/0!</text:p>
          </table:table-cell>
          <table:table-cell table:style-name="ce328"/>
          <table:table-cell table:style-name="ce444" table:formula="of:=[.F38]/([.$F$57]-[.$F$55])" office:value-type="string" office:string-value="" calcext:value-type="error">
            <text:p>#DIV/0!</text:p>
          </table:table-cell>
          <table:table-cell table:style-name="ce328" table:number-columns-repeated="2"/>
          <table:table-cell office:value-type="string" calcext:value-type="string">
            <text:p>前払保険料</text:p>
          </table:table-cell>
          <table:table-cell/>
          <table:table-cell office:value-type="string" calcext:value-type="string">
            <text:p>支払保険料</text:p>
          </table:table-cell>
          <table:table-cell/>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所得税等</text:p>
          </table:table-cell>
          <table:table-cell table:style-name="ce412" table:formula="of:=[$'01'.M39]+[$'02'.M37]+[$'03'.M37]+[$'04'.M37]+[$'05'.M37]+[$'06'.M37]+[$'07'.M37]+[$'08'.M37]+[$'09'.M37]+[$'10'.M37]+[$'11'.M37]+[$'12'.M37]" office:value-type="currency" office:currency="JPY" office:value="0" calcext:value-type="currency">
            <text:p>￥0</text:p>
          </table:table-cell>
          <table:table-cell table:style-name="ce429"/>
          <table:table-cell table:style-name="ce450"/>
          <table:table-cell table:style-name="ce328"/>
          <table:table-cell table:style-name="ce369" table:formula="of:=[.D39]/([.$D$57]-[.$D$55])" office:value-type="string" office:string-value="" calcext:value-type="error">
            <text:p>#DIV/0!</text:p>
          </table:table-cell>
          <table:table-cell table:style-name="ce328"/>
          <table:table-cell table:style-name="ce444"/>
          <table:table-cell table:style-name="ce328" table:number-columns-repeated="2"/>
          <table:table-cell office:value-type="string" calcext:value-type="string">
            <text:p>前払保険料</text:p>
          </table:table-cell>
          <table:table-cell/>
          <table:table-cell office:value-type="string" calcext:value-type="string">
            <text:p>支払保険料</text:p>
          </table:table-cell>
          <table:table-cell/>
          <table:table-cell table:style-name="ce328" office:value-type="string" calcext:value-type="string">
            <text:p>保証協会保証金</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住民税</text:p>
          </table:table-cell>
          <table:table-cell table:style-name="ce412" table:formula="of:=[$'01'.M40]+[$'02'.M38]+[$'03'.M38]+[$'04'.M38]+[$'05'.M38]+[$'06'.M38]+[$'07'.M38]+[$'08'.M38]+[$'09'.M38]+[$'10'.M38]+[$'11'.M38]+[$'12'.M38]" office:value-type="currency" office:currency="JPY" office:value="0" calcext:value-type="currency">
            <text:p>￥0</text:p>
          </table:table-cell>
          <table:table-cell table:style-name="ce429"/>
          <table:table-cell table:style-name="ce450"/>
          <table:table-cell table:style-name="ce328"/>
          <table:table-cell table:style-name="ce369" table:formula="of:=[.D40]/([.$D$57]-[.$D$55])" office:value-type="string" office:string-value="" calcext:value-type="error">
            <text:p>#DIV/0!</text:p>
          </table:table-cell>
          <table:table-cell table:style-name="ce328"/>
          <table:table-cell table:style-name="ce444"/>
          <table:table-cell table:style-name="ce328" table:number-columns-repeated="2"/>
          <table:table-cell office:value-type="string" calcext:value-type="string">
            <text:p>前払保険料</text:p>
          </table:table-cell>
          <table:table-cell/>
          <table:table-cell office:value-type="string" calcext:value-type="string">
            <text:p>支払保険料</text:p>
          </table:table-cell>
          <table:table-cell/>
          <table:table-cell table:style-name="ce328" office:value-type="string" calcext:value-type="string">
            <text:p>JAF年会費</text:p>
          </table:table-cell>
          <table:table-cell table:style-name="ce328" table:number-columns-repeated="240"/>
          <table:table-cell table:number-columns-repeated="767"/>
        </table:table-row>
        <table:table-row table:style-name="ro5">
          <table:table-cell table:style-name="ce387"/>
          <table:table-cell table:style-name="ce328"/>
          <table:table-cell table:style-name="ce429" office:value-type="string" calcext:value-type="string">
            <text:p>租税公課</text:p>
          </table:table-cell>
          <table:table-cell table:style-name="ce412" table:formula="of:=[$'01'.M41]+[$'02'.M39]+[$'03'.M39]+[$'04'.M39]+[$'05'.M39]+[$'06'.M39]+[$'07'.M39]+[$'08'.M39]+[$'09'.M39]+[$'10'.M39]+[$'11'.M39]+[$'12'.M39]" office:value-type="currency" office:currency="JPY" office:value="0" calcext:value-type="currency">
            <text:p>￥0</text:p>
          </table:table-cell>
          <table:table-cell table:style-name="ce429"/>
          <table:table-cell table:style-name="ce450"/>
          <table:table-cell table:style-name="ce328"/>
          <table:table-cell table:style-name="ce369" table:formula="of:=[.D41]/([.$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支払家賃</text:p>
          </table:table-cell>
          <table:table-cell table:style-name="ce412" table:formula="of:=[$'01'.M42]+[$'02'.M40]+[$'03'.M40]+[$'04'.M40]+[$'05'.M40]+[$'06'.M40]+[$'07'.M40]+[$'08'.M40]+[$'09'.M40]+[$'10'.M40]+[$'11'.M40]+[$'12'.M40]" office:value-type="currency" office:currency="JPY" office:value="0" calcext:value-type="currency">
            <text:p>￥0</text:p>
          </table:table-cell>
          <table:table-cell table:style-name="ce429"/>
          <table:table-cell table:style-name="ce450"/>
          <table:table-cell table:style-name="ce328"/>
          <table:table-cell table:style-name="ce369" table:formula="of:=[.D42]/([.$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支払利息</text:p>
          </table:table-cell>
          <table:table-cell table:style-name="ce412" table:formula="of:=[$'01'.M43]+[$'02'.M41]+[$'03'.M41]+[$'04'.M41]+[$'05'.M41]+[$'06'.M41]+[$'07'.M41]+[$'08'.M41]+[$'09'.M41]+[$'10'.M41]+[$'11'.M41]+[$'12'.M41]" office:value-type="currency" office:currency="JPY" office:value="0" calcext:value-type="currency">
            <text:p>￥0</text:p>
          </table:table-cell>
          <table:table-cell table:style-name="ce429" office:value-type="string" calcext:value-type="string">
            <text:p>受取利息</text:p>
          </table:table-cell>
          <table:table-cell table:style-name="ce450" table:formula="of:=[$'01'.O43]+[$'02'.O41]+[$'03'.O41]+[$'04'.O41]+[$'05'.O41]+[$'06'.O41]+[$'07'.O41]+[$'08'.O41]+[$'09'.O41]+[$'10'.O41]+[$'11'.O41]+[$'12'.O41]" office:value-type="currency" office:currency="JPY" office:value="0" calcext:value-type="currency">
            <text:p>￥0</text:p>
          </table:table-cell>
          <table:table-cell table:style-name="ce328"/>
          <table:table-cell table:style-name="ce369" table:formula="of:=[.D43]/([.$D$57]-[.$D$55])" office:value-type="string" office:string-value="" calcext:value-type="error">
            <text:p>#DIV/0!</text:p>
          </table:table-cell>
          <table:table-cell table:style-name="ce328"/>
          <table:table-cell table:style-name="ce444" table:formula="of:=[.F43]/([.$F$57]-[.$F$55])" office:value-type="string" office:string-value="" calcext:value-type="error">
            <text:p>#DIV/0!</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支払手数料</text:p>
          </table:table-cell>
          <table:table-cell table:style-name="ce412" table:formula="of:=[$'01'.M44]+[$'02'.M42]+[$'03'.M42]+[$'04'.M42]+[$'05'.M42]+[$'06'.M42]+[$'07'.M42]+[$'08'.M42]+[$'09'.M42]+[$'10'.M42]+[$'11'.M42]+[$'12'.M42]" office:value-type="currency" office:currency="JPY" office:value="0" calcext:value-type="currency">
            <text:p>￥0</text:p>
          </table:table-cell>
          <table:table-cell table:style-name="ce429" office:value-type="string" calcext:value-type="string">
            <text:p>受取配当金</text:p>
          </table:table-cell>
          <table:table-cell table:style-name="ce450" table:formula="of:=[$'01'.O44]+[$'02'.O42]+[$'03'.O42]+[$'04'.O42]+[$'05'.O42]+[$'06'.O42]+[$'07'.O42]+[$'08'.O42]+[$'09'.O42]+[$'10'.O42]+[$'11'.O42]+[$'12'.O42]" office:value-type="currency" office:currency="JPY" office:value="0" calcext:value-type="currency">
            <text:p>￥0</text:p>
          </table:table-cell>
          <table:table-cell table:style-name="ce328"/>
          <table:table-cell table:style-name="ce369" table:formula="of:=[.D44]/([.$D$57]-[.$D$55])" office:value-type="string" office:string-value="" calcext:value-type="error">
            <text:p>#DIV/0!</text:p>
          </table:table-cell>
          <table:table-cell table:style-name="ce328"/>
          <table:table-cell table:style-name="ce444" table:formula="of:=[.F44]/([.$F$57]-[.$F$55])" office:value-type="string" office:string-value="" calcext:value-type="error">
            <text:p>#DIV/0!</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食費</text:p>
          </table:table-cell>
          <table:table-cell table:style-name="ce412" table:formula="of:=[$'01'.M45]+[$'02'.M43]+[$'03'.M43]+[$'04'.M43]+[$'05'.M43]+[$'06'.M43]+[$'07'.M43]+[$'08'.M43]+[$'09'.M43]+[$'10'.M43]+[$'11'.M43]+[$'12'.M43]" office:value-type="currency" office:currency="JPY" office:value="0" calcext:value-type="currency">
            <text:p>￥0</text:p>
          </table:table-cell>
          <table:table-cell table:style-name="ce429"/>
          <table:table-cell table:style-name="ce450"/>
          <table:table-cell table:style-name="ce328"/>
          <table:table-cell table:style-name="ce369" table:formula="of:=[.D45]/([.$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47"/>
          <table:table-cell table:style-name="ce328"/>
          <table:table-cell table:style-name="ce431" office:value-type="string" calcext:value-type="string">
            <text:p>光熱水費</text:p>
          </table:table-cell>
          <table:table-cell table:style-name="ce412" table:formula="of:=[$'01'.M46]+[$'02'.M44]+[$'03'.M44]+[$'04'.M44]+[$'05'.M44]+[$'06'.M44]+[$'07'.M44]+[$'08'.M44]+[$'09'.M44]+[$'10'.M44]+[$'11'.M44]+[$'12'.M44]" office:value-type="currency" office:currency="JPY" office:value="0" calcext:value-type="currency">
            <text:p>￥0</text:p>
          </table:table-cell>
          <table:table-cell table:style-name="ce429"/>
          <table:table-cell table:style-name="ce450"/>
          <table:table-cell table:style-name="ce328"/>
          <table:table-cell table:style-name="ce369" table:formula="of:=[.D46]/([.$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交際費</text:p>
          </table:table-cell>
          <table:table-cell table:style-name="ce412" table:formula="of:=[$'01'.M47]+[$'02'.M45]+[$'03'.M45]+[$'04'.M45]+[$'05'.M45]+[$'06'.M45]+[$'07'.M45]+[$'08'.M45]+[$'09'.M45]+[$'10'.M45]+[$'11'.M45]+[$'12'.M45]" office:value-type="currency" office:currency="JPY" office:value="0" calcext:value-type="currency">
            <text:p>￥0</text:p>
          </table:table-cell>
          <table:table-cell table:style-name="ce429"/>
          <table:table-cell table:style-name="ce450"/>
          <table:table-cell table:style-name="ce328"/>
          <table:table-cell table:style-name="ce369" table:formula="of:=[.D47]/([.$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通信費</text:p>
          </table:table-cell>
          <table:table-cell table:style-name="ce412" table:formula="of:=[$'01'.M48]+[$'02'.M46]+[$'03'.M46]+[$'04'.M46]+[$'05'.M46]+[$'06'.M46]+[$'07'.M46]+[$'08'.M46]+[$'09'.M46]+[$'10'.M46]+[$'11'.M46]+[$'12'.M46]" office:value-type="currency" office:currency="JPY" office:value="0" calcext:value-type="currency">
            <text:p>￥0</text:p>
          </table:table-cell>
          <table:table-cell table:style-name="ce429"/>
          <table:table-cell table:style-name="ce450"/>
          <table:table-cell table:style-name="ce328"/>
          <table:table-cell table:style-name="ce369" table:formula="of:=[.D48]/([.$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雑損</text:p>
          </table:table-cell>
          <table:table-cell table:style-name="ce412" table:formula="of:=[$'01'.M49]+[$'02'.M47]+[$'03'.M47]+[$'04'.M47]+[$'05'.M47]+[$'06'.M47]+[$'07'.M47]+[$'08'.M47]+[$'09'.M47]+[$'10'.M47]+[$'11'.M47]+[$'12'.M47]" office:value-type="currency" office:currency="JPY" office:value="0" calcext:value-type="currency">
            <text:p>￥0</text:p>
          </table:table-cell>
          <table:table-cell table:style-name="ce429" office:value-type="string" calcext:value-type="string">
            <text:p>雑益</text:p>
          </table:table-cell>
          <table:table-cell table:style-name="ce450" table:formula="of:=[$'01'.O49]+[$'02'.O47]+[$'03'.O47]+[$'04'.O47]+[$'05'.O47]+[$'06'.O47]+[$'07'.O47]+[$'08'.O47]+[$'09'.O47]+[$'10'.O47]+[$'11'.O47]+[$'12'.O47]" office:value-type="currency" office:currency="JPY" office:value="0" calcext:value-type="currency">
            <text:p>￥0</text:p>
          </table:table-cell>
          <table:table-cell table:style-name="ce328"/>
          <table:table-cell table:style-name="ce369" table:formula="of:=[.D49]/([.$D$57]-[.$D$55])" office:value-type="string" office:string-value="" calcext:value-type="error">
            <text:p>#DIV/0!</text:p>
          </table:table-cell>
          <table:table-cell table:style-name="ce328"/>
          <table:table-cell table:style-name="ce444" table:formula="of:=[.F49]/([.$F$57]-[.$F$55])" office:value-type="string" office:string-value="" calcext:value-type="error">
            <text:p>#DIV/0!</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47"/>
          <table:table-cell table:style-name="ce328"/>
          <table:table-cell table:style-name="ce431" office:value-type="string" calcext:value-type="string">
            <text:p>固定資産除却損</text:p>
          </table:table-cell>
          <table:table-cell table:style-name="ce412" table:formula="of:=[$'01'.M50]+[$'02'.M48]+[$'03'.M48]+[$'04'.M48]+[$'05'.M48]+[$'06'.M48]+[$'07'.M48]+[$'08'.M48]+[$'09'.M48]+[$'10'.M48]+[$'11'.M48]+[$'12'.M48]" office:value-type="currency" office:currency="JPY" office:value="0" calcext:value-type="currency">
            <text:p>￥0</text:p>
          </table:table-cell>
          <table:table-cell table:style-name="ce431" office:value-type="string" calcext:value-type="string">
            <text:p>固定資産売却益</text:p>
          </table:table-cell>
          <table:table-cell table:style-name="ce450" table:formula="of:=[$'01'.O50]+[$'02'.O48]+[$'03'.O48]+[$'04'.O48]+[$'05'.O48]+[$'06'.O48]+[$'07'.O48]+[$'08'.O48]+[$'09'.O48]+[$'10'.O48]+[$'11'.O48]+[$'12'.O48]" office:value-type="currency" office:currency="JPY" office:value="0" calcext:value-type="currency">
            <text:p>￥0</text:p>
          </table:table-cell>
          <table:table-cell table:style-name="ce328"/>
          <table:table-cell table:style-name="ce369" table:formula="of:=[.D50]/([.$D$57]-[.$D$55])" office:value-type="string" office:string-value="" calcext:value-type="error">
            <text:p>#DIV/0!</text:p>
          </table:table-cell>
          <table:table-cell table:style-name="ce328"/>
          <table:table-cell table:style-name="ce444" table:formula="of:=[.F50]/([.$F$57]-[.$F$55])" office:value-type="string" office:string-value="" calcext:value-type="error">
            <text:p>#DIV/0!</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47"/>
          <table:table-cell table:style-name="ce328"/>
          <table:table-cell table:style-name="ce431" office:value-type="string" calcext:value-type="string">
            <text:p>固定資産売却損</text:p>
          </table:table-cell>
          <table:table-cell table:style-name="ce412" table:formula="of:=[$'01'.M51]+[$'02'.M49]+[$'03'.M49]+[$'04'.M49]+[$'05'.M49]+[$'06'.M49]+[$'07'.M49]+[$'08'.M49]+[$'09'.M49]+[$'10'.M49]+[$'11'.M49]+[$'12'.M49]" office:value-type="currency" office:currency="JPY" office:value="0" calcext:value-type="currency">
            <text:p>￥0</text:p>
          </table:table-cell>
          <table:table-cell table:style-name="ce429"/>
          <table:table-cell table:style-name="ce450"/>
          <table:table-cell table:style-name="ce328"/>
          <table:table-cell table:style-name="ce369" table:formula="of:=[.D51]/([.$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有価証券売却損</text:p>
          </table:table-cell>
          <table:table-cell table:style-name="ce412" table:formula="of:=[$'01'.M52]+[$'02'.M50]+[$'03'.M50]+[$'04'.M50]+[$'05'.M50]+[$'06'.M50]+[$'07'.M50]+[$'08'.M50]+[$'09'.M50]+[$'10'.M50]+[$'11'.M50]+[$'12'.M50]" office:value-type="currency" office:currency="JPY" office:value="0" calcext:value-type="currency">
            <text:p>￥0</text:p>
          </table:table-cell>
          <table:table-cell table:style-name="ce429" office:value-type="string" calcext:value-type="string">
            <text:p>有価証券売却益</text:p>
          </table:table-cell>
          <table:table-cell table:style-name="ce450" table:formula="of:=[$'01'.O52]+[$'02'.O50]+[$'03'.O50]+[$'04'.O50]+[$'05'.O50]+[$'06'.O50]+[$'07'.O50]+[$'08'.O50]+[$'09'.O50]+[$'10'.O50]+[$'11'.O50]+[$'12'.O50]" office:value-type="currency" office:currency="JPY" office:value="0" calcext:value-type="currency">
            <text:p>￥0</text:p>
          </table:table-cell>
          <table:table-cell table:style-name="ce328"/>
          <table:table-cell table:style-name="ce369" table:formula="of:=[.D52]/([.$D$57]-[.$D$55])" office:value-type="string" office:string-value="" calcext:value-type="error">
            <text:p>#DIV/0!</text:p>
          </table:table-cell>
          <table:table-cell table:style-name="ce328"/>
          <table:table-cell table:style-name="ce444" table:formula="of:=[.F52]/([.$F$57]-[.$F$55])" office:value-type="string" office:string-value="" calcext:value-type="error">
            <text:p>#DIV/0!</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87"/>
          <table:table-cell table:style-name="ce328"/>
          <table:table-cell table:style-name="ce429" office:value-type="string" calcext:value-type="string">
            <text:p>特別損失</text:p>
          </table:table-cell>
          <table:table-cell table:style-name="ce412" table:formula="of:=[$'01'.M53]+[$'02'.M51]+[$'03'.M51]+[$'04'.M51]+[$'05'.M51]+[$'06'.M51]+[$'07'.M51]+[$'08'.M51]+[$'09'.M51]+[$'10'.M51]+[$'11'.M51]+[$'12'.M51]" office:value-type="currency" office:currency="JPY" office:value="0" calcext:value-type="currency">
            <text:p>￥0</text:p>
          </table:table-cell>
          <table:table-cell table:style-name="ce429" office:value-type="string" calcext:value-type="string">
            <text:p>特別利益</text:p>
          </table:table-cell>
          <table:table-cell table:style-name="ce450" table:formula="of:=[$'01'.O53]+[$'02'.O51]+[$'03'.O51]+[$'04'.O51]+[$'05'.O51]+[$'06'.O51]+[$'07'.O51]+[$'08'.O51]+[$'09'.O51]+[$'10'.O51]+[$'11'.O51]+[$'12'.O51]" office:value-type="currency" office:currency="JPY" office:value="0" calcext:value-type="currency">
            <text:p>￥0</text:p>
          </table:table-cell>
          <table:table-cell table:style-name="ce328"/>
          <table:table-cell table:style-name="ce369" table:formula="of:=[.D53]/([.$D$57]-[.$D$55])" office:value-type="string" office:string-value="" calcext:value-type="error">
            <text:p>#DIV/0!</text:p>
          </table:table-cell>
          <table:table-cell table:style-name="ce328"/>
          <table:table-cell table:style-name="ce444" table:formula="of:=[.F53]/([.$F$57]-[.$F$55])" office:value-type="string" office:string-value="" calcext:value-type="error">
            <text:p>#DIV/0!</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47"/>
          <table:table-cell table:style-name="ce328"/>
          <table:table-cell table:style-name="ce431" office:value-type="string" calcext:value-type="string">
            <text:p>減価償却費</text:p>
          </table:table-cell>
          <table:table-cell table:style-name="ce412" table:formula="of:=[$'01'.M54]+[$'02'.M52]+[$'03'.M52]+[$'04'.M52]+[$'05'.M52]+[$'06'.M52]+[$'07'.M52]+[$'08'.M52]+[$'09'.M52]+[$'10'.M52]+[$'11'.M52]+[$'12'.M52]" office:value-type="currency" office:currency="JPY" office:value="0" calcext:value-type="currency">
            <text:p>￥0</text:p>
          </table:table-cell>
          <table:table-cell table:style-name="ce429"/>
          <table:table-cell table:style-name="ce450"/>
          <table:table-cell table:style-name="ce328"/>
          <table:table-cell table:style-name="ce369" table:formula="of:=[.D54]/([.$D$57]-[.$D$55])" office:value-type="string" office:string-value="" calcext:value-type="error">
            <text:p>#DIV/0!</text:p>
          </table:table-cell>
          <table:table-cell table:style-name="ce328"/>
          <table:table-cell table:style-name="ce444"/>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28" table:number-columns-repeated="2"/>
          <table:table-cell table:style-name="ce429" office:value-type="string" calcext:value-type="string">
            <text:p>当期純利益</text:p>
          </table:table-cell>
          <table:table-cell table:style-name="ce412" table:formula="of:=IF(([$'01'.J55]+[$'02'.J53]+[$'03'.J53]+[$'04'.J53]+[$'05'.J53]+[$'06'.J53]+[$'07'.J53]+[$'08'.J53]+[$'09'.J53]+[$'10'.J53]+[$'11'.J53]+[$'12'.J53])&gt;0;([$'01'.J55]+[$'02'.J53]+[$'03'.J53]+[$'04'.J53]+[$'05'.J53]+[$'06'.J53]+[$'07'.J53]+[$'08'.J53]+[$'09'.J53]+[$'10'.J53]+[$'11'.J53]+[$'12'.J53]);0)" office:value-type="currency" office:currency="JPY" office:value="0" calcext:value-type="currency">
            <text:p>￥0</text:p>
          </table:table-cell>
          <table:table-cell table:style-name="ce429" office:value-type="string" calcext:value-type="string">
            <text:p>当期純損失</text:p>
          </table:table-cell>
          <table:table-cell table:style-name="ce450" table:formula="of:=IF(([$'01'.J55]+[$'02'.J53]+[$'03'.J53]+[$'04'.J53]+[$'05'.J53]+[$'06'.J53]+[$'07'.J53]+[$'08'.J53]+[$'09'.J53]+[$'10'.J53]+[$'11'.J53]+[$'12'.J53])&lt;0;-([$'01'.J55]+[$'02'.J53]+[$'03'.J53]+[$'04'.J53]+[$'05'.J53]+[$'06'.J53]+[$'07'.J53]+[$'08'.J53]+[$'09'.J53]+[$'10'.J53]+[$'11'.J53]+[$'12'.J53]);0)" office:value-type="currency" office:currency="JPY" office:value="0" calcext:value-type="currency">
            <text:p>￥0</text:p>
          </table:table-cell>
          <table:table-cell table:style-name="ce328"/>
          <table:table-cell table:style-name="ce369" office:value-type="string" calcext:value-type="string">
            <text:p>-</text:p>
          </table:table-cell>
          <table:table-cell table:style-name="ce328"/>
          <table:table-cell table:style-name="ce444" office:value-type="string" calcext:value-type="string">
            <text:p>-</text:p>
          </table:table-cell>
          <table:table-cell table:style-name="ce328" table:number-columns-repeated="2"/>
          <table:table-cell table:number-columns-repeated="4"/>
          <table:table-cell table:style-name="ce328" table:number-columns-repeated="241"/>
          <table:table-cell table:number-columns-repeated="767"/>
        </table:table-row>
        <table:table-row table:style-name="ro5">
          <table:table-cell table:style-name="ce328" table:number-columns-repeated="2"/>
          <table:table-cell table:style-name="ce429" office:value-type="string" calcext:value-type="string">
            <text:p>貸借差額</text:p>
          </table:table-cell>
          <table:table-cell table:style-name="ce437" table:formula="of:=IF((SUM([.$D27:.$D55])&lt;SUM([.$F27:.$F54]));SUM([.$F27:.$F54])-SUM([.$D27:.$D55]);0)" office:value-type="currency" office:currency="JPY" office:value="0" calcext:value-type="currency">
            <text:p>￥0</text:p>
          </table:table-cell>
          <table:table-cell table:style-name="ce416" office:value-type="string" calcext:value-type="string">
            <text:p>貸借差額</text:p>
          </table:table-cell>
          <table:table-cell table:style-name="ce450" table:formula="of:=IF((SUM([.$D27:.$D55])&gt;SUM([.$F27:.$F54]));SUM([.$D27:.$D55])-SUM([.$F27:.$F55]);0)" office:value-type="currency" office:currency="JPY" office:value="0" calcext:value-type="currency">
            <text:p>￥0</text:p>
          </table:table-cell>
          <table:table-cell table:style-name="ce328"/>
          <table:table-cell table:style-name="ce455" table:formula="of:=[.D56]/([.$D$57]-[.$D$55])" office:value-type="string" office:string-value="" calcext:value-type="error">
            <text:p>#DIV/0!</text:p>
          </table:table-cell>
          <table:table-cell table:style-name="ce433"/>
          <table:table-cell table:style-name="ce459" table:formula="of:=[.F56]/([.$F$57]-[.$F$55])" office:value-type="string" office:string-value="" calcext:value-type="error">
            <text:p>#DIV/0!</text:p>
          </table:table-cell>
          <table:table-cell table:style-name="ce328" table:number-columns-repeated="247"/>
          <table:table-cell table:number-columns-repeated="767"/>
        </table:table-row>
        <table:table-row table:style-name="ro5">
          <table:table-cell table:style-name="ce328" table:number-columns-repeated="2"/>
          <table:table-cell table:style-name="ce428" office:value-type="string" calcext:value-type="string">
            <text:p>計</text:p>
          </table:table-cell>
          <table:table-cell table:style-name="ce434" table:formula="of:=SUM([.D27:.D56])" office:value-type="currency" office:currency="JPY" office:value="0" calcext:value-type="currency">
            <text:p>￥0</text:p>
          </table:table-cell>
          <table:table-cell table:style-name="ce439" office:value-type="string" calcext:value-type="string">
            <text:p>計</text:p>
          </table:table-cell>
          <table:table-cell table:style-name="ce434" table:formula="of:=SUM([.F27:.F56])" office:value-type="currency" office:currency="JPY" office:value="0" calcext:value-type="currency">
            <text:p>￥0</text:p>
          </table:table-cell>
          <table:table-cell table:style-name="ce328"/>
          <table:table-cell table:style-name="ce444" table:formula="of:=[.D57]/[.$D$57]" office:value-type="string" office:string-value="" calcext:value-type="error">
            <text:p>#DIV/0!</text:p>
          </table:table-cell>
          <table:table-cell table:style-name="ce328"/>
          <table:table-cell table:style-name="ce444" table:formula="of:=[.F57]/[.$F$57]" office:value-type="string" office:string-value="" calcext:value-type="error">
            <text:p>#DIV/0!</text:p>
          </table:table-cell>
          <table:table-cell table:style-name="ce328" table:number-columns-repeated="247"/>
          <table:table-cell table:number-columns-repeated="767"/>
        </table:table-row>
        <table:table-row table:style-name="ro5" table:number-rows-repeated="2">
          <table:table-cell table:style-name="ce328" table:number-columns-repeated="3"/>
          <table:table-cell table:style-name="ce303"/>
          <table:table-cell table:style-name="ce328"/>
          <table:table-cell table:style-name="ce303"/>
          <table:table-cell table:style-name="ce328" table:number-columns-repeated="251"/>
          <table:table-cell table:number-columns-repeated="767"/>
        </table:table-row>
        <table:table-row table:style-name="ro5">
          <table:table-cell table:style-name="ce328"/>
          <table:table-cell table:style-name="ce328" office:value-type="string" calcext:value-type="string">
            <text:p>決算整理事項</text:p>
          </table:table-cell>
          <table:table-cell table:style-name="ce328"/>
          <table:table-cell table:style-name="ce303"/>
          <table:table-cell table:style-name="ce328"/>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有価証券評価損</text:p>
          </table:table-cell>
          <table:table-cell table:style-name="ce303"/>
          <table:table-cell table:style-name="ce328" office:value-type="string" calcext:value-type="string">
            <text:p>売買目的有価証券</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売買目的有価証券</text:p>
          </table:table-cell>
          <table:table-cell table:style-name="ce303"/>
          <table:table-cell table:style-name="ce328" office:value-type="string" calcext:value-type="string">
            <text:p>有価証券評価益</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特定口座</text:p>
          </table:table-cell>
          <table:table-cell table:style-name="ce303"/>
          <table:table-cell table:style-name="ce328" office:value-type="string" calcext:value-type="string">
            <text:p>受取利息</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減価償却費</text:p>
          </table:table-cell>
          <table:table-cell table:style-name="ce303"/>
          <table:table-cell table:style-name="ce328" office:value-type="string" calcext:value-type="string">
            <text:p>備品減価償却累計額</text:p>
          </table:table-cell>
          <table:table-cell table:style-name="ce303"/>
          <table:table-cell table:style-name="ce328" table:number-columns-repeated="2"/>
          <table:table-cell table:style-name="ce328" office:value-type="string" calcext:value-type="string">
            <text:p>保証委託手数料 '11/9～'12/8</text:p>
          </table:table-cell>
          <table:table-cell table:style-name="ce328" table:number-columns-repeated="248"/>
          <table:table-cell table:number-columns-repeated="767"/>
        </table:table-row>
        <table:table-row table:style-name="ro5">
          <table:table-cell table:style-name="ce328" table:number-columns-repeated="2"/>
          <table:table-cell table:style-name="ce328" office:value-type="string" calcext:value-type="string">
            <text:p>減価償却費</text:p>
          </table:table-cell>
          <table:table-cell table:style-name="ce303"/>
          <table:table-cell table:style-name="ce328" office:value-type="string" calcext:value-type="string">
            <text:p>ソフトウェア</text:p>
          </table:table-cell>
          <table:table-cell table:style-name="ce303"/>
          <table:table-cell table:style-name="ce328" table:number-columns-repeated="2"/>
          <table:table-cell table:style-name="ce328" office:value-type="float" office:value="10000" calcext:value-type="float">
            <text:p>\10,000</text:p>
          </table:table-cell>
          <table:table-cell table:style-name="ce328" office:value-type="string" calcext:value-type="string">
            <text:p>月あたり833円。最終月のみ837円</text:p>
          </table:table-cell>
          <table:table-cell table:style-name="ce328" table:number-columns-repeated="247"/>
          <table:table-cell table:number-columns-repeated="767"/>
        </table:table-row>
        <table:table-row table:style-name="ro5">
          <table:table-cell table:style-name="ce328" table:number-columns-repeated="2"/>
          <table:table-cell table:style-name="ce328" office:value-type="string" calcext:value-type="string">
            <text:p>支払保険料</text:p>
          </table:table-cell>
          <table:table-cell table:style-name="ce303"/>
          <table:table-cell table:style-name="ce328" office:value-type="string" calcext:value-type="string">
            <text:p>未払保険料</text:p>
          </table:table-cell>
          <table:table-cell table:style-name="ce303"/>
          <table:table-cell table:style-name="ce328" table:number-columns-repeated="2"/>
          <table:table-cell table:style-name="ce452" office:value-type="string" calcext:value-type="string">
            <text:p>前払費用（火災保険料） '13 8/16～'15 8/15</text:p>
          </table:table-cell>
          <table:table-cell table:style-name="ce328" table:number-columns-repeated="248"/>
          <table:table-cell table:number-columns-repeated="767"/>
        </table:table-row>
        <table:table-row table:style-name="ro5">
          <table:table-cell table:style-name="ce328" table:number-columns-repeated="2"/>
          <table:table-cell table:style-name="ce328" office:value-type="string" calcext:value-type="string">
            <text:p>支払保険料</text:p>
          </table:table-cell>
          <table:table-cell table:style-name="ce303"/>
          <table:table-cell table:style-name="ce328" office:value-type="string" calcext:value-type="string">
            <text:p>前払保険料</text:p>
          </table:table-cell>
          <table:table-cell table:style-name="ce303"/>
          <table:table-cell table:style-name="ce328" table:number-columns-repeated="2"/>
          <table:table-cell table:style-name="ce452" office:value-type="float" office:value="18900" calcext:value-type="float">
            <text:p>\18,900</text:p>
          </table:table-cell>
          <table:table-cell table:style-name="ce328" office:value-type="string" calcext:value-type="string">
            <text:p>月あたり787.5円</text:p>
          </table:table-cell>
          <table:table-cell table:style-name="ce328" table:number-columns-repeated="247"/>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
          <table:table-cell table:style-name="ce328" office:value-type="string" calcext:value-type="string">
            <text:p>※支払時に総額を前払計上し、各月で支払保険料へ振り替えているので決算処理は不要</text:p>
          </table:table-cell>
          <table:table-cell table:style-name="ce328" table:number-columns-repeated="248"/>
          <table:table-cell table:number-columns-repeated="767"/>
        </table:table-row>
        <table:table-row table:style-name="ro5">
          <table:table-cell table:style-name="ce328" table:number-columns-repeated="2"/>
          <table:table-cell table:style-name="ce328" office:value-type="string" calcext:value-type="string">
            <text:p>前払費用</text:p>
          </table:table-cell>
          <table:table-cell table:style-name="ce303"/>
          <table:table-cell table:style-name="ce328" office:value-type="string" calcext:value-type="string">
            <text:p>支払保険料</text:p>
          </table:table-cell>
          <table:table-cell table:style-name="ce303"/>
          <table:table-cell table:style-name="ce328" table:number-columns-repeated="251"/>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
          <table:table-cell table:style-name="ce328" office:value-type="string" calcext:value-type="string">
            <text:p>2013年度住民税 39000円前払（201312支払、201401～03分）</text:p>
          </table:table-cell>
          <table:table-cell table:style-name="ce328" table:number-columns-repeated="248"/>
          <table:table-cell table:number-columns-repeated="767"/>
        </table:table-row>
        <table:table-row table:style-name="ro5">
          <table:table-cell table:style-name="ce328" table:number-columns-repeated="2"/>
          <table:table-cell table:style-name="ce432" office:value-type="string" calcext:value-type="string">
            <text:p>修正借方</text:p>
          </table:table-cell>
          <table:table-cell table:style-name="ce418" table:formula="of:=SUM([.D64:.D70])" office:value-type="currency" office:currency="JPY" office:value="0" calcext:value-type="currency">
            <text:p>￥0</text:p>
          </table:table-cell>
          <table:table-cell table:style-name="ce432" office:value-type="string" calcext:value-type="string">
            <text:p>修正貸方</text:p>
          </table:table-cell>
          <table:table-cell table:style-name="ce418" table:formula="of:=SUM([.F64:.F70])" office:value-type="currency" office:currency="JPY" office:value="0" calcext:value-type="currency">
            <text:p>￥0</text:p>
          </table:table-cell>
          <table:table-cell table:style-name="ce328" table:number-columns-repeated="251"/>
          <table:table-cell table:number-columns-repeated="767"/>
        </table:table-row>
        <table:table-row table:style-name="ro5">
          <table:table-cell table:style-name="ce328" table:number-columns-repeated="2"/>
          <table:table-cell table:style-name="ce403"/>
          <table:table-cell table:style-name="ce319"/>
          <table:table-cell table:style-name="ce403"/>
          <table:table-cell table:style-name="ce319"/>
          <table:table-cell table:style-name="ce328" table:number-columns-repeated="2"/>
          <table:table-cell table:style-name="ce328" office:value-type="string" calcext:value-type="string">
            <text:p>火災保険料2018/3～2年間</text:p>
          </table:table-cell>
          <table:table-cell table:style-name="ce328" table:number-columns-repeated="248"/>
          <table:table-cell table:number-columns-repeated="767"/>
        </table:table-row>
        <table:table-row table:style-name="ro5">
          <table:table-cell table:style-name="ce328" table:number-columns-repeated="2"/>
          <table:table-cell table:style-name="ce328" office:value-type="string" calcext:value-type="string">
            <text:p>当期純利益</text:p>
          </table:table-cell>
          <table:table-cell table:style-name="ce303" table:formula="of:=[.D55]-[.D56]-[.F55]-[.D65]-[.D67]-[.D64]-[.D68]-[.D69]+[.F62]-[.D61]" office:value-type="currency" office:currency="JPY" office:value="0" calcext:value-type="currency">
            <text:p>￥0</text:p>
          </table:table-cell>
          <table:table-cell table:style-name="ce328"/>
          <table:table-cell table:style-name="ce303"/>
          <table:table-cell table:style-name="ce328" table:number-columns-repeated="2"/>
          <table:table-cell table:style-name="ce328" office:value-type="float" office:value="18000" calcext:value-type="float">
            <text:p>\18,000</text:p>
          </table:table-cell>
          <table:table-cell table:style-name="ce328" table:number-columns-repeated="248"/>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
          <table:table-cell table:style-name="ce328" office:value-type="string" calcext:value-type="string">
            <text:p>保証料２０１８年3月～2年間</text:p>
          </table:table-cell>
          <table:table-cell table:style-name="ce328" table:number-columns-repeated="248"/>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
          <table:table-cell table:style-name="ce328" office:value-type="float" office:value="16200" calcext:value-type="float">
            <text:p>\16,200</text:p>
          </table:table-cell>
          <table:table-cell table:style-name="ce328" table:number-columns-repeated="248"/>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損益計算書</text:p>
          </table:table-cell>
          <table:table-cell table:style-name="ce303"/>
          <table:table-cell table:style-name="ce328"/>
          <table:table-cell table:style-name="ce303"/>
          <table:table-cell table:style-name="ce328" table:number-columns-repeated="251"/>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売上高</text:p>
          </table:table-cell>
          <table:table-cell table:style-name="ce303" table:formula="of:=[.F27]" office:value-type="currency" office:currency="JPY" office:value="0" calcext:value-type="currency">
            <text:p>￥0</text:p>
          </table:table-cell>
          <table:table-cell table:style-name="ce369" table:formula="of:=[.D79]/[.$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433" office:value-type="string" calcext:value-type="string">
            <text:p>売上原価</text:p>
          </table:table-cell>
          <table:table-cell table:style-name="ce438" table:formula="of:=[.D27]+[.D38]" office:value-type="currency" office:currency="JPY" office:value="0" calcext:value-type="currency">
            <text:p>￥0</text:p>
          </table:table-cell>
          <table:table-cell table:style-name="ce369" table:formula="of:=[.D80]/[.$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売上総利益</text:p>
          </table:table-cell>
          <table:table-cell table:style-name="ce303" table:formula="of:=[.D79]-[.D80]" office:value-type="currency" office:currency="JPY" office:value="0" calcext:value-type="currency">
            <text:p>￥0</text:p>
          </table:table-cell>
          <table:table-cell table:style-name="ce369" table:formula="of:=[.D81]/[.$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3"/>
          <table:table-cell table:style-name="ce303"/>
          <table:table-cell table:style-name="ce369"/>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433" office:value-type="string" calcext:value-type="string">
            <text:p>販売費および一般管理費</text:p>
          </table:table-cell>
          <table:table-cell table:style-name="ce438" table:formula="of:=[.D28]+[.D29]+[.D30]+[.D37]+[.D39]+[.D40]+[.D42]+[.D43]+[.D44]+[.D47]+[.D48]+[.D49]+[.D64]+[.D67]+[.D68]+[.D41]" office:value-type="currency" office:currency="JPY" office:value="0" calcext:value-type="currency">
            <text:p>￥0</text:p>
          </table:table-cell>
          <table:table-cell table:style-name="ce369" table:formula="of:=[.D83]/[.$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営業利益</text:p>
          </table:table-cell>
          <table:table-cell table:style-name="ce303" table:formula="of:=[.D81]-[.D83]" office:value-type="currency" office:currency="JPY" office:value="0" calcext:value-type="currency">
            <text:p>￥0</text:p>
          </table:table-cell>
          <table:table-cell table:style-name="ce369" table:formula="of:=[.D84]/[.$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3"/>
          <table:table-cell table:style-name="ce303"/>
          <table:table-cell table:style-name="ce369"/>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営業外収益</text:p>
          </table:table-cell>
          <table:table-cell table:style-name="ce303" table:formula="of:=[.F38]+[.F43]+[.F44]+[.F49]+[.F52]" office:value-type="currency" office:currency="JPY" office:value="0" calcext:value-type="currency">
            <text:p>￥0</text:p>
          </table:table-cell>
          <table:table-cell table:style-name="ce369" table:formula="of:=[.D86]/[.$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433" office:value-type="string" calcext:value-type="string">
            <text:p>営業外費用</text:p>
          </table:table-cell>
          <table:table-cell table:style-name="ce438" table:formula="of:=[.D32]+[.D34]+[.D35]+[.D45]+[.D31]+[.D33]" office:value-type="currency" office:currency="JPY" office:value="0" calcext:value-type="currency">
            <text:p>￥0</text:p>
          </table:table-cell>
          <table:table-cell table:style-name="ce369" table:formula="of:=[.D87]/[.$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経常利益</text:p>
          </table:table-cell>
          <table:table-cell table:style-name="ce303" table:formula="of:=[.D84]+[.D86]-[.D87]" office:value-type="currency" office:currency="JPY" office:value="0" calcext:value-type="currency">
            <text:p>￥0</text:p>
          </table:table-cell>
          <table:table-cell table:style-name="ce369" table:formula="of:=[.D88]/[.$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3"/>
          <table:table-cell table:style-name="ce303"/>
          <table:table-cell table:style-name="ce369"/>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特別利益</text:p>
          </table:table-cell>
          <table:table-cell table:style-name="ce303" table:formula="of:=[.F53]+[.F50]+[.F56]" office:value-type="currency" office:currency="JPY" office:value="0" calcext:value-type="currency">
            <text:p>￥0</text:p>
          </table:table-cell>
          <table:table-cell table:style-name="ce369" table:formula="of:=[.D90]/[.$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433" office:value-type="string" calcext:value-type="string">
            <text:p>特別損失</text:p>
          </table:table-cell>
          <table:table-cell table:style-name="ce438" table:formula="of:=[.D54]+[.D56]*2+[.D53]+[.D50]+[.D51]" office:value-type="currency" office:currency="JPY" office:value="0" calcext:value-type="currency">
            <text:p>￥0</text:p>
          </table:table-cell>
          <table:table-cell table:style-name="ce369" table:formula="of:=[.D91]/[.$D$57]" office:value-type="string" office:string-value="" calcext:value-type="error">
            <text:p>#DIV/0!</text:p>
          </table:table-cell>
          <table:table-cell table:style-name="ce303"/>
          <table:table-cell table:style-name="ce328" table:number-columns-repeated="251"/>
          <table:table-cell table:number-columns-repeated="767"/>
        </table:table-row>
        <table:table-row table:style-name="ro5">
          <table:table-cell table:style-name="ce328" table:number-columns-repeated="2"/>
          <table:table-cell table:style-name="ce328" office:value-type="string" calcext:value-type="string">
            <text:p>当期純利益</text:p>
          </table:table-cell>
          <table:table-cell table:style-name="ce303" table:formula="of:=[.D88]+[.D90]-[.D91]" office:value-type="currency" office:currency="JPY" office:value="0" calcext:value-type="currency">
            <text:p>￥0</text:p>
          </table:table-cell>
          <table:table-cell table:style-name="ce369" table:formula="of:=[.D92]/[.$D$57]" office:value-type="string" office:string-value="" calcext:value-type="error">
            <text:p>#DIV/0!</text:p>
          </table:table-cell>
          <table:table-cell table:style-name="ce303"/>
          <table:table-cell table:style-name="ce328" table:number-columns-repeated="2"/>
          <table:table-cell table:style-name="ce328" office:value-type="string" calcext:value-type="string">
            <text:p>【参考：期首BS】</text:p>
          </table:table-cell>
          <table:table-cell table:style-name="ce328" table:number-columns-repeated="248"/>
          <table:table-cell table:number-columns-repeated="767"/>
        </table:table-row>
        <table:table-row table:style-name="ro5">
          <table:table-cell table:style-name="ce328" table:number-columns-repeated="3"/>
          <table:table-cell table:style-name="ce303"/>
          <table:table-cell table:style-name="ce444"/>
          <table:table-cell table:style-name="ce303"/>
          <table:table-cell table:style-name="ce328" table:number-columns-repeated="2"/>
          <table:table-cell table:style-name="ce457" office:value-type="string" calcext:value-type="string">
            <text:p>資産の部</text:p>
          </table:table-cell>
          <table:table-cell table:style-name="ce338"/>
          <table:table-cell table:style-name="ce457" office:value-type="string" calcext:value-type="string">
            <text:p>負債の部</text:p>
          </table:table-cell>
          <table:table-cell table:style-name="ce328" table:number-columns-repeated="246"/>
          <table:table-cell table:number-columns-repeated="767"/>
        </table:table-row>
        <table:table-row table:style-name="ro5">
          <table:table-cell table:style-name="ce328" table:number-columns-repeated="2"/>
          <table:table-cell table:style-name="ce403" office:value-type="string" calcext:value-type="string">
            <text:p>※ 所得税は売上原価に配賦、支払保険料および住民税は販売費および一般管理費に配賦している。</text:p>
          </table:table-cell>
          <table:table-cell table:style-name="ce319"/>
          <table:table-cell table:style-name="ce445"/>
          <table:table-cell table:style-name="ce303"/>
          <table:table-cell table:style-name="ce328" table:number-columns-repeated="2"/>
          <table:table-cell table:style-name="ce442" office:value-type="string" calcext:value-type="string">
            <text:p>ICOCA</text:p>
          </table:table-cell>
          <table:table-cell table:style-name="ce406" office:value-type="currency" office:currency="JPY" office:value="4260" calcext:value-type="currency">
            <text:p>￥4,260</text:p>
          </table:table-cell>
          <table:table-cell table:style-name="ce442" office:value-type="string" calcext:value-type="string">
            <text:p>奨学金</text:p>
          </table:table-cell>
          <table:table-cell table:style-name="ce328" table:number-columns-repeated="246"/>
          <table:table-cell table:number-columns-repeated="767"/>
        </table:table-row>
        <table:table-row table:style-name="ro5">
          <table:table-cell table:style-name="ce328" table:number-columns-repeated="2"/>
          <table:table-cell table:style-name="ce403"/>
          <table:table-cell table:style-name="ce319"/>
          <table:table-cell table:style-name="ce445"/>
          <table:table-cell table:style-name="ce303"/>
          <table:table-cell table:style-name="ce328" table:number-columns-repeated="2"/>
          <table:table-cell table:style-name="ce442" office:value-type="string" calcext:value-type="string">
            <text:p>普通預金（郵貯）</text:p>
          </table:table-cell>
          <table:table-cell table:style-name="ce406" office:value-type="currency" office:currency="JPY" office:value="914829" calcext:value-type="currency">
            <text:p>￥914,829</text:p>
          </table:table-cell>
          <table:table-cell table:style-name="ce442" office:value-type="string" calcext:value-type="string">
            <text:p>前受金</text:p>
          </table:table-cell>
          <table:table-cell table:style-name="ce328" table:number-columns-repeated="246"/>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2"/>
          <table:table-cell table:style-name="ce442" office:value-type="string" calcext:value-type="string">
            <text:p>普通預金（みなと）</text:p>
          </table:table-cell>
          <table:table-cell table:style-name="ce406" office:value-type="currency" office:currency="JPY" office:value="301979" calcext:value-type="currency">
            <text:p>￥301,979</text:p>
          </table:table-cell>
          <table:table-cell table:style-name="ce442" office:value-type="string" calcext:value-type="string">
            <text:p>未払保険料</text:p>
          </table:table-cell>
          <table:table-cell table:style-name="ce328" table:number-columns-repeated="246"/>
          <table:table-cell table:number-columns-repeated="767"/>
        </table:table-row>
        <table:table-row table:style-name="ro5">
          <table:table-cell table:style-name="ce328" table:number-columns-repeated="2"/>
          <table:table-cell table:style-name="ce428" office:value-type="string" calcext:value-type="string">
            <text:p>資産の部</text:p>
          </table:table-cell>
          <table:table-cell table:style-name="ce434"/>
          <table:table-cell table:style-name="ce439" office:value-type="string" calcext:value-type="string">
            <text:p>負債の部</text:p>
          </table:table-cell>
          <table:table-cell table:style-name="ce434"/>
          <table:table-cell table:style-name="ce328" table:number-columns-repeated="2"/>
          <table:table-cell table:style-name="ce442" office:value-type="string" calcext:value-type="string">
            <text:p>普通預金（UFJ）</text:p>
          </table:table-cell>
          <table:table-cell table:style-name="ce406" office:value-type="currency" office:currency="JPY" office:value="501525" calcext:value-type="currency">
            <text:p>￥501,525</text:p>
          </table:table-cell>
          <table:table-cell table:style-name="ce442" office:value-type="string" calcext:value-type="string">
            <text:p>未払金</text:p>
          </table:table-cell>
          <table:table-cell table:style-name="ce328" table:number-columns-repeated="246"/>
          <table:table-cell table:number-columns-repeated="767"/>
        </table:table-row>
        <table:table-row table:style-name="ro5">
          <table:table-cell table:style-name="ce328" table:number-columns-repeated="2"/>
          <table:table-cell table:style-name="ce429" office:value-type="string" calcext:value-type="string">
            <text:p>ICOCA</text:p>
          </table:table-cell>
          <table:table-cell table:style-name="ce435" table:formula="of:=[.D7]" office:value-type="currency" office:currency="JPY" office:value="0" calcext:value-type="currency">
            <text:p>￥0</text:p>
          </table:table-cell>
          <table:table-cell table:style-name="ce403" office:value-type="string" calcext:value-type="string">
            <text:p>奨学金</text:p>
          </table:table-cell>
          <table:table-cell table:style-name="ce435" table:formula="of:=[.F7]" office:value-type="currency" office:currency="JPY" office:value="0" calcext:value-type="currency">
            <text:p>￥0</text:p>
          </table:table-cell>
          <table:table-cell table:style-name="ce328" table:number-columns-repeated="2"/>
          <table:table-cell table:style-name="ce442" office:value-type="string" calcext:value-type="string">
            <text:p>ヨドバシポイント</text:p>
          </table:table-cell>
          <table:table-cell table:style-name="ce406" office:value-type="currency" office:currency="JPY" office:value="104" calcext:value-type="currency">
            <text:p>￥104</text:p>
          </table:table-cell>
          <table:table-cell table:style-name="ce461" office:value-type="string" calcext:value-type="string">
            <text:p>負債計</text:p>
          </table:table-cell>
          <table:table-cell table:style-name="ce328" table:number-columns-repeated="246"/>
          <table:table-cell table:number-columns-repeated="767"/>
        </table:table-row>
        <table:table-row table:style-name="ro5">
          <table:table-cell table:style-name="ce328" table:number-columns-repeated="2"/>
          <table:table-cell table:style-name="ce429" office:value-type="string" calcext:value-type="string">
            <text:p>普通預金（郵貯）</text:p>
          </table:table-cell>
          <table:table-cell table:style-name="ce435" table:formula="of:=[.D8]" office:value-type="currency" office:currency="JPY" office:value="0" calcext:value-type="currency">
            <text:p>￥0</text:p>
          </table:table-cell>
          <table:table-cell table:style-name="ce403" office:value-type="string" calcext:value-type="string">
            <text:p>前受金</text:p>
          </table:table-cell>
          <table:table-cell table:style-name="ce435" table:formula="of:=[.F8]" office:value-type="currency" office:currency="JPY" office:value="0" calcext:value-type="currency">
            <text:p>￥0</text:p>
          </table:table-cell>
          <table:table-cell table:style-name="ce328" table:number-columns-repeated="2"/>
          <table:table-cell table:style-name="ce442" office:value-type="string" calcext:value-type="string">
            <text:p>現金</text:p>
          </table:table-cell>
          <table:table-cell table:style-name="ce406" office:value-type="currency" office:currency="JPY" office:value="89127" calcext:value-type="currency">
            <text:p>￥89,127</text:p>
          </table:table-cell>
          <table:table-cell table:style-name="ce442"/>
          <table:table-cell table:style-name="ce328" table:number-columns-repeated="246"/>
          <table:table-cell table:number-columns-repeated="767"/>
        </table:table-row>
        <table:table-row table:style-name="ro5">
          <table:table-cell table:style-name="ce328" table:number-columns-repeated="2"/>
          <table:table-cell table:style-name="ce429" office:value-type="string" calcext:value-type="string">
            <text:p>普通預金（みなと）</text:p>
          </table:table-cell>
          <table:table-cell table:style-name="ce435" table:formula="of:=[.D9]" office:value-type="currency" office:currency="JPY" office:value="0" calcext:value-type="currency">
            <text:p>￥0</text:p>
          </table:table-cell>
          <table:table-cell table:style-name="ce403" office:value-type="string" calcext:value-type="string">
            <text:p>未払保険料</text:p>
          </table:table-cell>
          <table:table-cell table:style-name="ce435" table:formula="of:=[.F9]" office:value-type="currency" office:currency="JPY" office:value="0" calcext:value-type="currency">
            <text:p>￥0</text:p>
          </table:table-cell>
          <table:table-cell table:style-name="ce328" table:number-columns-repeated="2"/>
          <table:table-cell table:style-name="ce442" office:value-type="string" calcext:value-type="string">
            <text:p>売買目的有価証券</text:p>
          </table:table-cell>
          <table:table-cell table:style-name="ce406" office:value-type="currency" office:currency="JPY" office:value="1221860" calcext:value-type="currency">
            <text:p>￥1,221,860</text:p>
          </table:table-cell>
          <table:table-cell table:style-name="ce442" office:value-type="string" calcext:value-type="string">
            <text:p>純資産の部</text:p>
          </table:table-cell>
          <table:table-cell table:style-name="ce328" table:number-columns-repeated="246"/>
          <table:table-cell table:number-columns-repeated="767"/>
        </table:table-row>
        <table:table-row table:style-name="ro5">
          <table:table-cell table:style-name="ce328" table:number-columns-repeated="2"/>
          <table:table-cell table:style-name="ce429" office:value-type="string" calcext:value-type="string">
            <text:p>普通預金（UFJ）</text:p>
          </table:table-cell>
          <table:table-cell table:style-name="ce435" table:formula="of:=[.D10]" office:value-type="currency" office:currency="JPY" office:value="0" calcext:value-type="currency">
            <text:p>￥0</text:p>
          </table:table-cell>
          <table:table-cell table:style-name="ce403" office:value-type="string" calcext:value-type="string">
            <text:p>未払金</text:p>
          </table:table-cell>
          <table:table-cell table:style-name="ce435" table:formula="of:=[.F10]" office:value-type="currency" office:currency="JPY" office:value="0" calcext:value-type="currency">
            <text:p>￥0</text:p>
          </table:table-cell>
          <table:table-cell table:style-name="ce328" table:number-columns-repeated="2"/>
          <table:table-cell table:style-name="ce442" office:value-type="string" calcext:value-type="string">
            <text:p>特定口座</text:p>
          </table:table-cell>
          <table:table-cell table:style-name="ce406" office:value-type="currency" office:currency="JPY" office:value="145963" calcext:value-type="currency">
            <text:p>￥145,963</text:p>
          </table:table-cell>
          <table:table-cell table:style-name="ce457" office:value-type="string" calcext:value-type="string">
            <text:p>資本金</text:p>
          </table:table-cell>
          <table:table-cell table:style-name="ce328" table:number-columns-repeated="246"/>
          <table:table-cell table:number-columns-repeated="767"/>
        </table:table-row>
        <table:table-row table:style-name="ro5">
          <table:table-cell table:style-name="ce328" table:number-columns-repeated="2"/>
          <table:table-cell table:style-name="ce429" office:value-type="string" calcext:value-type="string">
            <text:p>ヨドバシポイント</text:p>
          </table:table-cell>
          <table:table-cell table:style-name="ce435" table:formula="of:=[.D11]" office:value-type="currency" office:currency="JPY" office:value="0" calcext:value-type="currency">
            <text:p>￥0</text:p>
          </table:table-cell>
          <table:table-cell table:style-name="ce403"/>
          <table:table-cell table:style-name="ce435"/>
          <table:table-cell table:style-name="ce328" table:number-columns-repeated="2"/>
          <table:table-cell table:style-name="ce442" office:value-type="string" calcext:value-type="string">
            <text:p>前払保険料</text:p>
          </table:table-cell>
          <table:table-cell table:style-name="ce406" office:value-type="currency" office:currency="JPY" office:value="0" calcext:value-type="currency">
            <text:p>￥0</text:p>
          </table:table-cell>
          <table:table-cell table:style-name="ce442" office:value-type="string" calcext:value-type="string">
            <text:p>減価償却累計額</text:p>
          </table:table-cell>
          <table:table-cell table:style-name="ce328" table:number-columns-repeated="246"/>
          <table:table-cell table:number-columns-repeated="767"/>
        </table:table-row>
        <table:table-row table:style-name="ro5">
          <table:table-cell table:style-name="ce328" table:number-columns-repeated="2"/>
          <table:table-cell table:style-name="ce429" office:value-type="string" calcext:value-type="string">
            <text:p>現金</text:p>
          </table:table-cell>
          <table:table-cell table:style-name="ce435" table:formula="of:=[.D12]" office:value-type="currency" office:currency="JPY" office:value="0" calcext:value-type="currency">
            <text:p>￥0</text:p>
          </table:table-cell>
          <table:table-cell table:style-name="ce440" office:value-type="string" calcext:value-type="string">
            <text:p>負債の部 計</text:p>
          </table:table-cell>
          <table:table-cell table:style-name="ce446" table:formula="of:=SUM([.F98:.F102])" office:value-type="currency" office:currency="JPY" office:value="0" calcext:value-type="currency">
            <text:p>￥0</text:p>
          </table:table-cell>
          <table:table-cell table:style-name="ce328" table:number-columns-repeated="2"/>
          <table:table-cell table:style-name="ce442" office:value-type="string" calcext:value-type="string">
            <text:p>前払費用</text:p>
          </table:table-cell>
          <table:table-cell table:style-name="ce406" office:value-type="currency" office:currency="JPY" office:value="6668" calcext:value-type="currency">
            <text:p>￥6,668</text:p>
          </table:table-cell>
          <table:table-cell table:style-name="ce442" office:value-type="string" calcext:value-type="string">
            <text:p>任意積立金</text:p>
          </table:table-cell>
          <table:table-cell table:style-name="ce348"/>
          <table:table-cell table:style-name="ce328" office:value-type="string" calcext:value-type="string">
            <text:p>現金同等物</text:p>
          </table:table-cell>
          <table:table-cell table:style-name="ce328" table:number-columns-repeated="244"/>
          <table:table-cell table:number-columns-repeated="767"/>
        </table:table-row>
        <table:table-row table:style-name="ro5">
          <table:table-cell table:style-name="ce328" table:number-columns-repeated="2"/>
          <table:table-cell table:style-name="ce429" office:value-type="string" calcext:value-type="string">
            <text:p>売買目的有価証券</text:p>
          </table:table-cell>
          <table:table-cell table:style-name="ce435" table:formula="of:=[.D13]-[.F61]+[.D62]" office:value-type="currency" office:currency="JPY" office:value="0" calcext:value-type="currency">
            <text:p>￥0</text:p>
          </table:table-cell>
          <table:table-cell table:style-name="ce403"/>
          <table:table-cell table:style-name="ce435"/>
          <table:table-cell table:style-name="ce328" table:number-columns-repeated="2"/>
          <table:table-cell table:style-name="ce442" office:value-type="string" calcext:value-type="string">
            <text:p>未収金</text:p>
          </table:table-cell>
          <table:table-cell table:style-name="ce406" office:value-type="currency" office:currency="JPY" office:value="7200" calcext:value-type="currency">
            <text:p>￥7,200</text:p>
          </table:table-cell>
          <table:table-cell table:style-name="ce442" office:value-type="string" calcext:value-type="string">
            <text:p>前期純利益</text:p>
          </table:table-cell>
          <table:table-cell table:style-name="ce462" office:value-type="currency" office:currency="JPY" office:value="55026" calcext:value-type="currency">
            <text:p>￥55,026</text:p>
          </table:table-cell>
          <table:table-cell table:style-name="ce328" table:formula="of:=[.J94]+[.J95]+[.J96]+[.J97]+[.J99]+[.J100]+[.J101]" office:value-type="float" office:value="3179543" calcext:value-type="float">
            <text:p>\3,179,543</text:p>
          </table:table-cell>
          <table:table-cell table:style-name="ce328" table:number-columns-repeated="244"/>
          <table:table-cell table:number-columns-repeated="767"/>
        </table:table-row>
        <table:table-row table:style-name="ro5">
          <table:table-cell table:style-name="ce328" table:number-columns-repeated="2"/>
          <table:table-cell table:style-name="ce429" office:value-type="string" calcext:value-type="string">
            <text:p>特定口座</text:p>
          </table:table-cell>
          <table:table-cell table:style-name="ce435" table:formula="of:=[.D14]+[.D63]" office:value-type="currency" office:currency="JPY" office:value="0" calcext:value-type="currency">
            <text:p>￥0</text:p>
          </table:table-cell>
          <table:table-cell table:style-name="ce428" office:value-type="string" calcext:value-type="string">
            <text:p>純資産の部</text:p>
          </table:table-cell>
          <table:table-cell table:style-name="ce434"/>
          <table:table-cell table:style-name="ce328" table:number-columns-repeated="2"/>
          <table:table-cell table:style-name="ce442" office:value-type="string" calcext:value-type="string">
            <text:p>使途不明金</text:p>
          </table:table-cell>
          <table:table-cell table:style-name="ce406" office:value-type="currency" office:currency="JPY" office:value="0" calcext:value-type="currency">
            <text:p>￥0</text:p>
          </table:table-cell>
          <table:table-cell table:style-name="ce442" office:value-type="string" calcext:value-type="string">
            <text:p>純資産計</text:p>
          </table:table-cell>
          <table:table-cell table:style-name="ce462" office:value-type="currency" office:currency="JPY" office:value="0" calcext:value-type="currency">
            <text:p>￥0</text:p>
          </table:table-cell>
          <table:table-cell table:style-name="ce328" table:number-columns-repeated="245"/>
          <table:table-cell table:number-columns-repeated="767"/>
        </table:table-row>
        <table:table-row table:style-name="ro5">
          <table:table-cell table:style-name="ce328" table:number-columns-repeated="2"/>
          <table:table-cell table:style-name="ce429" office:value-type="string" calcext:value-type="string">
            <text:p>前払保険料</text:p>
          </table:table-cell>
          <table:table-cell table:style-name="ce435" table:formula="of:=[.D15]" office:value-type="currency" office:currency="JPY" office:value="0" calcext:value-type="currency">
            <text:p>￥0</text:p>
          </table:table-cell>
          <table:table-cell table:style-name="ce441" office:value-type="string" calcext:value-type="string">
            <text:p>資本金</text:p>
          </table:table-cell>
          <table:table-cell table:style-name="ce447" table:formula="of:=[.F15]" office:value-type="currency" office:currency="JPY" office:value="0" calcext:value-type="currency">
            <text:p>￥0</text:p>
          </table:table-cell>
          <table:table-cell table:style-name="ce328" table:number-columns-repeated="2"/>
          <table:table-cell table:style-name="ce442" office:value-type="string" calcext:value-type="string">
            <text:p>ソフトウェア</text:p>
          </table:table-cell>
          <table:table-cell table:style-name="ce303" office:value-type="currency" office:currency="JPY" office:value="30844" calcext:value-type="currency">
            <text:p>￥30,844</text:p>
          </table:table-cell>
          <table:table-cell table:style-name="ce441"/>
          <table:table-cell table:style-name="ce462" office:value-type="currency" office:currency="JPY" office:value="0" calcext:value-type="currency">
            <text:p>￥0</text:p>
          </table:table-cell>
          <table:table-cell table:style-name="ce328" table:number-columns-repeated="245"/>
          <table:table-cell table:number-columns-repeated="767"/>
        </table:table-row>
        <table:table-row table:style-name="ro5">
          <table:table-cell table:style-name="ce328" table:number-columns-repeated="2"/>
          <table:table-cell table:style-name="ce429" office:value-type="string" calcext:value-type="string">
            <text:p>前払費用</text:p>
          </table:table-cell>
          <table:table-cell table:style-name="ce435" table:formula="of:=[.D16]" office:value-type="currency" office:currency="JPY" office:value="0" calcext:value-type="currency">
            <text:p>￥0</text:p>
          </table:table-cell>
          <table:table-cell table:style-name="ce442" office:value-type="string" calcext:value-type="string">
            <text:p>減価償却累計額</text:p>
          </table:table-cell>
          <table:table-cell table:style-name="ce435" table:formula="of:=[.F16]+[.F64]" office:value-type="currency" office:currency="JPY" office:value="0" calcext:value-type="currency">
            <text:p>￥0</text:p>
          </table:table-cell>
          <table:table-cell table:style-name="ce328" table:number-columns-repeated="2"/>
          <table:table-cell table:style-name="ce442" office:value-type="string" calcext:value-type="string">
            <text:p>備品</text:p>
          </table:table-cell>
          <table:table-cell table:style-name="ce406" office:value-type="currency" office:currency="JPY" office:value="1332170" calcext:value-type="currency">
            <text:p>￥1,332,170</text:p>
          </table:table-cell>
          <table:table-cell table:style-name="ce442"/>
          <table:table-cell table:style-name="ce462" office:value-type="currency" office:currency="JPY" office:value="59541" calcext:value-type="currency">
            <text:p>￥59,541</text:p>
          </table:table-cell>
          <table:table-cell table:style-name="ce328" table:number-columns-repeated="245"/>
          <table:table-cell table:number-columns-repeated="767"/>
        </table:table-row>
        <table:table-row table:style-name="ro5">
          <table:table-cell table:style-name="ce328" table:number-columns-repeated="2"/>
          <table:table-cell table:style-name="ce429" office:value-type="string" calcext:value-type="string">
            <text:p>未収金</text:p>
          </table:table-cell>
          <table:table-cell table:style-name="ce435" table:formula="of:=[.D17]" office:value-type="currency" office:currency="JPY" office:value="0" calcext:value-type="currency">
            <text:p>￥0</text:p>
          </table:table-cell>
          <table:table-cell table:style-name="ce442" office:value-type="string" calcext:value-type="string">
            <text:p>任意積立金</text:p>
          </table:table-cell>
          <table:table-cell table:style-name="ce435" table:formula="of:=[.F17]" office:value-type="currency" office:currency="JPY" office:value="0" calcext:value-type="currency">
            <text:p>￥0</text:p>
          </table:table-cell>
          <table:table-cell table:style-name="ce328" table:number-columns-repeated="2"/>
          <table:table-cell table:style-name="ce442" office:value-type="string" calcext:value-type="string">
            <text:p>前払金</text:p>
          </table:table-cell>
          <table:table-cell table:style-name="ce406" office:value-type="currency" office:currency="JPY" office:value="118000" calcext:value-type="currency">
            <text:p>￥118,000</text:p>
          </table:table-cell>
          <table:table-cell table:style-name="ce442"/>
          <table:table-cell table:style-name="ce463" table:formula="of:=SUM([.L104:.L107])" office:value-type="currency" office:currency="JPY" office:value="114567" calcext:value-type="currency">
            <text:p>￥114,567</text:p>
          </table:table-cell>
          <table:table-cell table:style-name="ce328" table:number-columns-repeated="245"/>
          <table:table-cell table:number-columns-repeated="767"/>
        </table:table-row>
        <table:table-row table:style-name="ro5">
          <table:table-cell table:style-name="ce328" table:number-columns-repeated="2"/>
          <table:table-cell table:style-name="ce429" office:value-type="string" calcext:value-type="string">
            <text:p>使途不明金</text:p>
          </table:table-cell>
          <table:table-cell table:style-name="ce435" table:formula="of:=[.D18]" office:value-type="currency" office:currency="JPY" office:value="0" calcext:value-type="currency">
            <text:p>￥0</text:p>
          </table:table-cell>
          <table:table-cell table:style-name="ce443" office:value-type="string" calcext:value-type="string">
            <text:p>当期純利益（損失）</text:p>
          </table:table-cell>
          <table:table-cell table:style-name="ce448" table:formula="of:=[.F18]-[.D61]-[.D64]" office:value-type="currency" office:currency="JPY" office:value="0" calcext:value-type="currency">
            <text:p>￥0</text:p>
          </table:table-cell>
          <table:table-cell table:style-name="ce328" table:number-columns-repeated="2"/>
          <table:table-cell table:style-name="ce458" office:value-type="string" calcext:value-type="string">
            <text:p>計</text:p>
          </table:table-cell>
          <table:table-cell table:style-name="ce460" table:formula="of:=SUM([.J94:.J108])" office:value-type="currency" office:currency="JPY" office:value="4674529" calcext:value-type="currency">
            <text:p>￥4,674,529</text:p>
          </table:table-cell>
          <table:table-cell table:style-name="ce458" office:value-type="string" calcext:value-type="string">
            <text:p>計</text:p>
          </table:table-cell>
          <table:table-cell table:style-name="ce462"/>
          <table:table-cell table:style-name="ce328" table:number-columns-repeated="245"/>
          <table:table-cell table:number-columns-repeated="767"/>
        </table:table-row>
        <table:table-row table:style-name="ro5">
          <table:table-cell table:style-name="ce328" table:number-columns-repeated="2"/>
          <table:table-cell table:style-name="ce429" office:value-type="string" calcext:value-type="string">
            <text:p>ソフトウェア</text:p>
          </table:table-cell>
          <table:table-cell table:style-name="ce435" table:formula="of:=[.D19]-[.F65]" office:value-type="currency" office:currency="JPY" office:value="0" calcext:value-type="currency">
            <text:p>￥0</text:p>
          </table:table-cell>
          <table:table-cell table:style-name="ce440" office:value-type="string" calcext:value-type="string">
            <text:p>純資産の部 計</text:p>
          </table:table-cell>
          <table:table-cell table:style-name="ce446" table:formula="of:=SUM([.F106:.F109])" office:value-type="currency" office:currency="JPY" office:value="0" calcext:value-type="currency">
            <text:p>￥0</text:p>
          </table:table-cell>
          <table:table-cell table:style-name="ce328" table:number-columns-repeated="5"/>
          <table:table-cell table:style-name="ce462"/>
          <table:table-cell table:style-name="ce328" table:number-columns-repeated="245"/>
          <table:table-cell table:number-columns-repeated="767"/>
        </table:table-row>
        <table:table-row table:style-name="ro5">
          <table:table-cell table:style-name="ce328" table:number-columns-repeated="2"/>
          <table:table-cell table:style-name="ce429" office:value-type="string" calcext:value-type="string">
            <text:p>備品</text:p>
          </table:table-cell>
          <table:table-cell table:style-name="ce435" table:formula="of:=[.D20]" office:value-type="currency" office:currency="JPY" office:value="0" calcext:value-type="currency">
            <text:p>￥0</text:p>
          </table:table-cell>
          <table:table-cell table:style-name="ce403"/>
          <table:table-cell table:style-name="ce435"/>
          <table:table-cell table:style-name="ce328" table:number-columns-repeated="5"/>
          <table:table-cell table:style-name="ce348" office:value-type="currency" office:currency="JPY" office:value="3000000" calcext:value-type="currency">
            <text:p>￥3,000,000</text:p>
          </table:table-cell>
          <table:table-cell table:style-name="ce328" table:number-columns-repeated="245"/>
          <table:table-cell table:number-columns-repeated="767"/>
        </table:table-row>
        <table:table-row table:style-name="ro5">
          <table:table-cell table:style-name="ce328" table:number-columns-repeated="2"/>
          <table:table-cell table:style-name="ce430" office:value-type="string" calcext:value-type="string">
            <text:p>前払金</text:p>
          </table:table-cell>
          <table:table-cell table:style-name="ce435" table:formula="of:=[.D21]" office:value-type="currency" office:currency="JPY" office:value="0" calcext:value-type="currency">
            <text:p>￥0</text:p>
          </table:table-cell>
          <table:table-cell table:style-name="ce433"/>
          <table:table-cell table:style-name="ce449"/>
          <table:table-cell table:style-name="ce328" table:number-columns-repeated="5"/>
          <table:table-cell table:style-name="ce462" office:value-type="currency" office:currency="JPY" office:value="926099" calcext:value-type="currency">
            <text:p>￥926,099</text:p>
          </table:table-cell>
          <table:table-cell table:style-name="ce328" table:number-columns-repeated="245"/>
          <table:table-cell table:number-columns-repeated="767"/>
        </table:table-row>
        <table:table-row table:style-name="ro5">
          <table:table-cell table:style-name="ce328" table:number-columns-repeated="2"/>
          <table:table-cell table:style-name="ce428" office:value-type="string" calcext:value-type="string">
            <text:p>計</text:p>
          </table:table-cell>
          <table:table-cell table:style-name="ce434" table:formula="of:=SUM([.D98:.D112])" office:value-type="currency" office:currency="JPY" office:value="0" calcext:value-type="currency">
            <text:p>￥0</text:p>
          </table:table-cell>
          <table:table-cell table:style-name="ce439" office:value-type="string" calcext:value-type="string">
            <text:p>計</text:p>
          </table:table-cell>
          <table:table-cell table:style-name="ce434" table:formula="of:=[.F103]+[.F110]" office:value-type="currency" office:currency="JPY" office:value="0" calcext:value-type="currency">
            <text:p>￥0</text:p>
          </table:table-cell>
          <table:table-cell table:style-name="ce328" table:number-columns-repeated="5"/>
          <table:table-cell table:style-name="ce462" office:value-type="currency" office:currency="JPY" office:value="977715" calcext:value-type="currency">
            <text:p>￥977,715</text:p>
          </table:table-cell>
          <table:table-cell table:style-name="ce328" table:number-columns-repeated="245"/>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5"/>
          <table:table-cell table:style-name="ce462" office:value-type="currency" office:currency="JPY" office:value="-343852" calcext:value-type="currency">
            <text:p>-￥343,852</text:p>
          </table:table-cell>
          <table:table-cell table:style-name="ce328" table:number-columns-repeated="245"/>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5"/>
          <table:table-cell table:style-name="ce462" table:formula="of:=SUM([.L111:.L114])" office:value-type="currency" office:currency="JPY" office:value="4559962" calcext:value-type="currency">
            <text:p>￥4,559,962</text:p>
          </table:table-cell>
          <table:table-cell table:style-name="ce328" table:number-columns-repeated="245"/>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5"/>
          <table:table-cell table:style-name="ce464"/>
          <table:table-cell table:style-name="ce328" table:number-columns-repeated="245"/>
          <table:table-cell table:number-columns-repeated="767"/>
        </table:table-row>
        <table:table-row table:style-name="ro5" table:number-rows-repeated="2">
          <table:table-cell table:style-name="ce328" table:number-columns-repeated="3"/>
          <table:table-cell table:style-name="ce303"/>
          <table:table-cell table:style-name="ce328"/>
          <table:table-cell table:style-name="ce303"/>
          <table:table-cell table:style-name="ce328" table:number-columns-repeated="5"/>
          <table:table-cell table:style-name="ce462"/>
          <table:table-cell table:style-name="ce328" table:number-columns-repeated="245"/>
          <table:table-cell table:number-columns-repeated="767"/>
        </table:table-row>
        <table:table-row table:style-name="ro5">
          <table:table-cell table:style-name="ce328" table:number-columns-repeated="3"/>
          <table:table-cell table:style-name="ce303"/>
          <table:table-cell table:style-name="ce328"/>
          <table:table-cell table:style-name="ce303"/>
          <table:table-cell table:style-name="ce328" table:number-columns-repeated="5"/>
          <table:table-cell table:style-name="ce465" table:formula="of:=[.L108]+[.L115]" office:value-type="currency" office:currency="JPY" office:value="4674529" calcext:value-type="currency">
            <text:p>￥4,674,529</text:p>
          </table:table-cell>
          <table:table-cell table:style-name="ce328" table:number-columns-repeated="245"/>
          <table:table-cell table:number-columns-repeated="767"/>
        </table:table-row>
        <table:table-row table:style-name="ro5" table:number-rows-repeated="1048456">
          <table:table-cell table:number-columns-repeated="1024"/>
        </table:table-row>
        <table:table-row table:style-name="ro5">
          <table:table-cell table:number-columns-repeated="1024"/>
        </table:table-row>
      </table:table>
      <table:table table:name="memo" table:style-name="ta18">
        <office:forms form:automatic-focus="false" form:apply-design-mode="false"/>
        <table:table-column table:style-name="co14" table:number-columns-repeated="2" table:default-cell-style-name="Default"/>
        <table:table-column table:style-name="co72" table:default-cell-style-name="ce187"/>
        <table:table-column table:style-name="co14" table:number-columns-repeated="3" table:default-cell-style-name="Default"/>
        <table:table-row table:style-name="ro6">
          <table:table-cell table:number-columns-repeated="2"/>
          <table:table-cell table:style-name="Default"/>
          <table:table-cell table:number-columns-repeated="3"/>
        </table:table-row>
        <table:table-row table:style-name="ro6">
          <table:table-cell/>
          <table:table-cell office:value-type="string" calcext:value-type="string">
            <text:p>買いたいものども</text:p>
          </table:table-cell>
          <table:table-cell table:style-name="Default"/>
          <table:table-cell table:number-columns-repeated="3"/>
        </table:table-row>
        <table:table-row table:style-name="ro6">
          <table:table-cell table:number-columns-repeated="2"/>
          <table:table-cell table:style-name="Default"/>
          <table:table-cell table:number-columns-repeated="3"/>
        </table:table-row>
        <table:table-row table:style-name="ro10">
          <table:table-cell table:number-columns-repeated="2"/>
          <table:table-cell table:style-name="Default"/>
          <table:table-cell table:number-columns-repeated="3"/>
        </table:table-row>
        <table:table-row table:style-name="ro10">
          <table:table-cell/>
          <table:table-cell office:value-type="string" calcext:value-type="string">
            <text:p>品名</text:p>
          </table:table-cell>
          <table:table-cell table:style-name="Default"/>
          <table:table-cell office:value-type="string" calcext:value-type="string">
            <text:p>計画年度/金額</text:p>
          </table:table-cell>
          <table:table-cell table:number-columns-repeated="2"/>
        </table:table-row>
        <table:table-row table:style-name="ro10">
          <table:table-cell table:number-columns-repeated="3"/>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row>
        <table:table-row table:style-name="ro10">
          <table:table-cell/>
          <table:table-cell office:value-type="string" calcext:value-type="string">
            <text:p>テスター</text:p>
          </table:table-cell>
          <table:table-cell office:value-type="currency" office:currency="JPY" office:value="50000" calcext:value-type="currency">
            <text:p>￥50,000</text:p>
          </table:table-cell>
          <table:table-cell office:value-type="float" office:value="23000" calcext:value-type="float">
            <text:p>23000</text:p>
          </table:table-cell>
          <table:table-cell table:number-columns-repeated="2"/>
        </table:table-row>
        <table:table-row table:style-name="ro10" table:number-rows-repeated="2">
          <table:table-cell table:number-columns-repeated="6"/>
        </table:table-row>
        <table:table-row table:style-name="ro10">
          <table:table-cell/>
          <table:table-cell office:value-type="string" calcext:value-type="string">
            <text:p>DMM</text:p>
          </table:table-cell>
          <table:table-cell office:value-type="currency" office:currency="JPY" office:value="200000" calcext:value-type="currency">
            <text:p>￥200,000</text:p>
          </table:table-cell>
          <table:table-cell table:number-columns-repeated="3"/>
        </table:table-row>
        <table:table-row table:style-name="ro10" table:number-rows-repeated="2">
          <table:table-cell table:number-columns-repeated="6"/>
        </table:table-row>
        <table:table-row table:style-name="ro10">
          <table:table-cell/>
          <table:table-cell office:value-type="string" calcext:value-type="string">
            <text:p>電源</text:p>
          </table:table-cell>
          <table:table-cell office:value-type="currency" office:currency="JPY" office:value="200000" calcext:value-type="currency">
            <text:p>￥200,000</text:p>
          </table:table-cell>
          <table:table-cell table:number-columns-repeated="3"/>
        </table:table-row>
        <table:table-row table:style-name="ro10" table:number-rows-repeated="2">
          <table:table-cell table:number-columns-repeated="6"/>
        </table:table-row>
        <table:table-row table:style-name="ro10">
          <table:table-cell/>
          <table:table-cell office:value-type="string" calcext:value-type="string">
            <text:p>引っ越し</text:p>
          </table:table-cell>
          <table:table-cell office:value-type="currency" office:currency="JPY" office:value="300000" calcext:value-type="currency">
            <text:p>￥300,000</text:p>
          </table:table-cell>
          <table:table-cell table:number-columns-repeated="3"/>
        </table:table-row>
        <table:table-row table:style-name="ro10" table:number-rows-repeated="3">
          <table:table-cell table:number-columns-repeated="6"/>
        </table:table-row>
        <table:table-row table:style-name="ro10">
          <table:table-cell/>
          <table:table-cell office:value-type="string" calcext:value-type="string">
            <text:p>ノートPC</text:p>
          </table:table-cell>
          <table:table-cell office:value-type="currency" office:currency="JPY" office:value="300000" calcext:value-type="currency">
            <text:p>￥300,000</text:p>
          </table:table-cell>
          <table:table-cell table:number-columns-repeated="3"/>
        </table:table-row>
        <table:table-row table:style-name="ro10" table:number-rows-repeated="3">
          <table:table-cell table:number-columns-repeated="6"/>
        </table:table-row>
        <table:table-row table:style-name="ro10">
          <table:table-cell/>
          <table:table-cell office:value-type="string" calcext:value-type="string">
            <text:p>M.2.SSD</text:p>
          </table:table-cell>
          <table:table-cell office:value-type="currency" office:currency="JPY" office:value="30000" calcext:value-type="currency">
            <text:p>￥30,000</text:p>
          </table:table-cell>
          <table:table-cell table:number-columns-repeated="3"/>
        </table:table-row>
        <table:table-row table:style-name="ro10" table:number-rows-repeated="10">
          <table:table-cell table:number-columns-repeated="6"/>
        </table:table-row>
        <table:table-row table:style-name="ro6">
          <table:table-cell/>
          <table:table-cell office:value-type="string" calcext:value-type="string">
            <text:p>合計</text:p>
          </table:table-cell>
          <table:table-cell table:formula="of:=SUM([.C7:.C34])" office:value-type="currency" office:currency="JPY" office:value="1080000" calcext:value-type="currency">
            <text:p>￥1,080,000</text:p>
          </table:table-cell>
          <table:table-cell table:number-columns-repeated="3"/>
        </table:table-row>
      </table:table>
      <table:named-expressions>
        <table:named-expression table:name="Excel_BuiltIn_Print_Titles_17" table:base-cell-address="$変更事項および予算.$A$1" table:expression="#REF!"/>
      </table:named-expressions>
      <table:database-ranges>
        <table:database-range table:name="__Anonymous_Sheet_DB__11" table:target-range-address="'10'.B3:'10'.F7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ce style:name="ＭＳ ゴシック" svg:font-family="'ＭＳ ゴシック'" style:font-family-generic="modern"/>
    <style:font-face style:name="ＭＳ Ｐゴシック" svg:font-family="'ＭＳ Ｐゴシック'" style:font-family-generic="modern"/>
    <style:font-face style:name="Arial" svg:font-family="Arial"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明朝" style:font-family-generic-asian="system" style:font-pitch-asian="variable" style:font-size-asian="12pt" style:language-asian="ja" style:country-asian="JP" style:font-name-complex="TakaoPGothic"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7P0" style:volatile="true">
      <style:text-properties fo:color="#ff0000"/>
      <number:text>\</number:text>
      <number:number number:decimal-places="0" loext:min-decimal-places="0" number:min-integer-digits="1" number:grouping="true"/>
    </number:number-style>
    <number:number-style style:name="N117">
      <style:text-properties fo:color="#0000ff"/>
      <number:text>-\</number:text>
      <number:number number:decimal-places="0" loext:min-decimal-places="0" number:min-integer-digits="1" number:grouping="true"/>
      <style:map style:condition="value()&gt;=0" style:apply-style-name="N117P0"/>
    </number:number-style>
    <number:percentage-style style:name="N119P0" style:volatile="true">
      <style:text-properties fo:color="#ff0000"/>
      <number:number number:decimal-places="1" loext:min-decimal-places="1" number:min-integer-digits="1"/>
      <number:text>%</number:text>
    </number:percentage-style>
    <number:percentage-style style:name="N119">
      <style:text-properties fo:color="#0000ff"/>
      <number:number number:decimal-places="1" loext:min-decimal-places="1" number:min-integer-digits="1"/>
      <number:text>%</number:text>
      <style:map style:condition="value()&gt;=0" style:apply-style-name="N119P0"/>
    </number:percentage-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percentage-style style:name="N123">
      <number:number number:decimal-places="1" loext:min-decimal-places="1" number:min-integer-digits="1"/>
      <number:text>%</number:text>
    </number:percentage-style>
    <number:date-style style:name="N124">
      <number:year number:style="long"/>
      <number:text>年</number:text>
      <number:month/>
      <number:text>月</number:text>
    </number:date-style>
    <number:date-style style:name="N125">
      <number:year number:style="long"/>
      <number:text>年</number:text>
      <number:month/>
      <number:text>月</number:text>
      <number:day/>
      <number:text>日</number:text>
    </number:date-style>
    <number:date-style style:name="N126">
      <number:month/>
      <number:text>月</number:text>
      <number:day/>
      <number:text>日</number:text>
    </number:date-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0" loext:min-decimal-places="0" number:min-integer-digits="1" number:grouping="true"/>
    </number:number-style>
    <number:number-style style:name="N10113" number:language="ja" number:country="JP">
      <style:text-properties fo:color="#ff0000"/>
      <number:text>-¥</number:text>
      <number:number number:decimal-places="0" loext:min-decimal-places="0" number:min-integer-digits="1" number:grouping="true"/>
      <style:map style:condition="value()&gt;=0" style:apply-style-name="N10113P0"/>
    </number:number-style>
    <number:number-style style:name="N10115P0" style:volatile="true" number:language="ja" number:country="JP">
      <number:text>¥</number:text>
      <number:number number:decimal-places="2" loext:min-decimal-places="2" number:min-integer-digits="1" number:grouping="true"/>
    </number:number-style>
    <number:number-style style:name="N10115" number:language="ja" number:country="JP">
      <number:text>-¥</number:text>
      <number:number number:decimal-places="2" loext:min-decimal-places="2" number:min-integer-digits="1" number:grouping="true"/>
      <style:map style:condition="value()&gt;=0" style:apply-style-name="N10115P0"/>
    </number:number-style>
    <number:number-style style:name="N10116P0" style:volatile="true" number:language="ja" number:country="JP">
      <number:text>¥</number:text>
      <number:number number:decimal-places="2" loext:min-decimal-places="2" number:min-integer-digits="1" number:grouping="true"/>
    </number:number-style>
    <number:number-style style:name="N10116" number:language="ja" number:country="JP">
      <style:text-properties fo:color="#ff0000"/>
      <number:text>-¥</number:text>
      <number:number number:decimal-places="2" loext:min-decimal-places="2" number:min-integer-digits="1" number:grouping="true"/>
      <style:map style:condition="value()&gt;=0" style:apply-style-name="N10116P0"/>
    </number:number-style>
    <number:date-style style:name="N10117" number:language="ja" number:country="JP">
      <number:day number:style="long"/>
      <number:text>-</number:text>
      <number:month number:textual="true"/>
      <number:text>-</number:text>
      <number:year/>
    </number:date-style>
    <number:date-style style:name="N10118" number:language="ja" number:country="JP">
      <number:day number:style="long"/>
      <number:text>-</number:text>
      <number:month number:textual="true"/>
    </number:date-style>
    <number:date-style style:name="N10119" number:language="ja" number:country="JP">
      <number:month number:textual="true"/>
      <number:text>-</number:text>
      <number:year/>
    </number:date-style>
    <number:time-style style:name="N10120" number:language="ja" number:country="JP">
      <number:hours/>
      <number:text>:</number:text>
      <number:minutes number:style="long"/>
      <number:text> </number:text>
      <number:am-pm/>
    </number:time-style>
    <number:time-style style:name="N10121" number:language="ja" number:country="JP">
      <number:hours/>
      <number:text>:</number:text>
      <number:minutes number:style="long"/>
      <number:text>:</number:text>
      <number:seconds number:style="long"/>
      <number:text> </number:text>
      <number:am-pm/>
    </number:time-style>
    <number:time-style style:name="N10122" number:language="ja" number:country="JP">
      <number:hours/>
      <number:text>:</number:text>
      <number:minutes number:style="long"/>
      <number:text>:</number:text>
      <number:seconds number:style="long"/>
    </number:time-style>
    <number:date-style style:name="N10123"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5P0" style:volatile="true" number:language="ja" number:country="JP">
      <number:text>$</number:text>
      <number:number number:decimal-places="0" loext:min-decimal-places="0" number:min-integer-digits="1" number:grouping="true"/>
      <number:text> </number:text>
    </number:number-style>
    <number:number-style style:name="N10125" number:language="ja" number:country="JP">
      <number:text>($</number:text>
      <number:number number:decimal-places="0" loext:min-decimal-places="0" number:min-integer-digits="1" number:grouping="true"/>
      <number:text>)</number:text>
      <style:map style:condition="value()&gt;=0" style:apply-style-name="N10125P0"/>
    </number:number-style>
    <number:number-style style:name="N10126P0" style:volatile="true" number:language="ja" number:country="JP">
      <number:text>$</number:text>
      <number:number number:decimal-places="0" loext:min-decimal-places="0" number:min-integer-digits="1" number:grouping="true"/>
      <number:text> </number:text>
    </number:number-style>
    <number:number-style style:name="N10126" number:language="ja" number:country="JP">
      <style:text-properties fo:color="#ff0000"/>
      <number:text>($</number:text>
      <number:number number:decimal-places="0" loext:min-decimal-places="0" number:min-integer-digits="1" number:grouping="true"/>
      <number:text>)</number:text>
      <style:map style:condition="value()&gt;=0" style:apply-style-name="N10126P0"/>
    </number:number-style>
    <number:number-style style:name="N10128P0" style:volatile="true" number:language="ja" number:country="JP">
      <number:text>$</number:text>
      <number:number number:decimal-places="2" loext:min-decimal-places="2" number:min-integer-digits="1" number:grouping="true"/>
      <number:text> </number:text>
    </number:number-style>
    <number:number-style style:name="N10128" number:language="ja" number:country="JP">
      <number:text>($</number:text>
      <number:number number:decimal-places="2" loext:min-decimal-places="2" number:min-integer-digits="1" number:grouping="true"/>
      <number:text>)</number:text>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text> </number:text>
    </number:number-style>
    <number:number-style style:name="N10129" number:language="ja" number:country="JP">
      <style:text-properties fo:color="#ff0000"/>
      <number:text>($</number:text>
      <number:number number:decimal-places="2" loext:min-decimal-places="2" number:min-integer-digits="1" number:grouping="true"/>
      <number:text>)</number:text>
      <style:map style:condition="value()&gt;=0" style:apply-style-name="N10129P0"/>
    </number:number-style>
    <number:date-style style:name="N10130"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loext:min-decimal-places="0" number:min-integer-digits="1" number:grouping="true"/>
    </number:number-style>
    <number:number-style style:name="N10137" number:language="ja" number:country="JP">
      <number:text>-</number:text>
      <number:number number:decimal-places="0" loext:min-decimal-places="0" number:min-integer-digits="1" number:grouping="true"/>
      <style:map style:condition="value()&gt;=0" style:apply-style-name="N10137P0"/>
    </number:number-style>
    <number:number-style style:name="N10138P0" style:volatile="true" number:language="ja" number:country="JP">
      <number:number number:decimal-places="0" loext:min-decimal-places="0" number:min-integer-digits="1" number:grouping="true"/>
    </number:number-style>
    <number:number-style style:name="N10138" number:language="ja" number:country="JP">
      <style:text-properties fo:color="#ff0000"/>
      <number:text>-</number:text>
      <number:number number:decimal-places="0" loext:min-decimal-places="0" number:min-integer-digits="1" number:grouping="true"/>
      <style:map style:condition="value()&gt;=0" style:apply-style-name="N10138P0"/>
    </number:number-style>
    <number:number-style style:name="N10139P0" style:volatile="true" number:language="ja" number:country="JP">
      <number:number number:decimal-places="2" loext:min-decimal-places="2" number:min-integer-digits="1" number:grouping="true"/>
    </number:number-style>
    <number:number-style style:name="N10139" number:language="ja" number:country="JP">
      <number:text>-</number:text>
      <number:number number:decimal-places="2" loext:min-decimal-places="2" number:min-integer-digits="1" number:grouping="true"/>
      <style:map style:condition="value()&gt;=0" style:apply-style-name="N10139P0"/>
    </number:number-style>
    <number:number-style style:name="N10140P0" style:volatile="true" number:language="ja" number:country="JP">
      <number:number number:decimal-places="2" loext:min-decimal-places="2" number:min-integer-digits="1" number:grouping="true"/>
    </number:number-style>
    <number:number-style style:name="N10140" number:language="ja" number:country="JP">
      <style:text-properties fo:color="#ff0000"/>
      <number:text>-</number:text>
      <number:number number:decimal-places="2" loext:min-decimal-places="2" number:min-integer-digits="1" number:grouping="true"/>
      <style:map style:condition="value()&gt;=0" style:apply-style-name="N10140P0"/>
    </number:number-style>
    <number:number-style style:name="N10144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4P2" style:volatile="true" number:language="ja" number:country="JP">
      <loext:text> </loext:text>
      <loext:fill-character> </loext:fill-character>
      <number:text>- </number:text>
    </number:number-style>
    <number:text-style style:name="N10144" number:language="ja" number:country="JP">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2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2" number:language="ja" number:country="JP">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6" number:language="ja" number:country="JP">
      <number:text> </number:text>
      <number:text-content/>
      <number:text> </number:text>
      <style:map style:condition="value()&gt;0" style:apply-style-name="N10156P0"/>
      <style:map style:condition="value()&lt;0" style:apply-style-name="N10156P1"/>
      <style:map style:condition="value()=0" style:apply-style-name="N10156P2"/>
    </number:text-style>
    <number:date-style style:name="N10157"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rotation-align="none" style:vertical-align="middle"/>
      <style:text-properties fo:color="#000000" style:font-name="ＭＳ ゴシック" fo:font-family="'ＭＳ ゴシック'" style:font-family-generic="modern" fo:font-size="11pt" style:font-name-asian="ＭＳ ゴシック" style:font-family-asian="'ＭＳ ゴシック'" style:font-family-generic-asian="modern"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ゴシック" fo:font-family="'ＭＳ ゴシック'" style:font-family-generic="modern" fo:font-size="11pt" fo:font-style="normal" fo:text-shadow="none" style:text-underline-style="solid" style:text-underline-width="auto" style:text-underline-color="font-color" fo:font-weight="normal" style:font-name-asian="ＭＳ ゴシック" style:font-family-asian="'ＭＳ ゴシック'" style:font-family-generic-asian="modern"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ext-properties fo:color="#ff0000" style:font-name="ＭＳ ゴシック" fo:font-family="'ＭＳ ゴシック'" style:font-family-generic="modern" style:font-name-asian="ＭＳ ゴシック" style:font-family-asian="'ＭＳ ゴシック'" style:font-family-generic-asian="modern"/>
    </style:style>
    <draw:marker draw:name="msArrowEnd_20_5" draw:display-name="msArrowEnd 5" svg:viewBox="0 0 300 300" svg:d="M150 0l150 300h-300z"/>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0mm" fo:margin-bottom="10mm" fo:margin-left="10mm" fo:margin-right="10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97mm" fo:page-height="210.01mm" style:num-format="1" style:print-orientation="landscape" fo:margin-top="20mm" fo:margin-bottom="20mm" fo:margin-left="20mm" fo:margin-right="20mm" style:print-page-order="ttb" style:first-page-number="continue" style:scale-to="105%"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5">
      <style:page-layout-properties fo:page-width="297mm" fo:page-height="210.01mm" style:num-format="1" style:print-orientation="landscape" fo:margin-top="10mm" fo:margin-bottom="10mm" fo:margin-left="10mm" fo:margin-right="10mm" style:print-page-order="ttb" style:first-page-number="continue" loext:scale-to-X="1" loext:scale-to-Y="1"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06:50:24.77992077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01" style:display-name="PageStyle_01" style:page-layout-name="Mpm3">
      <style:header style:display="false"/>
      <style:header-left style:display="false"/>
      <style:footer style:display="false"/>
      <style:footer-left style:display="false"/>
    </style:master-page>
    <style:master-page style:name="PageStyle_5f_03" style:display-name="PageStyle_03" style:page-layout-name="Mpm3">
      <style:header style:display="false"/>
      <style:header-left style:display="false"/>
      <style:footer style:display="false"/>
      <style:footer-left style:display="false"/>
    </style:master-page>
    <style:master-page style:name="PageStyle_5f_04" style:display-name="PageStyle_04" style:page-layout-name="Mpm3">
      <style:header style:display="false"/>
      <style:header-left style:display="false"/>
      <style:footer style:display="false"/>
      <style:footer-left style:display="false"/>
    </style:master-page>
    <style:master-page style:name="PageStyle_5f_05" style:display-name="PageStyle_05" style:page-layout-name="Mpm3">
      <style:header style:display="false"/>
      <style:header-left style:display="false"/>
      <style:footer style:display="false"/>
      <style:footer-left style:display="false"/>
    </style:master-page>
    <style:master-page style:name="PageStyle_5f_06" style:display-name="PageStyle_06" style:page-layout-name="Mpm3">
      <style:header style:display="false"/>
      <style:header-left style:display="false"/>
      <style:footer style:display="false"/>
      <style:footer-left style:display="false"/>
    </style:master-page>
    <style:master-page style:name="PageStyle_5f_07" style:display-name="PageStyle_07" style:page-layout-name="Mpm3">
      <style:header style:display="false"/>
      <style:header-left style:display="false"/>
      <style:footer style:display="false"/>
      <style:footer-left style:display="false"/>
    </style:master-page>
    <style:master-page style:name="PageStyle_5f_09" style:display-name="PageStyle_09" style:page-layout-name="Mpm3">
      <style:header style:display="false"/>
      <style:header-left style:display="false"/>
      <style:footer style:display="false"/>
      <style:footer-left style:display="false"/>
    </style:master-page>
    <style:master-page style:name="PageStyle_5f_10" style:display-name="PageStyle_10" style:page-layout-name="Mpm3">
      <style:header style:display="false"/>
      <style:header-left style:display="false"/>
      <style:footer style:display="false"/>
      <style:footer-left style:display="false"/>
    </style:master-page>
    <style:master-page style:name="PageStyle_5f_11" style:display-name="PageStyle_11" style:page-layout-name="Mpm3">
      <style:header style:display="false"/>
      <style:header-left style:display="false"/>
      <style:footer style:display="false"/>
      <style:footer-left style:display="false"/>
    </style:master-page>
    <style:master-page style:name="PageStyle_5f_12" style:display-name="PageStyle_12" style:page-layout-name="Mpm3">
      <style:header style:display="false"/>
      <style:header-left style:display="false"/>
      <style:footer style:display="false"/>
      <style:footer-left style:display="false"/>
    </style:master-page>
    <style:master-page style:name="PageStyle_5f_生活費試算" style:display-name="PageStyle_生活費試算" style:page-layout-name="Mpm4">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02" style:display-name="PageStyle_02" style:page-layout-name="Mpm3">
      <style:header style:display="false"/>
      <style:header-left style:display="false"/>
      <style:footer style:display="false"/>
      <style:footer-left style:display="false"/>
    </style:master-page>
    <style:master-page style:name="PageStyle_5f_決算" style:display-name="PageStyle_決算" style:page-layout-name="Mpm3">
      <style:header style:display="false"/>
      <style:header-left style:display="false"/>
      <style:footer style:display="false"/>
      <style:footer-left style:display="false"/>
    </style:master-page>
    <style:master-page style:name="PageStyle_5f_08" style:display-name="PageStyle_08" style:page-layout-name="Mpm3">
      <style:header style:display="false"/>
      <style:header-left style:display="false"/>
      <style:footer style:display="false"/>
      <style:footer-left style:display="false"/>
    </style:master-page>
    <style:master-page style:name="PageStyle_5f_変更事項および予算" style:display-name="PageStyle_変更事項および予算" style:page-layout-name="Mpm5">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ja-JP</dc:language>
    <meta:print-date>2011-01-11T13:38:09</meta:print-date>
    <dc:date>2020-05-27T06:51:36.715826744</dc:date>
    <meta:editing-cycles>1289</meta:editing-cycles>
    <meta:editing-duration>P73DT23H24M23S</meta:editing-duration>
    <meta:generator>LibreOffice/6.0.7.3$Linux_X86_64 LibreOffice_project/00m0$Build-3</meta:generator>
    <meta:document-statistic meta:table-count="16" meta:cell-count="7114" meta:object-count="2"/>
    <meta:user-defined meta:name="?? 1"/>
    <meta:user-defined meta:name="?? 2"/>
    <meta:user-defined meta:name="?? 3"/>
    <meta:user-defined meta:name="??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use-zero" chart:data-label-number="percentage" chart:data-label-text="true" chart:data-label-symbol="tru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103">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103">
      <style:chart-properties chart:link-data-style-to-source="true" chart:data-label-number="percentage" chart:data-label-text="true" chart:data-label-symbol="true" chart:label-position="inside">
        <chart:label-separator>
          <text:p>; </text:p>
        </chart:label-separator>
      </style:chart-properties>
      <style:graphic-properties draw:stroke="none" draw:fill-color="#004586"/>
      <style:text-properties style:text-position="0% 100%"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graphic-properties draw:stroke="solid" svg:stroke-color="#b3b3b3" draw:fill="none" draw:fill-color="#d9d9d9"/>
    </style:style>
    <style:style style:name="ch20" style:family="chart">
      <style:graphic-properties draw:fill-color="#d9d9d9"/>
    </style:style>
  </office:automatic-styles>
  <office:body>
    <office:chart>
      <chart:chart svg:width="12.541cm" svg:height="13.499cm" xlink:href=".." xlink:type="simple" chart:class="chart:circle" chart:style-name="ch1">
        <chart:title svg:x="3.753cm" svg:y="0.405cm" chart:style-name="ch2">
          <text:p>2014年10月度費用分析</text:p>
        </chart:title>
        <chart:plot-area chart:style-name="ch3" table:cell-range-address="'10'.Q24:'10'.R41" chart:data-source-has-labels="both" svg:x="0.25cm" svg:y="1.453cm" svg:width="12.041cm" svg:height="11.777cm">
          <chartooo:coordinate-region svg:x="0.382cm" svg:y="1.454cm" svg:width="11.776cm" svg:height="11.776cm"/>
          <chart:axis chart:dimension="x" chart:name="primary-x" chart:style-name="ch4" chartooo:axis-type="text">
            <chart:categories table:cell-range-address="'10'.Q25:'10'.Q41"/>
          </chart:axis>
          <chart:axis chart:dimension="y" chart:name="primary-y" chart:style-name="ch5"/>
          <chart:series chart:style-name="ch6" chart:values-cell-range-address="'10'.R25:'10'.R41" chart:label-cell-address="'10'.R24:'10'.R24"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7"/>
            <chart:data-point chart:style-name="ch8"/>
            <chart:data-point chart:style-name="ch9"/>
            <chart:data-point chart:style-name="ch10"/>
            <chart:data-point chart:style-name="ch11"/>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金額</text:p>
                <draw:g>
                  <svg:desc>'10'.R24:'10'.R24</svg:desc>
                </draw:g>
              </table:table-cell>
            </table:table-row>
          </table:table-header-rows>
          <table:table-rows>
            <table:table-row>
              <table:table-cell office:value-type="string">
                <text:p>支払家賃</text:p>
                <draw:g>
                  <svg:desc>'10'.Q25:'10'.Q41</svg:desc>
                </draw:g>
              </table:table-cell>
              <table:table-cell office:value-type="float" office:value="45000">
                <text:p>45000</text:p>
                <draw:g>
                  <svg:desc>'10'.R25:'10'.R41</svg:desc>
                </draw:g>
              </table:table-cell>
            </table:table-row>
            <table:table-row>
              <table:table-cell office:value-type="string">
                <text:p>支払保険料</text:p>
              </table:table-cell>
              <table:table-cell office:value-type="float" office:value="39748">
                <text:p>39748</text:p>
              </table:table-cell>
            </table:table-row>
            <table:table-row>
              <table:table-cell office:value-type="string">
                <text:p>食費</text:p>
              </table:table-cell>
              <table:table-cell office:value-type="float" office:value="22356">
                <text:p>22356</text:p>
              </table:table-cell>
            </table:table-row>
            <table:table-row>
              <table:table-cell office:value-type="string">
                <text:p>服飾費</text:p>
              </table:table-cell>
              <table:table-cell office:value-type="float" office:value="18826">
                <text:p>18826</text:p>
              </table:table-cell>
            </table:table-row>
            <table:table-row>
              <table:table-cell office:value-type="string">
                <text:p>住民税</text:p>
              </table:table-cell>
              <table:table-cell office:value-type="float" office:value="14338.9">
                <text:p>14338.9</text:p>
              </table:table-cell>
            </table:table-row>
            <table:table-row>
              <table:table-cell office:value-type="string">
                <text:p>旅費交通費</text:p>
              </table:table-cell>
              <table:table-cell office:value-type="float" office:value="11660">
                <text:p>11660</text:p>
              </table:table-cell>
            </table:table-row>
            <table:table-row>
              <table:table-cell office:value-type="string">
                <text:p>新聞図書費</text:p>
              </table:table-cell>
              <table:table-cell office:value-type="float" office:value="10014">
                <text:p>10014</text:p>
              </table:table-cell>
            </table:table-row>
            <table:table-row>
              <table:table-cell office:value-type="string">
                <text:p>自己投資費</text:p>
              </table:table-cell>
              <table:table-cell office:value-type="float" office:value="5940">
                <text:p>5940</text:p>
              </table:table-cell>
            </table:table-row>
            <table:table-row>
              <table:table-cell office:value-type="string">
                <text:p>交際費</text:p>
              </table:table-cell>
              <table:table-cell office:value-type="float" office:value="5614">
                <text:p>5614</text:p>
              </table:table-cell>
            </table:table-row>
            <table:table-row>
              <table:table-cell office:value-type="string">
                <text:p>娯楽費</text:p>
              </table:table-cell>
              <table:table-cell office:value-type="float" office:value="4968">
                <text:p>4968</text:p>
              </table:table-cell>
            </table:table-row>
            <table:table-row>
              <table:table-cell office:value-type="string">
                <text:p>光熱水費</text:p>
              </table:table-cell>
              <table:table-cell office:value-type="float" office:value="4947">
                <text:p>4947</text:p>
              </table:table-cell>
            </table:table-row>
            <table:table-row>
              <table:table-cell office:value-type="string">
                <text:p>所得税等</text:p>
              </table:table-cell>
              <table:table-cell office:value-type="float" office:value="4737.7">
                <text:p>4737.7</text:p>
              </table:table-cell>
            </table:table-row>
            <table:table-row>
              <table:table-cell office:value-type="string">
                <text:p>通信費</text:p>
              </table:table-cell>
              <table:table-cell office:value-type="float" office:value="4237">
                <text:p>4237</text:p>
              </table:table-cell>
            </table:table-row>
            <table:table-row>
              <table:table-cell office:value-type="string">
                <text:p>消耗品費</text:p>
              </table:table-cell>
              <table:table-cell office:value-type="float" office:value="3578">
                <text:p>3578</text:p>
              </table:table-cell>
            </table:table-row>
            <table:table-row>
              <table:table-cell office:value-type="string">
                <text:p>雑品</text:p>
              </table:table-cell>
              <table:table-cell office:value-type="float" office:value="2704">
                <text:p>2704</text:p>
              </table:table-cell>
            </table:table-row>
            <table:table-row>
              <table:table-cell office:value-type="string">
                <text:p>医療・厚生費</text:p>
              </table:table-cell>
              <table:table-cell office:value-type="float" office:value="1334">
                <text:p>1334</text:p>
              </table:table-cell>
            </table:table-row>
            <table:table-row>
              <table:table-cell office:value-type="string">
                <text:p>菓子類</text:p>
              </table:table-cell>
              <table:table-cell office:value-type="float" office:value="729">
                <text:p>7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